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0000004B000000276BE10C922.jpg" manifest:media-type="image/jpeg"/>
  <manifest:file-entry manifest:full-path="Pictures/10000000000001CE00000100D37179DA.jpg" manifest:media-type="image/jpeg"/>
  <manifest:file-entry manifest:full-path="Pictures/10000000000001800000010061BCFFAB.jpg" manifest:media-type="image/jpeg"/>
  <manifest:file-entry manifest:full-path="Pictures/100000010000029200000247135D0986.png" manifest:media-type="image/png"/>
  <manifest:file-entry manifest:full-path="Pictures/10000AF50000440200003C41696E55C0.svg" manifest:media-type="image/svg+xml"/>
  <manifest:file-entry manifest:full-path="Pictures/10000001000002C40000017C464CCD16.png" manifest:media-type="image/png"/>
  <manifest:file-entry manifest:full-path="Pictures/10000001000001540000023774712B8F.png" manifest:media-type="image/png"/>
  <manifest:file-entry manifest:full-path="Pictures/10000000000001B100000171C78DBD21.jpg" manifest:media-type="image/jpeg"/>
  <manifest:file-entry manifest:full-path="Pictures/10000001000000C4000000F13F12737A.png" manifest:media-type="image/png"/>
  <manifest:file-entry manifest:full-path="Pictures/10000000000004FE000003F13F676434.png" manifest:media-type="image/png"/>
  <manifest:file-entry manifest:full-path="Pictures/100000000000020000000200C64E4DBE.jpg" manifest:media-type="image/jpeg"/>
  <manifest:file-entry manifest:full-path="Pictures/10000001000002C3000002C3F5E0745E.png" manifest:media-type="image/png"/>
  <manifest:file-entry manifest:full-path="Pictures/100000000000020000000200A668F30C.jpg" manifest:media-type="image/jpeg"/>
  <manifest:file-entry manifest:full-path="Pictures/1000056A000052C9000052C93CFA6ADB.svg" manifest:media-type="image/svg+xml"/>
  <manifest:file-entry manifest:full-path="Pictures/1000000000000200000002006D79B285.jpg" manifest:media-type="image/jpeg"/>
  <manifest:file-entry manifest:full-path="Pictures/1000000000000548000001E94DFFFB38.png" manifest:media-type="image/png"/>
  <manifest:file-entry manifest:full-path="Pictures/100000000000020000000200FF54F853.jpg" manifest:media-type="image/jpeg"/>
  <manifest:file-entry manifest:full-path="Pictures/1000000000000112000000A409B69052.png" manifest:media-type="image/png"/>
  <manifest:file-entry manifest:full-path="Pictures/100000010000016E00000147D01ED805.png" manifest:media-type="image/png"/>
  <manifest:file-entry manifest:full-path="Pictures/10000000000006FE0000034CA06E5D38.png" manifest:media-type="image/png"/>
  <manifest:file-entry manifest:full-path="Pictures/100000000000005E0000005EF75A91A4.jpg" manifest:media-type="image/jpeg"/>
  <manifest:file-entry manifest:full-path="Pictures/1000000000000119000001B1093121FA.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07900000097F58C74D6.png" manifest:media-type="image/png"/>
  <manifest:file-entry manifest:full-path="Pictures/10000001000001190000025D79BA7939.png" manifest:media-type="image/png"/>
  <manifest:file-entry manifest:full-path="Pictures/1000000000000200000002008FAA15CD.jpg" manifest:media-type="image/jpeg"/>
  <manifest:file-entry manifest:full-path="Pictures/10000D82000052C9000052C9029B7611.svg" manifest:media-type="image/svg+xml"/>
  <manifest:file-entry manifest:full-path="Pictures/100000010000010000000337EA5CF0A7.png" manifest:media-type="image/png"/>
  <manifest:file-entry manifest:full-path="Pictures/1000000000000400000004004834155F.jpg" manifest:media-type="image/jpeg"/>
  <manifest:file-entry manifest:full-path="Pictures/10000001000002C3000002C38B54EE08.png" manifest:media-type="image/png"/>
  <manifest:file-entry manifest:full-path="Pictures/1000000000000260000002009D4EA61F.png" manifest:media-type="image/png"/>
  <manifest:file-entry manifest:full-path="Pictures/10000001000000160000007EDC6C60E4.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000000500000002D053724C9B.jpg" manifest:media-type="image/jpeg"/>
  <manifest:file-entry manifest:full-path="Pictures/10000AE000004929000027404EC7426E.svg" manifest:media-type="image/svg+xml"/>
  <manifest:file-entry manifest:full-path="Pictures/10000000000000FC000000A6DB53ECB8.png" manifest:media-type="image/png"/>
  <manifest:file-entry manifest:full-path="Pictures/100000010000016E0000016A969E4650.png" manifest:media-type="image/png"/>
  <manifest:file-entry manifest:full-path="Pictures/100000000000013A000000ADF212F0B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face style:name="Font Awesome 6 Free Regular4" svg:font-family="'Font Awesome 6 Free Regular'" style:font-adornments="Regular" style:font-pitch="variable"/>
    <style:font-face style:name="Font Awesome 6 Free Regular5"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adornments="Regular"/>
    <style:font-face style:name="Font Awesome 6 Free Solid4" svg:font-family="'Font Awesome 6 Free Solid'" style:font-adornments="Regular"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TeX Gyre Pagella1" svg:font-family="'TeX Gyre Pagella'"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loext:decorative="false"/>
    </style:style>
    <style:style style:name="gr3" style:family="graphic" style:parent-style-name="objectwithoutfill">
      <style:graphic-properties svg:stroke-width="0.159cm" svg:stroke-color="#228833" draw:marker-start-width="0.437cm" draw:marker-end-width="0.437cm" draw:fill="none" draw:textarea-vertical-align="middle" fo:padding-top="0.203cm" fo:padding-bottom="0.203cm" fo:padding-left="0.328cm" fo:padding-right="0.328cm" loext:decorative="false"/>
    </style:style>
    <style:style style:name="gr4" style:family="graphic" style:parent-style-name="objectwithoutfill">
      <style:graphic-properties draw:stroke="dash" draw:stroke-dash="Double_20_Dash" svg:stroke-width="0.106cm" svg:stroke-color="#ccbb44" draw:marker-start="Arrowheads_20_7" draw:marker-start-width="0.358cm" draw:marker-end-width="0.358cm" svg:stroke-linecap="butt" draw:fill="none" draw:textarea-vertical-align="middle" fo:padding-top="0.177cm" fo:padding-bottom="0.177cm" fo:padding-left="0.302cm" fo:padding-right="0.302cm" loext:decorative="false"/>
    </style:style>
    <style:style style:name="gr5" style:family="graphic" style:parent-style-name="objectwithoutfill">
      <style:graphic-properties draw:stroke="dash" draw:stroke-dash="Double_20_Dash" svg:stroke-width="0.106cm" svg:stroke-color="#ccbb44"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6" style:family="graphic" style:parent-style-name="standard">
      <style:graphic-properties svg:stroke-width="0.035cm" svg:stroke-color="#888888" draw:marker-start-width="0.252cm" draw:marker-end-width="0.252cm" draw:fill="none" draw:textarea-vertical-align="middle" draw:auto-grow-height="false" fo:min-height="7.752cm" fo:min-width="0cm" fo:padding-top="0.142cm" fo:padding-bottom="0.142cm" fo:padding-left="0.267cm" fo:padding-right="0.267cm" fo:wrap-option="wrap"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1.703cm" fo:min-width="1.632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848cm" fo:min-width="3.753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411cm" fo:min-width="1.098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411cm" fo:min-width="0.861cm" loext:decorative="false"/>
      <style:paragraph-properties style:writing-mode="lr-tb"/>
    </style:style>
    <style:style style:name="gr11"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12" style:family="graphic" style:parent-style-name="objectwithoutfill">
      <style:graphic-properties draw:stroke="dash" draw:stroke-dash="Double_20_Dash" svg:stroke-width="0.106cm" svg:stroke-color="#ccbb44" draw:marker-start="Arrowheads_20_22" draw:marker-start-width="0.358cm" draw:marker-end-width="0.358cm" svg:stroke-linecap="butt" draw:fill="none" draw:textarea-vertical-align="middle" fo:padding-top="0.177cm" fo:padding-bottom="0.177cm" fo:padding-left="0.302cm" fo:padding-right="0.302cm" loext:decorative="false"/>
    </style:style>
    <style:style style:name="gr13" style:family="graphic" style:parent-style-name="objectwithoutfill">
      <style:graphic-properties draw:stroke="dash" draw:stroke-dash="Double_20_Dash" svg:stroke-width="0.106cm" svg:stroke-color="#ccbb44" draw:marker-start=""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14" style:family="graphic" style:parent-style-name="standard">
      <style:graphic-properties svg:stroke-width="0.035cm" svg:stroke-color="#888888" draw:marker-start-width="0.252cm" draw:marker-end-width="0.252cm" draw:fill="none" draw:textarea-vertical-align="middle" draw:auto-grow-height="false" fo:min-height="7.718cm" fo:min-width="0cm" fo:padding-top="0.142cm" fo:padding-bottom="0.142cm" fo:padding-left="0.267cm" fo:padding-right="0.267cm" fo:wrap-option="wrap" loext:decorative="false"/>
    </style:style>
    <style:style style:name="gr15" style:family="graphic" style:parent-style-name="standard">
      <style:graphic-properties draw:stroke="none" svg:stroke-color="#000000" draw:fill="none" draw:fill-color="#ffffff" draw:textarea-horizontal-align="left" draw:auto-grow-height="true" draw:auto-grow-width="true" fo:min-height="1.411cm" fo:min-width="2.407cm" loext:decorative="false"/>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true" fo:min-height="0.776cm" fo:min-width="0.777cm" loext:decorative="false"/>
      <style:paragraph-properties style:writing-mode="lr-tb"/>
    </style:style>
    <style:style style:name="gr17" style:family="graphic" style:parent-style-name="objectwithoutfill">
      <style:graphic-properties draw:stroke="dash" draw:stroke-dash="Double_20_Dash" svg:stroke-width="0.106cm" svg:stroke-color="#ccbb44" draw:marker-start="Arrowheads_20_22" draw:marker-start-width="0.45cm" draw:marker-end-width="0.358cm" svg:stroke-linecap="butt" draw:fill="none" draw:textarea-vertical-align="middle" fo:padding-top="0.177cm" fo:padding-bottom="0.177cm" fo:padding-left="0.302cm" fo:padding-right="0.302cm" loext:decorative="false"/>
    </style:style>
    <style:style style:name="gr18" style:family="graphic" style:parent-style-name="objectwithoutfill">
      <style:graphic-properties draw:stroke="dash" draw:stroke-dash="Double_20_Dash" svg:stroke-width="0.106cm" svg:stroke-color="#ccbb44" draw:marker-start="" draw:marker-start-width="0.358cm" draw:marker-end="Arrowheads_20_7" draw:marker-end-width="0.45cm" svg:stroke-linecap="butt" draw:fill="none" draw:textarea-vertical-align="middle" fo:padding-top="0.177cm" fo:padding-bottom="0.177cm" fo:padding-left="0.302cm" fo:padding-right="0.302cm" loext:decorative="false"/>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695cm" fo:min-width="1.056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695cm" fo:min-width="0.565cm" loext:decorative="false"/>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graphic-properties loext:decorative="false"/>
    </style:style>
    <style:style style:name="gr24"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25" style:family="graphic" style:parent-style-name="objectwithoutfill">
      <style:graphic-properties svg:stroke-width="0.159cm" svg:stroke-color="#ee6677" draw:marker-start-width="0.438cm" draw:marker-end-width="0.438cm" svg:stroke-opacity="100%" draw:fill="none" draw:textarea-vertical-align="middle" fo:padding-top="0.204cm" fo:padding-bottom="0.204cm" fo:padding-left="0.329cm" fo:padding-right="0.329cm" loext:decorative="false"/>
    </style:style>
    <style:style style:name="gr26" style:family="graphic" style:parent-style-name="objectwithoutfill">
      <style:graphic-properties svg:stroke-width="0.159cm" draw:marker-start-width="0.438cm" draw:marker-end-width="0.438cm" svg:stroke-opacity="100%" draw:fill="none" draw:textarea-vertical-align="middle" fo:padding-top="0.204cm" fo:padding-bottom="0.204cm" fo:padding-left="0.329cm" fo:padding-right="0.329cm" loext:decorative="false"/>
    </style:style>
    <style:style style:name="gr27"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2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9" style:family="graphic" style:parent-style-name="standard">
      <style:graphic-properties draw:stroke="none" svg:stroke-color="#000000" draw:fill="none" draw:fill-color="#ffffff" draw:textarea-horizontal-align="left" draw:auto-grow-height="true" draw:auto-grow-width="true" fo:min-height="0.742cm" fo:min-width="1.28cm" loext:decorative="false"/>
      <style:paragraph-properties style:writing-mode="lr-tb"/>
    </style:style>
    <style:style style:name="gr30"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1"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3"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4"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5"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 style:family="graphic" style:parent-style-name="objectwithoutfill">
      <style:graphic-properties svg:stroke-width="0.106cm" svg:stroke-color="#ccbb44" draw:marker-start-width="0.36cm" draw:marker-end-width="0.36cm" draw:fill="none" draw:textarea-vertical-align="middle" fo:padding-top="0.179cm" fo:padding-bottom="0.179cm" fo:padding-left="0.304cm" fo:padding-right="0.304cm" loext:decorative="false"/>
    </style:style>
    <style:style style:name="gr37"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38"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9.753cm" fo:padding-top="0.231cm" fo:padding-bottom="0.231cm" fo:padding-left="0.356cm" fo:padding-right="0.356cm" loext:decorative="false"/>
    </style:style>
    <style:style style:name="gr39"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7.417cm" fo:padding-top="0.231cm" fo:padding-bottom="0.231cm" fo:padding-left="0.356cm" fo:padding-right="0.356cm" loext:decorative="false"/>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2" style:family="graphic" style:parent-style-name="standard">
      <style:graphic-properties draw:stroke="none" svg:stroke-color="#000000" draw:fill="none" draw:fill-color="#ffffff" draw:textarea-horizontal-align="left" draw:auto-grow-height="true" draw:auto-grow-width="true" fo:min-height="2.541cm" fo:min-width="1.128cm" loext:decorative="false"/>
      <style:paragraph-properties style:writing-mode="lr-tb"/>
    </style:style>
    <style:style style:name="gr43" style:family="graphic" style:parent-style-name="Arrow_20_Line" style:list-style-name="L1">
      <style:graphic-properties svg:stroke-width="0.106cm" svg:stroke-color="#ee6677" draw:marker-start-width="0.358cm" draw:marker-end="" draw:marker-end-width="0.358cm" draw:textarea-vertical-align="middle" loext:decorative="false"/>
      <style:paragraph-properties style:writing-mode="lr-tb"/>
    </style:style>
    <style:style style:name="gr44" style:family="graphic" style:parent-style-name="standard">
      <style:graphic-properties draw:stroke="none" draw:fill-color="#555555" draw:textarea-horizontal-align="justify" draw:textarea-vertical-align="middle" draw:auto-grow-height="false" fo:min-height="0.353cm" fo:min-width="7.572cm" loext:decorative="false"/>
    </style:style>
    <style:style style:name="gr45" style:family="graphic">
      <style:graphic-properties style:writing-mode="lr-tb" loext:decorative="false"/>
    </style:style>
    <style:style style:name="gr46" style:family="graphic" style:parent-style-name="standard">
      <style:graphic-properties draw:stroke="none" draw:fill-color="#ffffff" draw:textarea-horizontal-align="justify" draw:textarea-vertical-align="middle" draw:auto-grow-height="false" fo:min-height="1.657cm" fo:min-width="2.122cm" loext:decorative="false"/>
    </style:style>
    <style:style style:name="gr47" style:family="graphic" style:parent-style-name="standard">
      <style:graphic-properties draw:stroke="none" draw:fill-color="#ffeabf" draw:textarea-horizontal-align="justify" draw:textarea-vertical-align="middle" draw:auto-grow-height="false" fo:min-height="0.683cm" fo:min-width="0.682cm" loext:decorative="false"/>
    </style:style>
    <style:style style:name="gr48" style:family="graphic" style:parent-style-name="standard">
      <style:graphic-properties draw:stroke="none" draw:fill-color="#ffffff" draw:textarea-horizontal-align="justify" draw:textarea-vertical-align="middle" draw:auto-grow-height="false" fo:min-height="0.981cm" fo:min-width="2.928cm" loext:decorative="false"/>
    </style:style>
    <style:style style:name="gr49" style:family="graphic" style:parent-style-name="standard">
      <style:graphic-properties draw:stroke="none" draw:fill-color="#ffffff" draw:textarea-horizontal-align="justify" draw:textarea-vertical-align="middle" draw:auto-grow-height="false" fo:min-height="0.341cm" fo:min-width="0.124cm" loext:decorative="false"/>
    </style:style>
    <style:style style:name="gr50" style:family="graphic" style:parent-style-name="standard">
      <style:graphic-properties draw:stroke="none" draw:fill-color="#555555" draw:textarea-horizontal-align="justify" draw:textarea-vertical-align="middle" draw:auto-grow-height="false" fo:min-height="0.353cm" fo:min-width="11.412cm" loext:decorative="false"/>
    </style:style>
    <style:style style:name="gr51" style:family="graphic" style:parent-style-name="standard">
      <style:graphic-properties draw:stroke="none" svg:stroke-color="#000000" draw:fill="none" draw:fill-color="#ffffff" draw:textarea-horizontal-align="left" draw:auto-grow-height="true" draw:auto-grow-width="true" fo:min-height="1.906cm" fo:min-width="0.849cm" loext:decorative="false"/>
      <style:paragraph-properties style:writing-mode="lr-tb"/>
    </style:style>
    <style:style style:name="gr52" style:family="graphic" style:parent-style-name="Arrow_20_Line" style:list-style-name="L1">
      <style:graphic-properties svg:stroke-width="0.081cm" svg:stroke-color="#ee6677" draw:marker-start="" draw:marker-start-width="0.321cm" draw:marker-end="" draw:marker-end-width="0.321cm" draw:textarea-vertical-align="middle" draw:line-distance="0.412cm" loext:decorative="false"/>
      <style:paragraph-properties style:writing-mode="lr-tb"/>
    </style:style>
    <style:style style:name="gr53" style:family="graphic" style:parent-style-name="objectwithoutfill">
      <style:graphic-properties svg:stroke-width="0.159cm" svg:stroke-color="#4477aa" draw:marker-start="" draw:marker-start-width="0.438cm" draw:marker-end="Arrow_20_large" draw:marker-end-width="0.538cm" draw:fill="none" draw:textarea-vertical-align="middle" fo:padding-top="0.204cm" fo:padding-bottom="0.204cm" fo:padding-left="0.329cm" fo:padding-right="0.329cm" loext:decorative="false"/>
    </style:style>
    <style:style style:name="gr54" style:family="graphic" style:parent-style-name="standard">
      <style:graphic-properties draw:stroke="none" svg:stroke-color="#000000" draw:fill="none" draw:fill-color="#ffffff" draw:textarea-horizontal-align="left" draw:auto-grow-height="true" draw:auto-grow-width="true" fo:min-height="1.695cm" fo:min-width="2.487cm"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1.695cm" fo:min-width="0cm" loext:decorative="false"/>
      <style:paragraph-properties style:writing-mode="lr-tb"/>
    </style:style>
    <style:style style:name="gr56"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57"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58"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59"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60" style:family="graphic" style:parent-style-name="objectwithoutfill">
      <style:graphic-properties svg:stroke-width="0.035cm" svg:stroke-color="#555555" draw:marker-start-width="0.253cm" draw:marker-end-width="0.253cm" svg:stroke-opacity="100%" svg:stroke-linecap="round" draw:fill="none" draw:textarea-vertical-align="middle" fo:padding-top="0.143cm" fo:padding-bottom="0.143cm" fo:padding-left="0.268cm" fo:padding-right="0.268cm" loext:decorative="false"/>
    </style:style>
    <style:style style:name="gr61" style:family="graphic" style:parent-style-name="standard">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63" style:family="graphic" style:parent-style-name="standard">
      <style:graphic-properties svg:stroke-width="0.212cm" svg:stroke-color="#000000" draw:marker-start-width="0.518cm" draw:marker-end-width="0.518cm" draw:fill="bitmap" loext:fill-use-slide-background="false" draw:fill-image-name="Ice_20_light" draw:opacity="75%" draw:textarea-horizontal-align="justify" draw:textarea-vertical-align="middle" draw:auto-grow-height="false" fo:min-height="6.611cm" fo:min-width="3.788cm" fo:padding-top="0.231cm" fo:padding-bottom="0.231cm" fo:padding-left="0.356cm" fo:padding-right="0.356cm" loext:decorative="false"/>
    </style:style>
    <style:style style:name="gr64"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987cm" fo:min-width="2.063cm" loext:decorative="false"/>
      <style:paragraph-properties style:writing-mode="lr-tb"/>
    </style:style>
    <style:style style:name="gr66" style:family="graphic" style:parent-style-name="standard">
      <style:graphic-properties svg:stroke-width="0.212cm" svg:stroke-color="#000000" draw:marker-start-width="0.518cm" draw:marker-end-width="0.518cm" draw:fill="bitmap" loext:fill-use-slide-background="false" draw:fill-image-name="Painted_20_White" draw:opacity="75%" draw:textarea-horizontal-align="justify" draw:textarea-vertical-align="middle" draw:auto-grow-height="false" fo:min-height="10.455cm" fo:min-width="3.788cm" fo:padding-top="0.231cm" fo:padding-bottom="0.231cm" fo:padding-left="0.356cm" fo:padding-right="0.356cm" loext:decorative="false"/>
    </style:style>
    <style:style style:name="gr67"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0.847cm" fo:min-width="3.799cm" loext:softedge-radius="0cm" loext:decorative="false"/>
    </style:style>
    <style:style style:name="gr68" style:family="graphic" style:parent-style-name="standard">
      <style:graphic-properties draw:stroke="none" svg:stroke-color="#000000" draw:fill="none" draw:fill-color="#ffffff" draw:textarea-horizontal-align="left" draw:auto-grow-height="true" draw:auto-grow-width="true" fo:min-height="0.987cm" fo:min-width="1.945cm" loext:decorative="false"/>
      <style:paragraph-properties style:writing-mode="lr-tb"/>
    </style:style>
    <style:style style:name="gr69" style:family="graphic" style:parent-style-name="objectwithoutfill">
      <style:graphic-properties svg:stroke-width="0.106cm" svg:stroke-color="#228833"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70" style:family="graphic" style:parent-style-name="standard">
      <style:graphic-properties draw:stroke="none" svg:stroke-color="#000000" draw:fill="none" draw:fill-color="#ffffff" draw:textarea-horizontal-align="left" draw:auto-grow-height="true" draw:auto-grow-width="true" fo:min-height="0.987cm" fo:min-width="1.936cm" loext:decorative="false"/>
      <style:paragraph-properties style:writing-mode="lr-tb"/>
    </style:style>
    <style:style style:name="gr71"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0.987cm" fo:min-width="2.03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987cm" fo:min-width="1.213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987cm" fo:min-width="1.115cm" loext:decorative="false"/>
      <style:paragraph-properties style:writing-mode="lr-tb"/>
    </style:style>
    <style:style style:name="gr75" style:family="graphic" style:parent-style-name="Default_20_Drawing_20_Style_5f_2">
      <style:graphic-properties draw:stroke-dash="Dash_20__28_Rounded_29_" svg:stroke-width="0.106cm" svg:stroke-color="#aa33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76" style:family="graphic" style:parent-style-name="Default_20_Drawing_20_Style_5f_2">
      <style:graphic-properties draw:stroke-dash="Dash_20__28_Rounded_29_" svg:stroke-width="0.106cm" svg:stroke-color="#ee66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77" style:family="graphic" style:parent-style-name="objectwithoutfill">
      <style:graphic-properties svg:stroke-width="0.081cm" svg:stroke-color="#888888" draw:marker-start-width="0.322cm" draw:marker-end="Arrowheads_20_6" draw:marker-end-width="0.422cm" draw:fill="none" draw:textarea-vertical-align="middle" fo:padding-top="0.166cm" fo:padding-bottom="0.166cm" fo:padding-left="0.291cm" fo:padding-right="0.291cm" loext:decorative="false"/>
    </style:style>
    <style:style style:name="gr78"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839cm" fo:min-width="2.458cm"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839cm" fo:min-width="2.407cm" loext:decorative="false"/>
      <style:paragraph-properties style:writing-mode="lr-tb"/>
    </style:style>
    <style:style style:name="gr81"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2"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8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85"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86"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9" style:family="graphic" style:parent-style-name="standard">
      <style:graphic-properties draw:stroke="none" draw:textarea-vertical-align="middle" loext:decorative="false"/>
    </style:style>
    <style:style style:name="gr90" style:family="graphic" style:parent-style-name="standard">
      <style:graphic-properties draw:stroke="none" draw:fill-color="#ee6677" draw:textarea-vertical-align="middle" loext:decorative="false"/>
    </style:style>
    <style:style style:name="gr91"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92"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style>
    <style:style style:name="gr93"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style>
    <style:style style:name="gr94" style:family="graphic" style:parent-style-name="objectwithoutfill">
      <style:graphic-properties draw:fill="none" draw:textarea-vertical-align="middle" loext:decorative="false"/>
    </style:style>
    <style:style style:name="gr95" style:family="graphic" style:parent-style-name="standard">
      <style:graphic-properties draw:stroke="none" draw:opacity="75%" draw:textarea-vertical-align="middle" loext:decorative="false"/>
    </style:style>
    <style:style style:name="gr96" style:family="graphic" style:parent-style-name="standard">
      <style:graphic-properties draw:stroke="none" draw:fill-color="#ee6677" draw:opacity="75%" draw:textarea-vertical-align="middle" loext:decorative="false"/>
    </style:style>
    <style:style style:name="gr97"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98" style:family="graphic" style:parent-style-name="standard">
      <style:graphic-properties draw:stroke="none" svg:stroke-color="#000000" draw:fill="none" draw:fill-color="#ffffff" draw:textarea-horizontal-align="left" draw:auto-grow-height="true" draw:auto-grow-width="true" fo:min-height="0.92cm" fo:min-width="3.028cm" loext:decorative="false"/>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92cm" fo:min-width="2.973cm" loext:decorative="false"/>
      <style:paragraph-properties style:writing-mode="lr-tb"/>
    </style:style>
    <style:style style:name="gr100"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101"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102"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103"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104"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105"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106"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7" style:family="graphic" style:parent-style-name="Default_20_Drawing_20_Style_5f_2">
      <style:graphic-properties draw:stroke="none" dr3d:vertical-segments="14" dr3d:close-front="true" dr3d:close-back="true" loext:decorative="false"/>
    </style:style>
    <style:style style:name="gr108" style:family="graphic" style:parent-style-name="Default_20_Drawing_20_Style_5f_2">
      <style:graphic-properties draw:stroke="none" loext:decorative="false"/>
    </style:style>
    <style:style style:name="gr109"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10"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111"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112"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113"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114"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5" style:family="graphic" style:parent-style-name="standard">
      <style:graphic-properties draw:stroke="none" draw:fill-color="#888888" loext:decorative="false"/>
    </style:style>
    <style:style style:name="gr116"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117"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118"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119"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120"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121"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22" style:family="graphic" style:parent-style-name="standard">
      <style:graphic-properties draw:stroke="none" draw:fill-color="#4477aa" loext:decorative="false"/>
    </style:style>
    <style:style style:name="gr123"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124"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125"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126"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27" style:family="graphic" style:parent-style-name="standard">
      <style:graphic-properties draw:stroke="none" draw:fill-color="#ee6677" dr3d:vertical-segments="14" dr3d:close-front="true" dr3d:close-back="true" loext:decorative="false"/>
    </style:style>
    <style:style style:name="gr128"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29"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30"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31"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32"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33"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34"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35"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36"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37"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38"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139"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140"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41"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42"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143"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44"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45"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146"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47"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48"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149"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151"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52"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53"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154"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155"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156"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57"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158"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159"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160"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161"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62"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163"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164"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65"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66"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167"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68"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69"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170"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172"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173"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174"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175"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176"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177"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178"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179"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180"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181"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182"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183"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185"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86"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87"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88"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89"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90"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91"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92"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193" style:family="graphic" style:parent-style-name="standard">
      <style:graphic-properties draw:stroke="none" draw:fill="bitmap" draw:fill-image-name="Studio" draw:textarea-horizontal-align="justify" draw:textarea-vertical-align="middle" draw:auto-grow-height="false" fo:min-height="1.468cm" fo:min-width="18.052cm" loext:decorative="false"/>
    </style:style>
    <style:style style:name="gr194" style:family="graphic" style:parent-style-name="standard">
      <style:graphic-properties draw:stroke="none" draw:fill="bitmap" draw:fill-image-name="Paper_20_Texture" draw:textarea-horizontal-align="justify" draw:textarea-vertical-align="middle" draw:auto-grow-height="false" fo:min-height="19.113cm" fo:min-width="1.729cm" loext:decorative="false"/>
    </style:style>
    <style:style style:name="gr195" style:family="graphic" style:parent-style-name="standard">
      <style:graphic-properties draw:stroke="none" draw:fill="bitmap" draw:fill-image-name="Paper_20_Texture" draw:textarea-horizontal-align="justify" draw:textarea-vertical-align="middle" draw:auto-grow-height="false" fo:min-height="1.315cm" fo:min-width="20.703cm" loext:decorative="false"/>
    </style:style>
    <style:style style:name="gr196" style:family="graphic" style:parent-style-name="objectwithoutfill">
      <style:graphic-properties svg:stroke-width="0.318cm" svg:stroke-color="#aa3377" draw:marker-start-width="0.675cm" draw:marker-end-width="0.675cm" draw:fill="none" draw:textarea-vertical-align="middle" fo:padding-top="0.282cm" fo:padding-bottom="0.282cm" fo:padding-left="0.407cm" fo:padding-right="0.407cm" loext:decorative="false"/>
    </style:style>
    <style:style style:name="gr197" style:family="graphic" style:parent-style-name="objectwithoutfill">
      <style:graphic-properties svg:stroke-width="0.318cm" svg:stroke-color="#228833" draw:marker-start-width="0.674cm" draw:marker-end-width="0.674cm" draw:fill="none" draw:textarea-vertical-align="middle" fo:padding-top="0.281cm" fo:padding-bottom="0.281cm" fo:padding-left="0.406cm" fo:padding-right="0.406cm" loext:decorative="false"/>
    </style:style>
    <style:style style:name="gr198" style:family="graphic" style:parent-style-name="standard">
      <style:graphic-properties svg:stroke-width="0.053cm" svg:stroke-color="#4477aa"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99" style:family="graphic" style:parent-style-name="standard">
      <style:graphic-properties svg:stroke-width="0.053cm" svg:stroke-color="#aa33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00" style:family="graphic" style:parent-style-name="standard">
      <style:graphic-properties draw:stroke="none" svg:stroke-color="#000000" draw:fill="none" draw:fill-color="#ffffff" draw:textarea-horizontal-align="center" draw:textarea-vertical-align="middle" draw:auto-grow-height="true" draw:auto-grow-width="true" fo:min-height="0.987cm" fo:min-width="2.622cm" loext:decorative="false"/>
      <style:paragraph-properties style:writing-mode="lr-tb"/>
    </style:style>
    <style:style style:name="gr201" style:family="graphic" style:parent-style-name="objectwithoutfill">
      <style:graphic-properties svg:stroke-width="0.159cm" svg:stroke-color="#228833"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02"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03" style:family="graphic" style:parent-style-name="standard">
      <style:graphic-properties draw:stroke="none" svg:stroke-color="#000000" draw:fill="none" draw:fill-color="#ffffff" draw:textarea-horizontal-align="left" draw:auto-grow-height="true" draw:auto-grow-width="true" fo:min-height="1.131cm" fo:min-width="4.811cm" loext:decorative="false"/>
      <style:paragraph-properties style:writing-mode="lr-tb"/>
    </style:style>
    <style:style style:name="gr204" style:family="graphic" style:parent-style-name="standard">
      <style:graphic-properties draw:stroke="none" draw:fill="bitmap" draw:fill-image-name="Stone" draw:textarea-horizontal-align="justify" draw:textarea-vertical-align="middle" draw:auto-grow-height="false" fo:min-height="4.242cm" fo:min-width="11.5cm" loext:decorative="false"/>
    </style:style>
    <style:style style:name="gr20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206" style:family="graphic" style:parent-style-name="Arrow_20_Line" style:list-style-name="L1">
      <style:graphic-properties svg:stroke-width="0.053cm" svg:stroke-color="#888888" draw:marker-start-width="0.279cm" draw:marker-end-width="0.279cm" draw:textarea-vertical-align="middle" loext:decorative="false"/>
      <style:paragraph-properties style:writing-mode="lr-tb"/>
    </style:style>
    <style:style style:name="gr207" style:family="graphic" style:parent-style-name="objectwithoutfill">
      <style:graphic-properties draw:stroke="dash" draw:stroke-dash="Double_20_Dash" svg:stroke-width="0.053cm" svg:stroke-color="#888888" draw:marker-start-width="0.279cm" draw:marker-end-width="0.279cm" svg:stroke-linecap="butt" draw:fill="none" draw:textarea-vertical-align="middle" fo:padding-top="0.151cm" fo:padding-bottom="0.151cm" fo:padding-left="0.276cm" fo:padding-right="0.276cm" loext:decorative="false"/>
    </style:style>
    <style:style style:name="gr208"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209"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211"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21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3"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214"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215"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216"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217"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218"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1.239cm" fo:min-width="2.22cm" loext:decorative="false"/>
      <style:paragraph-properties style:writing-mode="lr-tb"/>
    </style:style>
    <style:style style:name="gr220" style:family="graphic" style:parent-style-name="standard">
      <style:graphic-properties draw:stroke="none" svg:stroke-color="#000000" draw:fill="none" draw:fill-color="#ffffff" draw:textarea-horizontal-align="center" draw:auto-grow-height="true" draw:auto-grow-width="true" fo:min-height="0.62cm" fo:min-width="2.178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564cm" fo:min-width="3.939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564cm" fo:min-width="4.409cm" loext:decorative="false"/>
      <style:paragraph-properties style:writing-mode="lr-tb"/>
    </style:style>
    <style:style style:name="gr223"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2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225"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26"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27"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228"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229"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30"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231"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232"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233"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234"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35"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36"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237"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238"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239"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240"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241"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242"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243"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44"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45"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246"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248"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249"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250"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251"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252"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253"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54"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255"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256"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57"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258"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259"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260"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261"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262"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63"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264"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265"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266"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67"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68"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69"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70"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71"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72"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73"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74"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5"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76"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77"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27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279"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280"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281"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282"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283"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284"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285"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286"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287"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288"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289"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290"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291"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292"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293"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94"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295"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296" style:family="graphic" style:parent-style-name="Default_20_Drawing_20_Style_5f_2">
      <style:graphic-properties draw:fill-color="#aa3377" draw:opacity="50%" draw:textarea-vertical-align="middle" loext:decorative="false"/>
    </style:style>
    <style:style style:name="gr297"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298"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299"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300"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01"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302"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03"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304"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05"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306"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307"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308" style:family="graphic" style:parent-style-name="standard">
      <style:graphic-properties draw:stroke-dash="Dash_20__28_Rounded_29_" svg:stroke-width="0.212cm" svg:stroke-color="#aa3377" draw:marker-start-width="0.554cm" draw:marker-end="" draw:marker-end-width="0.696cm" draw:marker-end-center="true" svg:stroke-opacity="67%" svg:stroke-linecap="square" draw:fill-color="#4477aa" draw:textarea-horizontal-align="center" draw:textarea-vertical-align="middle" fo:padding-top="0.23cm" fo:padding-bottom="0.23cm" fo:padding-left="0.355cm" fo:padding-right="0.355cm" loext:decorative="false"/>
    </style:style>
    <style:style style:name="gr309" style:family="graphic" style:parent-style-name="standard">
      <style:graphic-properties draw:stroke="none" svg:stroke-color="#000000" draw:fill="none" draw:fill-color="#ffffff" draw:textarea-horizontal-align="left" draw:auto-grow-height="true" draw:auto-grow-width="true" fo:min-height="6.605cm" fo:min-width="2.936cm" loext:decorative="false"/>
      <style:paragraph-properties style:writing-mode="lr-tb"/>
    </style:style>
    <style:style style:name="gr310" style:family="graphic" style:parent-style-name="Default_20_Drawing_20_Style_5f_2">
      <style:graphic-properties draw:stroke="solid" draw:stroke-dash="Dash_20_Dot_20_4" svg:stroke-width="0.018cm" svg:stroke-color="#888888" draw:marker-start="" draw:marker-start-width="0.227cm" draw:marker-start-center="false" draw:marker-end="" draw:marker-end-width="0.227cm" draw:marker-end-center="false" svg:stroke-opacity="67%" draw:stroke-linejoin="round" svg:stroke-linecap="butt" draw:fill="solid" draw:fill-color="#888888"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11" style:family="graphic" style:parent-style-name="Default_20_Drawing_20_Style_5f_2">
      <style:graphic-properties draw:stroke="solid" svg:stroke-width="0.018cm" svg:stroke-color="#888888" draw:marker-start-width="0.227cm" draw:marker-end-width="0.227cm" svg:stroke-opacity="67%" draw:fill-color="#888888" draw:opacity="67%" loext:decorative="false"/>
    </style:style>
    <style:style style:name="gr312" style:family="graphic" style:parent-style-name="Default_20_Drawing_20_Style_5f_2">
      <style:graphic-properties draw:stroke="none" svg:stroke-color="#000000" draw:fill="none" draw:fill-color="#ffffff" draw:textarea-horizontal-align="left" draw:auto-grow-height="true" draw:auto-grow-width="true" fo:min-height="0.987cm" fo:min-width="4.883cm" loext:decorative="false"/>
      <style:paragraph-properties style:writing-mode="lr-tb"/>
    </style:style>
    <style:style style:name="gr313" style:family="graphic" style:parent-style-name="Default_20_Drawing_20_Style_5f_2">
      <style:graphic-properties svg:stroke-color="#888888" svg:stroke-opacity="67%" draw:fill-color="#888888" draw:opacity="67%" draw:textarea-vertical-align="middle" loext:decorative="false"/>
    </style:style>
    <style:style style:name="gr314"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15" style:family="graphic" style:parent-style-name="standard">
      <style:graphic-properties draw:stroke="none" svg:stroke-color="#000000" draw:fill="none" draw:fill-color="#ffffff" draw:textarea-horizontal-align="left" draw:auto-grow-height="true" draw:auto-grow-width="false" fo:min-height="3.506cm" fo:min-width="0cm" loext:decorative="false"/>
      <style:paragraph-properties style:writing-mode="lr-tb"/>
    </style:style>
    <style:style style:name="gr316" style:family="graphic" style:parent-style-name="standard">
      <style:graphic-properties draw:stroke-dash="Dash_20__28_Rounded_29_" svg:stroke-width="0.212cm" svg:stroke-color="#aa3377"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17" style:family="graphic" style:parent-style-name="Default_20_Drawing_20_Style_5f_2">
      <style:graphic-properties draw:stroke="none" svg:stroke-color="#000000" draw:fill="none" draw:fill-color="#ffffff" draw:textarea-horizontal-align="left" draw:auto-grow-height="true" draw:auto-grow-width="true" fo:min-height="2.12cm" fo:min-width="8.456cm" loext:decorative="false"/>
      <style:paragraph-properties style:writing-mode="lr-tb"/>
    </style:style>
    <style:style style:name="gr318"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319"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320"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321"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322"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323" style:family="graphic" style:parent-style-name="Default_20_Drawing_20_Style_5f_2">
      <style:graphic-properties draw:fill-color="#ee6677" draw:opacity="50%" draw:textarea-vertical-align="middle" loext:decorative="false"/>
    </style:style>
    <style:style style:name="gr324" style:family="graphic" style:parent-style-name="Default_20_Drawing_20_Style_5f_2">
      <style:graphic-properties draw:fill-color="#ee6677" draw:opacity="75%" draw:textarea-vertical-align="middle" loext:decorative="false"/>
    </style:style>
    <style:style style:name="gr325" style:family="graphic" style:parent-style-name="Default_20_Drawing_20_Style_5f_2">
      <style:graphic-properties draw:fill-color="#aa3377" draw:opacity="75%" draw:textarea-vertical-align="middle" loext:decorative="false"/>
    </style:style>
    <style:style style:name="gr326"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328"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330"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31"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332"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333"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334" style:family="graphic" style:parent-style-name="Default_20_Drawing_20_Style_5f_2">
      <style:graphic-properties draw:stroke="none" draw:fill-color="#aa3377" draw:opacity="50%" draw:textarea-vertical-align="middle" loext:decorative="false"/>
    </style:style>
    <style:style style:name="gr335"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336"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337"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38"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339"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340"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41"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342"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343"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344"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345"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346"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347"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348"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349"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5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351"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352"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353"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354"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35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35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358"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359"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60"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361"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362"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363"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364"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365"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366"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367"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368"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369"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370"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371"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372"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377"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37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37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38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38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38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8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38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38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38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8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8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38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9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9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9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39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9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9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39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39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39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9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40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40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40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0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40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40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40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40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40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40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41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11" style:family="graphic" style:parent-style-name="Default_20_Drawing_20_Style_5f_2">
      <style:graphic-properties draw:stroke="none" draw:fill="none" fo:min-height="1.411cm" fo:min-width="1.412cm" loext:decorative="false"/>
      <style:paragraph-properties style:writing-mode="lr-tb"/>
    </style:style>
    <style:style style:name="gr41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1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41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41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1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1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1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41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2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42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2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2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42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2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2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42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2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2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3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3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3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43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3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43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43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43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43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3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4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44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44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4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44"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4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446"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447"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448"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449"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450"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451"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52"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53"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54"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455"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56"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457"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458"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59"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46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46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46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46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46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46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46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46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46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46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47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47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47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47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47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475"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76"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477"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78"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79"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80" style:family="graphic" style:parent-style-name="objectwithoutfill">
      <style:graphic-properties svg:stroke-width="0.106cm" svg:stroke-color="#ccbb44" draw:marker-start-width="0.36cm" draw:marker-end-width="0.36cm" svg:stroke-opacity="75%" draw:fill="none" draw:textarea-vertical-align="middle" fo:padding-top="0.179cm" fo:padding-bottom="0.179cm" fo:padding-left="0.304cm" fo:padding-right="0.304cm" loext:decorative="false"/>
    </style:style>
    <style:style style:name="gr481"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482"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8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48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48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486"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487"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88"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89"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490"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491"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492"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493"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494"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495"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496"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497"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498"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499"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500"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501"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502"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503"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504"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505"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506"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507"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508"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09"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510"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511"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512"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513"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514"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15"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516"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517"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18"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19"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520"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21"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22"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523"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524"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525"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26"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527"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528"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29"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530"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531"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532"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533"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534"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535"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36"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537"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38"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539"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540" style:family="graphic" style:parent-style-name="standard">
      <style:graphic-properties draw:textarea-horizontal-align="justify" draw:textarea-vertical-align="middle" draw:auto-grow-height="false" fo:min-height="0.438cm" fo:min-width="7.288cm" loext:decorative="false"/>
    </style:style>
    <style:style style:name="gr541"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542"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543"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544" style:family="graphic" style:parent-style-name="standard">
      <style:graphic-properties draw:textarea-horizontal-align="justify" draw:textarea-vertical-align="middle" draw:auto-grow-height="false" fo:min-height="0.417cm" fo:min-width="7.051cm" loext:decorative="false"/>
    </style:style>
    <style:style style:name="gr545"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546"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547"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548"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549"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550"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551"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552"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553"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554"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555"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556"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557"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558"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559"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560"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561"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562"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563"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564"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565"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566"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567"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56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56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57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57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57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7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7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57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57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57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57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57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58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58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58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58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58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58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58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587"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588"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589"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590"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591"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592"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593"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594" style:family="graphic" style:parent-style-name="standard">
      <style:graphic-properties svg:stroke-color="#777777" svg:stroke-opacity="50%" draw:fill-color="#bbbbbb" draw:opacity="50%" draw:textarea-vertical-align="middle" loext:decorative="false"/>
    </style:style>
    <style:style style:name="gr595" style:family="graphic" style:parent-style-name="standard">
      <style:graphic-properties draw:stroke="none" draw:fill="none" fo:min-height="1.695cm" fo:min-width="1.695cm" loext:decorative="false"/>
      <style:paragraph-properties style:writing-mode="lr-tb"/>
    </style:style>
    <style:style style:name="gr59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9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98"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599"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600"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60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0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03"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604"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605"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606"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607"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60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0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10"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61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1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1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1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15"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61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1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1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1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2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2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22"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623"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624"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625"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626"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627"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628"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629"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630"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631"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632"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633"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63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63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636"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637"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638"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639"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640"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41"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642"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643"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644"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45"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46"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47"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48"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649"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50"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651"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652"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653"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654"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5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56"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57"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58"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59"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660"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661"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62"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63"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664"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665"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666"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667"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66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66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670"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671"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672"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673"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674"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675"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76"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677"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678"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679"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680"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681"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682"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683"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684"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685"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686" style:family="graphic" style:parent-style-name="Default_20_Drawing_20_Style_5f_4">
      <style:graphic-properties draw:stroke="none" draw:fill="none" fo:min-height="1.18cm" fo:min-width="1.049cm" loext:decorative="false"/>
      <style:paragraph-properties style:writing-mode="lr-tb"/>
    </style:style>
    <style:style style:name="gr687"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688"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89"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690"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color="#888888" loext:opacity="100%" fo:font-size="48pt" style:font-size-asian="42pt" style:font-size-complex="42pt"/>
    </style:style>
    <style:style style:name="P4" style:family="paragraph">
      <loext:graphic-properties draw:fill="none" draw:fill-color="#ffffff"/>
      <style:text-properties fo:font-size="24pt" style:font-size-asian="21pt" style:font-size-complex="21pt"/>
    </style:style>
    <style:style style:name="P5" style:family="paragraph">
      <loext:graphic-properties draw:fill="none" draw:fill-color="#ffffff"/>
      <style:text-properties fo:color="#4477aa" loext:opacity="100%" fo:font-size="40pt" style:font-size-asian="32pt" style:font-size-complex="32pt"/>
    </style:style>
    <style:style style:name="P6" style:family="paragraph">
      <loext:graphic-properties draw:fill="none" draw:fill-color="#ffffff"/>
      <style:text-properties fo:color="#228833" loext:opacity="100%" fo:font-size="40pt" style:font-size-asian="32pt" style:font-size-complex="32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paragraph-properties fo:margin-left="0cm" fo:margin-right="0cm" fo:margin-top="0cm" fo:margin-bottom="0cm" fo:line-height="100%" fo:text-indent="0cm"/>
      <style:text-properties fo:color="#4477aa" loext:opacity="100%" fo:font-size="15pt" style:font-size-asian="13pt" style:font-size-complex="13pt"/>
    </style:style>
    <style:style style:name="P9" style:family="paragraph">
      <loext:graphic-properties draw:fill="none" draw:fill-color="#ffffff"/>
      <style:paragraph-properties fo:margin-left="0cm" fo:margin-right="0cm" fo:margin-top="0cm" fo:margin-bottom="0cm" fo:line-height="100%" fo:text-indent="0cm"/>
      <style:text-properties fo:color="#888888" loext:opacity="100%" fo:font-size="15pt" fo:background-color="#ffffff" style:font-size-asian="13pt" style:font-size-complex="13pt"/>
    </style:style>
    <style:style style:name="P10" style:family="paragraph">
      <style:paragraph-properties fo:text-align="center"/>
    </style:style>
    <style:style style:name="P11" style:family="paragraph">
      <loext:graphic-properties draw:fill="solid" draw:fill-color="#000000"/>
      <style:paragraph-properties fo:text-align="center"/>
    </style:style>
    <style:style style:name="P12" style:family="paragraph">
      <loext:graphic-properties draw:fill="solid" draw:fill-color="#ee6677"/>
      <style:paragraph-properties fo:text-align="center"/>
    </style:style>
    <style:style style:name="P13" style:family="paragraph">
      <loext:graphic-properties draw:fill="solid" draw:fill-color="#4477aa"/>
      <style:paragraph-properties fo:text-align="center"/>
    </style:style>
    <style:style style:name="P14" style:family="paragraph">
      <loext:graphic-properties draw:fill="none" draw:fill-color="#ffffff"/>
    </style:style>
    <style:style style:name="P15" style:family="paragraph">
      <loext:graphic-properties draw:fill="none" draw:fill-color="#ffffff"/>
      <style:text-properties fo:color="#4477aa" loext:opacity="100%" style:font-name="Palatino LT Std" fo:font-style="normal" style:font-style-asian="normal" style:font-style-complex="normal"/>
    </style:style>
    <style:style style:name="P16" style:family="paragraph">
      <loext:graphic-properties draw:fill="none" draw:fill-color="#ffffff"/>
      <style:text-properties fo:color="#aa3377" loext:opacity="100%" style:font-name="Palatino LT Std" fo:font-style="normal" style:font-style-asian="normal" style:font-style-complex="normal"/>
    </style:style>
    <style:style style:name="P17" style:family="paragraph">
      <loext:graphic-properties draw:fill-color="#4477aa"/>
      <style:paragraph-properties fo:text-align="center"/>
    </style:style>
    <style:style style:name="P18" style:family="paragraph">
      <loext:graphic-properties draw:fill="bitmap" draw:fill-image-name="Ice_20_light"/>
      <style:paragraph-properties fo:text-align="center"/>
    </style:style>
    <style:style style:name="P19" style:family="paragraph">
      <loext:graphic-properties draw:fill="none"/>
      <style:paragraph-properties fo:text-align="center"/>
      <style:text-properties fo:color="#4477aa" loext:opacity="100%"/>
    </style:style>
    <style:style style:name="P20" style:family="paragraph">
      <loext:graphic-properties draw:fill="none" draw:fill-color="#ffffff"/>
      <style:text-properties fo:color="#555555" loext:opacity="100%" style:font-name="Palatino LT Std" fo:font-size="72pt" fo:font-style="italic" style:font-size-asian="60pt" style:font-style-asian="italic" style:font-size-complex="60pt" style:font-style-complex="italic"/>
    </style:style>
    <style:style style:name="P21"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22" style:family="paragraph">
      <loext:graphic-properties draw:fill-color="#555555"/>
      <style:paragraph-properties fo:text-align="center"/>
    </style:style>
    <style:style style:name="P23" style:family="paragraph">
      <loext:graphic-properties draw:fill-color="#ffffff"/>
      <style:paragraph-properties fo:text-align="center"/>
    </style:style>
    <style:style style:name="P24" style:family="paragraph">
      <loext:graphic-properties draw:fill-color="#ffeabf"/>
      <style:paragraph-properties fo:text-align="center"/>
    </style:style>
    <style:style style:name="P25" style:family="paragraph">
      <loext:graphic-properties draw:fill="none" draw:fill-color="#ffffff"/>
      <style:text-properties fo:color="#555555" loext:opacity="100%" style:font-name="Palatino LT Std" fo:font-size="54pt" fo:font-style="italic" style:font-size-asian="44pt" style:font-style-asian="italic" style:font-size-complex="44pt" style:font-style-complex="italic"/>
    </style:style>
    <style:style style:name="P26"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style:text-properties fo:color="#4477aa" loext:opacity="100%" fo:font-size="48pt" style:font-size-asian="42pt" style:font-size-complex="42pt"/>
    </style:style>
    <style:style style:name="P29" style:family="paragraph">
      <loext:graphic-properties draw:fill="solid" draw:fill-color="#bbbbbb" draw:opacity="100%"/>
      <style:paragraph-properties fo:text-align="center"/>
      <style:text-properties fo:color="#bbbbbb" loext:opacity="100%"/>
    </style:style>
    <style:style style:name="P30" style:family="paragraph">
      <loext:graphic-properties draw:fill="solid" draw:fill-color="#bbbbbb"/>
      <style:paragraph-properties fo:text-align="center"/>
      <style:text-properties fo:color="#bbbbbb" loext:opacity="100%" style:font-name="Palatino LT Std" fo:font-size="16pt" fo:font-style="italic" style:font-size-asian="14pt" style:font-style-asian="italic" style:font-size-complex="14pt" style:font-style-complex="italic"/>
    </style:style>
    <style:style style:name="P31" style:family="paragraph">
      <loext:graphic-properties draw:fill="none" draw:fill-color="#ffffff"/>
      <style:text-properties fo:color="#777777" loext:opacity="100%" style:font-name="Palatino LT Std" fo:font-size="28pt" fo:font-style="italic" style:font-size-asian="24pt" style:font-style-asian="italic" style:font-size-complex="24pt" style:font-style-complex="italic"/>
    </style:style>
    <style:style style:name="P32" style:family="paragraph">
      <loext:graphic-properties draw:fill="bitmap" draw:fill-image-name="Ice_20_light" draw:opacity="75%"/>
      <style:paragraph-properties fo:text-align="center"/>
    </style:style>
    <style:style style:name="P33"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35" style:family="paragraph">
      <loext:graphic-properties draw:fill="none" draw:fill-color="#ffffff"/>
      <style:text-properties fo:color="#4477aa" loext:opacity="100%" style:font-name="Palatino LT Std" fo:font-size="28pt" fo:font-style="normal" style:font-size-asian="24pt" style:font-style-asian="normal" style:font-size-complex="24pt" style:font-style-complex="normal"/>
    </style:style>
    <style:style style:name="P36" style:family="paragraph">
      <loext:graphic-properties draw:fill="bitmap" draw:fill-image-name="Painted_20_White" draw:opacity="75%"/>
      <style:paragraph-properties fo:text-align="center"/>
    </style:style>
    <style:style style:name="P37" style:family="paragraph">
      <loext:graphic-properties draw:fill="solid" draw:fill-color="#ccbb44" draw:opacity="100%"/>
      <style:paragraph-properties fo:text-align="center"/>
    </style:style>
    <style:style style:name="P38" style:family="paragraph">
      <loext:graphic-properties draw:fill="none" draw:fill-color="#ffffff"/>
      <style:text-properties fo:color="#228833" loext:opacity="100%" style:font-name="Palatino LT Std" fo:font-size="28pt" fo:font-style="normal" style:font-size-asian="24pt" style:font-style-asian="normal" style:font-size-complex="24pt" style:font-style-complex="normal"/>
    </style:style>
    <style:style style:name="P39" style:family="paragraph">
      <loext:graphic-properties draw:fill="none"/>
      <style:paragraph-properties fo:text-align="center"/>
      <style:text-properties fo:color="#ee6677" loext:opacity="100%"/>
    </style:style>
    <style:style style:name="P40" style:family="paragraph">
      <loext:graphic-properties draw:fill="none" draw:fill-color="#ffffff"/>
      <style:text-properties fo:color="#228833" loext:opacity="100%" fo:font-size="28pt" style:font-size-asian="24pt" style:font-size-complex="24pt"/>
    </style:style>
    <style:style style:name="P41" style:family="paragraph">
      <loext:graphic-properties draw:fill="none" draw:fill-color="#ffffff"/>
      <style:text-properties fo:color="#4477aa" loext:opacity="100%" fo:font-size="28pt" style:font-size-asian="24pt" style:font-size-complex="24pt"/>
    </style:style>
    <style:style style:name="P42" style:family="paragraph">
      <loext:graphic-properties draw:fill="none" draw:fill-color="#ffffff"/>
      <style:text-properties fo:color="#aa3377" loext:opacity="100%" fo:font-size="28pt" style:font-size-asian="24pt" style:font-size-complex="24pt"/>
    </style:style>
    <style:style style:name="P43" style:family="paragraph">
      <loext:graphic-properties draw:fill="none" draw:fill-color="#ffffff"/>
      <style:text-properties fo:color="#ee6677" loext:opacity="100%" fo:font-size="28pt" style:font-size-asian="24pt" style:font-size-complex="24pt"/>
    </style:style>
    <style:style style:name="P44" style:family="paragraph">
      <loext:graphic-properties draw:fill="none" draw:fill-color="#ffffff"/>
      <style:text-properties fo:color="#000000" loext:opacity="100%" style:font-name="Palatino LT Std" fo:font-size="28pt" fo:font-style="italic" style:font-size-asian="24pt" style:font-style-asian="italic" style:font-size-complex="24pt" style:font-style-complex="italic"/>
    </style:style>
    <style:style style:name="P45" style:family="paragraph">
      <loext:graphic-properties draw:fill-color="#4477aa"/>
      <style:paragraph-properties fo:text-align="center"/>
      <style:text-properties fo:color="#ee6677" loext:opacity="100%"/>
    </style:style>
    <style:style style:name="P46" style:family="paragraph">
      <style:paragraph-properties fo:margin-left="0cm" fo:margin-right="0cm" fo:margin-top="0cm" fo:margin-bottom="0cm" fo:line-height="100%" fo:text-align="center" fo:text-indent="0cm"/>
    </style:style>
    <style:style style:name="P47" style:family="paragraph">
      <loext:graphic-properties draw:fill="none" draw:fill-color="#ffffff"/>
      <style:paragraph-properties fo:text-align="center"/>
      <style:text-properties fo:color="#4477aa" loext:opacity="100%" style:font-name="Palatino LT Std" fo:font-size="28pt" fo:font-style="normal" style:font-size-asian="24pt" style:font-style-asian="normal" style:font-size-complex="24pt" style:font-style-complex="normal"/>
    </style:style>
    <style:style style:name="P48" style:family="paragraph">
      <loext:graphic-properties draw:fill="none" draw:fill-color="#ffffff"/>
      <style:paragraph-properties fo:text-align="center"/>
      <style:text-properties fo:color="#228833" loext:opacity="100%" style:font-name="Palatino LT Std" fo:font-size="28pt" fo:font-style="normal" style:font-size-asian="24pt" style:font-style-asian="normal" style:font-size-complex="24pt" style:font-style-complex="normal"/>
    </style:style>
    <style:style style:name="P49" style:family="paragraph">
      <style:paragraph-properties fo:text-align="end"/>
    </style:style>
    <style:style style:name="P50" style:family="paragraph">
      <loext:graphic-properties draw:fill="none" draw:fill-color="#ffffff"/>
      <style:paragraph-properties fo:text-align="end"/>
      <style:text-properties fo:color="#aa3377" loext:opacity="100%" style:font-name="Palatino LT Std" fo:font-size="32pt" style:font-size-asian="26pt" style:font-size-complex="26pt"/>
    </style:style>
    <style:style style:name="P51"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2"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53"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4" style:family="paragraph">
      <loext:graphic-properties draw:fill-color="#ee6677"/>
      <style:paragraph-properties fo:text-align="center"/>
    </style:style>
    <style:style style:name="P55"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56" style:family="paragraph">
      <loext:graphic-properties draw:opacity="75%"/>
      <style:paragraph-properties fo:text-align="center"/>
    </style:style>
    <style:style style:name="P57" style:family="paragraph">
      <loext:graphic-properties draw:fill-color="#ee6677" draw:opacity="75%"/>
      <style:paragraph-properties fo:text-align="center"/>
    </style:style>
    <style:style style:name="P58" style:family="paragraph">
      <loext:graphic-properties draw:fill="solid" draw:fill-color="#228833"/>
      <style:paragraph-properties fo:text-align="center"/>
    </style:style>
    <style:style style:name="P59" style:family="paragraph">
      <loext:graphic-properties draw:fill="none" draw:fill-color="#ffffff"/>
      <style:paragraph-properties fo:text-align="center"/>
      <style:text-properties fo:color="#4477aa" loext:opacity="100%" fo:font-size="26pt" style:font-size-asian="22pt" style:font-size-complex="22pt"/>
    </style:style>
    <style:style style:name="P60" style:family="paragraph">
      <loext:graphic-properties draw:fill="solid" draw:fill-color="#ee6677"/>
      <style:paragraph-properties fo:text-align="center"/>
      <style:text-properties fo:color="#ee6677" loext:opacity="100%"/>
    </style:style>
    <style:style style:name="P61" style:family="paragraph">
      <loext:graphic-properties draw:fill="none" draw:fill-color="#ffffff"/>
      <style:paragraph-properties fo:text-align="center"/>
      <style:text-properties fo:color="#ee6677" loext:opacity="100%" fo:font-size="26pt" style:font-size-asian="22pt" style:font-size-complex="22pt"/>
    </style:style>
    <style:style style:name="P62" style:family="paragraph">
      <loext:graphic-properties draw:fill-color="#777777"/>
      <style:paragraph-properties fo:text-align="center"/>
    </style:style>
    <style:style style:name="P63" style:family="paragraph">
      <loext:graphic-properties draw:fill-color="#ccbb44" draw:opacity="33%"/>
      <style:paragraph-properties fo:text-align="center"/>
    </style:style>
    <style:style style:name="P64" style:family="paragraph">
      <loext:graphic-properties draw:fill-color="#ffffff"/>
      <style:text-properties fo:font-size="20pt"/>
    </style:style>
    <style:style style:name="P65"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66" style:family="paragraph">
      <loext:graphic-properties draw:fill="bitmap" draw:fill-image-name="Concrete"/>
      <style:paragraph-properties fo:text-align="center"/>
    </style:style>
    <style:style style:name="P67"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68"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69" style:family="paragraph">
      <loext:graphic-properties draw:fill="solid" draw:fill-color="#ccbb44"/>
      <style:paragraph-properties fo:text-align="center"/>
    </style:style>
    <style:style style:name="P70" style:family="paragraph">
      <loext:graphic-properties draw:fill="none" draw:fill-color="#ffffff"/>
      <style:text-properties fo:color="#555555" loext:opacity="100%" style:font-name="Palatino LT Std" fo:font-style="italic" style:font-style-asian="italic" style:font-style-complex="italic"/>
    </style:style>
    <style:style style:name="P71" style:family="paragraph">
      <loext:graphic-properties draw:fill="solid" draw:fill-color="#555555"/>
      <style:paragraph-properties fo:text-align="center"/>
    </style:style>
    <style:style style:name="P72" style:family="paragraph">
      <loext:graphic-properties draw:fill="solid" draw:fill-color="#ffffff"/>
      <style:paragraph-properties fo:text-align="center"/>
    </style:style>
    <style:style style:name="P73" style:family="paragraph">
      <loext:graphic-properties draw:fill="solid" draw:fill-color="#555555"/>
      <style:paragraph-properties fo:text-align="center"/>
      <style:text-properties fo:color="#555555" loext:opacity="100%"/>
    </style:style>
    <style:style style:name="P74" style:family="paragraph">
      <loext:graphic-properties draw:fill="none"/>
      <style:paragraph-properties fo:text-align="center"/>
      <style:text-properties fo:color="#c9211e" loext:opacity="100%"/>
    </style:style>
    <style:style style:name="P75" style:family="paragraph">
      <loext:graphic-properties draw:fill="solid" draw:fill-color="#888888" draw:opacity="100%"/>
      <style:paragraph-properties fo:text-align="center"/>
    </style:style>
    <style:style style:name="P76" style:family="paragraph">
      <loext:graphic-properties draw:fill="none" draw:fill-color="#ffffff"/>
      <style:text-properties fo:color="#ffffff" loext:opacity="100%"/>
    </style:style>
    <style:style style:name="P77" style:family="paragraph">
      <loext:graphic-properties draw:fill="none" draw:fill-color="#ffffff"/>
      <style:paragraph-properties fo:text-align="center"/>
      <style:text-properties fo:color="#000000" loext:opacity="100%"/>
    </style:style>
    <style:style style:name="P78" style:family="paragraph">
      <loext:graphic-properties draw:fill-color="#000000"/>
      <style:paragraph-properties fo:text-align="center"/>
    </style:style>
    <style:style style:name="P79" style:family="paragraph">
      <loext:graphic-properties draw:fill="bitmap" draw:fill-color="#555555" draw:fill-image-name="Studio"/>
      <style:paragraph-properties fo:text-align="center"/>
    </style:style>
    <style:style style:name="P80" style:family="paragraph">
      <loext:graphic-properties draw:fill="none"/>
      <style:paragraph-properties fo:text-align="center"/>
      <style:text-properties fo:font-size="24pt" style:font-size-asian="21pt" style:font-size-complex="21pt"/>
    </style:style>
    <style:style style:name="P81" style:family="paragraph">
      <loext:graphic-properties draw:fill="none" draw:fill-color="#ffffff"/>
      <style:text-properties style:font-name="Palatino LT Std" fo:font-size="26pt" style:font-size-asian="22pt" style:font-size-complex="22pt"/>
    </style:style>
    <style:style style:name="P82" style:family="paragraph">
      <style:paragraph-properties fo:text-align="center"/>
      <style:text-properties fo:color="#228833" loext:opacity="100%" fo:font-weight="bold" style:font-weight-asian="bold" style:font-weight-complex="bold"/>
    </style:style>
    <style:style style:name="P83" style:family="paragraph">
      <loext:graphic-properties draw:fill="none"/>
      <style:paragraph-properties fo:text-align="center" style:writing-mode="lr-tb"/>
      <style:text-properties fo:color="#228833" loext:opacity="100%" fo:font-weight="bold" style:font-weight-asian="bold" style:font-weight-complex="bold"/>
    </style:style>
    <style:style style:name="P84" style:family="paragraph">
      <style:paragraph-properties fo:text-align="center"/>
      <style:text-properties fo:color="#66ccee" loext:opacity="100%" fo:font-weight="bold" style:font-weight-asian="bold" style:font-weight-complex="bold"/>
    </style:style>
    <style:style style:name="P85" style:family="paragraph">
      <loext:graphic-properties draw:fill="none"/>
      <style:paragraph-properties fo:text-align="center" style:writing-mode="lr-tb"/>
      <style:text-properties fo:color="#66ccee" loext:opacity="100%" fo:font-weight="bold" style:font-weight-asian="bold" style:font-weight-complex="bold"/>
    </style:style>
    <style:style style:name="P86" style:family="paragraph">
      <style:paragraph-properties fo:text-align="center"/>
      <style:text-properties fo:color="#ee6677" loext:opacity="100%" fo:font-weight="bold" style:font-weight-asian="bold" style:font-weight-complex="bold"/>
    </style:style>
    <style:style style:name="P87" style:family="paragraph">
      <loext:graphic-properties draw:fill="none"/>
      <style:paragraph-properties fo:text-align="center" style:writing-mode="lr-tb"/>
      <style:text-properties fo:color="#ee6677" loext:opacity="100%" fo:font-weight="bold" style:font-weight-asian="bold" style:font-weight-complex="bold"/>
    </style:style>
    <style:style style:name="P88" style:family="paragraph">
      <loext:graphic-properties draw:fill="none" draw:fill-color="#ffffff"/>
      <style:paragraph-properties fo:text-align="center"/>
      <style:text-properties fo:font-size="13pt" style:font-size-asian="11pt" style:font-size-complex="11pt"/>
    </style:style>
    <style:style style:name="P89" style:family="paragraph">
      <loext:graphic-properties draw:fill="bitmap" draw:fill-image-name="Studio"/>
      <style:paragraph-properties fo:text-align="center"/>
    </style:style>
    <style:style style:name="P90" style:family="paragraph">
      <loext:graphic-properties draw:fill="bitmap" draw:fill-image-name="Paper_20_Texture"/>
      <style:paragraph-properties fo:text-align="center"/>
    </style:style>
    <style:style style:name="P91" style:family="paragraph">
      <loext:graphic-properties draw:fill="none"/>
      <style:paragraph-properties fo:text-align="center"/>
      <style:text-properties fo:color="#aa3377" loext:opacity="100%" fo:font-size="24pt" style:font-size-asian="21pt" style:font-size-complex="21pt"/>
    </style:style>
    <style:style style:name="P92" style:family="paragraph">
      <style:paragraph-properties fo:text-align="center"/>
      <style:text-properties fo:color="#4477aa" loext:opacity="100%" fo:font-weight="bold" style:font-weight-asian="bold" style:font-weight-complex="bold"/>
    </style:style>
    <style:style style:name="P93" style:family="paragraph">
      <loext:graphic-properties draw:fill="none"/>
      <style:paragraph-properties fo:text-align="center" style:writing-mode="lr-tb"/>
      <style:text-properties fo:color="#4477aa" loext:opacity="100%" fo:font-weight="bold" style:font-weight-asian="bold" style:font-weight-complex="bold"/>
    </style:style>
    <style:style style:name="P94" style:family="paragraph">
      <style:paragraph-properties fo:text-align="center"/>
      <style:text-properties fo:color="#aa3377" loext:opacity="100%" fo:font-weight="bold" style:font-weight-asian="bold" style:font-weight-complex="bold"/>
    </style:style>
    <style:style style:name="P95" style:family="paragraph">
      <loext:graphic-properties draw:fill="none"/>
      <style:paragraph-properties fo:text-align="center" style:writing-mode="lr-tb"/>
      <style:text-properties fo:color="#aa3377" loext:opacity="100%" fo:font-weight="bold" style:font-weight-asian="bold" style:font-weight-complex="bold"/>
    </style:style>
    <style:style style:name="P96" style:family="paragraph">
      <loext:graphic-properties draw:fill="none" draw:fill-color="#ffffff"/>
      <style:paragraph-properties fo:text-align="center"/>
      <style:text-properties fo:font-size="28pt" style:font-size-asian="24pt" style:font-size-complex="24pt"/>
    </style:style>
    <style:style style:name="P97" style:family="paragraph">
      <loext:graphic-properties draw:fill="none"/>
      <style:paragraph-properties fo:text-align="center"/>
      <style:text-properties fo:color="#aa3377" loext:opacity="100%"/>
    </style:style>
    <style:style style:name="P98" style:family="paragraph">
      <loext:graphic-properties draw:fill="none" draw:fill-color="#ffffff"/>
      <style:text-properties fo:color="#aa3377" loext:opacity="100%"/>
    </style:style>
    <style:style style:name="P99" style:family="paragraph">
      <loext:graphic-properties draw:fill="bitmap" draw:fill-image-name="Stone"/>
      <style:paragraph-properties fo:text-align="center"/>
    </style:style>
    <style:style style:name="P10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text-properties fo:color="#228833" loext:opacity="100%" fo:font-weight="bold" style:font-weight-asian="bold" style:font-weight-complex="bold"/>
    </style:style>
    <style:style style:name="P103" style:family="paragraph">
      <loext:graphic-properties draw:fill="none" draw:fill-color="#ffffff"/>
      <style:paragraph-properties fo:text-align="center"/>
      <style:text-properties fo:color="#aa3377" loext:opacity="100%" style:font-name="Palatino LT Std" fo:font-size="16pt" style:font-size-asian="14pt" style:font-size-complex="14pt"/>
    </style:style>
    <style:style style:name="P104" style:family="paragraph">
      <loext:graphic-properties draw:fill="none" draw:fill-color="#ffffff"/>
      <style:paragraph-properties fo:text-align="center"/>
      <style:text-properties fo:color="#ee6677" loext:opacity="100%" style:font-name="Palatino LT Std" fo:font-size="16pt" style:font-size-asian="14pt" style:font-size-complex="14pt"/>
    </style:style>
    <style:style style:name="P105" style:family="paragraph">
      <loext:graphic-properties draw:fill="none" draw:fill-color="#ffffff"/>
      <style:text-properties fo:color="#000000" loext:opacity="100%" fo:font-size="16pt" style:font-size-asian="16pt" style:font-size-complex="16pt"/>
    </style:style>
    <style:style style:name="P106" style:family="paragraph">
      <loext:graphic-properties draw:fill="none" draw:fill-color="#ffffff"/>
      <style:text-properties fo:color="#555555" loext:opacity="100%" style:font-name="Palatino LT Std" fo:font-size="28pt" fo:font-style="italic" style:font-size-asian="24pt" style:font-style-asian="italic" style:font-size-complex="24pt" style:font-style-complex="italic"/>
    </style:style>
    <style:style style:name="P107" style:family="paragraph">
      <loext:graphic-properties draw:fill="solid" draw:fill-color="#66ccee"/>
      <style:paragraph-properties fo:text-align="center"/>
    </style:style>
    <style:style style:name="P108" style:family="paragraph">
      <loext:graphic-properties draw:fill="none" draw:fill-color="#ffffff"/>
      <style:paragraph-properties fo:text-align="center"/>
      <style:text-properties fo:font-size="16pt" style:font-size-asian="14pt" style:font-size-complex="14pt"/>
    </style:style>
    <style:style style:name="P109" style:family="paragraph">
      <loext:graphic-properties draw:fill="solid" draw:fill-color="#aa3377"/>
      <style:paragraph-properties fo:text-align="center"/>
      <style:text-properties fo:color="#aa3377" loext:opacity="100%"/>
    </style:style>
    <style:style style:name="P110" style:family="paragraph">
      <loext:graphic-properties draw:fill-color="#888888"/>
      <style:paragraph-properties fo:text-align="center"/>
    </style:style>
    <style:style style:name="P111" style:family="paragraph">
      <loext:graphic-properties draw:fill-color="#555555" draw:opacity="100%"/>
      <style:paragraph-properties fo:text-align="center"/>
    </style:style>
    <style:style style:name="P112" style:family="paragraph">
      <loext:graphic-properties draw:fill-color="#888888" draw:opacity="100%"/>
      <style:paragraph-properties fo:text-align="center"/>
    </style:style>
    <style:style style:name="P113" style:family="paragraph">
      <loext:graphic-properties draw:fill="none" draw:fill-color="#555555"/>
      <style:paragraph-properties fo:text-align="center"/>
    </style:style>
    <style:style style:name="P114"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115"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116" style:family="paragraph">
      <loext:graphic-properties draw:fill="none" draw:fill-color="#ffffff"/>
      <style:text-properties fo:color="#aa3377" loext:opacity="100%" fo:font-style="italic" style:font-style-asian="italic" style:font-style-complex="italic"/>
    </style:style>
    <style:style style:name="P117" style:family="paragraph">
      <loext:graphic-properties draw:fill="none"/>
      <style:paragraph-properties fo:text-align="center"/>
      <style:text-properties fo:color="#228833" loext:opacity="100%"/>
    </style:style>
    <style:style style:name="P118"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119"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120"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121" style:family="paragraph">
      <loext:graphic-properties draw:fill-color="#ffffff"/>
      <style:paragraph-properties fo:text-align="center"/>
      <style:text-properties fo:color="#228833" loext:opacity="100%"/>
    </style:style>
    <style:style style:name="P122" style:family="paragraph">
      <loext:graphic-properties draw:fill="none" draw:fill-color="#ffffff"/>
      <style:text-properties style:font-name="Palatino LT Std" fo:font-size="54pt" style:font-size-asian="44pt" style:font-size-complex="44pt"/>
    </style:style>
    <style:style style:name="P123" style:family="paragraph">
      <loext:graphic-properties draw:fill="none" draw:fill-color="#ffffff"/>
      <style:text-properties fo:color="#228833" loext:opacity="100%" style:font-name="Palatino LT Std" fo:font-size="32pt" fo:font-style="normal" style:font-size-asian="26pt" style:font-size-complex="26pt"/>
    </style:style>
    <style:style style:name="P124" style:family="paragraph">
      <loext:graphic-properties draw:fill="none" draw:fill-color="#ffffff"/>
      <style:text-properties fo:color="#228833" loext:opacity="100%" style:font-name="Palatino LT Std" fo:font-size="22pt" fo:font-style="normal" style:font-size-asian="20pt" style:font-size-complex="20pt"/>
    </style:style>
    <style:style style:name="P125" style:family="paragraph">
      <loext:graphic-properties draw:fill="none" draw:fill-color="#ffffff"/>
      <style:text-properties style:font-name="Palatino LT Std" fo:font-size="24pt" fo:font-style="normal" style:font-size-asian="21pt" style:font-size-complex="21pt"/>
    </style:style>
    <style:style style:name="P126" style:family="paragraph">
      <loext:graphic-properties draw:fill="none"/>
      <style:paragraph-properties fo:margin-left="0cm" fo:margin-right="0cm" fo:margin-top="0cm" fo:margin-bottom="0cm" fo:line-height="100%" fo:text-align="center" fo:text-indent="0cm"/>
      <style:text-properties fo:color="#228833" loext:opacity="100%" style:font-name="Palatino LT Std"/>
    </style:style>
    <style:style style:name="P127" style:family="paragraph">
      <loext:graphic-properties draw:fill-color="#bbbbbb"/>
      <style:paragraph-properties fo:text-align="center"/>
    </style:style>
    <style:style style:name="P128" style:family="paragraph">
      <loext:graphic-properties draw:fill="none" draw:fill-color="#ffffff"/>
      <style:text-properties fo:color="#228833" loext:opacity="100%" style:font-name="Palatino LT Std"/>
    </style:style>
    <style:style style:name="P129" style:family="paragraph">
      <loext:graphic-properties draw:fill-color="#bbbbbb" draw:opacity="25%"/>
      <style:paragraph-properties fo:text-align="center"/>
    </style:style>
    <style:style style:name="P130" style:family="paragraph">
      <style:paragraph-properties fo:text-align="center"/>
      <style:text-properties fo:color="#bbbbbb" loext:opacity="100%"/>
    </style:style>
    <style:style style:name="P131" style:family="paragraph">
      <loext:graphic-properties draw:fill="none" draw:fill-color="#ffffff"/>
      <style:text-properties fo:color="#bbbbbb" loext:opacity="100%" style:font-name="Palatino LT Std" fo:font-size="28pt" fo:font-style="italic" style:font-size-asian="24pt" style:font-style-asian="italic" style:font-size-complex="24pt" style:font-style-complex="italic"/>
    </style:style>
    <style:style style:name="P132" style:family="paragraph">
      <loext:graphic-properties draw:fill="none" draw:fill-color="#ffffff"/>
      <style:paragraph-properties fo:text-align="center"/>
      <style:text-properties fo:color="#777777" loext:opacity="100%" style:font-name="Palatino LT Std" fo:font-size="16pt" style:font-size-asian="14pt" style:font-size-complex="14pt"/>
    </style:style>
    <style:style style:name="P133" style:family="paragraph">
      <loext:graphic-properties draw:fill-color="#66ccee" draw:opacity="50%"/>
      <style:paragraph-properties fo:text-align="center"/>
    </style:style>
    <style:style style:name="P134" style:family="paragraph">
      <style:paragraph-properties fo:margin-left="0cm" fo:margin-right="0cm" fo:margin-top="0cm" fo:margin-bottom="0cm" fo:line-height="115%" fo:text-align="center" fo:text-indent="0cm"/>
    </style:style>
    <style:style style:name="P135" style:family="paragraph">
      <loext:graphic-properties draw:fill="none" draw:fill-color="#ffffff"/>
      <style:paragraph-properties fo:text-align="center"/>
      <style:text-properties fo:color="#ee6677" loext:opacity="100%" style:font-name="Palatino LT Std" fo:font-size="18pt" style:text-underline-style="none" style:font-size-asian="15pt" style:font-size-complex="15pt"/>
    </style:style>
    <style:style style:name="P136" style:family="paragraph">
      <loext:graphic-properties draw:fill-color="#bbbbbb" draw:opacity="50%"/>
      <style:paragraph-properties fo:text-align="center"/>
    </style:style>
    <style:style style:name="P137" style:family="paragraph">
      <loext:graphic-properties draw:fill-color="#228833" draw:opacity="50%"/>
      <style:paragraph-properties fo:text-align="center"/>
    </style:style>
    <style:style style:name="P138" style:family="paragraph">
      <loext:graphic-properties draw:fill="hatch" draw:fill-color="#ee6677" draw:fill-hatch-name="Red_20_-45_20_Degrees_20_Triple" draw:opacity="50%"/>
      <style:paragraph-properties fo:text-align="center"/>
    </style:style>
    <style:style style:name="P139" style:family="paragraph">
      <loext:graphic-properties draw:fill="hatch" draw:fill-hatch-name="Green_20_90_20_Degrees_20_Triple"/>
      <style:paragraph-properties fo:text-align="center"/>
    </style:style>
    <style:style style:name="P140" style:family="paragraph">
      <loext:graphic-properties draw:fill="solid" draw:fill-color="#aa3377"/>
      <style:paragraph-properties fo:text-align="center"/>
    </style:style>
    <style:style style:name="P141" style:family="paragraph">
      <style:paragraph-properties fo:text-align="center"/>
      <style:text-properties fo:color="#555555" loext:opacity="100%"/>
    </style:style>
    <style:style style:name="P142" style:family="paragraph">
      <loext:graphic-properties draw:fill-color="#aa3377" draw:opacity="50%"/>
      <style:paragraph-properties fo:text-align="center"/>
    </style:style>
    <style:style style:name="P143" style:family="paragraph">
      <loext:graphic-properties draw:fill="none" draw:fill-color="#ffffff"/>
      <style:text-properties fo:color="#4477aa" loext:opacity="100%" fo:font-size="15pt" style:font-size-asian="13pt" style:font-size-complex="13pt"/>
    </style:style>
    <style:style style:name="P144" style:family="paragraph">
      <loext:graphic-properties draw:fill="none" draw:fill-color="#ffffff"/>
      <style:text-properties style:font-name="Palatino LT Std"/>
    </style:style>
    <style:style style:name="P145" style:family="paragraph">
      <style:paragraph-properties fo:line-height="100%" fo:text-align="center"/>
    </style:style>
    <style:style style:name="P146"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47" style:family="paragraph">
      <loext:graphic-properties draw:fill="none" draw:fill-color="#ffffff"/>
      <style:text-properties fo:color="#aa3377" loext:opacity="100%" fo:font-size="15pt" style:font-size-asian="13pt" style:font-size-complex="13pt"/>
    </style:style>
    <style:style style:name="P148"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49" style:family="paragraph">
      <loext:graphic-properties draw:fill-color="#4477aa"/>
      <style:paragraph-properties fo:text-align="center"/>
      <style:text-properties fo:color="#aa3377" loext:opacity="100%"/>
    </style:style>
    <style:style style:name="P150" style:family="paragraph">
      <loext:graphic-properties draw:fill="none" draw:fill-color="#ffffff"/>
      <style:text-properties style:font-name="Palatino LT Std" fo:font-size="28pt" style:font-size-asian="24pt" style:font-size-complex="24pt"/>
    </style:style>
    <style:style style:name="P151" style:family="paragraph">
      <loext:graphic-properties draw:fill-color="#888888" draw:opacity="67%"/>
      <style:paragraph-properties fo:text-align="center"/>
    </style:style>
    <style:style style:name="P152" style:family="paragraph">
      <loext:graphic-properties draw:fill="none" draw:fill-color="#ffffff"/>
      <style:text-properties fo:color="#aa3377" loext:opacity="100%" fo:font-size="13pt" style:font-size-asian="11pt" style:font-size-complex="11pt"/>
    </style:style>
    <style:style style:name="P153" style:family="paragraph">
      <loext:graphic-properties draw:fill="none" draw:fill-color="#ffffff"/>
      <style:paragraph-properties fo:text-align="center"/>
      <style:text-properties style:font-name="Palatino LT Std" fo:font-size="28pt" style:font-size-asian="24pt" style:font-size-complex="24pt"/>
    </style:style>
    <style:style style:name="P154" style:family="paragraph">
      <loext:graphic-properties draw:fill-color="#ee6677" draw:opacity="50%"/>
      <style:paragraph-properties fo:text-align="center"/>
    </style:style>
    <style:style style:name="P155" style:family="paragraph">
      <loext:graphic-properties draw:fill-color="#aa3377" draw:opacity="75%"/>
      <style:paragraph-properties fo:text-align="center"/>
    </style:style>
    <style:style style:name="P156" style:family="paragraph">
      <loext:graphic-properties draw:fill="none" draw:fill-color="#ffffff"/>
      <style:paragraph-properties fo:text-align="end"/>
      <style:text-properties fo:color="#777777" loext:opacity="100%" style:font-name="Palatino LT Std" fo:font-size="40pt" style:font-size-asian="32pt" style:font-size-complex="32pt"/>
    </style:style>
    <style:style style:name="P157"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8"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9" style:family="paragraph">
      <loext:graphic-properties draw:fill="none" draw:fill-color="#ffffff"/>
      <style:paragraph-properties fo:text-align="end"/>
      <style:text-properties fo:color="#4477aa" loext:opacity="100%" style:font-name="Palatino LT Std" fo:font-size="40pt" style:font-size-asian="32pt" style:font-size-complex="32pt"/>
    </style:style>
    <style:style style:name="P160"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61" style:family="paragraph">
      <loext:graphic-properties draw:fill="none" draw:fill-color="#ffffff"/>
      <style:paragraph-properties fo:text-align="end"/>
      <style:text-properties fo:color="#228833" loext:opacity="100%" style:font-name="Palatino LT Std" fo:font-size="40pt" style:font-size-asian="32pt" style:font-size-complex="32pt"/>
    </style:style>
    <style:style style:name="P162" style:family="paragraph">
      <loext:graphic-properties draw:fill="none" draw:fill-color="#ffffff"/>
      <style:paragraph-properties fo:text-align="end"/>
      <style:text-properties fo:color="#ccbb44" loext:opacity="100%" style:font-name="Palatino LT Std" fo:font-size="32pt" style:font-size-asian="26pt" style:font-size-complex="26pt"/>
    </style:style>
    <style:style style:name="P163" style:family="paragraph">
      <loext:graphic-properties draw:fill="none" draw:fill-color="#ffffff"/>
      <style:paragraph-properties fo:text-align="end"/>
      <style:text-properties fo:color="#ccbb44" loext:opacity="100%" style:font-name="Palatino LT Std" fo:font-size="40pt" style:font-size-asian="32pt" style:font-size-complex="32pt"/>
    </style:style>
    <style:style style:name="P164" style:family="paragraph">
      <loext:graphic-properties draw:fill="hatch" draw:fill-hatch-name="Green_20_30_20_Degrees"/>
      <style:paragraph-properties fo:text-align="center"/>
    </style:style>
    <style:style style:name="P165" style:family="paragraph">
      <loext:graphic-properties draw:fill="solid" draw:fill-color="#66ccee" draw:opacity="50%"/>
      <style:paragraph-properties fo:text-align="center"/>
    </style:style>
    <style:style style:name="P166" style:family="paragraph">
      <loext:graphic-properties draw:fill="solid" draw:fill-color="#66ccee" draw:opacity="25%"/>
      <style:paragraph-properties fo:text-align="center"/>
    </style:style>
    <style:style style:name="P167" style:family="paragraph">
      <loext:graphic-properties draw:fill="none" draw:fill-color="#ffffff"/>
      <style:text-properties fo:color="#ccbb44" loext:opacity="100%" fo:font-size="42pt" style:font-size-asian="36pt" style:font-size-complex="36pt"/>
    </style:style>
    <style:style style:name="P168" style:family="paragraph">
      <loext:graphic-properties draw:fill="none" draw:fill-color="#ffffff"/>
      <style:text-properties fo:color="#ccbb44" loext:opacity="100%" fo:font-size="36pt" style:font-size-asian="28pt" style:font-size-complex="28pt"/>
    </style:style>
    <style:style style:name="P169"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70" style:family="paragraph">
      <loext:graphic-properties draw:fill="none" draw:fill-color="#ffffff"/>
      <style:text-properties fo:color="#777777" loext:opacity="100%" fo:font-style="italic" style:font-style-asian="italic" style:font-style-complex="italic"/>
    </style:style>
    <style:style style:name="P171" style:family="paragraph">
      <loext:graphic-properties draw:fill="none" draw:fill-color="#ffffff"/>
      <style:text-properties fo:color="#000000" loext:opacity="100%" fo:font-style="italic" style:font-style-asian="italic" style:font-style-complex="italic"/>
    </style:style>
    <style:style style:name="P172" style:family="paragraph">
      <loext:graphic-properties draw:fill="none" draw:fill-color="#ffffff"/>
      <style:text-properties fo:color="#ee6677" loext:opacity="100%" fo:font-style="italic" style:font-style-asian="italic" style:font-style-complex="italic"/>
    </style:style>
    <style:style style:name="P173" style:family="paragraph">
      <loext:graphic-properties draw:fill="none" draw:fill-color="#ffffff"/>
      <style:text-properties fo:color="#4477aa" loext:opacity="100%" fo:font-style="italic" style:font-style-asian="italic" style:font-style-complex="italic"/>
    </style:style>
    <style:style style:name="P174" style:family="paragraph">
      <loext:graphic-properties draw:fill="solid" draw:fill-color="#e7fdff"/>
      <style:paragraph-properties fo:text-align="center"/>
    </style:style>
    <style:style style:name="P175" style:family="paragraph">
      <loext:graphic-properties draw:fill="bitmap" draw:fill-color="#66ccee" draw:fill-image-name="Pool" draw:opacity="25%"/>
      <style:paragraph-properties fo:text-align="center"/>
    </style:style>
    <style:style style:name="P176" style:family="paragraph">
      <loext:graphic-properties draw:fill="solid" draw:fill-color="#228833"/>
      <style:paragraph-properties fo:text-align="center"/>
      <style:text-properties fo:color="#228833" loext:opacity="100%"/>
    </style:style>
    <style:style style:name="P177" style:family="paragraph">
      <loext:graphic-properties draw:fill="none"/>
      <style:text-properties fo:color="#228833" loext:opacity="100%"/>
    </style:style>
    <style:style style:name="P178" style:family="paragraph">
      <loext:graphic-properties draw:fill="none"/>
      <style:text-properties fo:color="#aa3377" loext:opacity="100%"/>
    </style:style>
    <style:style style:name="P179" style:family="paragraph">
      <loext:graphic-properties draw:fill="solid" draw:fill-color="#555555" draw:opacity="25%"/>
      <style:paragraph-properties fo:text-align="center"/>
    </style:style>
    <style:style style:name="P180" style:family="paragraph">
      <loext:graphic-properties draw:fill="solid" draw:fill-color="#bbbbbb" draw:opacity="25%"/>
      <style:paragraph-properties fo:text-align="center"/>
    </style:style>
    <style:style style:name="P181" style:family="paragraph">
      <loext:graphic-properties draw:fill="none" draw:fill-color="#ffffff"/>
      <style:text-properties fo:color="#aa3377" loext:opacity="100%" style:font-name="Palatino LT Std"/>
    </style:style>
    <style:style style:name="P182" style:family="paragraph">
      <style:paragraph-properties fo:text-align="center"/>
      <style:text-properties fo:color="#4477aa" loext:opacity="100%"/>
    </style:style>
    <style:style style:name="P183" style:family="paragraph">
      <loext:graphic-properties draw:fill-color="#ccbb44" draw:opacity="80%"/>
      <style:paragraph-properties fo:text-align="center" style:writing-mode="lr-tb"/>
    </style:style>
    <style:style style:name="P184" style:family="paragraph">
      <loext:graphic-properties draw:fill="none" draw:fill-color="#ffffff"/>
      <style:text-properties fo:color="#4477aa" loext:opacity="100%" style:font-name="Palatino LT Std" fo:font-weight="bold" style:font-weight-asian="bold" style:font-weight-complex="bold"/>
    </style:style>
    <style:style style:name="P185" style:family="paragraph">
      <loext:graphic-properties draw:fill-color="#aa3377"/>
      <style:paragraph-properties fo:text-align="center"/>
    </style:style>
    <style:style style:name="P186" style:family="paragraph">
      <loext:graphic-properties draw:fill="none" draw:fill-color="#ffffff"/>
      <style:text-properties fo:color="#aa3377" loext:opacity="100%" style:font-name="Palatino LT Std" fo:font-weight="bold" style:font-weight-asian="bold" style:font-weight-complex="bold"/>
    </style:style>
    <style:style style:name="P187" style:family="paragraph">
      <loext:graphic-properties draw:fill="none" draw:fill-color="#ffffff"/>
      <style:text-properties fo:color="#aa3377" loext:opacity="100%" style:font-name="Palatino LT Std" fo:font-size="21pt"/>
    </style:style>
    <style:style style:name="P188" style:family="paragraph">
      <loext:graphic-properties draw:fill="none" draw:fill-color="#ffffff"/>
      <style:paragraph-properties fo:text-align="center"/>
      <style:text-properties fo:color="#777777" loext:opacity="100%" style:font-name="Palatino LT Std"/>
    </style:style>
    <style:style style:name="P189" style:family="paragraph">
      <style:paragraph-properties fo:text-align="center"/>
      <style:text-properties fo:color="#66ccee" loext:opacity="100%"/>
    </style:style>
    <style:style style:name="P190" style:family="paragraph">
      <loext:graphic-properties draw:fill="none" draw:fill-color="#ffffff"/>
      <style:text-properties fo:color="#66ccee" loext:opacity="100%" style:font-name="Palatino LT Std" fo:font-size="22pt" style:font-size-asian="20pt" style:font-size-complex="20pt"/>
    </style:style>
    <style:style style:name="P191" style:family="paragraph">
      <loext:graphic-properties draw:fill="none" draw:fill-color="#ffffff"/>
      <style:text-properties fo:color="#4477aa" loext:opacity="100%" style:font-name="Palatino LT Std" fo:font-size="22pt" style:font-size-asian="20pt" style:font-size-complex="20pt"/>
    </style:style>
    <style:style style:name="P192" style:family="paragraph">
      <loext:graphic-properties draw:fill-color="#aa3377"/>
      <style:paragraph-properties fo:text-align="center"/>
      <style:text-properties fo:color="#66ccee" loext:opacity="100%"/>
    </style:style>
    <style:style style:name="P193" style:family="paragraph">
      <loext:graphic-properties draw:fill="none" draw:fill-color="#ffffff"/>
      <style:text-properties fo:color="#aa3377" loext:opacity="100%" style:font-name="Palatino LT Std" fo:font-size="22pt" style:font-size-asian="20pt" style:font-size-complex="20pt"/>
    </style:style>
    <style:style style:name="P194" style:family="paragraph">
      <loext:graphic-properties draw:fill="solid" draw:fill-color="#555555" draw:opacity="50%"/>
      <style:paragraph-properties fo:text-align="center"/>
    </style:style>
    <style:style style:name="P195" style:family="paragraph">
      <loext:graphic-properties draw:fill="none" draw:fill-color="#ffffff"/>
      <style:text-properties fo:color="#bbbbbb" loext:opacity="100%" style:font-name="Palatino LT Std" fo:font-size="16pt" fo:font-style="italic" style:font-size-asian="14pt" style:font-style-asian="italic" style:font-size-complex="14pt" style:font-style-complex="italic"/>
    </style:style>
    <style:style style:name="P196" style:family="paragraph">
      <loext:graphic-properties draw:fill="none" draw:fill-color="#ffffff"/>
      <style:text-properties fo:color="#555555" loext:opacity="100%" style:font-name="Palatino LT Std" fo:font-size="20pt" fo:font-style="italic" style:font-size-asian="16pt" style:font-style-asian="italic" style:font-size-complex="16pt" style:font-style-complex="italic"/>
    </style:style>
    <style:style style:name="P197" style:family="paragraph">
      <loext:graphic-properties draw:fill="none" draw:fill-color="#ffffff"/>
      <style:text-properties fo:color="#4477aa" loext:opacity="100%"/>
    </style:style>
    <style:style style:name="P198" style:family="paragraph">
      <loext:graphic-properties draw:fill="none" draw:fill-color="#ffffff"/>
      <style:text-properties fo:color="#4477aa" loext:opacity="100%" style:font-name="Palatino LT Std" fo:font-size="24pt" style:font-size-asian="21pt" style:font-size-complex="21pt"/>
    </style:style>
    <style:style style:name="P199" style:family="paragraph">
      <loext:graphic-properties draw:fill="none" draw:fill-color="#ffffff"/>
      <style:text-properties fo:color="#aa3377" loext:opacity="100%" style:font-name="Palatino LT Std" fo:font-size="24pt" style:font-size-asian="21pt" style:font-size-complex="21pt"/>
    </style:style>
    <style:style style:name="P200" style:family="paragraph">
      <loext:graphic-properties draw:fill="solid" draw:fill-color="#aa3377" draw:opacity="100%"/>
      <style:paragraph-properties fo:text-align="center"/>
    </style:style>
    <style:style style:name="P201" style:family="paragraph">
      <loext:graphic-properties draw:fill="none" draw:fill-color="#ffffff"/>
      <style:text-properties fo:color="#66ccee" loext:opacity="100%" style:font-name="Palatino LT Std" fo:font-style="normal" style:font-style-asian="normal" style:font-style-complex="normal"/>
    </style:style>
    <style:style style:name="P202" style:family="paragraph">
      <loext:graphic-properties draw:fill="none" draw:fill-color="#ffffff"/>
      <style:text-properties fo:color="#ee6677" loext:opacity="100%" style:font-name="Palatino LT Std" fo:font-style="normal" style:font-style-asian="normal" style:font-style-complex="normal"/>
    </style:style>
    <style:style style:name="P203" style:family="paragraph">
      <loext:graphic-properties draw:fill="none"/>
      <style:paragraph-properties fo:text-align="center"/>
      <style:text-properties fo:font-size="20pt" style:font-size-asian="16pt" style:font-size-complex="16pt"/>
    </style:style>
    <style:style style:name="P204" style:family="paragraph">
      <loext:graphic-properties draw:fill="solid" draw:fill-color="#aa3377" draw:opacity="100%"/>
      <style:paragraph-properties fo:text-align="center"/>
      <style:text-properties fo:font-size="20pt" style:font-size-asian="16pt" style:font-size-complex="16pt"/>
    </style:style>
    <style:style style:name="P205" style:family="paragraph">
      <loext:graphic-properties draw:fill="none" draw:fill-color="#ffffff"/>
      <style:text-properties fo:color="#4477aa" loext:opacity="100%" style:font-name="Palatino LT Std" fo:font-size="20pt" fo:font-style="normal" style:font-size-asian="16pt" style:font-style-asian="normal" style:font-size-complex="16pt" style:font-style-complex="normal"/>
    </style:style>
    <style:style style:name="P206" style:family="paragraph">
      <loext:graphic-properties draw:fill="none" draw:fill-color="#ffffff"/>
      <style:text-properties fo:color="#66ccee" loext:opacity="100%" style:font-name="Palatino LT Std" fo:font-size="20pt" fo:font-style="normal" style:font-size-asian="16pt" style:font-style-asian="normal" style:font-size-complex="16pt" style:font-style-complex="normal"/>
    </style:style>
    <style:style style:name="P207" style:family="paragraph">
      <loext:graphic-properties draw:fill="none" draw:fill-color="#ffffff"/>
      <style:text-properties fo:color="#aa3377" loext:opacity="100%" style:font-name="Palatino LT Std" fo:font-size="20pt" fo:font-style="normal" style:font-size-asian="16pt" style:font-style-asian="normal" style:font-size-complex="16pt" style:font-style-complex="normal"/>
    </style:style>
    <style:style style:name="P208" style:family="paragraph">
      <loext:graphic-properties draw:fill="none" draw:fill-color="#ffffff"/>
      <style:text-properties fo:color="#ee6677" loext:opacity="100%" style:font-name="Palatino LT Std" fo:font-size="20pt" fo:font-style="normal" style:font-size-asian="16pt" style:font-style-asian="normal" style:font-size-complex="16pt" style:font-style-complex="normal"/>
    </style:style>
    <style:style style:name="P20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none" draw:fill-color="#ffffff"/>
      <style:text-properties style:font-name="Palatino LT Std" fo:font-size="28pt" style:font-size-asian="28pt" style:font-size-complex="28pt"/>
    </style:style>
    <style:style style:name="P212" style:family="paragraph">
      <loext:graphic-properties draw:fill="none" draw:fill-color="#ffffff"/>
      <style:text-properties fo:color="#4477aa" loext:opacity="100%" style:font-name="Palatino LT Std" fo:font-size="21pt" fo:font-weight="bold" style:font-weight-asian="bold" style:font-weight-complex="bold"/>
    </style:style>
    <style:style style:name="P213" style:family="paragraph">
      <loext:graphic-properties draw:fill="none" draw:fill-color="#bbbbbb" draw:opacity="25%"/>
      <style:paragraph-properties fo:text-align="center"/>
    </style:style>
    <style:style style:name="P214" style:family="paragraph">
      <loext:graphic-properties draw:fill-color="#aa3377" draw:opacity="95%"/>
      <style:paragraph-properties fo:text-align="center"/>
    </style:style>
    <style:style style:name="P215" style:family="paragraph">
      <loext:graphic-properties draw:fill-color="#4477aa" draw:opacity="95%"/>
      <style:paragraph-properties fo:text-align="center"/>
    </style:style>
    <style:style style:name="P216" style:family="paragraph">
      <loext:graphic-properties draw:fill-color="#404042"/>
      <style:paragraph-properties fo:text-align="center"/>
    </style:style>
    <style:style style:name="P217" style:family="paragraph">
      <loext:graphic-properties draw:fill="none"/>
      <style:paragraph-properties fo:text-align="center"/>
      <style:text-properties fo:font-weight="bold"/>
    </style:style>
    <style:style style:name="P218" style:family="paragraph">
      <loext:graphic-properties draw:fill-color="#404042"/>
      <style:paragraph-properties fo:text-align="center"/>
      <style:text-properties fo:font-weight="bold"/>
    </style:style>
    <style:style style:name="P219" style:family="paragraph">
      <loext:graphic-properties draw:fill-color="#ee6677"/>
      <style:paragraph-properties fo:text-align="center"/>
      <style:text-properties fo:font-weight="bold"/>
    </style:style>
    <style:style style:name="P220" style:family="paragraph">
      <loext:graphic-properties draw:fill-color="#4477aa"/>
      <style:paragraph-properties fo:text-align="center"/>
      <style:text-properties fo:font-weight="bold"/>
    </style:style>
    <style:style style:name="P221" style:family="paragraph">
      <loext:graphic-properties draw:fill-color="#4477aa" draw:opacity="80%"/>
      <style:paragraph-properties fo:text-align="center"/>
    </style:style>
    <style:style style:name="P222" style:family="paragraph">
      <loext:graphic-properties draw:opacity="25%"/>
      <style:paragraph-properties fo:text-align="center"/>
    </style:style>
    <style:style style:name="P223" style:family="paragraph">
      <loext:graphic-properties draw:fill-color="#aa3377" draw:opacity="25%"/>
      <style:paragraph-properties fo:text-align="center"/>
    </style:style>
    <style:style style:name="P224" style:family="paragraph">
      <loext:graphic-properties draw:fill="none" draw:fill-color="#ffffff"/>
      <style:text-properties style:font-name="Palatino LT Std" fo:font-size="42pt" fo:font-style="italic" style:font-size-asian="36pt" style:font-style-asian="italic" style:font-size-complex="36pt" style:font-style-complex="italic"/>
    </style:style>
    <style:style style:name="P225" style:family="paragraph">
      <loext:graphic-properties draw:fill-color="#4477aa" draw:opacity="100%"/>
      <style:paragraph-properties fo:text-align="center"/>
    </style:style>
    <style:style style:name="P226" style:family="paragraph">
      <loext:graphic-properties draw:fill-color="#aa3377" draw:opacity="100%"/>
      <style:paragraph-properties fo:text-align="center"/>
    </style:style>
    <style:style style:name="P227" style:family="paragraph">
      <loext:graphic-properties draw:fill="none" draw:fill-color="#ffffff"/>
      <style:text-properties style:font-name="Palatino LT Std" fo:font-size="32pt" fo:font-style="italic" style:font-size-asian="26pt" style:font-style-asian="italic" style:font-size-complex="26pt" style:font-style-complex="italic"/>
    </style:style>
    <style:style style:name="P228" style:family="paragraph">
      <style:paragraph-properties fo:text-align="center"/>
      <style:text-properties fo:color="#777777" loext:opacity="100%"/>
    </style:style>
    <style:style style:name="P229" style:family="paragraph">
      <loext:graphic-properties draw:fill="none" draw:fill-color="#ffffff"/>
      <style:text-properties fo:color="#777777" loext:opacity="100%" style:font-name="Palatino LT Std" fo:font-size="32pt" fo:font-style="italic" style:font-size-asian="26pt" style:font-style-asian="italic" style:font-size-complex="26pt" style:font-style-complex="italic"/>
    </style:style>
    <style:style style:name="P230" style:family="paragraph">
      <loext:graphic-properties draw:fill="none" draw:fill-color="#4477aa"/>
      <style:paragraph-properties fo:text-align="center"/>
    </style:style>
    <style:style style:name="P231" style:family="paragraph">
      <loext:graphic-properties draw:fill-color="#4477aa" draw:opacity="100%"/>
      <style:paragraph-properties fo:text-align="center" style:writing-mode="lr-tb"/>
    </style:style>
    <style:style style:name="P232" style:family="paragraph">
      <loext:graphic-properties draw:fill-color="#66ccee" draw:opacity="100%"/>
      <style:paragraph-properties fo:text-align="center" style:writing-mode="lr-tb"/>
    </style:style>
    <style:style style:name="P233" style:family="paragraph">
      <loext:graphic-properties draw:fill-color="#ccbb44" draw:opacity="100%"/>
      <style:paragraph-properties fo:text-align="center" style:writing-mode="lr-tb"/>
    </style:style>
    <style:style style:name="P234"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235" style:family="paragraph">
      <loext:graphic-properties draw:fill="none"/>
      <style:text-properties fo:color="#777777" loext:opacity="50%" fo:font-size="80pt" style:font-size-asian="66pt" style:font-size-complex="66pt"/>
    </style:style>
    <style:style style:name="P236" style:family="paragraph">
      <loext:graphic-properties draw:fill="none" draw:fill-color="#ffffff"/>
      <style:text-properties fo:color="#555555" loext:opacity="100%" style:font-name="Palatino LT Std" fo:font-size="32pt" fo:font-style="italic" style:font-size-asian="26pt" style:font-style-asian="italic" style:font-size-complex="26pt" style:font-style-complex="italic"/>
    </style:style>
    <style:style style:name="P23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38"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39" style:family="paragraph">
      <loext:graphic-properties draw:fill-color="#228833" draw:opacity="100%"/>
      <style:paragraph-properties fo:text-align="center" style:writing-mode="lr-tb"/>
    </style:style>
    <style:style style:name="P240"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241" style:family="paragraph">
      <loext:graphic-properties draw:fill="none"/>
      <style:paragraph-properties fo:text-align="center"/>
      <style:text-properties fo:font-style="italic" style:font-style-asian="italic" style:font-style-complex="italic"/>
    </style:style>
    <style:style style:name="P242"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4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4"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5"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46" style:family="paragraph">
      <style:paragraph-properties fo:text-align="center"/>
      <style:text-properties fo:color="#ffffff" loext:opacity="100%" fo:font-style="italic" style:font-style-asian="italic" style:font-style-complex="italic"/>
    </style:style>
    <style:style style:name="P247"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48" style:family="paragraph">
      <loext:graphic-properties draw:fill="none" draw:fill-color="#ffffff"/>
      <style:text-properties fo:color="#228833" loext:opacity="100%" fo:font-style="italic" style:font-style-asian="italic" style:font-style-complex="italic"/>
    </style:style>
    <style:style style:name="P249" style:family="paragraph">
      <loext:graphic-properties draw:fill="none" draw:fill-color="#ffffff"/>
      <style:text-properties fo:color="#555555" loext:opacity="100%" style:font-name="Palatino LT Std" fo:font-size="20pt" fo:font-style="normal" style:font-size-asian="16pt" style:font-style-asian="normal" style:font-size-complex="16pt" style:font-style-complex="normal"/>
    </style:style>
    <style:style style:name="P250" style:family="paragraph">
      <loext:graphic-properties draw:fill="none" draw:fill-color="#ffffff"/>
      <style:paragraph-properties fo:text-align="center"/>
      <style:text-properties fo:color="#228833" loext:opacity="100%"/>
    </style:style>
    <style:style style:name="P251" style:family="paragraph">
      <loext:graphic-properties draw:fill="none" draw:fill-color="#ffffff"/>
      <style:paragraph-properties fo:text-align="center"/>
      <style:text-properties fo:color="#4477aa" loext:opacity="100%" fo:font-size="18pt" style:font-size-asian="15pt" style:font-size-complex="15pt"/>
    </style:style>
    <style:style style:name="P252" style:family="paragraph">
      <loext:graphic-properties draw:fill="none" draw:fill-color="#ffffff"/>
      <style:paragraph-properties fo:text-align="center"/>
      <style:text-properties fo:color="#aa3377" loext:opacity="100%" fo:font-size="18pt" style:font-size-asian="15pt" style:font-size-complex="15pt"/>
    </style:style>
    <style:style style:name="P253" style:family="paragraph">
      <loext:graphic-properties draw:fill="solid" draw:fill-color="#bbbbbb" draw:opacity="25%"/>
      <style:paragraph-properties fo:text-align="center"/>
      <style:text-properties fo:font-size="22pt" style:font-size-asian="20pt" style:font-size-complex="20pt"/>
    </style:style>
    <style:style style:name="P254" style:family="paragraph">
      <loext:graphic-properties draw:fill="none" draw:fill-color="#bbbbbb" draw:opacity="25%"/>
      <style:paragraph-properties fo:text-align="center"/>
      <style:text-properties fo:font-size="22pt" style:font-size-asian="20pt" style:font-size-complex="20pt"/>
    </style:style>
    <style:style style:name="P255" style:family="paragraph">
      <loext:graphic-properties draw:fill-color="#4477aa"/>
      <style:paragraph-properties fo:text-align="center"/>
      <style:text-properties fo:font-size="22pt" style:font-size-asian="20pt" style:font-size-complex="20pt"/>
    </style:style>
    <style:style style:name="P256"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57" style:family="paragraph">
      <style:paragraph-properties fo:line-height="115%" fo:text-align="center"/>
    </style:style>
    <style:style style:name="P258" style:family="paragraph">
      <loext:graphic-properties draw:fill="none" draw:fill-color="#ffffff"/>
      <style:paragraph-properties fo:text-align="center"/>
      <style:text-properties fo:color="#4477aa" loext:opacity="100%" fo:font-size="36pt" style:font-size-asian="28pt" style:font-size-complex="28pt"/>
    </style:style>
    <style:style style:name="P259" style:family="paragraph">
      <loext:graphic-properties draw:fill="none" draw:fill-color="#ffffff"/>
      <style:text-properties fo:color="#4477aa" loext:opacity="100%" fo:font-size="36pt" style:font-size-asian="28pt" style:font-size-complex="28pt"/>
    </style:style>
    <style:style style:name="P260" style:family="paragraph">
      <loext:graphic-properties draw:fill="none" draw:fill-color="#ffffff"/>
      <style:paragraph-properties fo:text-align="center"/>
      <style:text-properties fo:color="#aa3377" loext:opacity="100%" fo:font-size="36pt" style:font-size-asian="28pt" style:font-size-complex="28pt"/>
    </style:style>
    <style:style style:name="P261" style:family="paragraph">
      <loext:graphic-properties draw:fill="none" draw:fill-color="#ffffff"/>
      <style:text-properties fo:color="#aa3377" loext:opacity="100%" fo:font-size="36pt" style:font-size-asian="28pt" style:font-size-complex="28pt"/>
    </style:style>
    <style:style style:name="P262" style:family="paragraph">
      <loext:graphic-properties draw:fill="none" draw:fill-color="#ffffff"/>
      <style:paragraph-properties fo:text-align="center"/>
      <style:text-properties fo:color="#ccbb44" loext:opacity="100%" fo:font-size="36pt" style:font-size-asian="28pt" style:font-size-complex="28pt"/>
    </style:style>
    <style:style style:name="P263" style:family="paragraph">
      <loext:graphic-properties draw:fill="none" draw:fill-color="#ffffff"/>
      <style:text-properties fo:color="#228833" loext:opacity="100%" fo:font-size="36pt" style:font-size-asian="28pt" style:font-size-complex="28pt"/>
    </style:style>
    <style:style style:name="P264" style:family="paragraph">
      <loext:graphic-properties draw:fill="none" draw:fill-color="#ffffff"/>
      <style:paragraph-properties fo:text-align="center"/>
      <style:text-properties fo:color="#228833" loext:opacity="100%" fo:font-size="36pt" style:font-size-asian="28pt" style:font-size-complex="28pt"/>
    </style:style>
    <style:style style:name="P265" style:family="paragraph">
      <loext:graphic-properties draw:fill="none" draw:fill-color="#ffffff"/>
      <style:paragraph-properties fo:text-align="center"/>
      <style:text-properties fo:color="#228833" loext:opacity="100%" fo:font-size="48pt" style:font-size-asian="42pt" style:font-size-complex="42pt"/>
    </style:style>
    <style:style style:name="P266" style:family="paragraph">
      <loext:graphic-properties draw:fill="none" draw:fill-color="#ffffff"/>
      <style:paragraph-properties fo:text-align="center"/>
      <style:text-properties fo:color="#aa3377" loext:opacity="100%" fo:font-size="48pt" style:font-size-asian="42pt" style:font-size-complex="42pt"/>
    </style:style>
    <style:style style:name="P267" style:family="paragraph">
      <loext:graphic-properties draw:fill="solid" draw:fill-color="#729fcf"/>
      <style:paragraph-properties fo:text-align="center"/>
    </style:style>
    <style:style style:name="P268" style:family="paragraph">
      <loext:graphic-properties draw:fill="none" draw:fill-color="#ffffff"/>
      <style:paragraph-properties fo:margin-left="0cm" fo:margin-right="0cm" fo:margin-top="0cm" fo:margin-bottom="0cm" fo:line-height="100%" fo:text-indent="0cm"/>
      <style:text-properties fo:font-size="21pt"/>
    </style:style>
    <style:style style:name="P269" style:family="paragraph">
      <loext:graphic-properties draw:fill="none"/>
    </style:style>
    <style:style style:name="P270"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888888" loext:opacity="100%" style:font-name="TeX Gyre Pagella" fo:font-size="48pt" style:font-size-asian="42pt" style:font-size-complex="42pt"/>
    </style:style>
    <style:style style:name="T2" style:family="text">
      <style:text-properties fo:color="#888888" loext:opacity="100%" fo:font-size="48pt" fo:font-style="italic" style:font-size-asian="42pt" style:font-style-asian="italic" style:font-size-complex="42pt" style:font-style-complex="italic"/>
    </style:style>
    <style:style style:name="T3" style:family="text">
      <style:text-properties fo:font-size="24pt" style:font-size-asian="21pt" style:font-size-complex="21pt"/>
    </style:style>
    <style:style style:name="T4" style:family="text">
      <style:text-properties fo:color="#4477aa" loext:opacity="100%" fo:font-size="40pt" style:font-size-asian="32pt" style:font-size-complex="32pt"/>
    </style:style>
    <style:style style:name="T5" style:family="text">
      <style:text-properties fo:color="#228833" loext:opacity="100%" fo:font-size="40pt" style:font-size-asian="32pt" style:font-size-complex="32pt"/>
    </style:style>
    <style:style style:name="T6" style:family="text">
      <style:text-properties fo:font-variant="normal" fo:text-transform="none" fo:color="#4477aa" loext:opacity="100%" style:text-outline="false" style:text-line-through-style="none" style:text-line-through-type="none" style:font-name="Font Awesome 6 Free Regular1" fo:font-size="22pt" fo:font-style="normal" fo:text-shadow="none" style:text-underline-style="none" fo:font-weight="normal" style:letter-kerning="true" fo:background-color="transparent" style:font-name-asian="Font Awesome 6 Free Regular1" style:font-size-asian="22pt" style:font-style-asian="normal" style:font-weight-asian="normal" style:font-name-complex="Font Awesome 6 Free Regular1" style:font-size-complex="2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888888" loext:opacity="100%" style:text-outline="false" style:text-line-through-style="none" style:text-line-through-type="none" style:font-name="Font Awesome 6 Free Solid2" fo:font-size="28pt" fo:font-style="normal" fo:text-shadow="none" style:text-underline-style="none" fo:font-weight="normal" style:letter-kerning="true" fo:background-color="#ffffff" style:font-name-asian="Font Awesome 6 Free Solid2" style:font-size-asian="28pt" style:font-style-asian="normal" style:font-weight-asian="normal" style:font-name-complex="Font Awesome 6 Free Solid2" style:font-size-complex="28pt" style:font-style-complex="normal" style:font-weight-complex="normal" style:text-emphasize="none" style:font-relief="none" style:text-overline-style="none" style:text-overline-color="font-color"/>
    </style:style>
    <style:style style:name="T8" style:family="text">
      <style:text-properties fo:color="#888888" loext:opacity="100%" style:text-position="-8% 58%" fo:font-size="48pt" fo:font-style="normal" style:font-size-asian="42pt" style:font-style-asian="normal" style:font-size-complex="42pt" style:font-style-complex="normal"/>
    </style:style>
    <style:style style:name="T9" style:family="text">
      <style:text-properties fo:color="#4477aa" loext:opacity="100%" style:font-name="Palatino LT Std" fo:font-size="36pt" fo:font-style="normal" style:font-size-asian="28pt" style:font-style-asian="normal" style:font-size-complex="28pt" style:font-style-complex="normal"/>
    </style:style>
    <style:style style:name="T10" style:family="text">
      <style:text-properties fo:color="#aa3377" loext:opacity="100%" style:font-name="Palatino LT Std" fo:font-size="36pt" fo:font-style="normal" style:font-size-asian="28pt" style:font-style-asian="normal" style:font-size-complex="28pt" style:font-style-complex="normal"/>
    </style:style>
    <style:style style:name="T11" style:family="text">
      <style:text-properties fo:color="#555555" loext:opacity="100%" style:font-name="Palatino LT Std" fo:font-size="72pt" fo:font-style="italic" style:font-size-asian="60pt" style:font-style-asian="italic" style:font-size-complex="60pt" style:font-style-complex="italic"/>
    </style:style>
    <style:style style:name="T12" style:family="text">
      <style:text-properties fo:color="#555555" loext:opacity="100%" style:font-name="Palatino LT Std" fo:font-size="54pt" fo:font-style="italic" style:font-size-asian="44pt" style:font-style-asian="italic" style:font-size-complex="44pt" style:font-style-complex="italic"/>
    </style:style>
    <style:style style:name="T13" style:family="text">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 style:family="text">
      <style:text-properties fo:color="#4477aa" loext:opacity="100%" fo:font-size="48pt" fo:font-style="italic" style:font-size-asian="42pt" style:font-style-asian="italic" style:font-size-complex="42pt" style:font-style-complex="italic"/>
    </style:style>
    <style:style style:name="T15" style:family="text">
      <style:text-properties fo:color="#4477aa" loext:opacity="100%" style:text-position="-8% 58%" fo:font-size="48pt" style:font-size-asian="42pt" style:font-size-complex="42pt"/>
    </style:style>
    <style:style style:name="T16" style:family="text">
      <style:text-properties fo:color="#555555" loext:opacity="100%" style:text-position="-8% 58%" style:font-name="Palatino LT Std" fo:font-size="54pt" fo:font-style="normal" style:font-size-asian="44pt" style:font-style-asian="normal" style:font-size-complex="44pt" style:font-style-complex="normal"/>
    </style:style>
    <style:style style:name="T17" style:family="text">
      <style:text-properties fo:color="#777777" loext:opacity="100%" style:font-name="Palatino LT Std" fo:font-size="28pt" fo:font-style="italic" style:font-size-asian="24pt" style:font-style-asian="italic" style:font-size-complex="24pt" style:font-style-complex="italic"/>
    </style:style>
    <style:style style:name="T18" style:family="text">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9" style:family="text">
      <style:text-properties fo:color="#4477aa" loext:opacity="100%" style:font-name="Palatino LT Std" fo:font-size="22pt" fo:font-style="normal" style:font-size-asian="20pt" style:font-style-asian="normal" style:font-size-complex="20pt" style:font-style-complex="normal"/>
    </style:style>
    <style:style style:name="T20" style:family="text">
      <style:text-properties fo:color="#4477aa" loext:opacity="100%" style:font-name="Palatino LT Std" fo:font-size="26pt" fo:font-style="normal" style:font-size-asian="22pt" style:font-style-asian="normal" style:font-size-complex="22pt" style:font-style-complex="normal"/>
    </style:style>
    <style:style style:name="T21" style:family="text">
      <style:text-properties fo:color="#228833" loext:opacity="100%" style:font-name="Palatino LT Std" fo:font-size="22pt" fo:font-style="normal" style:font-size-asian="20pt" style:font-style-asian="normal" style:font-size-complex="20pt" style:font-style-complex="normal"/>
    </style:style>
    <style:style style:name="T22" style:family="text">
      <style:text-properties fo:color="#228833" loext:opacity="100%" style:font-name="Palatino LT Std" fo:font-size="26pt" fo:font-style="normal" style:font-size-asian="22pt" style:font-style-asian="normal" style:font-size-complex="22pt" style:font-style-complex="normal"/>
    </style:style>
    <style:style style:name="T23" style:family="text">
      <style:text-properties fo:color="#228833" loext:opacity="100%" fo:font-size="28pt" fo:font-style="italic" style:font-size-asian="24pt" style:font-style-asian="italic" style:font-size-complex="24pt" style:font-style-complex="italic"/>
    </style:style>
    <style:style style:name="T24" style:family="text">
      <style:text-properties fo:color="#228833" loext:opacity="100%" style:text-position="-8% 58%" fo:font-size="28pt" style:font-size-asian="24pt" style:font-size-complex="24pt"/>
    </style:style>
    <style:style style:name="T25" style:family="text">
      <style:text-properties fo:color="#4477aa" loext:opacity="100%" fo:font-size="28pt" fo:font-style="italic" style:font-size-asian="24pt" style:font-style-asian="italic" style:font-size-complex="24pt" style:font-style-complex="italic"/>
    </style:style>
    <style:style style:name="T26" style:family="text">
      <style:text-properties fo:color="#4477aa" loext:opacity="100%" style:text-position="-8% 58%" fo:font-size="28pt" style:font-size-asian="24pt" style:font-size-complex="24pt"/>
    </style:style>
    <style:style style:name="T27" style:family="text">
      <style:text-properties fo:color="#aa3377" loext:opacity="100%" fo:font-size="28pt" fo:font-style="italic" style:font-size-asian="24pt" style:font-style-asian="italic" style:font-size-complex="24pt" style:font-style-complex="italic"/>
    </style:style>
    <style:style style:name="T28" style:family="text">
      <style:text-properties fo:color="#aa3377" loext:opacity="100%" style:text-position="-8% 58%" fo:font-size="28pt" style:font-size-asian="24pt" style:font-size-complex="24pt"/>
    </style:style>
    <style:style style:name="T29" style:family="text">
      <style:text-properties fo:color="#ee6677" loext:opacity="100%" fo:font-size="28pt" fo:font-style="italic" style:font-size-asian="24pt" style:font-style-asian="italic" style:font-size-complex="24pt" style:font-style-complex="italic"/>
    </style:style>
    <style:style style:name="T30" style:family="text">
      <style:text-properties fo:color="#ee6677" loext:opacity="100%" style:text-position="-8% 58%" fo:font-size="28pt" style:font-size-asian="24pt" style:font-size-complex="24pt"/>
    </style:style>
    <style:style style:name="T31" style:family="text">
      <style:text-properties fo:color="#000000" loext:opacity="100%" style:font-name="Palatino LT Std" fo:font-size="28pt" fo:font-style="italic" style:font-size-asian="24pt" style:font-style-asian="italic" style:font-size-complex="24pt" style:font-style-complex="italic"/>
    </style:style>
    <style:style style:name="T32" style:family="text">
      <style:text-properties fo:color="#4477aa" loext:opacity="100%" style:font-name="Palatino LT Std" fo:font-size="16pt" fo:font-style="normal" style:font-size-asian="14pt" style:font-style-asian="normal" style:font-size-complex="14pt" style:font-style-complex="normal"/>
    </style:style>
    <style:style style:name="T33" style:family="text">
      <style:text-properties fo:color="#4477aa" loext:opacity="100%" style:font-name="Palatino LT Std" fo:font-size="22pt" fo:font-style="italic" style:font-size-asian="20pt" style:font-style-asian="italic" style:font-size-complex="20pt" style:font-style-complex="italic"/>
    </style:style>
    <style:style style:name="T34" style:family="text">
      <style:text-properties fo:color="#4477aa" loext:opacity="100%" style:text-position="-8% 58%" style:font-name="Palatino LT Std" fo:font-size="22pt" fo:font-style="italic" style:font-size-asian="20pt" style:font-style-asian="italic" style:font-size-complex="20pt" style:font-style-complex="italic"/>
    </style:style>
    <style:style style:name="T35" style:family="text">
      <style:text-properties fo:color="#228833" loext:opacity="100%" style:font-name="Palatino LT Std" fo:font-size="16pt" fo:font-style="normal" style:font-size-asian="14pt" style:font-style-asian="normal" style:font-size-complex="14pt" style:font-style-complex="normal"/>
    </style:style>
    <style:style style:name="T36" style:family="text">
      <style:text-properties fo:color="#228833" loext:opacity="100%" style:font-name="Palatino LT Std" fo:font-size="22pt" fo:font-style="italic" style:font-size-asian="20pt" style:font-style-asian="italic" style:font-size-complex="20pt" style:font-style-complex="italic"/>
    </style:style>
    <style:style style:name="T37" style:family="text">
      <style:text-properties fo:color="#228833" loext:opacity="100%" style:text-position="-8% 58%" style:font-name="Palatino LT Std" fo:font-size="22pt" fo:font-style="italic" style:font-size-asian="20pt" style:font-style-asian="italic" style:font-size-complex="20pt" style:font-style-complex="italic"/>
    </style:style>
    <style:style style:name="T38" style:family="text">
      <style:text-properties fo:color="#aa3377" loext:opacity="100%" style:font-name="Palatino LT Std" fo:font-size="40pt" style:font-size-asian="32pt" style:font-size-complex="32pt"/>
    </style:style>
    <style:style style:name="T39" style:family="text">
      <style:text-properties fo:color="#aa3377" loext:opacity="100%" style:font-name="Palatino LT Std" fo:font-size="40pt" fo:font-style="italic" style:font-size-asian="32pt" style:font-style-asian="italic" style:font-size-complex="32pt" style:font-style-complex="italic"/>
    </style:style>
    <style:style style:name="T40" style:family="text">
      <style:text-properties fo:color="#66ccee" loext:opacity="100%" fo:font-size="44pt" fo:font-style="italic" style:font-size-asian="40pt" style:font-style-asian="italic" style:font-size-complex="40pt" style:font-style-complex="italic"/>
    </style:style>
    <style:style style:name="T41" style:family="text">
      <style:text-properties fo:color="#66ccee" loext:opacity="100%" style:text-position="-8% 58%" fo:font-size="44pt" fo:font-style="italic" style:font-size-asian="40pt" style:font-style-asian="italic" style:font-size-complex="40pt" style:font-style-complex="italic"/>
    </style:style>
    <style:style style:name="T42" style:family="text">
      <style:text-properties fo:color="#555555" loext:opacity="100%" fo:font-size="32pt" fo:font-style="italic" style:font-size-asian="26pt" style:font-style-asian="italic" style:font-size-complex="26pt" style:font-style-complex="italic"/>
    </style:style>
    <style:style style:name="T43" style:family="text">
      <style:text-properties fo:color="#ccbb44" loext:opacity="100%" fo:font-size="44pt" fo:font-style="italic" style:font-size-asian="40pt" style:font-style-asian="italic" style:font-size-complex="40pt" style:font-style-complex="italic"/>
    </style:style>
    <style:style style:name="T44" style:family="text">
      <style:text-properties fo:color="#ccbb44" loext:opacity="100%" style:text-position="-8% 58%" fo:font-size="44pt" fo:font-style="italic" style:font-size-asian="40pt" style:font-style-asian="italic" style:font-size-complex="40pt" style:font-style-complex="italic"/>
    </style:style>
    <style:style style:name="T45" style:family="text">
      <style:text-properties fo:color="#4477aa" loext:opacity="100%" fo:font-size="26pt" fo:font-style="italic" style:font-size-asian="22pt" style:font-style-asian="italic" style:font-size-complex="22pt" style:font-style-complex="italic"/>
    </style:style>
    <style:style style:name="T46" style:family="text">
      <style:text-properties fo:color="#4477aa" loext:opacity="100%" fo:font-size="26pt" style:font-size-asian="22pt" style:font-size-complex="22pt"/>
    </style:style>
    <style:style style:name="T47" style:family="text">
      <style:text-properties fo:color="#ee6677" loext:opacity="100%" fo:font-size="26pt" fo:font-style="italic" style:font-size-asian="22pt" style:font-style-asian="italic" style:font-size-complex="22pt" style:font-style-complex="italic"/>
    </style:style>
    <style:style style:name="T48" style:family="text">
      <style:text-properties fo:color="#ee6677" loext:opacity="100%" fo:font-size="26pt" style:font-size-asian="22pt" style:font-size-complex="22pt"/>
    </style:style>
    <style:style style:name="T49" style:family="text">
      <style:text-properties fo:color="#c9211e" loext:opacity="100%" fo:font-style="italic" fo:font-weight="900" style:font-style-asian="italic" style:font-weight-asian="bold" style:font-style-complex="italic" style:font-weight-complex="bold"/>
    </style:style>
    <style:style style:name="T50" style:family="text">
      <style:text-properties fo:color="#c9211e" loext:opacity="100%" fo:font-style="italic" fo:font-weight="normal" style:font-style-asian="italic" style:font-weight-asian="normal" style:font-style-complex="italic" style:font-weight-complex="normal"/>
    </style:style>
    <style:style style:name="T51" style:family="text">
      <style:text-properties fo:color="#ccbb44" loext:opacity="100%" fo:font-style="italic" fo:font-weight="normal" style:font-style-asian="italic" style:font-weight-asian="normal" style:font-style-complex="italic" style:font-weight-complex="normal"/>
    </style:style>
    <style:style style:name="T52" style:family="text">
      <style:text-properties fo:color="#555555" loext:opacity="100%" style:font-name="Palatino LT Std" fo:font-style="italic" style:font-style-asian="italic" style:font-style-complex="italic"/>
    </style:style>
    <style:style style:name="T53" style:family="text">
      <style:text-properties fo:color="#555555" loext:opacity="100%" style:font-name="Palatino LT Std" fo:font-style="normal" style:font-style-asian="normal" style:font-style-complex="normal"/>
    </style:style>
    <style:style style:name="T54" style:family="text">
      <style:text-properties fo:font-size="14pt" style:font-size-asian="12pt" style:font-size-complex="12pt"/>
    </style:style>
    <style:style style:name="T55" style:family="text">
      <style:text-properties fo:color="#ffffff" loext:opacity="100%"/>
    </style:style>
    <style:style style:name="T56" style:family="text">
      <style:text-properties fo:color="#000000" loext:opacity="100%"/>
    </style:style>
    <style:style style:name="T57" style:family="text">
      <style:text-properties style:font-name="Palatino LT Std" fo:font-size="26pt" style:font-size-asian="22pt" style:font-size-complex="22pt"/>
    </style:style>
    <style:style style:name="T58" style:family="text">
      <style:text-properties fo:color="#228833" loext:opacity="100%" fo:font-size="24pt" fo:font-weight="bold" style:font-size-asian="21pt" style:font-weight-asian="bold" style:font-size-complex="21pt" style:font-weight-complex="bold"/>
    </style:style>
    <style:style style:name="T59" style:family="text">
      <style:text-properties fo:color="#66ccee" loext:opacity="100%" fo:font-size="24pt" fo:font-weight="bold" style:font-size-asian="21pt" style:font-weight-asian="bold" style:font-size-complex="21pt" style:font-weight-complex="bold"/>
    </style:style>
    <style:style style:name="T60" style:family="text">
      <style:text-properties fo:color="#ee6677" loext:opacity="100%" fo:font-size="24pt" fo:font-weight="bold" style:font-size-asian="21pt" style:font-weight-asian="bold" style:font-size-complex="21pt" style:font-weight-complex="bold"/>
    </style:style>
    <style:style style:name="T61" style:family="text">
      <style:text-properties fo:font-size="13pt" style:font-size-asian="11pt" style:font-size-complex="11pt"/>
    </style:style>
    <style:style style:name="T62" style:family="text">
      <style:text-properties fo:color="#4477aa" loext:opacity="100%" fo:font-size="24pt" fo:font-weight="bold" style:font-size-asian="21pt" style:font-weight-asian="bold" style:font-size-complex="21pt" style:font-weight-complex="bold"/>
    </style:style>
    <style:style style:name="T63" style:family="text">
      <style:text-properties fo:color="#aa3377" loext:opacity="100%" fo:font-size="24pt" fo:font-weight="bold" style:font-size-asian="21pt" style:font-weight-asian="bold" style:font-size-complex="21pt" style:font-weight-complex="bold"/>
    </style:style>
    <style:style style:name="T64" style:family="text">
      <style:text-properties fo:font-size="28pt" style:font-size-asian="24pt" style:font-size-complex="24pt"/>
    </style:style>
    <style:style style:name="T65" style:family="text">
      <style:text-properties fo:color="#aa3377" loext:opacity="100%" fo:font-size="32pt" style:font-size-asian="26pt" style:font-size-complex="26pt"/>
    </style:style>
    <style:style style:name="T66"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67"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68" style:family="text">
      <style:text-properties fo:font-size="42pt" fo:font-style="italic" style:font-size-asian="36pt" style:font-style-asian="italic" style:font-size-complex="36pt" style:font-style-complex="italic"/>
    </style:style>
    <style:style style:name="T69" style:family="text">
      <style:text-properties style:text-position="-8% 58%" fo:font-size="42pt" style:font-size-asian="36pt" style:font-size-complex="36pt"/>
    </style:style>
    <style:style style:name="T70" style:family="text">
      <style:text-properties fo:color="#aa3377" loext:opacity="100%" style:font-name="Palatino LT Std" fo:font-size="16pt" fo:font-style="normal" style:font-size-asian="14pt" style:font-style-asian="normal" style:font-size-complex="14pt" style:font-style-complex="normal"/>
    </style:style>
    <style:style style:name="T71" style:family="text">
      <style:text-properties fo:color="#aa3377" loext:opacity="100%" style:font-name="Palatino LT Std" fo:font-size="16pt" fo:font-style="italic" style:font-size-asian="14pt" style:font-style-asian="italic" style:font-size-complex="14pt" style:font-style-complex="italic"/>
    </style:style>
    <style:style style:name="T72" style:family="text">
      <style:text-properties fo:color="#aa3377" loext:opacity="100%" style:font-name="Palatino LT Std" fo:font-size="16pt" style:font-size-asian="14pt" style:font-size-complex="14pt"/>
    </style:style>
    <style:style style:name="T73" style:family="text">
      <style:text-properties fo:color="#ee6677" loext:opacity="100%" style:font-name="Palatino LT Std" fo:font-size="16pt" fo:font-style="italic" style:font-size-asian="14pt" style:font-style-asian="italic" style:font-size-complex="14pt" style:font-style-complex="italic"/>
    </style:style>
    <style:style style:name="T74" style:family="text">
      <style:text-properties fo:color="#ee6677" loext:opacity="100%" style:text-position="-8% 58%" style:font-name="Palatino LT Std" fo:font-size="16pt" style:font-size-asian="14pt" style:font-size-complex="14pt"/>
    </style:style>
    <style:style style:name="T75" style:family="text">
      <style:text-properties fo:color="#ee6677" loext:opacity="100%" style:font-name="Palatino LT Std" fo:font-size="16pt" style:font-size-asian="14pt" style:font-size-complex="14pt"/>
    </style:style>
    <style:style style:name="T76" style:family="text">
      <style:text-properties fo:color="#555555" loext:opacity="100%" style:font-name="Palatino LT Std" fo:font-size="16pt" fo:font-weight="normal" style:font-size-asian="14pt" style:font-weight-asian="normal" style:font-size-complex="14pt" style:font-weight-complex="normal"/>
    </style:style>
    <style:style style:name="T77" style:family="text">
      <style:text-properties fo:color="#555555" loext:opacity="100%" style:font-name="Palatino LT Std" fo:font-size="16pt" style:font-size-asian="14pt" style:font-size-complex="14pt"/>
    </style:style>
    <style:style style:name="T78" style:family="text">
      <style:text-properties fo:color="#000000" loext:opacity="100%" fo:font-size="16pt" style:font-size-asian="16pt" style:font-size-complex="16pt"/>
    </style:style>
    <style:style style:name="T79" style:family="text">
      <style:text-properties fo:color="#000000" loext:opacity="100%" fo:font-size="16pt" fo:font-style="italic" style:font-size-asian="16pt" style:font-style-asian="italic" style:font-size-complex="16pt" style:font-style-complex="italic"/>
    </style:style>
    <style:style style:name="T80" style:family="text">
      <style:text-properties fo:color="#555555" loext:opacity="100%" style:font-name="Palatino LT Std" fo:font-size="28pt" fo:font-style="italic" style:font-size-asian="24pt" style:font-style-asian="italic" style:font-size-complex="24pt" style:font-style-complex="italic"/>
    </style:style>
    <style:style style:name="T81" style:family="text">
      <style:text-properties fo:font-size="16pt" style:font-size-asian="14pt" style:font-size-complex="14pt"/>
    </style:style>
    <style:style style:name="T82" style:family="text">
      <style:text-properties fo:color="#000000" loext:opacity="100%" fo:font-size="54pt" style:font-size-asian="44pt" style:font-size-complex="44pt"/>
    </style:style>
    <style:style style:name="T83" style:family="text">
      <style:text-properties fo:color="#ffffff" loext:opacity="100%" fo:font-size="54pt" style:font-size-asian="44pt" style:font-size-complex="44pt"/>
    </style:style>
    <style:style style:name="T84" style:family="text">
      <style:text-properties fo:color="#aa3377" loext:opacity="100%" fo:font-size="80pt" fo:font-style="italic" style:font-size-asian="66pt" style:font-style-asian="italic" style:font-size-complex="66pt" style:font-style-complex="italic"/>
    </style:style>
    <style:style style:name="T85"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86"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87"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88"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89"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90"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91" style:family="text">
      <style:text-properties style:font-name="Palatino LT Std" fo:font-size="54pt" fo:font-style="italic" style:font-size-asian="44pt" style:font-style-asian="italic" style:font-size-complex="44pt" style:font-style-complex="italic"/>
    </style:style>
    <style:style style:name="T92" style:family="text">
      <style:text-properties style:text-position="-8% 58%" style:font-name="Palatino LT Std" fo:font-size="54pt" style:font-size-asian="44pt" style:font-size-complex="44pt"/>
    </style:style>
    <style:style style:name="T93" style:family="text">
      <style:text-properties fo:color="#228833" loext:opacity="100%" style:font-name="Palatino LT Std" fo:font-size="22pt" fo:font-style="normal" style:font-size-asian="20pt" style:font-style-asian="italic" style:font-size-complex="20pt" style:font-style-complex="italic"/>
    </style:style>
    <style:style style:name="T94" style:family="text">
      <style:text-properties fo:color="#228833" loext:opacity="100%" style:text-position="-8% 58%" style:font-name="Palatino LT Std" fo:font-size="22pt" fo:font-style="normal" style:font-size-asian="20pt" style:font-style-asian="italic" style:font-size-complex="20pt" style:font-style-complex="italic"/>
    </style:style>
    <style:style style:name="T95" style:family="text">
      <style:text-properties style:font-name="Palatino LT Std" fo:font-size="24pt" fo:font-style="normal" style:font-size-asian="21pt" style:font-style-asian="italic" style:font-size-complex="21pt" style:font-style-complex="italic"/>
    </style:style>
    <style:style style:name="T96" style:family="text">
      <style:text-properties style:font-name="Palatino LT Std" fo:font-size="24pt" fo:font-style="italic" style:font-size-asian="21pt" style:font-style-asian="italic" style:font-size-complex="21pt" style:font-style-complex="italic"/>
    </style:style>
    <style:style style:name="T97" style:family="text">
      <style:text-properties style:text-position="-8% 58%" style:font-name="Palatino LT Std" fo:font-size="24pt" fo:font-style="normal" style:font-size-asian="21pt" style:font-style-asian="italic" style:font-size-complex="21pt" style:font-style-complex="italic"/>
    </style:style>
    <style:style style:name="T98" style:family="text">
      <style:text-properties fo:color="#228833" loext:opacity="100%" style:font-name="Palatino LT Std" fo:font-size="40pt" fo:font-style="italic" style:font-size-asian="32pt" style:font-style-asian="italic" style:font-size-complex="32pt" style:font-style-complex="italic"/>
    </style:style>
    <style:style style:name="T99" style:family="text">
      <style:text-properties fo:color="#228833" loext:opacity="100%" style:text-position="-8% 58%" style:font-name="Palatino LT Std" fo:font-size="40pt" style:font-size-asian="32pt" style:font-size-complex="32pt"/>
    </style:style>
    <style:style style:name="T100" style:family="text">
      <style:text-properties fo:color="#bbbbbb" loext:opacity="100%" style:font-name="Palatino LT Std" fo:font-size="28pt" fo:font-style="italic" style:font-size-asian="24pt" style:font-style-asian="italic" style:font-size-complex="24pt" style:font-style-complex="italic"/>
    </style:style>
    <style:style style:name="T101" style:family="text">
      <style:text-properties fo:color="#777777" loext:opacity="100%" style:font-name="Palatino LT Std" fo:font-size="16pt" style:font-size-asian="14pt" style:font-size-complex="14pt"/>
    </style:style>
    <style:style style:name="T102" style:family="text">
      <style:text-properties fo:color="#ee6677" loext:opacity="100%" style:font-name="Palatino LT Std" fo:font-size="20pt" style:text-underline-style="none" style:font-size-asian="16pt" style:font-size-complex="16pt"/>
    </style:style>
    <style:style style:name="T103" style:family="text">
      <style:text-properties fo:color="#4477aa" loext:opacity="100%" fo:font-size="15pt" style:font-size-asian="13pt" style:font-size-complex="13pt"/>
    </style:style>
    <style:style style:name="T104" style:family="text">
      <style:text-properties style:font-name="Palatino LT Std" fo:font-style="italic" style:font-style-asian="italic" style:font-style-complex="italic"/>
    </style:style>
    <style:style style:name="T105" style:family="text">
      <style:text-properties style:font-name="Palatino LT Std"/>
    </style:style>
    <style:style style:name="T106" style:family="text">
      <style:text-properties fo:color="#4477aa" loext:opacity="100%" fo:font-size="13pt" fo:font-style="italic" style:font-size-asian="11pt" style:font-style-asian="italic" style:font-size-complex="11pt" style:font-style-complex="italic"/>
    </style:style>
    <style:style style:name="T107" style:family="text">
      <style:text-properties fo:color="#aa3377" loext:opacity="100%" fo:font-size="15pt" style:font-size-asian="13pt" style:font-size-complex="13pt"/>
    </style:style>
    <style:style style:name="T108" style:family="text">
      <style:text-properties fo:color="#aa3377" loext:opacity="100%" fo:font-size="13pt" fo:font-style="italic" style:font-size-asian="11pt" style:font-style-asian="italic" style:font-size-complex="11pt" style:font-style-complex="italic"/>
    </style:style>
    <style:style style:name="T109" style:family="text">
      <style:text-properties fo:color="#aa3377" loext:opacity="100%" fo:font-size="187.199996948242pt" style:font-size-asian="154.699996948242pt" style:font-size-complex="154.699996948242pt"/>
    </style:style>
    <style:style style:name="T110" style:family="text">
      <style:text-properties style:font-name="Palatino LT Std" fo:font-size="28pt" fo:font-style="italic" style:font-size-asian="24pt" style:font-style-asian="italic" style:font-size-complex="24pt" style:font-style-complex="italic"/>
    </style:style>
    <style:style style:name="T111" style:family="text">
      <style:text-properties style:font-name="Palatino LT Std" fo:font-size="28pt" style:font-size-asian="24pt" style:font-size-complex="24pt"/>
    </style:style>
    <style:style style:name="T112" style:family="text">
      <style:text-properties fo:color="#aa3377" loext:opacity="100%" fo:font-size="99.4000015258789pt" style:font-size-asian="88pt" style:font-size-complex="88pt"/>
    </style:style>
    <style:style style:name="T113" style:family="text">
      <style:text-properties style:font-name="Palatino LT Std" fo:font-size="21pt" fo:font-style="normal" fo:font-weight="normal" style:font-size-asian="18pt" style:font-style-asian="normal" style:font-weight-asian="normal" style:font-size-complex="18pt" style:font-style-complex="normal" style:font-weight-complex="normal"/>
    </style:style>
    <style:style style:name="T114" style:family="text">
      <style:text-properties style:font-name="Palatino LT Std" fo:font-size="21pt" fo:font-style="normal" style:font-size-asian="18pt" style:font-style-asian="normal" style:font-size-complex="18pt" style:font-style-complex="normal"/>
    </style:style>
    <style:style style:name="T115" style:family="text">
      <style:text-properties fo:color="#777777" loext:opacity="100%" style:font-name="Palatino LT Std" fo:font-size="40pt" style:font-size-asian="32pt" style:font-size-complex="32pt"/>
    </style:style>
    <style:style style:name="T116" style:family="text">
      <style:text-properties fo:color="#777777" loext:opacity="100%" style:font-name="Palatino LT Std" fo:font-size="40pt" fo:font-style="italic" style:font-size-asian="32pt" style:font-style-asian="italic" style:font-size-complex="32pt" style:font-style-complex="italic"/>
    </style:style>
    <style:style style:name="T117"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18"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19"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20" style:family="text">
      <style:text-properties fo:color="#4477aa" loext:opacity="100%" style:font-name="Palatino LT Std" fo:font-size="40pt" style:font-size-asian="32pt" style:font-size-complex="32pt"/>
    </style:style>
    <style:style style:name="T121" style:family="text">
      <style:text-properties fo:color="#4477aa" loext:opacity="100%" style:font-name="Palatino LT Std" fo:font-size="40pt" fo:font-style="italic" style:font-size-asian="32pt" style:font-style-asian="italic" style:font-size-complex="32pt" style:font-style-complex="italic"/>
    </style:style>
    <style:style style:name="T122" style:family="text">
      <style:text-properties fo:color="#ee6677" loext:opacity="100%" fo:font-size="44pt" fo:font-style="italic" style:font-size-asian="40pt" style:font-style-asian="italic" style:font-size-complex="40pt" style:font-style-complex="italic"/>
    </style:style>
    <style:style style:name="T123" style:family="text">
      <style:text-properties fo:color="#ee6677" loext:opacity="100%" style:text-position="-8% 58%" fo:font-size="44pt" fo:font-style="italic" style:font-size-asian="40pt" style:font-style-asian="italic" style:font-size-complex="40pt" style:font-style-complex="italic"/>
    </style:style>
    <style:style style:name="T124" style:family="text">
      <style:text-properties fo:color="#ccbb44" loext:opacity="100%" style:font-name="Palatino LT Std" fo:font-size="40pt" fo:font-style="italic" style:font-size-asian="32pt" style:font-style-asian="italic" style:font-size-complex="32pt" style:font-style-complex="italic"/>
    </style:style>
    <style:style style:name="T125" style:family="text">
      <style:text-properties fo:color="#66ccee" loext:opacity="100%" style:text-position="0% 100%" fo:font-size="44pt" fo:font-style="italic" style:font-size-asian="40pt" style:font-style-asian="italic" style:font-size-complex="40pt" style:font-style-complex="italic"/>
    </style:style>
    <style:style style:name="T126"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127" style:family="text">
      <style:text-properties fo:font-size="40pt" fo:font-style="italic" style:font-size-asian="32pt" style:font-style-asian="italic" style:font-size-complex="32pt" style:font-style-complex="italic"/>
    </style:style>
    <style:style style:name="T128" style:family="text">
      <style:text-properties style:text-position="-8% 58%" fo:font-size="40pt" style:font-size-asian="32pt" style:font-size-complex="32pt"/>
    </style:style>
    <style:style style:name="T129" style:family="text">
      <style:text-properties fo:color="#ccbb44" loext:opacity="100%" fo:font-size="42pt" fo:font-style="italic" style:font-size-asian="36pt" style:font-style-asian="italic" style:font-size-complex="36pt" style:font-style-complex="italic"/>
    </style:style>
    <style:style style:name="T130" style:family="text">
      <style:text-properties fo:color="#ccbb44" loext:opacity="100%" style:text-position="-8% 58%" fo:font-size="42pt" style:font-size-asian="36pt" style:font-size-complex="36pt"/>
    </style:style>
    <style:style style:name="T131" style:family="text">
      <style:text-properties fo:color="#ccbb44" loext:opacity="100%" style:font-name="TeX Gyre Pagella Math" fo:font-size="42pt" fo:font-style="normal" style:font-size-asian="36pt" style:font-style-asian="normal" style:font-size-complex="36pt" style:font-style-complex="normal"/>
    </style:style>
    <style:style style:name="T132" style:family="text">
      <style:text-properties fo:color="#ccbb44" loext:opacity="100%" fo:font-size="36pt" fo:font-style="italic" style:font-size-asian="28pt" style:font-style-asian="italic" style:font-size-complex="28pt" style:font-style-complex="italic"/>
    </style:style>
    <style:style style:name="T133"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134" style:family="text">
      <style:text-properties fo:color="#777777" loext:opacity="100%" fo:font-style="italic" style:font-style-asian="italic" style:font-style-complex="italic"/>
    </style:style>
    <style:style style:name="T135" style:family="text">
      <style:text-properties fo:color="#000000" loext:opacity="100%" fo:font-style="italic" style:font-style-asian="italic" style:font-style-complex="italic"/>
    </style:style>
    <style:style style:name="T136" style:family="text">
      <style:text-properties fo:color="#000000" loext:opacity="100%" style:text-position="-8% 58%" fo:font-size="26pt" fo:font-style="italic" style:font-size-asian="22pt" style:font-style-asian="italic" style:font-size-complex="22pt" style:font-style-complex="italic"/>
    </style:style>
    <style:style style:name="T137" style:family="text">
      <style:text-properties fo:color="#ee6677" loext:opacity="100%" fo:font-style="italic" style:font-style-asian="italic" style:font-style-complex="italic"/>
    </style:style>
    <style:style style:name="T138" style:family="text">
      <style:text-properties fo:color="#ee6677" loext:opacity="100%" style:text-position="-8% 58%" fo:font-size="26pt" fo:font-style="italic" style:font-size-asian="22pt" style:font-style-asian="italic" style:font-size-complex="22pt" style:font-style-complex="italic"/>
    </style:style>
    <style:style style:name="T139" style:family="text">
      <style:text-properties fo:color="#4477aa" loext:opacity="100%" fo:font-style="italic" style:font-style-asian="italic" style:font-style-complex="italic"/>
    </style:style>
    <style:style style:name="T140" style:family="text">
      <style:text-properties style:font-name="Palatino LT Std" fo:font-size="40pt" style:font-size-asian="32pt" style:font-size-complex="32pt"/>
    </style:style>
    <style:style style:name="T141"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42"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43" style:family="text">
      <style:text-properties fo:color="#aa3377" loext:opacity="100%" style:font-name="Palatino LT Std" fo:font-size="66pt" style:font-size-asian="54pt" style:font-size-complex="54pt"/>
    </style:style>
    <style:style style:name="T144" style:family="text">
      <style:text-properties fo:color="#4477aa" loext:opacity="100%" style:font-name="Palatino LT Std" fo:font-weight="bold" style:font-weight-asian="bold" style:font-weight-complex="bold"/>
    </style:style>
    <style:style style:name="T145" style:family="text">
      <style:text-properties fo:color="#aa3377" loext:opacity="100%" style:font-name="Palatino LT Std" fo:font-weight="bold" style:font-weight-asian="bold" style:font-weight-complex="bold"/>
    </style:style>
    <style:style style:name="T146" style:family="text">
      <style:text-properties fo:color="#66ccee" loext:opacity="100%" style:font-name="Palatino LT Std" fo:font-size="22pt" style:font-size-asian="20pt" style:font-size-complex="20pt"/>
    </style:style>
    <style:style style:name="T147" style:family="text">
      <style:text-properties fo:color="#4477aa" loext:opacity="100%" style:font-name="Palatino LT Std" fo:font-size="22pt" style:font-size-asian="20pt" style:font-size-complex="20pt"/>
    </style:style>
    <style:style style:name="T148" style:family="text">
      <style:text-properties fo:color="#aa3377" loext:opacity="100%" style:font-name="Palatino LT Std" fo:font-size="22pt" style:font-size-asian="20pt" style:font-size-complex="20pt"/>
    </style:style>
    <style:style style:name="T149" style:family="text">
      <style:text-properties fo:color="#bbbbbb" loext:opacity="100%" style:font-name="Palatino LT Std" fo:font-size="16pt" fo:font-style="italic" style:font-size-asian="14pt" style:font-style-asian="italic" style:font-size-complex="14pt" style:font-style-complex="italic"/>
    </style:style>
    <style:style style:name="T150" style:family="text">
      <style:text-properties fo:color="#555555" loext:opacity="100%" style:font-name="Palatino LT Std" fo:font-size="20pt" fo:font-style="italic" style:font-size-asian="16pt" style:font-style-asian="italic" style:font-size-complex="16pt" style:font-style-complex="italic"/>
    </style:style>
    <style:style style:name="T151" style:family="text">
      <style:text-properties fo:color="#4477aa" loext:opacity="100%"/>
    </style:style>
    <style:style style:name="T152" style:family="text">
      <style:text-properties fo:color="#aa3377" loext:opacity="100%"/>
    </style:style>
    <style:style style:name="T153" style:family="text">
      <style:text-properties fo:color="#4477aa" loext:opacity="100%" style:font-name="Palatino LT Std" fo:font-size="24pt" style:font-size-asian="21pt" style:font-size-complex="21pt"/>
    </style:style>
    <style:style style:name="T154" style:family="text">
      <style:text-properties fo:color="#aa3377" loext:opacity="100%" style:font-name="Palatino LT Std" fo:font-size="24pt" style:font-size-asian="21pt" style:font-size-complex="21pt"/>
    </style:style>
    <style:style style:name="T155" style:family="text">
      <style:text-properties fo:color="#66ccee" loext:opacity="100%" style:font-name="Palatino LT Std" fo:font-size="36pt" fo:font-style="normal" style:font-size-asian="28pt" style:font-style-asian="normal" style:font-size-complex="28pt" style:font-style-complex="normal"/>
    </style:style>
    <style:style style:name="T156" style:family="text">
      <style:text-properties fo:color="#ee6677" loext:opacity="100%" style:font-name="Palatino LT Std" fo:font-size="36pt" fo:font-style="normal" style:font-size-asian="28pt" style:font-style-asian="normal" style:font-size-complex="28pt" style:font-style-complex="normal"/>
    </style:style>
    <style:style style:name="T157" style:family="text">
      <style:text-properties fo:color="#4477aa" loext:opacity="100%" style:font-name="Palatino LT Std" fo:font-size="32pt" fo:font-style="normal" style:font-size-asian="26pt" style:font-style-asian="normal" style:font-size-complex="26pt" style:font-style-complex="normal"/>
    </style:style>
    <style:style style:name="T158" style:family="text">
      <style:text-properties fo:color="#66ccee" loext:opacity="100%" style:font-name="Palatino LT Std" fo:font-size="32pt" fo:font-style="normal" style:font-size-asian="26pt" style:font-style-asian="normal" style:font-size-complex="26pt" style:font-style-complex="normal"/>
    </style:style>
    <style:style style:name="T159" style:family="text">
      <style:text-properties fo:color="#aa3377" loext:opacity="100%" style:font-name="Palatino LT Std" fo:font-size="32pt" fo:font-style="normal" style:font-size-asian="26pt" style:font-style-asian="normal" style:font-size-complex="26pt" style:font-style-complex="normal"/>
    </style:style>
    <style:style style:name="T160" style:family="text">
      <style:text-properties fo:color="#ee6677" loext:opacity="100%" style:font-name="Palatino LT Std" fo:font-size="32pt" fo:font-style="normal" style:font-size-asian="26pt" style:font-style-asian="normal" style:font-size-complex="26pt" style:font-style-complex="normal"/>
    </style:style>
    <style:style style:name="T161" style:family="text">
      <style:text-properties fo:font-variant="normal" fo:text-transform="none" style:use-window-font-color="true" loext:opacity="0%" style:text-outline="false" style:text-line-through-style="none" style:text-line-through-type="none" style:font-name="Palatino LT Std"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62" style:family="text">
      <style:text-properties fo:font-variant="normal" fo:text-transform="none" style:use-window-font-color="true" loext:opacity="0%" style:text-outline="false" style:text-line-through-style="none" style:text-line-through-type="none" style:font-name="Palatino LT Std"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63" style:family="text">
      <style:text-properties style:font-name="Palatino LT Std" fo:font-size="28pt" style:font-size-asian="28pt" style:font-size-complex="28pt"/>
    </style:style>
    <style:style style:name="T164" style:family="text">
      <style:text-properties fo:color="#4477aa" loext:opacity="100%" style:font-name="Palatino LT Std" fo:font-size="21pt" fo:font-weight="bold" style:font-weight-asian="bold" style:font-weight-complex="bold"/>
    </style:style>
    <style:style style:name="T165" style:family="text">
      <style:text-properties style:font-name="Palatino LT Std" fo:font-size="42pt" fo:font-style="italic" style:font-size-asian="36pt" style:font-style-asian="italic" style:font-size-complex="36pt" style:font-style-complex="italic"/>
    </style:style>
    <style:style style:name="T166" style:family="text">
      <style:text-properties style:font-name="Palatino LT Std" fo:font-size="32pt" fo:font-style="italic" style:font-size-asian="26pt" style:font-style-asian="italic" style:font-size-complex="26pt" style:font-style-complex="italic"/>
    </style:style>
    <style:style style:name="T167" style:family="text">
      <style:text-properties fo:color="#777777" loext:opacity="100%" style:font-name="Palatino LT Std" fo:font-size="32pt" fo:font-style="italic" style:font-size-asian="26pt" style:font-style-asian="italic" style:font-size-complex="26pt" style:font-style-complex="italic"/>
    </style:style>
    <style:style style:name="T168" style:family="text">
      <style:text-properties fo:color="#000000" loext:opacity="100%" style:font-name="Palatino LT Std" fo:font-size="18pt" fo:font-weight="bold" fo:background-color="#bbbbbb" style:font-size-asian="18pt" style:font-size-complex="18pt"/>
    </style:style>
    <style:style style:name="T169" style:family="text">
      <style:text-properties fo:font-variant="normal" fo:text-transform="none" fo:color="#777777" loext:opacity="50%" style:text-outline="false" style:text-line-through-style="none" style:text-line-through-type="none" style:font-name="Font Awesome 6 Free Solid2" fo:font-size="48pt" fo:font-style="normal" fo:text-shadow="none" style:text-underline-style="none" fo:font-weight="normal" style:letter-kerning="true" fo:background-color="transparent" style:font-name-asian="Font Awesome 6 Free Solid2" style:font-size-asian="48pt" style:font-style-asian="normal" style:font-weight-asian="normal" style:font-name-complex="Font Awesome 6 Free Solid2" style:font-size-complex="48pt" style:font-style-complex="normal" style:font-weight-complex="normal" style:text-emphasize="none" style:font-relief="none" style:text-overline-style="none" style:text-overline-color="font-color"/>
    </style:style>
    <style:style style:name="T170" style:family="text">
      <style:text-properties fo:color="#555555" loext:opacity="100%" style:font-name="Palatino LT Std" fo:font-size="32pt" fo:font-style="italic" style:font-size-asian="26pt" style:font-style-asian="italic" style:font-size-complex="26pt" style:font-style-complex="italic"/>
    </style:style>
    <style:style style:name="T171"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72"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73"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74"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75"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76"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77"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78" style:family="text">
      <style:text-properties fo:font-variant="normal" fo:text-transform="none" fo:color="#228833" loext:opacity="100%" style:text-outline="false" style:text-line-through-style="none" style:text-line-through-type="none" style:font-name="Palatino LT Std1"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79"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80"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81"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82"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83" style:family="text">
      <style:text-properties fo:color="#ffffff" loext:opacity="100%" fo:font-size="36pt" fo:font-style="italic" style:font-size-asian="28pt" style:font-style-asian="italic" style:font-size-complex="28pt" style:font-style-complex="italic"/>
    </style:style>
    <style:style style:name="T184" style:family="text">
      <style:text-properties fo:color="#ffffff" loext:opacity="100%" fo:font-size="32pt" fo:font-style="italic" style:font-size-asian="26pt" style:font-style-asian="italic" style:font-size-complex="26pt" style:font-style-complex="italic"/>
    </style:style>
    <style:style style:name="T185" style:family="text">
      <style:text-properties fo:color="#228833" loext:opacity="100%" style:text-position="-8% 58%" fo:font-size="42pt" fo:font-style="italic" style:font-size-asian="36pt" style:font-style-asian="italic" style:font-size-complex="36pt" style:font-style-complex="italic"/>
    </style:style>
    <style:style style:name="T186"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87" style:family="text">
      <style:text-properties fo:color="#555555" loext:opacity="100%" style:font-name="Palatino LT Std" fo:font-size="20pt" fo:font-style="normal" style:font-size-asian="16pt" style:font-style-asian="normal" style:font-size-complex="16pt" style:font-style-complex="normal"/>
    </style:style>
    <style:style style:name="T188" style:family="text">
      <style:text-properties fo:color="#228833" loext:opacity="100%"/>
    </style:style>
    <style:style style:name="T189" style:family="text">
      <style:text-properties fo:color="#4477aa" loext:opacity="100%" fo:font-size="18pt" style:font-size-asian="15pt" style:font-size-complex="15pt"/>
    </style:style>
    <style:style style:name="T190" style:family="text">
      <style:text-properties fo:color="#aa3377" loext:opacity="100%" fo:font-size="18pt" style:font-size-asian="15pt" style:font-size-complex="15pt"/>
    </style:style>
    <style:style style:name="T191" style:family="text">
      <style:text-properties fo:color="#228833" loext:opacity="100%" fo:font-weight="900" style:font-weight-asian="bold" style:font-weight-complex="bold"/>
    </style:style>
    <style:style style:name="T192" style:family="text">
      <style:text-properties fo:color="#4477aa" loext:opacity="100%" fo:font-size="32pt" style:font-size-asian="26pt" style:font-size-complex="26pt"/>
    </style:style>
    <style:style style:name="T193" style:family="text">
      <style:text-properties fo:color="#ccbb44" loext:opacity="100%" fo:font-size="18pt" style:font-size-asian="15pt" style:font-size-complex="15pt"/>
    </style:style>
    <style:style style:name="T194" style:family="text">
      <style:text-properties fo:color="#ccbb44" loext:opacity="100%" fo:font-size="32pt" style:font-size-asian="26pt" style:font-size-complex="26pt"/>
    </style:style>
    <style:style style:name="T195" style:family="text">
      <style:text-properties fo:color="#228833" loext:opacity="100%" fo:font-size="32pt" style:font-size-asian="26pt" style:font-size-complex="26pt"/>
    </style:style>
    <style:style style:name="T196" style:family="text">
      <style:text-properties fo:color="#228833" loext:opacity="100%" fo:font-size="18pt" style:font-size-asian="15pt" style:font-size-complex="15pt"/>
    </style:style>
    <style:style style:name="T197" style:family="text">
      <style:text-properties fo:color="#aa3377" loext:opacity="100%" fo:font-size="40pt" style:font-size-asian="32pt" style:font-size-complex="32pt"/>
    </style:style>
    <style:style style:name="T198" style:family="text">
      <style:text-properties fo:font-size="21pt" fo:font-weight="normal" style:font-weight-asian="normal" style:font-weight-complex="normal"/>
    </style:style>
    <style:style style:name="T199" style:family="text">
      <style:text-properties fo:font-size="21pt"/>
    </style:style>
    <style:style style:name="T200" style:family="text">
      <style:text-properties fo:color="#555555" loext:opacity="100%" style:font-name="Symbola1" fo:font-size="24pt" style:font-size-asian="21pt" style:font-size-complex="21pt"/>
    </style:style>
    <style:style style:name="T201"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202"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203"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204"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presentation:notes draw:style-name="dp2">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path draw:style-name="gr2" draw:text-style-name="P2" draw:layer="layout" svg:width="13.396cm" svg:height="1.143cm" draw:transform="skewX (0.00191986217719373) rotate (1.33570047655126) translate (2.344cm 16.7002323555912cm)" svg:viewBox="0 0 13397 1144" svg:d="M0 0c0 0 2967 1163 7092 1144 4126-18 6305-1143 6305-1143">
          <text:p/>
        </draw:path>
        <draw:path draw:style-name="gr3" draw:text-style-name="P2" draw:layer="layout" svg:width="13.266cm" svg:height="1.731cm" draw:transform="skewX (0.00174532925199431) rotate (-1.78826435159339) translate (11.5153543434031cm 4.40196246261411cm)" svg:viewBox="0 0 13267 1732" svg:d="M13267 0c0 0-2836 1752-6962 1732-4126-19-6305-1144-6305-1144">
          <text:p/>
        </draw:path>
        <draw:line draw:style-name="gr4" draw:text-style-name="P2" draw:layer="layout" svg:x1="3.542cm" svg:y1="14.403cm" svg:x2="8.727cm" svg:y2="9.218cm">
          <text:p/>
        </draw:line>
        <draw:line draw:style-name="gr5" draw:text-style-name="P2" draw:layer="layout" svg:x1="8.727cm" svg:y1="9.218cm" svg:x2="5.519cm" svg:y2="6.012cm">
          <text:p/>
        </draw:line>
        <draw:custom-shape draw:style-name="gr6" draw:text-style-name="P2" draw:layer="layout" svg:width="0.644cm" svg:height="8.442cm" draw:transform="rotate (-0.235444916094036) translate (4.546cm 5.8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3" draw:layer="layout" svg:width="2.132cm" svg:height="1.953cm" svg:x="1.399cm" svg:y="8.9cm">
          <draw:text-box>
            <text:p><text:span text:style-name="T1">Δ</text:span><text:span text:style-name="T2">t</text:span></text:p>
          </draw:text-box>
        </draw:frame>
        <draw:frame draw:style-name="gr8" draw:text-style-name="P4" draw:layer="layout" svg:width="4.253cm" svg:height="1.098cm" draw:transform="rotate (-0.247836753783195) translate (6.444cm 1.206cm)">
          <draw:text-box>
            <text:p><text:span text:style-name="T3">spacetime</text:span></text:p>
          </draw:text-box>
        </draw:frame>
        <draw:frame draw:style-name="gr9" draw:text-style-name="P5" draw:layer="layout" svg:width="1.598cm" svg:height="1.661cm" svg:x="1.033cm" svg:y="14.995cm">
          <draw:text-box>
            <text:p><text:span text:style-name="T4">A</text:span></text:p>
          </draw:text-box>
        </draw:frame>
        <draw:frame draw:style-name="gr10" draw:text-style-name="P6" draw:layer="layout" svg:width="1.361cm" svg:height="1.661cm" svg:x="8.533cm" svg:y="15.72cm">
          <draw:text-box>
            <text:p><text:span text:style-name="T5">B</text:span></text:p>
          </draw:text-box>
        </draw:frame>
        <draw:path draw:style-name="gr3"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11" draw:text-style-name="P2" draw:layer="layout" svg:width="13.266cm" svg:height="1.731cm" draw:transform="skewX (-0.00174532925199435) rotate (1.78826435159339) translate (18.671cm 17.384cm)" svg:viewBox="0 0 13267 1732" svg:d="M0 0c0 0 2835 1752 6961 1732 4126-19 6306-1144 6306-1144">
          <text:p/>
        </draw:path>
        <draw:line draw:style-name="gr12" draw:text-style-name="P2" draw:layer="layout" svg:x1="19.013cm" svg:y1="15.154cm" svg:x2="22.616cm" svg:y2="11.549cm">
          <text:p/>
        </draw:line>
        <draw:line draw:style-name="gr13" draw:text-style-name="P2" draw:layer="layout" svg:x1="22.616cm" svg:y1="11.549cm" svg:x2="17.57cm" svg:y2="6.507cm">
          <text:p/>
        </draw:line>
        <draw:custom-shape draw:style-name="gr14" draw:text-style-name="P2" draw:layer="layout" svg:width="0.644cm" svg:height="8.442cm" draw:transform="rotate (0.15707963267949) translate (16.536cm 6.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3" draw:layer="layout" svg:width="2.132cm" svg:height="1.953cm" svg:x="15.139cm" svg:y="10.028cm">
          <draw:text-box>
            <text:p><text:span text:style-name="T1">Δ</text:span><text:span text:style-name="T2">t</text:span></text:p>
          </draw:text-box>
        </draw:frame>
        <draw:frame draw:style-name="gr8" draw:text-style-name="P4" draw:layer="layout" svg:width="4.253cm" svg:height="1.098cm" svg:x="16.685cm" svg:y="1.739cm">
          <draw:text-box>
            <text:p><text:span text:style-name="T3">spacetime</text:span></text:p>
          </draw:text-box>
        </draw:frame>
        <draw:frame draw:style-name="gr15" draw:text-style-name="P5" draw:layer="layout" svg:width="2.907cm" svg:height="1.661cm" svg:x="16.073cm" svg:y="15.623cm">
          <draw:text-box>
            <text:p><text:span text:style-name="T4">you</text:span></text:p>
          </draw:text-box>
        </draw:frame>
        <draw:frame draw:style-name="gr10" draw:text-style-name="P6" draw:layer="layout" svg:width="1.361cm" svg:height="1.661cm" svg:x="24.373cm" svg:y="14.748cm">
          <draw:text-box>
            <text:p><text:span text:style-name="T5">B</text:span></text:p>
          </draw:text-box>
        </draw:frame>
        <draw:frame draw:style-name="gr16" draw:text-style-name="P8" draw:layer="layout" svg:width="1.277cm" svg:height="1.026cm" svg:x="17.785cm" svg:y="10.172cm">
          <draw:text-box>
            <text:p text:style-name="P7"><text:span text:style-name="T6"></text:span></text:p>
          </draw:text-box>
        </draw:frame>
        <presentation:notes draw:style-name="dp2">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path draw:style-name="gr3"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11" draw:text-style-name="P2" draw:layer="layout" svg:width="13.266cm" svg:height="1.731cm" draw:transform="skewX (-0.00174532925199435) rotate (1.78826435159339) translate (18.671cm 17.384cm)" svg:viewBox="0 0 13267 1732" svg:d="M0 0c0 0 2835 1752 6961 1732 4126-19 6306-1144 6306-1144">
          <text:p/>
        </draw:path>
        <draw:line draw:style-name="gr17" draw:text-style-name="P2" draw:layer="layout" svg:x1="19.013cm" svg:y1="15.154cm" svg:x2="22.616cm" svg:y2="11.549cm">
          <text:p/>
        </draw:line>
        <draw:line draw:style-name="gr18" draw:text-style-name="P2" draw:layer="layout" svg:x1="22.616cm" svg:y1="11.549cm" svg:x2="17.57cm" svg:y2="6.507cm">
          <text:p/>
        </draw:line>
        <draw:custom-shape draw:style-name="gr14" draw:text-style-name="P2" draw:layer="layout" svg:width="0.644cm" svg:height="8.442cm" draw:transform="rotate (0.174532925199433) translate (16.464cm 6.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3" draw:layer="layout" svg:width="2.132cm" svg:height="1.953cm" svg:x="15.239cm" svg:y="10.228cm">
          <draw:text-box>
            <text:p><text:span text:style-name="T1">Δ</text:span><text:span text:style-name="T2">t</text:span></text:p>
          </draw:text-box>
        </draw:frame>
        <draw:frame draw:style-name="gr8" draw:text-style-name="P4" draw:layer="layout" svg:width="4.253cm" svg:height="1.098cm" svg:x="16.685cm" svg:y="1.739cm">
          <draw:text-box>
            <text:p><text:span text:style-name="T3">spacetime</text:span></text:p>
          </draw:text-box>
        </draw:frame>
        <draw:frame draw:style-name="gr15" draw:text-style-name="P5" draw:layer="layout" svg:width="2.907cm" svg:height="1.661cm" svg:x="16.973cm" svg:y="17.023cm">
          <draw:text-box>
            <text:p><text:span text:style-name="T4">you</text:span></text:p>
          </draw:text-box>
        </draw:frame>
        <draw:frame draw:style-name="gr10" draw:text-style-name="P6" draw:layer="layout" svg:width="1.361cm" svg:height="1.661cm" svg:x="24.273cm" svg:y="16.748cm">
          <draw:text-box>
            <text:p><text:span text:style-name="T5">B</text:span></text:p>
          </draw:text-box>
        </draw:frame>
        <draw:frame draw:style-name="gr19" draw:text-style-name="P9" draw:layer="layout" svg:width="1.488cm" svg:height="1.238cm" svg:x="18.213cm" svg:y="10.123cm">
          <draw:text-box>
            <text:p text:style-name="P7"><text:span text:style-name="T7"></text:span></text:p>
          </draw:text-box>
        </draw:frame>
        <draw:frame draw:style-name="gr20" draw:text-style-name="P3" draw:layer="layout" svg:width="1.556cm" svg:height="1.945cm" svg:x="19.039cm" svg:y="14.629cm">
          <draw:text-box>
            <text:p><text:span text:style-name="T2">t</text:span><text:span text:style-name="T8">0</text:span></text:p>
          </draw:text-box>
        </draw:frame>
        <draw:frame draw:style-name="gr20" draw:text-style-name="P3" draw:layer="layout" svg:width="1.556cm" svg:height="1.945cm" svg:x="17.439cm" svg:y="4.83cm">
          <draw:text-box>
            <text:p><text:span text:style-name="T2">t</text:span><text:span text:style-name="T8">1</text:span></text:p>
          </draw:text-box>
        </draw:frame>
        <draw:frame draw:style-name="gr21" draw:text-style-name="P3" draw:layer="layout" svg:width="1.065cm" svg:height="1.945cm" svg:x="19.239cm" svg:y="9.731cm">
          <draw:text-box>
            <text:p><text:span text:style-name="T2">t</text:span></text:p>
          </draw:text-box>
        </draw:frame>
        <presentation:notes draw:style-name="dp2">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22" draw:text-style-name="P10" draw:layer="layout" svg:width="17.23cm" svg:height="14.683cm" draw:transform="rotate (-1.5707963267949) translate (21.276cm 0.808cm)">
          <draw:image xlink:href="Pictures/10000000000001B100000171C78DBD21.jpg" xlink:type="simple" xlink:show="embed" xlink:actuate="onLoad" draw:mime-type="image/jpeg">
            <text:p/>
          </draw:image>
        </draw:frame>
        <draw:g draw:style-name="gr23">
          <svg:title>TexMaths</svg:title>
          <svg:desc>40§display§x = -1§svg§600§TRUE§</svg:desc>
          <draw:path draw:style-name="gr24" draw:text-style-name="P11" draw:layer="layout" svg:width="0.662cm" svg:height="0.684cm" svg:x="4.082cm" svg:y="12.371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24" draw:text-style-name="P11" draw:layer="layout" svg:width="0.754cm" svg:height="0.377cm" svg:x="5.321cm" svg:y="12.474cm" svg:viewBox="0 0 755 378" svg:d="M0 84c252 0 503 0 755 0 0-28 0-56 0-84-252 0-503 0-755 0 0 28 0 56 0 84zM0 378c252 0 503 0 755 0 0-26 0-53 0-79-252 0-503 0-755 0 0 26 0 53 0 79z">
            <text:p/>
          </draw:path>
          <draw:path draw:style-name="gr24" draw:text-style-name="P11" draw:layer="layout" svg:width="0.754cm" svg:height="0.083cm" svg:x="6.651cm" svg:y="12.622cm" svg:viewBox="0 0 755 84" svg:d="M0 0c252 0 503 0 755 0 0 28 0 56 0 84-252 0-503 0-755 0 0-28 0-56 0-84z">
            <text:p/>
          </draw:path>
          <draw:path draw:style-name="gr24" draw:text-style-name="P11" draw:layer="layout" svg:width="0.502cm" svg:height="0.971cm" svg:x="7.583cm" svg:y="12.072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23">
          <svg:title>TexMaths</svg:title>
          <svg:desc>40§display§x = -2§svg§600§TRUE§</svg:desc>
          <draw:path draw:style-name="gr24" draw:text-style-name="P11" draw:layer="layout" svg:width="0.662cm" svg:height="0.684cm" svg:x="5.301cm" svg:y="15.627cm" svg:viewBox="0 0 663 685" svg:d="M615 562c-4-10-8-19-12-28-52 40-84 64-107 64-20 0-40-16-52-44-12-24-28-76-36-116-8-48-16-95-24-143 16-23 32-45 48-68 64-88 103-119 147-119 20 0 36 8 44 31 7-2 14-5 20-8 7-38 14-77 20-115-16-12-28-16-40-16-56 0-112 52-199 179-18 25-35 51-52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100 171 32 0 76-24 119-64 23-19 46-39 68-59z">
            <text:p/>
          </draw:path>
          <draw:path draw:style-name="gr24" draw:text-style-name="P11" draw:layer="layout" svg:width="0.754cm" svg:height="0.373cm" svg:x="6.54cm" svg:y="15.734cm" svg:viewBox="0 0 755 374" svg:d="M0 84c252-2 504-3 755-4 0-27 0-53 0-80-251 0-503 0-755 0 0 28 0 56 0 84zM0 374c252 0 504 0 755 0 0-26 0-53 0-79-251 0-503 0-755 0 0 26 0 53 0 79z">
            <text:p/>
          </draw:path>
          <draw:path draw:style-name="gr24" draw:text-style-name="P11" draw:layer="layout" svg:width="0.75cm" svg:height="0.079cm" svg:x="7.87cm" svg:y="15.882cm" svg:viewBox="0 0 751 80" svg:d="M0 0c250 0 501 0 751 0 0 27 0 53 0 80-250 0-501 0-751 0 0-27 0-53 0-80z">
            <text:p/>
          </draw:path>
          <draw:path draw:style-name="gr24" draw:text-style-name="P11" draw:layer="layout" svg:width="0.634cm" svg:height="0.963cm" svg:x="8.738cm" svg:y="15.336cm" svg:viewBox="0 0 635 964" svg:d="M635 964c-4-28-4-44-4-64 0-16 0-32 4-59-161 4-322 8-483 12 84-89 168-178 252-267 135-144 179-223 179-327 0-159-107-259-287-259-100 0-168 28-240 100-8 62-16 124-24 187 15 0 29 0 44 0 5-21 11-43 16-64 24-80 72-115 168-115 120 0 196 75 196 195 0 103-56 207-216 374-80 84-160 168-240 251 0 12 0 24 0 36 104 0 212-4 316-4s211 4 319 4z">
            <text:p/>
          </draw:path>
        </draw:g>
        <draw:g draw:style-name="gr23">
          <svg:title>TexMaths</svg:title>
          <svg:desc>40§display§x = 3§svg§600§TRUE§</svg:desc>
          <draw:path draw:style-name="gr24" draw:text-style-name="P11" draw:layer="layout" svg:width="0.662cm" svg:height="0.684cm" svg:x="3.346cm" svg:y="1.948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24" draw:text-style-name="P11" draw:layer="layout" svg:width="0.754cm" svg:height="0.373cm" svg:x="4.584cm" svg:y="2.055cm" svg:viewBox="0 0 755 374" svg:d="M0 80c252 0 503 0 755 0 0-27 0-53 0-80-252 0-503 0-755 0 0 27 0 53 0 80zM0 374c252 0 503 0 755 0 0-26 0-53 0-79-252 0-503 0-755 0 0 26 0 53 0 79z">
            <text:p/>
          </draw:path>
          <draw:path draw:style-name="gr24" draw:text-style-name="P11" draw:layer="layout" svg:width="0.626cm" svg:height="0.987cm" svg:x="5.843cm" svg:y="1.657cm" svg:viewBox="0 0 627 988" svg:d="M627 649c0-67-28-127-80-163-32-24-68-36-136-48 112-87 156-151 156-231 0-123-104-207-259-207-96 0-160 28-228 92-13 58-27 116-40 175 15 0 29 0 44 0 8-27 16-53 24-80 16-48 104-95 176-95 92 0 167 75 167 163 0 104-83 191-183 191-12 0-43-2-64-4-7 25-14 51-20 76 4 3 8 5 12 8 52-24 80-32 116-32 119 0 183 76 183 203 0 140-84 235-215 235-64 0-120-24-164-60-32-31-52-63-76-139-13 4-27 8-40 12 28 88 40 135 48 207 76 24 136 36 188 36 171 0 391-147 391-339z">
            <text:p/>
          </draw:path>
        </draw:g>
        <draw:g draw:style-name="gr23">
          <svg:title>TexMaths</svg:title>
          <svg:desc>40§display§x = 2§svg§600§TRUE§</svg:desc>
          <draw:path draw:style-name="gr24" draw:text-style-name="P11" draw:layer="layout" svg:width="0.662cm" svg:height="0.684cm" svg:x="3.285cm" svg:y="4.3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24" draw:text-style-name="P11" draw:layer="layout" svg:width="0.754cm" svg:height="0.373cm" svg:x="4.523cm" svg:y="4.505cm" svg:viewBox="0 0 755 374" svg:d="M0 84c252-2 503-3 755-4 0-27 0-53 0-80-252 0-503 0-755 0 0 28 0 56 0 84zM0 374c252 0 503 0 755 0 0-26 0-53 0-79-252 0-503 0-755 0 0 26 0 53 0 79z">
            <text:p/>
          </draw:path>
          <draw:path draw:style-name="gr24" draw:text-style-name="P11" draw:layer="layout" svg:width="0.634cm" svg:height="0.963cm" svg:x="5.782cm" svg:y="4.1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23">
          <svg:title>TexMaths</svg:title>
          <svg:desc>40§display§x = 1§svg§600§TRUE§</svg:desc>
          <draw:path draw:style-name="gr24" draw:text-style-name="P11" draw:layer="layout" svg:width="0.663cm" svg:height="0.687cm" svg:x="3.525cm" svg:y="6.86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24" draw:text-style-name="P11" draw:layer="layout" svg:width="0.755cm" svg:height="0.379cm" svg:x="4.765cm" svg:y="6.971cm" svg:viewBox="0 0 756 380" svg:d="M0 84c252 0 504 0 756 0 0-28 0-56 0-84-252 0-504 0-756 0 0 28 0 56 0 84zM0 380c252 0 504 0 756 0 0-27 0-53 0-80-252 0-504 0-756 0 0 27 0 53 0 80z">
            <text:p/>
          </draw:path>
          <draw:path draw:style-name="gr24" draw:text-style-name="P11" draw:layer="layout" svg:width="0.503cm" svg:height="0.975cm" svg:x="6.089cm" svg:y="6.56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23">
          <svg:title>TexMaths</svg:title>
          <svg:desc>40§display§x = 0§svg§600§TRUE§</svg:desc>
          <draw:path draw:style-name="gr24" draw:text-style-name="P11" draw:layer="layout" svg:width="0.662cm" svg:height="0.684cm" svg:x="4.026cm" svg:y="9.429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24" draw:text-style-name="P11" draw:layer="layout" svg:width="0.754cm" svg:height="0.373cm" svg:x="5.264cm" svg:y="9.536cm" svg:viewBox="0 0 755 374" svg:d="M0 80c252 0 503 0 755 0 0-27 0-53 0-80-252 0-503 0-755 0 0 27 0 53 0 80zM0 374c252 0 503 0 755 0 0-26 0-53 0-79-252 0-503 0-755 0 0 26 0 53 0 79z">
            <text:p/>
          </draw:path>
          <draw:path draw:style-name="gr24" draw:text-style-name="P11" draw:layer="layout" svg:width="0.61cm" svg:height="0.987cm" svg:x="6.543cm" svg:y="9.138cm" svg:viewBox="0 0 611 988" svg:d="M611 450c0-307-92-450-283-450-216 0-328 171-328 510 0 163 30 303 80 370 50 68 128 108 212 108 211 0 319-179 319-538zM495 518c0 299-56 422-183 422-136 0-196-143-196-482 0-295 52-410 188-410 135 0 191 139 191 470z">
            <text:p/>
          </draw:path>
        </draw:g>
        <draw:g draw:style-name="gr23">
          <svg:title>TexMaths</svg:title>
          <svg:desc>40§display§y = -1§svg§600§TRUE§</svg:desc>
          <draw:path draw:style-name="gr24" draw:text-style-name="P11" draw:layer="layout" svg:width="0.694cm" svg:height="1.056cm" svg:x="14.084cm" svg:y="17.92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24" draw:text-style-name="P11" draw:layer="layout" svg:width="0.754cm" svg:height="0.378cm" svg:x="15.347cm" svg:y="18.035cm" svg:viewBox="0 0 755 379" svg:d="M0 84c252-2 504-3 755-4 0-27 0-53 0-80-251 0-503 0-755 0 0 28 0 56 0 84zM0 379c252 0 504 0 755 0 0-28 0-56 0-84-251 0-503 0-755 0 0 28 0 56 0 84z">
            <text:p/>
          </draw:path>
          <draw:path draw:style-name="gr24" draw:text-style-name="P11" draw:layer="layout" svg:width="0.754cm" svg:height="0.079cm" svg:x="16.677cm" svg:y="18.182cm" svg:viewBox="0 0 755 80" svg:d="M0 0c252 0 504 0 755 0 0 27 0 53 0 80-251 0-503 0-755 0 0-27 0-53 0-80z">
            <text:p/>
          </draw:path>
          <draw:path draw:style-name="gr24" draw:text-style-name="P11" draw:layer="layout" svg:width="0.503cm" svg:height="0.976cm" svg:x="17.609cm" svg:y="17.62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23">
          <svg:title>TexMaths</svg:title>
          <svg:desc>40§display§y = 0§svg§600§TRUE§</svg:desc>
          <draw:path draw:style-name="gr24" draw:text-style-name="P11" draw:layer="layout" svg:width="0.694cm" svg:height="1.056cm" svg:x="16.585cm" svg:y="16.0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24" draw:text-style-name="P11" draw:layer="layout" svg:width="0.754cm" svg:height="0.378cm" svg:x="17.847cm" svg:y="16.128cm" svg:viewBox="0 0 755 379" svg:d="M0 84c252-2 503-3 755-4 0-27 0-53 0-80-252 0-503 0-755 0 0 28 0 56 0 84zM0 379c252 0 503 0 755 0 0-28 0-56 0-84-252 0-503 0-755 0 0 28 0 56 0 84z">
            <text:p/>
          </draw:path>
          <draw:path draw:style-name="gr24" draw:text-style-name="P11" draw:layer="layout" svg:width="0.61cm" svg:height="0.992cm" svg:x="19.126cm" svg:y="15.729cm" svg:viewBox="0 0 611 993" svg:d="M611 451c0-303-92-451-283-451-216 0-328 172-328 511 0 163 26 305 76 375 50 69 128 107 216 107 211 0 319-183 319-542zM491 523c0 295-52 418-179 418-136 0-196-139-196-482 0-291 52-411 188-411 135 0 187 139 187 475z">
            <text:p/>
          </draw:path>
        </draw:g>
        <draw:g draw:style-name="gr23">
          <svg:title>TexMaths</svg:title>
          <svg:desc>40§display§y = 1§svg§600§TRUE§</svg:desc>
          <draw:path draw:style-name="gr24" draw:text-style-name="P11" draw:layer="layout" svg:width="0.694cm" svg:height="1.056cm" svg:x="18.885cm" svg:y="14.028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24" draw:text-style-name="P11" draw:layer="layout" svg:width="0.754cm" svg:height="0.378cm" svg:x="20.147cm" svg:y="14.136cm" svg:viewBox="0 0 755 379" svg:d="M0 84c252-2 503-3 755-4 0-27 0-53 0-80-252 0-503 0-755 0 0 28 0 56 0 84zM0 379c252 0 503 0 755 0 0-28 0-56 0-84-252 0-503 0-755 0 0 28 0 56 0 84z">
            <text:p/>
          </draw:path>
          <draw:path draw:style-name="gr24" draw:text-style-name="P11" draw:layer="layout" svg:width="0.502cm" svg:height="0.972cm" svg:x="21.47cm" svg:y="13.729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23">
          <svg:title>TexMaths</svg:title>
          <svg:desc>40§display§y = 2§svg§600§TRUE§</svg:desc>
          <draw:path draw:style-name="gr24" draw:text-style-name="P11" draw:layer="layout" svg:width="0.694cm" svg:height="1.056cm" svg:x="20.885cm" svg:y="11.7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24" draw:text-style-name="P11" draw:layer="layout" svg:width="0.754cm" svg:height="0.378cm" svg:x="22.147cm" svg:y="11.828cm" svg:viewBox="0 0 755 379" svg:d="M0 84c252-2 503-3 755-4 0-27 0-53 0-80-252 0-503 0-755 0 0 28 0 56 0 84zM0 379c252 0 503 0 755 0 0-28 0-56 0-84-252 0-503 0-755 0 0 28 0 56 0 84z">
            <text:p/>
          </draw:path>
          <draw:path draw:style-name="gr24" draw:text-style-name="P11" draw:layer="layout" svg:width="0.634cm" svg:height="0.968cm" svg:x="23.406cm" svg:y="11.429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presentation:notes draw:style-name="dp2">
          <office:forms form:automatic-focus="false" form:apply-design-mode="false"/>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path draw:style-name="gr25" draw:text-style-name="P2" draw:layer="layout" svg:width="10.508cm" svg:height="1.819cm" draw:transform="skewX (0.136484747505957) rotate (0.785572696322648) translate (10.9612445399892cm 14.3330025513403cm)" svg:viewBox="0 0 10509 1820" svg:d="M0 0c0 0 3557 1770 6299 1818s4210-1016 4210-1016">
          <text:p/>
        </draw:path>
        <draw:path draw:style-name="gr25" draw:text-style-name="P2" draw:layer="layout" svg:width="10.507cm" svg:height="1.817cm" draw:transform="skewX (0.135612082879959) rotate (0.785223630472249) translate (8.86782675777747cm 12.3551738535781cm)" svg:viewBox="0 0 10508 1818" svg:d="M0 0c0 0 3555 1769 6298 1816 2742 47 4210-1018 4210-1018">
          <text:p/>
        </draw:path>
        <draw:path draw:style-name="gr25" draw:text-style-name="P2" draw:layer="layout" svg:width="10.507cm" svg:height="1.814cm" draw:transform="skewX (0.135961148730358) rotate (0.78487456462185) translate (7.20399790798235cm 10.3463853174641cm)" svg:viewBox="0 0 10508 1815" svg:d="M0 0c0 0 3557 1767 6299 1814 2741 46 4209-1020 4209-1020">
          <text:p/>
        </draw:path>
        <draw:path draw:style-name="gr25" draw:text-style-name="P2" draw:layer="layout" svg:width="10.508cm" svg:height="1.817cm" draw:transform="skewX (0.135786615805159) rotate (0.785223630472249) translate (5.51133344482945cm 8.24550988197463cm)" svg:viewBox="0 0 10509 1818" svg:d="M0 0c0 0 3556 1769 6298 1816s4211-1018 4211-1018">
          <text:p/>
        </draw:path>
        <draw:path draw:style-name="gr25" draw:text-style-name="P2" draw:layer="layout" svg:width="10.44cm" svg:height="1.793cm" draw:transform="skewX (0.11693705988362) rotate (0.773180858633488) translate (12.7007677850045cm 16.1143998475853cm)" svg:viewBox="0 0 10441 1794" svg:d="M0 0c0 0 3532 1744 6257 1792 2724 49 4184-1001 4184-1001">
          <text:p/>
        </draw:path>
        <draw:path draw:style-name="gr25" draw:text-style-name="P2" draw:layer="layout" svg:width="10.507cm" svg:height="1.817cm" draw:transform="skewX (0.134913951179162) rotate (0.785223630472249) translate (14.3447707408567cm 17.5741828911926cm)" svg:viewBox="0 0 10508 1818" svg:d="M0 0c0 0 3554 1769 6296 1816s4212-1018 4212-1018">
          <text:p/>
        </draw:path>
        <draw:path draw:style-name="gr26" draw:text-style-name="P2" draw:layer="layout" svg:width="16.739cm" svg:height="1.689cm" draw:transform="skewX (-0.0193731546971371) rotate (-0.844215759189657) translate (11.0224805268411cm 2.51592982167326cm)" svg:viewBox="0 0 16740 1690" svg:d="M16740 0c0 0-5663 1645-10031 1688-4369 43-6709-949-6709-949">
          <text:p/>
        </draw:path>
        <draw:path draw:style-name="gr26" draw:text-style-name="P2" draw:layer="layout" svg:width="16.739cm" svg:height="1.691cm" draw:transform="skewX (-0.0198967534727352) rotate (-0.844390292114857) translate (12.8174870498066cm 1.06636164099668cm)" svg:viewBox="0 0 16740 1692" svg:d="M16740 0c0 0-5664 1646-10032 1690s-6708-948-6708-948">
          <text:p/>
        </draw:path>
        <draw:path draw:style-name="gr26" draw:text-style-name="P2" draw:layer="layout" svg:width="16.739cm" svg:height="1.689cm" draw:transform="skewX (-0.0191986217719376) rotate (-0.844215759189657) translate (9.09955715873273cm 3.78252709135294cm)" svg:viewBox="0 0 16740 1690" svg:d="M16740 0c0 0-5663 1645-10031 1688s-6709-949-6709-949">
          <text:p/>
        </draw:path>
        <draw:path draw:style-name="gr26" draw:text-style-name="P2" draw:layer="layout" svg:width="16.739cm" svg:height="1.691cm" draw:transform="skewX (-0.0200712863979348) rotate (-0.844390292114857) translate (6.73951145792272cm 4.72613443907618cm)" svg:viewBox="0 0 16740 1692" svg:d="M16740 0c0 0-5664 1646-10032 1690s-6708-948-6708-948">
          <text:p/>
        </draw:path>
        <draw:g draw:style-name="gr23">
          <svg:title>TexMaths</svg:title>
          <svg:desc>40§display§y = -1§svg§600§TRUE§</svg:desc>
          <draw:path draw:style-name="gr27" draw:text-style-name="P12" draw:layer="layout" svg:width="0.694cm" svg:height="1.056cm" svg:x="10.117cm" svg:y="17.53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27" draw:text-style-name="P12" draw:layer="layout" svg:width="0.754cm" svg:height="0.378cm" svg:x="11.38cm" svg:y="17.645cm" svg:viewBox="0 0 755 379" svg:d="M0 84c252-2 504-3 755-4 0-27 0-53 0-80-251 0-503 0-755 0 0 28 0 56 0 84zM0 379c252 0 504 0 755 0 0-28 0-56 0-84-251 0-503 0-755 0 0 28 0 56 0 84z">
            <text:p/>
          </draw:path>
          <draw:path draw:style-name="gr27" draw:text-style-name="P12" draw:layer="layout" svg:width="0.754cm" svg:height="0.079cm" svg:x="12.71cm" svg:y="17.792cm" svg:viewBox="0 0 755 80" svg:d="M0 0c252 0 504 0 755 0 0 27 0 53 0 80-251 0-503 0-755 0 0-27 0-53 0-80z">
            <text:p/>
          </draw:path>
          <draw:path draw:style-name="gr27" draw:text-style-name="P12" draw:layer="layout" svg:width="0.503cm" svg:height="0.976cm" svg:x="13.642cm" svg:y="17.23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23">
          <svg:title>TexMaths</svg:title>
          <svg:desc>40§display§y = 0§svg§600§TRUE§</svg:desc>
          <draw:path draw:style-name="gr27" draw:text-style-name="P12" draw:layer="layout" svg:width="0.694cm" svg:height="1.056cm" svg:x="9.331cm" svg:y="16.049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27" draw:text-style-name="P12" draw:layer="layout" svg:width="0.754cm" svg:height="0.378cm" svg:x="10.593cm" svg:y="16.157cm" svg:viewBox="0 0 755 379" svg:d="M0 84c252-2 503-3 755-4 0-27 0-53 0-80-252 0-503 0-755 0 0 28 0 56 0 84zM0 379c252 0 503 0 755 0 0-28 0-56 0-84-252 0-503 0-755 0 0 28 0 56 0 84z">
            <text:p/>
          </draw:path>
          <draw:path draw:style-name="gr27" draw:text-style-name="P12" draw:layer="layout" svg:width="0.61cm" svg:height="0.992cm" svg:x="11.872cm" svg:y="15.758cm" svg:viewBox="0 0 611 993" svg:d="M611 451c0-303-92-451-283-451-216 0-328 172-328 511 0 163 26 305 76 375 50 69 128 107 216 107 211 0 319-183 319-542zM491 523c0 295-52 418-179 418-136 0-196-139-196-482 0-291 52-411 188-411 135 0 187 139 187 475z">
            <text:p/>
          </draw:path>
        </draw:g>
        <draw:g draw:style-name="gr23">
          <svg:title>TexMaths</svg:title>
          <svg:desc>40§display§y = 1§svg§600§TRUE§</svg:desc>
          <draw:path draw:style-name="gr27" draw:text-style-name="P12" draw:layer="layout" svg:width="0.694cm" svg:height="1.056cm" svg:x="7.592cm" svg:y="14.3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27" draw:text-style-name="P12" draw:layer="layout" svg:width="0.754cm" svg:height="0.378cm" svg:x="8.854cm" svg:y="14.408cm" svg:viewBox="0 0 755 379" svg:d="M0 84c252-2 503-3 755-4 0-27 0-53 0-80-252 0-503 0-755 0 0 28 0 56 0 84zM0 379c252 0 503 0 755 0 0-28 0-56 0-84-252 0-503 0-755 0 0 28 0 56 0 84z">
            <text:p/>
          </draw:path>
          <draw:path draw:style-name="gr27" draw:text-style-name="P12" draw:layer="layout" svg:width="0.502cm" svg:height="0.972cm" svg:x="10.177cm" svg:y="14.001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23">
          <svg:title>TexMaths</svg:title>
          <svg:desc>40§display§y = 2§svg§600§TRUE§</svg:desc>
          <draw:path draw:style-name="gr27" draw:text-style-name="P12" draw:layer="layout" svg:width="0.694cm" svg:height="1.056cm" svg:x="5.409cm" svg:y="12.335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27" draw:text-style-name="P12" draw:layer="layout" svg:width="0.754cm" svg:height="0.378cm" svg:x="6.671cm" svg:y="12.443cm" svg:viewBox="0 0 755 379" svg:d="M0 84c252-2 503-3 755-4 0-27 0-53 0-80-252 0-503 0-755 0 0 28 0 56 0 84zM0 379c252 0 503 0 755 0 0-28 0-56 0-84-252 0-503 0-755 0 0 28 0 56 0 84z">
            <text:p/>
          </draw:path>
          <draw:path draw:style-name="gr27" draw:text-style-name="P12" draw:layer="layout" svg:width="0.634cm" svg:height="0.968cm" svg:x="7.93cm" svg:y="12.044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draw:g draw:style-name="gr23">
          <svg:title>TexMaths</svg:title>
          <svg:desc>40§display§y = 3§svg§600§TRUE§</svg:desc>
          <draw:path draw:style-name="gr27" draw:text-style-name="P12" draw:layer="layout" svg:width="0.694cm" svg:height="1.056cm" svg:x="3.847cm" svg:y="10.289cm" svg:viewBox="0 0 695 1057" svg:d="M695 12c-5-4-11-8-16-12-40 16-72 24-104 28-16 61-32 122-48 183-16 64-64 168-112 236-47 71-115 131-147 131s-28-68-24-83c6-91 13-181 20-272 0-44 4-95 4-135 0-60-8-88-32-88-20 0-40 12-104 56-39 26-77 53-116 80 5 8 11 16 16 24 23-14 45-27 68-40 8-8 24-20 36-20 36 0 32 71 28 95-8 113-16 226-24 339 0 19 0 38 0 56 0 56 24 96 60 96 52 0 168-116 275-275-24 80-48 159-72 239-67 247-139 347-235 347-52 0-88-36-88-84 0-8 0-20 4-32-5-1-11-2-16-4-23 15-45 30-68 44 0 12 0 20 0 28 0 60 52 108 116 108 148 0 299-172 383-431 66-205 131-409 196-614z">
            <text:p/>
          </draw:path>
          <draw:path draw:style-name="gr27" draw:text-style-name="P12" draw:layer="layout" svg:width="0.754cm" svg:height="0.378cm" svg:x="5.109cm" svg:y="10.397cm" svg:viewBox="0 0 755 379" svg:d="M0 84c252-2 503-3 755-4 0-27 0-53 0-80-252 0-503 0-755 0 0 28 0 56 0 84zM0 379c252 0 503 0 755 0 0-28 0-56 0-84-252 0-503 0-755 0 0 28 0 56 0 84z">
            <text:p/>
          </draw:path>
          <draw:path draw:style-name="gr27" draw:text-style-name="P12" draw:layer="layout" svg:width="0.626cm" svg:height="0.992cm" svg:x="6.368cm" svg:y="9.998cm" svg:viewBox="0 0 627 993" svg:d="M627 650c0-68-28-128-80-159-32-28-68-36-136-52 112-84 156-148 156-232 0-123-104-207-259-207-96 0-160 28-228 92-13 58-27 117-40 175 15 0 29 0 44 0 8-26 16-53 24-80 16-47 104-95 176-95 92 0 167 76 167 163 0 104-83 196-183 196-12 0-43-3-64-4-7 24-14 48-20 71 4 3 8 6 12 8 52-23 80-31 116-31 115 0 183 75 183 203 0 144-84 235-215 235-64 0-120-20-164-60-32-31-52-63-76-139-13 5-27 10-40 16 28 84 40 135 48 203 76 28 136 40 188 40 171 0 391-148 391-343z">
            <text:p/>
          </draw:path>
        </draw:g>
        <draw:g draw:style-name="gr23">
          <svg:title>TexMaths</svg:title>
          <svg:desc>40§display§y = 4§svg§600§TRUE§</svg:desc>
          <draw:path draw:style-name="gr27" draw:text-style-name="P12" draw:layer="layout" svg:width="0.694cm" svg:height="1.056cm" svg:x="2.205cm" svg:y="8.065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7 239-72 248-144 347-240 347-48 0-88-36-88-87 0-4 4-16 4-28-5-3-11-6-16-8-21 16-43 32-64 47-4 12-4 20-4 28 0 60 52 108 116 108 148 0 299-171 383-431 66-204 131-409 196-614z">
            <text:p/>
          </draw:path>
          <draw:path draw:style-name="gr27" draw:text-style-name="P12" draw:layer="layout" svg:width="0.754cm" svg:height="0.378cm" svg:x="3.467cm" svg:y="8.173cm" svg:viewBox="0 0 755 379" svg:d="M0 84c252-2 503-3 755-4 0-27 0-53 0-80-252 0-503 0-755 0 0 28 0 56 0 84zM0 379c252 0 503 0 755 0 0-28 0-56 0-84-252 0-503 0-755 0 0 28 0 56 0 84z">
            <text:p/>
          </draw:path>
          <draw:path draw:style-name="gr27" draw:text-style-name="P12" draw:layer="layout" svg:width="0.658cm" svg:height="0.972cm" svg:x="4.71cm" svg:y="7.766cm" svg:viewBox="0 0 659 973" svg:d="M659 973c0-13 0-26 0-40-22-1-45-2-68-4-68-4-84-23-84-107 0-35 0-69 0-104 84 0 112 0 152 4 0-32 0-64 0-96-38 2-68 4-116 4-12 0-24 0-36 0 0-65 0-130 0-195 0-252 4-371 8-427-5-3-10-5-16-8-34 13-69 27-103 40-132 215-264 431-396 646 5 11 11 21 16 32 124 0 248 0 372 0 0 35 0 69 0 104 0 84-12 103-84 107-28 2-56 3-84 4 0 14 0 27 0 40 72 0 148-4 223-4 72 0 144 4 216 4zM388 630c-100 0-200 0-300 0 100-165 200-329 300-494 0 165 0 329 0 494z">
            <text:p/>
          </draw:path>
        </draw:g>
        <draw:g draw:style-name="gr23">
          <svg:title>TexMaths</svg:title>
          <svg:desc>40§display§x = -1§svg§600§TRUE§</svg:desc>
          <draw:path draw:style-name="gr28" draw:text-style-name="P13" draw:layer="layout" svg:width="0.662cm" svg:height="0.684cm" svg:x="17.858cm" svg:y="17.303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28" draw:text-style-name="P13" draw:layer="layout" svg:width="0.754cm" svg:height="0.377cm" svg:x="19.097cm" svg:y="17.406cm" svg:viewBox="0 0 755 378" svg:d="M0 84c252 0 503 0 755 0 0-28 0-56 0-84-252 0-503 0-755 0 0 28 0 56 0 84zM0 378c252 0 503 0 755 0 0-26 0-53 0-79-252 0-503 0-755 0 0 26 0 53 0 79z">
            <text:p/>
          </draw:path>
          <draw:path draw:style-name="gr28" draw:text-style-name="P13" draw:layer="layout" svg:width="0.754cm" svg:height="0.083cm" svg:x="20.427cm" svg:y="17.554cm" svg:viewBox="0 0 755 84" svg:d="M0 0c252 0 503 0 755 0 0 28 0 56 0 84-252 0-503 0-755 0 0-28 0-56 0-84z">
            <text:p/>
          </draw:path>
          <draw:path draw:style-name="gr28" draw:text-style-name="P13" draw:layer="layout" svg:width="0.502cm" svg:height="0.971cm" svg:x="21.359cm" svg:y="17.004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23">
          <svg:title>TexMaths</svg:title>
          <svg:desc>40§display§x = 2§svg§600§TRUE§</svg:desc>
          <draw:path draw:style-name="gr28" draw:text-style-name="P13" draw:layer="layout" svg:width="0.662cm" svg:height="0.684cm" svg:x="24.215cm" svg:y="13.2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28" draw:text-style-name="P13" draw:layer="layout" svg:width="0.754cm" svg:height="0.373cm" svg:x="25.453cm" svg:y="13.405cm" svg:viewBox="0 0 755 374" svg:d="M0 84c252-2 503-3 755-4 0-27 0-53 0-80-252 0-503 0-755 0 0 28 0 56 0 84zM0 374c252 0 503 0 755 0 0-26 0-53 0-79-252 0-503 0-755 0 0 26 0 53 0 79z">
            <text:p/>
          </draw:path>
          <draw:path draw:style-name="gr28" draw:text-style-name="P13" draw:layer="layout" svg:width="0.634cm" svg:height="0.963cm" svg:x="26.712cm" svg:y="13.0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23">
          <svg:title>TexMaths</svg:title>
          <svg:desc>40§display§x = 1§svg§600§TRUE§</svg:desc>
          <draw:path draw:style-name="gr28" draw:text-style-name="P13" draw:layer="layout" svg:width="0.663cm" svg:height="0.687cm" svg:x="22.354cm" svg:y="14.85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28" draw:text-style-name="P13" draw:layer="layout" svg:width="0.755cm" svg:height="0.379cm" svg:x="23.594cm" svg:y="14.961cm" svg:viewBox="0 0 756 380" svg:d="M0 84c252 0 504 0 756 0 0-28 0-56 0-84-252 0-504 0-756 0 0 28 0 56 0 84zM0 380c252 0 504 0 756 0 0-27 0-53 0-80-252 0-504 0-756 0 0 27 0 53 0 80z">
            <text:p/>
          </draw:path>
          <draw:path draw:style-name="gr28" draw:text-style-name="P13" draw:layer="layout" svg:width="0.503cm" svg:height="0.975cm" svg:x="24.918cm" svg:y="14.55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23">
          <svg:title>TexMaths</svg:title>
          <svg:desc>40§display§x = 0§svg§600§TRUE§</svg:desc>
          <draw:path draw:style-name="gr28" draw:text-style-name="P13" draw:layer="layout" svg:width="0.662cm" svg:height="0.684cm" svg:x="20.335cm" svg:y="16.135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28" draw:text-style-name="P13" draw:layer="layout" svg:width="0.754cm" svg:height="0.373cm" svg:x="21.573cm" svg:y="16.242cm" svg:viewBox="0 0 755 374" svg:d="M0 80c252 0 503 0 755 0 0-27 0-53 0-80-252 0-503 0-755 0 0 27 0 53 0 80zM0 374c252 0 503 0 755 0 0-26 0-53 0-79-252 0-503 0-755 0 0 26 0 53 0 79z">
            <text:p/>
          </draw:path>
          <draw:path draw:style-name="gr28" draw:text-style-name="P13" draw:layer="layout" svg:width="0.61cm" svg:height="0.987cm" svg:x="22.852cm" svg:y="15.844cm" svg:viewBox="0 0 611 988" svg:d="M611 450c0-307-92-450-283-450-216 0-328 171-328 510 0 163 30 303 80 370 50 68 128 108 212 108 211 0 319-179 319-538zM495 518c0 299-56 422-183 422-136 0-196-143-196-482 0-295 52-410 188-410 135 0 191 139 191 470z">
            <text:p/>
          </draw:path>
        </draw:g>
        <presentation:notes draw:style-name="dp2">
          <office:forms form:automatic-focus="false" form:apply-design-mode="false"/>
          <draw:page-thumbnail draw:style-name="gr1" draw:layer="layout" svg:width="21.219cm" svg:height="10.476cm" svg:x="0.185cm" svg:y="2.123cm" draw:page-number="5" presentation:class="page"/>
          <draw:frame presentation:style-name="pr1" draw:text-style-name="P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path draw:style-name="gr25" draw:text-style-name="P2" draw:layer="layout" svg:width="14.233cm" svg:height="1.7cm" draw:transform="skewX (0.0514872129338327) rotate (-2.7080528673944) translate (20.4846055384809cm 4.98644939259859cm)" svg:viewBox="0 0 14234 1701" svg:d="M0 0c0 0 4816 1654 8530 1700 3714 45 5704-949 5704-949">
          <text:p/>
        </draw:path>
        <draw:path draw:style-name="gr25" draw:text-style-name="P2" draw:layer="layout" svg:width="14.448cm" svg:height="1.664cm" draw:transform="skewX (0.0888372589265112) rotate (-2.66529230072054) translate (21.7490887434616cm 6.47202097370136cm)" svg:viewBox="0 0 14449 1665" svg:d="M0 0c0 0 4888 1619 8659 1663 3770 45 5790-929 5790-929">
          <text:p/>
        </draw:path>
        <draw:path draw:style-name="gr25" draw:text-style-name="P2" draw:layer="layout" svg:width="14.716cm" svg:height="1.612cm" draw:transform="skewX (0.137008346281555) rotate (-2.61171069268431) translate (22.9441919466027cm 7.78309543848656cm)" svg:viewBox="0 0 14717 1613" svg:d="M0 0c0 0 4979 1570 8819 1612 3840 41 5898-905 5898-905">
          <text:p/>
        </draw:path>
        <draw:path draw:style-name="gr25" draw:text-style-name="P2" draw:layer="layout" svg:width="14.948cm" svg:height="1.567cm" draw:transform="skewX (0.180990643431812) rotate (-2.56423773703007) translate (24.1111323812007cm 9.19700582735303cm)" svg:viewBox="0 0 14949 1568" svg:d="M0 0c0 0 5057 1526 8958 1567s5991-877 5991-877">
          <text:p/>
        </draw:path>
        <draw:path draw:style-name="gr25" draw:text-style-name="P2" draw:layer="layout" svg:width="14.017cm" svg:height="1.73cm" draw:transform="skewX (0.0141371669411541) rotate (-2.75081343406826) translate (19.1858650560047cm 3.48798622099977cm)" svg:viewBox="0 0 14018 1731" svg:d="M0 0c0 0 4743 1684 8401 1730 3657 46 5617-968 5617-968">
          <text:p/>
        </draw:path>
        <draw:path draw:style-name="gr25" draw:text-style-name="P2" draw:layer="layout" svg:width="13.826cm" svg:height="1.758cm" draw:transform="skewX (-0.0176278254451426) rotate (-2.78816348006094) translate (17.7547574329064cm 1.91471498692058cm)" svg:viewBox="0 0 13827 1759" svg:d="M0 0c0 0 4678 1710 8286 1757s5541-981 5541-981">
          <text:p/>
        </draw:path>
        <draw:path draw:style-name="gr26" draw:text-style-name="P2" draw:layer="layout" svg:width="17.051cm" svg:height="1.43cm" draw:transform="skewX (0.139102741383948) rotate (2.12598556185429) translate (18.9610229315589cm 16.413423839756cm)" svg:viewBox="0 0 17052 1431" svg:d="M17052 0c0 0-5768 1393-10218 1430s-6834-803-6834-803">
          <text:p/>
        </draw:path>
        <draw:path draw:style-name="gr26" draw:text-style-name="P2" draw:layer="layout" svg:width="16.543cm" svg:height="1.474cm" draw:transform="skewX (0.0994837673636768) rotate (2.07606914524726) translate (16.7608145941113cm 16.7497718503982cm)" svg:viewBox="0 0 16544 1475" svg:d="M16544 0c0 0-5597 1435-9914 1474-4317 38-6630-826-6630-826">
          <text:p/>
        </draw:path>
        <draw:path draw:style-name="gr26" draw:text-style-name="P2" draw:layer="layout" svg:width="16.153cm" svg:height="1.507cm" draw:transform="skewX (0.0631809189221947) rotate (2.0310396505458) translate (14.5678390199931cm 17.0838111843266cm)" svg:viewBox="0 0 16154 1508" svg:d="M16154 0c0 0-5466 1468-9681 1507s-6473-847-6473-847">
          <text:p/>
        </draw:path>
        <draw:path draw:style-name="gr26" draw:text-style-name="P2" draw:layer="layout" svg:width="15.579cm" svg:height="1.552cm" draw:transform="skewX (0.0137881010907553) rotate (1.96681153407241) translate (12.3664946622396cm 17.4165792573158cm)" svg:viewBox="0 0 15580 1553" svg:d="M15580 0c0 0-5270 1512-9336 1552-4066 39-6244-873-6244-873">
          <text:p/>
        </draw:path>
        <draw:path draw:style-name="gr26" draw:text-style-name="P2" draw:layer="layout" svg:width="17.7cm" svg:height="1.382cm" draw:transform="skewX (0.175231056900231) rotate (2.17607651138653) translate (21.1644569857932cm 16.0770449312766cm)" svg:viewBox="0 0 17701 1383" svg:d="M17701 0c0 0-5987 1347-10607 1382-4619 35-7094-778-7094-778">
          <text:p/>
        </draw:path>
        <draw:path draw:style-name="gr26" draw:text-style-name="P2" draw:layer="layout" svg:width="18.003cm" svg:height="1.354cm" draw:transform="skewX (0.198793001802154) rotate (2.20661977329643) translate (23.4382591197368cm 15.8332781326287cm)" svg:viewBox="0 0 18004 1355" svg:d="M18004 0c0 0-6092 1319-10790 1354-4697 35-7214-761-7214-761">
          <text:p/>
        </draw:path>
        <presentation:notes draw:style-name="dp2">
          <office:forms form:automatic-focus="false" form:apply-design-mode="false"/>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g draw:style-name="gr23">
          <draw:path draw:style-name="gr25" draw:text-style-name="P2" draw:layer="layout" svg:width="13.909cm" svg:height="1.544cm" draw:transform="rotate (-1.23569311041199) translate (10.5517053351444cm 1.9812825670874cm)" svg:viewBox="0 0 13910 1545" svg:d="M13910 0c0 0-4706 1504-8336 1544s-5574-867-5574-867">
            <text:p/>
          </draw:path>
          <draw:path draw:style-name="gr25" draw:text-style-name="P2" draw:layer="layout" svg:width="13.909cm" svg:height="1.544cm" draw:transform="rotate (-1.23569311041199) translate (12.7705800787687cm 1.71184635551576cm)" svg:viewBox="0 0 13910 1545" svg:d="M13910 0c0 0-4706 1504-8336 1544s-5574-867-5574-867">
            <text:p/>
          </draw:path>
          <draw:path draw:style-name="gr25" draw:text-style-name="P2" draw:layer="layout" svg:width="13.909cm" svg:height="1.544cm" draw:transform="rotate (-1.23569311041199) translate (14.9894548223931cm 1.44241014394413cm)" svg:viewBox="0 0 13910 1545" svg:d="M13910 0c0 0-4706 1504-8336 1544s-5574-867-5574-867">
            <text:p/>
          </draw:path>
          <draw:path draw:style-name="gr25" draw:text-style-name="P2" draw:layer="layout" svg:width="13.909cm" svg:height="1.544cm" draw:transform="rotate (-1.23569311041199) translate (17.2083295660174cm 1.17297393237249cm)" svg:viewBox="0 0 13910 1545" svg:d="M13910 0c0 0-4706 1504-8336 1544s-5574-867-5574-867">
            <text:p/>
          </draw:path>
          <draw:path draw:style-name="gr25" draw:text-style-name="P2" draw:layer="layout" svg:width="13.909cm" svg:height="1.544cm" draw:transform="rotate (-1.23569311041199) translate (8.33116281987594cm 2.25182265262966cm)" svg:viewBox="0 0 13910 1545" svg:d="M13910 0c0 0-4706 1504-8336 1544s-5574-867-5574-867">
            <text:p/>
          </draw:path>
          <draw:path draw:style-name="gr25" draw:text-style-name="P2" draw:layer="layout" svg:width="13.909cm" svg:height="1.544cm" draw:transform="rotate (-1.23569311041199) translate (6.05542660607627cm 2.4389741559652cm)" svg:viewBox="0 0 13910 1545" svg:d="M13910 0c0 0-4706 1504-8336 1544s-5574-867-5574-867">
            <text:p/>
          </draw:path>
        </draw:g>
        <draw:g draw:style-name="gr23">
          <draw:path draw:style-name="gr26" draw:text-style-name="P2" draw:layer="layout" svg:width="8.347cm" svg:height="1.583cm" draw:transform="skewX (-0.245916891606001) rotate (-0.881914871032735) translate (17.382000427178cm 17.9654450741032cm)" svg:viewBox="0 0 8348 1584" svg:d="M0 0c0 0 2824 1542 5002 1583 2179 41 3346-889 3346-889">
            <text:p/>
          </draw:path>
          <draw:path draw:style-name="gr26" draw:text-style-name="P2" draw:layer="layout" svg:width="8.346cm" svg:height="1.585cm" draw:transform="skewX (-0.245218759905203) rotate (-0.881565805182336) translate (18.5717299341047cm 15.8890974067305cm)" svg:viewBox="0 0 8347 1586" svg:d="M0 0c0 0 2824 1543 5003 1585 2178 41 3344-888 3344-888">
            <text:p/>
          </draw:path>
          <draw:path draw:style-name="gr26" draw:text-style-name="P2" draw:layer="layout" svg:width="8.347cm" svg:height="1.582cm" draw:transform="skewX (-0.246440490381599) rotate (-0.882089403957934) translate (19.7614594410314cm 13.8127497393578cm)" svg:viewBox="0 0 8348 1583" svg:d="M0 0c0 0 2824 1541 5002 1582 2178 40 3346-889 3346-889">
            <text:p/>
          </draw:path>
          <draw:path draw:style-name="gr26" draw:text-style-name="P2" draw:layer="layout" svg:width="8.347cm" svg:height="1.583cm" draw:transform="skewX (-0.245916891606001) rotate (-0.881914871032735) translate (20.951188947958cm 11.7364020719852cm)" svg:viewBox="0 0 8348 1584" svg:d="M0 0c0 0 2824 1542 5002 1583 2179 41 3346-889 3346-889">
            <text:p/>
          </draw:path>
          <draw:path draw:style-name="gr26" draw:text-style-name="P2" draw:layer="layout" svg:width="8.347cm" svg:height="1.583cm" draw:transform="skewX (-0.245916891606001) rotate (-0.881914871032735) translate (16.1908659064747cm 20.0432108945553cm)" svg:viewBox="0 0 8348 1584" svg:d="M0 0c0 0 2824 1542 5002 1583 2179 41 3346-889 3346-889">
            <text:p/>
          </draw:path>
          <draw:path draw:style-name="gr26" draw:text-style-name="P2" draw:layer="layout" svg:width="8.347cm" svg:height="1.583cm" draw:transform="skewX (-0.245916891606001) rotate (-0.881914871032735) translate (15.0211895620545cm 22.1868670814553cm)" svg:viewBox="0 0 8348 1584" svg:d="M0 0c0 0 2824 1542 5002 1583 2179 41 3346-889 3346-889">
            <text:p/>
          </draw:path>
        </draw:g>
        <presentation:notes draw:style-name="dp3">
          <office:forms form:automatic-focus="false" form:apply-design-mode="false"/>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29" draw:text-style-name="P14" draw:layer="layout" svg:width="1.78cm" svg:height="0.992cm" svg:x="0.834cm" svg:y="0.501cm">
          <draw:text-box>
            <text:p>flux</text:p>
          </draw:text-box>
        </draw:frame>
        <draw:line draw:style-name="gr30" draw:text-style-name="P2" draw:layer="layout" svg:x1="10.296cm" svg:y1="7.592cm" svg:x2="8.448cm" svg:y2="0.695cm">
          <text:p/>
        </draw:line>
        <draw:line draw:style-name="gr30" draw:text-style-name="P2" draw:layer="layout" svg:x1="4.209cm" svg:y1="8.985cm" svg:x2="2.361cm" svg:y2="2.088cm">
          <text:p/>
        </draw:line>
        <draw:line draw:style-name="gr30" draw:text-style-name="P2" draw:layer="layout" svg:x1="17.54cm" svg:y1="7.391cm" svg:x2="15.692cm" svg:y2="0.494cm">
          <text:p/>
        </draw:line>
        <draw:frame draw:style-name="gr31" draw:text-style-name="P15" draw:layer="layout" svg:width="1.907cm" svg:height="1.521cm" svg:x="16.563cm" svg:y="2.282cm">
          <draw:text-box>
            <text:p><text:span text:style-name="T9">+5</text:span></text:p>
          </draw:text-box>
        </draw:frame>
        <draw:frame draw:style-name="gr32" draw:text-style-name="P16" draw:layer="layout" svg:width="1.772cm" svg:height="1.521cm" svg:x="14.609cm" svg:y="3.971cm">
          <draw:text-box>
            <text:p><text:span text:style-name="T10">–</text:span><text:span text:style-name="T10">5</text:span></text:p>
          </draw:text-box>
        </draw:frame>
        <draw:path draw:style-name="gr33" draw:text-style-name="P17" draw:layer="layout" svg:width="4.129cm" svg:height="0.473cm" draw:transform="rotate (0.261799387799149) translate (7.2147100785097cm 4.44355356275116cm)" svg:viewBox="0 0 4130 474" svg:d="M0 237c872-5 680-241 1382-237 628-4 701 474 1396 474 680 0 488-216 1352-227">
          <text:p/>
        </draw:path>
        <draw:path draw:style-name="gr34" draw:text-style-name="P17" draw:layer="layout" svg:width="4.129cm" svg:height="0.473cm" draw:transform="rotate (-2.87979326579064) translate (5.24228992149031cm 5.23544643724882cm)" svg:viewBox="0 0 4130 474" svg:d="M0 237c872-5 680-241 1382-237 628-4 701 474 1396 474 680 0 488-216 1352-227">
          <text:p/>
        </draw:path>
        <draw:frame draw:style-name="gr32" draw:text-style-name="P16" draw:layer="layout" svg:width="1.772cm" svg:height="1.521cm" svg:x="2.59cm" svg:y="5.687cm">
          <draw:text-box>
            <text:p><text:span text:style-name="T10">–</text:span><text:span text:style-name="T10">5</text:span></text:p>
          </draw:text-box>
        </draw:frame>
        <draw:frame draw:style-name="gr31" draw:text-style-name="P15" draw:layer="layout" svg:width="1.907cm" svg:height="1.521cm" svg:x="8.219cm" svg:y="2.583cm">
          <draw:text-box>
            <text:p><text:span text:style-name="T9">+5</text:span></text:p>
          </draw:text-box>
        </draw:frame>
        <draw:line draw:style-name="gr30" draw:text-style-name="P2" draw:layer="layout" svg:x1="6.442cm" svg:y1="18.593cm" svg:x2="4.594cm" svg:y2="11.696cm">
          <text:p/>
        </draw:line>
        <draw:path draw:style-name="gr35" draw:text-style-name="P17" draw:layer="layout" svg:width="2.738cm" svg:height="0.313cm" draw:transform="rotate (0.261799387799149) translate (3.52636011468316cm 13.0647202606719cm)" svg:viewBox="0 0 2739 314" svg:d="M0 157c578-3 451-160 916-157 417-3 465 314 926 314 451 0 324-143 897-150">
          <text:p/>
        </draw:path>
        <draw:line draw:style-name="gr30" draw:text-style-name="P2" draw:layer="layout" svg:x1="14.172cm" svg:y1="18.594cm" svg:x2="12.324cm" svg:y2="11.697cm">
          <text:p/>
        </draw:line>
        <draw:path draw:style-name="gr35" draw:text-style-name="P17" draw:layer="layout" svg:width="2.738cm" svg:height="0.313cm" draw:transform="rotate (0.261799387799149) translate (11.2563601146832cm 13.0657202606719cm)" svg:viewBox="0 0 2739 314" svg:d="M0 157c578-3 451-160 916-157 417-3 465 314 926 314 451 0 324-143 897-150">
          <text:p/>
        </draw:path>
        <draw:path draw:style-name="gr35" draw:text-style-name="P17" draw:layer="layout" svg:width="2.738cm" svg:height="0.313cm" draw:transform="rotate (0.261799387799149) translate (12.6003601146832cm 18.0257202606719cm)" svg:viewBox="0 0 2739 314" svg:d="M0 157c578-3 451-160 916-157 417-3 465 314 926 314 451 0 324-143 897-150">
          <text:p/>
        </draw:path>
        <draw:line draw:style-name="gr30" draw:text-style-name="P2" draw:layer="layout" svg:x1="21.616cm" svg:y1="18.595cm" svg:x2="19.768cm" svg:y2="11.698cm">
          <text:p/>
        </draw:line>
        <draw:g draw:style-name="gr23">
          <draw:line draw:style-name="gr36" draw:text-style-name="P2" draw:layer="layout" svg:x1="19.175cm" svg:y1="12.366cm" svg:x2="20.664cm" svg:y2="12.549cm">
            <text:p/>
          </draw:line>
          <draw:line draw:style-name="gr36" draw:text-style-name="P2" draw:layer="layout" svg:x1="19.491cm" svg:y1="13.483cm" svg:x2="20.665cm" svg:y2="12.549cm">
            <text:p/>
          </draw:line>
        </draw:g>
        <presentation:notes draw:style-name="dp2">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line draw:style-name="gr37" draw:text-style-name="P2" draw:layer="layout" svg:x1="9.96cm" svg:y1="14.229cm" svg:x2="19.925cm" svg:y2="14.229cm">
          <text:p/>
        </draw:line>
        <draw:line draw:style-name="gr37" draw:text-style-name="P2" draw:layer="layout" svg:x1="9.96cm" svg:y1="11.629cm" svg:x2="19.925cm" svg:y2="11.629cm">
          <text:p/>
        </draw:line>
        <draw:line draw:style-name="gr37" draw:text-style-name="P2" draw:layer="layout" svg:x1="19.822cm" svg:y1="14.327cm" svg:x2="19.822cm" svg:y2="11.524cm">
          <text:p/>
        </draw:line>
        <draw:line draw:style-name="gr37" draw:text-style-name="P2" draw:layer="layout" svg:x1="9.922cm" svg:y1="14.335cm" svg:x2="9.922cm" svg:y2="11.525cm">
          <text:p/>
        </draw:line>
        <draw:custom-shape draw:style-name="gr38" draw:text-style-name="P18" draw:layer="layout" svg:width="10.465cm" svg:height="3.194cm" svg:x="9.677cm" svg:y="6.34cm">
          <text:p/>
          <draw:enhanced-geometry svg:viewBox="0 0 21600 21600" draw:type="rectangle" draw:enhanced-path="M 0 0 L 21600 0 21600 21600 0 21600 0 0 Z N"/>
        </draw:custom-shape>
        <draw:line draw:style-name="gr39" draw:text-style-name="P19" draw:layer="layout" svg:x1="9.869cm" svg:y1="7.937cm" svg:x2="11.869cm" svg:y2="7.937cm">
          <text:p/>
        </draw:line>
        <draw:line draw:style-name="gr39" draw:text-style-name="P19" draw:layer="layout" svg:x1="19.949cm" svg:y1="7.937cm" svg:x2="17.949cm" svg:y2="7.937cm">
          <text:p/>
        </draw:line>
        <draw:custom-shape draw:style-name="gr40" draw:text-style-name="P18" draw:layer="layout" svg:width="8.129cm" svg:height="3.194cm" svg:x="12.013cm" svg:y="1.34cm">
          <text:p/>
          <draw:enhanced-geometry svg:viewBox="0 0 21600 21600" draw:type="rectangle" draw:enhanced-path="M 0 0 L 21600 0 21600 21600 0 21600 0 0 Z N"/>
        </draw:custom-shape>
        <draw:line draw:style-name="gr39" draw:text-style-name="P19" draw:layer="layout" svg:x1="12.051cm" svg:y1="2.937cm" svg:x2="10.051cm" svg:y2="2.937cm">
          <text:p/>
        </draw:line>
        <draw:line draw:style-name="gr39" draw:text-style-name="P19" draw:layer="layout" svg:x1="20.117cm" svg:y1="2.937cm" svg:x2="22.117cm" svg:y2="2.937cm">
          <text:p/>
        </draw:line>
        <presentation:notes draw:style-name="dp2">
          <draw:page-thumbnail draw:style-name="gr1" draw:layer="layout" svg:width="21.219cm" svg:height="10.476cm" svg:x="0.185cm" svg:y="2.123cm" draw:page-number="9" presentation:class="page"/>
          <draw:frame presentation:style-name="pr1" draw:text-style-name="P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41" draw:text-style-name="P2" draw:layer="layout" svg:width="9.052cm" svg:height="11.13cm" draw:transform="rotate (0.483979801578028) translate (8.019cm 4.938cm)">
          <draw:image xlink:href="Pictures/10000001000000C4000000F13F12737A.png" xlink:type="simple" xlink:show="embed" xlink:actuate="onLoad" draw:mime-type="image/png">
            <text:p/>
          </draw:image>
        </draw:frame>
        <draw:frame draw:style-name="gr42" draw:text-style-name="P20" draw:layer="layout" svg:width="1.628cm" svg:height="2.791cm" svg:x="16.075cm" svg:y="15.247cm">
          <draw:text-box>
            <text:p><text:span text:style-name="T11">z</text:span></text:p>
          </draw:text-box>
        </draw:frame>
        <draw:measure draw:style-name="gr43" draw:text-style-name="P21" draw:layer="layout" svg:x1="15.246cm" svg:y1="14.378cm" svg:x2="15.246cm" svg:y2="18.827cm">
          <text:p/>
        </draw:measure>
        <draw:custom-shape draw:style-name="gr44" draw:text-style-name="P22" draw:layer="layout" svg:width="8.072cm" svg:height="0.603cm" svg:x="10.115cm" svg:y="18.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0" presentation:class="page"/>
          <draw:frame presentation:style-name="pr1" draw:text-style-name="P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g draw:style-name="gr45">
          <draw:frame draw:style-name="gr41" draw:text-style-name="P2" draw:layer="layout" svg:width="9.681cm" svg:height="9.575cm" svg:x="0.864cm" svg:y="0.6cm">
            <draw:image xlink:href="Pictures/100000010000016E0000016A969E4650.png" xlink:type="simple" xlink:show="embed" xlink:actuate="onLoad" draw:mime-type="image/png">
              <text:p/>
            </draw:image>
          </draw:frame>
          <draw:custom-shape draw:style-name="gr46" draw:text-style-name="P23" draw:layer="layout" svg:width="2.622cm" svg:height="1.907cm" svg:x="3.375cm" svg:y="2.789cm">
            <text:p/>
            <draw:enhanced-geometry svg:viewBox="0 0 21600 21600" draw:type="rectangle" draw:enhanced-path="M 0 0 L 21600 0 21600 21600 0 21600 0 0 Z N"/>
          </draw:custom-shape>
          <draw:custom-shape draw:style-name="gr47" draw:text-style-name="P24" draw:layer="layout" svg:width="1.182cm" svg:height="0.933cm" svg:x="8.042cm" svg:y="6.122cm">
            <text:p/>
            <draw:enhanced-geometry svg:viewBox="0 0 21600 21600" draw:type="rectangle" draw:enhanced-path="M 0 0 L 21600 0 21600 21600 0 21600 0 0 Z N"/>
          </draw:custom-shape>
        </draw:g>
        <draw:g draw:style-name="gr45">
          <draw:frame draw:style-name="gr41" draw:text-style-name="P2" draw:layer="layout" svg:width="9.681cm" svg:height="8.649cm" svg:x="14.964cm" svg:y="12.163cm">
            <draw:image xlink:href="Pictures/100000010000016E00000147D01ED805.png" xlink:type="simple" xlink:show="embed" xlink:actuate="onLoad" draw:mime-type="image/png">
              <text:p/>
            </draw:image>
          </draw:frame>
          <draw:custom-shape draw:style-name="gr46" draw:text-style-name="P23" draw:layer="layout" svg:width="2.622cm" svg:height="1.907cm" svg:x="17.575cm" svg:y="13.389cm">
            <text:p/>
            <draw:enhanced-geometry svg:viewBox="0 0 21600 21600" draw:type="rectangle" draw:enhanced-path="M 0 0 L 21600 0 21600 21600 0 21600 0 0 Z N"/>
          </draw:custom-shape>
          <draw:custom-shape draw:style-name="gr47" draw:text-style-name="P24" draw:layer="layout" svg:width="1.182cm" svg:height="0.933cm" svg:x="22.042cm" svg:y="16.722cm">
            <text:p/>
            <draw:enhanced-geometry svg:viewBox="0 0 21600 21600" draw:type="rectangle" draw:enhanced-path="M 0 0 L 21600 0 21600 21600 0 21600 0 0 Z N"/>
          </draw:custom-shape>
          <draw:custom-shape draw:style-name="gr48" draw:text-style-name="P23" draw:layer="layout" svg:width="3.428cm" svg:height="1.231cm" svg:x="14.731cm" svg:y="16.685cm">
            <text:p/>
            <draw:enhanced-geometry svg:viewBox="0 0 21600 21600" draw:type="rectangle" draw:enhanced-path="M 0 0 L 21600 0 21600 21600 0 21600 0 0 Z N"/>
          </draw:custom-shape>
          <draw:custom-shape draw:style-name="gr49" draw:text-style-name="P23" draw:layer="layout" svg:width="0.624cm" svg:height="0.591cm" svg:x="17.487cm" svg:y="18.325cm">
            <text:p/>
            <draw:enhanced-geometry svg:viewBox="0 0 21600 21600" draw:type="rectangle" draw:enhanced-path="M 0 0 L 21600 0 21600 21600 0 21600 0 0 Z N"/>
          </draw:custom-shape>
        </draw:g>
        <draw:custom-shape draw:style-name="gr50" draw:text-style-name="P22" draw:layer="layout" svg:width="11.912cm" svg:height="0.603cm" svg:x="0.748cm" svg:y="9.64cm">
          <text:p/>
          <draw:enhanced-geometry svg:viewBox="0 0 21600 21600" draw:type="rectangle" draw:enhanced-path="M 0 0 L 21600 0 21600 21600 0 21600 0 0 Z N"/>
        </draw:custom-shape>
        <draw:custom-shape draw:style-name="gr50" draw:text-style-name="P22" draw:layer="layout" svg:width="11.912cm" svg:height="0.603cm" svg:x="12.948cm" svg:y="20.26cm">
          <text:p/>
          <draw:enhanced-geometry svg:viewBox="0 0 21600 21600" draw:type="rectangle" draw:enhanced-path="M 0 0 L 21600 0 21600 21600 0 21600 0 0 Z N"/>
        </draw:custom-shape>
        <draw:frame draw:style-name="gr51" draw:text-style-name="P25" draw:layer="layout" svg:width="1.349cm" svg:height="2.156cm" svg:x="21.887cm" svg:y="1.174cm">
          <draw:text-box>
            <text:p><text:span text:style-name="T12">z</text:span></text:p>
          </draw:text-box>
        </draw:frame>
        <draw:measure draw:style-name="gr52" draw:text-style-name="P27" draw:layer="layout" svg:x1="10.686cm" svg:y1="1.74cm" svg:x2="10.686cm" svg:y2="8.986cm">
          <text:p text:style-name="P26"/>
          <text:p text:style-name="P26"><text:span text:style-name="T13">1 m</text:span></text:p>
        </draw:measure>
        <draw:line draw:style-name="gr53" draw:text-style-name="P2" draw:layer="layout" svg:x1="23.94cm" svg:y1="11.898cm" svg:x2="26.592cm" svg:y2="11.898cm">
          <text:p/>
        </draw:line>
        <draw:line draw:style-name="gr53" draw:text-style-name="P2" draw:layer="layout" svg:x1="17.425cm" svg:y1="17.598cm" svg:x2="13.307cm" svg:y2="17.598cm">
          <text:p/>
        </draw:line>
        <draw:frame draw:style-name="gr54" draw:text-style-name="P28" draw:layer="layout" svg:width="2.987cm" svg:height="1.945cm" svg:x="14.45cm" svg:y="15.671cm">
          <draw:text-box>
            <text:p><text:span text:style-name="T14">v</text:span><text:span text:style-name="T15">cart</text:span></text:p>
          </draw:text-box>
        </draw:frame>
        <draw:frame draw:style-name="gr55" draw:text-style-name="P28" draw:layer="layout" svg:width="3.686cm" svg:height="1.945cm" svg:x="23.799cm" svg:y="9.945cm">
          <draw:text-box>
            <text:p><text:span text:style-name="T14">v</text:span><text:span text:style-name="T15">ramp</text:span></text:p>
          </draw:text-box>
        </draw:frame>
        <draw:path draw:style-name="gr56" draw:text-style-name="P29" draw:layer="layout" svg:width="3.014cm" svg:height="0.43cm" svg:x="13.227cm" svg:y="8.727cm" svg:viewBox="0 0 3015 431" svg:d="M0 246v-31-30h2442v30 31zM2447 386l26-53 18-59 4-61-6-61-18-57-25-52-33-43 602 215-602 216z">
          <text:p/>
        </draw:path>
        <draw:path draw:style-name="gr57" draw:text-style-name="P29" draw:layer="layout" svg:width="0.43cm" svg:height="3.014cm" svg:x="13.011cm" svg:y="5.927cm" svg:viewBox="0 0 431 3015" svg:d="M246 3015h-31-30v-2442h30 31zM386 568l-53-26-59-17-61-5-61 6-57 18-52 26-43 32 215-602 216 602z">
          <text:p/>
        </draw:path>
        <draw:path draw:style-name="gr58" draw:text-style-name="P30" draw:layer="layout" svg:width="0.404cm" svg:height="0.478cm" svg:x="12.633cm" svg:y="6.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9" draw:text-style-name="P30" draw:layer="layout" svg:width="0.461cm" svg:height="0.478cm" svg:x="15.147cm" svg:y="9.16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path draw:style-name="gr56" draw:text-style-name="P29" draw:layer="layout" svg:width="3.014cm" svg:height="0.43cm" svg:x="25.454cm" svg:y="19.347cm" svg:viewBox="0 0 3015 431" svg:d="M0 246v-31-30h2442v30 31zM2447 386l26-53 18-59 4-61-6-61-18-57-25-52-33-43 602 215-602 216z">
          <text:p/>
        </draw:path>
        <draw:path draw:style-name="gr57" draw:text-style-name="P29" draw:layer="layout" svg:width="0.43cm" svg:height="3.014cm" svg:x="25.238cm" svg:y="16.547cm" svg:viewBox="0 0 431 3015" svg:d="M246 3015h-31-30v-2442h30 31zM386 568l-53-26-59-17-61-5-61 6-57 18-52 26-43 32 215-602 216 602z">
          <text:p/>
        </draw:path>
        <draw:path draw:style-name="gr58" draw:text-style-name="P30" draw:layer="layout" svg:width="0.404cm" svg:height="0.478cm" svg:x="24.86cm" svg:y="17.29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9" draw:text-style-name="P30" draw:layer="layout" svg:width="0.461cm" svg:height="0.478cm" svg:x="27.374cm" svg:y="19.78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line draw:style-name="gr60" draw:text-style-name="P2" draw:layer="layout" svg:x1="21.475cm" svg:y1="15.358cm" svg:x2="23.398cm" svg:y2="13.067cm">
          <text:p/>
        </draw:line>
        <draw:line draw:style-name="gr60" draw:text-style-name="P2" draw:layer="layout" svg:x1="21.564cm" svg:y1="14.661cm" svg:x2="22.901cm" svg:y2="13.068cm">
          <text:p/>
        </draw:line>
        <draw:line draw:style-name="gr60" draw:text-style-name="P2" draw:layer="layout" svg:x1="21.705cm" svg:y1="13.905cm" svg:x2="22.407cm" svg:y2="13.068cm">
          <text:p/>
        </draw:line>
        <draw:line draw:style-name="gr60" draw:text-style-name="P2" draw:layer="layout" svg:x1="17.528cm" svg:y1="18.067cm" svg:x2="17.528cm" svg:y2="19.195cm">
          <text:p/>
        </draw:line>
        <draw:line draw:style-name="gr60" draw:text-style-name="P2" draw:layer="layout" svg:x1="17.751cm" svg:y1="18.067cm" svg:x2="17.751cm" svg:y2="18.851cm">
          <text:p/>
        </draw:line>
        <draw:line draw:style-name="gr60" draw:text-style-name="P2" draw:layer="layout" svg:x1="17.972cm" svg:y1="18.067cm" svg:x2="17.972cm" svg:y2="18.479cm">
          <text:p/>
        </draw:line>
        <draw:frame draw:style-name="gr61" draw:text-style-name="P25" draw:layer="layout" svg:width="1.692cm" svg:height="2.156cm" svg:x="0.864cm" svg:y="1.64cm">
          <draw:text-box>
            <text:p><text:span text:style-name="T12">t</text:span><text:span text:style-name="T16">0</text:span></text:p>
          </draw:text-box>
        </draw:frame>
        <draw:frame draw:style-name="gr61" draw:text-style-name="P25" draw:layer="layout" svg:width="1.692cm" svg:height="2.156cm" svg:x="12.993cm" svg:y="12.24cm">
          <draw:text-box>
            <text:p><text:span text:style-name="T12">t</text:span><text:span text:style-name="T16">1</text:span></text:p>
          </draw:text-box>
        </draw:frame>
        <presentation:notes draw:style-name="dp2">
          <draw:page-thumbnail draw:style-name="gr1" draw:layer="layout" svg:width="21.219cm" svg:height="10.476cm" svg:x="0.185cm" svg:y="2.123cm" draw:page-number="11" presentation:class="page"/>
          <draw:frame presentation:style-name="pr1" draw:text-style-name="P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frame draw:style-name="gr62" draw:text-style-name="P31" draw:layer="layout" svg:width="0.938cm" svg:height="1.237cm" svg:x="1.035cm" svg:y="15.457cm">
          <draw:text-box>
            <text:p><text:span text:style-name="T17">z</text:span></text:p>
          </draw:text-box>
        </draw:frame>
        <draw:custom-shape draw:style-name="gr63" draw:text-style-name="P32" draw:layer="layout" svg:width="4.5cm" svg:height="7.073cm" svg:x="2.642cm" svg:y="12.537cm">
          <text:p/>
          <draw:enhanced-geometry svg:viewBox="0 0 21600 21600" draw:type="rectangle" draw:enhanced-path="M 0 0 L 21600 0 21600 21600 0 21600 0 0 Z N"/>
        </draw:custom-shape>
        <draw:measure draw:style-name="gr64" draw:text-style-name="P34" draw:layer="layout" svg:x1="7.806cm" svg:y1="1.692cm" svg:x2="7.806cm" svg:y2="19.545cm">
          <text:p text:style-name="P33"><text:span text:style-name="T18">L</text:span></text:p>
        </draw:measure>
        <draw:frame draw:style-name="gr65" draw:text-style-name="P35" draw:layer="layout" svg:width="2.563cm" svg:height="1.237cm" svg:x="3.611cm" svg:y="16.658cm">
          <draw:text-box>
            <text:p><text:span text:style-name="T19">gas</text:span><text:span text:style-name="T20"> A</text:span></text:p>
          </draw:text-box>
        </draw:frame>
        <draw:custom-shape draw:style-name="gr66" draw:text-style-name="P36" draw:layer="layout" svg:width="4.5cm" svg:height="10.917cm" svg:x="2.642cm" svg:y="1.62cm">
          <text:p/>
          <draw:enhanced-geometry svg:viewBox="0 0 21600 21600" draw:type="rectangle" draw:enhanced-path="M 0 0 L 21600 0 21600 21600 0 21600 0 0 Z N"/>
        </draw:custom-shape>
        <draw:custom-shape draw:style-name="gr67" draw:text-style-name="P37" draw:layer="layout" svg:width="4.299cm" svg:height="1.097cm" svg:x="2.743cm" svg:y="11.994cm">
          <text:p/>
          <draw:enhanced-geometry svg:viewBox="0 0 21600 21600" draw:type="rectangle" draw:enhanced-path="M 0 0 L 21600 0 21600 21600 0 21600 0 0 Z N"/>
        </draw:custom-shape>
        <draw:frame draw:style-name="gr68" draw:text-style-name="P38" draw:layer="layout" svg:width="2.445cm" svg:height="1.237cm" svg:x="3.67cm" svg:y="5.559cm">
          <draw:text-box>
            <text:p><text:span text:style-name="T21">gas</text:span><text:span text:style-name="T22"> B</text:span></text:p>
          </draw:text-box>
        </draw:frame>
        <draw:line draw:style-name="gr69" draw:text-style-name="P39" draw:layer="layout" svg:x1="6.135cm" svg:y1="11.923cm" svg:x2="6.135cm" svg:y2="9.244cm">
          <text:p/>
        </draw:line>
        <draw:frame draw:style-name="gr70" draw:text-style-name="P40" draw:layer="layout" svg:width="2.436cm" svg:height="1.237cm" svg:x="3.807cm" svg:y="10.779cm">
          <draw:text-box>
            <text:p><text:span text:style-name="T23">F</text:span><text:span text:style-name="T24">pis_B</text:span></text:p>
          </draw:text-box>
        </draw:frame>
        <draw:line draw:style-name="gr71" draw:text-style-name="P39" draw:layer="layout" svg:x1="3.535cm" svg:y1="13.14cm" svg:x2="3.535cm" svg:y2="16.346cm">
          <text:p/>
        </draw:line>
        <draw:frame draw:style-name="gr72" draw:text-style-name="P41" draw:layer="layout" svg:width="2.534cm" svg:height="1.237cm" svg:x="3.535cm" svg:y="13.008cm">
          <draw:text-box>
            <text:p><text:span text:style-name="T25">F</text:span><text:span text:style-name="T26">pis_A</text:span></text:p>
          </draw:text-box>
        </draw:frame>
        <draw:frame draw:style-name="gr73" draw:text-style-name="P42" draw:layer="layout" svg:width="1.713cm" svg:height="1.237cm" svg:x="3.735cm" svg:y="18.241cm">
          <draw:text-box>
            <text:p><text:span text:style-name="T27">Q</text:span><text:span text:style-name="T28">A</text:span></text:p>
          </draw:text-box>
        </draw:frame>
        <draw:frame draw:style-name="gr74" draw:text-style-name="P43" draw:layer="layout" svg:width="1.615cm" svg:height="1.237cm" svg:x="3.955cm" svg:y="1.828cm">
          <draw:text-box>
            <text:p><text:span text:style-name="T29">Q</text:span><text:span text:style-name="T30">B</text:span></text:p>
          </draw:text-box>
        </draw:frame>
        <draw:frame draw:style-name="gr62" draw:text-style-name="P44" draw:layer="layout" svg:width="0.938cm" svg:height="1.237cm" svg:x="2.743cm" svg:y="11.682cm">
          <draw:text-box>
            <text:p><text:span text:style-name="T31">a</text:span></text:p>
          </draw:text-box>
        </draw:frame>
        <draw:path draw:style-name="gr75" draw:text-style-name="P17" draw:layer="layout" svg:width="1.85cm" svg:height="0.212cm" draw:transform="rotate (1.5707963267949) translate (5.242448086225cm 20.5352543117696cm)" svg:viewBox="0 0 1851 213" svg:d="M0 106c391-2 304-108 619-106 282-1 314 213 626 213 305 0 219-97 606-102">
          <text:p/>
        </draw:path>
        <draw:path draw:style-name="gr76" draw:text-style-name="P45" draw:layer="layout" svg:width="1.85cm" svg:height="0.212cm" draw:transform="rotate (1.5707963267949) translate (5.462448086225cm 2.5527456882304cm)" svg:viewBox="0 0 1851 213" svg:d="M1851 106c-391-2-304-108-619-106-282-1-314 213-626 213-305 0-219-97-606-102">
          <text:p/>
        </draw:path>
        <draw:line draw:style-name="gr77" draw:text-style-name="P2" draw:layer="layout" svg:x1="1.843cm" svg:y1="19.54cm" svg:x2="1.843cm" svg:y2="12.513cm">
          <text:p/>
        </draw:line>
        <draw:frame draw:style-name="gr62" draw:text-style-name="P31" draw:layer="layout" svg:width="0.938cm" svg:height="1.237cm" svg:x="18.056cm" svg:y="15.458cm">
          <draw:text-box>
            <text:p><text:span text:style-name="T17">z</text:span></text:p>
          </draw:text-box>
        </draw:frame>
        <draw:custom-shape draw:style-name="gr63" draw:text-style-name="P32" draw:layer="layout" svg:width="4.5cm" svg:height="7.073cm" svg:x="19.663cm" svg:y="12.538cm">
          <text:p/>
          <draw:enhanced-geometry svg:viewBox="0 0 21600 21600" draw:type="rectangle" draw:enhanced-path="M 0 0 L 21600 0 21600 21600 0 21600 0 0 Z N"/>
        </draw:custom-shape>
        <draw:measure draw:style-name="gr78" draw:text-style-name="P34" draw:layer="layout" svg:x1="24.827cm" svg:y1="1.693cm" svg:x2="24.827cm" svg:y2="19.546cm">
          <text:p text:style-name="P33"><text:span text:style-name="T18">L</text:span></text:p>
        </draw:measure>
        <draw:frame draw:style-name="gr79" draw:text-style-name="P47" draw:layer="layout" svg:width="2.958cm" svg:height="2.089cm" svg:x="20.511cm" svg:y="15.959cm">
          <draw:text-box>
            <text:p text:style-name="P10"><text:span text:style-name="T19">gas</text:span><text:span text:style-name="T20"> A</text:span></text:p>
            <text:p text:style-name="P46"><text:span text:style-name="T32">temp.</text:span><text:span text:style-name="T20"> </text:span><text:span text:style-name="T33">T</text:span><text:span text:style-name="T34">A</text:span></text:p>
          </draw:text-box>
        </draw:frame>
        <draw:custom-shape draw:style-name="gr66" draw:text-style-name="P36" draw:layer="layout" svg:width="4.5cm" svg:height="10.917cm" svg:x="19.663cm" svg:y="1.621cm">
          <text:p/>
          <draw:enhanced-geometry svg:viewBox="0 0 21600 21600" draw:type="rectangle" draw:enhanced-path="M 0 0 L 21600 0 21600 21600 0 21600 0 0 Z N"/>
        </draw:custom-shape>
        <draw:custom-shape draw:style-name="gr67" draw:text-style-name="P37" draw:layer="layout" svg:width="4.299cm" svg:height="1.097cm" svg:x="19.764cm" svg:y="11.995cm">
          <text:p/>
          <draw:enhanced-geometry svg:viewBox="0 0 21600 21600" draw:type="rectangle" draw:enhanced-path="M 0 0 L 21600 0 21600 21600 0 21600 0 0 Z N"/>
        </draw:custom-shape>
        <draw:frame draw:style-name="gr80" draw:text-style-name="P48" draw:layer="layout" svg:width="2.907cm" svg:height="2.089cm" svg:x="20.537cm" svg:y="5.56cm">
          <draw:text-box>
            <text:p text:style-name="P10"><text:span text:style-name="T21">gas</text:span><text:span text:style-name="T22"> B</text:span></text:p>
            <text:p text:style-name="P10"><text:span text:style-name="T35">temp.</text:span><text:span text:style-name="T22"> </text:span><text:span text:style-name="T36">T</text:span><text:span text:style-name="T37">B</text:span></text:p>
          </draw:text-box>
        </draw:frame>
        <draw:line draw:style-name="gr69" draw:text-style-name="P39" draw:layer="layout" svg:x1="23.156cm" svg:y1="11.924cm" svg:x2="23.156cm" svg:y2="9.245cm">
          <text:p/>
        </draw:line>
        <draw:frame draw:style-name="gr70" draw:text-style-name="P40" draw:layer="layout" svg:width="2.436cm" svg:height="1.237cm" svg:x="20.828cm" svg:y="10.78cm">
          <draw:text-box>
            <text:p><text:span text:style-name="T23">F</text:span><text:span text:style-name="T24">pis_B</text:span></text:p>
          </draw:text-box>
        </draw:frame>
        <draw:line draw:style-name="gr71" draw:text-style-name="P39" draw:layer="layout" svg:x1="20.556cm" svg:y1="13.141cm" svg:x2="20.556cm" svg:y2="16.347cm">
          <text:p/>
        </draw:line>
        <draw:frame draw:style-name="gr72" draw:text-style-name="P41" draw:layer="layout" svg:width="2.534cm" svg:height="1.237cm" svg:x="20.556cm" svg:y="13.009cm">
          <draw:text-box>
            <text:p><text:span text:style-name="T25">F</text:span><text:span text:style-name="T26">pis_A</text:span></text:p>
          </draw:text-box>
        </draw:frame>
        <draw:frame draw:style-name="gr73" draw:text-style-name="P42" draw:layer="layout" svg:width="1.713cm" svg:height="1.237cm" svg:x="13.756cm" svg:y="18.242cm">
          <draw:text-box>
            <text:p><text:span text:style-name="T27">Q</text:span><text:span text:style-name="T28">A</text:span></text:p>
          </draw:text-box>
        </draw:frame>
        <draw:frame draw:style-name="gr62" draw:text-style-name="P44" draw:layer="layout" svg:width="0.938cm" svg:height="1.237cm" svg:x="19.764cm" svg:y="11.683cm">
          <draw:text-box>
            <text:p><text:span text:style-name="T31">a</text:span></text:p>
          </draw:text-box>
        </draw:frame>
        <draw:path draw:style-name="gr75" draw:text-style-name="P17" draw:layer="layout" svg:width="1.85cm" svg:height="0.212cm" draw:transform="rotate (1.5707963267949) translate (15.263448086225cm 20.5362543117696cm)" svg:viewBox="0 0 1851 213" svg:d="M0 106c391-2 304-108 619-106 282-1 314 213 626 213 305 0 219-97 606-102">
          <text:p/>
        </draw:path>
        <draw:line draw:style-name="gr77" draw:text-style-name="P2" draw:layer="layout" svg:x1="18.864cm" svg:y1="19.541cm" svg:x2="18.864cm" svg:y2="12.514cm">
          <text:p/>
        </draw:line>
        <presentation:notes draw:style-name="dp2">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3d:scene draw:style-name="gr81"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frame draw:style-name="gr83" draw:text-style-name="P50" draw:layer="layout" svg:width="4.494cm" svg:height="1.661cm" svg:x="24.419cm" svg:y="21.317cm">
          <draw:text-box>
            <text:p text:style-name="P49"><text:span text:style-name="T38">area </text:span><text:span text:style-name="T39">A</text:span></text:p>
          </draw:text-box>
        </draw:frame>
        <draw:frame draw:style-name="gr84" draw:text-style-name="P51" draw:layer="layout" svg:width="1.734cm" svg:height="1.805cm" svg:x="28.138cm" svg:y="9.223cm">
          <draw:text-box>
            <text:p><text:span text:style-name="T40">v</text:span><text:span text:style-name="T41">x</text:span></text:p>
          </draw:text-box>
        </draw:frame>
        <draw:g draw:style-name="gr23">
          <draw:line draw:style-name="gr85" draw:text-style-name="P2" draw:layer="layout" svg:x1="2.633cm" svg:y1="18.657cm" svg:x2="0.942cm" svg:y2="13.822cm">
            <text:p/>
          </draw:line>
          <draw:line draw:style-name="gr85" draw:text-style-name="P2" draw:layer="layout" svg:x1="2.634cm" svg:y1="18.657cm" svg:x2="7.44cm" svg:y2="19.425cm">
            <text:p/>
          </draw:line>
          <draw:line draw:style-name="gr85" draw:text-style-name="P2" draw:layer="layout" svg:x1="2.634cm" svg:y1="18.657cm" svg:x2="5.386cm" svg:y2="16.169cm">
            <text:p/>
          </draw:line>
          <draw:frame draw:style-name="gr86" draw:text-style-name="P52" draw:layer="layout" svg:width="0.692cm" svg:height="1.381cm" svg:x="6.797cm" svg:y="18.259cm">
            <draw:text-box>
              <text:p><text:span text:style-name="T42">x</text:span></text:p>
            </draw:text-box>
          </draw:frame>
          <draw:frame draw:style-name="gr86" draw:text-style-name="P52" draw:layer="layout" svg:width="0.692cm" svg:height="1.381cm" svg:x="5.214cm" svg:y="15.761cm">
            <draw:text-box>
              <text:p><text:span text:style-name="T42">y</text:span></text:p>
            </draw:text-box>
          </draw:frame>
          <draw:frame draw:style-name="gr87" draw:text-style-name="P52" draw:layer="layout" svg:width="0.65cm" svg:height="1.381cm" svg:x="1.023cm" svg:y="13.293cm">
            <draw:text-box>
              <text:p><text:span text:style-name="T42">z</text:span></text:p>
            </draw:text-box>
          </draw:frame>
        </draw:g>
        <draw:frame draw:style-name="gr88" draw:text-style-name="P53" draw:layer="layout" svg:width="1.471cm" svg:height="1.805cm" svg:x="27.451cm" svg:y="3.752cm">
          <draw:text-box>
            <text:p><text:span text:style-name="T43">J</text:span><text:span text:style-name="T44">x</text:span></text:p>
          </draw:text-box>
        </draw:frame>
        <draw:polygon draw:style-name="gr89" draw:text-style-name="P10" draw:layer="layout" svg:width="5.378cm" svg:height="11.902cm" svg:x="15.35cm" svg:y="8.17cm" svg:viewBox="0 0 5379 11903" draw:points="0,3069 4212,0 5379,7312 2027,11903">
          <text:p/>
        </draw:polygon>
        <draw:polygon draw:style-name="gr90" draw:text-style-name="P54" draw:layer="layout" svg:width="12.095cm" svg:height="3.306cm" svg:x="7.354cm" svg:y="8.17cm" svg:viewBox="0 0 12096 3307" draw:points="0,3307 5160,590 12096,0 7996,3045">
          <text:p/>
        </draw:polygon>
        <draw:line draw:style-name="gr91" draw:text-style-name="P2" draw:layer="layout" svg:x1="22.674cm" svg:y1="14.658cm" svg:x2="26.816cm" svg:y2="10.059cm">
          <text:p/>
        </draw:line>
        <draw:g draw:style-name="gr23">
          <draw:path draw:style-name="gr85" draw:text-style-name="P2" draw:layer="layout" svg:width="4.155cm" svg:height="0cm" draw:transform="skewX (0.00052359877559833) rotate (1.9074703395046) translate (22.684982373473cm 14.6658879581152cm)" svg:viewBox="0 0 4156 1" svg:d="M0 0c1385 0 2771 1 4156 1">
            <text:p/>
          </draw:path>
          <draw:path draw:style-name="gr85" draw:text-style-name="P2" draw:layer="layout" svg:width="3.948cm" svg:height="0cm" draw:transform="rotate (-0.158301363155886) translate (22.6857937172775cm 14.6658879581152cm)" svg:viewBox="0 0 3949 1" svg:d="M0 0c1316 0 2633 0 3949 1">
            <text:p/>
          </draw:path>
          <draw:path draw:style-name="gr85" draw:text-style-name="P2" draw:layer="layout" svg:width="3.009cm" svg:height="0cm" draw:transform="rotate (0.735307213865211) translate (22.6857937172775cm 14.6658879581152cm)" svg:viewBox="0 0 3010 1" svg:d="M0 0c1003 0 2007 0 3010 1">
            <text:p/>
          </draw:path>
          <draw:path draw:style-name="gr92" draw:text-style-name="P55"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92" draw:text-style-name="P55"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93" draw:text-style-name="P55"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94" draw:text-style-name="P2" draw:layer="layout" svg:x1="21.762cm" svg:y1="11.87cm" svg:x2="26.816cm" svg:y2="10.059cm">
          <text:p/>
        </draw:line>
        <draw:line draw:style-name="gr91" draw:text-style-name="P2" draw:layer="layout" svg:x1="3.714cm" svg:y1="8.659cm" svg:x2="4.386cm" svg:y2="3.589cm">
          <text:p/>
        </draw:line>
        <draw:g draw:style-name="gr23">
          <draw:line draw:style-name="gr85" draw:text-style-name="P2" draw:layer="layout" svg:x1="3.713cm" svg:y1="8.659cm" svg:x2="2.022cm" svg:y2="3.824cm">
            <text:p/>
          </draw:line>
          <draw:line draw:style-name="gr85" draw:text-style-name="P2" draw:layer="layout" svg:x1="3.714cm" svg:y1="8.659cm" svg:x2="8.52cm" svg:y2="9.427cm">
            <text:p/>
          </draw:line>
          <draw:line draw:style-name="gr85" draw:text-style-name="P2" draw:layer="layout" svg:x1="3.714cm" svg:y1="8.659cm" svg:x2="6.466cm" svg:y2="6.171cm">
            <text:p/>
          </draw:line>
          <draw:frame draw:style-name="gr86" draw:text-style-name="P52" draw:layer="layout" svg:width="0.692cm" svg:height="1.381cm" svg:x="7.877cm" svg:y="8.261cm">
            <draw:text-box>
              <text:p><text:span text:style-name="T42">x</text:span></text:p>
            </draw:text-box>
          </draw:frame>
          <draw:frame draw:style-name="gr86" draw:text-style-name="P52" draw:layer="layout" svg:width="0.692cm" svg:height="1.381cm" svg:x="6.294cm" svg:y="5.763cm">
            <draw:text-box>
              <text:p><text:span text:style-name="T42">y</text:span></text:p>
            </draw:text-box>
          </draw:frame>
          <draw:frame draw:style-name="gr87" draw:text-style-name="P52" draw:layer="layout" svg:width="0.65cm" svg:height="1.381cm" svg:x="2.103cm" svg:y="3.295cm">
            <draw:text-box>
              <text:p><text:span text:style-name="T42">z</text:span></text:p>
            </draw:text-box>
          </draw:frame>
        </draw:g>
        <draw:line draw:style-name="gr94" draw:text-style-name="P2" draw:layer="layout" svg:x1="5.315cm" svg:y1="7.133cm" svg:x2="4.386cm" svg:y2="3.589cm">
          <text:p/>
        </draw:line>
        <draw:line draw:style-name="gr91" draw:text-style-name="P2" draw:layer="layout" svg:x1="11.846cm" svg:y1="9.388cm" svg:x2="11.918cm" svg:y2="2.384cm">
          <text:p/>
        </draw:line>
        <draw:g draw:style-name="gr23">
          <draw:path draw:style-name="gr85" draw:text-style-name="P2" draw:layer="layout" svg:width="4.155cm" svg:height="0cm" draw:transform="skewX (0.000523598775598358) rotate (1.99735479598231) translate (11.857348094591cm 9.39463233910924cm)" svg:viewBox="0 0 4156 1" svg:d="M0 0c1385 0 2771 1 4156 1">
            <text:p/>
          </draw:path>
          <draw:path draw:style-name="gr85" draw:text-style-name="P2" draw:layer="layout" svg:width="3.948cm" svg:height="0cm" draw:transform="rotate (-0.0684169066781773) translate (11.8581561630908cm 9.39455951007178cm)" svg:viewBox="0 0 3949 1" svg:d="M0 0c1316 0 2633 0 3949 1">
            <text:p/>
          </draw:path>
          <draw:path draw:style-name="gr85" draw:text-style-name="P2" draw:layer="layout" svg:width="3.009cm" svg:height="0cm" draw:transform="rotate (0.825191670342919) translate (11.8581561630908cm 9.39455951007178cm)" svg:viewBox="0 0 3010 1" svg:d="M0 0c1003 0 2007 0 3010 1">
            <text:p/>
          </draw:path>
          <draw:path draw:style-name="gr92" draw:text-style-name="P55"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92" draw:text-style-name="P55"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93" draw:text-style-name="P55"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94" draw:text-style-name="P2" draw:layer="layout" svg:x1="13.706cm" svg:y1="7.389cm" svg:x2="11.918cm" svg:y2="2.384cm">
          <text:p/>
        </draw:line>
        <presentation:notes draw:style-name="dp2">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g draw:style-name="gr23">
          <draw:line draw:style-name="gr85" draw:text-style-name="P2" draw:layer="layout" svg:x1="7.633cm" svg:y1="19.357cm" svg:x2="5.942cm" svg:y2="14.522cm">
            <text:p/>
          </draw:line>
          <draw:line draw:style-name="gr85" draw:text-style-name="P2" draw:layer="layout" svg:x1="7.634cm" svg:y1="19.357cm" svg:x2="12.44cm" svg:y2="20.125cm">
            <text:p/>
          </draw:line>
          <draw:line draw:style-name="gr85" draw:text-style-name="P2" draw:layer="layout" svg:x1="7.634cm" svg:y1="19.357cm" svg:x2="10.386cm" svg:y2="16.869cm">
            <text:p/>
          </draw:line>
          <draw:frame draw:style-name="gr86" draw:text-style-name="P52" draw:layer="layout" svg:width="0.692cm" svg:height="1.381cm" svg:x="11.797cm" svg:y="18.959cm">
            <draw:text-box>
              <text:p><text:span text:style-name="T42">x</text:span></text:p>
            </draw:text-box>
          </draw:frame>
          <draw:frame draw:style-name="gr86" draw:text-style-name="P52" draw:layer="layout" svg:width="0.692cm" svg:height="1.381cm" svg:x="10.214cm" svg:y="16.461cm">
            <draw:text-box>
              <text:p><text:span text:style-name="T42">y</text:span></text:p>
            </draw:text-box>
          </draw:frame>
          <draw:frame draw:style-name="gr87" draw:text-style-name="P52" draw:layer="layout" svg:width="0.65cm" svg:height="1.381cm" svg:x="6.023cm" svg:y="13.993cm">
            <draw:text-box>
              <text:p><text:span text:style-name="T42">z</text:span></text:p>
            </draw:text-box>
          </draw:frame>
        </draw:g>
        <draw:polygon draw:style-name="gr95" draw:text-style-name="P56" draw:layer="layout" svg:width="5.378cm" svg:height="11.902cm" svg:x="12.35cm" svg:y="5.17cm" svg:viewBox="0 0 5379 11903" draw:points="0,3069 4212,0 5379,7312 2027,11903">
          <text:p/>
        </draw:polygon>
        <draw:polygon draw:style-name="gr96" draw:text-style-name="P57" draw:layer="layout" svg:width="12.205cm" svg:height="3.306cm" svg:x="4.354cm" svg:y="5.17cm" svg:viewBox="0 0 12206 3307" draw:points="0,3307 5160,590 12206,0 7996,3068">
          <text:p/>
        </draw:polygon>
        <draw:g draw:style-name="gr23">
          <svg:title>TexMaths</svg:title>
          <svg:desc>28§latex§\yF
= 
\begin{bmatrix}
7 \\ -1 \\ \bm{2}
\end{bmatrix}
\unit{N}§svg§600§TRUE§</svg:desc>
          <draw:path draw:style-name="gr28" draw:text-style-name="P13"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28" draw:text-style-name="P13" draw:layer="layout" svg:width="0.688cm" svg:height="0.346cm" svg:x="18.004cm" svg:y="14.562cm" svg:viewBox="0 0 689 347" svg:d="M0 77c230 0 459 0 689 0 0-26 0-51 0-77-230 0-459 0-689 0 0 26 0 51 0 77zM0 347c230 0 459 0 689 0 0-25 0-49 0-73-230 0-459 0-689 0 0 24 0 48 0 73z">
            <text:p/>
          </draw:path>
          <draw:path draw:style-name="gr28" draw:text-style-name="P13" draw:layer="layout" svg:width="0.323cm" svg:height="0.831cm" svg:x="19.371cm" svg:y="12.33cm" svg:viewBox="0 0 324 832" svg:d="M324 69c0-23 0-46 0-69-108 0-216 0-324 0 0 277 0 554 0 832 35 0 70 0 106 0 0-236 0-472 0-708 0-33 25-55 58-55 53 0 107 0 160 0z">
            <text:p/>
          </draw:path>
          <draw:path draw:style-name="gr28" draw:text-style-name="P13" draw:layer="layout" svg:width="0.105cm" svg:height="0.867cm" svg:x="19.371cm" svg:y="13.092cm" svg:viewBox="0 0 106 868" svg:d="M106 868c0-289 0-579 0-868-36 0-71 0-106 0 0 289 0 579 0 868 35 0 70 0 106 0z">
            <text:p/>
          </draw:path>
          <draw:path draw:style-name="gr28" draw:text-style-name="P13" draw:layer="layout" svg:width="0.105cm" svg:height="0.867cm" svg:x="19.371cm" svg:y="13.902cm" svg:viewBox="0 0 106 868" svg:d="M106 868c0-289 0-579 0-868-36 0-71 0-106 0 0 289 0 579 0 868 35 0 70 0 106 0z">
            <text:p/>
          </draw:path>
          <draw:path draw:style-name="gr28" draw:text-style-name="P13" draw:layer="layout" svg:width="0.105cm" svg:height="0.863cm" svg:x="19.371cm" svg:y="14.712cm" svg:viewBox="0 0 106 864" svg:d="M106 864c0-288 0-576 0-864-36 0-71 0-106 0 0 288 0 576 0 864 35 0 70 0 106 0z">
            <text:p/>
          </draw:path>
          <draw:path draw:style-name="gr28" draw:text-style-name="P13" draw:layer="layout" svg:width="0.105cm" svg:height="0.863cm" svg:x="19.371cm" svg:y="15.522cm" svg:viewBox="0 0 106 864" svg:d="M106 864c0-288 0-576 0-864-36 0-71 0-106 0 0 288 0 576 0 864 35 0 70 0 106 0z">
            <text:p/>
          </draw:path>
          <draw:path draw:style-name="gr28" draw:text-style-name="P13" draw:layer="layout" svg:width="0.323cm" svg:height="0.831cm" svg:x="19.371cm" svg:y="16.35cm" svg:viewBox="0 0 324 832" svg:d="M324 832c0-23 0-47 0-70-53 0-107 0-160 0-33 0-58-22-58-54 0-236 0-472 0-708-36 0-71 0-106 0 0 277 0 554 0 832 108 0 216 0 324 0z">
            <text:p/>
          </draw:path>
          <draw:path draw:style-name="gr28" draw:text-style-name="P13"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28" draw:text-style-name="P13" draw:layer="layout" svg:width="0.688cm" svg:height="0.076cm" svg:x="19.827cm" svg:y="14.708cm" svg:viewBox="0 0 689 77" svg:d="M689 77c0-26 0-51 0-77-230 0-459 0-689 0 0 26 0 51 0 77 230 0 459 0 689 0z">
            <text:p/>
          </draw:path>
          <draw:path draw:style-name="gr28" draw:text-style-name="P13"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97" draw:text-style-name="P58"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28" draw:text-style-name="P13" draw:layer="layout" svg:width="0.32cm" svg:height="0.831cm" svg:x="21.288cm" svg:y="12.33cm" svg:viewBox="0 0 321 832" svg:d="M321 832c0-278 0-555 0-832-107 0-214 0-321 0 0 23 0 46 0 69 52 0 104 0 157 0 33 0 62 22 62 55 0 236 0 472 0 708 34 0 68 0 102 0z">
            <text:p/>
          </draw:path>
          <draw:path draw:style-name="gr28" draw:text-style-name="P13" draw:layer="layout" svg:width="0.101cm" svg:height="0.863cm" svg:x="21.507cm" svg:y="13.092cm" svg:viewBox="0 0 102 864" svg:d="M102 864c0-288 0-576 0-864-34 0-68 0-102 0 0 288 0 576 0 864 34 0 68 0 102 0z">
            <text:p/>
          </draw:path>
          <draw:path draw:style-name="gr28" draw:text-style-name="P13" draw:layer="layout" svg:width="0.101cm" svg:height="0.863cm" svg:x="21.507cm" svg:y="13.902cm" svg:viewBox="0 0 102 864" svg:d="M102 864c0-288 0-576 0-864-34 0-68 0-102 0 0 288 0 576 0 864 34 0 68 0 102 0z">
            <text:p/>
          </draw:path>
          <draw:path draw:style-name="gr28" draw:text-style-name="P13" draw:layer="layout" svg:width="0.101cm" svg:height="0.863cm" svg:x="21.507cm" svg:y="14.712cm" svg:viewBox="0 0 102 864" svg:d="M102 864c0-288 0-576 0-864-34 0-68 0-102 0 0 288 0 576 0 864 34 0 68 0 102 0z">
            <text:p/>
          </draw:path>
          <draw:path draw:style-name="gr28" draw:text-style-name="P13" draw:layer="layout" svg:width="0.101cm" svg:height="0.863cm" svg:x="21.507cm" svg:y="15.522cm" svg:viewBox="0 0 102 864" svg:d="M102 864c0-288 0-576 0-864-34 0-68 0-102 0 0 288 0 576 0 864 34 0 68 0 102 0z">
            <text:p/>
          </draw:path>
          <draw:path draw:style-name="gr28" draw:text-style-name="P13" draw:layer="layout" svg:width="0.32cm" svg:height="0.831cm" svg:x="21.288cm" svg:y="16.35cm" svg:viewBox="0 0 321 832" svg:d="M321 832c0-278 0-555 0-832-34 0-68 0-102 0 0 236 0 472 0 708 0 32-29 54-62 54-53 0-105 0-157 0 0 23 0 47 0 70 107 0 214 0 321 0z">
            <text:p/>
          </draw:path>
          <draw:path draw:style-name="gr28" draw:text-style-name="P13"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98" draw:text-style-name="P59" draw:layer="layout" svg:width="3.528cm" svg:height="1.17cm" svg:x="15.28cm" svg:y="15.247cm">
          <draw:text-box>
            <text:p text:style-name="P10"><text:span text:style-name="T45">x</text:span><text:span text:style-name="T46">-cross.</text:span></text:p>
          </draw:text-box>
        </draw:frame>
        <draw:g draw:style-name="gr23">
          <svg:title>TexMaths</svg:title>
          <svg:desc>28§latex§\yF
= 
\begin{bmatrix}
\bm{2} \\ 0 \\  -3
\end{bmatrix}
\unit{N}§svg§600§TRUE§</svg:desc>
          <draw:path draw:style-name="gr27" draw:text-style-name="P60"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27" draw:text-style-name="P12" draw:layer="layout" svg:width="0.663cm" svg:height="0.333cm" svg:x="12.661cm" svg:y="2.528cm" svg:viewBox="0 0 664 334" svg:d="M0 74c221 0 443 0 664 0 0-25 0-49 0-74-221 0-443 0-664 0 0 25 0 49 0 74zM0 334c221 0 443 0 664 0 0-24 0-47 0-70-221 0-443 0-664 0 0 23 0 46 0 70z">
            <text:p/>
          </draw:path>
          <draw:path draw:style-name="gr27" draw:text-style-name="P12" draw:layer="layout" svg:width="0.312cm" svg:height="0.8cm" svg:x="13.979cm" svg:y="0.377cm" svg:viewBox="0 0 313 801" svg:d="M313 67c0-22 0-45 0-67-104 0-209 0-313 0 0 267 0 534 0 801 34 0 68 0 102 0 0-227 0-454 0-682 0-31 25-52 56-52 52 0 103 0 155 0z">
            <text:p/>
          </draw:path>
          <draw:path draw:style-name="gr27" draw:text-style-name="P12" draw:layer="layout" svg:width="0.101cm" svg:height="0.835cm" svg:x="13.979cm" svg:y="1.111cm" svg:viewBox="0 0 102 836" svg:d="M102 836c0-278 0-557 0-836-34 0-68 0-102 0 0 279 0 558 0 836 34 0 68 0 102 0z">
            <text:p/>
          </draw:path>
          <draw:path draw:style-name="gr27" draw:text-style-name="P12" draw:layer="layout" svg:width="0.101cm" svg:height="0.835cm" svg:x="13.979cm" svg:y="1.891cm" svg:viewBox="0 0 102 836" svg:d="M102 836c0-278 0-557 0-836-34 0-68 0-102 0 0 279 0 558 0 836 34 0 68 0 102 0z">
            <text:p/>
          </draw:path>
          <draw:path draw:style-name="gr27" draw:text-style-name="P12" draw:layer="layout" svg:width="0.101cm" svg:height="0.832cm" svg:x="13.979cm" svg:y="2.672cm" svg:viewBox="0 0 102 833" svg:d="M102 833c0-278 0-555 0-833-34 0-68 0-102 0 0 278 0 555 0 833 34 0 68 0 102 0z">
            <text:p/>
          </draw:path>
          <draw:path draw:style-name="gr27" draw:text-style-name="P12" draw:layer="layout" svg:width="0.101cm" svg:height="0.832cm" svg:x="13.979cm" svg:y="3.452cm" svg:viewBox="0 0 102 833" svg:d="M102 833c0-278 0-555 0-833-34 0-68 0-102 0 0 278 0 555 0 833 34 0 68 0 102 0z">
            <text:p/>
          </draw:path>
          <draw:path draw:style-name="gr27" draw:text-style-name="P12" draw:layer="layout" svg:width="0.312cm" svg:height="0.8cm" svg:x="13.979cm" svg:y="4.25cm" svg:viewBox="0 0 313 801" svg:d="M313 801c0-22 0-44 0-66-52 0-103 0-155 0-31 0-56-22-56-53 0-227 0-455 0-682-34 0-68 0-102 0 0 267 0 534 0 801 104 0 209 0 313 0z">
            <text:p/>
          </draw:path>
          <draw:path draw:style-name="gr97" draw:text-style-name="P58"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27" draw:text-style-name="P12"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27" draw:text-style-name="P12" draw:layer="layout" svg:width="0.663cm" svg:height="0.073cm" svg:x="14.418cm" svg:y="4.295cm" svg:viewBox="0 0 664 74" svg:d="M664 74c0-25 0-49 0-74-221 0-443 0-664 0 0 25 0 49 0 74 221 0 443 0 664 0z">
            <text:p/>
          </draw:path>
          <draw:path draw:style-name="gr27" draw:text-style-name="P12"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27" draw:text-style-name="P12" draw:layer="layout" svg:width="0.308cm" svg:height="0.8cm" svg:x="15.828cm" svg:y="0.377cm" svg:viewBox="0 0 309 801" svg:d="M309 801c0-267 0-534 0-801-103 0-206 0-309 0 0 22 0 45 0 67 50 0 101 0 151 0 32 0 60 21 60 52 0 228 0 455 0 682 33 0 66 0 98 0z">
            <text:p/>
          </draw:path>
          <draw:path draw:style-name="gr27" draw:text-style-name="P12" draw:layer="layout" svg:width="0.097cm" svg:height="0.832cm" svg:x="16.039cm" svg:y="1.111cm" svg:viewBox="0 0 98 833" svg:d="M98 833c0-278 0-555 0-833-32 0-65 0-98 0 0 278 0 555 0 833 33 0 66 0 98 0z">
            <text:p/>
          </draw:path>
          <draw:path draw:style-name="gr27" draw:text-style-name="P12" draw:layer="layout" svg:width="0.097cm" svg:height="0.832cm" svg:x="16.039cm" svg:y="1.891cm" svg:viewBox="0 0 98 833" svg:d="M98 833c0-278 0-555 0-833-32 0-65 0-98 0 0 278 0 555 0 833 33 0 66 0 98 0z">
            <text:p/>
          </draw:path>
          <draw:path draw:style-name="gr27" draw:text-style-name="P12" draw:layer="layout" svg:width="0.097cm" svg:height="0.832cm" svg:x="16.039cm" svg:y="2.672cm" svg:viewBox="0 0 98 833" svg:d="M98 833c0-278 0-555 0-833-32 0-65 0-98 0 0 278 0 555 0 833 33 0 66 0 98 0z">
            <text:p/>
          </draw:path>
          <draw:path draw:style-name="gr27" draw:text-style-name="P12" draw:layer="layout" svg:width="0.097cm" svg:height="0.832cm" svg:x="16.039cm" svg:y="3.452cm" svg:viewBox="0 0 98 833" svg:d="M98 833c0-278 0-555 0-833-32 0-65 0-98 0 0 278 0 555 0 833 33 0 66 0 98 0z">
            <text:p/>
          </draw:path>
          <draw:path draw:style-name="gr27" draw:text-style-name="P12" draw:layer="layout" svg:width="0.308cm" svg:height="0.8cm" svg:x="15.828cm" svg:y="4.25cm" svg:viewBox="0 0 309 801" svg:d="M309 801c0-267 0-534 0-801-32 0-65 0-98 0 0 227 0 455 0 682 0 31-28 53-60 53-50 0-101 0-151 0 0 22 0 44 0 66 103 0 206 0 309 0z">
            <text:p/>
          </draw:path>
          <draw:path draw:style-name="gr27" draw:text-style-name="P12"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99" draw:text-style-name="P61" draw:layer="layout" svg:width="3.473cm" svg:height="1.17cm" svg:x="9.881cm" svg:y="3.247cm">
          <draw:text-box>
            <text:p text:style-name="P10"><text:span text:style-name="T47">z</text:span><text:span text:style-name="T48">-cross.</text:span></text:p>
          </draw:text-box>
        </draw:frame>
        <draw:custom-shape draw:style-name="gr100" draw:text-style-name="P62"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1" draw:text-style-name="P17" draw:layer="layout" svg:width="1.28cm" svg:height="0.214cm" svg:x="14.708cm" svg:y="11.571cm" svg:viewBox="0 0 1281 215" svg:d="M1281 215c-644 0-462-205-1281-215">
          <text:p/>
        </draw:path>
        <draw:path draw:style-name="gr102" draw:text-style-name="P17" draw:layer="layout" svg:width="2.631cm" svg:height="0.448cm" svg:x="16.105cm" svg:y="11.337cm" svg:viewBox="0 0 2632 449" svg:d="M2632 224c-826-4-644-228-1309-224-596-4-665 449-1323 449">
          <text:p/>
        </draw:path>
        <draw:path draw:style-name="gr101" draw:text-style-name="P17" draw:layer="layout" svg:width="1.28cm" svg:height="0.214cm" draw:transform="rotate (1.68371912939893) translate (9.86498630304442cm 7.99703391154555cm)" svg:viewBox="0 0 1281 215" svg:d="M1281 215c-644 0-462-205-1281-215">
          <text:p/>
        </draw:path>
        <draw:path draw:style-name="gr102" draw:text-style-name="P17" draw:layer="layout" svg:width="2.631cm" svg:height="0.448cm" draw:transform="rotate (1.68371912939893) translate (9.47489893652814cm 6.63484297984228cm)" svg:viewBox="0 0 2632 449" svg:d="M2632 224c-826-4-644-228-1309-224-596-4-665 449-1323 449">
          <text:p/>
        </draw:path>
        <draw:custom-shape draw:style-name="gr103" draw:text-style-name="P63"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63"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path draw:style-name="gr105" draw:text-style-name="P2" draw:layer="layout" svg:width="19.072cm" svg:height="7.967cm" draw:transform="rotate (0.11065387457644) translate (3.50977234999903cm 4.63276420119395cm)" svg:viewBox="0 0 19073 7968" svg:d="M0 6169c5941 0 3406-751 5666-3460s4104-3015 5453-2504c1348 511-315 3415 1942 5520 2257 2104 6012 2243 6012 2243">
          <text:p/>
        </draw:path>
        <dr3d:scene draw:style-name="gr106"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7" draw:layer="layout" svg:viewBox="0 -5000 2500 10000" svg:d="M0 5000l125-500 125-500 250-1000 500-2000 500-2000 500-2000 500-2000h-500-500-500-500-250-250z"/>
        </dr3d:scene>
        <dr3d:scene draw:style-name="gr106"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8" draw:layer="layout"/>
        </dr3d:scene>
        <dr3d:scene draw:style-name="gr106"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8"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23">
          <svg:title>TexMaths</svg:title>
          <svg:desc>28§display§t_{1}§svg§600§TRUE§</svg:desc>
          <draw:path draw:style-name="gr109" draw:text-style-name="P11"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109" draw:text-style-name="P11"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23">
          <svg:title>TexMaths</svg:title>
          <svg:desc>28§display§t_{2}§svg§600§TRUE§</svg:desc>
          <draw:path draw:style-name="gr109" draw:text-style-name="P11"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109" draw:text-style-name="P11"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15" presentation:class="page"/>
          <draw:frame presentation:style-name="pr1" draw:text-style-name="P64"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110" draw:text-style-name="P2" draw:layer="layout" svg:x1="16.351cm" svg:y1="13.015cm" svg:x2="16.351cm" svg:y2="8.414cm">
          <text:p/>
        </draw:line>
        <draw:custom-shape draw:style-name="gr111" draw:text-style-name="P2"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2"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3" draw:text-style-name="P2" draw:layer="layout" svg:x1="22.492cm" svg:y1="6.865cm" svg:x2="19.884cm" svg:y2="4.743cm">
          <text:p/>
        </draw:line>
        <dr3d:scene draw:style-name="gr114"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5" draw:layer="layout"/>
        </dr3d:scene>
        <draw:frame draw:style-name="gr116" draw:text-style-name="P65" draw:layer="layout" svg:width="0.9cm" svg:height="0.992cm" svg:x="19.884cm" svg:y="4.028cm">
          <draw:text-box>
            <text:p><text:span text:style-name="T49">v</text:span></text:p>
          </draw:text-box>
        </draw:frame>
        <draw:line draw:style-name="gr117" draw:text-style-name="P2" draw:layer="layout" svg:x1="16.351cm" svg:y1="14.612cm" svg:x2="16.351cm" svg:y2="13.115cm">
          <text:p/>
        </draw:line>
        <draw:line draw:style-name="gr118" draw:text-style-name="P2" draw:layer="layout" svg:x1="22.382cm" svg:y1="7.175cm" svg:x2="16.352cm" svg:y2="8.414cm">
          <text:p/>
        </draw:line>
        <presentation:notes draw:style-name="dp2">
          <draw:page-thumbnail draw:style-name="gr1" draw:layer="layout" svg:width="21.219cm" svg:height="10.476cm" svg:x="0.185cm" svg:y="2.123cm" draw:page-number="16" presentation:class="page"/>
          <draw:frame presentation:style-name="pr1" draw:text-style-name="P1" draw:layer="layout" svg:width="16.771cm" svg:height="12.572cm" svg:x="2.409cm" svg:y="13.271cm" presentation:class="notes" presentation:placeholder="true">
            <draw:text-box/>
          </draw:frame>
        </presentation:notes>
      </draw:page>
      <draw:page draw:name="page17" draw:style-name="dp1" draw:master-page-name="Default">
        <draw:custom-shape draw:style-name="gr119" draw:text-style-name="P66"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120" draw:text-style-name="P2" draw:layer="layout" svg:x1="14.489cm" svg:y1="14.156cm" svg:x2="14.489cm" svg:y2="1.238cm">
          <text:p/>
        </draw:line>
        <dr3d:scene draw:style-name="gr121"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2" draw:layer="layout"/>
        </dr3d:scene>
        <draw:frame draw:style-name="gr116" draw:text-style-name="P65" draw:layer="layout" svg:width="0.9cm" svg:height="0.992cm" svg:x="18.799cm" svg:y="6.952cm">
          <draw:text-box>
            <text:p><text:span text:style-name="T49">v</text:span></text:p>
          </draw:text-box>
        </draw:frame>
        <draw:line draw:style-name="gr118" draw:text-style-name="P2" draw:layer="layout" svg:x1="21.989cm" svg:y1="5.599cm" svg:x2="14.504cm" svg:y2="1.023cm">
          <text:p/>
        </draw:line>
        <draw:line draw:style-name="gr123" draw:text-style-name="P2" draw:layer="layout" svg:x1="22.389cm" svg:y1="6.109cm" svg:x2="22.389cm" svg:y2="12.013cm">
          <text:p/>
        </draw:line>
        <draw:frame draw:style-name="gr116" draw:text-style-name="P67" draw:layer="layout" svg:width="0.9cm" svg:height="0.992cm" svg:x="22.33cm" svg:y="8.261cm">
          <draw:text-box>
            <text:p><text:span text:style-name="T50">z</text:span></text:p>
          </draw:text-box>
        </draw:frame>
        <draw:frame draw:style-name="gr124" draw:text-style-name="P68" draw:layer="layout" svg:width="0.913cm" svg:height="0.992cm" svg:x="18.53cm" svg:y="2.761cm">
          <draw:text-box>
            <text:p><text:span text:style-name="T51">L</text:span></text:p>
          </draw:text-box>
        </draw:frame>
        <draw:g draw:style-name="gr23">
          <draw:line draw:style-name="gr125" draw:text-style-name="P2" draw:layer="layout" svg:x1="22.089cm" svg:y1="5.98cm" svg:x2="19.253cm" svg:y2="7.985cm">
            <text:p/>
          </draw:line>
          <dr3d:scene draw:style-name="gr126"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7" draw:layer="layout" svg:viewBox="0 -5000 2500 10000" svg:d="M0 5000l125-500 125-500 250-1000 500-2000 500-2000 500-2000 500-2000h-500-500-500-500-250-250z"/>
          </dr3d:scene>
        </draw:g>
        <draw:line draw:style-name="gr118" draw:text-style-name="P2" draw:layer="layout" svg:x1="14.504cm" svg:y1="9.796cm" svg:x2="14.504cm" svg:y2="1.023cm">
          <text:p/>
        </draw:line>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draw:frame draw:style-name="gr41"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28" draw:text-style-name="P66" draw:layer="layout" svg:width="4.947cm" svg:height="6.152cm" svg:x="5.498cm" svg:y="12.383cm">
          <text:p/>
          <draw:enhanced-geometry svg:viewBox="0 0 21600 21600" draw:type="rectangle" draw:enhanced-path="M 0 0 L 21600 0 21600 21600 0 21600 0 0 Z N"/>
        </draw:custom-shape>
        <draw:path draw:style-name="gr56" draw:text-style-name="P29" draw:layer="layout" svg:width="3.014cm" svg:height="0.43cm" svg:x="1.246cm" svg:y="18.902cm" svg:viewBox="0 0 3015 431" svg:d="M0 246v-31-30h2442v30 31zM2447 386l26-53 18-59 4-61-6-61-18-57-25-52-33-43 602 215-602 216z">
          <text:p/>
        </draw:path>
        <draw:path draw:style-name="gr57" draw:text-style-name="P29" draw:layer="layout" svg:width="0.43cm" svg:height="3.014cm" svg:x="1.03cm" svg:y="16.102cm" svg:viewBox="0 0 431 3015" svg:d="M246 3015h-31-30v-2442h30 31zM386 568l-53-26-59-17-61-5-61 6-57 18-52 26-43 32 215-602 216 602z">
          <text:p/>
        </draw:path>
        <draw:path draw:style-name="gr58" draw:text-style-name="P30"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9" draw:text-style-name="P30"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41"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28" draw:text-style-name="P66" draw:layer="layout" svg:width="4.947cm" svg:height="6.152cm" svg:x="20.498cm" svg:y="11.684cm">
          <text:p/>
          <draw:enhanced-geometry svg:viewBox="0 0 21600 21600" draw:type="rectangle" draw:enhanced-path="M 0 0 L 21600 0 21600 21600 0 21600 0 0 Z N"/>
        </draw:custom-shape>
        <draw:path draw:style-name="gr56" draw:text-style-name="P29" draw:layer="layout" svg:width="3.014cm" svg:height="0.43cm" svg:x="19.141cm" svg:y="19.203cm" svg:viewBox="0 0 3015 431" svg:d="M0 246v-31-30h2442v30 31zM2447 386l26-53 18-59 4-61-6-61-18-57-25-52-33-43 602 215-602 216z">
          <text:p/>
        </draw:path>
        <draw:path draw:style-name="gr57" draw:text-style-name="P29" draw:layer="layout" svg:width="0.43cm" svg:height="3.014cm" svg:x="18.925cm" svg:y="16.403cm" svg:viewBox="0 0 431 3015" svg:d="M246 3015h-31-30v-2442h30 31zM386 568l-53-26-59-17-61-5-61 6-57 18-52 26-43 32 215-602 216 602z">
          <text:p/>
        </draw:path>
        <draw:path draw:style-name="gr58" draw:text-style-name="P30"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9" draw:text-style-name="P30"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draw:frame draw:style-name="gr41"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28" draw:text-style-name="P66" draw:layer="layout" svg:width="4.947cm" svg:height="6.152cm" svg:x="5.498cm" svg:y="12.383cm">
          <text:p/>
          <draw:enhanced-geometry svg:viewBox="0 0 21600 21600" draw:type="rectangle" draw:enhanced-path="M 0 0 L 21600 0 21600 21600 0 21600 0 0 Z N"/>
        </draw:custom-shape>
        <draw:path draw:style-name="gr56" draw:text-style-name="P29" draw:layer="layout" svg:width="3.014cm" svg:height="0.43cm" svg:x="1.246cm" svg:y="18.902cm" svg:viewBox="0 0 3015 431" svg:d="M0 246v-31-30h2442v30 31zM2447 386l26-53 18-59 4-61-6-61-18-57-25-52-33-43 602 215-602 216z">
          <text:p/>
        </draw:path>
        <draw:path draw:style-name="gr57" draw:text-style-name="P29" draw:layer="layout" svg:width="0.43cm" svg:height="3.014cm" svg:x="1.03cm" svg:y="16.102cm" svg:viewBox="0 0 431 3015" svg:d="M246 3015h-31-30v-2442h30 31zM386 568l-53-26-59-17-61-5-61 6-57 18-52 26-43 32 215-602 216 602z">
          <text:p/>
        </draw:path>
        <draw:path draw:style-name="gr58" draw:text-style-name="P30"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9" draw:text-style-name="P30"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41"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28" draw:text-style-name="P66" draw:layer="layout" svg:width="4.947cm" svg:height="6.152cm" svg:x="20.498cm" svg:y="11.684cm">
          <text:p/>
          <draw:enhanced-geometry svg:viewBox="0 0 21600 21600" draw:type="rectangle" draw:enhanced-path="M 0 0 L 21600 0 21600 21600 0 21600 0 0 Z N"/>
        </draw:custom-shape>
        <draw:path draw:style-name="gr56" draw:text-style-name="P29" draw:layer="layout" svg:width="3.014cm" svg:height="0.43cm" svg:x="16.56cm" svg:y="16.105cm" svg:viewBox="0 0 3015 431" svg:d="M0 246v-31-30h2442v30 31zM2447 386l26-53 18-59 4-61-6-61-18-57-25-52-33-43 602 215-602 216z">
          <text:p/>
        </draw:path>
        <draw:path draw:style-name="gr57" draw:text-style-name="P29" draw:layer="layout" svg:width="0.43cm" svg:height="3.014cm" svg:x="16.344cm" svg:y="13.305cm" svg:viewBox="0 0 431 3015" svg:d="M246 3015h-31-30v-2442h30 31zM386 568l-53-26-59-17-61-5-61 6-57 18-52 26-43 32 215-602 216 602z">
          <text:p/>
        </draw:path>
        <draw:path draw:style-name="gr58" draw:text-style-name="P30"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9" draw:text-style-name="P30"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29" draw:text-style-name="P22" draw:layer="layout" svg:width="10.743cm" svg:height="2.036cm" svg:x="17.484cm" svg:y="17.873cm">
          <text:p/>
          <draw:enhanced-geometry svg:viewBox="0 0 21600 21600" draw:type="rectangle" draw:enhanced-path="M 0 0 L 21600 0 21600 21600 0 21600 0 0 Z N"/>
        </draw:custom-shape>
        <draw:line draw:style-name="gr130" draw:text-style-name="P2" draw:layer="layout" svg:x1="20.498cm" svg:y1="17.854cm" svg:x2="25.445cm" svg:y2="17.854cm">
          <text:p/>
        </draw:line>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draw:frame draw:style-name="gr41" draw:text-style-name="P2" draw:layer="layout" svg:width="5.364cm" svg:height="13.385cm" svg:x="11.153cm" svg:y="1.873cm">
          <draw:image xlink:href="Pictures/1000000000000063000000F74942FFCF.png" xlink:type="simple" xlink:show="embed" xlink:actuate="onLoad" draw:mime-type="image/png">
            <text:p/>
          </draw:image>
        </draw:frame>
        <draw:g draw:style-name="gr23">
          <draw:path draw:style-name="gr56" draw:text-style-name="P29" draw:layer="layout" svg:width="2.338cm" svg:height="0.333cm" svg:x="10.159cm" svg:y="8.867cm" svg:viewBox="0 0 2339 334" svg:d="M0 191v-24-23h1895v23 24zM1898 299l21-41 14-45 3-48-5-47-14-44-19-41-26-33 467 167-467 167z">
            <text:p/>
          </draw:path>
          <draw:path draw:style-name="gr57" draw:text-style-name="P29" draw:layer="layout" svg:width="0.333cm" svg:height="2.338cm" svg:x="9.991cm" svg:y="6.694cm" svg:viewBox="0 0 334 2339" svg:d="M191 2339h-24-23v-1894h23 24zM299 441l-41-20-45-14-48-4-47 5-44 14-41 20-33 25 167-467 167 467z">
            <text:p/>
          </draw:path>
          <draw:path draw:style-name="gr58" draw:text-style-name="P30"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59" draw:text-style-name="P30"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31" draw:text-style-name="P22" draw:layer="layout" svg:width="9.142cm" svg:height="0.777cm" svg:x="8.938cm" svg:y="15.313cm">
          <text:p/>
          <draw:enhanced-geometry svg:viewBox="0 0 21600 21600" draw:type="rectangle" draw:enhanced-path="M 0 0 L 21600 0 21600 21600 0 21600 0 0 Z N"/>
        </draw:custom-shape>
        <draw:line draw:style-name="gr132" draw:text-style-name="P2" draw:layer="layout" svg:x1="11.485cm" svg:y1="15.294cm" svg:x2="12.702cm" svg:y2="15.294cm">
          <text:p/>
        </draw:line>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draw:custom-shape draw:style-name="gr128" draw:text-style-name="P66" draw:layer="layout" svg:width="4.947cm" svg:height="6.152cm" svg:x="12.086cm" svg:y="4.479cm">
          <text:p/>
          <draw:enhanced-geometry svg:viewBox="0 0 21600 21600" draw:type="rectangle" draw:enhanced-path="M 0 0 L 21600 0 21600 21600 0 21600 0 0 Z N"/>
        </draw:custom-shape>
        <draw:path draw:style-name="gr57" draw:text-style-name="P29" draw:layer="layout" svg:width="0.43cm" svg:height="3.014cm" svg:x="9.676cm" svg:y="5.724cm" svg:viewBox="0 0 431 3015" svg:d="M246 3015h-31-30v-2442h30 31zM386 568l-53-26-59-17-61-5-61 6-57 18-52 26-43 32 215-602 216 602z">
          <text:p/>
        </draw:path>
        <draw:path draw:style-name="gr58" draw:text-style-name="P30"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3" draw:text-style-name="P2" draw:layer="layout" svg:width="2.628cm" svg:height="4.82cm" draw:transform="rotate (0.770737397680696) translate (7.884cm 15cm)" svg:viewBox="0 0 2629 4821" svg:d="M0 0c0 0 1743 1693 2361 2293 648 814-85 2528-85 2528">
          <text:p/>
        </draw:path>
        <draw:line draw:style-name="gr134" draw:text-style-name="P2" draw:layer="layout" svg:x1="19.079cm" svg:y1="8.738cm" svg:x2="17.914cm" svg:y2="8.738cm">
          <text:p/>
        </draw:line>
        <draw:line draw:style-name="gr134" draw:text-style-name="P2" draw:layer="layout" svg:x1="17.027cm" svg:y1="10.813cm" svg:x2="15.507cm" svg:y2="10.813cm">
          <text:p/>
        </draw:line>
        <draw:path draw:style-name="gr134" draw:text-style-name="P2" draw:layer="layout" svg:width="2.257cm" svg:height="0.285cm" draw:transform="skewX (0.478394747971646) rotate (-1.97431644985599) translate (18.0168475820177cm 8.86264265922793cm)" svg:viewBox="0 0 2258 286" svg:d="M2258 145c-473-500-1724 495-2258-2">
          <text:p/>
        </draw:path>
        <draw:line draw:style-name="gr134" draw:text-style-name="P2" draw:layer="layout" svg:x1="10.107cm" svg:y1="8.739cm" svg:x2="11.272cm" svg:y2="8.739cm">
          <text:p/>
        </draw:line>
        <draw:line draw:style-name="gr134" draw:text-style-name="P2" draw:layer="layout" svg:x1="12.159cm" svg:y1="10.814cm" svg:x2="15.507cm" svg:y2="10.814cm">
          <text:p/>
        </draw:line>
        <draw:path draw:style-name="gr134" draw:text-style-name="P2"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draw:frame draw:style-name="gr41" draw:text-style-name="P2" draw:layer="layout" svg:width="9.61cm" svg:height="12cm" svg:x="2.811cm" svg:y="4.27cm">
          <draw:image xlink:href="Pictures/100000000000007900000097F58C74D6.png" xlink:type="simple" xlink:show="embed" xlink:actuate="onLoad" draw:mime-type="image/png">
            <text:p/>
          </draw:image>
        </draw:frame>
        <draw:custom-shape draw:style-name="gr135" draw:text-style-name="P66" draw:layer="layout" svg:width="14.42cm" svg:height="12cm" svg:x="12.469cm" svg:y="4.27cm">
          <text:p/>
          <draw:enhanced-geometry svg:viewBox="0 0 21600 21600" draw:type="rectangle" draw:enhanced-path="M 0 0 L 21600 0 21600 21600 0 21600 0 0 Z N"/>
        </draw:custom-shape>
        <draw:custom-shape draw:style-name="gr136" draw:text-style-name="P22"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draw:custom-shape draw:style-name="gr137" draw:text-style-name="P18" draw:layer="layout" svg:width="2.392cm" svg:height="7.864cm" svg:x="20.638cm" svg:y="7.942cm">
          <text:p/>
          <draw:enhanced-geometry svg:viewBox="0 0 21600 21600" draw:type="rectangle" draw:enhanced-path="M 0 0 L 21600 0 21600 21600 0 21600 0 0 Z N"/>
        </draw:custom-shape>
        <draw:custom-shape draw:style-name="gr138" draw:text-style-name="P18" draw:layer="layout" svg:width="4.72cm" svg:height="3.091cm" svg:x="3.933cm" svg:y="10.235cm">
          <text:p/>
          <draw:enhanced-geometry svg:viewBox="0 0 21600 21600" draw:type="rectangle" draw:enhanced-path="M 0 0 L 21600 0 21600 21600 0 21600 0 0 Z N"/>
        </draw:custom-shape>
        <draw:custom-shape draw:style-name="gr139" draw:text-style-name="P37" draw:layer="layout" svg:width="2.501cm" svg:height="1.493cm" svg:x="20.584cm" svg:y="6.464cm">
          <text:p/>
          <draw:enhanced-geometry svg:viewBox="0 0 21600 21600" draw:type="rectangle" draw:enhanced-path="M 0 0 L 21600 0 21600 21600 0 21600 0 0 Z N"/>
        </draw:custom-shape>
        <draw:line draw:style-name="gr37" draw:text-style-name="P2" draw:layer="layout" svg:x1="20.532cm" svg:y1="5.944cm" svg:x2="20.532cm" svg:y2="15.909cm">
          <text:p/>
        </draw:line>
        <draw:line draw:style-name="gr37" draw:text-style-name="P2" draw:layer="layout" svg:x1="23.132cm" svg:y1="5.944cm" svg:x2="23.132cm" svg:y2="15.909cm">
          <text:p/>
        </draw:line>
        <draw:line draw:style-name="gr37" draw:text-style-name="P2" draw:layer="layout" svg:x1="20.433cm" svg:y1="15.806cm" svg:x2="23.236cm" svg:y2="15.806cm">
          <text:p/>
        </draw:line>
        <draw:g draw:style-name="gr23">
          <svg:title>TexMaths</svg:title>
          <svg:desc>28§latex§$$A$$§svg§600§TRUE§</svg:desc>
          <draw:path draw:style-name="gr140" draw:text-style-name="P69"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141" draw:text-style-name="P39" draw:layer="layout" svg:x1="21.799cm" svg:y1="4.301cm" svg:x2="21.799cm" svg:y2="1.975cm">
          <text:p/>
        </draw:line>
        <draw:g draw:style-name="gr23">
          <svg:title>TexMaths</svg:title>
          <svg:desc>28§latex§$$\yv$$§svg§600§TRUE§</svg:desc>
          <draw:path draw:style-name="gr140" draw:text-style-name="P69"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142" draw:text-style-name="P70" draw:layer="layout" svg:width="1.57cm" svg:height="1.103cm" svg:x="24.309cm" svg:y="11.186cm">
          <draw:text-box>
            <text:p><text:span text:style-name="T52">z</text:span><text:span text:style-name="T53">(</text:span><text:span text:style-name="T52">t</text:span><text:span text:style-name="T53">)</text:span></text:p>
          </draw:text-box>
        </draw:frame>
        <draw:measure draw:style-name="gr143" draw:text-style-name="P21" draw:layer="layout" svg:x1="23.675cm" svg:y1="7.938cm" svg:x2="23.681cm" svg:y2="15.74cm">
          <text:p/>
        </draw:measure>
        <draw:g draw:style-name="gr23">
          <svg:title>TexMaths</svg:title>
          <svg:desc>28§latex§$$V(t)$$§svg§600§TRUE§</svg:desc>
          <draw:path draw:style-name="gr24" draw:text-style-name="P11"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24" draw:text-style-name="P11" draw:layer="layout" svg:width="0.248cm" svg:height="0.943cm" svg:x="21.743cm" svg:y="11.02cm" svg:viewBox="0 0 249 944" svg:d="M238 0c-149 98-238 263-238 472 0 193 92 374 235 472 4-5 9-11 14-17-137-117-160-231-160-458 0-226 26-346 160-452-4-6-8-11-11-17z">
            <text:p/>
          </draw:path>
          <draw:path draw:style-name="gr24" draw:text-style-name="P11"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24" draw:text-style-name="P11" draw:layer="layout" svg:width="0.248cm" svg:height="0.943cm" svg:x="22.45cm" svg:y="11.02cm" svg:viewBox="0 0 249 944" svg:d="M11 0c-4 6-7 11-11 17 134 106 159 226 159 452 0 227-22 341-159 458 5 6 9 12 14 17 143-98 235-279 235-472 0-209-90-374-238-472z">
            <text:p/>
          </draw:path>
        </draw:g>
        <draw:g draw:style-name="gr23">
          <svg:title>TexMaths</svg:title>
          <svg:desc>28§latex§$$\yM$$§svg§600§TRUE§</svg:desc>
          <draw:path draw:style-name="gr144" draw:text-style-name="P71"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145" draw:text-style-name="P37" draw:layer="layout" svg:width="4.717cm" svg:height="2.816cm" svg:x="3.935cm" svg:y="7.447cm">
          <text:p/>
          <draw:enhanced-geometry svg:viewBox="0 0 21600 21600" draw:type="rectangle" draw:enhanced-path="M 0 0 L 21600 0 21600 21600 0 21600 0 0 Z N"/>
        </draw:custom-shape>
        <draw:line draw:style-name="gr146" draw:text-style-name="P39" draw:layer="layout" svg:x1="7.145cm" svg:y1="7.549cm" svg:x2="7.145cm" svg:y2="9.528cm">
          <text:p/>
        </draw:line>
        <draw:line draw:style-name="gr147" draw:text-style-name="P39" draw:layer="layout" svg:x1="5.445cm" svg:y1="10.161cm" svg:x2="5.445cm" svg:y2="8.501cm">
          <text:p/>
        </draw:line>
        <draw:g draw:style-name="gr23">
          <svg:title>TexMaths</svg:title>
          <svg:desc>28§latex§$$F_{\text{atm}}$$§svg§600§TRUE§</svg:desc>
          <draw:path draw:style-name="gr24" draw:text-style-name="P11"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24" draw:text-style-name="P11"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24" draw:text-style-name="P11"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24" draw:text-style-name="P11"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23">
          <svg:title>TexMaths</svg:title>
          <svg:desc>28§latex§$$F_{\text{pg}}$$§svg§600§TRUE§</svg:desc>
          <draw:path draw:style-name="gr24" draw:text-style-name="P11"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24" draw:text-style-name="P11"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24" draw:text-style-name="P11"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23">
          <svg:title>TexMaths</svg:title>
          <svg:desc>28§latex§$$F_{\text{gp}}$$§svg§600§TRUE§</svg:desc>
          <draw:path draw:style-name="gr24" draw:text-style-name="P11"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24" draw:text-style-name="P11"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24" draw:text-style-name="P11"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147" draw:text-style-name="P39" draw:layer="layout" svg:x1="5.445cm" svg:y1="10.36cm" svg:x2="5.445cm" svg:y2="12.02cm">
          <text:p/>
        </draw:line>
        <draw:path draw:style-name="gr148" draw:text-style-name="P72" draw:layer="layout" svg:width="4.719cm" svg:height="1.094cm" svg:x="3.933cm" svg:y="12.331cm" svg:viewBox="0 0 4720 1095" svg:d="M0 1095v-855c0 0 759-220 1537-239 795-21 894 470 1612 449 803-18 575-257 1571-287v8 924z">
          <text:p/>
        </draw:path>
        <draw:frame draw:style-name="gr149" draw:text-style-name="P14" draw:layer="layout" svg:width="1.874cm" svg:height="0.746cm" svg:x="3.935cm" svg:y="7.447cm">
          <draw:text-box>
            <text:p><text:span text:style-name="T54">piston</text:span></text:p>
          </draw:text-box>
        </draw:frame>
        <draw:frame draw:style-name="gr150" draw:text-style-name="P14" draw:layer="layout" svg:width="1.239cm" svg:height="0.746cm" svg:x="7.427cm" svg:y="11.696cm">
          <draw:text-box>
            <text:p><text:span text:style-name="T54">gas</text:span></text:p>
          </draw:text-box>
        </draw:frame>
        <draw:custom-shape draw:style-name="gr137" draw:text-style-name="P18" draw:layer="layout" svg:width="2.392cm" svg:height="7.864cm" svg:x="13.745cm" svg:y="9.941cm">
          <text:p/>
          <draw:enhanced-geometry svg:viewBox="0 0 21600 21600" draw:type="rectangle" draw:enhanced-path="M 0 0 L 21600 0 21600 21600 0 21600 0 0 Z N"/>
        </draw:custom-shape>
        <draw:line draw:style-name="gr151" draw:text-style-name="P2" draw:layer="layout" svg:x1="13.54cm" svg:y1="9.805cm" svg:x2="16.343cm" svg:y2="9.805cm">
          <text:p/>
        </draw:line>
        <draw:line draw:style-name="gr37" draw:text-style-name="P2" draw:layer="layout" svg:x1="13.638cm" svg:y1="7.943cm" svg:x2="13.638cm" svg:y2="17.908cm">
          <text:p/>
        </draw:line>
        <draw:line draw:style-name="gr37" draw:text-style-name="P2" draw:layer="layout" svg:x1="16.238cm" svg:y1="7.943cm" svg:x2="16.238cm" svg:y2="17.908cm">
          <text:p/>
        </draw:line>
        <draw:line draw:style-name="gr37" draw:text-style-name="P2" draw:layer="layout" svg:x1="13.54cm" svg:y1="17.805cm" svg:x2="16.343cm" svg:y2="17.805cm">
          <text:p/>
        </draw:line>
        <draw:g draw:style-name="gr23">
          <svg:title>TexMaths</svg:title>
          <svg:desc>28§latex§$$V$$§svg§600§TRUE§</svg:desc>
          <draw:path draw:style-name="gr144" draw:text-style-name="P73"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52" draw:text-style-name="P19" draw:layer="layout" svg:x1="16.083cm" svg:y1="14.077cm" svg:x2="14.873cm" svg:y2="14.077cm">
          <text:p/>
        </draw:line>
        <draw:line draw:style-name="gr152" draw:text-style-name="P19" draw:layer="layout" svg:x1="13.807cm" svg:y1="13.577cm" svg:x2="15.017cm" svg:y2="13.577cm">
          <text:p/>
        </draw:line>
        <draw:line draw:style-name="gr152" draw:text-style-name="P19" draw:layer="layout" svg:x1="14.841cm" svg:y1="9.952cm" svg:x2="14.841cm" svg:y2="11.162cm">
          <text:p/>
        </draw:line>
        <draw:line draw:style-name="gr152" draw:text-style-name="P19" draw:layer="layout" svg:x1="15.041cm" svg:y1="17.642cm" svg:x2="15.041cm" svg:y2="16.432cm">
          <text:p/>
        </draw:line>
        <presentation:notes draw:style-name="dp2">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draw:custom-shape draw:style-name="gr153" draw:text-style-name="P18" draw:layer="layout" svg:width="5cm" svg:height="10cm" svg:x="21.747cm" svg:y="7.052cm">
          <text:p/>
          <draw:enhanced-geometry svg:viewBox="0 0 21600 21600" draw:type="rectangle" draw:enhanced-path="M 0 0 L 21600 0 21600 21600 0 21600 0 0 Z N"/>
        </draw:custom-shape>
        <draw:line draw:style-name="gr154" draw:text-style-name="P2" draw:layer="layout" svg:x1="21.642cm" svg:y1="7.105cm" svg:x2="26.852cm" svg:y2="7.105cm">
          <text:p/>
        </draw:line>
        <draw:custom-shape draw:style-name="gr137" draw:text-style-name="P18" draw:layer="layout" svg:width="2.392cm" svg:height="7.864cm" svg:x="0.746cm" svg:y="9.942cm">
          <text:p/>
          <draw:enhanced-geometry svg:viewBox="0 0 21600 21600" draw:type="rectangle" draw:enhanced-path="M 0 0 L 21600 0 21600 21600 0 21600 0 0 Z N"/>
        </draw:custom-shape>
        <draw:line draw:style-name="gr151" draw:text-style-name="P2" draw:layer="layout" svg:x1="0.541cm" svg:y1="9.806cm" svg:x2="3.344cm" svg:y2="9.806cm">
          <text:p/>
        </draw:line>
        <draw:line draw:style-name="gr37" draw:text-style-name="P2" draw:layer="layout" svg:x1="0.639cm" svg:y1="7.944cm" svg:x2="0.639cm" svg:y2="17.909cm">
          <text:p/>
        </draw:line>
        <draw:line draw:style-name="gr37" draw:text-style-name="P2" draw:layer="layout" svg:x1="3.239cm" svg:y1="7.944cm" svg:x2="3.239cm" svg:y2="17.909cm">
          <text:p/>
        </draw:line>
        <draw:line draw:style-name="gr37" draw:text-style-name="P2" draw:layer="layout" svg:x1="0.541cm" svg:y1="17.806cm" svg:x2="3.344cm" svg:y2="17.806cm">
          <text:p/>
        </draw:line>
        <draw:g draw:style-name="gr23">
          <svg:title>TexMaths</svg:title>
          <svg:desc>28§latex§$$V$$§svg§600§TRUE§</svg:desc>
          <draw:path draw:style-name="gr144" draw:text-style-name="P73"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52" draw:text-style-name="P19" draw:layer="layout" svg:x1="3.084cm" svg:y1="14.078cm" svg:x2="1.874cm" svg:y2="14.078cm">
          <text:p/>
        </draw:line>
        <draw:line draw:style-name="gr152" draw:text-style-name="P19" draw:layer="layout" svg:x1="0.808cm" svg:y1="13.578cm" svg:x2="2.018cm" svg:y2="13.578cm">
          <text:p/>
        </draw:line>
        <draw:line draw:style-name="gr152" draw:text-style-name="P19" draw:layer="layout" svg:x1="1.842cm" svg:y1="9.953cm" svg:x2="1.842cm" svg:y2="11.163cm">
          <text:p/>
        </draw:line>
        <draw:line draw:style-name="gr152" draw:text-style-name="P19" draw:layer="layout" svg:x1="2.042cm" svg:y1="17.643cm" svg:x2="2.042cm" svg:y2="16.433cm">
          <text:p/>
        </draw:line>
        <draw:custom-shape draw:style-name="gr155" draw:text-style-name="P18" draw:layer="layout" svg:width="5cm" svg:height="10cm" svg:x="13.747cm" svg:y="7.052cm">
          <text:p/>
          <draw:enhanced-geometry svg:viewBox="0 0 21600 21600" draw:type="rectangle" draw:enhanced-path="M 0 0 L 21600 0 21600 21600 0 21600 0 0 Z N"/>
        </draw:custom-shape>
        <draw:line draw:style-name="gr154" draw:text-style-name="P2" draw:layer="layout" svg:x1="13.642cm" svg:y1="17.052cm" svg:x2="18.852cm" svg:y2="17.052cm">
          <text:p/>
        </draw:line>
        <draw:ellipse draw:style-name="gr156" draw:text-style-name="P17" draw:layer="layout" svg:width="4.397cm" svg:height="0.947cm" draw:transform="skewX (-0.20315632493214) rotate (-1.5707963267949) translate (3.796cm 1.191cm)" draw:kind="arc" draw:start-angle="218.6" draw:end-angle="318.08">
          <text:p/>
        </draw:ellipse>
        <draw:path draw:style-name="gr157" draw:text-style-name="P2" draw:layer="layout" svg:width="4.646cm" svg:height="0.235cm" draw:transform="rotate (1.5707963267949) translate (15.995cm 7.744cm)" svg:viewBox="0 0 4647 236" svg:d="M0 236c1520 0 3184 0 4647-236">
          <text:p/>
        </draw:path>
        <draw:path draw:style-name="gr157" draw:text-style-name="P2" draw:layer="layout" svg:width="4.646cm" svg:height="0.235cm" draw:transform="rotate (1.5707963267949) translate (15.295cm 7.758cm)" svg:viewBox="0 0 4647 236" svg:d="M0 236c1520 0 3184 0 4647-236">
          <text:p/>
        </draw:path>
        <draw:path draw:style-name="gr157" draw:text-style-name="P2" draw:layer="layout" svg:width="4.646cm" svg:height="0.235cm" draw:transform="rotate (1.5707963267949) translate (16.695cm 7.758cm)" svg:viewBox="0 0 4647 236" svg:d="M0 236c1520 0 3184 0 4647-236">
          <text:p/>
        </draw:path>
        <draw:line draw:style-name="gr158" draw:text-style-name="P2" draw:layer="layout" svg:x1="16.996cm" svg:y1="2.257cm" svg:x2="18.783cm" svg:y2="7.151cm">
          <text:p/>
        </draw:line>
        <draw:line draw:style-name="gr159" draw:text-style-name="P2" draw:layer="layout" svg:x1="13.642cm" svg:y1="9.552cm" svg:x2="18.812cm" svg:y2="9.552cm">
          <text:p/>
        </draw:line>
        <draw:line draw:style-name="gr160" draw:text-style-name="P74" draw:layer="layout" svg:x1="17.08cm" svg:y1="9.353cm" svg:x2="17.08cm" svg:y2="8.143cm">
          <text:p/>
        </draw:line>
        <draw:line draw:style-name="gr154" draw:text-style-name="P2" draw:layer="layout" svg:x1="21.642cm" svg:y1="17.052cm" svg:x2="26.852cm" svg:y2="17.052cm">
          <text:p/>
        </draw:line>
        <draw:line draw:style-name="gr159" draw:text-style-name="P2" draw:layer="layout" svg:x1="21.642cm" svg:y1="9.579cm" svg:x2="26.812cm" svg:y2="9.579cm">
          <text:p/>
        </draw:line>
        <draw:line draw:style-name="gr160" draw:text-style-name="P74" draw:layer="layout" svg:x1="23.414cm" svg:y1="7.372cm" svg:x2="23.414cm" svg:y2="8.582cm">
          <text:p/>
        </draw:line>
        <draw:line draw:style-name="gr159" draw:text-style-name="P2" draw:layer="layout" svg:x1="21.642cm" svg:y1="7.174cm" svg:x2="26.812cm" svg:y2="7.174cm">
          <text:p/>
        </draw:line>
        <draw:line draw:style-name="gr160" draw:text-style-name="P74" draw:layer="layout" svg:x1="25.08cm" svg:y1="9.364cm" svg:x2="25.08cm" svg:y2="8.154cm">
          <text:p/>
        </draw:line>
        <draw:line draw:style-name="gr159" draw:text-style-name="P2" draw:layer="layout" svg:x1="13.662cm" svg:y1="7.174cm" svg:x2="18.832cm" svg:y2="7.174cm">
          <text:p/>
        </draw:line>
        <draw:line draw:style-name="gr154" draw:text-style-name="P2" draw:layer="layout" svg:x1="18.747cm" svg:y1="7.03cm" svg:x2="18.747cm" svg:y2="17.03cm">
          <text:p/>
        </draw:line>
        <draw:line draw:style-name="gr154" draw:text-style-name="P2" draw:layer="layout" svg:x1="13.747cm" svg:y1="7.03cm" svg:x2="13.747cm" svg:y2="17.03cm">
          <text:p/>
        </draw:line>
        <draw:line draw:style-name="gr154" draw:text-style-name="P2" draw:layer="layout" svg:x1="21.747cm" svg:y1="7.03cm" svg:x2="21.747cm" svg:y2="17.03cm">
          <text:p/>
        </draw:line>
        <draw:line draw:style-name="gr154" draw:text-style-name="P2" draw:layer="layout" svg:x1="26.747cm" svg:y1="7.03cm" svg:x2="26.747cm" svg:y2="17.03cm">
          <text:p/>
        </draw:line>
        <draw:custom-shape draw:style-name="gr155" draw:text-style-name="P18" draw:layer="layout" svg:width="5cm" svg:height="10cm" svg:x="6.747cm" svg:y="7.052cm">
          <text:p/>
          <draw:enhanced-geometry svg:viewBox="0 0 21600 21600" draw:type="rectangle" draw:enhanced-path="M 0 0 L 21600 0 21600 21600 0 21600 0 0 Z N"/>
        </draw:custom-shape>
        <draw:line draw:style-name="gr154" draw:text-style-name="P2" draw:layer="layout" svg:x1="6.642cm" svg:y1="17.052cm" svg:x2="11.852cm" svg:y2="17.052cm">
          <text:p/>
        </draw:line>
        <draw:path draw:style-name="gr157" draw:text-style-name="P2" draw:layer="layout" svg:width="4.646cm" svg:height="0.235cm" draw:transform="rotate (1.5707963267949) translate (8.995cm 7.744cm)" svg:viewBox="0 0 4647 236" svg:d="M0 236c1520 0 3184 0 4647-236">
          <text:p/>
        </draw:path>
        <draw:path draw:style-name="gr157" draw:text-style-name="P2" draw:layer="layout" svg:width="4.646cm" svg:height="0.235cm" draw:transform="rotate (1.5707963267949) translate (8.295cm 7.758cm)" svg:viewBox="0 0 4647 236" svg:d="M0 236c1520 0 3184 0 4647-236">
          <text:p/>
        </draw:path>
        <draw:path draw:style-name="gr157" draw:text-style-name="P2" draw:layer="layout" svg:width="4.646cm" svg:height="0.235cm" draw:transform="rotate (1.5707963267949) translate (9.695cm 7.758cm)" svg:viewBox="0 0 4647 236" svg:d="M0 236c1520 0 3184 0 4647-236">
          <text:p/>
        </draw:path>
        <draw:line draw:style-name="gr158" draw:text-style-name="P2" draw:layer="layout" svg:x1="9.996cm" svg:y1="2.257cm" svg:x2="11.783cm" svg:y2="7.151cm">
          <text:p/>
        </draw:line>
        <draw:line draw:style-name="gr159" draw:text-style-name="P2" draw:layer="layout" svg:x1="6.642cm" svg:y1="9.552cm" svg:x2="11.812cm" svg:y2="9.552cm">
          <text:p/>
        </draw:line>
        <draw:line draw:style-name="gr159" draw:text-style-name="P2" draw:layer="layout" svg:x1="6.662cm" svg:y1="7.174cm" svg:x2="11.832cm" svg:y2="7.174cm">
          <text:p/>
        </draw:line>
        <draw:line draw:style-name="gr154" draw:text-style-name="P2" draw:layer="layout" svg:x1="11.747cm" svg:y1="7.03cm" svg:x2="11.747cm" svg:y2="17.03cm">
          <text:p/>
        </draw:line>
        <draw:line draw:style-name="gr154" draw:text-style-name="P2" draw:layer="layout" svg:x1="6.747cm" svg:y1="7.03cm" svg:x2="6.747cm" svg:y2="17.03cm">
          <text:p/>
        </draw:line>
        <presentation:notes draw:style-name="dp2">
          <draw:page-thumbnail draw:style-name="gr1" draw:layer="layout" svg:width="21.219cm" svg:height="10.476cm" svg:x="0.185cm" svg:y="2.123cm" draw:page-number="24" presentation:class="page"/>
          <draw:frame presentation:style-name="pr1" draw:text-style-name="P1" draw:layer="layout" svg:width="16.771cm" svg:height="12.572cm" svg:x="2.409cm" svg:y="13.271cm" presentation:class="notes" presentation:placeholder="true">
            <draw:text-box/>
          </draw:frame>
        </presentation:notes>
      </draw:page>
      <draw:page draw:name="page25" draw:style-name="dp1" draw:master-page-name="Default">
        <draw:polygon draw:style-name="gr161" draw:text-style-name="P75" draw:layer="layout" svg:width="2.999cm" svg:height="2.999cm" svg:x="9.741cm" svg:y="1.053cm" svg:viewBox="0 0 3000 3000" draw:points="0,3000 0,1500 0,0 3000,0 3000,1500 3000,3000">
          <text:p/>
        </draw:polygon>
        <draw:custom-shape draw:style-name="gr162" draw:text-style-name="P18" draw:layer="layout" svg:width="5.249cm" svg:height="11.186cm" svg:x="19.532cm" svg:y="4.861cm">
          <text:p/>
          <draw:enhanced-geometry svg:viewBox="0 0 21600 21600" draw:type="rectangle" draw:enhanced-path="M 0 0 L 21600 0 21600 21600 0 21600 0 0 Z N"/>
        </draw:custom-shape>
        <draw:line draw:style-name="gr39" draw:text-style-name="P74" draw:layer="layout" svg:x1="22.974cm" svg:y1="7.627cm" svg:x2="22.974cm" svg:y2="6.417cm">
          <text:p/>
        </draw:line>
        <draw:polygon draw:style-name="gr161" draw:text-style-name="P75" draw:layer="layout" svg:width="11.199cm" svg:height="1.999cm" svg:x="16.539cm" svg:y="3.086cm" svg:viewBox="0 0 11200 2000" draw:points="0,2000 0,1000 0,0 11200,0 11200,1000 11200,2000">
          <text:p/>
        </draw:polygon>
        <draw:line draw:style-name="gr159" draw:text-style-name="P2" draw:layer="layout" svg:x1="19.643cm" svg:y1="7.774cm" svg:x2="24.641cm" svg:y2="7.774cm">
          <text:p/>
        </draw:line>
        <draw:line draw:style-name="gr159" draw:text-style-name="P2" draw:layer="layout" svg:x1="19.643cm" svg:y1="10.472cm" svg:x2="24.641cm" svg:y2="10.472cm">
          <text:p/>
        </draw:line>
        <draw:polygon draw:style-name="gr161" draw:text-style-name="P75" draw:layer="layout" svg:width="2.999cm" svg:height="10.879cm" svg:x="16.541cm" svg:y="5.03cm" svg:viewBox="0 0 3000 10880" draw:points="0,0 1500,0 3000,0 3000,10880 1500,10880 0,10880">
          <text:p/>
        </draw:polygon>
        <draw:polygon draw:style-name="gr161" draw:text-style-name="P75" draw:layer="layout" svg:width="11.202cm" svg:height="1.999cm" svg:x="16.542cm" svg:y="15.831cm" svg:viewBox="0 0 11203 2000" draw:points="0,2000 0,1000 0,0 11203,0 11203,1000 11203,2000">
          <text:p/>
        </draw:polygon>
        <draw:line draw:style-name="gr159" draw:text-style-name="P2" draw:layer="layout" svg:x1="19.643cm" svg:y1="15.854cm" svg:x2="24.641cm" svg:y2="15.854cm">
          <text:p/>
        </draw:line>
        <draw:line draw:style-name="gr159" draw:text-style-name="P2" draw:layer="layout" svg:x1="19.643cm" svg:y1="13.171cm" svg:x2="24.641cm" svg:y2="13.171cm">
          <text:p/>
        </draw:line>
        <draw:line draw:style-name="gr163" draw:text-style-name="P2" draw:layer="layout" svg:x1="16.542cm" svg:y1="7.774cm" svg:x2="19.542cm" svg:y2="7.774cm">
          <text:p/>
        </draw:line>
        <draw:line draw:style-name="gr163" draw:text-style-name="P2" draw:layer="layout" svg:x1="16.542cm" svg:y1="10.472cm" svg:x2="19.542cm" svg:y2="10.472cm">
          <text:p/>
        </draw:line>
        <draw:line draw:style-name="gr163" draw:text-style-name="P2" draw:layer="layout" svg:x1="16.542cm" svg:y1="15.854cm" svg:x2="19.542cm" svg:y2="15.854cm">
          <text:p/>
        </draw:line>
        <draw:line draw:style-name="gr163" draw:text-style-name="P2" draw:layer="layout" svg:x1="16.542cm" svg:y1="13.171cm" svg:x2="19.542cm" svg:y2="13.171cm">
          <text:p/>
        </draw:line>
        <draw:line draw:style-name="gr39" draw:text-style-name="P74" draw:layer="layout" svg:x1="22.974cm" svg:y1="10.328cm" svg:x2="22.974cm" svg:y2="9.118cm">
          <text:p/>
        </draw:line>
        <draw:line draw:style-name="gr39" draw:text-style-name="P74" draw:layer="layout" svg:x1="21.308cm" svg:y1="7.911cm" svg:x2="21.308cm" svg:y2="9.121cm">
          <text:p/>
        </draw:line>
        <draw:line draw:style-name="gr39" draw:text-style-name="P74" draw:layer="layout" svg:x1="22.974cm" svg:y1="13.029cm" svg:x2="22.974cm" svg:y2="11.819cm">
          <text:p/>
        </draw:line>
        <draw:line draw:style-name="gr39" draw:text-style-name="P74" draw:layer="layout" svg:x1="21.308cm" svg:y1="10.612cm" svg:x2="21.308cm" svg:y2="11.822cm">
          <text:p/>
        </draw:line>
        <draw:line draw:style-name="gr39" draw:text-style-name="P74" draw:layer="layout" svg:x1="22.974cm" svg:y1="15.73cm" svg:x2="22.974cm" svg:y2="14.52cm">
          <text:p/>
        </draw:line>
        <draw:line draw:style-name="gr39" draw:text-style-name="P74" draw:layer="layout" svg:x1="21.308cm" svg:y1="13.313cm" svg:x2="21.308cm" svg:y2="14.523cm">
          <text:p/>
        </draw:line>
        <draw:line draw:style-name="gr164" draw:text-style-name="P74" draw:layer="layout" svg:x1="18.674cm" svg:y1="16.121cm" svg:x2="18.674cm" svg:y2="14.911cm">
          <text:p/>
        </draw:line>
        <draw:line draw:style-name="gr164" draw:text-style-name="P74" draw:layer="layout" svg:x1="18.674cm" svg:y1="13.432cm" svg:x2="18.674cm" svg:y2="12.222cm">
          <text:p/>
        </draw:line>
        <draw:line draw:style-name="gr164" draw:text-style-name="P74" draw:layer="layout" svg:x1="18.674cm" svg:y1="10.743cm" svg:x2="18.674cm" svg:y2="9.533cm">
          <text:p/>
        </draw:line>
        <draw:line draw:style-name="gr164" draw:text-style-name="P74" draw:layer="layout" svg:x1="18.674cm" svg:y1="8.054cm" svg:x2="18.674cm" svg:y2="6.844cm">
          <text:p/>
        </draw:line>
        <draw:line draw:style-name="gr39" draw:text-style-name="P74" draw:layer="layout" svg:x1="21.308cm" svg:y1="16.044cm" svg:x2="21.308cm" svg:y2="17.254cm">
          <text:p/>
        </draw:line>
        <draw:polygon draw:style-name="gr165" draw:text-style-name="P75" draw:layer="layout" svg:width="2.999cm" svg:height="10.879cm" svg:x="24.741cm" svg:y="5.03cm" svg:viewBox="0 0 3000 10880" draw:points="0,0 1500,0 3000,0 3000,10880 1500,10880 0,10880">
          <text:p/>
        </draw:polygon>
        <draw:line draw:style-name="gr39" draw:text-style-name="P74" draw:layer="layout" svg:x1="21.308cm" svg:y1="5.21cm" svg:x2="21.308cm" svg:y2="6.42cm">
          <text:p/>
        </draw:line>
        <draw:line draw:style-name="gr159" draw:text-style-name="P2" draw:layer="layout" svg:x1="19.643cm" svg:y1="5.075cm" svg:x2="24.641cm" svg:y2="5.075cm">
          <text:p/>
        </draw:line>
        <draw:line draw:style-name="gr163" draw:text-style-name="P2" draw:layer="layout" svg:x1="16.542cm" svg:y1="5.075cm" svg:x2="19.542cm" svg:y2="5.075cm">
          <text:p/>
        </draw:line>
        <draw:line draw:style-name="gr39" draw:text-style-name="P74" draw:layer="layout" svg:x1="22.974cm" svg:y1="4.919cm" svg:x2="22.974cm" svg:y2="3.709cm">
          <text:p/>
        </draw:line>
        <draw:line draw:style-name="gr164" draw:text-style-name="P74" draw:layer="layout" svg:x1="18.674cm" svg:y1="5.365cm" svg:x2="18.674cm" svg:y2="4.155cm">
          <text:p/>
        </draw:line>
        <draw:line draw:style-name="gr163" draw:text-style-name="P2" draw:layer="layout" svg:x1="24.741cm" svg:y1="7.774cm" svg:x2="27.741cm" svg:y2="7.774cm">
          <text:p/>
        </draw:line>
        <draw:line draw:style-name="gr163" draw:text-style-name="P2" draw:layer="layout" svg:x1="24.741cm" svg:y1="10.472cm" svg:x2="27.741cm" svg:y2="10.472cm">
          <text:p/>
        </draw:line>
        <draw:line draw:style-name="gr163" draw:text-style-name="P2" draw:layer="layout" svg:x1="24.741cm" svg:y1="15.854cm" svg:x2="27.741cm" svg:y2="15.854cm">
          <text:p/>
        </draw:line>
        <draw:line draw:style-name="gr163" draw:text-style-name="P2" draw:layer="layout" svg:x1="24.741cm" svg:y1="13.171cm" svg:x2="27.741cm" svg:y2="13.171cm">
          <text:p/>
        </draw:line>
        <draw:line draw:style-name="gr164" draw:text-style-name="P74" draw:layer="layout" svg:x1="25.674cm" svg:y1="7.55cm" svg:x2="25.674cm" svg:y2="8.76cm">
          <text:p/>
        </draw:line>
        <draw:line draw:style-name="gr164" draw:text-style-name="P74" draw:layer="layout" svg:x1="25.674cm" svg:y1="10.242cm" svg:x2="25.674cm" svg:y2="11.452cm">
          <text:p/>
        </draw:line>
        <draw:line draw:style-name="gr164" draw:text-style-name="P74" draw:layer="layout" svg:x1="25.674cm" svg:y1="12.933cm" svg:x2="25.674cm" svg:y2="14.143cm">
          <text:p/>
        </draw:line>
        <draw:line draw:style-name="gr164" draw:text-style-name="P74" draw:layer="layout" svg:x1="25.674cm" svg:y1="15.625cm" svg:x2="25.674cm" svg:y2="16.835cm">
          <text:p/>
        </draw:line>
        <draw:line draw:style-name="gr163" draw:text-style-name="P2" draw:layer="layout" svg:x1="24.741cm" svg:y1="5.075cm" svg:x2="27.741cm" svg:y2="5.075cm">
          <text:p/>
        </draw:line>
        <draw:line draw:style-name="gr164" draw:text-style-name="P74" draw:layer="layout" svg:x1="25.674cm" svg:y1="4.858cm" svg:x2="25.674cm" svg:y2="6.068cm">
          <text:p/>
        </draw:line>
        <draw:line draw:style-name="gr164" draw:text-style-name="P74" draw:layer="layout" svg:x1="17.374cm" svg:y1="7.544cm" svg:x2="17.374cm" svg:y2="8.754cm">
          <text:p/>
        </draw:line>
        <draw:line draw:style-name="gr164" draw:text-style-name="P74" draw:layer="layout" svg:x1="17.374cm" svg:y1="10.233cm" svg:x2="17.374cm" svg:y2="11.443cm">
          <text:p/>
        </draw:line>
        <draw:line draw:style-name="gr164" draw:text-style-name="P74" draw:layer="layout" svg:x1="17.374cm" svg:y1="12.922cm" svg:x2="17.374cm" svg:y2="14.132cm">
          <text:p/>
        </draw:line>
        <draw:line draw:style-name="gr164" draw:text-style-name="P74" draw:layer="layout" svg:x1="17.374cm" svg:y1="15.611cm" svg:x2="17.374cm" svg:y2="16.821cm">
          <text:p/>
        </draw:line>
        <draw:line draw:style-name="gr164" draw:text-style-name="P74" draw:layer="layout" svg:x1="17.374cm" svg:y1="4.855cm" svg:x2="17.374cm" svg:y2="6.065cm">
          <text:p/>
        </draw:line>
        <draw:line draw:style-name="gr164" draw:text-style-name="P74" draw:layer="layout" svg:x1="26.774cm" svg:y1="16.08cm" svg:x2="26.774cm" svg:y2="14.87cm">
          <text:p/>
        </draw:line>
        <draw:line draw:style-name="gr164" draw:text-style-name="P74" draw:layer="layout" svg:x1="26.774cm" svg:y1="13.394cm" svg:x2="26.774cm" svg:y2="12.184cm">
          <text:p/>
        </draw:line>
        <draw:line draw:style-name="gr164" draw:text-style-name="P74" draw:layer="layout" svg:x1="26.774cm" svg:y1="10.707cm" svg:x2="26.774cm" svg:y2="9.497cm">
          <text:p/>
        </draw:line>
        <draw:line draw:style-name="gr164" draw:text-style-name="P74" draw:layer="layout" svg:x1="26.774cm" svg:y1="8.021cm" svg:x2="26.774cm" svg:y2="6.811cm">
          <text:p/>
        </draw:line>
        <draw:line draw:style-name="gr164" draw:text-style-name="P74" draw:layer="layout" svg:x1="26.774cm" svg:y1="5.334cm" svg:x2="26.774cm" svg:y2="4.124cm">
          <text:p/>
        </draw:line>
        <draw:custom-shape draw:style-name="gr166" draw:text-style-name="P18" draw:layer="layout" svg:width="6cm" svg:height="6cm" svg:x="3.741cm" svg:y="4.053cm">
          <text:p/>
          <draw:enhanced-geometry svg:viewBox="0 0 21600 21600" draw:type="rectangle" draw:enhanced-path="M 0 0 L 21600 0 21600 21600 0 21600 0 0 Z N"/>
        </draw:custom-shape>
        <draw:polygon draw:style-name="gr161" draw:text-style-name="P75" draw:layer="layout" svg:width="5.999cm" svg:height="2.999cm" svg:x="3.741cm" svg:y="1.053cm" svg:viewBox="0 0 6000 3000" draw:points="0,3000 0,1500 0,0 6000,0 6000,1500 6000,3000">
          <text:p/>
        </draw:polygon>
        <draw:line draw:style-name="gr159" draw:text-style-name="P2" draw:layer="layout" svg:x1="3.741cm" svg:y1="10.053cm" svg:x2="9.741cm" svg:y2="10.053cm">
          <text:p/>
        </draw:line>
        <draw:line draw:style-name="gr167" draw:text-style-name="P74" draw:layer="layout" svg:x1="6.741cm" svg:y1="9.855cm" svg:x2="6.741cm" svg:y2="8.645cm">
          <text:p/>
        </draw:line>
        <draw:polygon draw:style-name="gr165" draw:text-style-name="P75" draw:layer="layout" svg:width="2.999cm" svg:height="5.999cm" svg:x="9.741cm" svg:y="4.053cm" svg:viewBox="0 0 3000 6000" draw:points="0,0 1500,0 3000,0 3000,6000 1500,6000 0,6000">
          <text:p/>
        </draw:polygon>
        <draw:line draw:style-name="gr167" draw:text-style-name="P74" draw:layer="layout" svg:x1="6.741cm" svg:y1="4.244cm" svg:x2="6.741cm" svg:y2="5.454cm">
          <text:p/>
        </draw:line>
        <draw:line draw:style-name="gr159" draw:text-style-name="P2" draw:layer="layout" svg:x1="3.741cm" svg:y1="4.053cm" svg:x2="9.741cm" svg:y2="4.053cm">
          <text:p/>
        </draw:line>
        <draw:line draw:style-name="gr167" draw:text-style-name="P74" draw:layer="layout" svg:x1="6.741cm" svg:y1="3.843cm" svg:x2="6.741cm" svg:y2="2.633cm">
          <text:p/>
        </draw:line>
        <draw:line draw:style-name="gr163" draw:text-style-name="P2" draw:layer="layout" svg:x1="9.741cm" svg:y1="10.053cm" svg:x2="12.741cm" svg:y2="10.053cm">
          <text:p/>
        </draw:line>
        <draw:line draw:style-name="gr163" draw:text-style-name="P2" draw:layer="layout" svg:x1="9.741cm" svg:y1="4.076cm" svg:x2="12.741cm" svg:y2="4.076cm">
          <text:p/>
        </draw:line>
        <draw:line draw:style-name="gr168" draw:text-style-name="P74" draw:layer="layout" svg:x1="11.771cm" svg:y1="9.589cm" svg:x2="10.561cm" svg:y2="9.589cm">
          <text:p/>
        </draw:line>
        <draw:line draw:style-name="gr168" draw:text-style-name="P74" draw:layer="layout" svg:x1="11.373cm" svg:y1="4.416cm" svg:x2="10.517cm" svg:y2="3.56cm">
          <text:p/>
        </draw:line>
        <draw:line draw:style-name="gr163" draw:text-style-name="P2" draw:layer="layout" svg:x1="9.741cm" svg:y1="4.053cm" svg:x2="9.741cm" svg:y2="1.053cm">
          <text:p/>
        </draw:line>
        <draw:line draw:style-name="gr159" draw:text-style-name="P2" draw:layer="layout" svg:x1="9.741cm" svg:y1="10.053cm" svg:x2="9.741cm" svg:y2="4.053cm">
          <text:p/>
        </draw:line>
        <draw:line draw:style-name="gr159" draw:text-style-name="P2" draw:layer="layout" svg:x1="3.741cm" svg:y1="10.053cm" svg:x2="3.741cm" svg:y2="4.053cm">
          <text:p/>
        </draw:line>
        <draw:line draw:style-name="gr163" draw:text-style-name="P2" draw:layer="layout" svg:x1="3.741cm" svg:y1="4.053cm" svg:x2="3.741cm" svg:y2="1.053cm">
          <text:p/>
        </draw:line>
        <draw:line draw:style-name="gr167" draw:text-style-name="P74" draw:layer="layout" svg:x1="9.535cm" svg:y1="7.053cm" svg:x2="8.325cm" svg:y2="7.053cm">
          <text:p/>
        </draw:line>
        <draw:line draw:style-name="gr167" draw:text-style-name="P74" draw:layer="layout" svg:x1="3.928cm" svg:y1="7.053cm" svg:x2="5.138cm" svg:y2="7.053cm">
          <text:p/>
        </draw:line>
        <draw:line draw:style-name="gr167" draw:text-style-name="P74" draw:layer="layout" svg:x1="9.959cm" svg:y1="7.053cm" svg:x2="11.169cm" svg:y2="7.053cm">
          <text:p/>
        </draw:line>
        <draw:line draw:style-name="gr168" draw:text-style-name="P74" draw:layer="layout" svg:x1="9.389cm" svg:y1="2.516cm" svg:x2="10.245cm" svg:y2="3.372cm">
          <text:p/>
        </draw:line>
        <draw:line draw:style-name="gr168" draw:text-style-name="P74" draw:layer="layout" svg:x1="11.371cm" svg:y1="3.76cm" svg:x2="12.227cm" svg:y2="4.616cm">
          <text:p/>
        </draw:line>
        <draw:line draw:style-name="gr168" draw:text-style-name="P74" draw:layer="layout" svg:x1="10.045cm" svg:y1="2.451cm" svg:x2="9.189cm" svg:y2="1.595cm">
          <text:p/>
        </draw:line>
        <draw:line draw:style-name="gr168" draw:text-style-name="P74" draw:layer="layout" svg:x1="4.092cm" svg:y1="1.984cm" svg:x2="4.092cm" svg:y2="3.194cm">
          <text:p/>
        </draw:line>
        <draw:custom-shape draw:style-name="gr166" draw:text-style-name="P18" draw:layer="layout" svg:width="6cm" svg:height="6cm" svg:x="3.741cm" svg:y="12.053cm">
          <text:p/>
          <draw:enhanced-geometry svg:viewBox="0 0 21600 21600" draw:type="rectangle" draw:enhanced-path="M 0 0 L 21600 0 21600 21600 0 21600 0 0 Z N"/>
        </draw:custom-shape>
        <draw:line draw:style-name="gr159" draw:text-style-name="P2" draw:layer="layout" svg:x1="3.741cm" svg:y1="18.053cm" svg:x2="9.741cm" svg:y2="18.053cm">
          <text:p/>
        </draw:line>
        <draw:line draw:style-name="gr167" draw:text-style-name="P74" draw:layer="layout" svg:x1="6.741cm" svg:y1="17.855cm" svg:x2="6.741cm" svg:y2="16.645cm">
          <text:p/>
        </draw:line>
        <draw:line draw:style-name="gr167" draw:text-style-name="P74" draw:layer="layout" svg:x1="6.741cm" svg:y1="12.244cm" svg:x2="6.741cm" svg:y2="13.454cm">
          <text:p/>
        </draw:line>
        <draw:line draw:style-name="gr159" draw:text-style-name="P2" draw:layer="layout" svg:x1="3.741cm" svg:y1="12.053cm" svg:x2="9.741cm" svg:y2="12.053cm">
          <text:p/>
        </draw:line>
        <draw:line draw:style-name="gr159" draw:text-style-name="P2" draw:layer="layout" svg:x1="9.741cm" svg:y1="18.053cm" svg:x2="9.741cm" svg:y2="12.053cm">
          <text:p/>
        </draw:line>
        <draw:line draw:style-name="gr159" draw:text-style-name="P2" draw:layer="layout" svg:x1="3.741cm" svg:y1="18.053cm" svg:x2="3.741cm" svg:y2="12.053cm">
          <text:p/>
        </draw:line>
        <draw:line draw:style-name="gr167" draw:text-style-name="P74" draw:layer="layout" svg:x1="9.535cm" svg:y1="15.053cm" svg:x2="8.325cm" svg:y2="15.053cm">
          <text:p/>
        </draw:line>
        <draw:line draw:style-name="gr167" draw:text-style-name="P74" draw:layer="layout" svg:x1="3.928cm" svg:y1="15.053cm" svg:x2="5.138cm" svg:y2="15.053cm">
          <text:p/>
        </draw:line>
        <presentation:notes draw:style-name="dp2">
          <draw:page-thumbnail draw:style-name="gr1" draw:layer="layout" svg:width="21.219cm" svg:height="10.476cm" svg:x="0.185cm" svg:y="2.123cm" draw:page-number="25" presentation:class="page"/>
          <draw:frame presentation:style-name="pr1" draw:text-style-name="P1" draw:layer="layout" svg:width="16.771cm" svg:height="12.572cm" svg:x="2.409cm" svg:y="13.271cm" presentation:class="notes" presentation:placeholder="true">
            <draw:text-box/>
          </draw:frame>
        </presentation:notes>
      </draw:page>
      <draw:page draw:name="page26" draw:style-name="dp1" draw:master-page-name="Default">
        <draw:polygon draw:style-name="gr161" draw:text-style-name="P75" draw:layer="layout" svg:width="2.999cm" svg:height="2.999cm" svg:x="13.841cm" svg:y="0.453cm" svg:viewBox="0 0 3000 3000" draw:points="0,3000 0,1500 0,0 3000,0 3000,1500 3000,3000">
          <text:p/>
        </draw:polygon>
        <draw:custom-shape draw:style-name="gr166" draw:text-style-name="P18" draw:layer="layout" svg:width="6cm" svg:height="6cm" svg:x="7.841cm" svg:y="3.453cm">
          <text:p/>
          <draw:enhanced-geometry svg:viewBox="0 0 21600 21600" draw:type="rectangle" draw:enhanced-path="M 0 0 L 21600 0 21600 21600 0 21600 0 0 Z N"/>
        </draw:custom-shape>
        <draw:polygon draw:style-name="gr161" draw:text-style-name="P75" draw:layer="layout" svg:width="5.999cm" svg:height="2.999cm" svg:x="7.841cm" svg:y="0.453cm" svg:viewBox="0 0 6000 3000" draw:points="0,3000 0,1500 0,0 6000,0 6000,1500 6000,3000">
          <text:p/>
        </draw:polygon>
        <draw:line draw:style-name="gr159" draw:text-style-name="P2" draw:layer="layout" svg:x1="7.841cm" svg:y1="9.453cm" svg:x2="13.841cm" svg:y2="9.453cm">
          <text:p/>
        </draw:line>
        <draw:line draw:style-name="gr167" draw:text-style-name="P74" draw:layer="layout" svg:x1="10.841cm" svg:y1="9.255cm" svg:x2="10.841cm" svg:y2="8.045cm">
          <text:p/>
        </draw:line>
        <draw:polygon draw:style-name="gr165" draw:text-style-name="P75" draw:layer="layout" svg:width="2.999cm" svg:height="5.999cm" svg:x="13.841cm" svg:y="3.453cm" svg:viewBox="0 0 3000 6000" draw:points="0,0 1500,0 3000,0 3000,6000 1500,6000 0,6000">
          <text:p/>
        </draw:polygon>
        <draw:line draw:style-name="gr167" draw:text-style-name="P74" draw:layer="layout" svg:x1="10.841cm" svg:y1="3.644cm" svg:x2="10.841cm" svg:y2="4.854cm">
          <text:p/>
        </draw:line>
        <draw:line draw:style-name="gr159" draw:text-style-name="P2" draw:layer="layout" svg:x1="7.841cm" svg:y1="3.453cm" svg:x2="13.841cm" svg:y2="3.453cm">
          <text:p/>
        </draw:line>
        <draw:line draw:style-name="gr167" draw:text-style-name="P74" draw:layer="layout" svg:x1="10.841cm" svg:y1="3.243cm" svg:x2="10.841cm" svg:y2="2.033cm">
          <text:p/>
        </draw:line>
        <draw:line draw:style-name="gr163" draw:text-style-name="P2" draw:layer="layout" svg:x1="13.841cm" svg:y1="9.453cm" svg:x2="16.841cm" svg:y2="9.453cm">
          <text:p/>
        </draw:line>
        <draw:line draw:style-name="gr163" draw:text-style-name="P2" draw:layer="layout" svg:x1="13.841cm" svg:y1="3.476cm" svg:x2="16.841cm" svg:y2="3.476cm">
          <text:p/>
        </draw:line>
        <draw:line draw:style-name="gr168" draw:text-style-name="P74" draw:layer="layout" svg:x1="15.79cm" svg:y1="9.087cm" svg:x2="14.742cm" svg:y2="9.692cm">
          <text:p/>
        </draw:line>
        <draw:line draw:style-name="gr168" draw:text-style-name="P74" draw:layer="layout" svg:x1="15.473cm" svg:y1="3.816cm" svg:x2="14.617cm" svg:y2="2.96cm">
          <text:p/>
        </draw:line>
        <draw:line draw:style-name="gr163" draw:text-style-name="P2" draw:layer="layout" svg:x1="13.841cm" svg:y1="3.453cm" svg:x2="13.841cm" svg:y2="0.453cm">
          <text:p/>
        </draw:line>
        <draw:line draw:style-name="gr159" draw:text-style-name="P2" draw:layer="layout" svg:x1="13.841cm" svg:y1="9.453cm" svg:x2="13.841cm" svg:y2="3.453cm">
          <text:p/>
        </draw:line>
        <draw:line draw:style-name="gr159" draw:text-style-name="P2" draw:layer="layout" svg:x1="7.841cm" svg:y1="9.453cm" svg:x2="7.841cm" svg:y2="3.453cm">
          <text:p/>
        </draw:line>
        <draw:line draw:style-name="gr163" draw:text-style-name="P2" draw:layer="layout" svg:x1="7.841cm" svg:y1="3.453cm" svg:x2="7.841cm" svg:y2="0.453cm">
          <text:p/>
        </draw:line>
        <draw:line draw:style-name="gr167" draw:text-style-name="P74" draw:layer="layout" svg:x1="13.635cm" svg:y1="6.453cm" svg:x2="12.425cm" svg:y2="6.453cm">
          <text:p/>
        </draw:line>
        <draw:line draw:style-name="gr167" draw:text-style-name="P74" draw:layer="layout" svg:x1="8.028cm" svg:y1="6.453cm" svg:x2="9.238cm" svg:y2="6.453cm">
          <text:p/>
        </draw:line>
        <draw:line draw:style-name="gr167" draw:text-style-name="P74" draw:layer="layout" svg:x1="14.059cm" svg:y1="6.453cm" svg:x2="15.269cm" svg:y2="6.453cm">
          <text:p/>
        </draw:line>
        <draw:line draw:style-name="gr168" draw:text-style-name="P74" draw:layer="layout" svg:x1="13.489cm" svg:y1="1.916cm" svg:x2="14.345cm" svg:y2="2.772cm">
          <text:p/>
        </draw:line>
        <draw:line draw:style-name="gr168" draw:text-style-name="P74" draw:layer="layout" svg:x1="15.471cm" svg:y1="3.16cm" svg:x2="16.327cm" svg:y2="4.016cm">
          <text:p/>
        </draw:line>
        <draw:line draw:style-name="gr168" draw:text-style-name="P74" draw:layer="layout" svg:x1="14.145cm" svg:y1="1.851cm" svg:x2="13.289cm" svg:y2="0.995cm">
          <text:p/>
        </draw:line>
        <draw:line draw:style-name="gr168" draw:text-style-name="P74" draw:layer="layout" svg:x1="8.195cm" svg:y1="1.465cm" svg:x2="7.59cm" svg:y2="2.513cm">
          <text:p/>
        </draw:line>
        <draw:custom-shape draw:style-name="gr169" draw:text-style-name="P18"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159" draw:text-style-name="P2" draw:layer="layout" svg:x1="23.197cm" svg:y1="10.094cm" svg:x2="29.197cm" svg:y2="10.094cm">
          <text:p/>
        </draw:line>
        <draw:line draw:style-name="gr167" draw:text-style-name="P74" draw:layer="layout" svg:x1="25.197cm" svg:y1="4.285cm" svg:x2="25.197cm" svg:y2="5.495cm">
          <text:p/>
        </draw:line>
        <draw:line draw:style-name="gr159" draw:text-style-name="P2" draw:layer="layout" svg:x1="23.197cm" svg:y1="4.094cm" svg:x2="29.197cm" svg:y2="4.094cm">
          <text:p/>
        </draw:line>
        <draw:line draw:style-name="gr159" draw:text-style-name="P2" draw:layer="layout" svg:x1="23.197cm" svg:y1="7.094cm" svg:x2="29.197cm" svg:y2="7.094cm">
          <text:p/>
        </draw:line>
        <draw:line draw:style-name="gr159" draw:text-style-name="P2" draw:layer="layout" svg:x1="23.197cm" svg:y1="13.094cm" svg:x2="29.197cm" svg:y2="13.094cm">
          <text:p/>
        </draw:line>
        <draw:line draw:style-name="gr159" draw:text-style-name="P2" draw:layer="layout" svg:x1="23.197cm" svg:y1="16.094cm" svg:x2="29.197cm" svg:y2="16.094cm">
          <text:p/>
        </draw:line>
        <draw:line draw:style-name="gr167" draw:text-style-name="P74" draw:layer="layout" svg:x1="27.197cm" svg:y1="6.891cm" svg:x2="27.197cm" svg:y2="5.681cm">
          <text:p/>
        </draw:line>
        <draw:line draw:style-name="gr167" draw:text-style-name="P74" draw:layer="layout" svg:x1="27.197cm" svg:y1="9.894cm" svg:x2="27.197cm" svg:y2="8.684cm">
          <text:p/>
        </draw:line>
        <draw:line draw:style-name="gr167" draw:text-style-name="P74" draw:layer="layout" svg:x1="27.197cm" svg:y1="12.887cm" svg:x2="27.197cm" svg:y2="11.677cm">
          <text:p/>
        </draw:line>
        <draw:line draw:style-name="gr167" draw:text-style-name="P74" draw:layer="layout" svg:x1="27.197cm" svg:y1="15.88cm" svg:x2="27.197cm" svg:y2="14.67cm">
          <text:p/>
        </draw:line>
        <draw:line draw:style-name="gr167" draw:text-style-name="P74" draw:layer="layout" svg:x1="25.197cm" svg:y1="7.281cm" svg:x2="25.197cm" svg:y2="8.491cm">
          <text:p/>
        </draw:line>
        <draw:line draw:style-name="gr167" draw:text-style-name="P74" draw:layer="layout" svg:x1="25.197cm" svg:y1="10.289cm" svg:x2="25.197cm" svg:y2="11.499cm">
          <text:p/>
        </draw:line>
        <draw:line draw:style-name="gr167" draw:text-style-name="P74" draw:layer="layout" svg:x1="25.197cm" svg:y1="13.296cm" svg:x2="25.197cm" svg:y2="14.506cm">
          <text:p/>
        </draw:line>
        <draw:frame draw:style-name="gr170" draw:text-style-name="P76" draw:layer="layout" svg:width="3.58cm" svg:height="0.992cm" svg:x="9.051cm" svg:y="0.645cm">
          <draw:text-box>
            <text:p><text:span text:style-name="T55">container</text:span></text:p>
          </draw:text-box>
        </draw:frame>
        <draw:frame draw:style-name="gr171" draw:text-style-name="P77" draw:layer="layout" svg:width="1.598cm" svg:height="0.992cm" svg:x="10.042cm" svg:y="5.945cm">
          <draw:text-box>
            <text:p text:style-name="P10"><text:span text:style-name="T56">gas</text:span></text:p>
          </draw:text-box>
        </draw:frame>
        <draw:custom-shape draw:style-name="gr155" draw:text-style-name="P18" draw:layer="layout" svg:width="5cm" svg:height="10cm" svg:x="12.847cm" svg:y="10.752cm">
          <text:p/>
          <draw:enhanced-geometry svg:viewBox="0 0 21600 21600" draw:type="rectangle" draw:enhanced-path="M 0 0 L 21600 0 21600 21600 0 21600 0 0 Z N"/>
        </draw:custom-shape>
        <draw:line draw:style-name="gr154" draw:text-style-name="P2" draw:layer="layout" svg:x1="12.742cm" svg:y1="10.805cm" svg:x2="17.952cm" svg:y2="10.805cm">
          <text:p/>
        </draw:line>
        <draw:line draw:style-name="gr154" draw:text-style-name="P2" draw:layer="layout" svg:x1="12.742cm" svg:y1="20.752cm" svg:x2="17.952cm" svg:y2="20.752cm">
          <text:p/>
        </draw:line>
        <draw:line draw:style-name="gr154" draw:text-style-name="P2" draw:layer="layout" svg:x1="12.847cm" svg:y1="10.73cm" svg:x2="12.847cm" svg:y2="20.73cm">
          <text:p/>
        </draw:line>
        <draw:line draw:style-name="gr154" draw:text-style-name="P2" draw:layer="layout" svg:x1="17.847cm" svg:y1="10.73cm" svg:x2="17.847cm" svg:y2="20.73cm">
          <text:p/>
        </draw:line>
        <draw:custom-shape draw:style-name="gr172" draw:text-style-name="P2" draw:layer="layout" svg:width="1.5cm" svg:height="1.5cm" svg:x="16.636cm" svg:y="10.526cm">
          <text:p/>
          <draw:enhanced-geometry svg:viewBox="0 0 21600 21600" draw:type="rectangle" draw:enhanced-path="M 0 0 L 21600 0 21600 21600 0 21600 0 0 Z N"/>
        </draw:custom-shape>
        <draw:custom-shape draw:style-name="gr173" draw:text-style-name="P2" draw:layer="layout" svg:width="9.609cm" svg:height="9.609cm" svg:x="7.436cm" svg:y="0.237cm">
          <text:p/>
          <draw:enhanced-geometry svg:viewBox="0 0 21600 21600" draw:type="rectangle" draw:enhanced-path="M 0 0 L 21600 0 21600 21600 0 21600 0 0 Z N"/>
        </draw:custom-shape>
        <draw:line draw:style-name="gr174" draw:text-style-name="P2" draw:layer="layout" svg:x1="7.436cm" svg:y1="9.846cm" svg:x2="16.636cm" svg:y2="12.026cm">
          <text:p/>
        </draw:line>
        <draw:line draw:style-name="gr174" draw:text-style-name="P2" draw:layer="layout" svg:x1="18.136cm" svg:y1="10.526cm" svg:x2="17.045cm" svg:y2="0.237cm">
          <text:p/>
        </draw:line>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draw:frame draw:style-name="gr41" draw:text-style-name="P2" draw:layer="layout" svg:width="3.68cm" svg:height="5.67cm" svg:x="5.98cm" svg:y="4.534cm">
          <draw:image xlink:href="Pictures/1000000000000119000001B1093121FA.png" xlink:type="simple" xlink:show="embed" xlink:actuate="onLoad" draw:mime-type="image/png">
            <text:p/>
          </draw:image>
        </draw:frame>
        <draw:custom-shape draw:style-name="gr175" draw:text-style-name="P23" draw:layer="layout" svg:width="0.778cm" svg:height="0.243cm" svg:x="5.274cm" svg:y="10.148cm">
          <text:p/>
          <draw:enhanced-geometry svg:viewBox="0 0 21600 21600" draw:type="rectangle" draw:enhanced-path="M 0 0 L 21600 0 21600 21600 0 21600 0 0 Z N"/>
        </draw:custom-shape>
        <draw:custom-shape draw:style-name="gr175" draw:text-style-name="P23" draw:layer="layout" svg:width="0.778cm" svg:height="0.243cm" svg:x="8.911cm" svg:y="10.16cm">
          <text:p/>
          <draw:enhanced-geometry svg:viewBox="0 0 21600 21600" draw:type="rectangle" draw:enhanced-path="M 0 0 L 21600 0 21600 21600 0 21600 0 0 Z N"/>
        </draw:custom-shape>
        <draw:frame draw:style-name="gr41" draw:text-style-name="P2" draw:layer="layout" svg:width="3.675cm" svg:height="7.915cm" svg:x="25.72cm" svg:y="7.875cm">
          <draw:image xlink:href="Pictures/10000000000001190000025D49D51A5C.png" xlink:type="simple" xlink:show="embed" xlink:actuate="onLoad" draw:mime-type="image/png">
            <text:p/>
          </draw:image>
        </draw:frame>
        <draw:custom-shape draw:style-name="gr176" draw:text-style-name="P78"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7" draw:text-style-name="P79" draw:layer="layout" svg:width="13.939cm" svg:height="1.032cm" svg:x="5.238cm" svg:y="10.304cm">
          <text:p/>
          <draw:enhanced-geometry svg:viewBox="0 0 21600 21600" draw:type="rectangle" draw:enhanced-path="M 0 0 L 21600 0 21600 21600 0 21600 0 0 Z N"/>
        </draw:custom-shape>
        <draw:frame draw:style-name="gr41" draw:text-style-name="P2" draw:layer="layout" svg:width="3.567cm" svg:height="7.682cm" svg:x="23.35cm" svg:y="1.398cm">
          <draw:image xlink:href="Pictures/10000001000001190000025D79BA7939.png" xlink:type="simple" xlink:show="embed" xlink:actuate="onLoad" draw:mime-type="image/png">
            <text:p/>
          </draw:image>
        </draw:frame>
        <draw:line draw:style-name="gr178" draw:text-style-name="P80" draw:layer="layout" svg:x1="6.051cm" svg:y1="10.309cm" svg:x2="8.947cm" svg:y2="10.309cm">
          <text:p/>
        </draw:line>
        <draw:frame draw:style-name="gr179" draw:text-style-name="P14" draw:layer="layout" svg:width="1.806cm" svg:height="1.733cm" svg:x="24.899cm" svg:y="11.551cm">
          <draw:text-box>
            <text:p>7.44</text:p>
            <text:p>10.2</text:p>
          </draw:text-box>
        </draw:frame>
        <draw:line draw:style-name="gr180" draw:text-style-name="P2" draw:layer="layout" svg:x1="15.039cm" svg:y1="11.12cm" svg:x2="15.039cm" svg:y2="7.916cm">
          <text:p/>
        </draw:line>
        <draw:line draw:style-name="gr181" draw:text-style-name="P2" draw:layer="layout" svg:x1="13.508cm" svg:y1="11.324cm" svg:x2="16.368cm" svg:y2="11.324cm">
          <text:p/>
        </draw:line>
        <draw:line draw:style-name="gr182" draw:text-style-name="P2" draw:layer="layout" svg:x1="16.364cm" svg:y1="11.324cm" svg:x2="19.177cm" svg:y2="11.324cm">
          <text:p/>
        </draw:line>
        <draw:frame draw:style-name="gr183" draw:text-style-name="P14" draw:layer="layout" svg:width="3.351cm" svg:height="2.474cm" svg:x="18.801cm" svg:y="16.908cm">
          <draw:text-box>
            <text:p>60 kg</text:p>
            <text:p>2142 Ns</text:p>
            <text:p>-1554 Ns</text:p>
          </draw:text-box>
        </draw:frame>
        <draw:frame draw:style-name="gr184" draw:text-style-name="P81" draw:layer="layout" svg:width="0.963cm" svg:height="1.17cm" svg:x="24.102cm" svg:y="9.49cm">
          <draw:text-box>
            <text:p><text:span text:style-name="T57">1</text:span></text:p>
          </draw:text-box>
        </draw:frame>
        <draw:custom-shape draw:style-name="gr185" draw:text-style-name="P83" draw:layer="layout" svg:width="1.218cm" svg:height="1.218cm" svg:x="6.956cm" svg:y="10.584cm">
          <text:p text:style-name="P82"><text:span text:style-name="T5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85" draw:layer="layout" svg:width="1.218cm" svg:height="1.218cm" svg:x="14.457cm" svg:y="11.606cm">
          <text:p text:style-name="P84"><text:span text:style-name="T5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87" draw:layer="layout" svg:width="1.218cm" svg:height="1.218cm" svg:x="17.258cm" svg:y="11.607cm">
          <text:p text:style-name="P86"><text:span text:style-name="T6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8" draw:text-style-name="P29" draw:layer="layout" svg:width="4.154cm" svg:height="0.593cm" svg:x="1.072cm" svg:y="11.81cm" svg:viewBox="0 0 4155 594" svg:d="M0 339v-43-41h3365v41 43zM3372 532l36-73 24-81 6-84-8-85-25-78-35-72-45-59 830 296-830 298z">
          <text:p/>
        </draw:path>
        <draw:path draw:style-name="gr189" draw:text-style-name="P29" draw:layer="layout" svg:width="0.593cm" svg:height="4.154cm" svg:x="0.775cm" svg:y="7.952cm" svg:viewBox="0 0 594 4155" svg:d="M339 4155h-43-41v-3365h41 43zM532 783l-73-36-81-24-84-6-85 8-78 25-72 35-59 45 296-830 298 830z">
          <text:p/>
        </draw:path>
        <draw:path draw:style-name="gr190" draw:text-style-name="P30"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91" draw:text-style-name="P30"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192" draw:text-style-name="P88" draw:layer="layout" svg:width="3.122cm" svg:height="0.708cm" svg:x="10.645cm" svg:y="10.467cm">
          <draw:text-box>
            <text:p text:style-name="P10"><text:span text:style-name="T61">diving board</text:span></text:p>
          </draw:text-box>
        </draw:frame>
        <presentation:notes draw:style-name="dp2">
          <draw:page-thumbnail draw:style-name="gr1" draw:layer="layout" svg:width="21.219cm" svg:height="10.476cm" svg:x="0.185cm" svg:y="2.123cm" draw:page-number="27" presentation:class="page"/>
          <draw:frame presentation:style-name="pr1" draw:text-style-name="P1" draw:layer="layout" svg:width="16.771cm" svg:height="12.572cm" svg:x="2.409cm" svg:y="13.271cm" presentation:class="notes" presentation:placeholder="true">
            <draw:text-box/>
          </draw:frame>
        </presentation:notes>
      </draw:page>
      <draw:page draw:name="page28" draw:style-name="dp1" draw:master-page-name="Default">
        <draw:custom-shape draw:style-name="gr193" draw:text-style-name="P89" draw:layer="layout" svg:width="23.95cm" svg:height="2.218cm" draw:transform="rotate (0.785398163397448) translate (6.514cm 18.612cm)">
          <text:p/>
          <draw:enhanced-geometry svg:viewBox="0 0 21600 21600" draw:mirror-horizontal="false" draw:mirror-vertical="false" draw:glue-points="?f6 10800 10800 21600 ?f5 10800 10800 0" draw:text-areas="?f3 ?f3 ?f4 ?f4" draw:type="trapezoid" draw:modifiers="1231.535873420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4" draw:text-style-name="P90" draw:layer="layout" svg:width="2.229cm" svg:height="19.363cm" svg:x="23.479cm" svg:y="0.787cm">
          <text:p/>
          <draw:enhanced-geometry svg:viewBox="0 0 21600 21600" draw:type="rectangle" draw:enhanced-path="M 0 0 L 21600 0 21600 21600 0 21600 0 0 Z N"/>
        </draw:custom-shape>
        <draw:custom-shape draw:style-name="gr195" draw:text-style-name="P90" draw:layer="layout" svg:width="21.203cm" svg:height="1.565cm" svg:x="4.505cm" svg:y="18.585cm">
          <text:p/>
          <draw:enhanced-geometry svg:viewBox="0 0 21600 21600" draw:type="rectangle" draw:enhanced-path="M 0 0 L 21600 0 21600 21600 0 21600 0 0 Z N"/>
        </draw:custom-shape>
        <draw:frame draw:style-name="gr41" draw:text-style-name="P2" draw:layer="layout" svg:width="6.353cm" svg:height="6.353cm" draw:transform="rotate (0.785398163397448) translate (8.197cm 7.96cm)">
          <draw:image xlink:href="Pictures/10000D82000052C9000052C9029B7611.svg" xlink:type="simple" xlink:show="embed" xlink:actuate="onLoad" draw:mime-type="image/svg+xml">
            <text:p/>
          </draw:image>
          <draw:image xlink:href="Pictures/10000001000002C3000002C38B54EE08.png" xlink:type="simple" xlink:show="embed" xlink:actuate="onLoad" draw:mime-type="image/png"/>
        </draw:frame>
        <draw:path draw:style-name="gr188" draw:text-style-name="P29" draw:layer="layout" svg:width="4.154cm" svg:height="0.593cm" svg:x="5.49cm" svg:y="4.891cm" svg:viewBox="0 0 4155 594" svg:d="M0 339v-43-41h3365v41 43zM3372 532l36-73 24-81 6-84-8-85-25-78-35-72-45-59 830 296-830 298z">
          <text:p/>
        </draw:path>
        <draw:path draw:style-name="gr189" draw:text-style-name="P29" draw:layer="layout" svg:width="0.593cm" svg:height="4.154cm" svg:x="5.193cm" svg:y="1.033cm" svg:viewBox="0 0 594 4155" svg:d="M339 4155h-43-41v-3365h41 43zM532 783l-73-36-81-24-84-6-85 8-78 25-72 35-59 45 296-830 298 830z">
          <text:p/>
        </draw:path>
        <draw:path draw:style-name="gr190" draw:text-style-name="P30" draw:layer="layout" svg:width="0.557cm" svg:height="0.659cm" svg:x="4.672cm" svg:y="2.05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91" draw:text-style-name="P30" draw:layer="layout" svg:width="0.636cm" svg:height="0.659cm" svg:x="8.136cm" svg:y="5.48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line draw:style-name="gr196" draw:text-style-name="P91" draw:layer="layout" svg:x1="6.532cm" svg:y1="18.593cm" svg:x2="9.662cm" svg:y2="18.593cm">
          <text:p/>
        </draw:line>
        <draw:line draw:style-name="gr197" draw:text-style-name="P74" draw:layer="layout" svg:x1="13.64cm" svg:y1="11.48cm" svg:x2="16.178cm" svg:y2="8.942cm">
          <text:p/>
        </draw:line>
        <draw:line draw:style-name="gr181" draw:text-style-name="P19" draw:layer="layout" svg:x1="23.443cm" svg:y1="4.832cm" svg:x2="23.443cm" svg:y2="1.677cm">
          <text:p/>
        </draw:line>
        <draw:custom-shape draw:style-name="gr185" draw:text-style-name="P83" draw:layer="layout" svg:width="1.218cm" svg:height="1.218cm" svg:x="13.579cm" svg:y="8.988cm">
          <text:p text:style-name="P82"><text:span text:style-name="T5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3" draw:layer="layout" svg:width="1.218cm" svg:height="1.218cm" svg:x="23.833cm" svg:y="2.645cm">
          <text:p text:style-name="P92"><text:span text:style-name="T6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5" draw:layer="layout" svg:width="1.218cm" svg:height="1.218cm" svg:x="7.488cm" svg:y="18.797cm">
          <text:p text:style-name="P94"><text:span text:style-name="T6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0" draw:text-style-name="P96" draw:layer="layout" svg:width="3.122cm" svg:height="1.237cm" draw:transform="rotate (0.785398163397448) translate (17.79cm 8.087cm)">
          <draw:text-box>
            <text:p text:style-name="P10"><text:span text:style-name="T64">board</text:span></text:p>
          </draw:text-box>
        </draw:frame>
        <draw:line draw:style-name="gr201" draw:text-style-name="P2" draw:layer="layout" svg:x1="15.106cm" svg:y1="10.46cm" svg:x2="15.106cm" svg:y2="14.46cm">
          <text:p/>
        </draw:line>
        <draw:line draw:style-name="gr202" draw:text-style-name="P97" draw:layer="layout" svg:x1="8.149cm" svg:y1="18.276cm" svg:x2="11.149cm" svg:y2="13.276cm">
          <text:p/>
        </draw:line>
        <draw:frame draw:style-name="gr203" draw:text-style-name="P98" draw:layer="layout" svg:width="5.311cm" svg:height="1.381cm" svg:x="4.988cm" svg:y="13.617cm">
          <draw:text-box>
            <text:p><text:span text:style-name="T65">[30 , 50] N</text:span></text:p>
          </draw:text-box>
        </draw:frame>
        <presentation:notes draw:style-name="dp2">
          <draw:page-thumbnail draw:style-name="gr1" draw:layer="layout" svg:width="21.219cm" svg:height="10.476cm" svg:x="0.185cm" svg:y="2.123cm" draw:page-number="28" presentation:class="page"/>
          <draw:frame presentation:style-name="pr1" draw:text-style-name="P1" draw:layer="layout" svg:width="16.771cm" svg:height="12.572cm" svg:x="2.409cm" svg:y="13.271cm" presentation:class="notes" presentation:placeholder="true">
            <draw:text-box/>
          </draw:frame>
        </presentation:notes>
      </draw:page>
      <draw:page draw:name="page29" draw:style-name="dp1" draw:master-page-name="Default">
        <draw:custom-shape draw:style-name="gr204" draw:text-style-name="P99" draw:layer="layout" svg:width="24cm" svg:height="13.86cm" svg:x="2.55cm" svg:y="5.935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frame draw:style-name="gr205" draw:text-style-name="P2" draw:layer="layout" svg:width="5.748cm" svg:height="3.085cm" draw:transform="skewX (0.000349065850398893) rotate (-0.523598775598299) translate (21.274cm 13.207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frame draw:style-name="gr205" draw:text-style-name="P2" draw:layer="layout" svg:width="5.748cm" svg:height="3.085cm" draw:transform="skewX (0.000349065850398893) rotate (-0.523598775598299) translate (5.878cm 4.308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measure draw:style-name="gr206" draw:text-style-name="P101" draw:layer="measurelines" svg:x1="25.991cm" svg:y1="9.344cm" svg:x2="25.991cm" svg:y2="18.425cm">
          <text:p text:style-name="P100"><text:span text:style-name="T66">10 m</text:span></text:p>
        </draw:measure>
        <draw:line draw:style-name="gr207" draw:text-style-name="P2" draw:layer="layout" svg:x1="26.225cm" svg:y1="9.344cm" svg:x2="10.374cm" svg:y2="9.344cm">
          <text:p/>
        </draw:line>
        <draw:line draw:style-name="gr208" draw:text-style-name="P2" draw:layer="layout" svg:x1="7.283cm" svg:y1="7.032cm" svg:x2="3.477cm" svg:y2="4.834cm">
          <text:p/>
        </draw:line>
        <draw:frame draw:style-name="gr209" draw:text-style-name="P102" draw:layer="layout" svg:width="1.328cm" svg:height="1.733cm" svg:x="3.759cm" svg:y="3.376cm">
          <draw:text-box>
            <text:p><text:span text:style-name="T67">v</text:span></text:p>
          </draw:text-box>
        </draw:frame>
        <draw:path draw:style-name="gr188" draw:text-style-name="P29" draw:layer="layout" svg:width="3.132cm" svg:height="0.447cm" svg:x="14.892cm" svg:y="6.906cm" svg:viewBox="0 0 3133 448" svg:d="M0 256v-33-31h2538v31 33zM2543 401l27-55 18-61 5-63-6-64-19-59-27-55-34-44 626 223-626 225z">
          <text:p/>
        </draw:path>
        <draw:path draw:style-name="gr189" draw:text-style-name="P29" draw:layer="layout" svg:width="0.447cm" svg:height="3.132cm" svg:x="14.668cm" svg:y="3.997cm" svg:viewBox="0 0 448 3133" svg:d="M256 3133h-33-31v-2537h31 33zM401 590l-55-27-61-18-63-4-64 6-59 19-55 26-44 34 223-626 225 626z">
          <text:p/>
        </draw:path>
        <draw:path draw:style-name="gr190" draw:text-style-name="P30" draw:layer="layout" svg:width="0.42cm" svg:height="0.497cm" svg:x="14.275cm" svg:y="4.769cm" svg:viewBox="0 0 421 498" svg:d="M0 465l9 27c29-24 63-32 91-32 46 0 92 15 136 24 30 8 62 14 92 14 15 0 27-4 49-9 13-71 21-107 30-145h-22l-22 60c-6 17-16 25-41 25-11 0-27-2-49-7-26-6-72-16-105-16-31 0-63 6-89 19l-2-2 339-382 5-32-9-9-24 23c-9 10-18 15-34 15-39 0-98-12-135-21-30-9-58-17-79-17-22 0-43 5-63 11l-33 122h22l30-58c13-4 27-6 39-6 16 0 30 3 46 6 23 5 58 10 78 10 32 0 65-5 90-21l2 2z">
          <text:p/>
        </draw:path>
        <draw:path draw:style-name="gr191" draw:text-style-name="P30" draw:layer="layout" svg:width="0.479cm" svg:height="0.497cm" svg:x="16.887cm" svg:y="7.357cm" svg:viewBox="0 0 480 498" svg:d="M13 398c0 30-8 57-13 87 14 7 32 13 42 13 39 0 77-33 106-77l77-118 11 70c5 39 20 125 74 125 28 0 66-30 85-46l50-45-10-19c-7 6-53 46-75 46-27 0-38-22-47-46-8-25-16-53-19-71l-19-102 36-50c22-29 58-84 101-88h4c14 0 31 6 35 23l14-4 15-85c-8-6-18-11-30-11-59 0-115 87-144 129l-37 56-6-49c-8-61-20-136-99-136-21 0-48 6-58 21l-58 84 16 10c20-22 47-49 69-49 53 0 68 105 74 141l11 63-40 63c-18 27-67 99-103 99-15 0-28-2-31-9l-12-28z">
          <text:p/>
        </draw:path>
        <draw:frame draw:style-name="gr210" draw:text-style-name="P14" draw:layer="layout" svg:width="1.429cm" svg:height="1.733cm" svg:x="22.658cm" svg:y="13.207cm">
          <draw:text-box>
            <text:p><text:span text:style-name="T68">t</text:span><text:span text:style-name="T69">0</text:span></text:p>
          </draw:text-box>
        </draw:frame>
        <draw:frame draw:style-name="gr210" draw:text-style-name="P14" draw:layer="layout" svg:width="1.429cm" svg:height="1.733cm" svg:x="7.284cm" svg:y="4.308cm">
          <draw:text-box>
            <text:p><text:span text:style-name="T68">t</text:span><text:span text:style-name="T69">1</text:span></text:p>
          </draw:text-box>
        </draw:frame>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draw:custom-shape draw:style-name="gr211" draw:text-style-name="P66" draw:layer="layout" svg:width="5.53cm" svg:height="4.4cm" svg:x="4.457cm" svg:y="5.734cm">
          <text:p/>
          <draw:enhanced-geometry svg:viewBox="0 0 21600 21600" draw:type="rectangle" draw:enhanced-path="M 0 0 L 21600 0 21600 21600 0 21600 0 0 Z N"/>
        </draw:custom-shape>
        <draw:path draw:style-name="gr212" draw:text-style-name="P17" draw:layer="layout" svg:width="1.85cm" svg:height="0.212cm" svg:x="3.503cm" svg:y="7.828cm" svg:viewBox="0 0 1851 213" svg:d="M0 106c391-2 304-108 619-106 282-1 314 213 626 213 305 0 219-97 606-102">
          <text:p/>
        </draw:path>
        <draw:frame draw:style-name="gr213" draw:text-style-name="P103" draw:layer="layout" svg:width="3.249cm" svg:height="1.489cm" svg:x="0.348cm" svg:y="7.19cm">
          <draw:text-box>
            <text:p text:style-name="P10"><text:span text:style-name="T70">in</text:span></text:p>
            <text:p text:style-name="P10"><text:span text:style-name="T71">Q</text:span><text:span text:style-name="T72"> = 600 J/s</text:span></text:p>
          </draw:text-box>
        </draw:frame>
        <draw:frame draw:style-name="gr213" draw:text-style-name="P103" draw:layer="layout" svg:width="3.249cm" svg:height="1.489cm" svg:x="11.108cm" svg:y="7.19cm">
          <draw:text-box>
            <text:p text:style-name="P10"><text:span text:style-name="T70">out</text:span></text:p>
            <text:p text:style-name="P10"><text:span text:style-name="T71">Q</text:span><text:span text:style-name="T72"> = 600 J/s</text:span></text:p>
          </draw:text-box>
        </draw:frame>
        <draw:frame draw:style-name="gr214" draw:text-style-name="P104" draw:layer="layout" svg:width="3.085cm" svg:height="0.87cm" svg:x="1.505cm" svg:y="9.497cm">
          <draw:text-box>
            <text:p text:style-name="P10"><text:span text:style-name="T73">T</text:span><text:span text:style-name="T74">in</text:span><text:span text:style-name="T75"> = 200 K</text:span></text:p>
          </draw:text-box>
        </draw:frame>
        <draw:frame draw:style-name="gr215" draw:text-style-name="P104" draw:layer="layout" svg:width="3.279cm" svg:height="0.87cm" svg:x="9.86cm" svg:y="9.497cm">
          <draw:text-box>
            <text:p text:style-name="P10"><text:span text:style-name="T73">T</text:span><text:span text:style-name="T74">out</text:span><text:span text:style-name="T75"> = 300 K</text:span></text:p>
          </draw:text-box>
        </draw:frame>
        <draw:path draw:style-name="gr212" draw:text-style-name="P17" draw:layer="layout" svg:width="1.85cm" svg:height="0.212cm" svg:x="9.045cm" svg:y="7.828cm" svg:viewBox="0 0 1851 213" svg:d="M0 106c391-2 304-108 619-106 282-1 314 213 626 213 305 0 219-97 606-102">
          <text:p/>
        </draw:path>
        <draw:frame draw:style-name="gr216" draw:text-style-name="P77" draw:layer="layout" svg:width="1.569cm" svg:height="1.197cm" svg:x="6.455cm" svg:y="4.282cm">
          <draw:text-box>
            <text:p text:style-name="P10"><text:span text:style-name="T56">(A)</text:span></text:p>
          </draw:text-box>
        </draw:frame>
        <draw:line draw:style-name="gr217" draw:text-style-name="P2" draw:layer="layout" svg:x1="4.457cm" svg:y1="5.734cm" svg:x2="4.457cm" svg:y2="10.134cm">
          <text:p/>
        </draw:line>
        <draw:line draw:style-name="gr217" draw:text-style-name="P2" draw:layer="layout" svg:x1="9.957cm" svg:y1="5.734cm" svg:x2="9.957cm" svg:y2="10.134cm">
          <text:p/>
        </draw:line>
        <draw:custom-shape draw:style-name="gr211" draw:text-style-name="P66" draw:layer="layout" svg:width="5.53cm" svg:height="4.4cm" svg:x="7.458cm" svg:y="13.735cm">
          <text:p/>
          <draw:enhanced-geometry svg:viewBox="0 0 21600 21600" draw:type="rectangle" draw:enhanced-path="M 0 0 L 21600 0 21600 21600 0 21600 0 0 Z N"/>
        </draw:custom-shape>
        <draw:path draw:style-name="gr212" draw:text-style-name="P17" draw:layer="layout" svg:width="1.85cm" svg:height="0.212cm" svg:x="6.504cm" svg:y="15.829cm" svg:viewBox="0 0 1851 213" svg:d="M0 106c391-2 304-108 619-106 282-1 314 213 626 213 305 0 219-97 606-102">
          <text:p/>
        </draw:path>
        <draw:frame draw:style-name="gr213" draw:text-style-name="P103" draw:layer="layout" svg:width="3.249cm" svg:height="1.489cm" svg:x="3.349cm" svg:y="15.191cm">
          <draw:text-box>
            <text:p text:style-name="P10"><text:span text:style-name="T70">in</text:span></text:p>
            <text:p text:style-name="P10"><text:span text:style-name="T71">Q</text:span><text:span text:style-name="T72"> = 600 J/s</text:span></text:p>
          </draw:text-box>
        </draw:frame>
        <draw:frame draw:style-name="gr213" draw:text-style-name="P103" draw:layer="layout" svg:width="3.249cm" svg:height="1.489cm" svg:x="14.109cm" svg:y="15.191cm">
          <draw:text-box>
            <text:p text:style-name="P10"><text:span text:style-name="T70">out</text:span></text:p>
            <text:p text:style-name="P10"><text:span text:style-name="T71">Q</text:span><text:span text:style-name="T72"> = 600 J/s</text:span></text:p>
          </draw:text-box>
        </draw:frame>
        <draw:path draw:style-name="gr212" draw:text-style-name="P17" draw:layer="layout" svg:width="1.85cm" svg:height="0.212cm" svg:x="12.046cm" svg:y="15.829cm" svg:viewBox="0 0 1851 213" svg:d="M0 106c391-2 304-108 619-106 282-1 314 213 626 213 305 0 219-97 606-102">
          <text:p/>
        </draw:path>
        <draw:frame draw:style-name="gr218" draw:text-style-name="P77" draw:layer="layout" svg:width="1.476cm" svg:height="1.197cm" svg:x="9.502cm" svg:y="12.283cm">
          <draw:text-box>
            <text:p text:style-name="P10"><text:span text:style-name="T56">(B)</text:span></text:p>
          </draw:text-box>
        </draw:frame>
        <draw:line draw:style-name="gr217" draw:text-style-name="P2" draw:layer="layout" svg:x1="7.458cm" svg:y1="13.735cm" svg:x2="7.458cm" svg:y2="18.135cm">
          <text:p/>
        </draw:line>
        <draw:line draw:style-name="gr217" draw:text-style-name="P2" draw:layer="layout" svg:x1="12.958cm" svg:y1="13.735cm" svg:x2="12.958cm" svg:y2="18.135cm">
          <text:p/>
        </draw:line>
        <draw:frame draw:style-name="gr214" draw:text-style-name="P104" draw:layer="layout" svg:width="3.085cm" svg:height="0.87cm" svg:x="4.505cm" svg:y="17.497cm">
          <draw:text-box>
            <text:p text:style-name="P10"><text:span text:style-name="T73">T</text:span><text:span text:style-name="T74">in</text:span><text:span text:style-name="T75"> = 300 K</text:span></text:p>
          </draw:text-box>
        </draw:frame>
        <draw:frame draw:style-name="gr215" draw:text-style-name="P104" draw:layer="layout" svg:width="3.279cm" svg:height="0.87cm" svg:x="12.86cm" svg:y="17.497cm">
          <draw:text-box>
            <text:p text:style-name="P10"><text:span text:style-name="T73">T</text:span><text:span text:style-name="T74">out</text:span><text:span text:style-name="T75"> = 200 K</text:span></text:p>
          </draw:text-box>
        </draw:frame>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draw:custom-shape draw:style-name="gr211" draw:text-style-name="P66" draw:layer="layout" svg:width="5.53cm" svg:height="4.4cm" svg:x="4.457cm" svg:y="5.734cm">
          <text:p/>
          <draw:enhanced-geometry svg:viewBox="0 0 21600 21600" draw:type="rectangle" draw:enhanced-path="M 0 0 L 21600 0 21600 21600 0 21600 0 0 Z N"/>
        </draw:custom-shape>
        <draw:path draw:style-name="gr212" draw:text-style-name="P17" draw:layer="layout" svg:width="1.85cm" svg:height="0.212cm" svg:x="3.503cm" svg:y="7.828cm" svg:viewBox="0 0 1851 213" svg:d="M0 106c391-2 304-108 619-106 282-1 314 213 626 213 305 0 219-97 606-102">
          <text:p/>
        </draw:path>
        <draw:frame draw:style-name="gr213" draw:text-style-name="P103" draw:layer="layout" svg:width="3.249cm" svg:height="1.489cm" svg:x="0.348cm" svg:y="7.19cm">
          <draw:text-box>
            <text:p text:style-name="P10"><text:span text:style-name="T70">in</text:span></text:p>
            <text:p text:style-name="P10"><text:span text:style-name="T71">Q</text:span><text:span text:style-name="T72"> = 600 J/s</text:span></text:p>
          </draw:text-box>
        </draw:frame>
        <draw:frame draw:style-name="gr219" draw:text-style-name="P103" draw:layer="layout" svg:width="2.72cm" svg:height="1.489cm" svg:x="11.108cm" svg:y="7.19cm">
          <draw:text-box>
            <text:p text:style-name="P10"><text:span text:style-name="T70">out</text:span></text:p>
            <text:p text:style-name="P10"><text:span text:style-name="T71">Q</text:span><text:span text:style-name="T72"> = </text:span><text:span text:style-name="T76">? </text:span><text:span text:style-name="T72"> J/s</text:span></text:p>
          </draw:text-box>
        </draw:frame>
        <draw:frame draw:style-name="gr214" draw:text-style-name="P104" draw:layer="layout" svg:width="3.085cm" svg:height="0.87cm" svg:x="1.605cm" svg:y="9.497cm">
          <draw:text-box>
            <text:p text:style-name="P10"><text:span text:style-name="T73">T</text:span><text:span text:style-name="T74">in</text:span><text:span text:style-name="T75"> = 40 K</text:span></text:p>
          </draw:text-box>
        </draw:frame>
        <draw:frame draw:style-name="gr220" draw:text-style-name="P104" draw:layer="layout" svg:width="2.678cm" svg:height="0.87cm" svg:x="9.91cm" svg:y="9.497cm">
          <draw:text-box>
            <text:p text:style-name="P10"><text:span text:style-name="T73">T</text:span><text:span text:style-name="T74">out</text:span><text:span text:style-name="T75"> = </text:span><text:span text:style-name="T77">?</text:span><text:span text:style-name="T75"> K</text:span></text:p>
          </draw:text-box>
        </draw:frame>
        <draw:path draw:style-name="gr212" draw:text-style-name="P17" draw:layer="layout" svg:width="1.85cm" svg:height="0.212cm" svg:x="9.045cm" svg:y="7.828cm" svg:viewBox="0 0 1851 213" svg:d="M0 106c391-2 304-108 619-106 282-1 314 213 626 213 305 0 219-97 606-102">
          <text:p/>
        </draw:path>
        <draw:frame draw:style-name="gr216" draw:text-style-name="P77" draw:layer="layout" svg:width="1.569cm" svg:height="1.197cm" svg:x="6.455cm" svg:y="4.282cm">
          <draw:text-box>
            <text:p text:style-name="P10"><text:span text:style-name="T56">(A)</text:span></text:p>
          </draw:text-box>
        </draw:frame>
        <draw:custom-shape draw:style-name="gr211" draw:text-style-name="P66" draw:layer="layout" svg:width="5.53cm" svg:height="4.4cm" svg:x="7.458cm" svg:y="13.735cm">
          <text:p/>
          <draw:enhanced-geometry svg:viewBox="0 0 21600 21600" draw:type="rectangle" draw:enhanced-path="M 0 0 L 21600 0 21600 21600 0 21600 0 0 Z N"/>
        </draw:custom-shape>
        <draw:path draw:style-name="gr212" draw:text-style-name="P17" draw:layer="layout" svg:width="1.85cm" svg:height="0.212cm" svg:x="6.504cm" svg:y="15.829cm" svg:viewBox="0 0 1851 213" svg:d="M0 106c391-2 304-108 619-106 282-1 314 213 626 213 305 0 219-97 606-102">
          <text:p/>
        </draw:path>
        <draw:frame draw:style-name="gr213" draw:text-style-name="P103" draw:layer="layout" svg:width="3.249cm" svg:height="1.489cm" svg:x="3.349cm" svg:y="15.191cm">
          <draw:text-box>
            <text:p text:style-name="P10"><text:span text:style-name="T70">in</text:span></text:p>
            <text:p text:style-name="P10"><text:span text:style-name="T71">Q</text:span><text:span text:style-name="T72"> = 600 J/s</text:span></text:p>
          </draw:text-box>
        </draw:frame>
        <draw:frame draw:style-name="gr213" draw:text-style-name="P103" draw:layer="layout" svg:width="3.249cm" svg:height="1.489cm" svg:x="14.109cm" svg:y="15.191cm">
          <draw:text-box>
            <text:p text:style-name="P10"><text:span text:style-name="T70">out</text:span></text:p>
            <text:p text:style-name="P10"><text:span text:style-name="T71">Q</text:span><text:span text:style-name="T72"> = 600 J/s</text:span></text:p>
          </draw:text-box>
        </draw:frame>
        <draw:path draw:style-name="gr212" draw:text-style-name="P17" draw:layer="layout" svg:width="1.85cm" svg:height="0.212cm" svg:x="12.046cm" svg:y="15.829cm" svg:viewBox="0 0 1851 213" svg:d="M0 106c391-2 304-108 619-106 282-1 314 213 626 213 305 0 219-97 606-102">
          <text:p/>
        </draw:path>
        <draw:frame draw:style-name="gr218" draw:text-style-name="P77" draw:layer="layout" svg:width="1.476cm" svg:height="1.197cm" svg:x="9.502cm" svg:y="12.283cm">
          <draw:text-box>
            <text:p text:style-name="P10"><text:span text:style-name="T56">(B)</text:span></text:p>
          </draw:text-box>
        </draw:frame>
        <draw:line draw:style-name="gr217" draw:text-style-name="P2" draw:layer="layout" svg:x1="7.458cm" svg:y1="13.735cm" svg:x2="7.458cm" svg:y2="18.135cm">
          <text:p/>
        </draw:line>
        <draw:line draw:style-name="gr217" draw:text-style-name="P2" draw:layer="layout" svg:x1="12.958cm" svg:y1="13.735cm" svg:x2="12.958cm" svg:y2="18.135cm">
          <text:p/>
        </draw:line>
        <draw:frame draw:style-name="gr214" draw:text-style-name="P104" draw:layer="layout" svg:width="3.085cm" svg:height="0.87cm" svg:x="4.505cm" svg:y="17.497cm">
          <draw:text-box>
            <text:p text:style-name="P10"><text:span text:style-name="T73">T</text:span><text:span text:style-name="T74">in</text:span><text:span text:style-name="T75"> = 300 K</text:span></text:p>
          </draw:text-box>
        </draw:frame>
        <draw:frame draw:style-name="gr215" draw:text-style-name="P104" draw:layer="layout" svg:width="3.279cm" svg:height="0.87cm" svg:x="12.86cm" svg:y="17.497cm">
          <draw:text-box>
            <text:p text:style-name="P10"><text:span text:style-name="T73">T</text:span><text:span text:style-name="T74">out</text:span><text:span text:style-name="T75"> = 200 K</text:span></text:p>
          </draw:text-box>
        </draw:frame>
        <draw:frame draw:style-name="gr221" draw:text-style-name="P105" draw:layer="layout" svg:width="4.439cm" svg:height="0.814cm" svg:x="5.003cm" svg:y="6.522cm">
          <draw:text-box>
            <text:p><text:span text:style-name="T78">d</text:span><text:span text:style-name="T79">E</text:span><text:span text:style-name="T78">/dt = – 50 J/s</text:span></text:p>
          </draw:text-box>
        </draw:frame>
        <draw:frame draw:style-name="gr222" draw:text-style-name="P105" draw:layer="layout" svg:width="4.909cm" svg:height="0.814cm" svg:x="4.768cm" svg:y="8.622cm">
          <draw:text-box>
            <text:p><text:span text:style-name="T78">d</text:span><text:span text:style-name="T79">S</text:span><text:span text:style-name="T78">/dt = 10 J/(K s)</text:span></text:p>
          </draw:text-box>
        </draw:frame>
        <draw:line draw:style-name="gr217" draw:text-style-name="P2" draw:layer="layout" svg:x1="4.457cm" svg:y1="5.734cm" svg:x2="4.457cm" svg:y2="10.134cm">
          <text:p/>
        </draw:line>
        <draw:line draw:style-name="gr217" draw:text-style-name="P2" draw:layer="layout" svg:x1="9.957cm" svg:y1="5.734cm" svg:x2="9.957cm" svg:y2="10.134cm">
          <text:p/>
        </draw:line>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draw:custom-shape draw:style-name="gr223" draw:text-style-name="P18" draw:layer="layout" svg:width="4cm" svg:height="7.864cm" svg:x="13.005cm" svg:y="6.041cm">
          <text:p/>
          <draw:enhanced-geometry svg:viewBox="0 0 21600 21600" draw:type="rectangle" draw:enhanced-path="M 0 0 L 21600 0 21600 21600 0 21600 0 0 Z N"/>
        </draw:custom-shape>
        <draw:frame draw:style-name="gr41" draw:text-style-name="P2" draw:layer="layout" svg:width="1.432cm" svg:height="7.833cm" svg:x="14.289cm" svg:y="6.041cm">
          <draw:image xlink:href="Pictures/10000001000000160000007EDC6C60E4.png" xlink:type="simple" xlink:show="embed" xlink:actuate="onLoad" draw:mime-type="image/png">
            <text:p/>
          </draw:image>
        </draw:frame>
        <draw:custom-shape draw:style-name="gr224" draw:text-style-name="P37" draw:layer="layout" svg:width="4cm" svg:height="1.493cm" svg:x="13.005cm" svg:y="4.563cm">
          <text:p/>
          <draw:enhanced-geometry svg:viewBox="0 0 21600 21600" draw:type="rectangle" draw:enhanced-path="M 0 0 L 21600 0 21600 21600 0 21600 0 0 Z N"/>
        </draw:custom-shape>
        <draw:g draw:style-name="gr23">
          <svg:title>TexMaths</svg:title>
          <svg:desc>28§latex§$$A$$§svg§600§TRUE§</svg:desc>
          <draw:path draw:style-name="gr140" draw:text-style-name="P69"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62" draw:text-style-name="P106" draw:layer="layout" svg:width="0.938cm" svg:height="1.237cm" svg:x="18.283cm" svg:y="9.285cm">
          <draw:text-box>
            <text:p><text:span text:style-name="T80">z</text:span></text:p>
          </draw:text-box>
        </draw:frame>
        <draw:measure draw:style-name="gr225" draw:text-style-name="P21" draw:layer="layout" svg:x1="17.654cm" svg:y1="6.077cm" svg:x2="17.654cm" svg:y2="13.927cm">
          <text:p/>
        </draw:measure>
        <draw:g draw:style-name="gr23">
          <svg:title>TexMaths</svg:title>
          <svg:desc>28§latex§$$\yM$$§svg§600§TRUE§</svg:desc>
          <draw:path draw:style-name="gr144" draw:text-style-name="P71"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71" draw:text-style-name="P39" draw:layer="layout" svg:x1="6.473cm" svg:y1="5.927cm" svg:x2="6.473cm" svg:y2="3.601cm">
          <text:p/>
        </draw:line>
        <draw:g draw:style-name="gr23">
          <svg:title>TexMaths</svg:title>
          <svg:desc>28§latex§$$F_{\text{piston}}$$§svg§600§TRUE§</svg:desc>
          <draw:path draw:style-name="gr28" draw:text-style-name="P13"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28" draw:text-style-name="P13"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28" draw:text-style-name="P13"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28" draw:text-style-name="P13"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28" draw:text-style-name="P13"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28" draw:text-style-name="P13"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28" draw:text-style-name="P13"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23">
          <svg:title>TexMaths</svg:title>
          <svg:desc>28§latex§$$F_{\text{gas}}$$§svg§600§TRUE§</svg:desc>
          <draw:path draw:style-name="gr226" draw:text-style-name="P107"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226" draw:text-style-name="P107"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226" draw:text-style-name="P107"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226" draw:text-style-name="P107"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227" draw:text-style-name="P39" draw:layer="layout" svg:x1="6.473cm" svg:y1="6.128cm" svg:x2="6.473cm" svg:y2="8.454cm">
          <text:p/>
        </draw:line>
        <draw:line draw:style-name="gr37" draw:text-style-name="P2" draw:layer="layout" svg:x1="12.856cm" svg:y1="13.905cm" svg:x2="17.155cm" svg:y2="13.905cm">
          <text:p/>
        </draw:line>
        <draw:line draw:style-name="gr37" draw:text-style-name="P2" draw:layer="layout" svg:x1="17.106cm" svg:y1="4.043cm" svg:x2="17.106cm" svg:y2="14.008cm">
          <text:p/>
        </draw:line>
        <draw:line draw:style-name="gr37" draw:text-style-name="P2" draw:layer="layout" svg:x1="12.906cm" svg:y1="4.043cm" svg:x2="12.906cm" svg:y2="14.008cm">
          <text:p/>
        </draw:line>
        <draw:frame draw:style-name="gr228" draw:text-style-name="P108" draw:layer="layout" svg:width="2.06cm" svg:height="0.814cm" svg:x="13.975cm" svg:y="4.938cm">
          <draw:text-box>
            <text:p text:style-name="P10"><text:span text:style-name="T81">piston</text:span></text:p>
          </draw:text-box>
        </draw:frame>
        <draw:path draw:style-name="gr229" draw:text-style-name="P17" draw:layer="layout" svg:width="1.85cm" svg:height="0.212cm" draw:transform="rotate (1.5707963267949) translate (13.542448086225cm 14.8352543117696cm)" svg:viewBox="0 0 1851 213" svg:d="M0 106c391-2 304-108 619-106 282-1 314 213 626 213 305 0 219-97 606-102">
          <text:p/>
        </draw:path>
        <draw:g draw:style-name="gr23">
          <svg:title>TexMaths</svg:title>
          <svg:desc>28§latex§$$\yQ$$§svg§600§TRUE§</svg:desc>
          <draw:path draw:style-name="gr230" draw:text-style-name="P109"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draw:frame draw:style-name="gr41" draw:text-style-name="P2"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41" draw:text-style-name="P2"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205" draw:text-style-name="P2" draw:layer="layout" svg:width="6.665cm" svg:height="4.39cm" svg:x="4.355cm" svg:y="0.419cm">
          <draw:image xlink:href="Pictures/10000000000000FC000000A6DB53ECB8.png" xlink:type="simple" xlink:show="embed" xlink:actuate="onLoad" draw:mime-type="image/png">
            <text:p/>
          </draw:image>
        </draw:frame>
        <draw:frame draw:style-name="gr205" draw:text-style-name="P2"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205" draw:text-style-name="P2"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231" draw:text-style-name="P22" draw:layer="layout" svg:width="19.23cm" svg:height="0.559cm" svg:x="5.894cm" svg:y="18.118cm">
          <text:p/>
          <draw:enhanced-geometry svg:viewBox="0 0 21600 21600" draw:type="rectangle" draw:enhanced-path="M 0 0 L 21600 0 21600 21600 0 21600 0 0 Z N"/>
        </draw:custom-shape>
        <draw:frame draw:style-name="gr210" draw:text-style-name="P14" draw:layer="layout" svg:width="1.429cm" svg:height="1.733cm" svg:x="8.19cm" svg:y="13.461cm">
          <draw:text-box>
            <text:p><text:span text:style-name="T68">t</text:span><text:span text:style-name="T69">0</text:span></text:p>
          </draw:text-box>
        </draw:frame>
        <draw:frame draw:style-name="gr210" draw:text-style-name="P14" draw:layer="layout" svg:width="1.429cm" svg:height="1.733cm" svg:x="18.627cm" svg:y="7.27cm">
          <draw:text-box>
            <text:p><text:span text:style-name="T68">t</text:span><text:span text:style-name="T69">1</text:span></text:p>
          </draw:text-box>
        </draw:frame>
        <draw:line draw:style-name="gr71" draw:text-style-name="P39" draw:layer="layout" svg:x1="21.358cm" svg:y1="5.426cm" svg:x2="21.358cm" svg:y2="3.1cm">
          <text:p/>
        </draw:line>
        <draw:line draw:style-name="gr208" draw:text-style-name="P2" draw:layer="layout" svg:x1="20.063cm" svg:y1="10.017cm" svg:x2="24.458cm" svg:y2="10.017cm">
          <text:p/>
        </draw:line>
        <draw:frame draw:style-name="gr209" draw:text-style-name="P102" draw:layer="layout" svg:width="1.328cm" svg:height="1.733cm" svg:x="22.628cm" svg:y="8.271cm">
          <draw:text-box>
            <text:p><text:span text:style-name="T67">v</text:span></text:p>
          </draw:text-box>
        </draw:frame>
        <draw:path draw:style-name="gr188" draw:text-style-name="P29" draw:layer="layout" svg:width="4.154cm" svg:height="0.593cm" svg:x="1.072cm" svg:y="11.811cm" svg:viewBox="0 0 4155 594" svg:d="M0 339v-43-41h3365v41 43zM3372 532l36-73 24-81 6-84-8-85-25-78-35-72-45-59 830 296-830 298z">
          <text:p/>
        </draw:path>
        <draw:path draw:style-name="gr189" draw:text-style-name="P29" draw:layer="layout" svg:width="0.593cm" svg:height="4.154cm" svg:x="0.775cm" svg:y="7.953cm" svg:viewBox="0 0 594 4155" svg:d="M339 4155h-43-41v-3365h41 43zM532 783l-73-36-81-24-84-6-85 8-78 25-72 35-59 45 296-830 298 830z">
          <text:p/>
        </draw:path>
        <draw:path draw:style-name="gr190" draw:text-style-name="P30"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91" draw:text-style-name="P30"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draw:frame draw:style-name="gr41" draw:text-style-name="P2"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232" draw:text-style-name="P110"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3" draw:text-style-name="P22" draw:layer="layout" svg:width="24.027cm" svg:height="0.925cm" svg:x="2.837cm" svg:y="14.27cm">
          <text:p/>
          <draw:enhanced-geometry svg:viewBox="0 0 21600 21600" draw:type="rectangle" draw:enhanced-path="M 0 0 L 21600 0 21600 21600 0 21600 0 0 Z N"/>
        </draw:custom-shape>
        <draw:line draw:style-name="gr234" draw:text-style-name="P39" draw:layer="layout" svg:x1="15.061cm" svg:y1="7.354cm" svg:x2="20.061cm" svg:y2="7.354cm">
          <text:p/>
        </draw:line>
        <draw:line draw:style-name="gr235" draw:text-style-name="P39" draw:layer="layout" svg:x1="20.505cm" svg:y1="13.26cm" svg:x2="15.505cm" svg:y2="13.26cm">
          <text:p/>
        </draw:line>
        <draw:line draw:style-name="gr236" draw:text-style-name="P2" draw:layer="layout" svg:x1="14.681cm" svg:y1="6.152cm" svg:x2="14.681cm" svg:y2="8.69cm">
          <text:p/>
        </draw:line>
        <draw:line draw:style-name="gr237" draw:text-style-name="P2" draw:layer="layout" svg:x1="15.993cm" svg:y1="14.27cm" svg:x2="24.253cm" svg:y2="14.27cm">
          <text:p/>
        </draw:line>
        <draw:path draw:style-name="gr238" draw:text-style-name="P30"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239" draw:text-style-name="P30"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240" draw:text-style-name="P2" draw:layer="layout" svg:x1="3.559cm" svg:y1="7.329cm" svg:x2="3.559cm" svg:y2="3.327cm">
          <text:p/>
        </draw:line>
        <draw:line draw:style-name="gr240" draw:text-style-name="P2" draw:layer="layout" svg:x1="3.497cm" svg:y1="7.251cm" svg:x2="7.499cm" svg:y2="7.251cm">
          <text:p/>
        </draw:line>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draw:custom-shape draw:style-name="gr241" draw:text-style-name="P111" draw:layer="layout" svg:width="18cm" svg:height="8cm" svg:x="10.843cm" svg:y="9.817cm">
          <text:p/>
          <draw:enhanced-geometry svg:viewBox="0 0 21600 21600" draw:type="rectangle" draw:enhanced-path="M 0 0 L 21600 0 21600 21600 0 21600 0 0 Z N"/>
        </draw:custom-shape>
        <draw:custom-shape draw:style-name="gr242" draw:text-style-name="P112" draw:layer="layout" svg:width="18cm" svg:height="8cm" svg:x="10.843cm" svg:y="1.759cm">
          <text:p/>
          <draw:enhanced-geometry svg:viewBox="0 0 21600 21600" draw:type="rectangle" draw:enhanced-path="M 0 0 L 21600 0 21600 21600 0 21600 0 0 Z N"/>
        </draw:custom-shape>
        <draw:line draw:style-name="gr237" draw:text-style-name="P2" draw:layer="layout" svg:x1="7.843cm" svg:y1="20.802cm" svg:x2="23.843cm" svg:y2="20.802cm">
          <text:p/>
        </draw:line>
        <draw:line draw:style-name="gr243" draw:text-style-name="P113" draw:layer="layout" svg:x1="27.843cm" svg:y1="6.802cm" svg:x2="27.843cm" svg:y2="12.802cm">
          <text:p/>
        </draw:line>
        <draw:line draw:style-name="gr243" draw:text-style-name="P113" draw:layer="layout" svg:x1="11.843cm" svg:y1="12.802cm" svg:x2="11.843cm" svg:y2="6.802cm">
          <text:p/>
        </draw:line>
        <draw:line draw:style-name="gr244" draw:text-style-name="P113" draw:layer="layout" svg:x1="11.843cm" svg:y1="6.802cm" svg:x2="27.843cm" svg:y2="6.802cm">
          <text:p/>
        </draw:line>
        <draw:frame draw:style-name="gr245" draw:text-style-name="P114" draw:layer="layout" svg:width="4.591cm" svg:height="2.156cm" svg:x="17.548cm" svg:y="1.536cm">
          <draw:text-box>
            <text:p text:style-name="P46"><text:span text:style-name="T82">crate</text:span></text:p>
          </draw:text-box>
        </draw:frame>
        <draw:frame draw:style-name="gr246" draw:text-style-name="P115" draw:layer="layout" svg:width="4.498cm" svg:height="2.156cm" svg:x="17.594cm" svg:y="15.837cm">
          <draw:text-box>
            <text:p text:style-name="P46"><text:span text:style-name="T83">floor</text:span></text:p>
          </draw:text-box>
        </draw:frame>
        <draw:frame draw:style-name="gr247" draw:text-style-name="P116" draw:layer="layout" svg:width="1.916cm" svg:height="3.075cm" svg:x="8.642cm" svg:y="8.367cm">
          <draw:text-box>
            <text:p><text:span text:style-name="T84">h</text:span></text:p>
          </draw:text-box>
        </draw:frame>
        <draw:measure draw:style-name="gr248" draw:text-style-name="P101" draw:layer="measurelines" svg:x1="11.275cm" svg:y1="12.806cm" svg:x2="11.275cm" svg:y2="6.806cm">
          <text:p/>
        </draw:measure>
        <draw:line draw:style-name="gr249" draw:text-style-name="P117" draw:layer="layout" svg:x1="0.431cm" svg:y1="3.379cm" svg:x2="5.796cm" svg:y2="3.379cm">
          <text:p/>
        </draw:line>
        <draw:frame draw:style-name="gr250" draw:text-style-name="P118" draw:layer="layout" svg:width="1.797cm" svg:height="2.579cm" svg:x="2.215cm" svg:y="1.333cm">
          <draw:text-box>
            <text:p><text:span text:style-name="T85">v</text:span></text:p>
          </draw:text-box>
        </draw:frame>
        <draw:frame draw:style-name="gr251" draw:text-style-name="P119" draw:layer="layout" svg:width="3.791cm" svg:height="2.579cm" svg:x="1.218cm" svg:y="3.579cm">
          <draw:text-box>
            <text:p><text:span text:style-name="T86">F</text:span><text:span text:style-name="T87">f</text:span><text:span text:style-name="T88"> ⋅</text:span></text:p>
          </draw:text-box>
        </draw:frame>
        <draw:line draw:style-name="gr244" draw:text-style-name="P113" draw:layer="layout" svg:x1="27.843cm" svg:y1="12.802cm" svg:x2="11.843cm" svg:y2="12.802cm">
          <text:p/>
        </draw:line>
        <draw:line draw:style-name="gr252" draw:text-style-name="P39" draw:layer="layout" svg:x1="5.613cm" svg:y1="5.869cm" svg:x2="0.613cm" svg:y2="5.869cm">
          <text:p/>
        </draw:line>
        <draw:path draw:style-name="gr253" draw:text-style-name="P17" draw:layer="layout" svg:width="3.421cm" svg:height="0.393cm" draw:transform="rotate (1.5707963267949) translate (21.6230345759049cm 8.48cm)" svg:viewBox="0 0 3422 394" svg:d="M0 196c723-4 562-200 1144-196 522-2 581 394 1158 394 564 0 405-179 1120-189">
          <text:p/>
        </draw:path>
        <draw:frame draw:style-name="gr254" draw:text-style-name="P120" draw:layer="layout" svg:width="5.37cm" svg:height="2.579cm" svg:x="0.544cm" svg:y="9.537cm">
          <draw:text-box>
            <text:p><text:span text:style-name="T89">Q</text:span><text:span text:style-name="T90">crate</text:span></text:p>
          </draw:text-box>
        </draw:frame>
        <draw:path draw:style-name="gr253" draw:text-style-name="P17" draw:layer="layout" svg:width="3.421cm" svg:height="0.393cm" draw:transform="rotate (1.5707963267949) translate (21.6230345759049cm 14.568cm)" svg:viewBox="0 0 3422 394" svg:d="M3422 196c-723-4-562-200-1144-196-522-2-581 394-1158 394-564 0-405-179-1120-189">
          <text:p/>
        </draw:path>
        <draw:frame draw:style-name="gr255" draw:text-style-name="P120" draw:layer="layout" svg:width="5.29cm" svg:height="2.579cm" svg:x="0.823cm" svg:y="13.011cm">
          <draw:text-box>
            <text:p><text:span text:style-name="T89">Q</text:span><text:span text:style-name="T90">floor</text:span></text:p>
          </draw:text-box>
        </draw:frame>
        <draw:path draw:style-name="gr256" draw:text-style-name="P17" draw:layer="layout" svg:width="3.421cm" svg:height="0.393cm" draw:transform="rotate (1.5707963267949) translate (17.4190345759049cm 8.48cm)" svg:viewBox="0 0 3422 394" svg:d="M0 196c723-4 562-200 1144-196 522-2 581 394 1158 394 564 0 405-179 1120-189">
          <text:p/>
        </draw:path>
        <draw:g draw:style-name="gr23">
          <svg:title>TexMaths</svg:title>
          <svg:desc>66§latex§$$F_{\text{f}}\cdot v$$§svg§600§TRUE§</svg:desc>
          <draw:path draw:style-name="gr97" draw:text-style-name="P58"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97" draw:text-style-name="P58"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97" draw:text-style-name="P58" draw:layer="layout" svg:width="0.263cm" svg:height="0.27cm" svg:x="14.63cm" svg:y="4.896cm" svg:viewBox="0 0 264 271" svg:d="M264 139c0-73-59-139-132-139s-132 69-132 139c0 69 59 132 132 132s132-66 132-132z">
            <text:p/>
          </draw:path>
          <draw:path draw:style-name="gr97" draw:text-style-name="P58"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23">
          <svg:title>TexMaths</svg:title>
          <svg:desc>66§latex§$$\yQ_{\text{crate}}$$§svg§600§TRUE§</svg:desc>
          <draw:path draw:style-name="gr140" draw:text-style-name="P69"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140" draw:text-style-name="P69"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140" draw:text-style-name="P69"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140" draw:text-style-name="P69"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140" draw:text-style-name="P69"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140" draw:text-style-name="P69"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23">
          <svg:title>TexMaths</svg:title>
          <svg:desc>66§latex§$$\yQ_{\text{floor}}$$§svg§600§TRUE§</svg:desc>
          <draw:path draw:style-name="gr140" draw:text-style-name="P69"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140" draw:text-style-name="P69"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140" draw:text-style-name="P69"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140" draw:text-style-name="P69"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140" draw:text-style-name="P69"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draw:frame draw:style-name="gr41" draw:text-style-name="P2" draw:layer="layout" svg:width="10.58cm" svg:height="7.046cm" svg:x="12.386cm" svg:y="10.338cm">
          <draw:image xlink:href="Pictures/10000000000001800000010061BCFFAB.jpg" xlink:type="simple" xlink:show="embed" xlink:actuate="onLoad" draw:mime-type="image/jpeg">
            <text:p/>
          </draw:image>
        </draw:frame>
        <draw:frame draw:style-name="gr41" draw:text-style-name="P2" draw:layer="layout" svg:width="9.814cm" svg:height="13.084cm" svg:x="2.415cm" svg:y="4.3cm">
          <draw:image xlink:href="Pictures/10000000000001320000019840D4560A.jpg" xlink:type="simple" xlink:show="embed" xlink:actuate="onLoad" draw:mime-type="image/jpeg">
            <text:p/>
          </draw:image>
        </draw:frame>
        <draw:frame draw:style-name="gr41" draw:text-style-name="P2"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draw:frame draw:style-name="gr41" draw:text-style-name="P2" draw:layer="layout" svg:width="11.417cm" svg:height="9.014cm" svg:x="10.251cm" svg:y="8.672cm">
          <draw:image xlink:href="Pictures/10000000000004FE000003F13F676434.png" xlink:type="simple" xlink:show="embed" xlink:actuate="onLoad" draw:mime-type="image/png">
            <text:p/>
          </draw:image>
        </draw:frame>
        <draw:frame draw:style-name="gr41" draw:text-style-name="P2"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draw:frame draw:style-name="gr41" draw:text-style-name="P2" draw:layer="layout" svg:width="16.083cm" svg:height="13.543cm" svg:x="11.441cm" svg:y="3.103cm">
          <draw:image xlink:href="Pictures/1000000000000260000002009D4EA61F.png" xlink:type="simple" xlink:show="embed" xlink:actuate="onLoad" draw:mime-type="image/png">
            <text:p/>
          </draw:image>
        </draw:frame>
        <draw:custom-shape draw:style-name="gr257" draw:text-style-name="P121" draw:layer="layout" svg:width="3.026cm" svg:height="1.052cm" svg:x="23.533cm" svg:y="3.098cm">
          <text:p/>
          <draw:enhanced-geometry svg:viewBox="0 0 21600 21600" draw:type="rectangle" draw:enhanced-path="M 0 0 L 21600 0 21600 21600 0 21600 0 0 Z N"/>
        </draw:custom-shape>
        <draw:custom-shape draw:style-name="gr257" draw:text-style-name="P121" draw:layer="layout" svg:width="3.026cm" svg:height="1.052cm" svg:x="17.833cm" svg:y="15.398cm">
          <text:p/>
          <draw:enhanced-geometry svg:viewBox="0 0 21600 21600" draw:type="rectangle" draw:enhanced-path="M 0 0 L 21600 0 21600 21600 0 21600 0 0 Z N"/>
        </draw:custom-shape>
        <draw:frame draw:style-name="gr258" draw:text-style-name="P122" draw:layer="layout" svg:width="1.692cm" svg:height="2.156cm" svg:x="0.644cm" svg:y="13.691cm">
          <draw:text-box>
            <text:p><text:span text:style-name="T91">t</text:span><text:span text:style-name="T92">1</text:span></text:p>
          </draw:text-box>
        </draw:frame>
        <draw:frame draw:style-name="gr258" draw:text-style-name="P122" draw:layer="layout" svg:width="1.692cm" svg:height="2.156cm" svg:x="1.659cm" svg:y="1.322cm">
          <draw:text-box>
            <text:p><text:span text:style-name="T91">t</text:span><text:span text:style-name="T92">2</text:span></text:p>
          </draw:text-box>
        </draw:frame>
        <draw:frame draw:style-name="gr259" draw:text-style-name="P123" draw:layer="layout" svg:width="7.232cm" svg:height="1.026cm" svg:x="14.602cm" svg:y="15.398cm">
          <draw:text-box>
            <text:p><text:span text:style-name="T93">control volume at </text:span><text:span text:style-name="T36">t</text:span><text:span text:style-name="T94">1</text:span></text:p>
          </draw:text-box>
        </draw:frame>
        <draw:frame draw:style-name="gr259" draw:text-style-name="P124" draw:layer="layout" svg:width="7.232cm" svg:height="1.026cm" svg:x="20.469cm" svg:y="3.343cm">
          <draw:text-box>
            <text:p><text:span text:style-name="T93">control volume at </text:span><text:span text:style-name="T36">t</text:span><text:span text:style-name="T94">2</text:span></text:p>
          </draw:text-box>
        </draw:frame>
        <draw:frame draw:style-name="gr260" draw:text-style-name="P125" draw:layer="layout" svg:width="13.55cm" svg:height="1.098cm" svg:x="0.546cm" svg:y="0.212cm">
          <draw:text-box>
            <text:p><text:span text:style-name="T95">control surface between </text:span><text:span text:style-name="T96">t</text:span><text:span text:style-name="T97">1</text:span><text:span text:style-name="T95"> and </text:span><text:span text:style-name="T96">t</text:span><text:span text:style-name="T97">2</text:span></text:p>
          </draw:text-box>
        </draw:frame>
        <draw:path draw:style-name="gr261" draw:text-style-name="P126" draw:layer="layout" svg:width="10.752cm" svg:height="0.969cm" draw:transform="rotate (1.1072368774652) translate (17.4258225715801cm 14.4444746673125cm)" svg:viewBox="0 0 10753 970" svg:d="M0 643c1387-325 4227 194 5130 275 904 82 2555 83 3271-108 717-190 625-123 2352-810">
          <text:p text:style-name="P46"><text:span text:style-name="T93">control surface evolving in time</text:span></text:p>
        </draw:path>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dr3d:scene draw:style-name="gr262"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3" draw:layer="layout"/>
        </dr3d:scene>
        <dr3d:scene draw:style-name="gr262"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3" draw:layer="layout"/>
        </dr3d:scene>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draw:custom-shape draw:style-name="gr264" draw:text-style-name="P127" draw:layer="layout" svg:width="5cm" svg:height="6.13cm" svg:x="2.467cm" svg:y="3.313cm">
          <text:p/>
          <draw:enhanced-geometry svg:viewBox="0 0 21600 21600" draw:type="rectangle" draw:enhanced-path="M 0 0 L 21600 0 21600 21600 0 21600 0 0 Z N"/>
        </draw:custom-shape>
        <draw:line draw:style-name="gr265" draw:text-style-name="P2" draw:layer="layout" svg:x1="7.466cm" svg:y1="1.271cm" svg:x2="7.466cm" svg:y2="3.109cm">
          <text:p/>
        </draw:line>
        <draw:line draw:style-name="gr265" draw:text-style-name="P2" draw:layer="layout" svg:x1="7.199cm" svg:y1="1.83cm" svg:x2="7.199cm" svg:y2="3.108cm">
          <text:p/>
        </draw:line>
        <draw:line draw:style-name="gr265" draw:text-style-name="P2" draw:layer="layout" svg:x1="6.933cm" svg:y1="2.437cm" svg:x2="6.933cm" svg:y2="3.108cm">
          <text:p/>
        </draw:line>
        <draw:line draw:style-name="gr265" draw:text-style-name="P2" draw:layer="layout" svg:x1="2.533cm" svg:y1="1.271cm" svg:x2="2.533cm" svg:y2="3.109cm">
          <text:p/>
        </draw:line>
        <draw:line draw:style-name="gr265" draw:text-style-name="P2" draw:layer="layout" svg:x1="2.8cm" svg:y1="1.83cm" svg:x2="2.8cm" svg:y2="3.108cm">
          <text:p/>
        </draw:line>
        <draw:line draw:style-name="gr265" draw:text-style-name="P2" draw:layer="layout" svg:x1="3.066cm" svg:y1="2.437cm" svg:x2="3.066cm" svg:y2="3.108cm">
          <text:p/>
        </draw:line>
        <draw:frame draw:style-name="gr266" draw:text-style-name="P128" draw:layer="layout" svg:width="1.383cm" svg:height="1.661cm" svg:x="8.509cm" svg:y="5.548cm">
          <draw:text-box>
            <text:p><text:span text:style-name="T98">t</text:span><text:span text:style-name="T99">1</text:span></text:p>
          </draw:text-box>
        </draw:frame>
        <draw:custom-shape draw:style-name="gr267" draw:text-style-name="P2"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4" draw:text-style-name="P127" draw:layer="layout" svg:width="5cm" svg:height="6.13cm" svg:x="14.447cm" svg:y="9.535cm">
          <text:p/>
          <draw:enhanced-geometry svg:viewBox="0 0 21600 21600" draw:type="rectangle" draw:enhanced-path="M 0 0 L 21600 0 21600 21600 0 21600 0 0 Z N"/>
        </draw:custom-shape>
        <draw:custom-shape draw:style-name="gr268" draw:text-style-name="P129" draw:layer="layout" svg:width="5cm" svg:height="6.13cm" svg:x="14.447cm" svg:y="3.313cm">
          <text:p/>
          <draw:enhanced-geometry svg:viewBox="0 0 21600 21600" draw:type="rectangle" draw:enhanced-path="M 0 0 L 21600 0 21600 21600 0 21600 0 0 Z N"/>
        </draw:custom-shape>
        <draw:line draw:style-name="gr265" draw:text-style-name="P2" draw:layer="layout" svg:x1="19.446cm" svg:y1="7.483cm" svg:x2="19.446cm" svg:y2="9.321cm">
          <text:p/>
        </draw:line>
        <draw:line draw:style-name="gr265" draw:text-style-name="P2" draw:layer="layout" svg:x1="19.179cm" svg:y1="8.042cm" svg:x2="19.179cm" svg:y2="9.32cm">
          <text:p/>
        </draw:line>
        <draw:line draw:style-name="gr265" draw:text-style-name="P2" draw:layer="layout" svg:x1="18.913cm" svg:y1="8.649cm" svg:x2="18.913cm" svg:y2="9.32cm">
          <text:p/>
        </draw:line>
        <draw:line draw:style-name="gr265" draw:text-style-name="P2" draw:layer="layout" svg:x1="14.513cm" svg:y1="7.483cm" svg:x2="14.513cm" svg:y2="9.321cm">
          <text:p/>
        </draw:line>
        <draw:line draw:style-name="gr265" draw:text-style-name="P2" draw:layer="layout" svg:x1="14.78cm" svg:y1="8.042cm" svg:x2="14.78cm" svg:y2="9.32cm">
          <text:p/>
        </draw:line>
        <draw:line draw:style-name="gr265" draw:text-style-name="P2" draw:layer="layout" svg:x1="15.046cm" svg:y1="8.649cm" svg:x2="15.046cm" svg:y2="9.32cm">
          <text:p/>
        </draw:line>
        <draw:frame draw:style-name="gr266" draw:text-style-name="P128" draw:layer="layout" svg:width="1.383cm" svg:height="1.661cm" svg:x="20.489cm" svg:y="5.548cm">
          <draw:text-box>
            <text:p><text:span text:style-name="T98">t</text:span><text:span text:style-name="T99">1</text:span></text:p>
          </draw:text-box>
        </draw:frame>
        <draw:custom-shape draw:style-name="gr267" draw:text-style-name="P2"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6" draw:text-style-name="P128" draw:layer="layout" svg:width="1.383cm" svg:height="1.661cm" svg:x="20.489cm" svg:y="11.77cm">
          <draw:text-box>
            <text:p><text:span text:style-name="T98">t</text:span><text:span text:style-name="T99">2</text:span></text:p>
          </draw:text-box>
        </draw:frame>
        <draw:custom-shape draw:style-name="gr267" draw:text-style-name="P2"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draw:custom-shape draw:style-name="gr264" draw:text-style-name="P127" draw:layer="layout" svg:width="5cm" svg:height="6.13cm" svg:x="7.467cm" svg:y="6.513cm">
          <text:p/>
          <draw:enhanced-geometry svg:viewBox="0 0 21600 21600" draw:type="rectangle" draw:enhanced-path="M 0 0 L 21600 0 21600 21600 0 21600 0 0 Z N"/>
        </draw:custom-shape>
        <draw:line draw:style-name="gr265" draw:text-style-name="P2" draw:layer="layout" svg:x1="12.466cm" svg:y1="4.471cm" svg:x2="12.466cm" svg:y2="6.309cm">
          <text:p/>
        </draw:line>
        <draw:line draw:style-name="gr265" draw:text-style-name="P2" draw:layer="layout" svg:x1="12.199cm" svg:y1="5.03cm" svg:x2="12.199cm" svg:y2="6.308cm">
          <text:p/>
        </draw:line>
        <draw:line draw:style-name="gr265" draw:text-style-name="P2" draw:layer="layout" svg:x1="11.933cm" svg:y1="5.637cm" svg:x2="11.933cm" svg:y2="6.308cm">
          <text:p/>
        </draw:line>
        <draw:line draw:style-name="gr265" draw:text-style-name="P2" draw:layer="layout" svg:x1="7.533cm" svg:y1="4.471cm" svg:x2="7.533cm" svg:y2="6.309cm">
          <text:p/>
        </draw:line>
        <draw:line draw:style-name="gr265" draw:text-style-name="P2" draw:layer="layout" svg:x1="7.8cm" svg:y1="5.03cm" svg:x2="7.8cm" svg:y2="6.308cm">
          <text:p/>
        </draw:line>
        <draw:line draw:style-name="gr265" draw:text-style-name="P2" draw:layer="layout" svg:x1="8.066cm" svg:y1="5.637cm" svg:x2="8.066cm" svg:y2="6.308cm">
          <text:p/>
        </draw:line>
        <draw:frame draw:style-name="gr266" draw:text-style-name="P128" draw:layer="layout" svg:width="1.383cm" svg:height="1.661cm" svg:x="9.276cm" svg:y="3.059cm">
          <draw:text-box>
            <text:p><text:span text:style-name="T98">t</text:span><text:span text:style-name="T99">1</text:span></text:p>
          </draw:text-box>
        </draw:frame>
        <draw:custom-shape draw:style-name="gr264" draw:text-style-name="P127" draw:layer="layout" svg:width="5cm" svg:height="6.13cm" svg:x="14.247cm" svg:y="12.735cm">
          <text:p/>
          <draw:enhanced-geometry svg:viewBox="0 0 21600 21600" draw:type="rectangle" draw:enhanced-path="M 0 0 L 21600 0 21600 21600 0 21600 0 0 Z N"/>
        </draw:custom-shape>
        <draw:line draw:style-name="gr265" draw:text-style-name="P2" draw:layer="layout" svg:x1="19.246cm" svg:y1="10.683cm" svg:x2="19.246cm" svg:y2="12.521cm">
          <text:p/>
        </draw:line>
        <draw:line draw:style-name="gr265" draw:text-style-name="P2" draw:layer="layout" svg:x1="18.979cm" svg:y1="11.242cm" svg:x2="18.979cm" svg:y2="12.52cm">
          <text:p/>
        </draw:line>
        <draw:line draw:style-name="gr265" draw:text-style-name="P2" draw:layer="layout" svg:x1="18.713cm" svg:y1="11.849cm" svg:x2="18.713cm" svg:y2="12.52cm">
          <text:p/>
        </draw:line>
        <draw:line draw:style-name="gr265" draw:text-style-name="P2" draw:layer="layout" svg:x1="14.313cm" svg:y1="10.683cm" svg:x2="14.313cm" svg:y2="12.521cm">
          <text:p/>
        </draw:line>
        <draw:line draw:style-name="gr265" draw:text-style-name="P2" draw:layer="layout" svg:x1="14.58cm" svg:y1="11.242cm" svg:x2="14.58cm" svg:y2="12.52cm">
          <text:p/>
        </draw:line>
        <draw:line draw:style-name="gr265" draw:text-style-name="P2" draw:layer="layout" svg:x1="14.846cm" svg:y1="11.849cm" svg:x2="14.846cm" svg:y2="12.52cm">
          <text:p/>
        </draw:line>
        <draw:frame draw:style-name="gr266" draw:text-style-name="P128" draw:layer="layout" svg:width="1.383cm" svg:height="1.661cm" svg:x="16.056cm" svg:y="3.059cm">
          <draw:text-box>
            <text:p><text:span text:style-name="T98">t</text:span><text:span text:style-name="T99">2</text:span></text:p>
          </draw:text-box>
        </draw:frame>
        <draw:path draw:style-name="gr269" draw:text-style-name="P2" draw:layer="layout" svg:width="0cm" svg:height="16.319cm" svg:x="13.352cm" svg:y="2.974cm" svg:viewBox="0 0 0 16320" svg:d="M0 0c0 5440 0 10880 0 16320">
          <text:p/>
        </draw:path>
        <draw:line draw:style-name="gr270" draw:text-style-name="P130" draw:layer="layout" svg:x1="8.237cm" svg:y1="17.742cm" svg:x2="9.986cm" svg:y2="17.742cm">
          <text:p/>
        </draw:line>
        <draw:line draw:style-name="gr270" draw:text-style-name="P130" draw:layer="layout" svg:x1="8.237cm" svg:y1="17.742cm" svg:x2="8.237cm" svg:y2="15.993cm">
          <text:p/>
        </draw:line>
        <draw:frame draw:style-name="gr271" draw:text-style-name="P131" draw:layer="layout" svg:width="0.938cm" svg:height="1.237cm" svg:x="7.343cm" svg:y="15.828cm">
          <draw:text-box>
            <text:p><text:span text:style-name="T100">z</text:span></text:p>
          </draw:text-box>
        </draw:frame>
        <draw:frame draw:style-name="gr272" draw:text-style-name="P131" draw:layer="layout" svg:width="0.997cm" svg:height="1.237cm" svg:x="9.084cm" svg:y="17.605cm">
          <draw:text-box>
            <text:p><text:span text:style-name="T100">x</text:span></text:p>
          </draw:text-box>
        </draw:frame>
        <draw:frame draw:style-name="gr273" draw:text-style-name="P132" draw:layer="layout" svg:width="2.691cm" svg:height="1.377cm" svg:x="8.621cm" svg:y="1.797cm">
          <draw:text-box>
            <text:p text:style-name="P10"><text:span text:style-name="T101">initial</text:span></text:p>
            <text:p text:style-name="P10"><text:span text:style-name="T101">situation</text:span></text:p>
          </draw:text-box>
        </draw:frame>
        <draw:frame draw:style-name="gr273" draw:text-style-name="P132" draw:layer="layout" svg:width="2.691cm" svg:height="1.377cm" svg:x="15.402cm" svg:y="1.797cm">
          <draw:text-box>
            <text:p text:style-name="P10"><text:span text:style-name="T101">final</text:span></text:p>
            <text:p text:style-name="P10"><text:span text:style-name="T101">situation</text:span></text:p>
          </draw:text-box>
        </draw:frame>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draw:custom-shape draw:style-name="gr264" draw:text-style-name="P127" draw:layer="layout" svg:width="5cm" svg:height="6.13cm" svg:x="7.467cm" svg:y="6.513cm">
          <text:p/>
          <draw:enhanced-geometry svg:viewBox="0 0 21600 21600" draw:type="rectangle" draw:enhanced-path="M 0 0 L 21600 0 21600 21600 0 21600 0 0 Z N"/>
        </draw:custom-shape>
        <draw:line draw:style-name="gr265" draw:text-style-name="P2" draw:layer="layout" svg:x1="12.466cm" svg:y1="4.471cm" svg:x2="12.466cm" svg:y2="6.309cm">
          <text:p/>
        </draw:line>
        <draw:line draw:style-name="gr265" draw:text-style-name="P2" draw:layer="layout" svg:x1="12.199cm" svg:y1="5.03cm" svg:x2="12.199cm" svg:y2="6.308cm">
          <text:p/>
        </draw:line>
        <draw:line draw:style-name="gr265" draw:text-style-name="P2" draw:layer="layout" svg:x1="11.933cm" svg:y1="5.637cm" svg:x2="11.933cm" svg:y2="6.308cm">
          <text:p/>
        </draw:line>
        <draw:line draw:style-name="gr265" draw:text-style-name="P2" draw:layer="layout" svg:x1="7.533cm" svg:y1="4.471cm" svg:x2="7.533cm" svg:y2="6.309cm">
          <text:p/>
        </draw:line>
        <draw:line draw:style-name="gr265" draw:text-style-name="P2" draw:layer="layout" svg:x1="7.8cm" svg:y1="5.03cm" svg:x2="7.8cm" svg:y2="6.308cm">
          <text:p/>
        </draw:line>
        <draw:line draw:style-name="gr265" draw:text-style-name="P2" draw:layer="layout" svg:x1="8.066cm" svg:y1="5.637cm" svg:x2="8.066cm" svg:y2="6.308cm">
          <text:p/>
        </draw:line>
        <draw:frame draw:style-name="gr266" draw:text-style-name="P128" draw:layer="layout" svg:width="1.383cm" svg:height="1.661cm" svg:x="9.276cm" svg:y="2.859cm">
          <draw:text-box>
            <text:p><text:span text:style-name="T98">t</text:span><text:span text:style-name="T99">1</text:span></text:p>
          </draw:text-box>
        </draw:frame>
        <draw:custom-shape draw:style-name="gr264" draw:text-style-name="P127" draw:layer="layout" svg:width="5cm" svg:height="6.13cm" svg:x="14.247cm" svg:y="12.735cm">
          <text:p/>
          <draw:enhanced-geometry svg:viewBox="0 0 21600 21600" draw:type="rectangle" draw:enhanced-path="M 0 0 L 21600 0 21600 21600 0 21600 0 0 Z N"/>
        </draw:custom-shape>
        <draw:line draw:style-name="gr265" draw:text-style-name="P2" draw:layer="layout" svg:x1="19.246cm" svg:y1="10.683cm" svg:x2="19.246cm" svg:y2="12.521cm">
          <text:p/>
        </draw:line>
        <draw:line draw:style-name="gr265" draw:text-style-name="P2" draw:layer="layout" svg:x1="18.979cm" svg:y1="11.242cm" svg:x2="18.979cm" svg:y2="12.52cm">
          <text:p/>
        </draw:line>
        <draw:line draw:style-name="gr265" draw:text-style-name="P2" draw:layer="layout" svg:x1="18.713cm" svg:y1="11.849cm" svg:x2="18.713cm" svg:y2="12.52cm">
          <text:p/>
        </draw:line>
        <draw:line draw:style-name="gr265" draw:text-style-name="P2" draw:layer="layout" svg:x1="14.313cm" svg:y1="10.683cm" svg:x2="14.313cm" svg:y2="12.521cm">
          <text:p/>
        </draw:line>
        <draw:line draw:style-name="gr265" draw:text-style-name="P2" draw:layer="layout" svg:x1="14.58cm" svg:y1="11.242cm" svg:x2="14.58cm" svg:y2="12.52cm">
          <text:p/>
        </draw:line>
        <draw:line draw:style-name="gr265" draw:text-style-name="P2" draw:layer="layout" svg:x1="14.846cm" svg:y1="11.849cm" svg:x2="14.846cm" svg:y2="12.52cm">
          <text:p/>
        </draw:line>
        <draw:frame draw:style-name="gr266" draw:text-style-name="P128" draw:layer="layout" svg:width="1.383cm" svg:height="1.661cm" svg:x="16.056cm" svg:y="2.859cm">
          <draw:text-box>
            <text:p><text:span text:style-name="T98">t</text:span><text:span text:style-name="T99">2</text:span></text:p>
          </draw:text-box>
        </draw:frame>
        <draw:path draw:style-name="gr269" draw:text-style-name="P2" draw:layer="layout" svg:width="0cm" svg:height="14.752cm" svg:x="13.352cm" svg:y="4.541cm" svg:viewBox="0 0 0 14753" svg:d="M0 0c0 4918 0 9835 0 14753">
          <text:p/>
        </draw:path>
        <draw:line draw:style-name="gr270" draw:text-style-name="P130" draw:layer="layout" svg:x1="12.737cm" svg:y1="3.642cm" svg:x2="14.486cm" svg:y2="3.642cm">
          <text:p/>
        </draw:line>
        <draw:line draw:style-name="gr270" draw:text-style-name="P130" draw:layer="layout" svg:x1="12.737cm" svg:y1="3.642cm" svg:x2="12.737cm" svg:y2="1.893cm">
          <text:p/>
        </draw:line>
        <draw:frame draw:style-name="gr271" draw:text-style-name="P131" draw:layer="layout" svg:width="0.938cm" svg:height="1.237cm" svg:x="11.843cm" svg:y="1.728cm">
          <draw:text-box>
            <text:p><text:span text:style-name="T100">z</text:span></text:p>
          </draw:text-box>
        </draw:frame>
        <draw:frame draw:style-name="gr272" draw:text-style-name="P131" draw:layer="layout" svg:width="0.997cm" svg:height="1.237cm" svg:x="13.584cm" svg:y="3.505cm">
          <draw:text-box>
            <text:p><text:span text:style-name="T100">x</text:span></text:p>
          </draw:text-box>
        </draw:frame>
        <draw:frame draw:style-name="gr273" draw:text-style-name="P132" draw:layer="layout" svg:width="2.691cm" svg:height="1.377cm" svg:x="8.621cm" svg:y="1.597cm">
          <draw:text-box>
            <text:p text:style-name="P10"><text:span text:style-name="T101">initial</text:span></text:p>
            <text:p text:style-name="P10"><text:span text:style-name="T101">situation</text:span></text:p>
          </draw:text-box>
        </draw:frame>
        <draw:frame draw:style-name="gr273" draw:text-style-name="P132" draw:layer="layout" svg:width="2.691cm" svg:height="1.377cm" svg:x="15.402cm" svg:y="1.597cm">
          <draw:text-box>
            <text:p text:style-name="P10"><text:span text:style-name="T101">final</text:span></text:p>
            <text:p text:style-name="P10"><text:span text:style-name="T101">situation</text:span></text:p>
          </draw:text-box>
        </draw:frame>
        <draw:path draw:style-name="gr274" draw:text-style-name="P37"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4" draw:text-style-name="P3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draw:custom-shape draw:style-name="gr275" draw:text-style-name="P133" draw:layer="layout" svg:width="5cm" svg:height="6.13cm" svg:x="7.467cm" svg:y="6.513cm">
          <text:p/>
          <draw:enhanced-geometry svg:viewBox="0 0 21600 21600" draw:type="rectangle" draw:enhanced-path="M 0 0 L 21600 0 21600 21600 0 21600 0 0 Z N"/>
        </draw:custom-shape>
        <draw:line draw:style-name="gr265" draw:text-style-name="P2" draw:layer="layout" svg:x1="12.466cm" svg:y1="4.471cm" svg:x2="12.466cm" svg:y2="6.309cm">
          <text:p/>
        </draw:line>
        <draw:line draw:style-name="gr265" draw:text-style-name="P2" draw:layer="layout" svg:x1="12.199cm" svg:y1="5.03cm" svg:x2="12.199cm" svg:y2="6.308cm">
          <text:p/>
        </draw:line>
        <draw:line draw:style-name="gr265" draw:text-style-name="P2" draw:layer="layout" svg:x1="11.933cm" svg:y1="5.637cm" svg:x2="11.933cm" svg:y2="6.308cm">
          <text:p/>
        </draw:line>
        <draw:line draw:style-name="gr265" draw:text-style-name="P2" draw:layer="layout" svg:x1="7.533cm" svg:y1="4.471cm" svg:x2="7.533cm" svg:y2="6.309cm">
          <text:p/>
        </draw:line>
        <draw:line draw:style-name="gr265" draw:text-style-name="P2" draw:layer="layout" svg:x1="7.8cm" svg:y1="5.03cm" svg:x2="7.8cm" svg:y2="6.308cm">
          <text:p/>
        </draw:line>
        <draw:line draw:style-name="gr265" draw:text-style-name="P2" draw:layer="layout" svg:x1="8.066cm" svg:y1="5.637cm" svg:x2="8.066cm" svg:y2="6.308cm">
          <text:p/>
        </draw:line>
        <draw:frame draw:style-name="gr266" draw:text-style-name="P128" draw:layer="layout" svg:width="1.383cm" svg:height="1.661cm" svg:x="9.276cm" svg:y="2.859cm">
          <draw:text-box>
            <text:p><text:span text:style-name="T98">t</text:span><text:span text:style-name="T99">1</text:span></text:p>
          </draw:text-box>
        </draw:frame>
        <draw:custom-shape draw:style-name="gr275" draw:text-style-name="P133" draw:layer="layout" svg:width="5cm" svg:height="6.13cm" svg:x="14.247cm" svg:y="12.735cm">
          <text:p/>
          <draw:enhanced-geometry svg:viewBox="0 0 21600 21600" draw:type="rectangle" draw:enhanced-path="M 0 0 L 21600 0 21600 21600 0 21600 0 0 Z N"/>
        </draw:custom-shape>
        <draw:line draw:style-name="gr265" draw:text-style-name="P2" draw:layer="layout" svg:x1="19.246cm" svg:y1="10.683cm" svg:x2="19.246cm" svg:y2="12.521cm">
          <text:p/>
        </draw:line>
        <draw:line draw:style-name="gr265" draw:text-style-name="P2" draw:layer="layout" svg:x1="18.979cm" svg:y1="11.242cm" svg:x2="18.979cm" svg:y2="12.52cm">
          <text:p/>
        </draw:line>
        <draw:line draw:style-name="gr265" draw:text-style-name="P2" draw:layer="layout" svg:x1="18.713cm" svg:y1="11.849cm" svg:x2="18.713cm" svg:y2="12.52cm">
          <text:p/>
        </draw:line>
        <draw:line draw:style-name="gr265" draw:text-style-name="P2" draw:layer="layout" svg:x1="14.313cm" svg:y1="10.683cm" svg:x2="14.313cm" svg:y2="12.521cm">
          <text:p/>
        </draw:line>
        <draw:line draw:style-name="gr265" draw:text-style-name="P2" draw:layer="layout" svg:x1="14.58cm" svg:y1="11.242cm" svg:x2="14.58cm" svg:y2="12.52cm">
          <text:p/>
        </draw:line>
        <draw:line draw:style-name="gr265" draw:text-style-name="P2" draw:layer="layout" svg:x1="14.846cm" svg:y1="11.849cm" svg:x2="14.846cm" svg:y2="12.52cm">
          <text:p/>
        </draw:line>
        <draw:frame draw:style-name="gr266" draw:text-style-name="P128" draw:layer="layout" svg:width="1.383cm" svg:height="1.661cm" svg:x="16.056cm" svg:y="2.859cm">
          <draw:text-box>
            <text:p><text:span text:style-name="T98">t</text:span><text:span text:style-name="T99">2</text:span></text:p>
          </draw:text-box>
        </draw:frame>
        <draw:path draw:style-name="gr269" draw:text-style-name="P2" draw:layer="layout" svg:width="0cm" svg:height="14.752cm" svg:x="13.352cm" svg:y="4.541cm" svg:viewBox="0 0 0 14753" svg:d="M0 0c0 4918 0 9835 0 14753">
          <text:p/>
        </draw:path>
        <draw:line draw:style-name="gr270" draw:text-style-name="P130" draw:layer="layout" svg:x1="12.737cm" svg:y1="3.642cm" svg:x2="14.486cm" svg:y2="3.642cm">
          <text:p/>
        </draw:line>
        <draw:line draw:style-name="gr270" draw:text-style-name="P130" draw:layer="layout" svg:x1="12.737cm" svg:y1="3.642cm" svg:x2="12.737cm" svg:y2="1.893cm">
          <text:p/>
        </draw:line>
        <draw:frame draw:style-name="gr271" draw:text-style-name="P131" draw:layer="layout" svg:width="0.938cm" svg:height="1.237cm" svg:x="11.843cm" svg:y="1.728cm">
          <draw:text-box>
            <text:p><text:span text:style-name="T100">z</text:span></text:p>
          </draw:text-box>
        </draw:frame>
        <draw:frame draw:style-name="gr272" draw:text-style-name="P131" draw:layer="layout" svg:width="0.997cm" svg:height="1.237cm" svg:x="13.584cm" svg:y="3.505cm">
          <draw:text-box>
            <text:p><text:span text:style-name="T100">x</text:span></text:p>
          </draw:text-box>
        </draw:frame>
        <draw:frame draw:style-name="gr273" draw:text-style-name="P132" draw:layer="layout" svg:width="2.691cm" svg:height="1.377cm" svg:x="8.621cm" svg:y="1.597cm">
          <draw:text-box>
            <text:p text:style-name="P10"><text:span text:style-name="T101">initial</text:span></text:p>
            <text:p text:style-name="P10"><text:span text:style-name="T101">situation</text:span></text:p>
          </draw:text-box>
        </draw:frame>
        <draw:frame draw:style-name="gr273" draw:text-style-name="P132" draw:layer="layout" svg:width="2.691cm" svg:height="1.377cm" svg:x="15.402cm" svg:y="1.597cm">
          <draw:text-box>
            <text:p text:style-name="P10"><text:span text:style-name="T101">final</text:span></text:p>
            <text:p text:style-name="P10"><text:span text:style-name="T101">situation</text:span></text:p>
          </draw:text-box>
        </draw:frame>
        <draw:path draw:style-name="gr274" draw:text-style-name="P37"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4" draw:text-style-name="P3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draw:custom-shape draw:style-name="gr275" draw:text-style-name="P133" draw:layer="layout" svg:width="5cm" svg:height="6.13cm" svg:x="7.467cm" svg:y="6.513cm">
          <text:p/>
          <draw:enhanced-geometry svg:viewBox="0 0 21600 21600" draw:type="rectangle" draw:enhanced-path="M 0 0 L 21600 0 21600 21600 0 21600 0 0 Z N"/>
        </draw:custom-shape>
        <draw:line draw:style-name="gr265" draw:text-style-name="P2" draw:layer="layout" svg:x1="12.466cm" svg:y1="4.471cm" svg:x2="12.466cm" svg:y2="6.309cm">
          <text:p/>
        </draw:line>
        <draw:line draw:style-name="gr265" draw:text-style-name="P2" draw:layer="layout" svg:x1="12.199cm" svg:y1="5.03cm" svg:x2="12.199cm" svg:y2="6.308cm">
          <text:p/>
        </draw:line>
        <draw:line draw:style-name="gr265" draw:text-style-name="P2" draw:layer="layout" svg:x1="11.933cm" svg:y1="5.637cm" svg:x2="11.933cm" svg:y2="6.308cm">
          <text:p/>
        </draw:line>
        <draw:line draw:style-name="gr265" draw:text-style-name="P2" draw:layer="layout" svg:x1="7.533cm" svg:y1="4.471cm" svg:x2="7.533cm" svg:y2="6.309cm">
          <text:p/>
        </draw:line>
        <draw:line draw:style-name="gr265" draw:text-style-name="P2" draw:layer="layout" svg:x1="7.8cm" svg:y1="5.03cm" svg:x2="7.8cm" svg:y2="6.308cm">
          <text:p/>
        </draw:line>
        <draw:line draw:style-name="gr265" draw:text-style-name="P2" draw:layer="layout" svg:x1="8.066cm" svg:y1="5.637cm" svg:x2="8.066cm" svg:y2="6.308cm">
          <text:p/>
        </draw:line>
        <draw:frame draw:style-name="gr266" draw:text-style-name="P128" draw:layer="layout" svg:width="1.383cm" svg:height="1.661cm" svg:x="9.276cm" svg:y="2.859cm">
          <draw:text-box>
            <text:p><text:span text:style-name="T98">t</text:span><text:span text:style-name="T99">1</text:span></text:p>
          </draw:text-box>
        </draw:frame>
        <draw:custom-shape draw:style-name="gr275" draw:text-style-name="P133" draw:layer="layout" svg:width="5cm" svg:height="6.13cm" svg:x="14.247cm" svg:y="12.735cm">
          <text:p/>
          <draw:enhanced-geometry svg:viewBox="0 0 21600 21600" draw:type="rectangle" draw:enhanced-path="M 0 0 L 21600 0 21600 21600 0 21600 0 0 Z N"/>
        </draw:custom-shape>
        <draw:line draw:style-name="gr265" draw:text-style-name="P2" draw:layer="layout" svg:x1="19.246cm" svg:y1="10.683cm" svg:x2="19.246cm" svg:y2="12.521cm">
          <text:p/>
        </draw:line>
        <draw:line draw:style-name="gr265" draw:text-style-name="P2" draw:layer="layout" svg:x1="18.979cm" svg:y1="11.242cm" svg:x2="18.979cm" svg:y2="12.52cm">
          <text:p/>
        </draw:line>
        <draw:line draw:style-name="gr265" draw:text-style-name="P2" draw:layer="layout" svg:x1="18.713cm" svg:y1="11.849cm" svg:x2="18.713cm" svg:y2="12.52cm">
          <text:p/>
        </draw:line>
        <draw:line draw:style-name="gr265" draw:text-style-name="P2" draw:layer="layout" svg:x1="14.313cm" svg:y1="10.683cm" svg:x2="14.313cm" svg:y2="12.521cm">
          <text:p/>
        </draw:line>
        <draw:line draw:style-name="gr265" draw:text-style-name="P2" draw:layer="layout" svg:x1="14.58cm" svg:y1="11.242cm" svg:x2="14.58cm" svg:y2="12.52cm">
          <text:p/>
        </draw:line>
        <draw:line draw:style-name="gr265" draw:text-style-name="P2" draw:layer="layout" svg:x1="14.846cm" svg:y1="11.849cm" svg:x2="14.846cm" svg:y2="12.52cm">
          <text:p/>
        </draw:line>
        <draw:frame draw:style-name="gr266" draw:text-style-name="P128" draw:layer="layout" svg:width="1.383cm" svg:height="1.661cm" svg:x="16.056cm" svg:y="2.859cm">
          <draw:text-box>
            <text:p><text:span text:style-name="T98">t</text:span><text:span text:style-name="T99">2</text:span></text:p>
          </draw:text-box>
        </draw:frame>
        <draw:path draw:style-name="gr269" draw:text-style-name="P2" draw:layer="layout" svg:width="0cm" svg:height="14.752cm" svg:x="13.352cm" svg:y="4.541cm" svg:viewBox="0 0 0 14753" svg:d="M0 0c0 4918 0 9835 0 14753">
          <text:p/>
        </draw:path>
        <draw:line draw:style-name="gr270" draw:text-style-name="P130" draw:layer="layout" svg:x1="12.737cm" svg:y1="3.642cm" svg:x2="14.486cm" svg:y2="3.642cm">
          <text:p/>
        </draw:line>
        <draw:line draw:style-name="gr270" draw:text-style-name="P130" draw:layer="layout" svg:x1="12.737cm" svg:y1="3.642cm" svg:x2="12.737cm" svg:y2="1.893cm">
          <text:p/>
        </draw:line>
        <draw:frame draw:style-name="gr271" draw:text-style-name="P131" draw:layer="layout" svg:width="0.938cm" svg:height="1.237cm" svg:x="11.843cm" svg:y="1.728cm">
          <draw:text-box>
            <text:p><text:span text:style-name="T100">z</text:span></text:p>
          </draw:text-box>
        </draw:frame>
        <draw:frame draw:style-name="gr272" draw:text-style-name="P131" draw:layer="layout" svg:width="0.997cm" svg:height="1.237cm" svg:x="13.584cm" svg:y="3.505cm">
          <draw:text-box>
            <text:p><text:span text:style-name="T100">x</text:span></text:p>
          </draw:text-box>
        </draw:frame>
        <draw:frame draw:style-name="gr273" draw:text-style-name="P132" draw:layer="layout" svg:width="2.691cm" svg:height="1.377cm" svg:x="8.621cm" svg:y="1.597cm">
          <draw:text-box>
            <text:p text:style-name="P10"><text:span text:style-name="T101">initial</text:span></text:p>
            <text:p text:style-name="P10"><text:span text:style-name="T101">situation</text:span></text:p>
          </draw:text-box>
        </draw:frame>
        <draw:frame draw:style-name="gr273" draw:text-style-name="P132" draw:layer="layout" svg:width="2.691cm" svg:height="1.377cm" svg:x="15.402cm" svg:y="1.597cm">
          <draw:text-box>
            <text:p text:style-name="P10"><text:span text:style-name="T101">final</text:span></text:p>
            <text:p text:style-name="P10"><text:span text:style-name="T101">situation</text:span></text:p>
          </draw:text-box>
        </draw:frame>
        <draw:path draw:style-name="gr274" draw:text-style-name="P37"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4" draw:text-style-name="P3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76" draw:text-style-name="P135" draw:layer="layout" svg:width="11.682cm" svg:height="1.771cm" svg:x="7.778cm" svg:y="6.61cm">
          <draw:text-box>
            <text:p text:style-name="P10"><text:span text:style-name="T102">integrated flux = [0, 0, 0] N s </text:span></text:p>
            <text:p text:style-name="P134"><text:span text:style-name="T102">integrated supply = [0, 0, –4.72] N s </text:span></text:p>
          </draw:text-box>
        </draw:frame>
        <draw:path draw:style-name="gr277" draw:text-style-name="P2" draw:layer="layout" svg:width="4cm" svg:height="3.766cm" svg:x="12.784cm" svg:y="8.605cm" svg:viewBox="0 0 4001 3767" svg:d="M0 10c0 0 2639-118 3288 455 650 574 713 3302 713 3302">
          <text:p/>
        </draw:path>
        <draw:line draw:style-name="gr278" draw:text-style-name="P2" draw:layer="layout" svg:x1="24.299cm" svg:y1="6.912cm" svg:x2="24.299cm" svg:y2="2.276cm">
          <text:p/>
        </draw:line>
        <presentation:notes draw:style-name="dp2">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draw:custom-shape draw:style-name="gr275" draw:text-style-name="P133" draw:layer="layout" svg:width="5cm" svg:height="6.13cm" svg:x="7.467cm" svg:y="6.513cm">
          <text:p/>
          <draw:enhanced-geometry svg:viewBox="0 0 21600 21600" draw:type="rectangle" draw:enhanced-path="M 0 0 L 21600 0 21600 21600 0 21600 0 0 Z N"/>
        </draw:custom-shape>
        <draw:line draw:style-name="gr265" draw:text-style-name="P2" draw:layer="layout" svg:x1="12.466cm" svg:y1="4.471cm" svg:x2="12.466cm" svg:y2="6.309cm">
          <text:p/>
        </draw:line>
        <draw:line draw:style-name="gr265" draw:text-style-name="P2" draw:layer="layout" svg:x1="12.199cm" svg:y1="5.03cm" svg:x2="12.199cm" svg:y2="6.308cm">
          <text:p/>
        </draw:line>
        <draw:line draw:style-name="gr265" draw:text-style-name="P2" draw:layer="layout" svg:x1="11.933cm" svg:y1="5.637cm" svg:x2="11.933cm" svg:y2="6.308cm">
          <text:p/>
        </draw:line>
        <draw:line draw:style-name="gr265" draw:text-style-name="P2" draw:layer="layout" svg:x1="7.533cm" svg:y1="4.471cm" svg:x2="7.533cm" svg:y2="6.309cm">
          <text:p/>
        </draw:line>
        <draw:line draw:style-name="gr265" draw:text-style-name="P2" draw:layer="layout" svg:x1="7.8cm" svg:y1="5.03cm" svg:x2="7.8cm" svg:y2="6.308cm">
          <text:p/>
        </draw:line>
        <draw:line draw:style-name="gr265" draw:text-style-name="P2" draw:layer="layout" svg:x1="8.066cm" svg:y1="5.637cm" svg:x2="8.066cm" svg:y2="6.308cm">
          <text:p/>
        </draw:line>
        <draw:frame draw:style-name="gr266" draw:text-style-name="P128" draw:layer="layout" svg:width="1.383cm" svg:height="1.661cm" svg:x="9.276cm" svg:y="2.859cm">
          <draw:text-box>
            <text:p><text:span text:style-name="T98">t</text:span><text:span text:style-name="T99">1</text:span></text:p>
          </draw:text-box>
        </draw:frame>
        <draw:custom-shape draw:style-name="gr275" draw:text-style-name="P133" draw:layer="layout" svg:width="5cm" svg:height="6.13cm" svg:x="14.247cm" svg:y="12.735cm">
          <text:p/>
          <draw:enhanced-geometry svg:viewBox="0 0 21600 21600" draw:type="rectangle" draw:enhanced-path="M 0 0 L 21600 0 21600 21600 0 21600 0 0 Z N"/>
        </draw:custom-shape>
        <draw:line draw:style-name="gr265" draw:text-style-name="P2" draw:layer="layout" svg:x1="19.246cm" svg:y1="10.683cm" svg:x2="19.246cm" svg:y2="12.521cm">
          <text:p/>
        </draw:line>
        <draw:line draw:style-name="gr265" draw:text-style-name="P2" draw:layer="layout" svg:x1="18.979cm" svg:y1="11.242cm" svg:x2="18.979cm" svg:y2="12.52cm">
          <text:p/>
        </draw:line>
        <draw:line draw:style-name="gr265" draw:text-style-name="P2" draw:layer="layout" svg:x1="18.713cm" svg:y1="11.849cm" svg:x2="18.713cm" svg:y2="12.52cm">
          <text:p/>
        </draw:line>
        <draw:line draw:style-name="gr265" draw:text-style-name="P2" draw:layer="layout" svg:x1="14.313cm" svg:y1="10.683cm" svg:x2="14.313cm" svg:y2="12.521cm">
          <text:p/>
        </draw:line>
        <draw:line draw:style-name="gr265" draw:text-style-name="P2" draw:layer="layout" svg:x1="14.58cm" svg:y1="11.242cm" svg:x2="14.58cm" svg:y2="12.52cm">
          <text:p/>
        </draw:line>
        <draw:line draw:style-name="gr265" draw:text-style-name="P2" draw:layer="layout" svg:x1="14.846cm" svg:y1="11.849cm" svg:x2="14.846cm" svg:y2="12.52cm">
          <text:p/>
        </draw:line>
        <draw:frame draw:style-name="gr266" draw:text-style-name="P128" draw:layer="layout" svg:width="1.383cm" svg:height="1.661cm" svg:x="16.056cm" svg:y="2.859cm">
          <draw:text-box>
            <text:p><text:span text:style-name="T98">t</text:span><text:span text:style-name="T99">2</text:span></text:p>
          </draw:text-box>
        </draw:frame>
        <draw:path draw:style-name="gr269" draw:text-style-name="P2" draw:layer="layout" svg:width="0cm" svg:height="14.752cm" svg:x="13.352cm" svg:y="4.541cm" svg:viewBox="0 0 0 14753" svg:d="M0 0c0 4918 0 9835 0 14753">
          <text:p/>
        </draw:path>
        <draw:line draw:style-name="gr270" draw:text-style-name="P130" draw:layer="layout" svg:x1="12.737cm" svg:y1="3.642cm" svg:x2="14.486cm" svg:y2="3.642cm">
          <text:p/>
        </draw:line>
        <draw:line draw:style-name="gr270" draw:text-style-name="P130" draw:layer="layout" svg:x1="12.737cm" svg:y1="3.642cm" svg:x2="12.737cm" svg:y2="1.893cm">
          <text:p/>
        </draw:line>
        <draw:frame draw:style-name="gr271" draw:text-style-name="P131" draw:layer="layout" svg:width="0.938cm" svg:height="1.237cm" svg:x="11.843cm" svg:y="1.728cm">
          <draw:text-box>
            <text:p><text:span text:style-name="T100">z</text:span></text:p>
          </draw:text-box>
        </draw:frame>
        <draw:frame draw:style-name="gr272" draw:text-style-name="P131" draw:layer="layout" svg:width="0.997cm" svg:height="1.237cm" svg:x="13.584cm" svg:y="3.505cm">
          <draw:text-box>
            <text:p><text:span text:style-name="T100">x</text:span></text:p>
          </draw:text-box>
        </draw:frame>
        <draw:frame draw:style-name="gr273" draw:text-style-name="P132" draw:layer="layout" svg:width="2.691cm" svg:height="1.377cm" svg:x="8.621cm" svg:y="1.597cm">
          <draw:text-box>
            <text:p text:style-name="P10"><text:span text:style-name="T101">initial</text:span></text:p>
            <text:p text:style-name="P10"><text:span text:style-name="T101">situation</text:span></text:p>
          </draw:text-box>
        </draw:frame>
        <draw:frame draw:style-name="gr273" draw:text-style-name="P132" draw:layer="layout" svg:width="2.691cm" svg:height="1.377cm" svg:x="15.402cm" svg:y="1.597cm">
          <draw:text-box>
            <text:p text:style-name="P10"><text:span text:style-name="T101">final</text:span></text:p>
            <text:p text:style-name="P10"><text:span text:style-name="T101">situation</text:span></text:p>
          </draw:text-box>
        </draw:frame>
        <draw:path draw:style-name="gr274" draw:text-style-name="P37"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4" draw:text-style-name="P3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76" draw:text-style-name="P135" draw:layer="layout" svg:width="11.682cm" svg:height="1.771cm" svg:x="7.778cm" svg:y="8.61cm">
          <draw:text-box>
            <text:p text:style-name="P10"><text:span text:style-name="T102">integrated flux = [0, 0, –3.15] N s </text:span></text:p>
            <text:p text:style-name="P134"><text:span text:style-name="T102">integrated supply = [0, 0, –1.57] N s </text:span></text:p>
          </draw:text-box>
        </draw:frame>
        <draw:path draw:style-name="gr277" draw:text-style-name="P2" draw:layer="layout" svg:width="4cm" svg:height="3.766cm" draw:transform="rotate (0.770737397680696) translate (10.5199493288802cm 12.3197489092658cm)" svg:viewBox="0 0 4001 3767" svg:d="M0 10c0 0 2639-118 3288 455 650 574 713 3302 713 3302">
          <text:p/>
        </draw:path>
        <draw:line draw:style-name="gr278" draw:text-style-name="P2" draw:layer="layout" svg:x1="24.299cm" svg:y1="6.912cm" svg:x2="24.299cm" svg:y2="2.276cm">
          <text:p/>
        </draw:line>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draw:frame draw:style-name="gr41" draw:text-style-name="P2" draw:layer="layout" svg:width="19.813cm" svg:height="19.813cm" svg:x="4.944cm" svg:y="0.594cm">
          <draw:image xlink:href="Pictures/1000000000000400000004004834155F.jpg" xlink:type="simple" xlink:show="embed" xlink:actuate="onLoad" draw:mime-type="image/jpeg">
            <text:p/>
          </draw:image>
        </draw:frame>
        <draw:line draw:style-name="gr279" draw:text-style-name="P2" draw:layer="layout" svg:x1="4.944cm" svg:y1="12.266cm" svg:x2="23.219cm" svg:y2="2.89cm">
          <text:p/>
        </draw:line>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draw:frame draw:style-name="gr41" draw:text-style-name="P2" draw:layer="layout" svg:width="28.821cm" svg:height="15.13cm" svg:x="0.41cm" svg:y="2.459cm">
          <draw:image xlink:href="Pictures/10000000000004B000000276BE10C922.jpg" xlink:type="simple" xlink:show="embed" xlink:actuate="onLoad" draw:mime-type="image/jpeg">
            <text:p/>
          </draw:image>
        </draw:frame>
        <draw:line draw:style-name="gr279" draw:text-style-name="P2" draw:layer="layout" svg:x1="0.41cm" svg:y1="15.992cm" svg:x2="25.823cm" svg:y2="2.459cm">
          <text:p/>
        </draw:line>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draw:custom-shape draw:style-name="gr280" draw:text-style-name="P136"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37"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37"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83" draw:text-style-name="P2" draw:layer="layout" svg:width="9.43cm" svg:height="9.665cm" draw:transform="skewX (8.17344921930146E-017) rotate (-0.479267412597644) translate (8.30852618193669cm 2.76807145886468cm)" svg:viewBox="0 0 9431 9666" svg:d="M0 0c8880 0 9787 2187 9339 9666">
          <text:p/>
        </draw:path>
        <draw:path draw:style-name="gr283" draw:text-style-name="P2" draw:layer="layout" svg:width="6.507cm" svg:height="6.751cm" draw:transform="skewX (-8.47755735821747E-017) rotate (-0.479267412597644) translate (7.10460258711763cm 5.07824201054218cm)" svg:viewBox="0 0 6508 6752" svg:d="M0 0c7548 18 6825 1853 6040 6752">
          <text:p/>
        </draw:path>
        <draw:custom-shape draw:style-name="gr284" draw:text-style-name="P136"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draw:frame draw:style-name="gr41" draw:text-style-name="P2"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285" draw:text-style-name="P138"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5" draw:text-style-name="P138"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86" draw:text-style-name="P2"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286" draw:text-style-name="P2"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draw:line draw:style-name="gr287" draw:text-style-name="P10" draw:layer="layout" svg:x1="3.982cm" svg:y1="8.88cm" svg:x2="26.262cm" svg:y2="8.88cm">
          <text:p/>
        </draw:line>
        <draw:custom-shape draw:style-name="gr288" draw:text-style-name="P139" draw:layer="layout" svg:width="6.32cm" svg:height="1.524cm" svg:x="9.817cm" svg:y="8.118cm">
          <text:p/>
          <draw:enhanced-geometry svg:viewBox="0 0 21600 21600" draw:type="rectangle" draw:enhanced-path="M 0 0 L 21600 0 21600 21600 0 21600 0 0 Z N"/>
        </draw:custom-shape>
        <draw:line draw:style-name="gr289" draw:text-style-name="P10" draw:layer="layout" svg:x1="9.817cm" svg:y1="8.505cm" svg:x2="12.689cm" svg:y2="8.505cm">
          <text:p/>
        </draw:line>
        <draw:line draw:style-name="gr290" draw:text-style-name="P10" draw:layer="layout" svg:x1="16.137cm" svg:y1="8.505cm" svg:x2="22.785cm" svg:y2="8.505cm">
          <text:p/>
        </draw:line>
        <draw:line draw:style-name="gr291" draw:text-style-name="P10" draw:layer="layout" svg:x1="9.817cm" svg:y1="9.642cm" svg:x2="9.817cm" svg:y2="8.118cm">
          <text:p/>
        </draw:line>
        <draw:g draw:style-name="gr23">
          <svg:title>TexMaths</svg:title>
          <svg:desc>28§display§x§svg§600§TRUE§</svg:desc>
          <draw:path draw:style-name="gr109" draw:text-style-name="P11"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291" draw:text-style-name="P10" draw:layer="layout" svg:x1="16.137cm" svg:y1="9.642cm" svg:x2="16.137cm" svg:y2="8.118cm">
          <text:p/>
        </draw:line>
        <draw:g draw:style-name="gr23">
          <svg:title>TexMaths</svg:title>
          <svg:desc>28§display§x + \Delta x§svg§600§TRUE§</svg:desc>
          <draw:path draw:style-name="gr109" draw:text-style-name="P11"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109" draw:text-style-name="P11"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109" draw:text-style-name="P11"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109" draw:text-style-name="P11"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23">
          <svg:title>TexMaths</svg:title>
          <svg:desc>28§display§j_{x}(x)§svg§600§TRUE§</svg:desc>
          <draw:path draw:style-name="gr292" draw:text-style-name="P12"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292" draw:text-style-name="P12"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292" draw:text-style-name="P12" draw:layer="layout" svg:width="0.248cm" svg:height="0.943cm" svg:x="10.962cm" svg:y="6.872cm" svg:viewBox="0 0 249 944" svg:d="M238 0c-149 98-238 262-238 472 0 192 92 374 235 472 5-6 9-12 14-17-137-117-160-232-160-458s26-346 160-452c-4-6-8-11-11-17z">
            <text:p/>
          </draw:path>
          <draw:path draw:style-name="gr292" draw:text-style-name="P12"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292" draw:text-style-name="P12" draw:layer="layout" svg:width="0.248cm" svg:height="0.943cm" svg:x="11.843cm" svg:y="6.872cm" svg:viewBox="0 0 249 944" svg:d="M11 0c-4 6-7 11-11 17 134 106 159 226 159 452s-22 341-159 458c5 5 9 11 14 17 143-98 235-280 235-472 0-210-90-374-238-472z">
            <text:p/>
          </draw:path>
        </draw:g>
        <draw:g draw:style-name="gr23">
          <svg:title>TexMaths</svg:title>
          <svg:desc>28§display§j_{x}(x+\Delta x)§svg§600§TRUE§</svg:desc>
          <draw:path draw:style-name="gr293" draw:text-style-name="P140"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293" draw:text-style-name="P140"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293" draw:text-style-name="P140" draw:layer="layout" svg:width="0.248cm" svg:height="0.943cm" svg:x="17.44cm" svg:y="6.872cm" svg:viewBox="0 0 249 944" svg:d="M238 0c-148 98-238 262-238 472 0 193 92 374 235 472 5-6 9-11 14-17-137-117-159-232-159-458s25-346 159-452c-4-6-7-11-11-17z">
            <text:p/>
          </draw:path>
          <draw:path draw:style-name="gr293" draw:text-style-name="P140"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293" draw:text-style-name="P140"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293" draw:text-style-name="P140"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293" draw:text-style-name="P140"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293" draw:text-style-name="P140"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draw:line draw:style-name="gr294" draw:text-style-name="P2" draw:layer="layout" svg:x1="15.236cm" svg:y1="9.601cm" svg:x2="17.98cm" svg:y2="7.532cm">
          <text:p/>
        </draw:line>
        <draw:path draw:style-name="gr295" draw:text-style-name="P141" draw:layer="layout" svg:width="7.613cm" svg:height="1.064cm" draw:transform="skewX (0.536165146212658) rotate (-0.8309512568745) translate (9.73239346027278cm 2.25612074712957cm)" svg:viewBox="0 0 7614 1065" svg:d="M7614 1062c-4 14-3446-1123-5371-1059-1618 52-1666 853-2243 1062">
          <text:p/>
        </draw:path>
        <dr3d:scene draw:style-name="gr8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polygon draw:style-name="gr296" draw:text-style-name="P142" draw:layer="layout" svg:width="5.369cm" svg:height="11.898cm" svg:x="15.314cm" svg:y="3.574cm" svg:viewBox="0 0 5370 11899" draw:points="4188,0 0,3078 2077,11899 5370,7351">
          <text:p/>
        </draw:polygon>
        <draw:frame draw:style-name="gr297" draw:text-style-name="P143" draw:layer="layout" svg:width="12.159cm" svg:height="0.865cm" svg:x="0.401cm" svg:y="1.365cm">
          <draw:text-box>
            <text:p><text:span text:style-name="T103">how much</text:span><text:span text:style-name="T103"><text:tab/></text:span><text:span text:style-name="T103"><text:tab/></text:span><text:span text:style-name="T103"><text:tab/></text:span><text:span text:style-name="T103"><text:tab/></text:span><text:span text:style-name="T103"><text:tab/></text:span><text:span text:style-name="T103">is in this volume?</text:span></text:p>
          </draw:text-box>
        </draw:frame>
        <draw:frame draw:style-name="gr298" draw:text-style-name="P144" draw:layer="layout" svg:width="4.177cm" svg:height="0.992cm" svg:x="2.973cm" svg:y="6.51cm">
          <draw:text-box>
            <text:p><text:span text:style-name="T104">t</text:span><text:span text:style-name="T105"> = 13:30:15</text:span></text:p>
          </draw:text-box>
        </draw:frame>
        <draw:frame draw:style-name="gr299" draw:text-style-name="P146" draw:layer="layout" svg:width="4.626cm" svg:height="2.914cm" svg:x="3.309cm" svg:y="0.34cm">
          <draw:text-box>
            <text:p text:style-name="P145"><text:span text:style-name="T106">matter</text:span></text:p>
            <text:p text:style-name="P145"><text:span text:style-name="T106">energy-mass</text:span></text:p>
            <text:p text:style-name="P145"><text:span text:style-name="T106">momentum</text:span></text:p>
            <text:p text:style-name="P145"><text:span text:style-name="T106">angular momentum</text:span></text:p>
            <text:p text:style-name="P145"><text:span text:style-name="T106">entropy</text:span></text:p>
          </draw:text-box>
        </draw:frame>
        <draw:custom-shape draw:style-name="gr300"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01" draw:text-style-name="P147" draw:layer="layout" svg:width="18.691cm" svg:height="0.865cm" svg:x="10.502cm" svg:y="17.465cm">
          <draw:text-box>
            <text:p><text:span text:style-name="T107">how much</text:span><text:span text:style-name="T107"><text:tab/></text:span><text:span text:style-name="T107"><text:tab/></text:span><text:span text:style-name="T107"><text:tab/></text:span><text:span text:style-name="T107"><text:tab/></text:span><text:span text:style-name="T107"><text:tab/></text:span><text:span text:style-name="T107">is flowing through this surface per unit time?</text:span></text:p>
          </draw:text-box>
        </draw:frame>
        <draw:frame draw:style-name="gr299" draw:text-style-name="P148" draw:layer="layout" svg:width="4.626cm" svg:height="2.914cm" svg:x="13.41cm" svg:y="16.44cm">
          <draw:text-box>
            <text:p text:style-name="P145"><text:span text:style-name="T108">matter</text:span></text:p>
            <text:p text:style-name="P145"><text:span text:style-name="T108">energy-mass</text:span></text:p>
            <text:p text:style-name="P145"><text:span text:style-name="T108">momentum</text:span></text:p>
            <text:p text:style-name="P145"><text:span text:style-name="T108">angular momentum</text:span></text:p>
            <text:p text:style-name="P145"><text:span text:style-name="T108">entropy</text:span></text:p>
          </draw:text-box>
        </draw:frame>
        <draw:custom-shape draw:style-name="gr302" draw:text-style-name="P3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03" draw:text-style-name="P10" draw:layer="layout" svg:width="7.798cm" svg:height="0.746cm" draw:transform="skewX (-0.0724311639577647) rotate (-1.19572507054131) translate (19.3878257340575cm 9.96049592983589cm)" svg:viewBox="0 0 7799 747" svg:d="M7799 744c-5 10-3529-787-5501-742-1657 37-1707 599-2298 745">
          <text:p/>
        </draw:path>
        <draw:line draw:style-name="gr91" draw:text-style-name="P2" draw:layer="layout" svg:x1="17.968cm" svg:y1="7.554cm" svg:x2="22.772cm" svg:y2="3.93cm">
          <text:p/>
        </draw:line>
        <draw:g draw:style-name="gr45">
          <draw:path draw:style-name="gr304"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05" draw:text-style-name="P2" draw:layer="layout" svg:x1="25.167cm" svg:y1="11.321cm" svg:x2="25.167cm" svg:y2="9.334cm">
            <text:p/>
          </draw:line>
          <draw:custom-shape draw:style-name="gr306" draw:text-style-name="P23" draw:layer="layout" svg:width="0.406cm" svg:height="0.409cm" svg:x="24.964cm" svg:y="7.895cm">
            <text:p/>
            <draw:enhanced-geometry svg:viewBox="0 0 21600 21600" draw:type="rectangle" draw:enhanced-path="M 0 0 L 21600 0 21600 21600 0 21600 0 0 Z N"/>
          </draw:custom-shape>
          <draw:line draw:style-name="gr307" draw:text-style-name="P2" draw:layer="layout" svg:x1="25.167cm" svg:y1="9.036cm" svg:x2="25.167cm" svg:y2="6.295cm">
            <text:p/>
          </draw:line>
        </draw:g>
        <presentation:notes draw:style-name="dp2">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draw:line draw:style-name="gr294" draw:text-style-name="P2" draw:layer="layout" svg:x1="15.236cm" svg:y1="9.601cm" svg:x2="17.98cm" svg:y2="7.532cm">
          <text:p/>
        </draw:line>
        <draw:path draw:style-name="gr295" draw:text-style-name="P141" draw:layer="layout" svg:width="7.613cm" svg:height="1.064cm" draw:transform="skewX (0.536165146212658) rotate (-0.8309512568745) translate (9.73239346027278cm 2.25612074712957cm)" svg:viewBox="0 0 7614 1065" svg:d="M7614 1062c-4 14-3446-1123-5371-1059-1618 52-1666 853-2243 1062">
          <text:p/>
        </draw:path>
        <dr3d:scene draw:style-name="gr8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polygon draw:style-name="gr296" draw:text-style-name="P142" draw:layer="layout" svg:width="5.369cm" svg:height="11.898cm" svg:x="15.314cm" svg:y="3.574cm" svg:viewBox="0 0 5370 11899" draw:points="4188,0 0,3078 2077,11899 5370,7351">
          <text:p/>
        </draw:polygon>
        <draw:frame draw:style-name="gr297" draw:text-style-name="P143" draw:layer="layout" svg:width="12.159cm" svg:height="0.865cm" svg:x="0.401cm" svg:y="1.365cm">
          <draw:text-box>
            <text:p><text:span text:style-name="T103">how much</text:span><text:span text:style-name="T103"><text:tab/></text:span><text:span text:style-name="T103"><text:tab/></text:span><text:span text:style-name="T103"><text:tab/></text:span><text:span text:style-name="T103"><text:tab/></text:span><text:span text:style-name="T103"><text:tab/></text:span><text:span text:style-name="T103">is in this volume?</text:span></text:p>
          </draw:text-box>
        </draw:frame>
        <draw:frame draw:style-name="gr298" draw:text-style-name="P144" draw:layer="layout" svg:width="4.177cm" svg:height="0.992cm" svg:x="2.973cm" svg:y="6.51cm">
          <draw:text-box>
            <text:p><text:span text:style-name="T104">t</text:span><text:span text:style-name="T105"> = 13:30:15</text:span></text:p>
          </draw:text-box>
        </draw:frame>
        <draw:frame draw:style-name="gr299" draw:text-style-name="P146" draw:layer="layout" svg:width="4.626cm" svg:height="2.914cm" svg:x="3.309cm" svg:y="0.34cm">
          <draw:text-box>
            <text:p text:style-name="P145"><text:span text:style-name="T106">matter</text:span></text:p>
            <text:p text:style-name="P145"><text:span text:style-name="T106">energy-mass</text:span></text:p>
            <text:p text:style-name="P145"><text:span text:style-name="T106">momentum</text:span></text:p>
            <text:p text:style-name="P145"><text:span text:style-name="T106">angular momentum</text:span></text:p>
            <text:p text:style-name="P145"><text:span text:style-name="T106">entropy</text:span></text:p>
          </draw:text-box>
        </draw:frame>
        <draw:custom-shape draw:style-name="gr300"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01" draw:text-style-name="P147" draw:layer="layout" svg:width="18.691cm" svg:height="0.865cm" svg:x="10.502cm" svg:y="17.465cm">
          <draw:text-box>
            <text:p><text:span text:style-name="T107">how much</text:span><text:span text:style-name="T107"><text:tab/></text:span><text:span text:style-name="T107"><text:tab/></text:span><text:span text:style-name="T107"><text:tab/></text:span><text:span text:style-name="T107"><text:tab/></text:span><text:span text:style-name="T107"><text:tab/></text:span><text:span text:style-name="T107">is flowing through this surface per unit time?</text:span></text:p>
          </draw:text-box>
        </draw:frame>
        <draw:frame draw:style-name="gr299" draw:text-style-name="P148" draw:layer="layout" svg:width="4.626cm" svg:height="2.914cm" svg:x="13.41cm" svg:y="16.44cm">
          <draw:text-box>
            <text:p text:style-name="P145"><text:span text:style-name="T108">matter</text:span></text:p>
            <text:p text:style-name="P145"><text:span text:style-name="T108">energy-mass</text:span></text:p>
            <text:p text:style-name="P145"><text:span text:style-name="T108">momentum</text:span></text:p>
            <text:p text:style-name="P145"><text:span text:style-name="T108">angular momentum</text:span></text:p>
            <text:p text:style-name="P145"><text:span text:style-name="T108">entropy</text:span></text:p>
          </draw:text-box>
        </draw:frame>
        <draw:custom-shape draw:style-name="gr302" draw:text-style-name="P3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03" draw:text-style-name="P10" draw:layer="layout" svg:width="7.798cm" svg:height="0.746cm" draw:transform="skewX (-0.0724311639577647) rotate (-1.19572507054131) translate (19.3878257340575cm 9.96049592983589cm)" svg:viewBox="0 0 7799 747" svg:d="M7799 744c-5 10-3529-787-5501-742-1657 37-1707 599-2298 745">
          <text:p/>
        </draw:path>
        <draw:line draw:style-name="gr91" draw:text-style-name="P2" draw:layer="layout" svg:x1="17.968cm" svg:y1="7.554cm" svg:x2="22.772cm" svg:y2="3.93cm">
          <text:p/>
        </draw:line>
        <draw:g draw:style-name="gr45">
          <draw:path draw:style-name="gr304"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05" draw:text-style-name="P2" draw:layer="layout" svg:x1="25.167cm" svg:y1="11.321cm" svg:x2="25.167cm" svg:y2="9.334cm">
            <text:p/>
          </draw:line>
          <draw:custom-shape draw:style-name="gr306" draw:text-style-name="P23" draw:layer="layout" svg:width="0.406cm" svg:height="0.409cm" svg:x="24.964cm" svg:y="7.895cm">
            <text:p/>
            <draw:enhanced-geometry svg:viewBox="0 0 21600 21600" draw:type="rectangle" draw:enhanced-path="M 0 0 L 21600 0 21600 21600 0 21600 0 0 Z N"/>
          </draw:custom-shape>
          <draw:line draw:style-name="gr307" draw:text-style-name="P2" draw:layer="layout" svg:x1="25.167cm" svg:y1="9.036cm" svg:x2="25.167cm" svg:y2="6.295cm">
            <text:p/>
          </draw:line>
        </draw:g>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draw:path draw:style-name="gr308" draw:text-style-name="P149" draw:layer="layout" svg:width="1.454cm" svg:height="0.243cm" svg:x="21.05cm" svg:y="9.831cm" svg:viewBox="0 0 1455 244" svg:d="M1455 244c-731 0-525-232-1455-244">
          <text:p/>
        </draw:path>
        <draw:path draw:style-name="gr308" draw:text-style-name="P149" draw:layer="layout" svg:width="1.454cm" svg:height="0.243cm" svg:x="21.003cm" svg:y="7.715cm" svg:viewBox="0 0 1455 244" svg:d="M1455 244c-731 0-525-232-1455-244">
          <text:p/>
        </draw:path>
        <draw:frame draw:style-name="gr309" draw:text-style-name="P98" draw:layer="layout" svg:width="3.436cm" svg:height="6.855cm" svg:x="7.323cm" svg:y="6.593cm">
          <draw:text-box>
            <text:p><text:span text:style-name="T109">?</text:span></text:p>
          </draw:text-box>
        </draw:frame>
        <dr3d:scene draw:style-name="gr310" svg:width="13.378cm" svg:height="11.906cm" svg:x="1.347cm" svg:y="3.567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1" draw:layer="layout" dr3d:transform="matrix (1 0 0 0 1 0 0 0 1 -0.00263880889444954cm 0.000680477591265117cm 0.00155828946112706cm)"/>
        </dr3d:scene>
        <draw:frame draw:style-name="gr312" draw:text-style-name="P150" draw:layer="layout" svg:width="5.383cm" svg:height="1.237cm" svg:x="5.345cm" svg:y="1.71cm">
          <draw:text-box>
            <text:p><text:span text:style-name="T110">t</text:span><text:span text:style-name="T111"> = 19:32:15</text:span></text:p>
          </draw:text-box>
        </draw:frame>
        <draw:polygon draw:style-name="gr313" draw:text-style-name="P151" draw:layer="layout" svg:width="5.369cm" svg:height="11.898cm" svg:x="19.314cm" svg:y="3.575cm" svg:viewBox="0 0 5370 11899" draw:points="4188,0 0,3078 2077,11899 5370,7351">
          <text:p/>
        </draw:polygon>
        <draw:path draw:style-name="gr314" draw:text-style-name="P17" draw:layer="layout" svg:width="2.662cm" svg:height="0.305cm" draw:transform="skewX (0.000349065850398893) rotate (-0.158999494856684) translate (13.1432290252377cm 19.1018903209811cm)" svg:viewBox="0 0 2663 306" svg:d="M0 153c562-3 438-156 891-153 405-2 452 306 900 306 439 0 315-139 872-146">
          <text:p/>
        </draw:path>
        <draw:frame draw:style-name="gr315" draw:text-style-name="P152" draw:layer="layout" svg:width="2.06cm" svg:height="3.756cm" svg:x="25.623cm" svg:y="7.194cm">
          <draw:text-box>
            <text:p><text:span text:style-name="T112">?</text:span></text:p>
          </draw:text-box>
        </draw:frame>
        <draw:path draw:style-name="gr316" draw:text-style-name="P149" draw:layer="layout" svg:width="2.989cm" svg:height="0.51cm" svg:x="22.591cm" svg:y="7.449cm" svg:viewBox="0 0 2990 511" svg:d="M2990 255c-938-5-732-259-1487-255-676-4-755 511-1503 511">
          <text:p/>
        </draw:path>
        <draw:frame draw:style-name="gr317" draw:text-style-name="P153" draw:layer="layout" svg:width="8.956cm" svg:height="2.37cm" svg:x="18.574cm" svg:y="1.01cm">
          <draw:text-box>
            <text:p text:style-name="P10"><text:span text:style-name="T113">between <text:s text:c="2"/></text:span><text:span text:style-name="T110"><text:s/>t</text:span><text:span text:style-name="T111"> = 19:32:15</text:span></text:p>
            <text:p text:style-name="P134"><text:span text:style-name="T114">and <text:s text:c="2"/></text:span><text:span text:style-name="T110"><text:s/>t</text:span><text:span text:style-name="T111"> = 19:32:45</text:span></text:p>
          </draw:text-box>
        </draw:frame>
        <draw:path draw:style-name="gr316" draw:text-style-name="P149" draw:layer="layout" svg:width="2.989cm" svg:height="0.51cm" svg:x="22.638cm" svg:y="9.565cm" svg:viewBox="0 0 2990 511" svg:d="M2990 255c-938-5-732-259-1487-255-676-4-755 511-1503 511">
          <text:p/>
        </draw:path>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draw:line draw:style-name="gr318" draw:text-style-name="P2" draw:layer="layout" svg:x1="15.2cm" svg:y1="9.4cm" svg:x2="18.262cm" svg:y2="7.841cm">
          <text:p/>
        </draw:line>
        <draw:path draw:style-name="gr295" draw:text-style-name="P141" draw:layer="layout" svg:width="7.613cm" svg:height="1.064cm" draw:transform="skewX (0.536165146212658) rotate (-0.8309512568745) translate (9.73239346027278cm 2.25612074712957cm)" svg:viewBox="0 0 7614 1065" svg:d="M7614 1062c-4 14-3446-1123-5371-1059-1618 52-1666 853-2243 1062">
          <text:p/>
        </draw:path>
        <dr3d:scene draw:style-name="gr8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polygon draw:style-name="gr296" draw:text-style-name="P142" draw:layer="layout" svg:width="5.369cm" svg:height="11.898cm" svg:x="15.314cm" svg:y="3.574cm" svg:viewBox="0 0 5370 11899" draw:points="4188,0 0,3078 2077,11899 5370,7351">
          <text:p/>
        </draw:polygon>
        <draw:frame draw:style-name="gr297" draw:text-style-name="P143" draw:layer="layout" svg:width="12.159cm" svg:height="0.865cm" svg:x="0.401cm" svg:y="1.365cm">
          <draw:text-box>
            <text:p><text:span text:style-name="T103">how much</text:span><text:span text:style-name="T103"><text:tab/></text:span><text:span text:style-name="T103"><text:tab/></text:span><text:span text:style-name="T103"><text:tab/></text:span><text:span text:style-name="T103"><text:tab/></text:span><text:span text:style-name="T103"><text:tab/></text:span><text:span text:style-name="T103">is in this volume?</text:span></text:p>
          </draw:text-box>
        </draw:frame>
        <draw:frame draw:style-name="gr298" draw:text-style-name="P144" draw:layer="layout" svg:width="4.177cm" svg:height="0.992cm" svg:x="2.973cm" svg:y="6.51cm">
          <draw:text-box>
            <text:p><text:span text:style-name="T104">t</text:span><text:span text:style-name="T105"> = 13:30:15</text:span></text:p>
          </draw:text-box>
        </draw:frame>
        <draw:frame draw:style-name="gr299" draw:text-style-name="P146" draw:layer="layout" svg:width="4.626cm" svg:height="2.914cm" svg:x="3.309cm" svg:y="0.34cm">
          <draw:text-box>
            <text:p text:style-name="P145"><text:span text:style-name="T106">matter</text:span></text:p>
            <text:p text:style-name="P145"><text:span text:style-name="T106">energy-mass</text:span></text:p>
            <text:p text:style-name="P145"><text:span text:style-name="T106">momentum</text:span></text:p>
            <text:p text:style-name="P145"><text:span text:style-name="T106">angular momentum</text:span></text:p>
            <text:p text:style-name="P145"><text:span text:style-name="T106">entropy</text:span></text:p>
          </draw:text-box>
        </draw:frame>
        <draw:custom-shape draw:style-name="gr300"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01" draw:text-style-name="P147" draw:layer="layout" svg:width="18.691cm" svg:height="0.865cm" svg:x="10.502cm" svg:y="17.465cm">
          <draw:text-box>
            <text:p><text:span text:style-name="T107">how much</text:span><text:span text:style-name="T107"><text:tab/></text:span><text:span text:style-name="T107"><text:tab/></text:span><text:span text:style-name="T107"><text:tab/></text:span><text:span text:style-name="T107"><text:tab/></text:span><text:span text:style-name="T107"><text:tab/></text:span><text:span text:style-name="T107">is flowing through this surface per unit time?</text:span></text:p>
          </draw:text-box>
        </draw:frame>
        <draw:frame draw:style-name="gr299" draw:text-style-name="P148" draw:layer="layout" svg:width="4.626cm" svg:height="2.914cm" svg:x="13.41cm" svg:y="16.44cm">
          <draw:text-box>
            <text:p text:style-name="P145"><text:span text:style-name="T108">matter</text:span></text:p>
            <text:p text:style-name="P145"><text:span text:style-name="T108">energy-mass</text:span></text:p>
            <text:p text:style-name="P145"><text:span text:style-name="T108">momentum</text:span></text:p>
            <text:p text:style-name="P145"><text:span text:style-name="T108">angular momentum</text:span></text:p>
            <text:p text:style-name="P145"><text:span text:style-name="T108">entropy</text:span></text:p>
          </draw:text-box>
        </draw:frame>
        <draw:custom-shape draw:style-name="gr302" draw:text-style-name="P3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03" draw:text-style-name="P10" draw:layer="layout" svg:width="7.798cm" svg:height="0.746cm" draw:transform="skewX (-0.0724311639577647) rotate (-1.19572507054131) translate (19.3878257340575cm 9.96049592983589cm)" svg:viewBox="0 0 7799 747" svg:d="M7799 744c-5 10-3529-787-5501-742-1657 37-1707 599-2298 745">
          <text:p/>
        </draw:path>
        <draw:g draw:style-name="gr45">
          <draw:path draw:style-name="gr319" draw:text-style-name="P2"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320" draw:text-style-name="P2" draw:layer="layout" svg:x1="18.258cm" svg:y1="7.863cm" svg:x2="20.378cm" svg:y2="6.783cm">
            <text:p/>
          </draw:line>
          <draw:custom-shape draw:style-name="gr321" draw:text-style-name="P23" draw:layer="layout" svg:width="0.487cm" svg:height="0.49cm" draw:transform="rotate (-1.10025556045723) translate (22.003cm 5.684cm)">
            <text:p/>
            <draw:enhanced-geometry svg:viewBox="0 0 21600 21600" draw:type="rectangle" draw:enhanced-path="M 0 0 L 21600 0 21600 21600 0 21600 0 0 Z N"/>
          </draw:custom-shape>
          <draw:line draw:style-name="gr322" draw:text-style-name="P2" draw:layer="layout" svg:x1="20.696cm" svg:y1="6.621cm" svg:x2="23.621cm" svg:y2="5.131cm">
            <text:p/>
          </draw:line>
        </draw:g>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dr3d:scene draw:style-name="gr81"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polygon draw:style-name="gr323" draw:text-style-name="P154" draw:layer="layout" svg:width="5.468cm" svg:height="11.122cm" svg:x="12.288cm" svg:y="2.063cm" svg:viewBox="0 0 5469 11123" draw:points="4074,0 0,2853 2174,11123 5469,6874">
          <text:p/>
        </draw:polygon>
        <draw:polygon draw:style-name="gr324" draw:text-style-name="P57" draw:layer="layout" svg:width="5.069cm" svg:height="8.776cm" svg:x="12.289cm" svg:y="4.849cm" svg:viewBox="0 0 5070 8777" draw:points="3034,0 0,68 2172,8300 5070,8777">
          <text:p/>
        </draw:polygon>
        <draw:polygon draw:style-name="gr325" draw:text-style-name="P155" draw:layer="layout" svg:width="5.348cm" svg:height="11.792cm" svg:x="15.356cm" svg:y="1.816cm" svg:viewBox="0 0 5349 11793" draw:points="0,3017 4140,0 5349,7276 2035,11793">
          <text:p/>
        </draw:polygon>
        <draw:polygon draw:style-name="gr324" draw:text-style-name="P57" draw:layer="layout" svg:width="7.165cm" svg:height="3.122cm" svg:x="12.289cm" svg:y="1.804cm" svg:viewBox="0 0 7166 3123" draw:points="3046,3013 7166,0 4066,272 0,3123">
          <text:p/>
        </draw:polygon>
        <draw:line draw:style-name="gr91" draw:text-style-name="P2" draw:layer="layout" svg:x1="18.52cm" svg:y1="7.433cm" svg:x2="23.845cm" svg:y2="7.7cm">
          <text:p/>
        </draw:line>
        <draw:frame draw:style-name="gr83" draw:text-style-name="P50" draw:layer="layout" svg:width="4.494cm" svg:height="1.661cm" svg:x="18.245cm" svg:y="11.681cm">
          <draw:text-box>
            <text:p text:style-name="P49"><text:span text:style-name="T38">area </text:span><text:span text:style-name="T39">A</text:span></text:p>
          </draw:text-box>
        </draw:frame>
        <draw:frame draw:style-name="gr84" draw:text-style-name="P51" draw:layer="layout" svg:width="1.734cm" svg:height="1.805cm" svg:x="21.138cm" svg:y="6.023cm">
          <draw:text-box>
            <text:p><text:span text:style-name="T40">v</text:span><text:span text:style-name="T41">x</text:span></text:p>
          </draw:text-box>
        </draw:frame>
        <draw:frame draw:style-name="gr326" draw:text-style-name="P53" draw:layer="layout" svg:width="1.713cm" svg:height="1.805cm" svg:x="7.483cm" svg:y="10.442cm">
          <draw:text-box>
            <text:p><text:span text:style-name="T43">N</text:span></text:p>
          </draw:text-box>
        </draw:frame>
        <draw:frame draw:style-name="gr327" draw:text-style-name="P156" draw:layer="layout" svg:width="6.619cm" svg:height="1.661cm" svg:x="11.217cm" svg:y="0.739cm">
          <draw:text-box>
            <text:p text:style-name="P49"><text:span text:style-name="T115">volume </text:span><text:span text:style-name="T116">V</text:span></text:p>
          </draw:text-box>
        </draw:frame>
        <draw:g draw:style-name="gr23">
          <draw:line draw:style-name="gr85" draw:text-style-name="P2" draw:layer="layout" svg:x1="9.84cm" svg:y1="18.928cm" svg:x2="8.149cm" svg:y2="14.093cm">
            <text:p/>
          </draw:line>
          <draw:line draw:style-name="gr85" draw:text-style-name="P2" draw:layer="layout" svg:x1="9.841cm" svg:y1="18.928cm" svg:x2="14.647cm" svg:y2="19.696cm">
            <text:p/>
          </draw:line>
          <draw:line draw:style-name="gr85" draw:text-style-name="P2" draw:layer="layout" svg:x1="9.841cm" svg:y1="18.928cm" svg:x2="12.593cm" svg:y2="16.44cm">
            <text:p/>
          </draw:line>
          <draw:frame draw:style-name="gr86" draw:text-style-name="P52" draw:layer="layout" svg:width="0.692cm" svg:height="1.381cm" svg:x="14.004cm" svg:y="18.53cm">
            <draw:text-box>
              <text:p><text:span text:style-name="T42">x</text:span></text:p>
            </draw:text-box>
          </draw:frame>
          <draw:frame draw:style-name="gr86" draw:text-style-name="P52" draw:layer="layout" svg:width="0.692cm" svg:height="1.381cm" svg:x="12.421cm" svg:y="16.032cm">
            <draw:text-box>
              <text:p><text:span text:style-name="T42">y</text:span></text:p>
            </draw:text-box>
          </draw:frame>
          <draw:frame draw:style-name="gr87" draw:text-style-name="P52" draw:layer="layout" svg:width="0.65cm" svg:height="1.381cm" svg:x="8.23cm" svg:y="13.564cm">
            <draw:text-box>
              <text:p><text:span text:style-name="T42">z</text:span></text:p>
            </draw:text-box>
          </draw:frame>
        </draw:g>
        <draw:measure draw:style-name="gr328" draw:text-style-name="P158" draw:layer="measurelines" svg:x1="17.372cm" svg:y1="13.702cm" svg:x2="14.447cm" svg:y2="13.207cm">
          <text:p text:style-name="P157"/>
          <text:p text:style-name="P157"><text:span text:style-name="T117">v</text:span><text:span text:style-name="T118">x</text:span><text:span text:style-name="T117"> </text:span><text:span text:style-name="T119">Δ</text:span><text:span text:style-name="T117">t</text:span></text:p>
        </draw:measure>
        <draw:frame draw:style-name="gr88" draw:text-style-name="P53" draw:layer="layout" svg:width="1.471cm" svg:height="1.805cm" svg:x="20.038cm" svg:y="9.824cm">
          <draw:text-box>
            <text:p><text:span text:style-name="T43">J</text:span><text:span text:style-name="T44">x</text:span></text:p>
          </draw:text-box>
        </draw:frame>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draw:frame draw:style-name="gr83" draw:text-style-name="P50" draw:layer="layout" svg:width="4.494cm" svg:height="1.661cm" svg:x="10.565cm" svg:y="13.286cm">
          <draw:text-box>
            <text:p text:style-name="P49"><text:span text:style-name="T38">area </text:span><text:span text:style-name="T39">A</text:span></text:p>
          </draw:text-box>
        </draw:frame>
        <draw:frame draw:style-name="gr327" draw:text-style-name="P159" draw:layer="layout" svg:width="6.619cm" svg:height="1.661cm" svg:x="11.217cm" svg:y="0.739cm">
          <draw:text-box>
            <text:p text:style-name="P49"><text:span text:style-name="T120">volume </text:span><text:span text:style-name="T121">V</text:span></text:p>
          </draw:text-box>
        </draw:frame>
        <draw:g draw:style-name="gr23">
          <draw:line draw:style-name="gr85" draw:text-style-name="P2" draw:layer="layout" svg:x1="9.84cm" svg:y1="18.928cm" svg:x2="8.149cm" svg:y2="14.093cm">
            <text:p/>
          </draw:line>
          <draw:line draw:style-name="gr85" draw:text-style-name="P2" draw:layer="layout" svg:x1="9.841cm" svg:y1="18.928cm" svg:x2="14.647cm" svg:y2="19.696cm">
            <text:p/>
          </draw:line>
          <draw:line draw:style-name="gr85" draw:text-style-name="P2" draw:layer="layout" svg:x1="9.841cm" svg:y1="18.928cm" svg:x2="12.593cm" svg:y2="16.44cm">
            <text:p/>
          </draw:line>
          <draw:frame draw:style-name="gr86" draw:text-style-name="P52" draw:layer="layout" svg:width="0.692cm" svg:height="1.381cm" svg:x="14.004cm" svg:y="18.53cm">
            <draw:text-box>
              <text:p><text:span text:style-name="T42">x</text:span></text:p>
            </draw:text-box>
          </draw:frame>
          <draw:frame draw:style-name="gr86" draw:text-style-name="P52" draw:layer="layout" svg:width="0.692cm" svg:height="1.381cm" svg:x="12.421cm" svg:y="16.032cm">
            <draw:text-box>
              <text:p><text:span text:style-name="T42">y</text:span></text:p>
            </draw:text-box>
          </draw:frame>
          <draw:frame draw:style-name="gr87" draw:text-style-name="P52" draw:layer="layout" svg:width="0.65cm" svg:height="1.381cm" svg:x="8.23cm" svg:y="13.564cm">
            <draw:text-box>
              <text:p><text:span text:style-name="T42">z</text:span></text:p>
            </draw:text-box>
          </draw:frame>
        </draw:g>
        <draw:frame draw:style-name="gr329" draw:text-style-name="P51" draw:layer="layout" svg:width="1.903cm" svg:height="1.805cm" svg:x="20.64cm" svg:y="2.618cm">
          <draw:text-box>
            <text:p><text:span text:style-name="T40">P</text:span><text:span text:style-name="T41">x</text:span></text:p>
          </draw:text-box>
        </draw:frame>
        <dr3d:scene draw:style-name="gr330"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draw:line draw:style-name="gr332" draw:text-style-name="P2" draw:layer="layout" svg:x1="16.454cm" svg:y1="4.288cm" svg:x2="23.274cm" svg:y2="4.418cm">
          <text:p/>
        </draw:line>
        <draw:frame draw:style-name="gr88" draw:text-style-name="P160" draw:layer="layout" svg:width="1.471cm" svg:height="1.805cm" svg:x="17.229cm" svg:y="5.541cm">
          <draw:text-box>
            <text:p><text:span text:style-name="T122">J</text:span><text:span text:style-name="T123">x</text:span></text:p>
          </draw:text-box>
        </draw:frame>
        <draw:line draw:style-name="gr333" draw:text-style-name="P2" draw:layer="layout" svg:x1="14.583cm" svg:y1="7.219cm" svg:x2="19.51cm" svg:y2="7.313cm">
          <text:p/>
        </draw:line>
        <draw:polygon draw:style-name="gr334" draw:text-style-name="P142" draw:layer="layout" svg:width="6.194cm" svg:height="10.871cm" svg:x="10.96cm" svg:y="2.108cm" svg:viewBox="0 0 6195 10872" draw:points="4754,0 0,2839 2261,10872 6195,6776">
          <text:p/>
        </draw:polygon>
        <draw:frame draw:style-name="gr335" draw:text-style-name="P161" draw:layer="layout" svg:width="1.518cm" svg:height="1.661cm" svg:x="8.919cm" svg:y="5.548cm">
          <draw:text-box>
            <text:p text:style-name="P49"><text:span text:style-name="T98">V</text:span></text:p>
          </draw:text-box>
        </draw:frame>
        <draw:frame draw:style-name="gr336" draw:text-style-name="P162" draw:layer="layout" svg:width="1.515cm" svg:height="1.661cm" svg:x="13.133cm" svg:y="9.781cm">
          <draw:text-box>
            <text:p text:style-name="P49"><text:span text:style-name="T124">A</text:span></text:p>
          </draw:text-box>
        </draw:frame>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draw:g draw:style-name="gr23">
          <draw:line draw:style-name="gr85" draw:text-style-name="P2" draw:layer="layout" svg:x1="10.14cm" svg:y1="18.128cm" svg:x2="8.449cm" svg:y2="13.293cm">
            <text:p/>
          </draw:line>
          <draw:line draw:style-name="gr85" draw:text-style-name="P2" draw:layer="layout" svg:x1="10.141cm" svg:y1="18.128cm" svg:x2="14.947cm" svg:y2="18.896cm">
            <text:p/>
          </draw:line>
          <draw:line draw:style-name="gr85" draw:text-style-name="P2" draw:layer="layout" svg:x1="10.141cm" svg:y1="18.128cm" svg:x2="12.893cm" svg:y2="15.64cm">
            <text:p/>
          </draw:line>
          <draw:frame draw:style-name="gr86" draw:text-style-name="P52" draw:layer="layout" svg:width="0.692cm" svg:height="1.381cm" svg:x="14.304cm" svg:y="17.73cm">
            <draw:text-box>
              <text:p><text:span text:style-name="T42">x</text:span></text:p>
            </draw:text-box>
          </draw:frame>
          <draw:frame draw:style-name="gr86" draw:text-style-name="P52" draw:layer="layout" svg:width="0.692cm" svg:height="1.381cm" svg:x="12.721cm" svg:y="15.232cm">
            <draw:text-box>
              <text:p><text:span text:style-name="T42">y</text:span></text:p>
            </draw:text-box>
          </draw:frame>
          <draw:frame draw:style-name="gr87" draw:text-style-name="P52" draw:layer="layout" svg:width="0.65cm" svg:height="1.381cm" svg:x="8.53cm" svg:y="12.764cm">
            <draw:text-box>
              <text:p><text:span text:style-name="T42">z</text:span></text:p>
            </draw:text-box>
          </draw:frame>
        </draw:g>
        <draw:frame draw:style-name="gr329" draw:text-style-name="P51" draw:layer="layout" svg:width="1.903cm" svg:height="1.805cm" svg:x="20.64cm" svg:y="2.618cm">
          <draw:text-box>
            <text:p><text:span text:style-name="T40">P</text:span><text:span text:style-name="T41">x</text:span></text:p>
          </draw:text-box>
        </draw:frame>
        <dr3d:scene draw:style-name="gr330"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draw:line draw:style-name="gr332" draw:text-style-name="P2" draw:layer="layout" svg:x1="16.454cm" svg:y1="4.288cm" svg:x2="23.274cm" svg:y2="4.418cm">
          <text:p/>
        </draw:line>
        <draw:frame draw:style-name="gr88" draw:text-style-name="P160" draw:layer="layout" svg:width="1.471cm" svg:height="1.805cm" svg:x="17.229cm" svg:y="5.541cm">
          <draw:text-box>
            <text:p><text:span text:style-name="T122">J</text:span><text:span text:style-name="T123">x</text:span></text:p>
          </draw:text-box>
        </draw:frame>
        <draw:line draw:style-name="gr333" draw:text-style-name="P2" draw:layer="layout" svg:x1="14.583cm" svg:y1="7.219cm" svg:x2="19.51cm" svg:y2="7.313cm">
          <text:p/>
        </draw:line>
        <draw:polygon draw:style-name="gr334" draw:text-style-name="P142" draw:layer="layout" svg:width="6.194cm" svg:height="10.871cm" svg:x="10.96cm" svg:y="2.108cm" svg:viewBox="0 0 6195 10872" draw:points="4754,0 0,2839 2261,10872 6195,6776">
          <text:p/>
        </draw:polygon>
        <draw:frame draw:style-name="gr335" draw:text-style-name="P163" draw:layer="layout" svg:width="1.518cm" svg:height="1.661cm" svg:x="8.919cm" svg:y="5.548cm">
          <draw:text-box>
            <text:p text:style-name="P49"><text:span text:style-name="T124">V</text:span></text:p>
          </draw:text-box>
        </draw:frame>
        <draw:frame draw:style-name="gr336" draw:text-style-name="P162" draw:layer="layout" svg:width="1.515cm" svg:height="1.661cm" svg:x="13.133cm" svg:y="9.781cm">
          <draw:text-box>
            <text:p text:style-name="P49"><text:span text:style-name="T124">A</text:span></text:p>
          </draw:text-box>
        </draw:frame>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dr3d:scene draw:style-name="gr81"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polygon draw:style-name="gr323" draw:text-style-name="P154" draw:layer="layout" svg:width="6.194cm" svg:height="10.871cm" svg:x="10.96cm" svg:y="2.108cm" svg:viewBox="0 0 6195 10872" draw:points="4754,0 0,2839 2261,10872 6195,6776">
          <text:p/>
        </draw:polygon>
        <draw:line draw:style-name="gr91" draw:text-style-name="P2" draw:layer="layout" svg:x1="18.52cm" svg:y1="7.433cm" svg:x2="23.845cm" svg:y2="7.7cm">
          <text:p/>
        </draw:line>
        <draw:frame draw:style-name="gr83" draw:text-style-name="P50" draw:layer="layout" svg:width="4.494cm" svg:height="1.661cm" svg:x="18.245cm" svg:y="11.681cm">
          <draw:text-box>
            <text:p text:style-name="P49"><text:span text:style-name="T38">area </text:span><text:span text:style-name="T39">A</text:span></text:p>
          </draw:text-box>
        </draw:frame>
        <draw:frame draw:style-name="gr88" draw:text-style-name="P51" draw:layer="layout" svg:width="1.471cm" svg:height="1.805cm" svg:x="21.138cm" svg:y="6.023cm">
          <draw:text-box>
            <text:p><text:span text:style-name="T40">J</text:span><text:span text:style-name="T41">x</text:span></text:p>
          </draw:text-box>
        </draw:frame>
        <draw:frame draw:style-name="gr326" draw:text-style-name="P53" draw:layer="layout" svg:width="1.713cm" svg:height="1.805cm" svg:x="7.483cm" svg:y="10.442cm">
          <draw:text-box>
            <text:p><text:span text:style-name="T43">N</text:span></text:p>
          </draw:text-box>
        </draw:frame>
        <draw:frame draw:style-name="gr327" draw:text-style-name="P156" draw:layer="layout" svg:width="6.619cm" svg:height="1.661cm" svg:x="11.217cm" svg:y="0.739cm">
          <draw:text-box>
            <text:p text:style-name="P49"><text:span text:style-name="T115">volume </text:span><text:span text:style-name="T116">V</text:span></text:p>
          </draw:text-box>
        </draw:frame>
        <draw:g draw:style-name="gr23">
          <draw:line draw:style-name="gr85" draw:text-style-name="P2" draw:layer="layout" svg:x1="9.84cm" svg:y1="18.928cm" svg:x2="8.149cm" svg:y2="14.093cm">
            <text:p/>
          </draw:line>
          <draw:line draw:style-name="gr85" draw:text-style-name="P2" draw:layer="layout" svg:x1="9.841cm" svg:y1="18.928cm" svg:x2="14.647cm" svg:y2="19.696cm">
            <text:p/>
          </draw:line>
          <draw:line draw:style-name="gr85" draw:text-style-name="P2" draw:layer="layout" svg:x1="9.841cm" svg:y1="18.928cm" svg:x2="12.593cm" svg:y2="16.44cm">
            <text:p/>
          </draw:line>
          <draw:frame draw:style-name="gr86" draw:text-style-name="P52" draw:layer="layout" svg:width="0.692cm" svg:height="1.381cm" svg:x="14.004cm" svg:y="18.53cm">
            <draw:text-box>
              <text:p><text:span text:style-name="T42">x</text:span></text:p>
            </draw:text-box>
          </draw:frame>
          <draw:frame draw:style-name="gr86" draw:text-style-name="P52" draw:layer="layout" svg:width="0.692cm" svg:height="1.381cm" svg:x="12.421cm" svg:y="16.032cm">
            <draw:text-box>
              <text:p><text:span text:style-name="T42">y</text:span></text:p>
            </draw:text-box>
          </draw:frame>
          <draw:frame draw:style-name="gr87" draw:text-style-name="P52" draw:layer="layout" svg:width="0.65cm" svg:height="1.381cm" svg:x="8.23cm" svg:y="13.564cm">
            <draw:text-box>
              <text:p><text:span text:style-name="T42">z</text:span></text:p>
            </draw:text-box>
          </draw:frame>
        </draw:g>
        <draw:measure draw:style-name="gr337" draw:text-style-name="P158" draw:layer="measurelines" svg:x1="17.372cm" svg:y1="13.702cm" svg:x2="14.447cm" svg:y2="13.207cm">
          <text:p text:style-name="P157"/>
          <text:p text:style-name="P157"><text:span text:style-name="T117">v</text:span><text:span text:style-name="T118">x</text:span><text:span text:style-name="T117"> </text:span><text:span text:style-name="T119">Δ</text:span><text:span text:style-name="T117">t</text:span></text:p>
        </draw:measure>
        <draw:frame draw:style-name="gr88" draw:text-style-name="P53" draw:layer="layout" svg:width="1.471cm" svg:height="1.805cm" svg:x="20.038cm" svg:y="9.824cm">
          <draw:text-box>
            <text:p><text:span text:style-name="T43">J</text:span><text:span text:style-name="T44">x</text:span></text:p>
          </draw:text-box>
        </draw:frame>
        <draw:line draw:style-name="gr338" draw:text-style-name="P2" draw:layer="layout" svg:x1="13.67cm" svg:y1="3.398cm" svg:x2="15.456cm" svg:y2="10.626cm">
          <text:p/>
        </draw:line>
        <draw:line draw:style-name="gr338" draw:text-style-name="P2" draw:layer="layout" svg:x1="11.261cm" svg:y1="7.141cm" svg:x2="18.424cm" svg:y2="7.292cm">
          <text:p/>
        </draw:line>
        <draw:line draw:style-name="gr338" draw:text-style-name="P2" draw:layer="layout" svg:x1="16.488cm" svg:y1="5.657cm" svg:x2="12.207cm" svg:y2="9.163cm">
          <text:p/>
        </draw:line>
        <draw:frame draw:style-name="gr339" draw:text-style-name="P51" draw:layer="layout" svg:width="5.755cm" svg:height="1.805cm" svg:x="22.75cm" svg:y="17.481cm">
          <draw:text-box>
            <text:p><text:span text:style-name="T40">P</text:span><text:span text:style-name="T41">x</text:span><text:span text:style-name="T125"> = </text:span><text:span text:style-name="T126">ρ </text:span><text:span text:style-name="T125">J</text:span><text:span text:style-name="T41">x</text:span></text:p>
          </draw:text-box>
        </draw:frame>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draw:g draw:style-name="gr23">
          <draw:line draw:style-name="gr85" draw:text-style-name="P2" draw:layer="layout" svg:x1="10.14cm" svg:y1="18.128cm" svg:x2="8.449cm" svg:y2="13.293cm">
            <text:p/>
          </draw:line>
          <draw:line draw:style-name="gr85" draw:text-style-name="P2" draw:layer="layout" svg:x1="10.141cm" svg:y1="18.128cm" svg:x2="14.947cm" svg:y2="18.896cm">
            <text:p/>
          </draw:line>
          <draw:line draw:style-name="gr85" draw:text-style-name="P2" draw:layer="layout" svg:x1="10.141cm" svg:y1="18.128cm" svg:x2="12.893cm" svg:y2="15.64cm">
            <text:p/>
          </draw:line>
          <draw:frame draw:style-name="gr86" draw:text-style-name="P52" draw:layer="layout" svg:width="0.692cm" svg:height="1.381cm" svg:x="14.304cm" svg:y="17.73cm">
            <draw:text-box>
              <text:p><text:span text:style-name="T42">x</text:span></text:p>
            </draw:text-box>
          </draw:frame>
          <draw:frame draw:style-name="gr86" draw:text-style-name="P52" draw:layer="layout" svg:width="0.692cm" svg:height="1.381cm" svg:x="12.721cm" svg:y="15.232cm">
            <draw:text-box>
              <text:p><text:span text:style-name="T42">y</text:span></text:p>
            </draw:text-box>
          </draw:frame>
          <draw:frame draw:style-name="gr87" draw:text-style-name="P52" draw:layer="layout" svg:width="0.65cm" svg:height="1.381cm" svg:x="8.53cm" svg:y="12.764cm">
            <draw:text-box>
              <text:p><text:span text:style-name="T42">z</text:span></text:p>
            </draw:text-box>
          </draw:frame>
        </draw:g>
        <draw:g draw:style-name="gr23">
          <svg:title>TexMaths</svg:title>
          <svg:desc>72§latex§\qty{4}{J}?§svg§600§TRUE§</svg:desc>
          <draw:path draw:style-name="gr340" draw:text-style-name="P140"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340" draw:text-style-name="P140"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340" draw:text-style-name="P140"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330"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draw:g draw:style-name="gr23">
          <draw:line draw:style-name="gr85" draw:text-style-name="P2" draw:layer="layout" svg:x1="4.14cm" svg:y1="18.128cm" svg:x2="2.449cm" svg:y2="13.293cm">
            <text:p/>
          </draw:line>
          <draw:line draw:style-name="gr85" draw:text-style-name="P2" draw:layer="layout" svg:x1="4.141cm" svg:y1="18.128cm" svg:x2="8.947cm" svg:y2="18.896cm">
            <text:p/>
          </draw:line>
          <draw:line draw:style-name="gr85" draw:text-style-name="P2" draw:layer="layout" svg:x1="4.141cm" svg:y1="18.128cm" svg:x2="6.893cm" svg:y2="15.64cm">
            <text:p/>
          </draw:line>
          <draw:frame draw:style-name="gr86" draw:text-style-name="P52" draw:layer="layout" svg:width="0.692cm" svg:height="1.381cm" svg:x="8.304cm" svg:y="17.73cm">
            <draw:text-box>
              <text:p><text:span text:style-name="T42">x</text:span></text:p>
            </draw:text-box>
          </draw:frame>
          <draw:frame draw:style-name="gr86" draw:text-style-name="P52" draw:layer="layout" svg:width="0.692cm" svg:height="1.381cm" svg:x="6.721cm" svg:y="15.232cm">
            <draw:text-box>
              <text:p><text:span text:style-name="T42">y</text:span></text:p>
            </draw:text-box>
          </draw:frame>
          <draw:frame draw:style-name="gr87" draw:text-style-name="P52" draw:layer="layout" svg:width="0.65cm" svg:height="1.381cm" svg:x="2.53cm" svg:y="12.764cm">
            <draw:text-box>
              <text:p><text:span text:style-name="T42">z</text:span></text:p>
            </draw:text-box>
          </draw:frame>
        </draw:g>
        <draw:g draw:style-name="gr23">
          <svg:title>TexMaths</svg:title>
          <svg:desc>72§latex§\qty{4}{J}?§svg§600§TRUE§</svg:desc>
          <draw:path draw:style-name="gr340" draw:text-style-name="P140" draw:layer="layout" svg:width="2.342cm" svg:height="4.622cm" svg:x="13.679cm" svg:y="5.408cm" svg:viewBox="0 0 2343 4623" svg:d="M2343 1020c0-586-529-1020-1210-1020-284 0-528 58-867 226-90 253-177 505-266 755 68 18 139 39 208 58 44-108 89-216 131-321 76-189 266-284 568-284 474 0 813 302 813 718 0 263-113 470-510 904-397 455-511 624-511 850 0 189 95 360 303 473 45-26 87-50 131-76-94-132-150-226-150-321 0-226 95-339 624-813 565-528 736-773 736-1149zM1436 4228c0-189-190-378-397-378-208 0-379 179-379 378 0 198 171 395 379 395 207 0 397-187 397-395z">
            <text:p/>
          </draw:path>
        </draw:g>
        <dr3d:scene draw:style-name="gr310" svg:width="11.976cm" svg:height="11.916cm" svg:x="8.862cm" svg:y="1.76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1" draw:layer="layout" dr3d:transform="matrix (1 0 0 0 1 0 0 0 1 3.97102015147894cm -1.02401891748438cm -2.34499696623947cm)"/>
        </dr3d:scene>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draw:g draw:style-name="gr23">
          <draw:line draw:style-name="gr85" draw:text-style-name="P2" draw:layer="layout" svg:x1="10.14cm" svg:y1="18.128cm" svg:x2="8.449cm" svg:y2="13.293cm">
            <text:p/>
          </draw:line>
          <draw:line draw:style-name="gr85" draw:text-style-name="P2" draw:layer="layout" svg:x1="10.141cm" svg:y1="18.128cm" svg:x2="14.947cm" svg:y2="18.896cm">
            <text:p/>
          </draw:line>
          <draw:line draw:style-name="gr85" draw:text-style-name="P2" draw:layer="layout" svg:x1="10.141cm" svg:y1="18.128cm" svg:x2="12.893cm" svg:y2="15.64cm">
            <text:p/>
          </draw:line>
          <draw:frame draw:style-name="gr86" draw:text-style-name="P52" draw:layer="layout" svg:width="0.692cm" svg:height="1.381cm" svg:x="14.304cm" svg:y="17.73cm">
            <draw:text-box>
              <text:p><text:span text:style-name="T42">x</text:span></text:p>
            </draw:text-box>
          </draw:frame>
          <draw:frame draw:style-name="gr86" draw:text-style-name="P52" draw:layer="layout" svg:width="0.692cm" svg:height="1.381cm" svg:x="12.721cm" svg:y="15.232cm">
            <draw:text-box>
              <text:p><text:span text:style-name="T42">y</text:span></text:p>
            </draw:text-box>
          </draw:frame>
          <draw:frame draw:style-name="gr87" draw:text-style-name="P52" draw:layer="layout" svg:width="0.65cm" svg:height="1.381cm" svg:x="8.53cm" svg:y="12.764cm">
            <draw:text-box>
              <text:p><text:span text:style-name="T42">z</text:span></text:p>
            </draw:text-box>
          </draw:frame>
        </draw:g>
        <draw:g draw:style-name="gr23">
          <svg:title>TexMaths</svg:title>
          <svg:desc>72§latex§\qty{4}{J}§svg§600§TRUE§</svg:desc>
          <draw:path draw:style-name="gr340" draw:text-style-name="P140"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340" draw:text-style-name="P140"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330"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draw:g draw:style-name="gr23">
          <svg:title>TexMaths</svg:title>
          <svg:desc>72§latex§\qty{3}{N\,s}?§svg§600§TRUE§</svg:desc>
          <draw:path draw:style-name="gr340" draw:text-style-name="P140"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340" draw:text-style-name="P140"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340" draw:text-style-name="P140"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340" draw:text-style-name="P140"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341" draw:text-style-name="P2" draw:layer="layout" svg:x1="15.236cm" svg:y1="9.401cm" svg:x2="17.314cm" svg:y2="5.953cm">
          <text:p/>
        </draw:line>
        <draw:g draw:style-name="gr23">
          <draw:line draw:style-name="gr85" draw:text-style-name="P2" draw:layer="layout" svg:x1="10.14cm" svg:y1="19.728cm" svg:x2="8.449cm" svg:y2="14.893cm">
            <text:p/>
          </draw:line>
          <draw:line draw:style-name="gr85" draw:text-style-name="P2" draw:layer="layout" svg:x1="10.141cm" svg:y1="19.728cm" svg:x2="14.947cm" svg:y2="20.496cm">
            <text:p/>
          </draw:line>
          <draw:line draw:style-name="gr85" draw:text-style-name="P2" draw:layer="layout" svg:x1="10.141cm" svg:y1="19.728cm" svg:x2="12.893cm" svg:y2="17.24cm">
            <text:p/>
          </draw:line>
          <draw:frame draw:style-name="gr86" draw:text-style-name="P52" draw:layer="layout" svg:width="0.692cm" svg:height="1.381cm" svg:x="14.304cm" svg:y="19.33cm">
            <draw:text-box>
              <text:p><text:span text:style-name="T42">x</text:span></text:p>
            </draw:text-box>
          </draw:frame>
          <draw:frame draw:style-name="gr86" draw:text-style-name="P52" draw:layer="layout" svg:width="0.692cm" svg:height="1.381cm" svg:x="12.721cm" svg:y="16.832cm">
            <draw:text-box>
              <text:p><text:span text:style-name="T42">y</text:span></text:p>
            </draw:text-box>
          </draw:frame>
          <draw:frame draw:style-name="gr87" draw:text-style-name="P52" draw:layer="layout" svg:width="0.65cm" svg:height="1.381cm" svg:x="8.53cm" svg:y="14.364cm">
            <draw:text-box>
              <text:p><text:span text:style-name="T42">z</text:span></text:p>
            </draw:text-box>
          </draw:frame>
        </draw:g>
        <dr3d:scene draw:style-name="gr330"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draw:line draw:style-name="gr202" draw:text-style-name="P2" draw:layer="layout" svg:x1="17.314cm" svg:y1="5.97cm" svg:x2="20.61cm" svg:y2="0.494cm">
          <text:p/>
        </draw:line>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draw:g draw:style-name="gr23">
          <svg:title>TexMaths</svg:title>
          <svg:desc>72§latex§\qty{3}{N\,s}§svg§600§TRUE§</svg:desc>
          <draw:path draw:style-name="gr340" draw:text-style-name="P140"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340" draw:text-style-name="P140"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340" draw:text-style-name="P140"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341" draw:text-style-name="P2" draw:layer="layout" svg:x1="15.236cm" svg:y1="9.401cm" svg:x2="17.314cm" svg:y2="5.953cm">
          <text:p/>
        </draw:line>
        <draw:g draw:style-name="gr23">
          <draw:line draw:style-name="gr85" draw:text-style-name="P2" draw:layer="layout" svg:x1="10.14cm" svg:y1="19.728cm" svg:x2="8.449cm" svg:y2="14.893cm">
            <text:p/>
          </draw:line>
          <draw:line draw:style-name="gr85" draw:text-style-name="P2" draw:layer="layout" svg:x1="10.141cm" svg:y1="19.728cm" svg:x2="14.947cm" svg:y2="20.496cm">
            <text:p/>
          </draw:line>
          <draw:line draw:style-name="gr85" draw:text-style-name="P2" draw:layer="layout" svg:x1="10.141cm" svg:y1="19.728cm" svg:x2="12.893cm" svg:y2="17.24cm">
            <text:p/>
          </draw:line>
          <draw:frame draw:style-name="gr86" draw:text-style-name="P52" draw:layer="layout" svg:width="0.692cm" svg:height="1.381cm" svg:x="14.304cm" svg:y="19.33cm">
            <draw:text-box>
              <text:p><text:span text:style-name="T42">x</text:span></text:p>
            </draw:text-box>
          </draw:frame>
          <draw:frame draw:style-name="gr86" draw:text-style-name="P52" draw:layer="layout" svg:width="0.692cm" svg:height="1.381cm" svg:x="12.721cm" svg:y="16.832cm">
            <draw:text-box>
              <text:p><text:span text:style-name="T42">y</text:span></text:p>
            </draw:text-box>
          </draw:frame>
          <draw:frame draw:style-name="gr87" draw:text-style-name="P52" draw:layer="layout" svg:width="0.65cm" svg:height="1.381cm" svg:x="8.53cm" svg:y="14.364cm">
            <draw:text-box>
              <text:p><text:span text:style-name="T42">z</text:span></text:p>
            </draw:text-box>
          </draw:frame>
        </draw:g>
        <dr3d:scene draw:style-name="gr330"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draw:line draw:style-name="gr202" draw:text-style-name="P2" draw:layer="layout" svg:x1="17.314cm" svg:y1="5.97cm" svg:x2="20.61cm" svg:y2="0.494cm">
          <text:p/>
        </draw:line>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draw:g draw:style-name="gr23">
          <svg:title>TexMaths</svg:title>
          <svg:desc>72§latex§\qty{7}{N\,m\,s}?§svg§600§TRUE§</svg:desc>
          <draw:path draw:style-name="gr340" draw:text-style-name="P140"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340" draw:text-style-name="P140"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340" draw:text-style-name="P140"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340" draw:text-style-name="P140"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340" draw:text-style-name="P140"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341" draw:text-style-name="P2" draw:layer="layout" svg:x1="15.236cm" svg:y1="9.401cm" svg:x2="16.64cm" svg:y2="5.628cm">
          <text:p/>
        </draw:line>
        <draw:g draw:style-name="gr23">
          <draw:line draw:style-name="gr85" draw:text-style-name="P2" draw:layer="layout" svg:x1="10.14cm" svg:y1="19.728cm" svg:x2="8.449cm" svg:y2="14.893cm">
            <text:p/>
          </draw:line>
          <draw:line draw:style-name="gr85" draw:text-style-name="P2" draw:layer="layout" svg:x1="10.141cm" svg:y1="19.728cm" svg:x2="14.947cm" svg:y2="20.496cm">
            <text:p/>
          </draw:line>
          <draw:line draw:style-name="gr85" draw:text-style-name="P2" draw:layer="layout" svg:x1="10.141cm" svg:y1="19.728cm" svg:x2="12.893cm" svg:y2="17.24cm">
            <text:p/>
          </draw:line>
          <draw:frame draw:style-name="gr86" draw:text-style-name="P52" draw:layer="layout" svg:width="0.692cm" svg:height="1.381cm" svg:x="14.304cm" svg:y="19.33cm">
            <draw:text-box>
              <text:p><text:span text:style-name="T42">x</text:span></text:p>
            </draw:text-box>
          </draw:frame>
          <draw:frame draw:style-name="gr86" draw:text-style-name="P52" draw:layer="layout" svg:width="0.692cm" svg:height="1.381cm" svg:x="12.721cm" svg:y="16.832cm">
            <draw:text-box>
              <text:p><text:span text:style-name="T42">y</text:span></text:p>
            </draw:text-box>
          </draw:frame>
          <draw:frame draw:style-name="gr87" draw:text-style-name="P52" draw:layer="layout" svg:width="0.65cm" svg:height="1.381cm" svg:x="8.53cm" svg:y="14.364cm">
            <draw:text-box>
              <text:p><text:span text:style-name="T42">z</text:span></text:p>
            </draw:text-box>
          </draw:frame>
        </draw:g>
        <dr3d:scene draw:style-name="gr330"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draw:polyline draw:style-name="gr342"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21" draw:text-style-name="P23"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43" draw:text-style-name="P2" draw:layer="layout" svg:x1="17.969cm" svg:y1="2.076cm" svg:x2="19.297cm" svg:y2="-1.495cm">
          <text:p/>
        </draw:line>
        <draw:line draw:style-name="gr343" draw:text-style-name="P2" draw:layer="layout" svg:x1="16.64cm" svg:y1="5.664cm" svg:x2="17.843cm" svg:y2="2.429cm">
          <text:p/>
        </draw:line>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draw:g draw:style-name="gr23">
          <svg:title>TexMaths</svg:title>
          <svg:desc>72§latex§\qty{7}{N\,m\,s}§svg§600§TRUE§</svg:desc>
          <draw:path draw:style-name="gr340" draw:text-style-name="P140"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340" draw:text-style-name="P140"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340" draw:text-style-name="P140"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340" draw:text-style-name="P140"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341" draw:text-style-name="P2" draw:layer="layout" svg:x1="15.236cm" svg:y1="9.401cm" svg:x2="16.64cm" svg:y2="5.628cm">
          <text:p/>
        </draw:line>
        <draw:g draw:style-name="gr23">
          <draw:line draw:style-name="gr85" draw:text-style-name="P2" draw:layer="layout" svg:x1="10.14cm" svg:y1="19.728cm" svg:x2="8.449cm" svg:y2="14.893cm">
            <text:p/>
          </draw:line>
          <draw:line draw:style-name="gr85" draw:text-style-name="P2" draw:layer="layout" svg:x1="10.141cm" svg:y1="19.728cm" svg:x2="14.947cm" svg:y2="20.496cm">
            <text:p/>
          </draw:line>
          <draw:line draw:style-name="gr85" draw:text-style-name="P2" draw:layer="layout" svg:x1="10.141cm" svg:y1="19.728cm" svg:x2="12.893cm" svg:y2="17.24cm">
            <text:p/>
          </draw:line>
          <draw:frame draw:style-name="gr86" draw:text-style-name="P52" draw:layer="layout" svg:width="0.692cm" svg:height="1.381cm" svg:x="14.304cm" svg:y="19.33cm">
            <draw:text-box>
              <text:p><text:span text:style-name="T42">x</text:span></text:p>
            </draw:text-box>
          </draw:frame>
          <draw:frame draw:style-name="gr86" draw:text-style-name="P52" draw:layer="layout" svg:width="0.692cm" svg:height="1.381cm" svg:x="12.721cm" svg:y="16.832cm">
            <draw:text-box>
              <text:p><text:span text:style-name="T42">y</text:span></text:p>
            </draw:text-box>
          </draw:frame>
          <draw:frame draw:style-name="gr87" draw:text-style-name="P52" draw:layer="layout" svg:width="0.65cm" svg:height="1.381cm" svg:x="8.53cm" svg:y="14.364cm">
            <draw:text-box>
              <text:p><text:span text:style-name="T42">z</text:span></text:p>
            </draw:text-box>
          </draw:frame>
        </draw:g>
        <dr3d:scene draw:style-name="gr330"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draw:polyline draw:style-name="gr342"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21" draw:text-style-name="P23"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43" draw:text-style-name="P2" draw:layer="layout" svg:x1="17.969cm" svg:y1="2.076cm" svg:x2="19.297cm" svg:y2="-1.495cm">
          <text:p/>
        </draw:line>
        <draw:line draw:style-name="gr343" draw:text-style-name="P2" draw:layer="layout" svg:x1="16.64cm" svg:y1="5.664cm" svg:x2="17.843cm" svg:y2="2.429cm">
          <text:p/>
        </draw:line>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draw:line draw:style-name="gr294" draw:text-style-name="P2" draw:layer="layout" svg:x1="15.236cm" svg:y1="9.601cm" svg:x2="17.98cm" svg:y2="7.532cm">
          <text:p/>
        </draw:line>
        <dr3d:scene draw:style-name="gr8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line draw:style-name="gr91" draw:text-style-name="P2" draw:layer="layout" svg:x1="17.968cm" svg:y1="7.554cm" svg:x2="22.772cm" svg:y2="3.93cm">
          <text:p/>
        </draw:line>
        <draw:g draw:style-name="gr23">
          <draw:line draw:style-name="gr85" draw:text-style-name="P2" draw:layer="layout" svg:x1="10.18cm" svg:y1="18.129cm" svg:x2="8.489cm" svg:y2="13.294cm">
            <text:p/>
          </draw:line>
          <draw:line draw:style-name="gr85" draw:text-style-name="P2" draw:layer="layout" svg:x1="10.181cm" svg:y1="18.129cm" svg:x2="14.987cm" svg:y2="18.897cm">
            <text:p/>
          </draw:line>
          <draw:line draw:style-name="gr85" draw:text-style-name="P2" draw:layer="layout" svg:x1="10.181cm" svg:y1="18.129cm" svg:x2="12.933cm" svg:y2="15.641cm">
            <text:p/>
          </draw:line>
          <draw:frame draw:style-name="gr86" draw:text-style-name="P52" draw:layer="layout" svg:width="0.692cm" svg:height="1.381cm" svg:x="14.344cm" svg:y="17.731cm">
            <draw:text-box>
              <text:p><text:span text:style-name="T42">x</text:span></text:p>
            </draw:text-box>
          </draw:frame>
          <draw:frame draw:style-name="gr86" draw:text-style-name="P52" draw:layer="layout" svg:width="0.692cm" svg:height="1.381cm" svg:x="12.761cm" svg:y="15.233cm">
            <draw:text-box>
              <text:p><text:span text:style-name="T42">y</text:span></text:p>
            </draw:text-box>
          </draw:frame>
          <draw:frame draw:style-name="gr87" draw:text-style-name="P52" draw:layer="layout" svg:width="0.65cm" svg:height="1.381cm" svg:x="8.57cm" svg:y="12.765cm">
            <draw:text-box>
              <text:p><text:span text:style-name="T42">z</text:span></text:p>
            </draw:text-box>
          </draw:frame>
        </draw:g>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draw:frame draw:style-name="gr41" draw:text-style-name="P2" draw:layer="layout" svg:width="6.277cm" svg:height="20.185cm" svg:x="12.541cm" svg:y="0.414cm">
          <draw:image xlink:href="Pictures/100000010000010000000337EA5CF0A7.png" xlink:type="simple" xlink:show="embed" xlink:actuate="onLoad" draw:mime-type="image/png">
            <text:p/>
          </draw:image>
        </draw:frame>
        <draw:custom-shape draw:style-name="gr344" draw:text-style-name="P164" draw:layer="layout" svg:width="4.238cm" svg:height="3.328cm" svg:x="13.422cm" svg:y="16.068cm">
          <text:p/>
          <draw:enhanced-geometry svg:viewBox="0 0 21600 21600" draw:type="rectangle" draw:enhanced-path="M 0 0 L 21600 0 21600 21600 0 21600 0 0 Z N"/>
        </draw:custom-shape>
        <draw:custom-shape draw:style-name="gr345" draw:text-style-name="P164"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46" draw:text-style-name="P2" draw:layer="layout" svg:x1="13.53cm" svg:y1="16.047cm" svg:x2="17.596cm" svg:y2="16.047cm">
          <text:p/>
        </draw:line>
        <draw:line draw:style-name="gr346" draw:text-style-name="P2" draw:layer="layout" svg:x1="14.068cm" svg:y1="20.203cm" svg:x2="17.058cm" svg:y2="20.203cm">
          <text:p/>
        </draw:line>
        <draw:frame draw:style-name="gr347" draw:text-style-name="P14" draw:layer="layout" svg:width="1.929cm" svg:height="1.661cm" svg:x="10.734cm" svg:y="14.875cm">
          <draw:text-box>
            <text:p><text:span text:style-name="T127">A</text:span><text:span text:style-name="T128">1</text:span></text:p>
          </draw:text-box>
        </draw:frame>
        <presentation:notes draw:style-name="dp2">
          <draw:page-thumbnail draw:style-name="gr1" draw:layer="layout" svg:width="21.219cm" svg:height="10.476cm" svg:x="0.185cm" svg:y="2.123cm" draw:page-number="69" presentation:class="page"/>
          <draw:frame presentation:style-name="pr1" draw:text-style-name="P1" draw:layer="layout" svg:width="16.771cm" svg:height="12.572cm" svg:x="2.409cm" svg:y="13.271cm" presentation:class="notes" presentation:placeholder="true">
            <draw:text-box/>
          </draw:frame>
        </presentation:notes>
      </draw:page>
      <draw:page draw:name="page70" draw:style-name="dp1" draw:master-page-name="Default">
        <draw:path draw:style-name="gr35" draw:text-style-name="P17"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348" draw:text-style-name="P165" draw:layer="layout" svg:width="1.103cm" svg:height="2.088cm" draw:transform="rotate (1.5707963267949) translate (15.185cm 15.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49" draw:text-style-name="P107"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50" draw:text-style-name="P2" draw:layer="layout" svg:width="1.775cm" svg:height="3.356cm" draw:transform="rotate (1.5707963267949) translate (12.095cm 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51" draw:text-style-name="P2" draw:layer="layout" svg:width="0.897cm" svg:height="1.695cm" draw:transform="rotate (1.5707963267949) translate (13.99cm 19.1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52" draw:text-style-name="P166"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53" draw:text-style-name="P166"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54" draw:text-style-name="P2" draw:layer="layout" svg:width="14.036cm" svg:height="10.436cm" draw:transform="skewX (0.000523598775598424) rotate (1.03550384520824) translate (5.03144718644539cm 13.3874665483843cm)" svg:viewBox="0 0 14037 10437" svg:d="M14037 0c-6183 0-6118 5746-6705 7217-587 1470-5003 3032-7332 3220">
          <text:p/>
        </draw:path>
        <draw:path draw:style-name="gr354" draw:text-style-name="P2" draw:layer="layout" svg:width="14.46cm" svg:height="8.946cm" draw:transform="skewX (0.00034906585039891) rotate (1.03550384520824) translate (7.9653555090478cm 14.3660844795419cm)" svg:viewBox="0 0 14461 8947" svg:d="M14461 7c-4907-186-4777 3359-5689 5725-912 2367-6443 3027-8772 3215">
          <text:p/>
        </draw:path>
        <draw:path draw:style-name="gr355" draw:text-style-name="P2"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10" draw:text-style-name="P167" draw:layer="layout" svg:width="1.429cm" svg:height="1.733cm" svg:x="13.402cm" svg:y="6.811cm">
          <draw:text-box>
            <text:p><text:span text:style-name="T129">J</text:span><text:span text:style-name="T130">1</text:span></text:p>
          </draw:text-box>
        </draw:frame>
        <draw:frame draw:style-name="gr356" draw:text-style-name="P167" draw:layer="layout" svg:width="1.924cm" svg:height="1.733cm" svg:x="12.81cm" svg:y="16.176cm">
          <draw:text-box>
            <text:p><text:span text:style-name="T131">-</text:span><text:span text:style-name="T129">J</text:span><text:span text:style-name="T130">2</text:span></text:p>
          </draw:text-box>
        </draw:frame>
        <draw:path draw:style-name="gr35" draw:text-style-name="P17"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357" draw:text-style-name="P168" draw:layer="layout" svg:width="1.488cm" svg:height="1.521cm" svg:x="15.668cm" svg:y="9.81cm">
          <draw:text-box>
            <text:p><text:span text:style-name="T132">N</text:span></text:p>
          </draw:text-box>
        </draw:frame>
        <presentation:notes draw:style-name="dp2">
          <draw:page-thumbnail draw:style-name="gr1" draw:layer="layout" svg:width="21.219cm" svg:height="10.476cm" svg:x="0.185cm" svg:y="2.123cm" draw:page-number="70" presentation:class="page"/>
          <draw:frame presentation:style-name="pr1" draw:text-style-name="P1" draw:layer="layout" svg:width="16.771cm" svg:height="12.572cm" svg:x="2.409cm" svg:y="13.271cm" presentation:class="notes" presentation:placeholder="true">
            <draw:text-box/>
          </draw:frame>
        </presentation:notes>
      </draw:page>
      <draw:page draw:name="page71" draw:style-name="dp1" draw:master-page-name="Default">
        <draw:custom-shape draw:style-name="gr348" draw:text-style-name="P165"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3" draw:text-style-name="P17" draw:layer="layout" svg:width="1.721cm" svg:height="0.199cm" draw:transform="skewX (-0.00191986217719373) rotate (2.19265713928048) translate (18.595934574571cm 11.3468875077116cm)" svg:viewBox="0 0 1722 200" svg:d="M1722 98c-364-2-284-100-576-98-262-1-293 198-582 200-284 0-204-90-564-94">
          <text:p/>
        </draw:path>
        <draw:path draw:style-name="gr33" draw:text-style-name="P17"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358" draw:text-style-name="P12" draw:layer="layout" svg:width="1.33cm" svg:height="2.512cm" draw:transform="rotate (0.152541776624304) translate (15.215cm 7.8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59" draw:text-style-name="P165"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50" draw:text-style-name="P2"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51" draw:text-style-name="P2" draw:layer="layout" svg:width="0.897cm" svg:height="1.695cm" draw:transform="rotate (0.76340701482232) translate (20.198cm 15.4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52" draw:text-style-name="P166"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53" draw:text-style-name="P166"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54" draw:text-style-name="P2"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354" draw:text-style-name="P2"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355" draw:text-style-name="P2"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360" draw:text-style-name="P169" draw:layer="layout" svg:width="1.209cm" svg:height="1.521cm" svg:x="13.605cm" svg:y="8.742cm">
          <draw:text-box>
            <text:p><text:span text:style-name="T133">v</text:span></text:p>
          </draw:text-box>
        </draw:frame>
        <draw:line draw:style-name="gr361" draw:text-style-name="P39" draw:layer="layout" svg:x1="15.897cm" svg:y1="9.043cm" svg:x2="13.578cm" svg:y2="8.863cm">
          <text:p/>
        </draw:line>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draw:custom-shape draw:style-name="gr362" draw:text-style-name="P18" draw:layer="layout" svg:width="2.516cm" svg:height="8.583cm" svg:x="14.531cm" svg:y="9.787cm">
          <text:p/>
          <draw:enhanced-geometry svg:viewBox="0 0 21600 21600" draw:type="rectangle" draw:enhanced-path="M 0 0 L 21600 0 21600 21600 0 21600 0 0 Z N"/>
        </draw:custom-shape>
        <draw:custom-shape draw:style-name="gr363" draw:text-style-name="P62" draw:layer="layout" svg:width="1.963cm" svg:height="3.228cm" svg:x="14.786cm" svg:y="5.864cm">
          <text:p/>
          <draw:enhanced-geometry svg:viewBox="0 0 21600 21600" draw:type="rectangle" draw:enhanced-path="M 0 0 L 21600 0 21600 21600 0 21600 0 0 Z N"/>
        </draw:custom-shape>
        <draw:custom-shape draw:style-name="gr364" draw:text-style-name="P62"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5" draw:text-style-name="P2" draw:layer="layout" svg:x1="14.509cm" svg:y1="9.712cm" svg:x2="17.133cm" svg:y2="9.712cm">
          <text:p/>
        </draw:line>
        <draw:frame draw:style-name="gr41" draw:text-style-name="P2"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366" draw:text-style-name="P39" draw:layer="layout" svg:x1="15.761cm" svg:y1="9.912cm" svg:x2="15.8cm" svg:y2="14.547cm">
          <text:p/>
        </draw:line>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draw:custom-shape draw:style-name="gr137" draw:text-style-name="P18" draw:layer="layout" svg:width="2.392cm" svg:height="7.864cm" svg:x="8.768cm" svg:y="5.178cm">
          <text:p/>
          <draw:enhanced-geometry svg:viewBox="0 0 21600 21600" draw:type="rectangle" draw:enhanced-path="M 0 0 L 21600 0 21600 21600 0 21600 0 0 Z N"/>
        </draw:custom-shape>
        <draw:line draw:style-name="gr151" draw:text-style-name="P2" draw:layer="layout" svg:x1="8.586cm" svg:y1="5.042cm" svg:x2="11.389cm" svg:y2="5.042cm">
          <text:p/>
        </draw:line>
        <draw:line draw:style-name="gr37" draw:text-style-name="P2" draw:layer="layout" svg:x1="8.684cm" svg:y1="3.18cm" svg:x2="8.684cm" svg:y2="13.145cm">
          <text:p/>
        </draw:line>
        <draw:line draw:style-name="gr37" draw:text-style-name="P2" draw:layer="layout" svg:x1="11.284cm" svg:y1="3.18cm" svg:x2="11.284cm" svg:y2="13.145cm">
          <text:p/>
        </draw:line>
        <draw:line draw:style-name="gr37" draw:text-style-name="P2" draw:layer="layout" svg:x1="8.585cm" svg:y1="13.042cm" svg:x2="11.388cm" svg:y2="13.042cm">
          <text:p/>
        </draw:line>
        <draw:g draw:style-name="gr23">
          <svg:title>TexMaths</svg:title>
          <svg:desc>28§latex§$$A$$§svg§600§TRUE§</svg:desc>
          <draw:path draw:style-name="gr140" draw:text-style-name="P69"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41" draw:text-style-name="P39" draw:layer="layout" svg:x1="9.951cm" svg:y1="5.037cm" svg:x2="9.951cm" svg:y2="2.711cm">
          <text:p/>
        </draw:line>
        <draw:g draw:style-name="gr23">
          <svg:title>TexMaths</svg:title>
          <svg:desc>28§latex§$$V$$§svg§600§TRUE§</svg:desc>
          <draw:path draw:style-name="gr144" draw:text-style-name="P73"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23">
          <svg:title>TexMaths</svg:title>
          <svg:desc>28§latex§$$\yv$$§svg§600§TRUE§</svg:desc>
          <draw:path draw:style-name="gr140" draw:text-style-name="P69"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73" presentation:class="page"/>
          <draw:frame presentation:style-name="pr1" draw:text-style-name="P1" draw:layer="layout" svg:width="16.771cm" svg:height="12.572cm" svg:x="2.409cm" svg:y="13.271cm" presentation:class="notes" presentation:placeholder="true">
            <draw:text-box/>
          </draw:frame>
        </presentation:notes>
      </draw:page>
      <draw:page draw:name="page74" draw:style-name="dp1" draw:master-page-name="Default">
        <draw:line draw:style-name="gr367" draw:text-style-name="P2" draw:layer="layout" svg:x1="5.08cm" svg:y1="6.596cm" svg:x2="5.08cm" svg:y2="1.162cm">
          <text:p/>
        </draw:line>
        <draw:line draw:style-name="gr368" draw:text-style-name="P2" draw:layer="layout" svg:x1="1.309cm" svg:y1="7.377cm" svg:x2="9.14cm" svg:y2="7.377cm">
          <text:p/>
        </draw:line>
        <draw:frame draw:style-name="gr369" draw:text-style-name="P170" draw:layer="layout" svg:width="0.875cm" svg:height="0.992cm" svg:x="7.881cm" svg:y="7.27cm">
          <draw:text-box>
            <text:p><text:span text:style-name="T134">x</text:span></text:p>
          </draw:text-box>
        </draw:frame>
        <draw:custom-shape draw:style-name="gr370" draw:text-style-name="P22"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0" draw:text-style-name="P22"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1" draw:text-style-name="P171" draw:layer="layout" svg:width="1.121cm" svg:height="1.17cm" svg:x="7.636cm" svg:y="4.282cm">
          <draw:text-box>
            <text:p><text:span text:style-name="T135">x</text:span><text:span text:style-name="T136">b</text:span></text:p>
          </draw:text-box>
        </draw:frame>
        <draw:frame draw:style-name="gr372" draw:text-style-name="P171" draw:layer="layout" svg:width="1.112cm" svg:height="1.17cm" svg:x="1.644cm" svg:y="4.282cm">
          <draw:text-box>
            <text:p><text:span text:style-name="T135">x</text:span><text:span text:style-name="T136">a</text:span></text:p>
          </draw:text-box>
        </draw:frame>
        <draw:frame draw:style-name="gr373" draw:text-style-name="P172" draw:layer="layout" svg:width="1.192cm" svg:height="1.17cm" svg:x="1.457cm" svg:y="2.792cm">
          <draw:text-box>
            <text:p><text:span text:style-name="T137">T</text:span><text:span text:style-name="T138">a</text:span></text:p>
          </draw:text-box>
        </draw:frame>
        <draw:frame draw:style-name="gr374" draw:text-style-name="P172" draw:layer="layout" svg:width="1.201cm" svg:height="1.17cm" svg:x="7.478cm" svg:y="2.792cm">
          <draw:text-box>
            <text:p><text:span text:style-name="T137">T</text:span><text:span text:style-name="T138">b</text:span></text:p>
          </draw:text-box>
        </draw:frame>
        <draw:frame draw:style-name="gr375" draw:text-style-name="P173" draw:layer="layout" svg:width="1.078cm" svg:height="0.992cm" svg:x="5.379cm" svg:y="3.792cm">
          <draw:text-box>
            <text:p><text:span text:style-name="T139">Q</text:span></text:p>
          </draw:text-box>
        </draw:frame>
        <draw:frame draw:style-name="gr376" draw:text-style-name="P173" draw:layer="layout" svg:width="1.451cm" svg:height="0.992cm" svg:x="3.379cm" svg:y="3.792cm">
          <draw:text-box>
            <text:p><text:span text:style-name="T139">–</text:span><text:span text:style-name="T139">Q</text:span></text:p>
          </draw:text-box>
        </draw:frame>
        <draw:line draw:style-name="gr367" draw:text-style-name="P2" draw:layer="layout" svg:x1="18.242cm" svg:y1="13.156cm" svg:x2="18.242cm" svg:y2="7.722cm">
          <text:p/>
        </draw:line>
        <draw:line draw:style-name="gr368" draw:text-style-name="P2" draw:layer="layout" svg:x1="14.296cm" svg:y1="14.337cm" svg:x2="22.127cm" svg:y2="14.337cm">
          <text:p/>
        </draw:line>
        <draw:frame draw:style-name="gr369" draw:text-style-name="P170" draw:layer="layout" svg:width="0.875cm" svg:height="0.992cm" svg:x="20.868cm" svg:y="14.23cm">
          <draw:text-box>
            <text:p><text:span text:style-name="T134">x</text:span></text:p>
          </draw:text-box>
        </draw:frame>
        <draw:frame draw:style-name="gr373" draw:text-style-name="P172" draw:layer="layout" svg:width="1.192cm" svg:height="1.17cm" svg:x="15.793cm" svg:y="9.2cm">
          <draw:text-box>
            <text:p><text:span text:style-name="T137">T</text:span><text:span text:style-name="T138">a</text:span></text:p>
          </draw:text-box>
        </draw:frame>
        <draw:frame draw:style-name="gr374" draw:text-style-name="P172" draw:layer="layout" svg:width="1.201cm" svg:height="1.17cm" svg:x="19.365cm" svg:y="9.2cm">
          <draw:text-box>
            <text:p><text:span text:style-name="T137">T</text:span><text:span text:style-name="T138">b</text:span></text:p>
          </draw:text-box>
        </draw:frame>
        <draw:frame draw:style-name="gr375" draw:text-style-name="P173" draw:layer="layout" svg:width="1.078cm" svg:height="0.992cm" svg:x="17.722cm" svg:y="10.352cm">
          <draw:text-box>
            <text:p><text:span text:style-name="T139">Q</text:span></text:p>
          </draw:text-box>
        </draw:frame>
        <draw:frame draw:style-name="gr376" draw:text-style-name="P173" draw:layer="layout" svg:width="1.451cm" svg:height="0.992cm" svg:x="8.788cm" svg:y="10.352cm">
          <draw:text-box>
            <text:p><text:span text:style-name="T139">–</text:span><text:span text:style-name="T139">Q</text:span></text:p>
          </draw:text-box>
        </draw:frame>
        <draw:frame draw:style-name="gr41" draw:text-style-name="P2" draw:layer="layout" svg:width="0.603cm" svg:height="2.902cm" svg:x="15.39cm" svg:y="8.534cm">
          <draw:image xlink:href="Pictures/10000000000000FF000004DA7DD9711C.jpg" xlink:type="simple" xlink:show="embed" xlink:actuate="onLoad" draw:mime-type="image/jpeg">
            <text:p/>
          </draw:image>
        </draw:frame>
        <draw:frame draw:style-name="gr41" draw:text-style-name="P2" draw:layer="layout" svg:width="0.603cm" svg:height="2.902cm" svg:x="20.491cm" svg:y="8.534cm">
          <draw:image xlink:href="Pictures/10000000000000FF000004DA7DD9711C.jpg" xlink:type="simple" xlink:show="embed" xlink:actuate="onLoad" draw:mime-type="image/jpeg">
            <text:p/>
          </draw:image>
        </draw:frame>
        <draw:path draw:style-name="gr377" draw:text-style-name="P17"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74" presentation:class="page"/>
          <draw:frame presentation:style-name="pr1" draw:text-style-name="P1" draw:layer="layout" svg:width="16.771cm" svg:height="12.572cm" svg:x="2.409cm" svg:y="13.271cm" presentation:class="notes" presentation:placeholder="true">
            <draw:text-box/>
          </draw:frame>
        </presentation:notes>
      </draw:page>
      <draw:page draw:name="page75" draw:style-name="dp1" draw:master-page-name="Default">
        <draw:line draw:style-name="gr378" draw:text-style-name="P2" draw:layer="layout" svg:x1="13.016cm" svg:y1="6.066cm" svg:x2="17.322cm" svg:y2="3.58cm">
          <text:p/>
        </draw:line>
        <draw:g draw:style-name="gr45">
          <draw:path draw:style-name="gr304" draw:text-style-name="P2"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379" draw:text-style-name="P2" draw:layer="layout" svg:x1="17.992cm" svg:y1="6.086cm" svg:x2="19.713cm" svg:y2="5.092cm">
            <text:p/>
          </draw:line>
          <draw:custom-shape draw:style-name="gr306" draw:text-style-name="P23" draw:layer="layout" svg:width="0.406cm" svg:height="0.409cm" draw:transform="rotate (-1.0471975511966) translate (20.857cm 4.197cm)">
            <text:p/>
            <draw:enhanced-geometry svg:viewBox="0 0 21600 21600" draw:type="rectangle" draw:enhanced-path="M 0 0 L 21600 0 21600 21600 0 21600 0 0 Z N"/>
          </draw:custom-shape>
          <draw:line draw:style-name="gr380" draw:text-style-name="P2" draw:layer="layout" svg:x1="20.019cm" svg:y1="4.916cm" svg:x2="22.344cm" svg:y2="3.573cm">
            <text:p/>
          </draw:line>
        </draw:g>
        <draw:line draw:style-name="gr381" draw:text-style-name="P2" draw:layer="layout" svg:x1="9.683cm" svg:y1="11.025cm" svg:x2="14.655cm" svg:y2="11.025cm">
          <text:p/>
        </draw:line>
        <draw:g draw:style-name="gr45">
          <draw:path draw:style-name="gr304" draw:text-style-name="P2"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379" draw:text-style-name="P2" draw:layer="layout" svg:x1="15.555cm" svg:y1="11.019cm" svg:x2="17.542cm" svg:y2="11.019cm">
            <text:p/>
          </draw:line>
          <draw:custom-shape draw:style-name="gr306" draw:text-style-name="P23"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380" draw:text-style-name="P2" draw:layer="layout" svg:x1="17.896cm" svg:y1="11.019cm" svg:x2="20.581cm" svg:y2="11.019cm">
            <text:p/>
          </draw:line>
        </draw:g>
        <draw:line draw:style-name="gr381" draw:text-style-name="P2" draw:layer="layout" svg:x1="9.683cm" svg:y1="15.012cm" svg:x2="14.655cm" svg:y2="15.012cm">
          <text:p/>
        </draw:line>
        <draw:path draw:style-name="gr382" draw:text-style-name="P2"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379" draw:text-style-name="P2" draw:layer="layout" svg:x1="15.555cm" svg:y1="15.018cm" svg:x2="17.542cm" svg:y2="15.018cm">
          <text:p/>
        </draw:line>
        <draw:custom-shape draw:style-name="gr383" draw:text-style-name="P17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380" draw:text-style-name="P2" draw:layer="layout" svg:x1="17.896cm" svg:y1="15.018cm" svg:x2="20.581cm" svg:y2="15.018cm">
          <text:p/>
        </draw:line>
        <draw:line draw:style-name="gr384" draw:text-style-name="P2" draw:layer="layout" svg:x1="8.185cm" svg:y1="17.101cm" svg:x2="22.15cm" svg:y2="17.113cm">
          <text:p/>
        </draw:line>
        <draw:custom-shape draw:style-name="gr385" draw:text-style-name="P17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75" presentation:class="page"/>
          <draw:frame presentation:style-name="pr1" draw:text-style-name="P1" draw:layer="layout" svg:width="16.771cm" svg:height="12.572cm" svg:x="2.409cm" svg:y="13.271cm" presentation:class="notes" presentation:placeholder="true">
            <draw:text-box/>
          </draw:frame>
        </presentation:notes>
      </draw:page>
      <draw:page draw:name="page76" draw:style-name="dp1" draw:master-page-name="Default">
        <draw:g draw:style-name="gr45">
          <draw:g draw:style-name="gr45">
            <draw:path draw:style-name="gr386" draw:text-style-name="P2"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87" draw:text-style-name="P2" draw:layer="layout" svg:x1="20.013cm" svg:y1="8.892cm" svg:x2="22.207cm" svg:y2="6.696cm">
              <text:p/>
            </draw:line>
            <draw:custom-shape draw:style-name="gr388" draw:text-style-name="P23"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389" draw:text-style-name="P2" draw:layer="layout" svg:x1="22.446cm" svg:y1="6.458cm" svg:x2="25.355cm" svg:y2="3.547cm">
              <text:p/>
            </draw:line>
          </draw:g>
          <draw:g draw:style-name="gr45">
            <draw:path draw:style-name="gr390" draw:text-style-name="P2"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391" draw:text-style-name="P2" draw:layer="layout" svg:x1="22.526cm" svg:y1="13.244cm" svg:x2="21.532cm" svg:y2="11.523cm">
              <text:p/>
            </draw:line>
            <draw:custom-shape draw:style-name="gr392" draw:text-style-name="P23"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393" draw:text-style-name="P2" draw:layer="layout" svg:x1="21.356cm" svg:y1="11.216cm" svg:x2="20.013cm" svg:y2="8.891cm">
              <text:p/>
            </draw:line>
          </draw:g>
          <draw:g draw:style-name="gr45">
            <draw:path draw:style-name="gr394" draw:text-style-name="P2"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95" draw:text-style-name="P2" draw:layer="layout" svg:x1="22.572cm" svg:y1="13.286cm" svg:x2="23.613cm" svg:y2="9.644cm">
              <text:p/>
            </draw:line>
            <draw:custom-shape draw:style-name="gr396" draw:text-style-name="P23"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397" draw:text-style-name="P2" draw:layer="layout" svg:x1="23.726cm" svg:y1="9.251cm" svg:x2="25.355cm" svg:y2="3.546cm">
              <text:p/>
            </draw:line>
          </draw:g>
        </draw:g>
        <draw:g draw:style-name="gr45">
          <draw:path draw:style-name="gr398" draw:text-style-name="P2"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99" draw:text-style-name="P2" draw:layer="layout" svg:x1="10.712cm" svg:y1="11.089cm" svg:x2="12.906cm" svg:y2="8.893cm">
            <text:p/>
          </draw:line>
          <draw:custom-shape draw:style-name="gr400" draw:text-style-name="P23"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401" draw:text-style-name="P2" draw:layer="layout" svg:x1="13.145cm" svg:y1="8.655cm" svg:x2="16.054cm" svg:y2="5.744cm">
            <text:p/>
          </draw:line>
        </draw:g>
        <draw:g draw:style-name="gr45">
          <draw:path draw:style-name="gr402" draw:text-style-name="P2"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403" draw:text-style-name="P2" draw:layer="layout" svg:x1="6.803cm" svg:y1="10.593cm" svg:x2="5.809cm" svg:y2="8.872cm">
            <text:p/>
          </draw:line>
          <draw:custom-shape draw:style-name="gr404" draw:text-style-name="P23"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405" draw:text-style-name="P2" draw:layer="layout" svg:x1="5.633cm" svg:y1="8.565cm" svg:x2="4.29cm" svg:y2="6.24cm">
            <text:p/>
          </draw:line>
        </draw:g>
        <draw:frame draw:style-name="gr406" draw:text-style-name="P144" draw:layer="layout" svg:width="1.357cm" svg:height="1.661cm" svg:x="8.079cm" svg:y="7.586cm">
          <draw:text-box>
            <text:p><text:span text:style-name="T140">+</text:span></text:p>
          </draw:text-box>
        </draw:frame>
        <draw:frame draw:style-name="gr406" draw:text-style-name="P144" draw:layer="layout" svg:width="1.357cm" svg:height="1.661cm" svg:x="17.53cm" svg:y="7.586cm">
          <draw:text-box>
            <text:p><text:span text:style-name="T140">=</text:span></text:p>
          </draw:text-box>
        </draw:frame>
        <presentation:notes draw:style-name="dp2">
          <draw:page-thumbnail draw:style-name="gr1" draw:layer="layout" svg:width="21.219cm" svg:height="10.476cm" svg:x="0.185cm" svg:y="2.123cm" draw:page-number="76" presentation:class="page"/>
          <draw:frame presentation:style-name="pr1" draw:text-style-name="P1" draw:layer="layout" svg:width="16.771cm" svg:height="12.572cm" svg:x="2.409cm" svg:y="13.271cm" presentation:class="notes" presentation:placeholder="true">
            <draw:text-box/>
          </draw:frame>
        </presentation:notes>
      </draw:page>
      <draw:page draw:name="page77" draw:style-name="dp1" draw:master-page-name="Default">
        <draw:frame draw:style-name="gr41" draw:text-style-name="P2" draw:layer="layout" svg:width="5.181cm" svg:height="3.657cm" svg:x="6.807cm" svg:y="0.288cm">
          <draw:image xlink:href="Pictures/1000000000000264000001B08C16F9CE.jpg" xlink:type="simple" xlink:show="embed" xlink:actuate="onLoad" draw:mime-type="image/jpeg">
            <text:p/>
          </draw:image>
        </draw:frame>
        <draw:custom-shape draw:style-name="gr407" draw:text-style-name="P136"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8" draw:text-style-name="P10" draw:layer="layout" svg:x1="6.73cm" svg:y1="16.007cm" svg:x2="9.503cm" svg:y2="2.107cm">
          <text:p/>
        </draw:line>
        <draw:line draw:style-name="gr409" draw:text-style-name="P10" draw:layer="layout" svg:x1="6.739cm" svg:y1="15.998cm" svg:x2="7.323cm" svg:y2="11.62cm">
          <text:p/>
        </draw:line>
        <draw:g draw:style-name="gr23">
          <svg:title>TexMaths</svg:title>
          <svg:desc>36§display§r_{\text{e}}§svg§600§TRUE§</svg:desc>
          <draw:path draw:style-name="gr410" draw:text-style-name="P17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410" draw:text-style-name="P17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23">
          <svg:title>TexMaths</svg:title>
          <svg:desc>36§display§r_{\text{s}}§svg§600§TRUE§</svg:desc>
          <draw:path draw:style-name="gr293" draw:text-style-name="P140"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293" draw:text-style-name="P140"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411" draw:text-style-name="P177" draw:layer="layout" svg:width="1.912cm" svg:height="1.661cm" svg:x="5.823cm" svg:y="9.959cm">
          <draw:text-box>
            <text:p><text:span text:style-name="T141"></text:span></text:p>
          </draw:text-box>
        </draw:frame>
        <draw:frame draw:style-name="gr411" draw:text-style-name="P178" draw:layer="layout" svg:width="1.912cm" svg:height="1.661cm" svg:x="9.084cm" svg:y="2.88cm">
          <draw:text-box>
            <text:p><text:span text:style-name="T142"></text:span></text:p>
          </draw:text-box>
        </draw:frame>
        <presentation:notes draw:style-name="dp2">
          <draw:page-thumbnail draw:style-name="gr1" draw:layer="layout" svg:width="21.219cm" svg:height="10.476cm" svg:x="0.185cm" svg:y="2.123cm" draw:page-number="77" presentation:class="page"/>
          <draw:frame presentation:style-name="pr1" draw:text-style-name="P1" draw:layer="layout" svg:width="16.771cm" svg:height="12.572cm" svg:x="2.409cm" svg:y="13.271cm" presentation:class="notes" presentation:placeholder="true">
            <draw:text-box/>
          </draw:frame>
        </presentation:notes>
      </draw:page>
      <draw:page draw:name="page78" draw:style-name="dp1" draw:master-page-name="Default">
        <draw:path draw:style-name="gr412" draw:text-style-name="P17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413" draw:text-style-name="P17"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45">
          <draw:custom-shape draw:style-name="gr414" draw:text-style-name="P17"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5" draw:text-style-name="P17" draw:layer="layout" svg:width="2.286cm" svg:height="0.94cm" draw:transform="rotate (-2.99533406227267) translate (21.041cm 7.399cm)" draw:kind="arc" draw:start-angle="218.62" draw:end-angle="318.07">
            <text:p/>
          </draw:ellipse>
        </draw:g>
        <draw:g draw:style-name="gr45">
          <draw:custom-shape draw:style-name="gr414" draw:text-style-name="P17"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96304547111077) translate (21.262cm 7.94cm)" draw:kind="arc" draw:start-angle="218.62" draw:end-angle="318.07">
            <text:p/>
          </draw:ellipse>
        </draw:g>
        <draw:g draw:style-name="gr45">
          <draw:custom-shape draw:style-name="gr414" draw:text-style-name="P17"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8944540315074) translate (21.302cm 9.633cm)" draw:kind="arc" draw:start-angle="218.62" draw:end-angle="318.07">
            <text:p/>
          </draw:ellipse>
        </draw:g>
        <draw:g draw:style-name="gr45">
          <draw:custom-shape draw:style-name="gr414" draw:text-style-name="P17"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86687782932589) translate (21.816cm 9.978cm)" draw:kind="arc" draw:start-angle="218.62" draw:end-angle="318.07">
            <text:p/>
          </draw:ellipse>
        </draw:g>
        <draw:g draw:style-name="gr45">
          <draw:custom-shape draw:style-name="gr414" draw:text-style-name="P17"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97875343437872) translate (22.355cm 11.208cm)" draw:kind="arc" draw:start-angle="218.62" draw:end-angle="318.07">
            <text:p/>
          </draw:ellipse>
        </draw:g>
        <draw:g draw:style-name="gr45">
          <draw:custom-shape draw:style-name="gr414" draw:text-style-name="P17"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97718263805193) translate (22.674cm 11.427cm)" draw:kind="arc" draw:start-angle="218.62" draw:end-angle="318.07">
            <text:p/>
          </draw:ellipse>
        </draw:g>
        <draw:g draw:style-name="gr45">
          <draw:custom-shape draw:style-name="gr414" draw:text-style-name="P17"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3.12710642079824) translate (23.074cm 11.789cm)" draw:kind="arc" draw:start-angle="218.62" draw:end-angle="318.07">
            <text:p/>
          </draw:ellipse>
        </draw:g>
        <draw:g draw:style-name="gr45">
          <draw:custom-shape draw:style-name="gr414" draw:text-style-name="P17"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3.14159265358979) translate (23.256cm 12.069cm)" draw:kind="arc" draw:start-angle="218.62" draw:end-angle="318.07">
            <text:p/>
          </draw:ellipse>
        </draw:g>
        <draw:g draw:style-name="gr45">
          <draw:custom-shape draw:style-name="gr414" draw:text-style-name="P17"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3.03914182649773) translate (22.822cm 12.646cm)" draw:kind="arc" draw:start-angle="218.62" draw:end-angle="318.07">
            <text:p/>
          </draw:ellipse>
        </draw:g>
        <draw:g draw:style-name="gr45">
          <draw:custom-shape draw:style-name="gr414" draw:text-style-name="P17"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3.14159265358979) translate (21.629cm 14.998cm)" draw:kind="arc" draw:start-angle="218.62" draw:end-angle="318.07">
            <text:p/>
          </draw:ellipse>
        </draw:g>
        <draw:g draw:style-name="gr45">
          <draw:custom-shape draw:style-name="gr414" draw:text-style-name="P17"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38953027890544) translate (19.773cm 16.583cm)" draw:kind="arc" draw:start-angle="218.62" draw:end-angle="318.07">
            <text:p/>
          </draw:ellipse>
        </draw:g>
        <draw:g draw:style-name="gr45">
          <draw:custom-shape draw:style-name="gr414" draw:text-style-name="P17"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59233753798718) translate (20.263cm 15.908cm)" draw:kind="arc" draw:start-angle="218.62" draw:end-angle="318.07">
            <text:p/>
          </draw:ellipse>
        </draw:g>
        <draw:path draw:style-name="gr417" draw:text-style-name="P2"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412" draw:text-style-name="P17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418" draw:text-style-name="P54"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draw:path draw:style-name="gr419" draw:text-style-name="P180"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23">
          <svg:title>TexMaths</svg:title>
          <svg:desc>44§display§\qty{8}{J}§svg§600§TRUE§</svg:desc>
          <draw:path draw:style-name="gr420" draw:text-style-name="P13"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420" draw:text-style-name="P13"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419" draw:text-style-name="P18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23">
          <svg:title>TexMaths</svg:title>
          <svg:desc>44§display§\qty{-6}{C}§svg§600§TRUE§</svg:desc>
          <draw:path draw:style-name="gr293" draw:text-style-name="P140" draw:layer="layout" svg:width="1.203cm" svg:height="0.134cm" svg:x="20.96cm" svg:y="9.088cm" svg:viewBox="0 0 1204 135" svg:d="M0 0c401 0 803 0 1204 0 0 45 0 90 0 135-401 0-803 0-1204 0 0-45 0-90 0-135z">
            <text:p/>
          </draw:path>
          <draw:path draw:style-name="gr293" draw:text-style-name="P14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93" draw:text-style-name="P14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21" draw:text-style-name="P181" draw:layer="layout" svg:width="5.357cm" svg:height="2.579cm" svg:x="1.652cm" svg:y="16.707cm">
          <draw:text-box>
            <text:p><text:span text:style-name="T143">– </text:span><text:span text:style-name="T143">6 C</text:span></text:p>
          </draw:text-box>
        </draw:frame>
        <presentation:notes draw:style-name="dp2">
          <draw:page-thumbnail draw:style-name="gr1" draw:layer="layout" svg:width="21.219cm" svg:height="10.476cm" svg:x="0.185cm" svg:y="2.123cm" draw:page-number="79" presentation:class="page"/>
          <draw:frame presentation:style-name="pr1" draw:text-style-name="P1" draw:layer="layout" svg:width="16.771cm" svg:height="12.572cm" svg:x="2.409cm" svg:y="13.271cm" presentation:class="notes" presentation:placeholder="true">
            <draw:text-box/>
          </draw:frame>
        </presentation:notes>
      </draw:page>
      <draw:page draw:name="page80" draw:style-name="dp1" draw:master-page-name="Default">
        <draw:path draw:style-name="gr422" draw:text-style-name="P2" draw:layer="layout" svg:width="6.451cm" svg:height="6.308cm" draw:transform="skewX (0.00174532925199428) rotate (-2.41518661890975) translate (11.2676684528665cm 5.47194917556965cm)" svg:viewBox="0 0 6452 6309" svg:d="M0 6309c848-1274 1729-2236 1650-3102s-296-2184 596-2727 4083-1048 4206 1011">
          <text:p/>
        </draw:path>
        <draw:line draw:style-name="gr423" draw:text-style-name="P182" draw:layer="layout" svg:x1="0.956cm" svg:y1="1.615cm" svg:x2="4.312cm" svg:y2="0.711cm">
          <text:p/>
        </draw:line>
        <draw:path draw:style-name="gr424" draw:text-style-name="P17" draw:layer="layout" svg:width="4.129cm" svg:height="0.473cm" draw:transform="rotate (0.311715804406187) translate (6.46931879133319cm 5.2908278584806cm)" svg:viewBox="0 0 4130 474" svg:d="M0 237c872-5 680-241 1382-237 628-4 701 474 1396 474 680 0 488-216 1352-227">
          <text:p/>
        </draw:path>
        <draw:g draw:style-name="gr23">
          <svg:title>TexMaths</svg:title>
          <svg:desc>44§display§\qty{4}{J/s}§svg§600§TRUE§</svg:desc>
          <draw:path draw:style-name="gr420" draw:text-style-name="P13"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420" draw:text-style-name="P13"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420" draw:text-style-name="P13" draw:layer="layout" svg:width="0.544cm" svg:height="1.451cm" svg:x="11.677cm" svg:y="4.628cm" svg:viewBox="0 0 545 1452" svg:d="M0 1452c28 0 56 0 83 0 154-484 308-968 462-1452-29 0-59 0-88 0-152 484-305 968-457 1452z">
            <text:p/>
          </draw:path>
          <draw:path draw:style-name="gr420" draw:text-style-name="P13"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422" draw:text-style-name="P2" draw:layer="layout" svg:width="6.451cm" svg:height="6.308cm" draw:transform="skewX (0.00174532925199438) rotate (-2.41518661890975) translate (26.3686684528665cm 4.9779491755696cm)" svg:viewBox="0 0 6452 6309" svg:d="M0 6309c848-1274 1729-2236 1650-3102s-296-2184 596-2727 4083-1048 4206 1011">
          <text:p/>
        </draw:path>
        <draw:path draw:style-name="gr425" draw:text-style-name="P17" draw:layer="layout" svg:width="4.129cm" svg:height="0.473cm" draw:transform="rotate (-2.82970231625841) translate (25.6496474641651cm 3.99093258857877cm)" svg:viewBox="0 0 4130 474" svg:d="M0 237c872-5 680-241 1382-237 628-3 701 474 1396 474 679 0 488-216 1352-226">
          <text:p/>
        </draw:path>
        <draw:g draw:style-name="gr23">
          <svg:title>TexMaths</svg:title>
          <svg:desc>44§display§\qty{-4}{J/s}§svg§600§TRUE§</svg:desc>
          <draw:path draw:style-name="gr293" draw:text-style-name="P140" draw:layer="layout" svg:width="0.825cm" svg:height="0.091cm" svg:x="18.111cm" svg:y="5.94cm" svg:viewBox="0 0 826 92" svg:d="M0 0c275 0 551 0 826 0 0 31 0 61 0 92-275 0-551 0-826 0 0-31 0-61 0-92z">
            <text:p/>
          </draw:path>
          <draw:path draw:style-name="gr293" draw:text-style-name="P140"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293" draw:text-style-name="P140"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293" draw:text-style-name="P140" draw:layer="layout" svg:width="0.544cm" svg:height="1.451cm" svg:x="20.77cm" svg:y="5.26cm" svg:viewBox="0 0 545 1452" svg:d="M0 1452c29 0 59 0 88 0 152-484 305-968 457-1452-28 0-56 0-83 0-154 484-308 968-462 1452z">
            <text:p/>
          </draw:path>
          <draw:path draw:style-name="gr293" draw:text-style-name="P140"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413" draw:text-style-name="P17"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22" draw:text-style-name="P2"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23">
          <svg:title>TexMaths</svg:title>
          <svg:desc>44§display§\qty{-4}{J/s}§svg§600§TRUE§</svg:desc>
          <draw:path draw:style-name="gr293" draw:text-style-name="P140" draw:layer="layout" svg:width="0.708cm" svg:height="0.078cm" svg:x="15.332cm" svg:y="16.545cm" svg:viewBox="0 0 709 79" svg:d="M0 0c236 0 473 0 709 0 0 27 0 53 0 79-236 0-473 0-709 0 0-26 0-52 0-79z">
            <text:p/>
          </draw:path>
          <draw:path draw:style-name="gr293" draw:text-style-name="P140"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293" draw:text-style-name="P140"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293" draw:text-style-name="P140" draw:layer="layout" svg:width="0.467cm" svg:height="1.249cm" svg:x="17.616cm" svg:y="15.96cm" svg:viewBox="0 0 468 1250" svg:d="M0 1250c25 0 51 0 76 0 130-417 262-833 392-1250-24 0-48 0-71 0-132 417-265 833-397 1250z">
            <text:p/>
          </draw:path>
          <draw:path draw:style-name="gr293" draw:text-style-name="P140"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23">
          <svg:title>TexMaths</svg:title>
          <svg:desc>44§display§\qty{+4}{J/s}§svg§600§TRUE§</svg:desc>
          <draw:path draw:style-name="gr420" draw:text-style-name="P13"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420" draw:text-style-name="P13"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420" draw:text-style-name="P13"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420" draw:text-style-name="P13" draw:layer="layout" svg:width="0.467cm" svg:height="1.249cm" svg:x="21.669cm" svg:y="14.629cm" svg:viewBox="0 0 468 1250" svg:d="M0 1250c25 0 50 0 75 0 131-417 262-833 393-1250-24 0-48 0-72 0-132 417-264 833-396 1250z">
            <text:p/>
          </draw:path>
          <draw:path draw:style-name="gr420" draw:text-style-name="P13"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80" presentation:class="page"/>
          <draw:frame presentation:style-name="pr1" draw:text-style-name="P1" draw:layer="layout" svg:width="16.771cm" svg:height="12.572cm" svg:x="2.409cm" svg:y="13.271cm" presentation:class="notes" presentation:placeholder="true">
            <draw:text-box/>
          </draw:frame>
        </presentation:notes>
      </draw:page>
      <draw:page draw:name="page81" draw:style-name="dp1" draw:master-page-name="Default">
        <draw:g draw:style-name="gr45">
          <draw:path draw:style-name="gr422" draw:text-style-name="P2" draw:layer="layout" svg:width="5.555cm" svg:height="5.432cm" draw:transform="skewX (0.00174532925199433) rotate (-2.41518661890975) translate (10.7421562157411cm 4.49224397085538cm)" svg:viewBox="0 0 5556 5433" svg:d="M0 5433c730-1096 1489-1926 1421-2671-68-746-255-1881 513-2349 768-467 3516-902 3622 871">
            <text:p/>
          </draw:path>
          <draw:custom-shape draw:style-name="gr426" draw:text-style-name="P17"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45">
          <draw:path draw:style-name="gr422"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26" draw:text-style-name="P17"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27"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45">
          <draw:path draw:style-name="gr422" draw:text-style-name="P2" draw:layer="layout" svg:width="5.555cm" svg:height="5.432cm" draw:transform="skewX (0.00174532925199433) rotate (-2.41518661890975) translate (25.9431562157411cm 4.75324397085539cm)" svg:viewBox="0 0 5556 5433" svg:d="M0 5433c730-1096 1489-1926 1421-2671-68-746-255-1881 513-2349 768-467 3516-902 3622 871">
            <text:p/>
          </draw:path>
          <draw:custom-shape draw:style-name="gr426" draw:text-style-name="P1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45">
          <draw:path draw:style-name="gr422"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26" draw:text-style-name="P1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27"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29" draw:text-style-name="P17" draw:layer="layout" svg:width="2.854cm" svg:height="0.944cm" draw:transform="skewX (-0.0656243798749868) rotate (-3.02465559370617) translate (10.162cm 4.758cm)" draw:kind="arc" draw:start-angle="218.62" draw:end-angle="318.07">
          <text:p/>
        </draw:ellipse>
        <draw:ellipse draw:style-name="gr430" draw:text-style-name="P17" draw:layer="layout" svg:width="4.397cm" svg:height="0.947cm" draw:transform="skewX (-0.20315632493214) rotate (0.0757472895365539) translate (19.946cm 4.21cm)" draw:kind="arc" draw:start-angle="218.6" draw:end-angle="318.08">
          <text:p/>
        </draw:ellipse>
        <draw:frame draw:style-name="gr431" draw:text-style-name="P184" draw:layer="layout" svg:width="0.951cm" svg:height="0.992cm" svg:x="5.911cm" svg:y="3.802cm">
          <draw:text-box>
            <text:p><text:span text:style-name="T144">+</text:span></text:p>
          </draw:text-box>
        </draw:frame>
        <draw:frame draw:style-name="gr431" draw:text-style-name="P184" draw:layer="layout" svg:width="0.951cm" svg:height="0.992cm" svg:x="20.87cm" svg:y="3.703cm">
          <draw:text-box>
            <text:p><text:span text:style-name="T144">+</text:span></text:p>
          </draw:text-box>
        </draw:frame>
        <presentation:notes draw:style-name="dp2">
          <draw:page-thumbnail draw:style-name="gr1" draw:layer="layout" svg:width="21.219cm" svg:height="10.476cm" svg:x="0.185cm" svg:y="2.123cm" draw:page-number="81" presentation:class="page"/>
          <draw:frame presentation:style-name="pr1" draw:text-style-name="P1" draw:layer="layout" svg:width="16.771cm" svg:height="12.572cm" svg:x="2.409cm" svg:y="13.271cm" presentation:class="notes" presentation:placeholder="true">
            <draw:text-box/>
          </draw:frame>
        </presentation:notes>
      </draw:page>
      <draw:page draw:name="page82" draw:style-name="dp1" draw:master-page-name="Default">
        <draw:g draw:style-name="gr45">
          <draw:path draw:style-name="gr422"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32" draw:text-style-name="P185"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27"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45">
          <draw:path draw:style-name="gr422"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32" draw:text-style-name="P185"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45">
          <draw:path draw:style-name="gr422" draw:text-style-name="P2" draw:layer="layout" svg:width="5.555cm" svg:height="5.432cm" draw:transform="skewX (0.00174532925199427) rotate (-2.41518661890975) translate (22.5431562157411cm 4.73787315018671cm)" svg:viewBox="0 0 5556 5433" svg:d="M0 5433c730-1096 1489-1926 1421-2671-68-746-255-1881 513-2349 768-467 3516-902 3622 871">
            <text:p/>
          </draw:path>
          <draw:custom-shape draw:style-name="gr432" draw:text-style-name="P185"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27"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33" draw:text-style-name="P17" draw:layer="layout" svg:width="4.879cm" svg:height="0.948cm" draw:transform="skewX (-0.235968514869633) rotate (0.0682423737529783) translate (5.265cm 2.498cm)" draw:kind="arc" draw:start-angle="220.81" draw:end-angle="315.79">
          <text:p/>
        </draw:ellipse>
        <draw:ellipse draw:style-name="gr430" draw:text-style-name="P17" draw:layer="layout" svg:width="4.397cm" svg:height="0.946cm" draw:transform="skewX (-0.203330857857339) rotate (-3.06584536405324) translate (24.75cm 5.486cm)" draw:kind="arc" draw:start-angle="220.42" draw:end-angle="315.8">
          <text:p/>
        </draw:ellipse>
        <draw:g draw:style-name="gr45">
          <draw:path draw:style-name="gr422" draw:text-style-name="P2" draw:layer="layout" svg:width="5.555cm" svg:height="5.432cm" draw:transform="skewX (0.0017453292519944) rotate (-2.41518661890975) translate (10.7031562157411cm 4.50787315018671cm)" svg:viewBox="0 0 5556 5433" svg:d="M0 5433c730-1096 1489-1926 1421-2671-68-746-255-1881 513-2349 768-467 3516-902 3622 871">
            <text:p/>
          </draw:path>
          <draw:custom-shape draw:style-name="gr432" draw:text-style-name="P185"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432" draw:text-style-name="P185"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432" draw:text-style-name="P185"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432" draw:text-style-name="P185"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434" draw:text-style-name="P186" draw:layer="layout" svg:width="0.875cm" svg:height="0.992cm" svg:x="21.5cm" svg:y="2.491cm">
          <draw:text-box>
            <text:p><text:span text:style-name="T145">–</text:span></text:p>
          </draw:text-box>
        </draw:frame>
        <draw:frame draw:style-name="gr434" draw:text-style-name="P186" draw:layer="layout" svg:width="0.875cm" svg:height="0.992cm" svg:x="9.951cm" svg:y="1.53cm">
          <draw:text-box>
            <text:p><text:span text:style-name="T145">–</text:span></text:p>
          </draw:text-box>
        </draw:frame>
        <presentation:notes draw:style-name="dp2">
          <draw:page-thumbnail draw:style-name="gr1" draw:layer="layout" svg:width="21.219cm" svg:height="10.476cm" svg:x="0.185cm" svg:y="2.123cm" draw:page-number="82" presentation:class="page"/>
          <draw:frame presentation:style-name="pr1" draw:text-style-name="P1" draw:layer="layout" svg:width="16.771cm" svg:height="12.572cm" svg:x="2.409cm" svg:y="13.271cm" presentation:class="notes" presentation:placeholder="true">
            <draw:text-box/>
          </draw:frame>
        </presentation:notes>
      </draw:page>
      <draw:page draw:name="page83" draw:style-name="dp1" draw:master-page-name="Default">
        <draw:g draw:style-name="gr45">
          <draw:path draw:style-name="gr422"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32" draw:text-style-name="P185"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27"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45">
          <draw:path draw:style-name="gr422"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32" draw:text-style-name="P185"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45">
          <draw:path draw:style-name="gr422" draw:text-style-name="P2" draw:layer="layout" svg:width="5.555cm" svg:height="5.432cm" draw:transform="skewX (0.00174532925199427) rotate (-2.41518661890975) translate (22.5431562157411cm 4.73787315018669cm)" svg:viewBox="0 0 5556 5433" svg:d="M0 5433c730-1096 1489-1926 1421-2671-68-746-255-1881 513-2349 768-467 3516-902 3622 871">
            <text:p/>
          </draw:path>
          <draw:custom-shape draw:style-name="gr432" draw:text-style-name="P185"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27"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33" draw:text-style-name="P17" draw:layer="layout" svg:width="4.879cm" svg:height="0.948cm" draw:transform="skewX (-0.235968514869633) rotate (0.0682423737529783) translate (5.265cm 2.498cm)" draw:kind="arc" draw:start-angle="220.81" draw:end-angle="315.79">
          <text:p/>
        </draw:ellipse>
        <draw:ellipse draw:style-name="gr430" draw:text-style-name="P17" draw:layer="layout" svg:width="4.397cm" svg:height="0.946cm" draw:transform="skewX (-0.203330857857339) rotate (-3.06584536405324) translate (24.75cm 5.486cm)" draw:kind="arc" draw:start-angle="220.42" draw:end-angle="315.8">
          <text:p/>
        </draw:ellipse>
        <draw:g draw:style-name="gr45">
          <draw:path draw:style-name="gr422" draw:text-style-name="P2" draw:layer="layout" svg:width="5.555cm" svg:height="5.432cm" draw:transform="skewX (0.00174532925199433) rotate (-2.41518661890975) translate (10.7031562157411cm 4.50787315018669cm)" svg:viewBox="0 0 5556 5433" svg:d="M0 5433c730-1096 1489-1926 1421-2671-68-746-255-1881 513-2349 768-467 3516-902 3622 871">
            <text:p/>
          </draw:path>
          <draw:custom-shape draw:style-name="gr432" draw:text-style-name="P185"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34" draw:text-style-name="P186" draw:layer="layout" svg:width="0.875cm" svg:height="0.992cm" svg:x="21.223cm" svg:y="0.805cm">
          <draw:text-box>
            <text:p><text:span text:style-name="T145">–</text:span></text:p>
          </draw:text-box>
        </draw:frame>
        <draw:frame draw:style-name="gr434" draw:text-style-name="P186" draw:layer="layout" svg:width="0.875cm" svg:height="0.992cm" svg:x="9.524cm" svg:y="0.805cm">
          <draw:text-box>
            <text:p><text:span text:style-name="T145">–</text:span></text:p>
          </draw:text-box>
        </draw:frame>
        <draw:custom-shape draw:name="XXXtestXXX" draw:style-name="gr435" draw:text-style-name="P185"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436" draw:text-style-name="P185"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draw:g draw:style-name="gr45">
          <draw:path draw:style-name="gr422" draw:text-style-name="P2" draw:layer="layout" svg:width="5.555cm" svg:height="5.432cm" draw:transform="skewX (0.00174532925199433) rotate (-2.41518661890975) translate (10.7421562157411cm 4.49224397085538cm)" svg:viewBox="0 0 5556 5433" svg:d="M0 5433c730-1096 1489-1926 1421-2671-68-746-255-1881 513-2349 768-467 3516-902 3622 871">
            <text:p/>
          </draw:path>
          <draw:custom-shape draw:style-name="gr432" draw:text-style-name="P185"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45">
          <draw:path draw:style-name="gr422"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32" draw:text-style-name="P185"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27"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45">
          <draw:path draw:style-name="gr422" draw:text-style-name="P2" draw:layer="layout" svg:width="5.555cm" svg:height="5.432cm" draw:transform="skewX (0.00174532925199433) rotate (-2.41518661890975) translate (25.9431562157411cm 4.75324397085539cm)" svg:viewBox="0 0 5556 5433" svg:d="M0 5433c730-1096 1489-1926 1421-2671-68-746-255-1881 513-2349 768-467 3516-902 3622 871">
            <text:p/>
          </draw:path>
          <draw:custom-shape draw:style-name="gr426" draw:text-style-name="P1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45">
          <draw:path draw:style-name="gr422"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26" draw:text-style-name="P1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27"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33" draw:text-style-name="P17" draw:layer="layout" svg:width="3.898cm" svg:height="0.946cm" draw:transform="skewX (-0.159348560707082) rotate (0.0855211333477221) translate (6.076cm 2.766cm)" draw:kind="arc" draw:start-angle="221.84" draw:end-angle="314.75">
          <text:p/>
        </draw:ellipse>
        <draw:ellipse draw:style-name="gr430" draw:text-style-name="P17"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draw:path draw:style-name="gr419" draw:text-style-name="P18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23">
          <svg:title>TexMaths</svg:title>
          <svg:desc>44§display§\qty{8}{kg\cdot m/s}§svg§600§TRUE§</svg:desc>
          <draw:path draw:style-name="gr109" draw:text-style-name="P11"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09" draw:text-style-name="P11"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09" draw:text-style-name="P11"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09" draw:text-style-name="P11" draw:layer="layout" svg:width="0.175cm" svg:height="0.174cm" svg:x="19.621cm" svg:y="18.854cm" svg:viewBox="0 0 176 175" svg:d="M176 88c0-44-44-88-88-88-48 0-88 42-88 88s40 87 88 87 88-39 88-87z">
            <text:p/>
          </draw:path>
          <draw:path draw:style-name="gr109" draw:text-style-name="P11"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09" draw:text-style-name="P11" draw:layer="layout" svg:width="0.544cm" svg:height="1.451cm" svg:x="21.723cm" svg:y="18.218cm" svg:viewBox="0 0 545 1452" svg:d="M0 1452c29 0 59 0 88 0 152-484 305-968 457-1452-28 0-55 0-83 0-154 484-308 968-462 1452z">
            <text:p/>
          </draw:path>
          <draw:path draw:style-name="gr109" draw:text-style-name="P11"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419" draw:text-style-name="P18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23">
          <svg:title>TexMaths</svg:title>
          <svg:desc>44§display§\qty{-6}{C}§svg§600§TRUE§</svg:desc>
          <draw:path draw:style-name="gr293" draw:text-style-name="P140" draw:layer="layout" svg:width="1.203cm" svg:height="0.134cm" svg:x="20.96cm" svg:y="9.088cm" svg:viewBox="0 0 1204 135" svg:d="M0 0c401 0 803 0 1204 0 0 45 0 90 0 135-401 0-803 0-1204 0 0-45 0-90 0-135z">
            <text:p/>
          </draw:path>
          <draw:path draw:style-name="gr293" draw:text-style-name="P14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93" draw:text-style-name="P14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21" draw:text-style-name="P187" draw:layer="layout" svg:width="5.357cm" svg:height="2.579cm" svg:x="1.652cm" svg:y="16.707cm">
          <draw:text-box>
            <text:p><text:span text:style-name="T143">– </text:span><text:span text:style-name="T143">6 C</text:span></text:p>
          </draw:text-box>
        </draw:frame>
        <draw:line draw:style-name="gr437" draw:text-style-name="P10" draw:layer="layout" svg:x1="6.904cm" svg:y1="8.849cm" svg:x2="13.208cm" svg:y2="12.631cm">
          <text:p/>
        </draw:line>
        <draw:g draw:style-name="gr23">
          <svg:title>TexMaths</svg:title>
          <svg:desc>44§display§\qty{8}{N\cdot s}§svg§600§TRUE§</svg:desc>
          <draw:path draw:style-name="gr420" draw:text-style-name="P13"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420" draw:text-style-name="P13"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420" draw:text-style-name="P13" draw:layer="layout" svg:width="0.175cm" svg:height="0.174cm" svg:x="13.783cm" svg:y="10.479cm" svg:viewBox="0 0 176 175" svg:d="M176 88c0-44-44-88-88-88-48 0-88 42-88 88s40 87 88 87 88-39 88-87z">
            <text:p/>
          </draw:path>
          <draw:path draw:style-name="gr420" draw:text-style-name="P13"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85" presentation:class="page"/>
          <draw:frame presentation:style-name="pr1" draw:text-style-name="P64" draw:layer="layout" svg:width="16.771cm" svg:height="12.572cm" svg:x="2.409cm" svg:y="13.271cm" presentation:class="notes" presentation:placeholder="true">
            <draw:text-box/>
          </draw:frame>
        </presentation:notes>
      </draw:page>
      <draw:page draw:name="page86" draw:style-name="dp1" draw:master-page-name="Default">
        <draw:path draw:style-name="gr419" draw:text-style-name="P180"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419" draw:text-style-name="P180"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438" draw:text-style-name="P10" draw:layer="layout" svg:x1="26.107cm" svg:y1="5.424cm" svg:x2="29.198cm" svg:y2="5.848cm">
          <text:p/>
        </draw:line>
        <draw:frame draw:style-name="gr439" draw:text-style-name="P15" draw:layer="layout" svg:width="3.956cm" svg:height="1.521cm" svg:x="6.054cm" svg:y="5.763cm">
          <draw:text-box>
            <text:p><text:span text:style-name="T9">+5 J/s</text:span></text:p>
          </draw:text-box>
        </draw:frame>
        <draw:frame draw:style-name="gr440" draw:text-style-name="P16" draw:layer="layout" svg:width="3.821cm" svg:height="1.521cm" svg:x="4.398cm" svg:y="3.975cm">
          <draw:text-box>
            <text:p><text:span text:style-name="T10">–</text:span><text:span text:style-name="T10">5 J/s</text:span></text:p>
          </draw:text-box>
        </draw:frame>
        <draw:frame draw:style-name="gr441" draw:text-style-name="P15" draw:layer="layout" svg:width="2.509cm" svg:height="1.521cm" svg:x="26.154cm" svg:y="6.064cm">
          <draw:text-box>
            <text:p><text:span text:style-name="T9">8 N</text:span></text:p>
          </draw:text-box>
        </draw:frame>
        <draw:line draw:style-name="gr442" draw:text-style-name="P10" draw:layer="layout" svg:x1="26.382cm" svg:y1="4.514cm" svg:x2="23.291cm" svg:y2="4.09cm">
          <text:p/>
        </draw:line>
        <draw:frame draw:style-name="gr443" draw:text-style-name="P188" draw:layer="layout" svg:width="3.973cm" svg:height="1.377cm" svg:x="25.417cm" svg:y="7.147cm">
          <draw:text-box>
            <text:p text:style-name="P10"><text:span text:style-name="T101">through</text:span></text:p>
            <text:p text:style-name="P10"><text:span text:style-name="T101">whole surface</text:span></text:p>
          </draw:text-box>
        </draw:frame>
        <draw:frame draw:style-name="gr443" draw:text-style-name="P188" draw:layer="layout" svg:width="3.973cm" svg:height="1.377cm" svg:x="6.218cm" svg:y="7.048cm">
          <draw:text-box>
            <text:p text:style-name="P10"><text:span text:style-name="T101">through</text:span></text:p>
            <text:p text:style-name="P10"><text:span text:style-name="T101">whole surface</text:span></text:p>
          </draw:text-box>
        </draw:frame>
        <draw:path draw:style-name="gr419" draw:text-style-name="P180"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419" draw:text-style-name="P180"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438" draw:text-style-name="P10" draw:layer="layout" svg:x1="25.667cm" svg:y1="15.824cm" svg:x2="28.758cm" svg:y2="16.248cm">
          <text:p/>
        </draw:line>
        <draw:frame draw:style-name="gr439" draw:text-style-name="P15" draw:layer="layout" svg:width="3.956cm" svg:height="1.521cm" svg:x="10.296cm" svg:y="15.963cm">
          <draw:text-box>
            <text:p><text:span text:style-name="T9">+5 J/s</text:span></text:p>
          </draw:text-box>
        </draw:frame>
        <draw:frame draw:style-name="gr441" draw:text-style-name="P15" draw:layer="layout" svg:width="2.509cm" svg:height="1.521cm" svg:x="25.714cm" svg:y="16.464cm">
          <draw:text-box>
            <text:p><text:span text:style-name="T9">8 N</text:span></text:p>
          </draw:text-box>
        </draw:frame>
        <draw:frame draw:style-name="gr443" draw:text-style-name="P188" draw:layer="layout" svg:width="3.973cm" svg:height="1.377cm" svg:x="24.977cm" svg:y="17.547cm">
          <draw:text-box>
            <text:p text:style-name="P10"><text:span text:style-name="T101">through</text:span></text:p>
            <text:p text:style-name="P10"><text:span text:style-name="T101">whole surface</text:span></text:p>
          </draw:text-box>
        </draw:frame>
        <draw:frame draw:style-name="gr443" draw:text-style-name="P188" draw:layer="layout" svg:width="3.973cm" svg:height="1.377cm" svg:x="10.288cm" svg:y="17.248cm">
          <draw:text-box>
            <text:p text:style-name="P10"><text:span text:style-name="T101">through</text:span></text:p>
            <text:p text:style-name="P10"><text:span text:style-name="T101">whole surface</text:span></text:p>
          </draw:text-box>
        </draw:frame>
        <draw:path draw:style-name="gr444" draw:text-style-name="P17" draw:layer="layout" svg:width="2.514cm" svg:height="0.288cm" draw:transform="rotate (0.0506145483078356) translate (11.0699655049772cm 14.2333061399545cm)" svg:viewBox="0 0 2515 289" svg:d="M0 145c531-4 414-147 842-145 382-2 427 289 850 289 414-1 297-132 823-139">
          <text:p/>
        </draw:path>
        <draw:path draw:style-name="gr444" draw:text-style-name="P17" draw:layer="layout" svg:width="2.514cm" svg:height="0.288cm" draw:transform="rotate (0.725358837128843) translate (9.85207973716184cm 12.5964418113945cm)" svg:viewBox="0 0 2515 289" svg:d="M0 145c531-4 414-147 842-145 382-2 427 289 850 289 414-1 297-132 823-139">
          <text:p/>
        </draw:path>
        <draw:path draw:style-name="gr444" draw:text-style-name="P17" draw:layer="layout" svg:width="2.514cm" svg:height="0.288cm" draw:transform="rotate (2.31238672596729) translate (7.94820893970038cm 13.2610251011249cm)" svg:viewBox="0 0 2515 289" svg:d="M0 145c531-4 414-147 842-145 382-2 427 289 850 289 414-1 297-132 823-139">
          <text:p/>
        </draw:path>
        <draw:path draw:style-name="gr444" draw:text-style-name="P17" draw:layer="layout" svg:width="2.514cm" svg:height="0.288cm" draw:transform="rotate (2.73126574644593) translate (4.88425347151144cm 14.5430590874191cm)" svg:viewBox="0 0 2515 289" svg:d="M0 145c531-4 414-147 842-145 382-2 427 289 850 289 414-1 297-132 823-139">
          <text:p/>
        </draw:path>
        <draw:path draw:style-name="gr444" draw:text-style-name="P17" draw:layer="layout" svg:width="2.514cm" svg:height="0.288cm" draw:transform="rotate (-2.74645011093828) translate (5.62618072356362cm 16.5374886336729cm)" svg:viewBox="0 0 2515 289" svg:d="M0 145c531-4 414-147 842-145 382-2 427 289 850 289 414-1 297-132 823-139">
          <text:p/>
        </draw:path>
        <draw:path draw:style-name="gr444" draw:text-style-name="P17" draw:layer="layout" svg:width="2.514cm" svg:height="0.288cm" draw:transform="rotate (-1.80275058438494) translate (7.68184533834724cm 17.882488345323cm)" svg:viewBox="0 0 2515 289" svg:d="M0 145c531-4 414-147 842-145 382-2 427 289 850 289 414-1 297-132 823-139">
          <text:p/>
        </draw:path>
        <draw:path draw:style-name="gr444" draw:text-style-name="P17" draw:layer="layout" svg:width="2.514cm" svg:height="0.288cm" draw:transform="rotate (-0.433016187419793) translate (7.86089452938188cm 15.9993169589423cm)" svg:viewBox="0 0 2515 289" svg:d="M0 145c531-4 414-147 842-145 382-2 427 289 850 289 414-1 297-132 823-139">
          <text:p/>
        </draw:path>
        <draw:path draw:style-name="gr444" draw:text-style-name="P17" draw:layer="layout" svg:width="2.514cm" svg:height="0.288cm" draw:transform="rotate (0.0506145483078356) translate (25.5739655049772cm 13.7833061399545cm)" svg:viewBox="0 0 2515 289" svg:d="M0 145c531-4 414-147 842-145 382-2 427 289 850 289 414-1 297-132 823-139">
          <text:p/>
        </draw:path>
        <draw:path draw:style-name="gr444" draw:text-style-name="P17" draw:layer="layout" svg:width="2.514cm" svg:height="0.288cm" draw:transform="rotate (0.725358837128843) translate (24.3560797371618cm 12.1464418113945cm)" svg:viewBox="0 0 2515 289" svg:d="M0 145c531-4 414-147 842-145 382-2 427 289 850 289 414-1 297-132 823-139">
          <text:p/>
        </draw:path>
        <draw:path draw:style-name="gr444" draw:text-style-name="P17" draw:layer="layout" svg:width="2.514cm" svg:height="0.288cm" draw:transform="rotate (2.31238672596729) translate (22.4522089397004cm 12.8110251011249cm)" svg:viewBox="0 0 2515 289" svg:d="M0 145c531-4 414-147 842-145 382-2 427 289 850 289 414-1 297-132 823-139">
          <text:p/>
        </draw:path>
        <draw:path draw:style-name="gr444" draw:text-style-name="P17" draw:layer="layout" svg:width="2.514cm" svg:height="0.288cm" draw:transform="rotate (2.73126574644593) translate (19.3882534715114cm 14.0930590874191cm)" svg:viewBox="0 0 2515 289" svg:d="M0 145c531-4 414-147 842-145 382-2 427 289 850 289 414-1 297-132 823-139">
          <text:p/>
        </draw:path>
        <draw:path draw:style-name="gr444" draw:text-style-name="P17" draw:layer="layout" svg:width="2.514cm" svg:height="0.288cm" draw:transform="rotate (-2.74645011093828) translate (20.1301807235636cm 16.087488633673cm)" svg:viewBox="0 0 2515 289" svg:d="M0 145c531-4 414-147 842-145 382-2 427 289 850 289 414-1 297-132 823-139">
          <text:p/>
        </draw:path>
        <draw:path draw:style-name="gr444" draw:text-style-name="P17" draw:layer="layout" svg:width="2.514cm" svg:height="0.288cm" draw:transform="rotate (-1.80275058438494) translate (22.1858453383473cm 17.432488345323cm)" svg:viewBox="0 0 2515 289" svg:d="M0 145c531-4 414-147 842-145 382-2 427 289 850 289 414-1 297-132 823-139">
          <text:p/>
        </draw:path>
        <draw:path draw:style-name="gr444" draw:text-style-name="P17"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86" presentation:class="page"/>
          <draw:frame presentation:style-name="pr1" draw:text-style-name="P64" draw:layer="layout" svg:width="16.771cm" svg:height="12.572cm" svg:x="2.409cm" svg:y="13.271cm" presentation:class="notes" presentation:placeholder="true">
            <draw:text-box/>
          </draw:frame>
        </presentation:notes>
      </draw:page>
      <draw:page draw:name="page87" draw:style-name="dp1" draw:master-page-name="Default">
        <draw:custom-shape draw:style-name="gr445" draw:text-style-name="P1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5" draw:text-style-name="P1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46" draw:text-style-name="P10" draw:layer="layout" svg:x1="3.169cm" svg:y1="14.368cm" svg:x2="3.168cm" svg:y2="10.768cm">
          <text:p/>
        </draw:line>
        <draw:line draw:style-name="gr446" draw:text-style-name="P189" draw:layer="layout" svg:x1="10.519cm" svg:y1="12.81cm" svg:x2="12.318cm" svg:y2="13.71cm">
          <text:p/>
        </draw:line>
        <draw:line draw:style-name="gr446" draw:text-style-name="P10" draw:layer="layout" svg:x1="9.82cm" svg:y1="18.66cm" svg:x2="8.019cm" svg:y2="19.56cm">
          <text:p/>
        </draw:line>
        <draw:line draw:style-name="gr447" draw:text-style-name="P189" draw:layer="layout" svg:x1="11.374cm" svg:y1="14.29cm" svg:x2="9.575cm" svg:y2="13.39cm">
          <text:p/>
        </draw:line>
        <draw:line draw:style-name="gr447" draw:text-style-name="P10" draw:layer="layout" svg:x1="4.619cm" svg:y1="12.395cm" svg:x2="4.62cm" svg:y2="15.995cm">
          <text:p/>
        </draw:line>
        <draw:line draw:style-name="gr447" draw:text-style-name="P10" draw:layer="layout" svg:x1="8.419cm" svg:y1="18.16cm" svg:x2="10.218cm" svg:y2="17.26cm">
          <text:p/>
        </draw:line>
        <draw:frame draw:style-name="gr448" draw:text-style-name="P190" draw:layer="layout" svg:width="3.804cm" svg:height="1.026cm" svg:x="1.418cm" svg:y="9.915cm">
          <draw:text-box>
            <text:p><text:span text:style-name="T146">(0, 4, 0) N</text:span></text:p>
          </draw:text-box>
        </draw:frame>
        <draw:frame draw:style-name="gr449" draw:text-style-name="P190" draw:layer="layout" svg:width="4.193cm" svg:height="1.026cm" svg:x="11.949cm" svg:y="12.608cm">
          <draw:text-box>
            <text:p><text:span text:style-name="T146">(2, –1, 0) N</text:span></text:p>
          </draw:text-box>
        </draw:frame>
        <draw:frame draw:style-name="gr450" draw:text-style-name="P190" draw:layer="layout" svg:width="4.583cm" svg:height="1.026cm" svg:x="3.511cm" svg:y="18.838cm">
          <draw:text-box>
            <text:p><text:span text:style-name="T146">(–2, –1, 0) N</text:span></text:p>
          </draw:text-box>
        </draw:frame>
        <draw:line draw:style-name="gr451" draw:text-style-name="P10" draw:layer="layout" svg:x1="22.917cm" svg:y1="4.551cm" svg:x2="22.916cm" svg:y2="2.751cm">
          <text:p/>
        </draw:line>
        <draw:frame draw:style-name="gr448" draw:text-style-name="P191" draw:layer="layout" svg:width="3.804cm" svg:height="1.026cm" svg:x="23.2cm" svg:y="2.716cm">
          <draw:text-box>
            <text:p><text:span text:style-name="T147">(0, 2, 0) N</text:span></text:p>
          </draw:text-box>
        </draw:frame>
        <draw:line draw:style-name="gr452" draw:text-style-name="P10" draw:layer="layout" svg:x1="21.308cm" svg:y1="5.638cm" svg:x2="21.309cm" svg:y2="7.438cm">
          <text:p/>
        </draw:line>
        <draw:frame draw:style-name="gr453" draw:text-style-name="P188" draw:layer="layout" svg:width="3.973cm" svg:height="1.377cm" svg:x="23.116cm" svg:y="3.66cm">
          <draw:text-box>
            <text:p text:style-name="P10"><text:span text:style-name="T101">through</text:span></text:p>
            <text:p text:style-name="P10"><text:span text:style-name="T101">whole surface</text:span></text:p>
          </draw:text-box>
        </draw:frame>
        <presentation:notes draw:style-name="dp2">
          <draw:page-thumbnail draw:style-name="gr1" draw:layer="layout" svg:width="21.219cm" svg:height="10.476cm" svg:x="0.185cm" svg:y="2.123cm" draw:page-number="87" presentation:class="page"/>
          <draw:frame presentation:style-name="pr1" draw:text-style-name="P1" draw:layer="layout" svg:width="16.771cm" svg:height="12.572cm" svg:x="2.409cm" svg:y="13.271cm" presentation:class="notes" presentation:placeholder="true">
            <draw:text-box/>
          </draw:frame>
        </presentation:notes>
      </draw:page>
      <draw:page draw:name="page88" draw:style-name="dp1" draw:master-page-name="Default">
        <draw:custom-shape draw:style-name="gr445" draw:text-style-name="P1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5" draw:text-style-name="P1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54" draw:text-style-name="P185" draw:layer="layout" svg:x1="3.169cm" svg:y1="14.368cm" svg:x2="3.168cm" svg:y2="10.768cm">
          <text:p/>
        </draw:line>
        <draw:line draw:style-name="gr454" draw:text-style-name="P192" draw:layer="layout" svg:x1="10.519cm" svg:y1="12.81cm" svg:x2="12.318cm" svg:y2="13.71cm">
          <text:p/>
        </draw:line>
        <draw:line draw:style-name="gr454" draw:text-style-name="P185" draw:layer="layout" svg:x1="9.82cm" svg:y1="18.66cm" svg:x2="8.019cm" svg:y2="19.56cm">
          <text:p/>
        </draw:line>
        <draw:frame draw:style-name="gr448" draw:text-style-name="P193" draw:layer="layout" svg:width="3.804cm" svg:height="1.026cm" svg:x="1.418cm" svg:y="9.915cm">
          <draw:text-box>
            <text:p><text:span text:style-name="T148">(0, 4, 0) N</text:span></text:p>
          </draw:text-box>
        </draw:frame>
        <draw:frame draw:style-name="gr449" draw:text-style-name="P193" draw:layer="layout" svg:width="4.193cm" svg:height="1.026cm" svg:x="11.949cm" svg:y="12.608cm">
          <draw:text-box>
            <text:p><text:span text:style-name="T148">(2, –1, 0) N</text:span></text:p>
          </draw:text-box>
        </draw:frame>
        <draw:frame draw:style-name="gr450" draw:text-style-name="P193" draw:layer="layout" svg:width="4.583cm" svg:height="1.026cm" svg:x="3.511cm" svg:y="18.838cm">
          <draw:text-box>
            <text:p><text:span text:style-name="T148">(–2, –1, 0) N</text:span></text:p>
          </draw:text-box>
        </draw:frame>
        <draw:line draw:style-name="gr451" draw:text-style-name="P10" draw:layer="layout" svg:x1="24.117cm" svg:y1="3.251cm" svg:x2="24.116cm" svg:y2="1.451cm">
          <text:p/>
        </draw:line>
        <draw:frame draw:style-name="gr448" draw:text-style-name="P191" draw:layer="layout" svg:width="3.804cm" svg:height="1.026cm" svg:x="24.4cm" svg:y="1.416cm">
          <draw:text-box>
            <text:p><text:span text:style-name="T147">(0, 2, 0) N</text:span></text:p>
          </draw:text-box>
        </draw:frame>
        <draw:frame draw:style-name="gr453" draw:text-style-name="P188" draw:layer="layout" svg:width="3.973cm" svg:height="1.377cm" svg:x="24.316cm" svg:y="2.36cm">
          <draw:text-box>
            <text:p text:style-name="P10"><text:span text:style-name="T101">through</text:span></text:p>
            <text:p text:style-name="P10"><text:span text:style-name="T101">whole surface</text:span></text:p>
          </draw:text-box>
        </draw:frame>
        <draw:path draw:style-name="gr455" draw:text-style-name="P17" draw:layer="layout" svg:width="2.514cm" svg:height="0.288cm" draw:transform="rotate (2.60385671105034) translate (3.90907306278341cm 15.9917135583986cm)" svg:viewBox="0 0 2515 289" svg:d="M0 145c531-4 414-147 842-145 382-2 427 289 850 289 414-1 297-132 823-139">
          <text:p/>
        </draw:path>
        <draw:path draw:style-name="gr455" draw:text-style-name="P17" draw:layer="layout" svg:width="2.514cm" svg:height="0.288cm" draw:transform="rotate (0.788190690200639) translate (8.84061788668801cm 13.3482466340159cm)" svg:viewBox="0 0 2515 289" svg:d="M0 145c531-4 414-147 842-145 382-2 427 289 850 289 414-1 297-132 823-139">
          <text:p/>
        </draw:path>
        <draw:path draw:style-name="gr455" draw:text-style-name="P17" draw:layer="layout" svg:width="2.514cm" svg:height="0.288cm" draw:transform="rotate (-1.70797920600165) translate (10.9556937127702cm 17.1865408033076cm)" svg:viewBox="0 0 2515 289" svg:d="M0 145c531-4 414-147 842-145 382-2 427 289 850 289 414-1 297-132 823-139">
          <text:p/>
        </draw:path>
        <draw:path draw:style-name="gr444" draw:text-style-name="P17" draw:layer="layout" svg:width="2.514cm" svg:height="0.288cm" draw:transform="rotate (2.60385671105034) translate (15.9750730627834cm 7.93371355839864cm)" svg:viewBox="0 0 2515 289" svg:d="M0 145c531-4 414-147 842-145 382-2 427 289 850 289 414-1 297-132 823-139">
          <text:p/>
        </draw:path>
        <draw:path draw:style-name="gr444" draw:text-style-name="P17" draw:layer="layout" svg:width="2.514cm" svg:height="0.288cm" draw:transform="rotate (0.788190690200639) translate (20.906617886688cm 5.29024663401589cm)" svg:viewBox="0 0 2515 289" svg:d="M0 145c531-4 414-147 842-145 382-2 427 289 850 289 414-1 297-132 823-139">
          <text:p/>
        </draw:path>
        <draw:path draw:style-name="gr444" draw:text-style-name="P17" draw:layer="layout" svg:width="2.514cm" svg:height="0.288cm" draw:transform="rotate (-1.70797920600165) translate (23.0216937127702cm 9.12854080330762cm)" svg:viewBox="0 0 2515 289" svg:d="M0 145c531-4 414-147 842-145 382-2 427 289 850 289 414-1 297-132 823-139">
          <text:p/>
        </draw:path>
        <draw:path draw:style-name="gr444" draw:text-style-name="P17" draw:layer="layout" svg:width="2.514cm" svg:height="0.288cm" draw:transform="rotate (2.60385671105034) translate (17.4030730627834cm 4.87271355839864cm)" svg:viewBox="0 0 2515 289" svg:d="M0 145c531-4 414-147 842-145 382-2 427 289 850 289 414-1 297-132 823-139">
          <text:p/>
        </draw:path>
        <draw:path draw:style-name="gr444" draw:text-style-name="P17" draw:layer="layout" svg:width="2.514cm" svg:height="0.288cm" draw:transform="rotate (0.788190690200639) translate (23.912617886688cm 8.14324663401589cm)" svg:viewBox="0 0 2515 289" svg:d="M0 145c531-4 414-147 842-145 382-2 427 289 850 289 414-1 297-132 823-139">
          <text:p/>
        </draw:path>
        <draw:path draw:style-name="gr444" draw:text-style-name="P17"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88" presentation:class="page"/>
          <draw:frame presentation:style-name="pr1" draw:text-style-name="P1" draw:layer="layout" svg:width="16.771cm" svg:height="12.572cm" svg:x="2.409cm" svg:y="13.271cm" presentation:class="notes" presentation:placeholder="true">
            <draw:text-box/>
          </draw:frame>
        </presentation:notes>
      </draw:page>
      <draw:page draw:name="page89" draw:style-name="dp1" draw:master-page-name="Default">
        <draw:custom-shape draw:style-name="gr456" draw:text-style-name="P129" draw:layer="layout" svg:width="7.489cm" svg:height="7.489cm" svg:x="3.191cm" svg:y="6.781cm">
          <text:p/>
          <draw:enhanced-geometry svg:viewBox="0 0 21600 21600" draw:type="rectangle" draw:enhanced-path="M 0 0 L 21600 0 21600 21600 0 21600 0 0 Z N"/>
        </draw:custom-shape>
        <draw:line draw:style-name="gr446" draw:text-style-name="P189" draw:layer="layout" svg:x1="5.929cm" svg:y1="6.325cm" svg:x2="7.941cm" svg:y2="6.325cm">
          <text:p/>
        </draw:line>
        <draw:line draw:style-name="gr446" draw:text-style-name="P189" draw:layer="layout" svg:x1="5.929cm" svg:y1="14.725cm" svg:x2="7.941cm" svg:y2="14.725cm">
          <text:p/>
        </draw:line>
        <draw:line draw:style-name="gr446" draw:text-style-name="P189" draw:layer="layout" svg:x1="0.858cm" svg:y1="10.525cm" svg:x2="2.87cm" svg:y2="10.525cm">
          <text:p/>
        </draw:line>
        <draw:line draw:style-name="gr446" draw:text-style-name="P189" draw:layer="layout" svg:x1="11.018cm" svg:y1="10.525cm" svg:x2="13.03cm" svg:y2="10.525cm">
          <text:p/>
        </draw:line>
        <draw:line draw:style-name="gr447" draw:text-style-name="P189" draw:layer="layout" svg:x1="10.39cm" svg:y1="10.525cm" svg:x2="8.378cm" svg:y2="10.525cm">
          <text:p/>
        </draw:line>
        <draw:line draw:style-name="gr447" draw:text-style-name="P189" draw:layer="layout" svg:x1="5.53cm" svg:y1="10.525cm" svg:x2="3.518cm" svg:y2="10.525cm">
          <text:p/>
        </draw:line>
        <draw:line draw:style-name="gr447" draw:text-style-name="P189" draw:layer="layout" svg:x1="7.941cm" svg:y1="13.725cm" svg:x2="5.929cm" svg:y2="13.725cm">
          <text:p/>
        </draw:line>
        <draw:line draw:style-name="gr447" draw:text-style-name="P189" draw:layer="layout" svg:x1="7.941cm" svg:y1="7.325cm" svg:x2="5.929cm" svg:y2="7.325cm">
          <text:p/>
        </draw:line>
        <draw:custom-shape draw:style-name="gr456" draw:text-style-name="P129" draw:layer="layout" svg:width="7.489cm" svg:height="7.489cm" svg:x="18.085cm" svg:y="6.785cm">
          <text:p/>
          <draw:enhanced-geometry svg:viewBox="0 0 21600 21600" draw:type="rectangle" draw:enhanced-path="M 0 0 L 21600 0 21600 21600 0 21600 0 0 Z N"/>
        </draw:custom-shape>
        <draw:line draw:style-name="gr447" draw:text-style-name="P189" draw:layer="layout" svg:x1="25.135cm" svg:y1="7.329cm" svg:x2="23.123cm" svg:y2="7.329cm">
          <text:p/>
        </draw:line>
        <draw:line draw:style-name="gr446" draw:text-style-name="P189" draw:layer="layout" svg:x1="25.872cm" svg:y1="6.329cm" svg:x2="27.884cm" svg:y2="6.329cm">
          <text:p/>
        </draw:line>
        <draw:frame draw:style-name="gr457" draw:text-style-name="P188" draw:layer="layout" svg:width="2.509cm" svg:height="1.94cm" svg:x="25.517cm" svg:y="6.559cm">
          <draw:text-box>
            <text:p text:style-name="P10"><text:span text:style-name="T101">through</text:span></text:p>
            <text:p text:style-name="P10"><text:span text:style-name="T101">whole</text:span></text:p>
            <text:p text:style-name="P10"><text:span text:style-name="T101">surface</text:span></text:p>
          </draw:text-box>
        </draw:frame>
        <presentation:notes draw:style-name="dp2">
          <draw:page-thumbnail draw:style-name="gr1" draw:layer="layout" svg:width="21.219cm" svg:height="10.476cm" svg:x="0.185cm" svg:y="2.123cm" draw:page-number="89" presentation:class="page"/>
          <draw:frame presentation:style-name="pr1" draw:text-style-name="P1" draw:layer="layout" svg:width="16.771cm" svg:height="12.572cm" svg:x="2.409cm" svg:y="13.271cm" presentation:class="notes" presentation:placeholder="true">
            <draw:text-box/>
          </draw:frame>
        </presentation:notes>
      </draw:page>
      <draw:page draw:name="page90" draw:style-name="dp1" draw:master-page-name="Default">
        <draw:custom-shape draw:style-name="gr456" draw:text-style-name="P129" draw:layer="layout" svg:width="7.489cm" svg:height="7.489cm" svg:x="3.191cm" svg:y="6.781cm">
          <text:p/>
          <draw:enhanced-geometry svg:viewBox="0 0 21600 21600" draw:type="rectangle" draw:enhanced-path="M 0 0 L 21600 0 21600 21600 0 21600 0 0 Z N"/>
        </draw:custom-shape>
        <draw:line draw:style-name="gr452" draw:text-style-name="P189" draw:layer="layout" svg:x1="5.929cm" svg:y1="6.325cm" svg:x2="7.941cm" svg:y2="6.325cm">
          <text:p/>
        </draw:line>
        <draw:line draw:style-name="gr452" draw:text-style-name="P189" draw:layer="layout" svg:x1="5.929cm" svg:y1="14.725cm" svg:x2="7.941cm" svg:y2="14.725cm">
          <text:p/>
        </draw:line>
        <draw:line draw:style-name="gr452" draw:text-style-name="P189" draw:layer="layout" svg:x1="0.858cm" svg:y1="10.525cm" svg:x2="2.87cm" svg:y2="10.525cm">
          <text:p/>
        </draw:line>
        <draw:line draw:style-name="gr452" draw:text-style-name="P189" draw:layer="layout" svg:x1="11.018cm" svg:y1="10.525cm" svg:x2="13.03cm" svg:y2="10.525cm">
          <text:p/>
        </draw:line>
        <draw:custom-shape draw:style-name="gr456" draw:text-style-name="P129" draw:layer="layout" svg:width="7.489cm" svg:height="7.489cm" svg:x="18.085cm" svg:y="6.785cm">
          <text:p/>
          <draw:enhanced-geometry svg:viewBox="0 0 21600 21600" draw:type="rectangle" draw:enhanced-path="M 0 0 L 21600 0 21600 21600 0 21600 0 0 Z N"/>
        </draw:custom-shape>
        <draw:line draw:style-name="gr451" draw:text-style-name="P189" draw:layer="layout" svg:x1="26.672cm" svg:y1="5.929cm" svg:x2="28.684cm" svg:y2="5.929cm">
          <text:p/>
        </draw:line>
        <draw:frame draw:style-name="gr457" draw:text-style-name="P188" draw:layer="layout" svg:width="2.509cm" svg:height="1.94cm" svg:x="26.317cm" svg:y="6.159cm">
          <draw:text-box>
            <text:p text:style-name="P10"><text:span text:style-name="T101">through</text:span></text:p>
            <text:p text:style-name="P10"><text:span text:style-name="T101">whole</text:span></text:p>
            <text:p text:style-name="P10"><text:span text:style-name="T101">surface</text:span></text:p>
          </draw:text-box>
        </draw:frame>
        <draw:path draw:style-name="gr455" draw:text-style-name="P17" draw:layer="layout" svg:width="2.514cm" svg:height="0.288cm" draw:transform="rotate (1.5707963267949) translate (8.39084800874146cm 8.07098153488077cm)" svg:viewBox="0 0 2515 289" svg:d="M0 145c531-4 414-147 842-145 382-2 427 289 850 289 414-1 297-132 823-139">
          <text:p/>
        </draw:path>
        <draw:path draw:style-name="gr455" draw:text-style-name="P17" draw:layer="layout" svg:width="2.514cm" svg:height="0.288cm" draw:transform="rotate (1.5707963267949) translate (8.45484800874146cm 15.4832877532875cm)" svg:viewBox="0 0 2515 289" svg:d="M2515 145c-531-4-414-147-841-145-383-2-427 289-851 289-414-1-297-132-823-139">
          <text:p/>
        </draw:path>
        <draw:path draw:style-name="gr455" draw:text-style-name="P17" draw:layer="layout" svg:width="2.514cm" svg:height="0.288cm" svg:x="1.905cm" svg:y="11.369cm" svg:viewBox="0 0 2515 289" svg:d="M2515 145c-531-4-414-147-841-145-383-2-427 289-851 289-414-1-297-132-823-139">
          <text:p/>
        </draw:path>
        <draw:path draw:style-name="gr455" draw:text-style-name="P17" draw:layer="layout" svg:width="2.514cm" svg:height="0.288cm" svg:x="9.417cm" svg:y="11.433cm" svg:viewBox="0 0 2515 289" svg:d="M0 145c531-4 414-147 842-145 382-2 427 289 850 289 414-1 297-132 823-139">
          <text:p/>
        </draw:path>
        <draw:path draw:style-name="gr444" draw:text-style-name="P17" draw:layer="layout" svg:width="2.514cm" svg:height="0.288cm" draw:transform="rotate (1.5707963267949) translate (21.8918480087415cm 8.07198153488077cm)" svg:viewBox="0 0 2515 289" svg:d="M0 145c531-4 414-147 842-145 382-2 427 289 850 289 414-1 297-132 823-139">
          <text:p/>
        </draw:path>
        <draw:path draw:style-name="gr444" draw:text-style-name="P17" draw:layer="layout" svg:width="2.514cm" svg:height="0.288cm" draw:transform="rotate (1.5707963267949) translate (21.9558480087415cm 15.4842877532875cm)" svg:viewBox="0 0 2515 289" svg:d="M2515 145c-531-4-414-147-841-145-383-2-427 289-851 289-414-1-297-132-823-139">
          <text:p/>
        </draw:path>
        <draw:path draw:style-name="gr444" draw:text-style-name="P17" draw:layer="layout" svg:width="2.514cm" svg:height="0.288cm" svg:x="16.806cm" svg:y="10.17cm" svg:viewBox="0 0 2515 289" svg:d="M2515 145c-531-4-414-147-841-145-383-2-427 289-851 289-414-1-297-132-823-139">
          <text:p/>
        </draw:path>
        <draw:path draw:style-name="gr444" draw:text-style-name="P17"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draw:path draw:style-name="gr419" draw:text-style-name="P18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23">
          <svg:title>TexMaths</svg:title>
          <svg:desc>44§display§\qty{8}{kg\cdot m/s}§svg§600§TRUE§</svg:desc>
          <draw:path draw:style-name="gr24" draw:text-style-name="P11"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24" draw:text-style-name="P11"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24" draw:text-style-name="P11"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24" draw:text-style-name="P11" draw:layer="layout" svg:width="0.175cm" svg:height="0.174cm" svg:x="19.621cm" svg:y="18.854cm" svg:viewBox="0 0 176 175" svg:d="M176 88c0-44-44-88-88-88-48 0-88 42-88 88s40 87 88 87 88-39 88-87z">
            <text:p/>
          </draw:path>
          <draw:path draw:style-name="gr24" draw:text-style-name="P11"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24" draw:text-style-name="P11" draw:layer="layout" svg:width="0.544cm" svg:height="1.451cm" svg:x="21.723cm" svg:y="18.218cm" svg:viewBox="0 0 545 1452" svg:d="M0 1452c29 0 59 0 88 0 152-484 305-968 457-1452-28 0-55 0-83 0-154 484-308 968-462 1452z">
            <text:p/>
          </draw:path>
          <draw:path draw:style-name="gr24" draw:text-style-name="P11"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458" draw:text-style-name="P187" draw:layer="layout" svg:width="5.357cm" svg:height="2.579cm" svg:x="1.652cm" svg:y="16.707cm">
          <draw:text-box>
            <text:p><text:span text:style-name="T143">– </text:span><text:span text:style-name="T143">6 C</text:span></text:p>
          </draw:text-box>
        </draw:frame>
        <draw:line draw:style-name="gr459" draw:text-style-name="P10" draw:layer="layout" svg:x1="6.904cm" svg:y1="8.849cm" svg:x2="13.208cm" svg:y2="12.631cm">
          <text:p/>
        </draw:line>
        <draw:g draw:style-name="gr23">
          <svg:title>TexMaths</svg:title>
          <svg:desc>44§display§\qty{8}{N\cdot s}§svg§600§TRUE§</svg:desc>
          <draw:path draw:style-name="gr28" draw:text-style-name="P13"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8" draw:text-style-name="P13"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8" draw:text-style-name="P13" draw:layer="layout" svg:width="0.175cm" svg:height="0.174cm" svg:x="13.783cm" svg:y="10.479cm" svg:viewBox="0 0 176 175" svg:d="M176 88c0-44-44-88-88-88-48 0-88 42-88 88s40 87 88 87 88-39 88-87z">
            <text:p/>
          </draw:path>
          <draw:path draw:style-name="gr28" draw:text-style-name="P13"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460" draw:text-style-name="P129"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1" draw:text-style-name="P10" draw:layer="layout" svg:x1="20.28cm" svg:y1="5.379cm" svg:x2="20.28cm" svg:y2="2.93cm">
          <text:p/>
        </draw:line>
        <draw:line draw:style-name="gr461" draw:text-style-name="P10" draw:layer="layout" svg:x1="21.98cm" svg:y1="5.456cm" svg:x2="21.98cm" svg:y2="7.905cm">
          <text:p/>
        </draw:line>
        <draw:line draw:style-name="gr462" draw:text-style-name="P2" draw:layer="layout" svg:x1="21.209cm" svg:y1="4.323cm" svg:x2="21.209cm" svg:y2="6.474cm">
          <text:p/>
        </draw:line>
        <presentation:notes draw:style-name="dp2">
          <draw:page-thumbnail draw:style-name="gr1" draw:layer="layout" svg:width="21.219cm" svg:height="10.476cm" svg:x="0.185cm" svg:y="2.123cm" draw:page-number="91" presentation:class="page"/>
          <draw:frame presentation:style-name="pr1" draw:text-style-name="P64" draw:layer="layout" svg:width="16.771cm" svg:height="12.572cm" svg:x="2.409cm" svg:y="13.271cm" presentation:class="notes" presentation:placeholder="true">
            <draw:text-box/>
          </draw:frame>
        </presentation:notes>
      </draw:page>
      <draw:page draw:name="page92" draw:style-name="dp1" draw:master-page-name="Default">
        <draw:path draw:style-name="gr463" draw:text-style-name="P129"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64" draw:text-style-name="P194"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23">
          <svg:title>TexMaths</svg:title>
          <svg:desc>28§display§\qty{3}{N\cdot s}§svg§600§TRUE§</svg:desc>
          <draw:path draw:style-name="gr226" draw:text-style-name="P107"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26" draw:text-style-name="P107"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26" draw:text-style-name="P107" draw:layer="layout" svg:width="0.079cm" svg:height="0.079cm" svg:x="13.574cm" svg:y="5.246cm" svg:viewBox="0 0 80 80" svg:d="M80 40c0-20-20-40-40-40-22 0-40 19-40 40s18 40 40 40 40-18 40-40z">
            <text:p/>
          </draw:path>
          <draw:path draw:style-name="gr226" draw:text-style-name="P107"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23">
          <svg:title>TexMaths</svg:title>
          <svg:desc>28§display§\qty{6}{N\cdot s}§svg§600§TRUE§</svg:desc>
          <draw:path draw:style-name="gr465" draw:text-style-name="P107"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65" draw:text-style-name="P107"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65" draw:text-style-name="P107" draw:layer="layout" svg:width="0.08cm" svg:height="0.079cm" svg:x="10.676cm" svg:y="9.571cm" svg:viewBox="0 0 81 80" svg:d="M81 40c0-20-20-40-40-40-23 0-41 19-41 40s18 40 41 40c22 0 40-18 40-40z">
            <text:p/>
          </draw:path>
          <draw:path draw:style-name="gr465" draw:text-style-name="P107"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66" draw:text-style-name="P130" draw:layer="layout" svg:x1="4.936cm" svg:y1="8.042cm" svg:x2="6.685cm" svg:y2="8.042cm">
          <text:p/>
        </draw:line>
        <draw:line draw:style-name="gr467" draw:text-style-name="P130" draw:layer="layout" svg:x1="4.936cm" svg:y1="8.042cm" svg:x2="4.936cm" svg:y2="6.293cm">
          <text:p/>
        </draw:line>
        <draw:frame draw:style-name="gr468" draw:text-style-name="P195" draw:layer="layout" svg:width="0.559cm" svg:height="0.814cm" svg:x="4.342cm" svg:y="6.46cm">
          <draw:text-box>
            <text:p><text:span text:style-name="T149">y</text:span></text:p>
          </draw:text-box>
        </draw:frame>
        <draw:frame draw:style-name="gr469" draw:text-style-name="P195" draw:layer="layout" svg:width="0.559cm" svg:height="0.814cm" svg:x="5.717cm" svg:y="7.905cm">
          <draw:text-box>
            <text:p><text:span text:style-name="T149">x</text:span></text:p>
          </draw:text-box>
        </draw:frame>
        <draw:line draw:style-name="gr470" draw:text-style-name="P10" draw:layer="layout" svg:x1="12.026cm" svg:y1="6.844cm" svg:x2="12.026cm" svg:y2="4.344cm">
          <text:p/>
        </draw:line>
        <draw:line draw:style-name="gr470" draw:text-style-name="P10" draw:layer="layout" svg:x1="13.664cm" svg:y1="9.172cm" svg:x2="8.664cm" svg:y2="9.172cm">
          <text:p/>
        </draw:line>
        <draw:line draw:style-name="gr471" draw:text-style-name="P141" draw:layer="layout" svg:x1="4.937cm" svg:y1="16.042cm" svg:x2="6.686cm" svg:y2="16.042cm">
          <text:p/>
        </draw:line>
        <draw:line draw:style-name="gr472" draw:text-style-name="P141" draw:layer="layout" svg:x1="4.937cm" svg:y1="16.042cm" svg:x2="4.937cm" svg:y2="14.293cm">
          <text:p/>
        </draw:line>
        <draw:frame draw:style-name="gr473" draw:text-style-name="P196" draw:layer="layout" svg:width="0.559cm" svg:height="0.958cm" svg:x="4.143cm" svg:y="14.06cm">
          <draw:text-box>
            <text:p><text:span text:style-name="T150">y</text:span></text:p>
          </draw:text-box>
        </draw:frame>
        <draw:frame draw:style-name="gr474" draw:text-style-name="P196" draw:layer="layout" svg:width="0.559cm" svg:height="0.958cm" svg:x="6.018cm" svg:y="16.005cm">
          <draw:text-box>
            <text:p><text:span text:style-name="T150">x</text:span></text:p>
          </draw:text-box>
        </draw:frame>
        <draw:path draw:style-name="gr463" draw:text-style-name="P129"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64" draw:text-style-name="P194"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23">
          <svg:title>TexMaths</svg:title>
          <svg:desc>28§display§\qty{3}{N\cdot s}§svg§600§TRUE§</svg:desc>
          <draw:path draw:style-name="gr226" draw:text-style-name="P107"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26" draw:text-style-name="P107"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26" draw:text-style-name="P107" draw:layer="layout" svg:width="0.079cm" svg:height="0.079cm" svg:x="24.001cm" svg:y="13.947cm" svg:viewBox="0 0 80 80" svg:d="M80 40c0-20-20-40-40-40-22 0-40 19-40 40s18 40 40 40 40-18 40-40z">
            <text:p/>
          </draw:path>
          <draw:path draw:style-name="gr226" draw:text-style-name="P107"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23">
          <svg:title>TexMaths</svg:title>
          <svg:desc>28§display§\qty{6}{N\cdot s}§svg§600§TRUE§</svg:desc>
          <draw:path draw:style-name="gr465" draw:text-style-name="P107"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65" draw:text-style-name="P107"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65" draw:text-style-name="P107" draw:layer="layout" svg:width="0.08cm" svg:height="0.079cm" svg:x="19.703cm" svg:y="17.572cm" svg:viewBox="0 0 81 80" svg:d="M81 40c0-20-20-40-40-40-23 0-41 19-41 40s18 40 41 40c22 0 40-18 40-40z">
            <text:p/>
          </draw:path>
          <draw:path draw:style-name="gr465" draw:text-style-name="P107"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70" draw:text-style-name="P10" draw:layer="layout" svg:x1="20.969cm" svg:y1="14.979cm" svg:x2="22.737cm" svg:y2="13.211cm">
          <text:p/>
        </draw:line>
        <draw:line draw:style-name="gr470" draw:text-style-name="P10" draw:layer="layout" svg:x1="22.691cm" svg:y1="17.173cm" svg:x2="17.691cm" svg:y2="17.173cm">
          <text:p/>
        </draw:line>
        <presentation:notes draw:style-name="dp2">
          <draw:page-thumbnail draw:style-name="gr1" draw:layer="layout" svg:width="21.219cm" svg:height="10.476cm" svg:x="0.185cm" svg:y="2.123cm" draw:page-number="92" presentation:class="page"/>
          <draw:frame presentation:style-name="pr1" draw:text-style-name="P1" draw:layer="layout" svg:width="16.771cm" svg:height="12.572cm" svg:x="2.409cm" svg:y="13.271cm" presentation:class="notes" presentation:placeholder="true">
            <draw:text-box/>
          </draw:frame>
        </presentation:notes>
      </draw:page>
      <draw:page draw:name="page93" draw:style-name="dp1" draw:master-page-name="Default">
        <draw:path draw:style-name="gr475" draw:text-style-name="P17" draw:layer="layout" svg:width="2.499cm" svg:height="0.419cm" svg:x="9.517cm" svg:y="3.912cm" svg:viewBox="0 0 2500 420" svg:d="M0 420c1257 0 902-400 2500-420">
          <text:p/>
        </draw:path>
        <draw:frame draw:style-name="gr41" draw:text-style-name="P2" draw:layer="layout" svg:width="9.823cm" svg:height="17.246cm" svg:x="0.555cm" svg:y="-0.012cm">
          <draw:image xlink:href="Pictures/1000000100000266000004008CE4E59E.png" xlink:type="simple" xlink:show="embed" xlink:actuate="onLoad" draw:mime-type="image/png">
            <text:p/>
          </draw:image>
        </draw:frame>
        <draw:path draw:style-name="gr476" draw:text-style-name="P17" draw:layer="layout" svg:width="7.636cm" svg:height="0.876cm" svg:x="12.037cm" svg:y="20.154cm" svg:viewBox="0 0 7637 877" svg:d="M0 438c1612-9 1257-445 2555-438 1162-7 1297 877 2582 877 1257 0 902-400 2500-420">
          <text:p/>
        </draw:path>
        <draw:path draw:style-name="gr477" draw:text-style-name="P17" draw:layer="layout" svg:width="5.136cm" svg:height="0.876cm" svg:x="4.152cm" svg:y="3.455cm" svg:viewBox="0 0 5137 877" svg:d="M0 438c1612-9 1257-445 2555-438 1162-7 1297 877 2582 877">
          <text:p/>
        </draw:path>
        <draw:path draw:style-name="gr478" draw:text-style-name="P17" draw:layer="layout" svg:width="2.499cm" svg:height="0.419cm" svg:x="24.76cm" svg:y="3.912cm" svg:viewBox="0 0 2500 420" svg:d="M0 420c1257 0 902-400 2500-420">
          <text:p/>
        </draw:path>
        <draw:frame draw:style-name="gr41" draw:text-style-name="P2" draw:layer="layout" svg:width="9.823cm" svg:height="17.246cm" svg:x="15.798cm" svg:y="-0.012cm">
          <draw:image xlink:href="Pictures/1000000100000266000004008CE4E59E.png" xlink:type="simple" xlink:show="embed" xlink:actuate="onLoad" draw:mime-type="image/png">
            <text:p/>
          </draw:image>
        </draw:frame>
        <draw:path draw:style-name="gr479" draw:text-style-name="P17"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93" presentation:class="page"/>
          <draw:frame presentation:style-name="pr1" draw:text-style-name="P1" draw:layer="layout" svg:width="16.771cm" svg:height="12.572cm" svg:x="2.409cm" svg:y="13.271cm" presentation:class="notes" presentation:placeholder="true">
            <draw:text-box/>
          </draw:frame>
        </presentation:notes>
      </draw:page>
      <draw:page draw:name="page94" draw:style-name="dp1" draw:master-page-name="Default">
        <draw:line draw:style-name="gr30" draw:text-style-name="P2" draw:layer="layout" svg:x1="16.302cm" svg:y1="7.568cm" svg:x2="14.454cm" svg:y2="0.671cm">
          <text:p/>
        </draw:line>
        <draw:line draw:style-name="gr30" draw:text-style-name="P2" draw:layer="layout" svg:x1="6.282cm" svg:y1="19.569cm" svg:x2="4.434cm" svg:y2="12.672cm">
          <text:p/>
        </draw:line>
        <draw:line draw:style-name="gr30" draw:text-style-name="P2" draw:layer="layout" svg:x1="22.282cm" svg:y1="17.569cm" svg:x2="20.434cm" svg:y2="10.672cm">
          <text:p/>
        </draw:line>
        <draw:frame draw:style-name="gr31" draw:text-style-name="P15" draw:layer="layout" svg:width="1.907cm" svg:height="1.521cm" svg:x="21.305cm" svg:y="12.46cm">
          <draw:text-box>
            <text:p><text:span text:style-name="T9">+5</text:span></text:p>
          </draw:text-box>
        </draw:frame>
        <draw:frame draw:style-name="gr32" draw:text-style-name="P16" draw:layer="layout" svg:width="1.772cm" svg:height="1.521cm" svg:x="19.351cm" svg:y="14.149cm">
          <draw:text-box>
            <text:p><text:span text:style-name="T10">–</text:span><text:span text:style-name="T10">5</text:span></text:p>
          </draw:text-box>
        </draw:frame>
        <draw:path draw:style-name="gr33" draw:text-style-name="P17" draw:layer="layout" svg:width="4.129cm" svg:height="0.473cm" draw:transform="rotate (0.261799387799149) translate (13.2207100785097cm 4.41955356275116cm)" svg:viewBox="0 0 4130 474" svg:d="M0 237c872-5 680-241 1382-237 628-4 701 474 1396 474 680 0 488-216 1352-227">
          <text:p/>
        </draw:path>
        <draw:path draw:style-name="gr34" draw:text-style-name="P17" draw:layer="layout" svg:width="4.129cm" svg:height="0.473cm" draw:transform="rotate (-2.87979326579064) translate (7.31528992149031cm 15.8194464372488cm)" svg:viewBox="0 0 4130 474" svg:d="M0 237c872-5 680-241 1382-237 628-4 701 474 1396 474 680 0 488-216 1352-227">
          <text:p/>
        </draw:path>
        <draw:frame draw:style-name="gr32" draw:text-style-name="P16" draw:layer="layout" svg:width="1.772cm" svg:height="1.521cm" svg:x="4.663cm" svg:y="16.271cm">
          <draw:text-box>
            <text:p><text:span text:style-name="T10">–</text:span><text:span text:style-name="T10">5</text:span></text:p>
          </draw:text-box>
        </draw:frame>
        <draw:frame draw:style-name="gr31" draw:text-style-name="P15" draw:layer="layout" svg:width="1.907cm" svg:height="1.521cm" svg:x="14.225cm" svg:y="2.559cm">
          <draw:text-box>
            <text:p><text:span text:style-name="T9">+5</text:span></text:p>
          </draw:text-box>
        </draw:frame>
        <presentation:notes draw:style-name="dp2">
          <draw:page-thumbnail draw:style-name="gr1" draw:layer="layout" svg:width="21.219cm" svg:height="10.476cm" svg:x="0.185cm" svg:y="2.123cm" draw:page-number="94" presentation:class="page"/>
          <draw:frame presentation:style-name="pr1" draw:text-style-name="P1" draw:layer="layout" svg:width="16.771cm" svg:height="12.572cm" svg:x="2.409cm" svg:y="13.271cm" presentation:class="notes" presentation:placeholder="true">
            <draw:text-box/>
          </draw:frame>
        </presentation:notes>
      </draw:page>
      <draw:page draw:name="page95" draw:style-name="dp1" draw:master-page-name="Default">
        <draw:line draw:style-name="gr30" draw:text-style-name="P2" draw:layer="layout" svg:x1="6.302cm" svg:y1="18.568cm" svg:x2="4.454cm" svg:y2="11.671cm">
          <text:p/>
        </draw:line>
        <draw:line draw:style-name="gr30" draw:text-style-name="P2" draw:layer="layout" svg:x1="6.282cm" svg:y1="7.569cm" svg:x2="4.434cm" svg:y2="0.672cm">
          <text:p/>
        </draw:line>
        <draw:line draw:style-name="gr30" draw:text-style-name="P2" draw:layer="layout" svg:x1="25.282cm" svg:y1="12.569cm" svg:x2="23.434cm" svg:y2="5.672cm">
          <text:p/>
        </draw:line>
        <draw:frame draw:style-name="gr31" draw:text-style-name="P15" draw:layer="layout" svg:width="1.907cm" svg:height="1.521cm" svg:x="24.305cm" svg:y="7.46cm">
          <draw:text-box>
            <text:p><text:span text:style-name="T9">+5</text:span></text:p>
          </draw:text-box>
        </draw:frame>
        <draw:frame draw:style-name="gr32" draw:text-style-name="P15" draw:layer="layout" svg:width="1.772cm" svg:height="1.521cm" svg:x="22.351cm" svg:y="9.149cm">
          <draw:text-box>
            <text:p><text:span text:style-name="T9">–</text:span><text:span text:style-name="T9">5</text:span></text:p>
          </draw:text-box>
        </draw:frame>
        <draw:path draw:style-name="gr35" draw:text-style-name="P17" draw:layer="layout" svg:width="4.129cm" svg:height="0.473cm" draw:transform="rotate (0.261799387799149) translate (2.8207100785097cm 13.5195535627512cm)" svg:viewBox="0 0 4130 474" svg:d="M0 237c872-5 680-241 1382-237 628-4 701 474 1396 474 680 0 488-216 1352-227">
          <text:p/>
        </draw:path>
        <draw:path draw:style-name="gr35" draw:text-style-name="P17" draw:layer="layout" svg:width="4.129cm" svg:height="0.473cm" draw:transform="rotate (-2.87979326579064) translate (6.81528992149031cm 1.81944643724881cm)" svg:viewBox="0 0 4130 474" svg:d="M0 237c872-5 680-241 1382-237 628-4 701 474 1396 474 680 0 488-216 1352-227">
          <text:p/>
        </draw:path>
        <draw:frame draw:style-name="gr32" draw:text-style-name="P15" draw:layer="layout" svg:width="1.772cm" svg:height="1.521cm" svg:x="2.363cm" svg:y="2.971cm">
          <draw:text-box>
            <text:p><text:span text:style-name="T9">–</text:span><text:span text:style-name="T9">5</text:span></text:p>
          </draw:text-box>
        </draw:frame>
        <draw:frame draw:style-name="gr31" draw:text-style-name="P15" draw:layer="layout" svg:width="1.907cm" svg:height="1.521cm" svg:x="6.225cm" svg:y="13.159cm">
          <draw:text-box>
            <text:p><text:span text:style-name="T9">+5</text:span></text:p>
          </draw:text-box>
        </draw:frame>
        <draw:line draw:style-name="gr30" draw:text-style-name="P2" draw:layer="layout" svg:x1="16.303cm" svg:y1="18.568cm" svg:x2="14.455cm" svg:y2="11.671cm">
          <text:p/>
        </draw:line>
        <draw:line draw:style-name="gr30" draw:text-style-name="P2" draw:layer="layout" svg:x1="16.283cm" svg:y1="7.569cm" svg:x2="14.435cm" svg:y2="0.672cm">
          <text:p/>
        </draw:line>
        <draw:frame draw:style-name="gr32" draw:text-style-name="P15" draw:layer="layout" svg:width="1.772cm" svg:height="1.521cm" svg:x="12.864cm" svg:y="2.171cm">
          <draw:text-box>
            <text:p><text:span text:style-name="T9">–</text:span><text:span text:style-name="T9">5</text:span></text:p>
          </draw:text-box>
        </draw:frame>
        <draw:frame draw:style-name="gr31" draw:text-style-name="P15" draw:layer="layout" svg:width="1.907cm" svg:height="1.521cm" svg:x="15.126cm" svg:y="12.759cm">
          <draw:text-box>
            <text:p><text:span text:style-name="T9">+5</text:span></text:p>
          </draw:text-box>
        </draw:frame>
        <draw:g draw:style-name="gr23">
          <draw:line draw:style-name="gr480" draw:text-style-name="P2" draw:layer="layout" svg:x1="15.145cm" svg:y1="1.794cm" svg:x2="13.975cm" svg:y2="1.65cm">
            <text:p/>
          </draw:line>
          <draw:line draw:style-name="gr480" draw:text-style-name="P2" draw:layer="layout" svg:x1="14.897cm" svg:y1="0.916cm" svg:x2="13.975cm" svg:y2="1.65cm">
            <text:p/>
          </draw:line>
        </draw:g>
        <draw:g draw:style-name="gr23">
          <draw:line draw:style-name="gr480" draw:text-style-name="P2" draw:layer="layout" svg:x1="14.176cm" svg:y1="12.417cm" svg:x2="15.346cm" svg:y2="12.561cm">
            <text:p/>
          </draw:line>
          <draw:line draw:style-name="gr480" draw:text-style-name="P2" draw:layer="layout" svg:x1="14.423cm" svg:y1="13.295cm" svg:x2="15.345cm" svg:y2="12.561cm">
            <text:p/>
          </draw:line>
        </draw:g>
        <presentation:notes draw:style-name="dp2">
          <draw:page-thumbnail draw:style-name="gr1" draw:layer="layout" svg:width="21.219cm" svg:height="10.476cm" svg:x="0.185cm" svg:y="2.123cm" draw:page-number="95" presentation:class="page"/>
          <draw:frame presentation:style-name="pr1" draw:text-style-name="P1" draw:layer="layout" svg:width="16.771cm" svg:height="12.572cm" svg:x="2.409cm" svg:y="13.271cm" presentation:class="notes" presentation:placeholder="true">
            <draw:text-box/>
          </draw:frame>
        </presentation:notes>
      </draw:page>
      <draw:page draw:name="page96" draw:style-name="dp1" draw:master-page-name="Default">
        <draw:line draw:style-name="gr30" draw:text-style-name="P2" draw:layer="layout" svg:x1="16.302cm" svg:y1="7.568cm" svg:x2="14.454cm" svg:y2="0.671cm">
          <text:p/>
        </draw:line>
        <draw:line draw:style-name="gr30" draw:text-style-name="P2" draw:layer="layout" svg:x1="6.282cm" svg:y1="19.569cm" svg:x2="4.434cm" svg:y2="12.672cm">
          <text:p/>
        </draw:line>
        <draw:line draw:style-name="gr30" draw:text-style-name="P2" draw:layer="layout" svg:x1="23.776cm" svg:y1="8.146cm" svg:x2="21.928cm" svg:y2="1.249cm">
          <text:p/>
        </draw:line>
        <draw:path draw:style-name="gr33" draw:text-style-name="P17" draw:layer="layout" svg:width="4.129cm" svg:height="0.473cm" draw:transform="rotate (0.261799387799149) translate (13.2207100785097cm 4.41955356275116cm)" svg:viewBox="0 0 4130 474" svg:d="M0 237c872-5 680-241 1382-237 628-4 701 474 1396 474 680 0 488-216 1352-227">
          <text:p/>
        </draw:path>
        <draw:path draw:style-name="gr34" draw:text-style-name="P17" draw:layer="layout" svg:width="4.129cm" svg:height="0.473cm" draw:transform="rotate (-2.87979326579064) translate (7.31528992149031cm 15.8194464372488cm)" svg:viewBox="0 0 4130 474" svg:d="M0 237c872-5 680-241 1382-237 628-4 701 474 1396 474 680 0 488-216 1352-227">
          <text:p/>
        </draw:path>
        <draw:frame draw:style-name="gr32" draw:text-style-name="P16" draw:layer="layout" svg:width="1.772cm" svg:height="1.521cm" svg:x="2.863cm" svg:y="16.771cm">
          <draw:text-box>
            <text:p><text:span text:style-name="T10">–</text:span><text:span text:style-name="T10">5</text:span></text:p>
          </draw:text-box>
        </draw:frame>
        <draw:frame draw:style-name="gr31" draw:text-style-name="P15" draw:layer="layout" svg:width="1.907cm" svg:height="1.521cm" svg:x="15.925cm" svg:y="2.059cm">
          <draw:text-box>
            <text:p><text:span text:style-name="T9">+5</text:span></text:p>
          </draw:text-box>
        </draw:frame>
        <draw:line draw:style-name="gr481" draw:text-style-name="P10" draw:layer="layout" svg:x1="7.287cm" svg:y1="7.953cm" svg:x2="5.067cm" svg:y2="5.489cm">
          <text:p/>
        </draw:line>
        <draw:line draw:style-name="gr482" draw:text-style-name="P10" draw:layer="layout" svg:x1="2.748cm" svg:y1="8.653cm" svg:x2="4.968cm" svg:y2="11.117cm">
          <text:p/>
        </draw:line>
        <draw:g draw:style-name="gr23">
          <svg:title>TexMaths</svg:title>
          <svg:desc>44§display§\qty{6}{N}§svg§600§TRUE§</svg:desc>
          <draw:path draw:style-name="gr28" draw:text-style-name="P13"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8" draw:text-style-name="P13"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3">
          <svg:title>TexMaths</svg:title>
          <svg:desc>44§display§\qty{6}{N}§svg§600§TRUE§</svg:desc>
          <draw:path draw:style-name="gr340" draw:text-style-name="P14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40" draw:text-style-name="P14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83" draw:text-style-name="P10" draw:layer="layout" svg:x1="25.093cm" svg:y1="4.568cm" svg:x2="22.961cm" svg:y2="2.027cm">
          <text:p/>
        </draw:line>
        <draw:line draw:style-name="gr484" draw:text-style-name="P10" draw:layer="layout" svg:x1="20.532cm" svg:y1="4.827cm" svg:x2="22.664cm" svg:y2="7.368cm">
          <text:p/>
        </draw:line>
        <draw:line draw:style-name="gr30" draw:text-style-name="P2" draw:layer="layout" svg:x1="18.777cm" svg:y1="19.147cm" svg:x2="16.929cm" svg:y2="12.25cm">
          <text:p/>
        </draw:line>
        <draw:line draw:style-name="gr483" draw:text-style-name="P10" draw:layer="layout" svg:x1="20.094cm" svg:y1="15.569cm" svg:x2="17.962cm" svg:y2="13.028cm">
          <text:p/>
        </draw:line>
        <draw:line draw:style-name="gr484" draw:text-style-name="P10" draw:layer="layout" svg:x1="15.533cm" svg:y1="15.828cm" svg:x2="17.665cm" svg:y2="18.369cm">
          <text:p/>
        </draw:line>
        <draw:frame draw:style-name="gr485" draw:text-style-name="P197" draw:layer="layout" svg:width="4.875cm" svg:height="1.111cm" svg:x="18.467cm" svg:y="12.872cm">
          <draw:text-box>
            <text:p><text:span text:style-name="T151">(–21, +25, 0)</text:span></text:p>
          </draw:text-box>
        </draw:frame>
        <draw:frame draw:style-name="gr485" draw:text-style-name="P98" draw:layer="layout" svg:width="4.875cm" svg:height="1.111cm" svg:x="12.268cm" svg:y="17.437cm">
          <draw:text-box>
            <text:p><text:span text:style-name="T152">(+21, –25, 0)</text:span></text:p>
          </draw:text-box>
        </draw:frame>
        <presentation:notes draw:style-name="dp2">
          <draw:page-thumbnail draw:style-name="gr1" draw:layer="layout" svg:width="21.219cm" svg:height="10.476cm" svg:x="0.185cm" svg:y="2.123cm" draw:page-number="96" presentation:class="page"/>
          <draw:frame presentation:style-name="pr1" draw:text-style-name="P1" draw:layer="layout" svg:width="16.771cm" svg:height="12.572cm" svg:x="2.409cm" svg:y="13.271cm" presentation:class="notes" presentation:placeholder="true">
            <draw:text-box/>
          </draw:frame>
        </presentation:notes>
      </draw:page>
      <draw:page draw:name="page97" draw:style-name="dp1" draw:master-page-name="Default">
        <draw:line draw:style-name="gr30" draw:text-style-name="P2" draw:layer="layout" svg:x1="16.302cm" svg:y1="7.568cm" svg:x2="14.454cm" svg:y2="0.671cm">
          <text:p/>
        </draw:line>
        <draw:line draw:style-name="gr30" draw:text-style-name="P2" draw:layer="layout" svg:x1="6.282cm" svg:y1="19.569cm" svg:x2="4.434cm" svg:y2="12.672cm">
          <text:p/>
        </draw:line>
        <draw:line draw:style-name="gr30" draw:text-style-name="P2" draw:layer="layout" svg:x1="23.776cm" svg:y1="8.146cm" svg:x2="21.928cm" svg:y2="1.249cm">
          <text:p/>
        </draw:line>
        <draw:path draw:style-name="gr33" draw:text-style-name="P17" draw:layer="layout" svg:width="4.129cm" svg:height="0.473cm" draw:transform="rotate (0.261799387799149) translate (13.2207100785097cm 4.41955356275116cm)" svg:viewBox="0 0 4130 474" svg:d="M0 237c872-5 680-241 1382-237 628-4 701 474 1396 474 680 0 488-216 1352-227">
          <text:p/>
        </draw:path>
        <draw:path draw:style-name="gr34" draw:text-style-name="P17" draw:layer="layout" svg:width="4.129cm" svg:height="0.473cm" draw:transform="rotate (-2.87979326579064) translate (7.31528992149031cm 15.8194464372488cm)" svg:viewBox="0 0 4130 474" svg:d="M0 237c872-5 680-241 1382-237 628-4 701 474 1396 474 680 0 488-216 1352-227">
          <text:p/>
        </draw:path>
        <draw:frame draw:style-name="gr32" draw:text-style-name="P16" draw:layer="layout" svg:width="1.772cm" svg:height="1.521cm" svg:x="2.863cm" svg:y="16.771cm">
          <draw:text-box>
            <text:p><text:span text:style-name="T10">–</text:span><text:span text:style-name="T10">5</text:span></text:p>
          </draw:text-box>
        </draw:frame>
        <draw:frame draw:style-name="gr31" draw:text-style-name="P15" draw:layer="layout" svg:width="1.907cm" svg:height="1.521cm" svg:x="15.925cm" svg:y="2.059cm">
          <draw:text-box>
            <text:p><text:span text:style-name="T9">+5</text:span></text:p>
          </draw:text-box>
        </draw:frame>
        <draw:line draw:style-name="gr481" draw:text-style-name="P10" draw:layer="layout" svg:x1="7.287cm" svg:y1="7.953cm" svg:x2="5.067cm" svg:y2="5.489cm">
          <text:p/>
        </draw:line>
        <draw:line draw:style-name="gr482" draw:text-style-name="P10" draw:layer="layout" svg:x1="2.748cm" svg:y1="8.653cm" svg:x2="4.968cm" svg:y2="11.117cm">
          <text:p/>
        </draw:line>
        <draw:g draw:style-name="gr23">
          <svg:title>TexMaths</svg:title>
          <svg:desc>44§display§\qty{6}{N}§svg§600§TRUE§</svg:desc>
          <draw:path draw:style-name="gr28" draw:text-style-name="P13"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8" draw:text-style-name="P13"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3">
          <svg:title>TexMaths</svg:title>
          <svg:desc>44§display§\qty{6}{N}§svg§600§TRUE§</svg:desc>
          <draw:path draw:style-name="gr340" draw:text-style-name="P14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40" draw:text-style-name="P14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83" draw:text-style-name="P10" draw:layer="layout" svg:x1="25.093cm" svg:y1="4.568cm" svg:x2="22.961cm" svg:y2="2.027cm">
          <text:p/>
        </draw:line>
        <draw:line draw:style-name="gr484" draw:text-style-name="P10" draw:layer="layout" svg:x1="20.532cm" svg:y1="4.827cm" svg:x2="22.664cm" svg:y2="7.368cm">
          <text:p/>
        </draw:line>
        <draw:line draw:style-name="gr30" draw:text-style-name="P2" draw:layer="layout" svg:x1="12.777cm" svg:y1="19.147cm" svg:x2="10.929cm" svg:y2="12.25cm">
          <text:p/>
        </draw:line>
        <draw:line draw:style-name="gr483" draw:text-style-name="P10" draw:layer="layout" svg:x1="14.178cm" svg:y1="16.524cm" svg:x2="12.046cm" svg:y2="13.983cm">
          <text:p/>
        </draw:line>
        <draw:line draw:style-name="gr484" draw:text-style-name="P10" draw:layer="layout" svg:x1="22.333cm" svg:y1="14.228cm" svg:x2="24.465cm" svg:y2="16.769cm">
          <text:p/>
        </draw:line>
        <draw:frame draw:style-name="gr485" draw:text-style-name="P197" draw:layer="layout" svg:width="4.875cm" svg:height="1.111cm" svg:x="12.167cm" svg:y="13.072cm">
          <draw:text-box>
            <text:p><text:span text:style-name="T151">(–21, +25, 0)</text:span></text:p>
          </draw:text-box>
        </draw:frame>
        <draw:frame draw:style-name="gr486" draw:text-style-name="P98" draw:layer="layout" svg:width="4.422cm" svg:height="1.111cm" svg:x="19.668cm" svg:y="16.637cm">
          <draw:text-box>
            <text:p><text:span text:style-name="T152">(+21, –25, 0)</text:span></text:p>
          </draw:text-box>
        </draw:frame>
        <draw:path draw:style-name="gr487" draw:text-style-name="P17" draw:layer="layout" svg:width="1.983cm" svg:height="0.227cm" draw:transform="rotate (0.26162485487395) translate (11.4985394867783cm 18.2449694316932cm)" svg:viewBox="0 0 1984 228" svg:d="M0 114c419-2 327-116 664-114 302-2 337 228 671 228 327 0 234-104 649-110">
          <text:p/>
        </draw:path>
        <draw:line draw:style-name="gr30" draw:text-style-name="P2" draw:layer="layout" svg:x1="25.738cm" svg:y1="19.148cm" svg:x2="23.89cm" svg:y2="12.251cm">
          <text:p/>
        </draw:line>
        <draw:path draw:style-name="gr488" draw:text-style-name="P17" draw:layer="layout" svg:width="1.983cm" svg:height="0.227cm" draw:transform="rotate (-2.87996779871584) translate (26.4364605132217cm 17.9560305683068cm)" svg:viewBox="0 0 1984 228" svg:d="M0 114c419-2 327-116 664-114 302-2 337 228 671 228 327 0 234-104 649-110">
          <text:p/>
        </draw:path>
        <draw:path draw:style-name="gr487" draw:text-style-name="P17"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97" presentation:class="page"/>
          <draw:frame presentation:style-name="pr1" draw:text-style-name="P1" draw:layer="layout" svg:width="16.771cm" svg:height="12.572cm" svg:x="2.409cm" svg:y="13.271cm" presentation:class="notes" presentation:placeholder="true">
            <draw:text-box/>
          </draw:frame>
        </presentation:notes>
      </draw:page>
      <draw:page draw:name="page98" draw:style-name="dp1" draw:master-page-name="Default">
        <draw:line draw:style-name="gr30" draw:text-style-name="P2" draw:layer="layout" svg:x1="12.302cm" svg:y1="19.568cm" svg:x2="10.454cm" svg:y2="12.671cm">
          <text:p/>
        </draw:line>
        <draw:line draw:style-name="gr30" draw:text-style-name="P2" draw:layer="layout" svg:x1="6.282cm" svg:y1="19.569cm" svg:x2="4.434cm" svg:y2="12.672cm">
          <text:p/>
        </draw:line>
        <draw:line draw:style-name="gr30" draw:text-style-name="P2" draw:layer="layout" svg:x1="23.776cm" svg:y1="8.146cm" svg:x2="21.928cm" svg:y2="1.249cm">
          <text:p/>
        </draw:line>
        <draw:frame draw:style-name="gr32" draw:text-style-name="P15" draw:layer="layout" svg:width="1.772cm" svg:height="1.521cm" svg:x="2.963cm" svg:y="15.365cm">
          <draw:text-box>
            <text:p><text:span text:style-name="T9">–</text:span><text:span text:style-name="T9">5</text:span></text:p>
          </draw:text-box>
        </draw:frame>
        <draw:frame draw:style-name="gr31" draw:text-style-name="P15" draw:layer="layout" svg:width="1.907cm" svg:height="1.521cm" svg:x="11.925cm" svg:y="15.365cm">
          <draw:text-box>
            <text:p><text:span text:style-name="T9">+5</text:span></text:p>
          </draw:text-box>
        </draw:frame>
        <draw:line draw:style-name="gr481" draw:text-style-name="P10" draw:layer="layout" svg:x1="7.287cm" svg:y1="7.953cm" svg:x2="5.067cm" svg:y2="5.489cm">
          <text:p/>
        </draw:line>
        <draw:line draw:style-name="gr482" draw:text-style-name="P10" draw:layer="layout" svg:x1="2.748cm" svg:y1="8.653cm" svg:x2="4.968cm" svg:y2="11.117cm">
          <text:p/>
        </draw:line>
        <draw:g draw:style-name="gr23">
          <svg:title>TexMaths</svg:title>
          <svg:desc>44§display§\qty{6}{N}§svg§600§TRUE§</svg:desc>
          <draw:path draw:style-name="gr28" draw:text-style-name="P13"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8" draw:text-style-name="P13"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3">
          <svg:title>TexMaths</svg:title>
          <svg:desc>44§display§\qty{6}{N}§svg§600§TRUE§</svg:desc>
          <draw:path draw:style-name="gr340" draw:text-style-name="P14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40" draw:text-style-name="P14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83" draw:text-style-name="P10" draw:layer="layout" svg:x1="25.093cm" svg:y1="4.568cm" svg:x2="22.961cm" svg:y2="2.027cm">
          <text:p/>
        </draw:line>
        <draw:line draw:style-name="gr484" draw:text-style-name="P10" draw:layer="layout" svg:x1="20.532cm" svg:y1="4.827cm" svg:x2="22.664cm" svg:y2="7.368cm">
          <text:p/>
        </draw:line>
        <draw:line draw:style-name="gr30" draw:text-style-name="P2" draw:layer="layout" svg:x1="17.777cm" svg:y1="19.147cm" svg:x2="15.929cm" svg:y2="12.25cm">
          <text:p/>
        </draw:line>
        <draw:line draw:style-name="gr483" draw:text-style-name="P10" draw:layer="layout" svg:x1="19.178cm" svg:y1="16.524cm" svg:x2="17.046cm" svg:y2="13.983cm">
          <text:p/>
        </draw:line>
        <draw:line draw:style-name="gr489" draw:text-style-name="P10" draw:layer="layout" svg:x1="25.333cm" svg:y1="14.228cm" svg:x2="27.465cm" svg:y2="16.769cm">
          <text:p/>
        </draw:line>
        <draw:frame draw:style-name="gr485" draw:text-style-name="P197" draw:layer="layout" svg:width="4.875cm" svg:height="1.111cm" svg:x="17.167cm" svg:y="13.072cm">
          <draw:text-box>
            <text:p><text:span text:style-name="T151">(–21, +25, 0)</text:span></text:p>
          </draw:text-box>
        </draw:frame>
        <draw:frame draw:style-name="gr490" draw:text-style-name="P197" draw:layer="layout" svg:width="4.422cm" svg:height="1.111cm" svg:x="22.668cm" svg:y="16.637cm">
          <draw:text-box>
            <text:p><text:span text:style-name="T151">(+21, –25, 0)</text:span></text:p>
          </draw:text-box>
        </draw:frame>
        <draw:path draw:style-name="gr487" draw:text-style-name="P17" draw:layer="layout" svg:width="1.983cm" svg:height="0.227cm" draw:transform="rotate (0.26162485487395) translate (16.4985394867783cm 18.2449694316932cm)" svg:viewBox="0 0 1984 228" svg:d="M0 114c419-2 327-116 664-114 302-2 337 228 671 228 327 0 234-104 649-110">
          <text:p/>
        </draw:path>
        <draw:line draw:style-name="gr30" draw:text-style-name="P2" draw:layer="layout" svg:x1="28.738cm" svg:y1="19.148cm" svg:x2="26.89cm" svg:y2="12.251cm">
          <text:p/>
        </draw:line>
        <draw:path draw:style-name="gr487" draw:text-style-name="P17" draw:layer="layout" svg:width="1.983cm" svg:height="0.227cm" draw:transform="rotate (-2.87996779871584) translate (29.4364605132217cm 17.9560305683068cm)" svg:viewBox="0 0 1984 228" svg:d="M0 114c419-2 327-116 664-114 302-2 337 228 671 228 327 0 234-104 649-110">
          <text:p/>
        </draw:path>
        <draw:path draw:style-name="gr487" draw:text-style-name="P17" draw:layer="layout" svg:width="1.983cm" svg:height="0.227cm" draw:transform="rotate (0.26162485487395) translate (11.0845394867783cm 18.7349694316932cm)" svg:viewBox="0 0 1984 228" svg:d="M0 114c419-2 327-116 664-114 302-2 337 228 671 228 327 0 234-104 649-110">
          <text:p/>
        </draw:path>
        <draw:path draw:style-name="gr487" draw:text-style-name="P17" draw:layer="layout" svg:width="1.983cm" svg:height="0.227cm" draw:transform="rotate (-2.87996779871584) translate (6.97846051322172cm 18.1870305683068cm)" svg:viewBox="0 0 1984 228" svg:d="M0 114c419-2 327-116 664-114 302-2 337 228 671 228 327 0 234-104 649-110">
          <text:p/>
        </draw:path>
        <draw:line draw:style-name="gr30" draw:text-style-name="P2" draw:layer="layout" svg:x1="16.262cm" svg:y1="8.469cm" svg:x2="14.414cm" svg:y2="1.572cm">
          <text:p/>
        </draw:line>
        <draw:frame draw:style-name="gr31" draw:text-style-name="P15" draw:layer="layout" svg:width="1.907cm" svg:height="1.521cm" svg:x="15.485cm" svg:y="3.966cm">
          <draw:text-box>
            <text:p><text:span text:style-name="T9">+5</text:span></text:p>
          </draw:text-box>
        </draw:frame>
        <draw:frame draw:style-name="gr32" draw:text-style-name="P15" draw:layer="layout" svg:width="1.772cm" svg:height="1.521cm" svg:x="13.363cm" svg:y="4.666cm">
          <draw:text-box>
            <text:p><text:span text:style-name="T9">–</text:span><text:span text:style-name="T9">5</text:span></text:p>
          </draw:text-box>
        </draw:frame>
        <draw:path draw:style-name="gr487" draw:text-style-name="P17" draw:layer="layout" svg:width="1.983cm" svg:height="0.227cm" draw:transform="rotate (-2.87996779871584) translate (5.76846051322173cm 13.7180305683068cm)" svg:viewBox="0 0 1984 228" svg:d="M0 114c419-2 327-116 664-114 302-2 337 228 671 228 327 0 234-104 649-110">
          <text:p/>
        </draw:path>
        <draw:path draw:style-name="gr487" draw:text-style-name="P17" draw:layer="layout" svg:width="1.983cm" svg:height="0.227cm" draw:transform="rotate (0.26162485487395) translate (9.77053948677828cm 14.0049694316932cm)" svg:viewBox="0 0 1984 228" svg:d="M0 114c419-2 327-116 664-114 302-2 337 228 671 228 327 0 234-104 649-110">
          <text:p/>
        </draw:path>
        <draw:path draw:style-name="gr487" draw:text-style-name="P17" draw:layer="layout" svg:width="1.983cm" svg:height="0.227cm" draw:transform="rotate (0.26162485487395) translate (15.2605394867783cm 13.5629694316932cm)" svg:viewBox="0 0 1984 228" svg:d="M0 114c419-2 327-116 664-114 302-2 337 228 671 228 327 0 234-104 649-110">
          <text:p/>
        </draw:path>
        <draw:path draw:style-name="gr487" draw:text-style-name="P17"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98" presentation:class="page"/>
          <draw:frame presentation:style-name="pr1" draw:text-style-name="P1" draw:layer="layout" svg:width="16.771cm" svg:height="12.572cm" svg:x="2.409cm" svg:y="13.271cm" presentation:class="notes" presentation:placeholder="true">
            <draw:text-box/>
          </draw:frame>
        </presentation:notes>
      </draw:page>
      <draw:page draw:name="page99" draw:style-name="dp1" draw:master-page-name="Default">
        <draw:line draw:style-name="gr30" draw:text-style-name="P2" draw:layer="layout" svg:x1="3.778cm" svg:y1="8.147cm" svg:x2="1.93cm" svg:y2="1.25cm">
          <text:p/>
        </draw:line>
        <draw:line draw:style-name="gr483" draw:text-style-name="P10" draw:layer="layout" svg:x1="5.179cm" svg:y1="5.524cm" svg:x2="3.047cm" svg:y2="2.983cm">
          <text:p/>
        </draw:line>
        <draw:line draw:style-name="gr489" draw:text-style-name="P10" draw:layer="layout" svg:x1="3.034cm" svg:y1="12.828cm" svg:x2="5.166cm" svg:y2="15.369cm">
          <text:p/>
        </draw:line>
        <draw:path draw:style-name="gr487" draw:text-style-name="P17" draw:layer="layout" svg:width="1.983cm" svg:height="0.227cm" draw:transform="rotate (0.26162485487395) translate (2.49953948677828cm 7.24496943169316cm)" svg:viewBox="0 0 1984 228" svg:d="M0 114c419-2 327-116 664-114 302-2 337 228 671 228 327 0 234-104 649-110">
          <text:p/>
        </draw:path>
        <draw:line draw:style-name="gr30" draw:text-style-name="P2" draw:layer="layout" svg:x1="6.739cm" svg:y1="18.148cm" svg:x2="4.891cm" svg:y2="11.251cm">
          <text:p/>
        </draw:line>
        <draw:path draw:style-name="gr487" draw:text-style-name="P17" draw:layer="layout" svg:width="1.983cm" svg:height="0.227cm" draw:transform="rotate (-2.87996779871584) translate (7.43746051322173cm 16.9560305683068cm)" svg:viewBox="0 0 1984 228" svg:d="M0 114c419-2 327-116 664-114 302-2 337 228 671 228 327 0 234-104 649-110">
          <text:p/>
        </draw:path>
        <draw:path draw:style-name="gr487" draw:text-style-name="P17" draw:layer="layout" svg:width="1.983cm" svg:height="0.227cm" draw:transform="rotate (0.26162485487395) translate (1.26153948677828cm 2.56296943169316cm)" svg:viewBox="0 0 1984 228" svg:d="M0 114c419-2 327-116 664-114 302-2 337 228 671 228 327 0 234-104 649-110">
          <text:p/>
        </draw:path>
        <draw:path draw:style-name="gr487" draw:text-style-name="P17" draw:layer="layout" svg:width="1.983cm" svg:height="0.227cm" draw:transform="rotate (-2.87996779871584) translate (6.15246051322172cm 12.2430305683068cm)" svg:viewBox="0 0 1984 228" svg:d="M0 114c419-2 327-116 664-114 302-2 337 228 671 228 327 0 234-104 649-110">
          <text:p/>
        </draw:path>
        <draw:line draw:style-name="gr30" draw:text-style-name="P2" draw:layer="layout" svg:x1="15.784cm" svg:y1="8.148cm" svg:x2="13.936cm" svg:y2="1.251cm">
          <text:p/>
        </draw:line>
        <draw:line draw:style-name="gr483" draw:text-style-name="P10" draw:layer="layout" svg:x1="18.185cm" svg:y1="7.025cm" svg:x2="16.053cm" svg:y2="4.484cm">
          <text:p/>
        </draw:line>
        <draw:path draw:style-name="gr487" draw:text-style-name="P17" draw:layer="layout" svg:width="1.983cm" svg:height="0.227cm" draw:transform="rotate (0.26162485487395) translate (14.5055394867783cm 7.24596943169316cm)" svg:viewBox="0 0 1984 228" svg:d="M0 114c419-2 327-116 664-114 302-2 337 228 671 228 327 0 234-104 649-110">
          <text:p/>
        </draw:path>
        <draw:path draw:style-name="gr487" draw:text-style-name="P17" draw:layer="layout" svg:width="1.983cm" svg:height="0.227cm" draw:transform="rotate (0.26162485487395) translate (13.2675394867783cm 2.56396943169316cm)" svg:viewBox="0 0 1984 228" svg:d="M0 114c419-2 327-116 664-114 302-2 337 228 671 228 327 0 234-104 649-110">
          <text:p/>
        </draw:path>
        <draw:line draw:style-name="gr489" draw:text-style-name="P10" draw:layer="layout" svg:x1="17.928cm" svg:y1="14.229cm" svg:x2="20.06cm" svg:y2="16.77cm">
          <text:p/>
        </draw:line>
        <draw:line draw:style-name="gr30" draw:text-style-name="P2" draw:layer="layout" svg:x1="20.733cm" svg:y1="18.149cm" svg:x2="18.885cm" svg:y2="11.252cm">
          <text:p/>
        </draw:line>
        <draw:path draw:style-name="gr487" draw:text-style-name="P17" draw:layer="layout" svg:width="1.983cm" svg:height="0.227cm" draw:transform="rotate (-2.87996779871584) translate (21.4314605132217cm 16.9570305683068cm)" svg:viewBox="0 0 1984 228" svg:d="M0 114c419-2 327-116 664-114 302-2 337 228 671 228 327 0 234-104 649-110">
          <text:p/>
        </draw:path>
        <draw:path draw:style-name="gr487" draw:text-style-name="P17"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99" presentation:class="page"/>
          <draw:frame presentation:style-name="pr1" draw:text-style-name="P1" draw:layer="layout" svg:width="16.771cm" svg:height="12.572cm" svg:x="2.409cm" svg:y="13.271cm" presentation:class="notes" presentation:placeholder="true">
            <draw:text-box/>
          </draw:frame>
        </presentation:notes>
      </draw:page>
      <draw:page draw:name="page100" draw:style-name="dp1" draw:master-page-name="Default">
        <draw:line draw:style-name="gr30" draw:text-style-name="P2" draw:layer="layout" svg:x1="21.052cm" svg:y1="16.472cm" svg:x2="21.052cm" svg:y2="9.332cm">
          <text:p/>
        </draw:line>
        <draw:line draw:style-name="gr483" draw:text-style-name="P10" draw:layer="layout" svg:x1="21.702cm" svg:y1="11.702cm" svg:x2="24.401cm" svg:y2="13.502cm">
          <text:p/>
        </draw:line>
        <draw:line draw:style-name="gr484" draw:text-style-name="P10" draw:layer="layout" svg:x1="20.577cm" svg:y1="4.233cm" svg:x2="21.979cm" svg:y2="7.239cm">
          <text:p/>
        </draw:line>
        <draw:line draw:style-name="gr491" draw:text-style-name="P10" draw:layer="layout" svg:x1="20.401cm" svg:y1="14.102cm" svg:x2="17.702cm" svg:y2="12.302cm">
          <text:p/>
        </draw:line>
        <draw:line draw:style-name="gr30" draw:text-style-name="P2" draw:layer="layout" svg:x1="2.482cm" svg:y1="12.846cm" svg:x2="9.622cm" svg:y2="12.846cm">
          <text:p/>
        </draw:line>
        <draw:line draw:style-name="gr483" draw:text-style-name="P10" draw:layer="layout" svg:x1="6.352cm" svg:y1="11.396cm" svg:x2="4.552cm" svg:y2="12.296cm">
          <text:p/>
        </draw:line>
        <draw:line draw:style-name="gr491" draw:text-style-name="P10" draw:layer="layout" svg:x1="5.752cm" svg:y1="14.296cm" svg:x2="7.552cm" svg:y2="13.396cm">
          <text:p/>
        </draw:line>
        <draw:custom-shape draw:style-name="gr492" draw:text-style-name="P22"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2" draw:text-style-name="P22"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3" draw:text-style-name="P198" draw:layer="layout" svg:width="3.61cm" svg:height="1.098cm" svg:x="22.581cm" svg:y="13.524cm">
          <draw:text-box>
            <text:p><text:span text:style-name="T153">(9, –6, 0)</text:span></text:p>
          </draw:text-box>
        </draw:frame>
        <draw:frame draw:style-name="gr494" draw:text-style-name="P199" draw:layer="layout" svg:width="3.609cm" svg:height="1.098cm" svg:x="15.981cm" svg:y="11.224cm">
          <draw:text-box>
            <text:p><text:span text:style-name="T154">(–9, 6, 0)</text:span></text:p>
          </draw:text-box>
        </draw:frame>
        <draw:frame draw:style-name="gr495" draw:text-style-name="P198" draw:layer="layout" svg:width="4.033cm" svg:height="1.098cm" svg:x="2.281cm" svg:y="10.624cm">
          <draw:text-box>
            <text:p><text:span text:style-name="T153">(–6, –3, 0)</text:span></text:p>
          </draw:text-box>
        </draw:frame>
        <draw:frame draw:style-name="gr496" draw:text-style-name="P199" draw:layer="layout" svg:width="3.186cm" svg:height="1.098cm" svg:x="6.582cm" svg:y="13.924cm">
          <draw:text-box>
            <text:p><text:span text:style-name="T154">(6, 3, 0)</text:span></text:p>
          </draw:text-box>
        </draw:frame>
        <draw:frame draw:style-name="gr497" draw:text-style-name="P70" draw:layer="layout" svg:width="0.955cm" svg:height="0.992cm" svg:x="6.145cm" svg:y="11.854cm">
          <draw:text-box>
            <text:p><text:span text:style-name="T52">P</text:span></text:p>
          </draw:text-box>
        </draw:frame>
        <draw:frame draw:style-name="gr497" draw:text-style-name="P70" draw:layer="layout" svg:width="0.955cm" svg:height="0.992cm" svg:x="20.098cm" svg:y="11.876cm">
          <draw:text-box>
            <text:p><text:span text:style-name="T52">P</text:span></text:p>
          </draw:text-box>
        </draw:frame>
        <presentation:notes draw:style-name="dp2">
          <draw:page-thumbnail draw:style-name="gr1" draw:layer="layout" svg:width="21.219cm" svg:height="10.476cm" svg:x="0.185cm" svg:y="2.123cm" draw:page-number="100" presentation:class="page"/>
          <draw:frame presentation:style-name="pr1" draw:text-style-name="P1" draw:layer="layout" svg:width="16.771cm" svg:height="12.572cm" svg:x="2.409cm" svg:y="13.271cm" presentation:class="notes" presentation:placeholder="true">
            <draw:text-box/>
          </draw:frame>
        </presentation:notes>
      </draw:page>
      <draw:page draw:name="page101" draw:style-name="dp1" draw:master-page-name="Default">
        <draw:line draw:style-name="gr30" draw:text-style-name="P2" draw:layer="layout" svg:x1="21.052cm" svg:y1="16.472cm" svg:x2="21.052cm" svg:y2="9.332cm">
          <text:p/>
        </draw:line>
        <draw:line draw:style-name="gr483" draw:text-style-name="P10" draw:layer="layout" svg:x1="21.702cm" svg:y1="11.702cm" svg:x2="24.401cm" svg:y2="13.502cm">
          <text:p/>
        </draw:line>
        <draw:line draw:style-name="gr484" draw:text-style-name="P10" draw:layer="layout" svg:x1="20.577cm" svg:y1="4.233cm" svg:x2="21.979cm" svg:y2="7.239cm">
          <text:p/>
        </draw:line>
        <draw:line draw:style-name="gr30" draw:text-style-name="P2" draw:layer="layout" svg:x1="2.482cm" svg:y1="12.846cm" svg:x2="9.622cm" svg:y2="12.846cm">
          <text:p/>
        </draw:line>
        <draw:line draw:style-name="gr483" draw:text-style-name="P10" draw:layer="layout" svg:x1="6.352cm" svg:y1="11.396cm" svg:x2="4.552cm" svg:y2="12.296cm">
          <text:p/>
        </draw:line>
        <draw:custom-shape draw:style-name="gr492" draw:text-style-name="P22"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2" draw:text-style-name="P22"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3" draw:text-style-name="P198" draw:layer="layout" svg:width="3.61cm" svg:height="1.098cm" svg:x="22.581cm" svg:y="13.624cm">
          <draw:text-box>
            <text:p><text:span text:style-name="T153">(9, –6, 0)</text:span></text:p>
          </draw:text-box>
        </draw:frame>
        <draw:frame draw:style-name="gr495" draw:text-style-name="P198" draw:layer="layout" svg:width="4.033cm" svg:height="1.098cm" svg:x="2.281cm" svg:y="10.524cm">
          <draw:text-box>
            <text:p><text:span text:style-name="T153">(–6, –3, 0)</text:span></text:p>
          </draw:text-box>
        </draw:frame>
        <draw:frame draw:style-name="gr497" draw:text-style-name="P70" draw:layer="layout" svg:width="0.955cm" svg:height="0.992cm" svg:x="6.145cm" svg:y="11.854cm">
          <draw:text-box>
            <text:p><text:span text:style-name="T52">P</text:span></text:p>
          </draw:text-box>
        </draw:frame>
        <draw:frame draw:style-name="gr497" draw:text-style-name="P70" draw:layer="layout" svg:width="0.955cm" svg:height="0.992cm" svg:x="20.098cm" svg:y="11.876cm">
          <draw:text-box>
            <text:p><text:span text:style-name="T52">P</text:span></text:p>
          </draw:text-box>
        </draw:frame>
        <draw:path draw:style-name="gr487" draw:text-style-name="P17" draw:layer="layout" svg:width="1.983cm" svg:height="0.227cm" draw:transform="rotate (1.5707963267949) translate (8.27440453180952cm 13.8420619336806cm)" svg:viewBox="0 0 1984 228" svg:d="M0 114c419-2 327-116 664-114 302-2 337 228 671 228 327 0 234-104 649-110">
          <text:p/>
        </draw:path>
        <draw:path draw:style-name="gr487" draw:text-style-name="P17" draw:layer="layout" svg:width="1.983cm" svg:height="0.227cm" svg:x="20.083cm" svg:y="15.263cm" svg:viewBox="0 0 1984 228" svg:d="M0 114c419-2 327-116 664-114 302-2 337 228 671 228 327 0 234-104 649-110">
          <text:p/>
        </draw:path>
        <draw:path draw:style-name="gr487" draw:text-style-name="P17" draw:layer="layout" svg:width="1.983cm" svg:height="0.227cm" draw:transform="rotate (1.5707963267949) translate (3.30940453180952cm 13.8230619336806cm)" svg:viewBox="0 0 1984 228" svg:d="M0 114c419-2 327-116 664-114 302-2 337 228 671 228 327 0 234-104 649-110">
          <text:p/>
        </draw:path>
        <draw:path draw:style-name="gr487" draw:text-style-name="P17" draw:layer="layout" svg:width="1.983cm" svg:height="0.227cm" svg:x="20.102cm" svg:y="10.398cm" svg:viewBox="0 0 1984 228" svg:d="M0 114c419-2 327-116 664-114 302-2 337 228 671 228 327 0 234-104 649-110">
          <text:p/>
        </draw:path>
        <draw:path draw:style-name="gr487" draw:text-style-name="P17"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101" presentation:class="page"/>
          <draw:frame presentation:style-name="pr1" draw:text-style-name="P1" draw:layer="layout" svg:width="16.771cm" svg:height="12.572cm" svg:x="2.409cm" svg:y="13.271cm" presentation:class="notes" presentation:placeholder="true">
            <draw:text-box/>
          </draw:frame>
        </presentation:notes>
      </draw:page>
      <draw:page draw:name="page102" draw:style-name="dp1" draw:master-page-name="Default">
        <draw:line draw:style-name="gr11" draw:text-style-name="P2" draw:layer="layout" svg:x1="9.964cm" svg:y1="19.914cm" svg:x2="7.692cm" svg:y2="11.535cm">
          <text:p/>
        </draw:line>
        <draw:path draw:style-name="gr498" draw:text-style-name="P20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99" draw:text-style-name="P15" draw:layer="layout" svg:width="3.956cm" svg:height="1.521cm" draw:transform="rotate (-1.30602987926736) translate (10.514cm 15.492cm)">
          <draw:text-box>
            <text:p><text:span text:style-name="T9">+5 J/s</text:span></text:p>
          </draw:text-box>
        </draw:frame>
        <draw:frame draw:style-name="gr500" draw:text-style-name="P201" draw:layer="layout" svg:width="3.609cm" svg:height="1.521cm" draw:transform="rotate (-1.30602987926736) translate (8.792cm 16.248cm)">
          <draw:text-box>
            <text:p><text:span text:style-name="T155">-5 J/s</text:span></text:p>
          </draw:text-box>
        </draw:frame>
        <draw:frame draw:style-name="gr501" draw:text-style-name="P16" draw:layer="layout" svg:width="3.821cm" svg:height="1.521cm" draw:transform="rotate (-0.135263017029561) translate (2.726cm 11.378cm)">
          <draw:text-box>
            <text:p><text:span text:style-name="T10">–</text:span><text:span text:style-name="T10">1 J/s</text:span></text:p>
          </draw:text-box>
        </draw:frame>
        <draw:frame draw:style-name="gr502" draw:text-style-name="P202" draw:layer="layout" svg:width="3.956cm" svg:height="1.521cm" draw:transform="rotate (-0.135263017029561) translate (2.43cm 13.058cm)">
          <draw:text-box>
            <text:p><text:span text:style-name="T156">+1 J/s</text:span></text:p>
          </draw:text-box>
        </draw:frame>
        <draw:g draw:style-name="gr23">
          <draw:line draw:style-name="gr11" draw:text-style-name="P2" draw:layer="layout" svg:x1="23.619cm" svg:y1="17.217cm" svg:x2="23.619cm" svg:y2="8.535cm">
            <text:p/>
          </draw:line>
          <draw:path draw:style-name="gr498" draw:text-style-name="P200"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99" draw:text-style-name="P15" draw:layer="layout" svg:width="3.956cm" svg:height="1.521cm" draw:transform="rotate (-1.5707963267949) translate (25.307cm 13.093cm)">
            <draw:text-box>
              <text:p><text:span text:style-name="T9">+3 J/s</text:span></text:p>
            </draw:text-box>
          </draw:frame>
          <draw:frame draw:style-name="gr503" draw:text-style-name="P201" draw:layer="layout" svg:width="3.609cm" svg:height="1.521cm" draw:transform="rotate (-1.5707963267949) translate (23.449cm 13.267cm)">
            <draw:text-box>
              <text:p><text:span text:style-name="T155">-3 J/s</text:span></text:p>
            </draw:text-box>
          </draw:frame>
          <draw:frame draw:style-name="gr501" draw:text-style-name="P16" draw:layer="layout" svg:width="3.956cm" svg:height="1.521cm" svg:x="17.225cm" svg:y="9.295cm">
            <draw:text-box>
              <text:p><text:span text:style-name="T10">+3 J/s</text:span></text:p>
            </draw:text-box>
          </draw:frame>
          <draw:frame draw:style-name="gr502" draw:text-style-name="P202" draw:layer="layout" svg:width="3.956cm" svg:height="1.521cm" svg:x="17.225cm" svg:y="10.999cm">
            <draw:text-box>
              <text:p><text:span text:style-name="T156">–</text:span><text:span text:style-name="T156">3 J/s</text:span></text:p>
            </draw:text-box>
          </draw:frame>
        </draw:g>
        <draw:g draw:style-name="gr23">
          <draw:line draw:style-name="gr11" draw:text-style-name="P203" draw:layer="layout" svg:x1="28.406cm" svg:y1="5.482cm" svg:x2="20.25cm" svg:y2="2.507cm">
            <text:p/>
          </draw:line>
          <draw:path draw:style-name="gr498" draw:text-style-name="P204"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04" draw:text-style-name="P205" draw:layer="layout" svg:width="3.58cm" svg:height="1.381cm" draw:transform="rotate (-0.349763982099663) translate (25.456cm 2.905cm)">
            <draw:text-box>
              <text:p><text:span text:style-name="T157">+5 J/s</text:span></text:p>
            </draw:text-box>
          </draw:frame>
          <draw:frame draw:style-name="gr505" draw:text-style-name="P206" draw:layer="layout" svg:width="3.461cm" svg:height="1.521cm" draw:transform="rotate (-0.349763982099663) translate (25.009cm 4.333cm)">
            <draw:text-box>
              <text:p><text:span text:style-name="T158">–</text:span><text:span text:style-name="T158">5 J/s</text:span></text:p>
            </draw:text-box>
          </draw:frame>
          <draw:frame draw:style-name="gr506" draw:text-style-name="P207" draw:layer="layout" svg:width="3.81cm" svg:height="1.381cm" draw:transform="rotate (0.198269403026556) translate (15.363cm 3.174cm)">
            <draw:text-box>
              <text:p><text:span text:style-name="T159">–</text:span><text:span text:style-name="T159">1 J/s</text:span></text:p>
            </draw:text-box>
          </draw:frame>
          <draw:frame draw:style-name="gr507" draw:text-style-name="P208" draw:layer="layout" svg:width="3.956cm" svg:height="1.381cm" draw:transform="rotate (0.198269403026556) translate (15.533cm 4.602cm)">
            <draw:text-box>
              <text:p><text:span text:style-name="T160">+1 J/s</text:span></text:p>
            </draw:text-box>
          </draw:frame>
        </draw:g>
        <draw:path draw:style-name="gr33" draw:text-style-name="P17"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102" presentation:class="page"/>
          <draw:frame presentation:style-name="pr1" draw:text-style-name="P1" draw:layer="layout" svg:width="16.771cm" svg:height="12.572cm" svg:x="2.409cm" svg:y="13.271cm" presentation:class="notes" presentation:placeholder="true">
            <draw:text-box/>
          </draw:frame>
        </presentation:notes>
      </draw:page>
      <draw:page draw:name="page103" draw:style-name="dp1" draw:master-page-name="Default">
        <draw:line draw:style-name="gr11" draw:text-style-name="P2" draw:layer="layout" svg:x1="7.964cm" svg:y1="19.914cm" svg:x2="5.692cm" svg:y2="11.535cm">
          <text:p/>
        </draw:line>
        <draw:path draw:style-name="gr498" draw:text-style-name="P200"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99" draw:text-style-name="P15" draw:layer="layout" svg:width="3.956cm" svg:height="1.521cm" draw:transform="rotate (-1.30602987926736) translate (8.514cm 15.492cm)">
          <draw:text-box>
            <text:p><text:span text:style-name="T9">+5 J/s</text:span></text:p>
          </draw:text-box>
        </draw:frame>
        <draw:frame draw:style-name="gr500" draw:text-style-name="P201" draw:layer="layout" svg:width="3.609cm" svg:height="1.521cm" draw:transform="rotate (-1.30602987926736) translate (6.792cm 16.248cm)">
          <draw:text-box>
            <text:p><text:span text:style-name="T155">-5 J/s</text:span></text:p>
          </draw:text-box>
        </draw:frame>
        <draw:frame draw:style-name="gr501" draw:text-style-name="P16" draw:layer="layout" svg:width="3.821cm" svg:height="1.521cm" draw:transform="rotate (-0.135263017029561) translate (0.726cm 11.378cm)">
          <draw:text-box>
            <text:p><text:span text:style-name="T10">–</text:span><text:span text:style-name="T10">1 J/s</text:span></text:p>
          </draw:text-box>
        </draw:frame>
        <draw:frame draw:style-name="gr502" draw:text-style-name="P202" draw:layer="layout" svg:width="3.956cm" svg:height="1.521cm" draw:transform="rotate (-0.135263017029561) translate (0.43cm 13.058cm)">
          <draw:text-box>
            <text:p><text:span text:style-name="T156">+1 J/s</text:span></text:p>
          </draw:text-box>
        </draw:frame>
        <draw:g draw:style-name="gr23">
          <draw:line draw:style-name="gr11" draw:text-style-name="P2" draw:layer="layout" svg:x1="7.619cm" svg:y1="9.217cm" svg:x2="7.619cm" svg:y2="0.535cm">
            <text:p/>
          </draw:line>
          <draw:path draw:style-name="gr498" draw:text-style-name="P200"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99" draw:text-style-name="P15" draw:layer="layout" svg:width="3.956cm" svg:height="1.521cm" draw:transform="rotate (-1.5707963267949) translate (9.307cm 5.093cm)">
            <draw:text-box>
              <text:p><text:span text:style-name="T9">+3 J/s</text:span></text:p>
            </draw:text-box>
          </draw:frame>
          <draw:frame draw:style-name="gr503" draw:text-style-name="P201" draw:layer="layout" svg:width="3.609cm" svg:height="1.521cm" draw:transform="rotate (-1.5707963267949) translate (7.449cm 5.267cm)">
            <draw:text-box>
              <text:p><text:span text:style-name="T155">-3 J/s</text:span></text:p>
            </draw:text-box>
          </draw:frame>
          <draw:frame draw:style-name="gr501" draw:text-style-name="P16" draw:layer="layout" svg:width="3.956cm" svg:height="1.521cm" svg:x="1.225cm" svg:y="1.295cm">
            <draw:text-box>
              <text:p><text:span text:style-name="T10">+3 J/s</text:span></text:p>
            </draw:text-box>
          </draw:frame>
          <draw:frame draw:style-name="gr502" draw:text-style-name="P202" draw:layer="layout" svg:width="3.956cm" svg:height="1.521cm" svg:x="1.225cm" svg:y="2.999cm">
            <draw:text-box>
              <text:p><text:span text:style-name="T156">–</text:span><text:span text:style-name="T156">3 J/s</text:span></text:p>
            </draw:text-box>
          </draw:frame>
        </draw:g>
        <draw:line draw:style-name="gr11" draw:text-style-name="P203" draw:layer="layout" svg:x1="23.963cm" svg:y1="18.521cm" svg:x2="21.814cm" svg:y2="9.098cm">
          <text:p/>
        </draw:line>
        <draw:path draw:style-name="gr498" draw:text-style-name="P204"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04" draw:text-style-name="P205" draw:layer="layout" svg:width="3.58cm" svg:height="1.381cm" svg:x="23.861cm" svg:y="15.626cm">
          <draw:text-box>
            <text:p><text:span text:style-name="T157">+5 J/s</text:span></text:p>
          </draw:text-box>
        </draw:frame>
        <draw:frame draw:style-name="gr506" draw:text-style-name="P207" draw:layer="layout" svg:width="3.81cm" svg:height="1.381cm" svg:x="18.897cm" svg:y="5.653cm">
          <draw:text-box>
            <text:p><text:span text:style-name="T159">–</text:span><text:span text:style-name="T159">1 J/s</text:span></text:p>
          </draw:text-box>
        </draw:frame>
        <draw:custom-shape draw:style-name="gr492" draw:text-style-name="P22"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97" draw:text-style-name="P70" draw:layer="layout" svg:width="0.955cm" svg:height="0.992cm" svg:x="22.521cm" svg:y="10.427cm">
          <draw:text-box>
            <text:p><text:span text:style-name="T52">P</text:span></text:p>
          </draw:text-box>
        </draw:frame>
        <draw:path draw:style-name="gr487" draw:text-style-name="P17" draw:layer="layout" svg:width="1.983cm" svg:height="0.227cm" draw:transform="rotate (0.26162485487395) translate (22.3945394867783cm 16.0049694316932cm)" svg:viewBox="0 0 1984 228" svg:d="M0 114c419-2 327-116 664-114 302-2 337 228 671 228 327 0 234-104 649-110">
          <text:p/>
        </draw:path>
        <draw:path draw:style-name="gr488" draw:text-style-name="P17"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103" presentation:class="page"/>
          <draw:frame presentation:style-name="pr1" draw:text-style-name="P1" draw:layer="layout" svg:width="16.771cm" svg:height="12.572cm" svg:x="2.409cm" svg:y="13.271cm" presentation:class="notes" presentation:placeholder="true">
            <draw:text-box/>
          </draw:frame>
        </presentation:notes>
      </draw:page>
      <draw:page draw:name="page104" draw:style-name="dp1" draw:master-page-name="Default">
        <draw:path draw:style-name="gr508" draw:text-style-name="P180"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23">
          <svg:title>TexMaths</svg:title>
          <svg:desc>48§display§\qty{-2}{J}§svg§600§TRUE§</svg:desc>
          <draw:path draw:style-name="gr28" draw:text-style-name="P13" draw:layer="layout" svg:width="0.9cm" svg:height="0.095cm" svg:x="15.204cm" svg:y="9.563cm" svg:viewBox="0 0 901 96" svg:d="M0 0c300 0 601 0 901 0 0 32 0 64 0 96-300 0-601 0-901 0 0-32 0-64 0-96z">
            <text:p/>
          </draw:path>
          <draw:path draw:style-name="gr28" draw:text-style-name="P13"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8" draw:text-style-name="P13"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509" draw:text-style-name="P2" draw:layer="layout" svg:x1="6.467cm" svg:y1="14.808cm" svg:x2="6.467cm" svg:y2="2.07cm">
          <text:p/>
        </draw:line>
        <draw:line draw:style-name="gr510" draw:text-style-name="P10" draw:layer="layout" svg:x1="4.986cm" svg:y1="15.165cm" svg:x2="10.178cm" svg:y2="15.165cm">
          <text:p/>
        </draw:line>
        <draw:measure draw:style-name="gr511" draw:text-style-name="P210" draw:layer="measurelines" svg:x1="6.487cm" svg:y1="2.021cm" svg:x2="23.3cm" svg:y2="2.021cm">
          <text:p text:style-name="P209"><text:span text:style-name="T161">1 m</text:span></text:p>
          <text:p text:style-name="P209"><text:span text:style-name="T162"/></text:p>
        </draw:measure>
        <draw:frame draw:style-name="gr512" draw:text-style-name="P211" draw:layer="layout" svg:width="3.131cm" svg:height="1.237cm" svg:x="6.956cm" svg:y="13.984cm">
          <draw:text-box>
            <text:p><text:span text:style-name="T163">1 m/s</text:span></text:p>
          </draw:text-box>
        </draw:frame>
        <draw:line draw:style-name="gr513" draw:text-style-name="P2" draw:layer="layout" svg:x1="4.118cm" svg:y1="14.757cm" svg:x2="6.187cm" svg:y2="14.757cm">
          <text:p/>
        </draw:line>
        <draw:line draw:style-name="gr513" draw:text-style-name="P2" draw:layer="layout" svg:x1="4.747cm" svg:y1="14.457cm" svg:x2="6.186cm" svg:y2="14.457cm">
          <text:p/>
        </draw:line>
        <draw:line draw:style-name="gr513" draw:text-style-name="P2" draw:layer="layout" svg:x1="5.43cm" svg:y1="14.157cm" svg:x2="6.185cm" svg:y2="14.157cm">
          <text:p/>
        </draw:line>
        <draw:line draw:style-name="gr513" draw:text-style-name="P2" draw:layer="layout" svg:x1="4.119cm" svg:y1="2.157cm" svg:x2="6.188cm" svg:y2="2.157cm">
          <text:p/>
        </draw:line>
        <draw:line draw:style-name="gr513" draw:text-style-name="P2" draw:layer="layout" svg:x1="4.748cm" svg:y1="2.457cm" svg:x2="6.187cm" svg:y2="2.457cm">
          <text:p/>
        </draw:line>
        <draw:line draw:style-name="gr513" draw:text-style-name="P2" draw:layer="layout" svg:x1="5.431cm" svg:y1="2.757cm" svg:x2="6.186cm" svg:y2="2.757cm">
          <text:p/>
        </draw:line>
        <draw:path draw:style-name="gr508" draw:text-style-name="P180"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23">
          <svg:title>TexMaths</svg:title>
          <svg:desc>48§display§\qty{8}{J}§svg§600§TRUE§</svg:desc>
          <draw:path draw:style-name="gr28" draw:text-style-name="P13"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8" draw:text-style-name="P13"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104" presentation:class="page"/>
          <draw:frame presentation:style-name="pr1" draw:text-style-name="P1" draw:layer="layout" svg:width="16.771cm" svg:height="12.572cm" svg:x="2.409cm" svg:y="13.271cm" presentation:class="notes" presentation:placeholder="true">
            <draw:text-box/>
          </draw:frame>
        </presentation:notes>
      </draw:page>
      <draw:page draw:name="page105" draw:style-name="dp1" draw:master-page-name="Default">
        <draw:g draw:style-name="gr23">
          <draw:path draw:style-name="gr422" draw:text-style-name="P2" draw:layer="layout" svg:width="5.555cm" svg:height="5.432cm" draw:transform="skewX (0.00174532925199433) rotate (-2.41518661890975) translate (10.7421562157411cm 4.49224397085538cm)" svg:viewBox="0 0 5556 5433" svg:d="M0 5433c730-1096 1489-1926 1421-2671-68-746-255-1881 513-2349 768-467 3516-902 3622 871">
            <text:p/>
          </draw:path>
          <draw:line draw:style-name="gr514" draw:text-style-name="P10" draw:layer="layout" svg:x1="6.673cm" svg:y1="1.54cm" svg:x2="5.565cm" svg:y2="0.31cm">
            <text:p/>
          </draw:line>
          <draw:line draw:style-name="gr514" draw:text-style-name="P10" draw:layer="layout" svg:x1="6.79cm" svg:y1="2.353cm" svg:x2="5.682cm" svg:y2="1.123cm">
            <text:p/>
          </draw:line>
          <draw:line draw:style-name="gr514" draw:text-style-name="P10" draw:layer="layout" svg:x1="7.107cm" svg:y1="3.266cm" svg:x2="5.999cm" svg:y2="2.036cm">
            <text:p/>
          </draw:line>
          <draw:line draw:style-name="gr514" draw:text-style-name="P10" draw:layer="layout" svg:x1="7.524cm" svg:y1="4.279cm" svg:x2="6.416cm" svg:y2="3.049cm">
            <text:p/>
          </draw:line>
          <draw:line draw:style-name="gr514" draw:text-style-name="P10" draw:layer="layout" svg:x1="8.241cm" svg:y1="5.792cm" svg:x2="7.133cm" svg:y2="4.562cm">
            <text:p/>
          </draw:line>
          <draw:line draw:style-name="gr514" draw:text-style-name="P10" draw:layer="layout" svg:x1="7.958cm" svg:y1="6.405cm" svg:x2="6.85cm" svg:y2="5.175cm">
            <text:p/>
          </draw:line>
          <draw:line draw:style-name="gr514" draw:text-style-name="P10" draw:layer="layout" svg:x1="7.375cm" svg:y1="6.818cm" svg:x2="6.267cm" svg:y2="5.588cm">
            <text:p/>
          </draw:line>
          <draw:line draw:style-name="gr514" draw:text-style-name="P10" draw:layer="layout" svg:x1="6.592cm" svg:y1="6.931cm" svg:x2="5.484cm" svg:y2="5.701cm">
            <text:p/>
          </draw:line>
        </draw:g>
        <draw:g draw:style-name="gr23">
          <draw:path draw:style-name="gr422"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514" draw:text-style-name="P10" draw:layer="layout" svg:x1="9.191cm" svg:y1="14.453cm" svg:x2="8.083cm" svg:y2="13.223cm">
            <text:p/>
          </draw:line>
          <draw:line draw:style-name="gr514" draw:text-style-name="P10" draw:layer="layout" svg:x1="9.308cm" svg:y1="15.266cm" svg:x2="8.2cm" svg:y2="14.036cm">
            <text:p/>
          </draw:line>
          <draw:line draw:style-name="gr514" draw:text-style-name="P10" draw:layer="layout" svg:x1="9.625cm" svg:y1="16.179cm" svg:x2="8.517cm" svg:y2="14.949cm">
            <text:p/>
          </draw:line>
          <draw:line draw:style-name="gr514" draw:text-style-name="P10" draw:layer="layout" svg:x1="10.042cm" svg:y1="17.192cm" svg:x2="8.934cm" svg:y2="15.962cm">
            <text:p/>
          </draw:line>
          <draw:line draw:style-name="gr514" draw:text-style-name="P10" draw:layer="layout" svg:x1="10.459cm" svg:y1="18.505cm" svg:x2="9.351cm" svg:y2="17.275cm">
            <text:p/>
          </draw:line>
          <draw:line draw:style-name="gr514" draw:text-style-name="P10" draw:layer="layout" svg:x1="10.576cm" svg:y1="19.418cm" svg:x2="9.468cm" svg:y2="18.188cm">
            <text:p/>
          </draw:line>
          <draw:line draw:style-name="gr514" draw:text-style-name="P10" draw:layer="layout" svg:x1="10.393cm" svg:y1="20.131cm" svg:x2="9.285cm" svg:y2="18.901cm">
            <text:p/>
          </draw:line>
          <draw:line draw:style-name="gr514" draw:text-style-name="P10" draw:layer="layout" svg:x1="9.81cm" svg:y1="20.644cm" svg:x2="8.702cm" svg:y2="19.414cm">
            <text:p/>
          </draw:line>
        </draw:g>
        <draw:custom-shape draw:style-name="gr515"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516"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16"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516"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16"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45">
          <draw:path draw:style-name="gr422" draw:text-style-name="P2" draw:layer="layout" svg:width="5.555cm" svg:height="5.432cm" draw:transform="skewX (0.00174532925199433) rotate (-2.41518661890975) translate (25.9431562157411cm 4.75324397085539cm)" svg:viewBox="0 0 5556 5433" svg:d="M0 5433c730-1096 1489-1926 1421-2671-68-746-255-1881 513-2349 768-467 3516-902 3622 871">
            <text:p/>
          </draw:path>
          <draw:custom-shape draw:style-name="gr426" draw:text-style-name="P1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45">
          <draw:path draw:style-name="gr422"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26" draw:text-style-name="P1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15"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516"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16"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516"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16"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517" draw:text-style-name="P17" draw:layer="layout" svg:width="2.854cm" svg:height="0.944cm" draw:transform="skewX (-0.0656243798749868) rotate (-3.02465559370617) translate (10.162cm 4.758cm)" draw:kind="arc" draw:start-angle="218.62" draw:end-angle="318.07">
          <text:p/>
        </draw:ellipse>
        <draw:ellipse draw:style-name="gr518" draw:text-style-name="P17" draw:layer="layout" svg:width="4.397cm" svg:height="0.947cm" draw:transform="skewX (-0.20315632493214) rotate (0.0757472895365539) translate (19.946cm 4.21cm)" draw:kind="arc" draw:start-angle="218.6" draw:end-angle="318.08">
          <text:p/>
        </draw:ellipse>
        <draw:frame draw:style-name="gr519" draw:text-style-name="P212" draw:layer="layout" svg:width="0.951cm" svg:height="0.992cm" svg:x="20.87cm" svg:y="3.703cm">
          <draw:text-box>
            <text:p><text:span text:style-name="T164">+</text:span></text:p>
          </draw:text-box>
        </draw:frame>
        <presentation:notes draw:style-name="dp2">
          <draw:page-thumbnail draw:style-name="gr1" draw:layer="layout" svg:width="21.219cm" svg:height="10.476cm" svg:x="0.185cm" svg:y="2.123cm" draw:page-number="105" presentation:class="page"/>
          <draw:frame presentation:style-name="pr1" draw:text-style-name="P64" draw:layer="layout" svg:width="16.771cm" svg:height="12.572cm" svg:x="2.409cm" svg:y="13.271cm" presentation:class="notes" presentation:placeholder="true">
            <draw:text-box/>
          </draw:frame>
        </presentation:notes>
      </draw:page>
      <draw:page draw:name="page106" draw:style-name="dp1" draw:master-page-name="Default">
        <draw:g draw:style-name="gr23">
          <draw:path draw:style-name="gr422" draw:text-style-name="P2" draw:layer="layout" svg:width="5.555cm" svg:height="5.432cm" draw:transform="skewX (0.00174532925199427) rotate (-2.41518661890975) translate (6.34215621574109cm 4.72924397085538cm)" svg:viewBox="0 0 5556 5433" svg:d="M0 5433c730-1096 1489-1926 1421-2671-68-746-255-1881 513-2349 768-467 3516-902 3622 871">
            <text:p/>
          </draw:path>
          <draw:line draw:style-name="gr514" draw:text-style-name="P10" draw:layer="layout" svg:x1="2.273cm" svg:y1="1.777cm" svg:x2="1.165cm" svg:y2="0.547cm">
            <text:p/>
          </draw:line>
          <draw:line draw:style-name="gr514" draw:text-style-name="P10" draw:layer="layout" svg:x1="2.39cm" svg:y1="2.59cm" svg:x2="1.282cm" svg:y2="1.36cm">
            <text:p/>
          </draw:line>
          <draw:line draw:style-name="gr514" draw:text-style-name="P10" draw:layer="layout" svg:x1="2.707cm" svg:y1="3.503cm" svg:x2="1.599cm" svg:y2="2.273cm">
            <text:p/>
          </draw:line>
          <draw:line draw:style-name="gr514" draw:text-style-name="P10" draw:layer="layout" svg:x1="3.124cm" svg:y1="4.516cm" svg:x2="2.016cm" svg:y2="3.286cm">
            <text:p/>
          </draw:line>
          <draw:line draw:style-name="gr514" draw:text-style-name="P10" draw:layer="layout" svg:x1="3.841cm" svg:y1="6.029cm" svg:x2="2.733cm" svg:y2="4.799cm">
            <text:p/>
          </draw:line>
          <draw:line draw:style-name="gr514" draw:text-style-name="P10" draw:layer="layout" svg:x1="3.558cm" svg:y1="6.642cm" svg:x2="2.45cm" svg:y2="5.412cm">
            <text:p/>
          </draw:line>
          <draw:line draw:style-name="gr514" draw:text-style-name="P10" draw:layer="layout" svg:x1="2.975cm" svg:y1="7.055cm" svg:x2="1.867cm" svg:y2="5.825cm">
            <text:p/>
          </draw:line>
          <draw:line draw:style-name="gr514" draw:text-style-name="P10" draw:layer="layout" svg:x1="2.192cm" svg:y1="7.168cm" svg:x2="1.084cm" svg:y2="5.938cm">
            <text:p/>
          </draw:line>
        </draw:g>
        <draw:g draw:style-name="gr23">
          <draw:path draw:style-name="gr422" draw:text-style-name="P2" draw:layer="layout" svg:width="5.555cm" svg:height="5.432cm" draw:transform="skewX (0.00174532925199427) rotate (-2.41518661890975) translate (17.3471562157411cm 4.70887315018668cm)" svg:viewBox="0 0 5556 5433" svg:d="M0 5433c730-1096 1489-1926 1421-2671-68-746-255-1881 513-2349 768-467 3516-902 3622 871">
            <text:p/>
          </draw:path>
          <draw:line draw:style-name="gr514" draw:text-style-name="P10" draw:layer="layout" svg:x1="15.796cm" svg:y1="1.852cm" svg:x2="14.688cm" svg:y2="0.622cm">
            <text:p/>
          </draw:line>
          <draw:line draw:style-name="gr514" draw:text-style-name="P10" draw:layer="layout" svg:x1="15.913cm" svg:y1="2.665cm" svg:x2="14.805cm" svg:y2="1.435cm">
            <text:p/>
          </draw:line>
          <draw:line draw:style-name="gr514" draw:text-style-name="P10" draw:layer="layout" svg:x1="16.23cm" svg:y1="3.578cm" svg:x2="15.122cm" svg:y2="2.348cm">
            <text:p/>
          </draw:line>
          <draw:line draw:style-name="gr514" draw:text-style-name="P10" draw:layer="layout" svg:x1="16.647cm" svg:y1="4.591cm" svg:x2="15.539cm" svg:y2="3.361cm">
            <text:p/>
          </draw:line>
          <draw:line draw:style-name="gr514" draw:text-style-name="P10" draw:layer="layout" svg:x1="17.064cm" svg:y1="5.904cm" svg:x2="15.956cm" svg:y2="4.674cm">
            <text:p/>
          </draw:line>
          <draw:line draw:style-name="gr514" draw:text-style-name="P10" draw:layer="layout" svg:x1="17.181cm" svg:y1="6.817cm" svg:x2="16.073cm" svg:y2="5.587cm">
            <text:p/>
          </draw:line>
          <draw:line draw:style-name="gr514" draw:text-style-name="P10" draw:layer="layout" svg:x1="16.998cm" svg:y1="7.53cm" svg:x2="15.89cm" svg:y2="6.3cm">
            <text:p/>
          </draw:line>
          <draw:line draw:style-name="gr514" draw:text-style-name="P10" draw:layer="layout" svg:x1="16.415cm" svg:y1="8.043cm" svg:x2="15.307cm" svg:y2="6.813cm">
            <text:p/>
          </draw:line>
        </draw:g>
        <draw:custom-shape draw:style-name="gr515" draw:text-style-name="P183"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516" draw:text-style-name="P37"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16" draw:text-style-name="P37"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516" draw:text-style-name="P37"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16" draw:text-style-name="P37"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3">
          <draw:path draw:style-name="gr422" draw:text-style-name="P2"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520" draw:text-style-name="P10" draw:layer="layout" svg:x1="3.706cm" svg:y1="10.705cm" svg:x2="4.814cm" svg:y2="11.935cm">
            <text:p/>
          </draw:line>
          <draw:line draw:style-name="gr520" draw:text-style-name="P10" draw:layer="layout" svg:x1="3.823cm" svg:y1="11.518cm" svg:x2="4.931cm" svg:y2="12.748cm">
            <text:p/>
          </draw:line>
          <draw:line draw:style-name="gr520" draw:text-style-name="P10" draw:layer="layout" svg:x1="4.14cm" svg:y1="12.431cm" svg:x2="5.248cm" svg:y2="13.661cm">
            <text:p/>
          </draw:line>
          <draw:line draw:style-name="gr520" draw:text-style-name="P10" draw:layer="layout" svg:x1="4.557cm" svg:y1="13.444cm" svg:x2="5.665cm" svg:y2="14.674cm">
            <text:p/>
          </draw:line>
          <draw:line draw:style-name="gr520" draw:text-style-name="P10" draw:layer="layout" svg:x1="4.974cm" svg:y1="14.757cm" svg:x2="6.082cm" svg:y2="15.987cm">
            <text:p/>
          </draw:line>
          <draw:line draw:style-name="gr520" draw:text-style-name="P10" draw:layer="layout" svg:x1="5.091cm" svg:y1="15.67cm" svg:x2="6.199cm" svg:y2="16.9cm">
            <text:p/>
          </draw:line>
          <draw:line draw:style-name="gr520" draw:text-style-name="P10" draw:layer="layout" svg:x1="4.908cm" svg:y1="16.383cm" svg:x2="6.016cm" svg:y2="17.613cm">
            <text:p/>
          </draw:line>
          <draw:line draw:style-name="gr520" draw:text-style-name="P10" draw:layer="layout" svg:x1="4.325cm" svg:y1="16.896cm" svg:x2="5.433cm" svg:y2="18.126cm">
            <text:p/>
          </draw:line>
        </draw:g>
        <draw:custom-shape draw:style-name="gr515" draw:text-style-name="P183"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516" draw:text-style-name="P37"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16" draw:text-style-name="P37"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516" draw:text-style-name="P37"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16" draw:text-style-name="P37"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3">
          <draw:path draw:style-name="gr422" draw:text-style-name="P2"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520" draw:text-style-name="P10" draw:layer="layout" svg:x1="12.184cm" svg:y1="10.506cm" svg:x2="13.292cm" svg:y2="11.736cm">
            <text:p/>
          </draw:line>
          <draw:line draw:style-name="gr520" draw:text-style-name="P10" draw:layer="layout" svg:x1="12.301cm" svg:y1="11.319cm" svg:x2="13.409cm" svg:y2="12.549cm">
            <text:p/>
          </draw:line>
          <draw:line draw:style-name="gr520" draw:text-style-name="P10" draw:layer="layout" svg:x1="12.618cm" svg:y1="12.232cm" svg:x2="13.726cm" svg:y2="13.462cm">
            <text:p/>
          </draw:line>
          <draw:line draw:style-name="gr520" draw:text-style-name="P10" draw:layer="layout" svg:x1="13.035cm" svg:y1="13.245cm" svg:x2="14.143cm" svg:y2="14.475cm">
            <text:p/>
          </draw:line>
          <draw:line draw:style-name="gr520" draw:text-style-name="P10" draw:layer="layout" svg:x1="13.752cm" svg:y1="14.758cm" svg:x2="14.86cm" svg:y2="15.988cm">
            <text:p/>
          </draw:line>
          <draw:line draw:style-name="gr520" draw:text-style-name="P10" draw:layer="layout" svg:x1="13.469cm" svg:y1="15.371cm" svg:x2="14.577cm" svg:y2="16.601cm">
            <text:p/>
          </draw:line>
          <draw:line draw:style-name="gr520" draw:text-style-name="P10" draw:layer="layout" svg:x1="12.886cm" svg:y1="15.784cm" svg:x2="13.994cm" svg:y2="17.014cm">
            <text:p/>
          </draw:line>
          <draw:line draw:style-name="gr520" draw:text-style-name="P10" draw:layer="layout" svg:x1="12.103cm" svg:y1="15.897cm" svg:x2="13.211cm" svg:y2="17.127cm">
            <text:p/>
          </draw:line>
        </draw:g>
        <draw:line draw:style-name="gr521" draw:text-style-name="P10" draw:layer="layout" svg:x1="25.423cm" svg:y1="9.808cm" svg:x2="23.203cm" svg:y2="7.344cm">
          <text:p/>
        </draw:line>
        <draw:line draw:style-name="gr482" draw:text-style-name="P10" draw:layer="layout" svg:x1="20.884cm" svg:y1="10.508cm" svg:x2="23.104cm" svg:y2="12.972cm">
          <text:p/>
        </draw:line>
        <draw:path draw:style-name="gr422" draw:text-style-name="P2"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23">
          <svg:title>TexMaths</svg:title>
          <svg:desc>44§display§\qty{6}{N}§svg§600§TRUE§</svg:desc>
          <draw:path draw:style-name="gr28" draw:text-style-name="P13"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8" draw:text-style-name="P13"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3">
          <svg:title>TexMaths</svg:title>
          <svg:desc>44§display§\qty{6}{N}§svg§600§TRUE§</svg:desc>
          <draw:path draw:style-name="gr340" draw:text-style-name="P140"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40" draw:text-style-name="P140"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22" draw:text-style-name="P10" draw:layer="layout" svg:x1="20.861cm" svg:y1="17.49cm" svg:x2="23.081cm" svg:y2="19.954cm">
          <text:p/>
        </draw:line>
        <draw:line draw:style-name="gr523" draw:text-style-name="P10" draw:layer="layout" svg:x1="26.055cm" svg:y1="18.928cm" svg:x2="23.835cm" svg:y2="16.464cm">
          <text:p/>
        </draw:line>
        <draw:line draw:style-name="gr524" draw:text-style-name="P10" draw:layer="layout" svg:x1="17.821cm" svg:y1="17.45cm" svg:x2="20.041cm" svg:y2="19.914cm">
          <text:p/>
        </draw:line>
        <presentation:notes draw:style-name="dp2">
          <draw:page-thumbnail draw:style-name="gr1" draw:layer="layout" svg:width="21.219cm" svg:height="10.476cm" svg:x="0.185cm" svg:y="2.123cm" draw:page-number="106" presentation:class="page"/>
          <draw:frame presentation:style-name="pr1" draw:text-style-name="P64" draw:layer="layout" svg:width="16.771cm" svg:height="12.572cm" svg:x="2.409cm" svg:y="13.271cm" presentation:class="notes" presentation:placeholder="true">
            <draw:text-box/>
          </draw:frame>
        </presentation:notes>
      </draw:page>
      <draw:page draw:name="page107" draw:style-name="dp1" draw:master-page-name="Default">
        <draw:path draw:style-name="gr525" draw:text-style-name="P21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23">
          <svg:title>TexMaths</svg:title>
          <svg:desc>44§display§\qty{+2}{mol/s}§svg§600§TRUE§</svg:desc>
          <draw:path draw:style-name="gr28" draw:text-style-name="P13"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8" draw:text-style-name="P13"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8" draw:text-style-name="P13"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8" draw:text-style-name="P13"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8" draw:text-style-name="P13"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8" draw:text-style-name="P13" draw:layer="layout" svg:width="0.374cm" svg:height="0.999cm" draw:transform="rotate (0.436332312998582) translate (9.92847924123594cm 8.0941031751276cm)" svg:viewBox="0 0 375 1000" svg:d="M0 1000c20 0 40 0 61 0 104-333 209-667 314-1000-19 0-38 0-57 0-106 333-212 667-318 1000z">
            <text:p/>
          </draw:path>
          <draw:path draw:style-name="gr28" draw:text-style-name="P13"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23">
          <svg:title>TexMaths</svg:title>
          <svg:desc>44§display§\qty{-2}{mol/s}§svg§600§TRUE§</svg:desc>
          <draw:path draw:style-name="gr340" draw:text-style-name="P140" draw:layer="layout" svg:width="0.567cm" svg:height="0.062cm" draw:transform="rotate (0.436332312998582) translate (9.2984303076641cm 10.8323208887531cm)" svg:viewBox="0 0 568 63" svg:d="M0 0c189 0 379 0 568 0 0 21 0 42 0 63-189 0-379 0-568 0 0-21 0-42 0-63z">
            <text:p/>
          </draw:path>
          <draw:path draw:style-name="gr340" draw:text-style-name="P140"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340" draw:text-style-name="P140"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340" draw:text-style-name="P140"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340" draw:text-style-name="P140"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340" draw:text-style-name="P140" draw:layer="layout" svg:width="0.374cm" svg:height="0.999cm" draw:transform="rotate (0.436332312998582) translate (12.0904703279294cm 9.013678984271cm)" svg:viewBox="0 0 375 1000" svg:d="M0 1000c20 0 40 0 60 0 105-333 210-667 315-1000-20 0-39 0-58 0-106 333-211 667-317 1000z">
            <text:p/>
          </draw:path>
          <draw:path draw:style-name="gr340" draw:text-style-name="P140"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107" presentation:class="page"/>
          <draw:frame presentation:style-name="pr1" draw:text-style-name="P1" draw:layer="layout" svg:width="16.771cm" svg:height="12.572cm" svg:x="2.409cm" svg:y="13.271cm" presentation:class="notes" presentation:placeholder="true">
            <draw:text-box/>
          </draw:frame>
        </presentation:notes>
      </draw:page>
      <draw:page draw:name="page108" draw:style-name="dp1" draw:master-page-name="Default">
        <draw:frame draw:style-name="gr41" draw:text-style-name="P2" draw:layer="layout" svg:width="10.41cm" svg:height="16.312cm" svg:x="9.455cm" svg:y="2.645cm">
          <draw:image xlink:href="Pictures/1000000000000078000000BCFA968D18.png" xlink:type="simple" xlink:show="embed" xlink:actuate="onLoad" draw:mime-type="image/png">
            <text:p/>
          </draw:image>
        </draw:frame>
        <draw:custom-shape draw:style-name="gr526" draw:text-style-name="P214" draw:layer="layout" svg:width="2.86cm" svg:height="0.869cm" svg:x="18.759cm" svg:y="7.59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08" presentation:class="page"/>
          <draw:frame presentation:style-name="pr1" draw:text-style-name="P1" draw:layer="layout" svg:width="16.771cm" svg:height="12.572cm" svg:x="2.409cm" svg:y="13.271cm" presentation:class="notes" presentation:placeholder="true">
            <draw:text-box/>
          </draw:frame>
        </presentation:notes>
      </draw:page>
      <draw:page draw:name="page109" draw:style-name="dp1" draw:master-page-name="Default">
        <draw:frame draw:style-name="gr41" draw:text-style-name="P2" draw:layer="layout" svg:width="15.195cm" svg:height="9.057cm" svg:x="3.701cm" svg:y="6.664cm">
          <draw:image xlink:href="Pictures/100000000000003E00000025F0E843D3.png" xlink:type="simple" xlink:show="embed" xlink:actuate="onLoad" draw:mime-type="image/png">
            <text:p/>
          </draw:image>
        </draw:frame>
        <draw:g draw:style-name="gr45">
          <draw:custom-shape draw:style-name="gr527" draw:text-style-name="P17"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1.454cm" svg:y="8.322cm" svg:viewBox="0 0 6920 464" svg:d="M0 464c0 0 709-464 3059-464 2349 0 3861 427 3861 427">
          <text:p/>
        </draw:path>
        <draw:g draw:style-name="gr45">
          <draw:custom-shape draw:style-name="gr529" draw:text-style-name="P54" draw:layer="layout" svg:width="2.625cm" svg:height="1.259cm" svg:x="8.917cm" svg:y="11.5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1.917cm" svg:y="11.5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4.917cm" svg:y="11.5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109" presentation:class="page"/>
          <draw:frame presentation:style-name="pr1" draw:text-style-name="P1" draw:layer="layout" svg:width="16.771cm" svg:height="12.572cm" svg:x="2.409cm" svg:y="13.271cm" presentation:class="notes" presentation:placeholder="true">
            <draw:text-box/>
          </draw:frame>
        </presentation:notes>
      </draw:page>
      <draw:page draw:name="page110" draw:style-name="dp1" draw:master-page-name="Default">
        <draw:frame draw:style-name="gr41" draw:text-style-name="P2" draw:layer="layout" svg:width="15.195cm" svg:height="9.057cm" svg:x="3.701cm" svg:y="6.664cm">
          <draw:image xlink:href="Pictures/100000000000003E00000025F0E843D3.png" xlink:type="simple" xlink:show="embed" xlink:actuate="onLoad" draw:mime-type="image/png">
            <text:p/>
          </draw:image>
        </draw:frame>
        <draw:custom-shape draw:style-name="gr530" draw:text-style-name="P17"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1" draw:text-style-name="P54" draw:layer="layout" svg:width="3.171cm" svg:height="1.521cm" svg:x="10.317cm" svg:y="10.54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2" draw:text-style-name="P2" draw:layer="layout" svg:x1="14.154cm" svg:y1="16.526cm" svg:x2="14.154cm" svg:y2="5.644cm">
          <text:p/>
        </draw:line>
        <presentation:notes draw:style-name="dp2">
          <draw:page-thumbnail draw:style-name="gr1" draw:layer="layout" svg:width="21.219cm" svg:height="10.476cm" svg:x="0.185cm" svg:y="2.123cm" draw:page-number="110" presentation:class="page"/>
          <draw:frame presentation:style-name="pr1" draw:text-style-name="P1" draw:layer="layout" svg:width="16.771cm" svg:height="12.572cm" svg:x="2.409cm" svg:y="13.271cm" presentation:class="notes" presentation:placeholder="true">
            <draw:text-box/>
          </draw:frame>
        </presentation:notes>
      </draw:page>
      <draw:page draw:name="page111" draw:style-name="dp1" draw:master-page-name="Default">
        <draw:frame draw:style-name="gr41"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33" draw:text-style-name="P185"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12.154cm" svg:y1="11.526cm" svg:x2="12.154cm" svg:y2="0.644cm">
          <text:p/>
        </draw:line>
        <draw:path draw:style-name="gr535" draw:text-style-name="P17" draw:layer="layout" svg:width="4.377cm" svg:height="0.501cm" svg:x="9.998cm" svg:y="8.999cm" svg:viewBox="0 0 4378 502" svg:d="M0 252c924-6 721-256 1465-252 666-4 743 502 1480 502 721 0 517-229 1433-241">
          <text:p/>
        </draw:path>
        <draw:path draw:style-name="gr535" draw:text-style-name="P17"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111" presentation:class="page"/>
          <draw:frame presentation:style-name="pr1" draw:text-style-name="P1" draw:layer="layout" svg:width="16.771cm" svg:height="12.572cm" svg:x="2.409cm" svg:y="13.271cm" presentation:class="notes" presentation:placeholder="true">
            <draw:text-box/>
          </draw:frame>
        </presentation:notes>
      </draw:page>
      <draw:page draw:name="page112" draw:style-name="dp1" draw:master-page-name="Default">
        <draw:frame draw:style-name="gr41" draw:text-style-name="P2" draw:layer="layout" svg:width="15.195cm" svg:height="9.057cm" svg:x="6.701cm" svg:y="1.664cm">
          <draw:image xlink:href="Pictures/100000000000003E00000025F0E843D3.png" xlink:type="simple" xlink:show="embed" xlink:actuate="onLoad" draw:mime-type="image/png">
            <text:p/>
          </draw:image>
        </draw:frame>
        <draw:custom-shape draw:style-name="gr533" draw:text-style-name="P185"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17.154cm" svg:y1="11.526cm" svg:x2="17.154cm" svg:y2="0.644cm">
          <text:p/>
        </draw:line>
        <draw:path draw:style-name="gr535" draw:text-style-name="P17" draw:layer="layout" svg:width="4.377cm" svg:height="0.501cm" svg:x="14.974cm" svg:y="9.199cm" svg:viewBox="0 0 4378 502" svg:d="M4378 252c-924-6-721-256-1465-252-666-4-743 502-1480 502-721 0-517-229-1433-241">
          <text:p/>
        </draw:path>
        <draw:path draw:style-name="gr535" draw:text-style-name="P17"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112" presentation:class="page"/>
          <draw:frame presentation:style-name="pr1" draw:text-style-name="P1" draw:layer="layout" svg:width="16.771cm" svg:height="12.572cm" svg:x="2.409cm" svg:y="13.271cm" presentation:class="notes" presentation:placeholder="true">
            <draw:text-box/>
          </draw:frame>
        </presentation:notes>
      </draw:page>
      <draw:page draw:name="page113" draw:style-name="dp1" draw:master-page-name="Default">
        <draw:frame draw:style-name="gr41"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36" draw:text-style-name="P17"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12.154cm" svg:y1="11.526cm" svg:x2="12.154cm" svg:y2="0.644cm">
          <text:p/>
        </draw:line>
        <draw:path draw:style-name="gr537" draw:text-style-name="P17"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113" presentation:class="page"/>
          <draw:frame presentation:style-name="pr1" draw:text-style-name="P1" draw:layer="layout" svg:width="16.771cm" svg:height="12.572cm" svg:x="2.409cm" svg:y="13.271cm" presentation:class="notes" presentation:placeholder="true">
            <draw:text-box/>
          </draw:frame>
        </presentation:notes>
      </draw:page>
      <draw:page draw:name="page114" draw:style-name="dp1" draw:master-page-name="Default">
        <draw:frame draw:style-name="gr41"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38" draw:text-style-name="P215" draw:layer="layout" svg:width="8.929cm" svg:height="1.899cm" svg:x="11.747cm" svg:y="8.1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9" draw:text-style-name="P17" draw:layer="layout" svg:width="3.315cm" svg:height="1.298cm" svg:x="18.817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10"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14" presentation:class="page"/>
          <draw:frame presentation:style-name="pr1" draw:text-style-name="P64" draw:layer="layout" svg:width="16.771cm" svg:height="12.572cm" svg:x="2.409cm" svg:y="13.271cm" presentation:class="notes" presentation:placeholder="true">
            <draw:text-box/>
          </draw:frame>
        </presentation:notes>
      </draw:page>
      <draw:page draw:name="page115" draw:style-name="dp1" draw:master-page-name="Default">
        <draw:frame draw:style-name="gr41"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41" draw:text-style-name="P185" draw:layer="layout" svg:width="3.315cm" svg:height="1.298cm" svg:x="20.117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15" presentation:class="page"/>
          <draw:frame presentation:style-name="pr1" draw:text-style-name="P64" draw:layer="layout" svg:width="16.771cm" svg:height="12.572cm" svg:x="2.409cm" svg:y="13.271cm" presentation:class="notes" presentation:placeholder="true">
            <draw:text-box/>
          </draw:frame>
        </presentation:notes>
      </draw:page>
      <draw:page draw:name="page116" draw:style-name="dp1" draw:master-page-name="Default">
        <draw:frame draw:style-name="gr41" draw:text-style-name="P2" draw:layer="layout" svg:width="17.484cm" svg:height="6.323cm" svg:x="6.871cm" svg:y="7.72cm">
          <draw:image xlink:href="Pictures/1000000000000548000001E94DFFFB38.png" xlink:type="simple" xlink:show="embed" xlink:actuate="onLoad" draw:mime-type="image/png">
            <text:p/>
          </draw:image>
        </draw:frame>
        <draw:g draw:style-name="gr45">
          <draw:custom-shape draw:style-name="gr529" draw:text-style-name="P54"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2.254cm" svg:y="0.523cm" svg:viewBox="0 0 6920 464" svg:d="M0 464c0 0 709-464 3059-464 2349 0 3861 427 3861 427">
          <text:p/>
        </draw:path>
        <draw:g draw:style-name="gr45">
          <draw:custom-shape draw:style-name="gr527" draw:text-style-name="P17"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21.074cm 6.094cm)" svg:viewBox="0 0 6920 464" svg:d="M0 464c0 0 709-464 3059-464 2349 0 3861 427 3861 427">
          <text:p/>
        </draw:path>
        <draw:custom-shape draw:style-name="gr542" draw:text-style-name="P17"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3" draw:text-style-name="P54" draw:layer="layout" svg:width="3.214cm" svg:height="1.259cm" svg:x="12.329cm" svg:y="9.9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 draw:text-style-name="P2" draw:layer="layout" svg:x1="15.997cm" svg:y1="13.898cm" svg:x2="15.997cm" svg:y2="8.967cm">
          <text:p/>
        </draw:line>
        <draw:custom-shape draw:style-name="gr544" draw:text-style-name="P10"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16" presentation:class="page"/>
          <draw:frame presentation:style-name="pr1" draw:text-style-name="P64" draw:layer="layout" svg:width="16.771cm" svg:height="12.572cm" svg:x="2.409cm" svg:y="13.271cm" presentation:class="notes" presentation:placeholder="true">
            <draw:text-box/>
          </draw:frame>
        </presentation:notes>
      </draw:page>
      <draw:page draw:name="page117" draw:style-name="dp1" draw:master-page-name="Default">
        <draw:frame draw:style-name="gr41" draw:text-style-name="P2" draw:layer="layout" svg:width="17.484cm" svg:height="6.323cm" svg:x="6.871cm" svg:y="7.72cm">
          <draw:image xlink:href="Pictures/1000000000000548000001E94DFFFB38.png" xlink:type="simple" xlink:show="embed" xlink:actuate="onLoad" draw:mime-type="image/png">
            <text:p/>
          </draw:image>
        </draw:frame>
        <draw:g draw:style-name="gr45">
          <draw:custom-shape draw:style-name="gr529" draw:text-style-name="P54"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2.254cm" svg:y="0.523cm" svg:viewBox="0 0 6920 464" svg:d="M0 464c0 0 709-464 3059-464 2349 0 3861 427 3861 427">
          <text:p/>
        </draw:path>
        <draw:g draw:style-name="gr45">
          <draw:custom-shape draw:style-name="gr527" draw:text-style-name="P17"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21.074cm 6.094cm)" svg:viewBox="0 0 6920 464" svg:d="M0 464c0 0 709-464 3059-464 2349 0 3861 427 3861 427">
          <text:p/>
        </draw:path>
        <draw:g draw:style-name="gr45">
          <draw:custom-shape draw:style-name="gr527" draw:text-style-name="P17" draw:layer="layout" svg:width="2.625cm" svg:height="1.259cm" svg:x="11.41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4.41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7.41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2.354cm" svg:y="8.523cm" svg:viewBox="0 0 6920 464" svg:d="M0 464c0 0 709-464 3059-464 2349 0 3861 427 3861 427">
          <text:p/>
        </draw:path>
        <draw:g draw:style-name="gr45">
          <draw:custom-shape draw:style-name="gr529" draw:text-style-name="P54" draw:layer="layout" svg:width="2.625cm" svg:height="1.259cm" svg:x="15.901cm" svg:y="11.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2.901cm" svg:y="11.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9.901cm" svg:y="11.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17" presentation:class="page"/>
          <draw:frame presentation:style-name="pr1" draw:text-style-name="P1" draw:layer="layout" svg:width="16.771cm" svg:height="12.572cm" svg:x="2.409cm" svg:y="13.271cm" presentation:class="notes" presentation:placeholder="true">
            <draw:text-box/>
          </draw:frame>
        </presentation:notes>
      </draw:page>
      <draw:page draw:name="page118" draw:style-name="dp1" draw:master-page-name="Default">
        <draw:frame draw:style-name="gr41" draw:text-style-name="P2" draw:layer="layout" svg:width="17.484cm" svg:height="6.323cm" svg:x="6.871cm" svg:y="9.32cm">
          <draw:image xlink:href="Pictures/1000000000000548000001E94DFFFB38.png" xlink:type="simple" xlink:show="embed" xlink:actuate="onLoad" draw:mime-type="image/png">
            <text:p/>
          </draw:image>
        </draw:frame>
        <draw:g draw:style-name="gr45">
          <draw:custom-shape draw:style-name="gr529" draw:text-style-name="P54"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2.254cm" svg:y="0.523cm" svg:viewBox="0 0 6920 464" svg:d="M0 464c0 0 709-464 3059-464 2349 0 3861 427 3861 427">
          <text:p/>
        </draw:path>
        <draw:g draw:style-name="gr45">
          <draw:custom-shape draw:style-name="gr527" draw:text-style-name="P17"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21.074cm 6.094cm)" svg:viewBox="0 0 6920 464" svg:d="M0 464c0 0 709-464 3059-464 2349 0 3861 427 3861 427">
          <text:p/>
        </draw:path>
        <draw:custom-shape draw:style-name="gr545" draw:text-style-name="P185"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15.964cm" svg:y1="16.798cm" svg:x2="15.964cm" svg:y2="8.98cm">
          <text:p/>
        </draw:line>
        <draw:path draw:style-name="gr535" draw:text-style-name="P17" draw:layer="layout" svg:width="3.144cm" svg:height="0.36cm" svg:x="14.375cm" svg:y="15.373cm" svg:viewBox="0 0 3145 361" svg:d="M0 181c664-4 518-184 1052-181 479-3 534 361 1064 361 518 0 371-165 1029-173">
          <text:p/>
        </draw:path>
        <draw:path draw:style-name="gr535" draw:text-style-name="P17"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18" presentation:class="page"/>
          <draw:frame presentation:style-name="pr1" draw:text-style-name="P64" draw:layer="layout" svg:width="16.771cm" svg:height="12.572cm" svg:x="2.409cm" svg:y="13.271cm" presentation:class="notes" presentation:placeholder="true">
            <draw:text-box/>
          </draw:frame>
        </presentation:notes>
      </draw:page>
      <draw:page draw:name="page119" draw:style-name="dp1" draw:master-page-name="Default">
        <draw:frame draw:style-name="gr41" draw:text-style-name="P2" draw:layer="layout" svg:width="17.484cm" svg:height="6.323cm" svg:x="6.871cm" svg:y="9.32cm">
          <draw:image xlink:href="Pictures/1000000000000548000001E94DFFFB38.png" xlink:type="simple" xlink:show="embed" xlink:actuate="onLoad" draw:mime-type="image/png">
            <text:p/>
          </draw:image>
        </draw:frame>
        <draw:g draw:style-name="gr45">
          <draw:custom-shape draw:style-name="gr529" draw:text-style-name="P54"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2.254cm" svg:y="0.523cm" svg:viewBox="0 0 6920 464" svg:d="M0 464c0 0 709-464 3059-464 2349 0 3861 427 3861 427">
          <text:p/>
        </draw:path>
        <draw:g draw:style-name="gr45">
          <draw:custom-shape draw:style-name="gr527" draw:text-style-name="P17"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21.074cm 6.094cm)" svg:viewBox="0 0 6920 464" svg:d="M0 464c0 0 709-464 3059-464 2349 0 3861 427 3861 427">
          <text:p/>
        </draw:path>
        <draw:custom-shape draw:style-name="gr545" draw:text-style-name="P185"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15.964cm" svg:y1="16.798cm" svg:x2="15.964cm" svg:y2="8.98cm">
          <text:p/>
        </draw:line>
        <draw:path draw:style-name="gr535" draw:text-style-name="P17" draw:layer="layout" svg:width="3.144cm" svg:height="0.36cm" svg:x="14.374cm" svg:y="15.173cm" svg:viewBox="0 0 3145 361" svg:d="M3145 181c-664-4-518-184-1052-181-478-3-534 361-1063 361-518 0-372-165-1030-173">
          <text:p/>
        </draw:path>
        <draw:path draw:style-name="gr535" draw:text-style-name="P17"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19" presentation:class="page"/>
          <draw:frame presentation:style-name="pr1" draw:text-style-name="P64" draw:layer="layout" svg:width="16.771cm" svg:height="12.572cm" svg:x="2.409cm" svg:y="13.271cm" presentation:class="notes" presentation:placeholder="true">
            <draw:text-box/>
          </draw:frame>
        </presentation:notes>
      </draw:page>
      <draw:page draw:name="page120" draw:style-name="dp1" draw:master-page-name="Default">
        <draw:frame draw:style-name="gr41" draw:text-style-name="P2" draw:layer="layout" svg:width="10.84cm" svg:height="7.31cm" svg:x="7.494cm" svg:y="5.176cm">
          <draw:image xlink:href="Pictures/1000000100000134000000D0096F4A01.png" xlink:type="simple" xlink:show="embed" xlink:actuate="onLoad" draw:mime-type="image/png">
            <text:p/>
          </draw:image>
        </draw:frame>
        <draw:custom-shape draw:style-name="gr546" draw:text-style-name="P216" draw:layer="layout" svg:width="14.083cm" svg:height="2.414cm" svg:x="6.273cm" svg:y="11.988cm">
          <text:p/>
          <draw:enhanced-geometry svg:viewBox="0 0 21600 21600" draw:type="rectangle" draw:enhanced-path="M 0 0 L 21600 0 21600 21600 0 21600 0 0 Z N"/>
        </draw:custom-shape>
        <draw:g draw:style-name="gr45">
          <draw:custom-shape draw:style-name="gr547" draw:text-style-name="P54" draw:layer="layout" svg:width="2.5cm" svg:height="0.819cm" svg:x="17.512cm" svg:y="10.2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54" draw:layer="layout" svg:width="2.5cm" svg:height="0.819cm" svg:x="17.512cm" svg:y="11.4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54" draw:layer="layout" svg:width="2.5cm" svg:height="0.819cm" svg:x="17.512cm" svg:y="12.72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48" draw:text-style-name="P10" draw:layer="layout" svg:width="3.973cm" svg:height="0.463cm" draw:transform="rotate (1.5707963267949) translate (16.902cm 13.97cm)" svg:viewBox="0 0 3974 464" svg:d="M0 464c0 0 407-464 1757-464 1349 0 2217 427 2217 427">
          <text:p/>
        </draw:path>
        <draw:g draw:style-name="gr45">
          <draw:custom-shape draw:style-name="gr549" draw:text-style-name="P17"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9" draw:text-style-name="P17"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9" draw:text-style-name="P17"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48" draw:text-style-name="P10"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20" presentation:class="page"/>
          <draw:frame presentation:style-name="pr1" draw:text-style-name="P1" draw:layer="layout" svg:width="16.771cm" svg:height="12.572cm" svg:x="2.409cm" svg:y="13.271cm" presentation:class="notes" presentation:placeholder="true">
            <draw:text-box/>
          </draw:frame>
        </presentation:notes>
      </draw:page>
      <draw:page draw:name="page121" draw:style-name="dp1" draw:master-page-name="Default">
        <draw:frame draw:style-name="gr41" draw:text-style-name="P217" draw:layer="layout" svg:width="10.84cm" svg:height="7.31cm" svg:x="7.494cm" svg:y="5.176cm">
          <draw:image xlink:href="Pictures/1000000100000134000000D0096F4A01.png" xlink:type="simple" xlink:show="embed" xlink:actuate="onLoad" draw:mime-type="image/png">
            <text:p/>
          </draw:image>
        </draw:frame>
        <draw:custom-shape draw:style-name="gr546" draw:text-style-name="P218" draw:layer="layout" svg:width="14.083cm" svg:height="2.414cm" svg:x="6.273cm" svg:y="11.988cm">
          <text:p/>
          <draw:enhanced-geometry svg:viewBox="0 0 21600 21600" draw:type="rectangle" draw:enhanced-path="M 0 0 L 21600 0 21600 21600 0 21600 0 0 Z N"/>
        </draw:custom-shape>
        <draw:custom-shape draw:style-name="gr550" draw:text-style-name="P219"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0"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52" draw:text-style-name="P217" draw:layer="layout" svg:x1="12.002cm" svg:y1="11.986cm" svg:x2="20.26cm" svg:y2="11.986cm">
          <text:p/>
        </draw:line>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1" draw:master-page-name="Default">
        <draw:custom-shape draw:style-name="gr553" draw:text-style-name="P23" draw:layer="layout" svg:width="4.712cm" svg:height="1.544cm" draw:transform="rotate (2.54818070791172) translate (15.4cm 15.7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 draw:text-style-name="P2" draw:layer="layout" svg:width="10.84cm" svg:height="7.31cm" svg:x="6.494cm" svg:y="5.176cm">
          <draw:image xlink:href="Pictures/1000000100000134000000D0096F4A01.png" xlink:type="simple" xlink:show="embed" xlink:actuate="onLoad" draw:mime-type="image/png">
            <text:p/>
          </draw:image>
        </draw:frame>
        <draw:custom-shape draw:style-name="gr546" draw:text-style-name="P216" draw:layer="layout" svg:width="14.083cm" svg:height="2.414cm" svg:x="5.273cm" svg:y="11.988cm">
          <text:p/>
          <draw:enhanced-geometry svg:viewBox="0 0 21600 21600" draw:type="rectangle" draw:enhanced-path="M 0 0 L 21600 0 21600 21600 0 21600 0 0 Z N"/>
        </draw:custom-shape>
        <draw:custom-shape draw:style-name="gr554" draw:text-style-name="P185" draw:layer="layout" svg:width="4.712cm" svg:height="1.544cm" draw:transform="rotate (2.54818070791172) translate (17.969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9.672cm" svg:y1="11.983cm" svg:x2="19.356cm" svg:y2="11.983cm">
          <text:p/>
        </draw:line>
        <draw:path draw:style-name="gr535" draw:text-style-name="P17" draw:layer="layout" svg:width="3.268cm" svg:height="0.374cm" draw:transform="rotate (-1.5707963267949) translate (11.5719176720062cm 10.3510605268911cm)" svg:viewBox="0 0 3269 375" svg:d="M3269 188c-690-4-538-191-1094-188-497-3-555 375-1105 375-538 0-386-171-1070-180">
          <text:p/>
        </draw:path>
        <draw:path draw:style-name="gr535" draw:text-style-name="P17"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22" presentation:class="page"/>
          <draw:frame presentation:style-name="pr1" draw:text-style-name="P64" draw:layer="layout" svg:width="16.771cm" svg:height="12.572cm" svg:x="2.409cm" svg:y="13.271cm" presentation:class="notes" presentation:placeholder="true">
            <draw:text-box/>
          </draw:frame>
        </presentation:notes>
      </draw:page>
      <draw:page draw:name="page123" draw:style-name="dp1" draw:master-page-name="Default">
        <draw:frame draw:style-name="gr41" draw:text-style-name="P2" draw:layer="layout" svg:width="10.84cm" svg:height="7.31cm" svg:x="6.494cm" svg:y="3.176cm">
          <draw:image xlink:href="Pictures/1000000100000134000000D0096F4A01.png" xlink:type="simple" xlink:show="embed" xlink:actuate="onLoad" draw:mime-type="image/png">
            <text:p/>
          </draw:image>
        </draw:frame>
        <draw:custom-shape draw:style-name="gr546" draw:text-style-name="P216" draw:layer="layout" svg:width="14.083cm" svg:height="2.414cm" svg:x="5.273cm" svg:y="9.988cm">
          <text:p/>
          <draw:enhanced-geometry svg:viewBox="0 0 21600 21600" draw:type="rectangle" draw:enhanced-path="M 0 0 L 21600 0 21600 21600 0 21600 0 0 Z N"/>
        </draw:custom-shape>
        <draw:custom-shape draw:style-name="gr554" draw:text-style-name="P185" draw:layer="layout" svg:width="4.712cm" svg:height="1.544cm" draw:transform="rotate (2.54818070791172) translate (15.295cm 13.88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9.672cm" svg:y1="9.983cm" svg:x2="19.356cm" svg:y2="9.983cm">
          <text:p/>
        </draw:line>
        <draw:path draw:style-name="gr535" draw:text-style-name="P17" draw:layer="layout" svg:width="3.268cm" svg:height="0.374cm" draw:transform="rotate (-1.5707963267949) translate (11.5719176720062cm 8.34989797674126cm)" svg:viewBox="0 0 3269 375" svg:d="M0 188c690-4 538-191 1094-188 497-3 555 375 1105 375 538 0 386-171 1070-180">
          <text:p/>
        </draw:path>
        <draw:path draw:style-name="gr535" draw:text-style-name="P17"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23" presentation:class="page"/>
          <draw:frame presentation:style-name="pr1" draw:text-style-name="P64" draw:layer="layout" svg:width="16.771cm" svg:height="12.572cm" svg:x="2.409cm" svg:y="13.271cm" presentation:class="notes" presentation:placeholder="true">
            <draw:text-box/>
          </draw:frame>
        </presentation:notes>
      </draw:page>
      <draw:page draw:name="page124" draw:style-name="dp1" draw:master-page-name="Default">
        <draw:g draw:style-name="gr45">
          <draw:line draw:style-name="gr555" draw:text-style-name="P2" draw:layer="layout" svg:x1="5.142cm" svg:y1="0.308cm" svg:x2="5.142cm" svg:y2="11.212cm">
            <text:p/>
          </draw:line>
          <draw:path draw:style-name="gr556" draw:text-style-name="P10" draw:layer="layout" svg:width="7.831cm" svg:height="0.463cm" draw:transform="rotate (-3.14159265358979) translate (9.058cm 4.697cm)" svg:viewBox="0 0 7832 464" svg:d="M7832 464c0 0-803-464-3462-464s-4370 427-4370 427">
            <text:p/>
          </draw:path>
          <draw:g draw:style-name="gr45">
            <draw:custom-shape draw:style-name="gr557" draw:text-style-name="P221" draw:layer="layout" svg:width="2.625cm" svg:height="1.259cm" svg:x="0.74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7" draw:text-style-name="P221" draw:layer="layout" svg:width="2.625cm" svg:height="1.259cm" svg:x="3.74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7" draw:text-style-name="P221" draw:layer="layout" svg:width="2.625cm" svg:height="1.259cm" svg:x="6.74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58" draw:text-style-name="P222" draw:layer="layout" svg:width="7.831cm" svg:height="0.463cm" svg:x="1.226cm" svg:y="6.823cm" svg:viewBox="0 0 7832 464" svg:d="M7832 464c0 0-803-464-3462-464s-4370 427-4370 427">
            <text:p/>
          </draw:path>
          <draw:g draw:style-name="gr45">
            <draw:custom-shape draw:style-name="gr559" draw:text-style-name="P223" draw:layer="layout" svg:width="2.625cm" svg:height="1.259cm" svg:x="6.83cm" svg:y="7.3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9" draw:text-style-name="P223" draw:layer="layout" svg:width="2.625cm" svg:height="1.259cm" svg:x="3.83cm" svg:y="7.3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9" draw:text-style-name="P223" draw:layer="layout" svg:width="2.625cm" svg:height="1.259cm" svg:x="0.83cm" svg:y="7.3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45">
          <draw:line draw:style-name="gr555" draw:text-style-name="P2" draw:layer="layout" svg:x1="16.191cm" svg:y1="0.236cm" svg:x2="16.191cm" svg:y2="11.14cm">
            <text:p/>
          </draw:line>
          <draw:path draw:style-name="gr556" draw:text-style-name="P10" draw:layer="layout" svg:width="7.831cm" svg:height="0.463cm" draw:transform="rotate (-3.14159265358979) translate (20.107cm 4.625cm)" svg:viewBox="0 0 7832 464" svg:d="M7832 464c0 0-803-464-3462-464s-4370 427-4370 427">
            <text:p/>
          </draw:path>
          <draw:g draw:style-name="gr45">
            <draw:custom-shape draw:style-name="gr557" draw:text-style-name="P221"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7" draw:text-style-name="P221"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7" draw:text-style-name="P221"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58" draw:text-style-name="P222" draw:layer="layout" svg:width="7.831cm" svg:height="0.463cm" svg:x="12.275cm" svg:y="6.751cm" svg:viewBox="0 0 7832 464" svg:d="M7832 464c0 0-803-464-3462-464s-4370 427-4370 427">
            <text:p/>
          </draw:path>
          <draw:g draw:style-name="gr45">
            <draw:custom-shape draw:style-name="gr559" draw:text-style-name="P223" draw:layer="layout" svg:width="2.625cm" svg:height="1.259cm" svg:x="11.793cm" svg:y="7.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9" draw:text-style-name="P223" draw:layer="layout" svg:width="2.625cm" svg:height="1.259cm" svg:x="14.793cm" svg:y="7.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9" draw:text-style-name="P223" draw:layer="layout" svg:width="2.625cm" svg:height="1.259cm" svg:x="17.793cm" svg:y="7.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45">
          <draw:line draw:style-name="gr555" draw:text-style-name="P2" draw:layer="layout" svg:x1="24.391cm" svg:y1="9.036cm" svg:x2="24.391cm" svg:y2="19.94cm">
            <text:p/>
          </draw:line>
          <draw:path draw:style-name="gr556" draw:text-style-name="P10" draw:layer="layout" svg:width="7.831cm" svg:height="0.463cm" draw:transform="rotate (-3.14159265358979) translate (28.307cm 13.425cm)" svg:viewBox="0 0 7832 464" svg:d="M7832 464c0 0-803-464-3462-464s-4370 427-4370 427">
            <text:p/>
          </draw:path>
          <draw:g draw:style-name="gr45">
            <draw:custom-shape draw:style-name="gr557" draw:text-style-name="P221"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7" draw:text-style-name="P221"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7" draw:text-style-name="P221"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58" draw:text-style-name="P222" draw:layer="layout" svg:width="7.831cm" svg:height="0.463cm" svg:x="20.475cm" svg:y="15.551cm" svg:viewBox="0 0 7832 464" svg:d="M7832 464c0 0-803-464-3462-464s-4370 427-4370 427">
            <text:p/>
          </draw:path>
          <draw:g draw:style-name="gr45">
            <draw:custom-shape draw:style-name="gr559" draw:text-style-name="P223" draw:layer="layout" svg:width="2.625cm" svg:height="1.259cm" draw:transform="rotate (1.5707963267949) translate (21.676cm 18.4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9" draw:text-style-name="P223" draw:layer="layout" svg:width="2.625cm" svg:height="1.259cm" draw:transform="rotate (1.5707963267949) translate (23.676cm 18.4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9" draw:text-style-name="P223" draw:layer="layout" svg:width="2.625cm" svg:height="1.259cm" draw:transform="rotate (1.5707963267949) translate (25.676cm 18.4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560" draw:text-style-name="P224" draw:layer="layout" svg:width="1.563cm" svg:height="1.733cm" svg:x="0.63cm" svg:y="4.894cm">
          <draw:text-box>
            <text:p><text:span text:style-name="T165">A</text:span></text:p>
          </draw:text-box>
        </draw:frame>
        <draw:frame draw:style-name="gr561" draw:text-style-name="P224" draw:layer="layout" svg:width="1.408cm" svg:height="1.733cm" svg:x="8.371cm" svg:y="4.894cm">
          <draw:text-box>
            <text:p><text:span text:style-name="T165">B</text:span></text:p>
          </draw:text-box>
        </draw:frame>
        <draw:g draw:style-name="gr23">
          <draw:frame draw:style-name="gr560" draw:text-style-name="P224" draw:layer="layout" svg:width="1.563cm" svg:height="1.733cm" svg:x="11.631cm" svg:y="4.822cm">
            <draw:text-box>
              <text:p><text:span text:style-name="T165">A</text:span></text:p>
            </draw:text-box>
          </draw:frame>
          <draw:frame draw:style-name="gr561" draw:text-style-name="P224" draw:layer="layout" svg:width="1.408cm" svg:height="1.733cm" svg:x="19.372cm" svg:y="4.822cm">
            <draw:text-box>
              <text:p><text:span text:style-name="T165">B</text:span></text:p>
            </draw:text-box>
          </draw:frame>
        </draw:g>
        <draw:g draw:style-name="gr23">
          <draw:frame draw:style-name="gr560" draw:text-style-name="P224" draw:layer="layout" svg:width="1.563cm" svg:height="1.733cm" svg:x="19.732cm" svg:y="13.622cm">
            <draw:text-box>
              <text:p><text:span text:style-name="T165">A</text:span></text:p>
            </draw:text-box>
          </draw:frame>
          <draw:frame draw:style-name="gr561" draw:text-style-name="P224" draw:layer="layout" svg:width="1.408cm" svg:height="1.733cm" svg:x="27.473cm" svg:y="13.622cm">
            <draw:text-box>
              <text:p><text:span text:style-name="T165">B</text:span></text:p>
            </draw:text-box>
          </draw:frame>
        </draw:g>
        <presentation:notes draw:style-name="dp2">
          <draw:page-thumbnail draw:style-name="gr1" draw:layer="layout" svg:width="21.219cm" svg:height="10.476cm" svg:x="0.185cm" svg:y="2.123cm" draw:page-number="124" presentation:class="page"/>
          <draw:frame presentation:style-name="pr1" draw:text-style-name="P1" draw:layer="layout" svg:width="16.771cm" svg:height="12.572cm" svg:x="2.409cm" svg:y="13.271cm" presentation:class="notes" presentation:placeholder="true">
            <draw:text-box/>
          </draw:frame>
        </presentation:notes>
      </draw:page>
      <draw:page draw:name="page125" draw:style-name="dp1" draw:master-page-name="Default">
        <draw:line draw:style-name="gr555" draw:text-style-name="P2" draw:layer="layout" svg:x1="5.41cm" svg:y1="0.306cm" svg:x2="5.41cm" svg:y2="8.247cm">
          <text:p/>
        </draw:line>
        <draw:custom-shape draw:style-name="gr562" draw:text-style-name="P225" draw:layer="layout" svg:width="2.625cm" svg:height="1.259cm" svg:x="5.81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svg:x="2.298cm" svg:y="3.7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3.629cm" svg:y="0.306cm">
          <draw:text-box>
            <text:p><text:span text:style-name="T165">A</text:span></text:p>
          </draw:text-box>
        </draw:frame>
        <draw:frame draw:style-name="gr561" draw:text-style-name="P224" draw:layer="layout" svg:width="1.408cm" svg:height="1.733cm" svg:x="5.706cm" svg:y="0.306cm">
          <draw:text-box>
            <text:p><text:span text:style-name="T165">B</text:span></text:p>
          </draw:text-box>
        </draw:frame>
        <draw:line draw:style-name="gr555" draw:text-style-name="P2" draw:layer="layout" svg:x1="5.41cm" svg:y1="11.307cm" svg:x2="5.41cm" svg:y2="19.248cm">
          <text:p/>
        </draw:line>
        <draw:custom-shape draw:style-name="gr562" draw:text-style-name="P225"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svg:x="2.214cm" svg:y="14.7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3.629cm" svg:y="11.307cm">
          <draw:text-box>
            <text:p><text:span text:style-name="T165">A</text:span></text:p>
          </draw:text-box>
        </draw:frame>
        <draw:frame draw:style-name="gr561" draw:text-style-name="P224" draw:layer="layout" svg:width="1.408cm" svg:height="1.733cm" svg:x="5.706cm" svg:y="11.307cm">
          <draw:text-box>
            <text:p><text:span text:style-name="T165">B</text:span></text:p>
          </draw:text-box>
        </draw:frame>
        <draw:line draw:style-name="gr555" draw:text-style-name="P2" draw:layer="layout" svg:x1="11.41cm" svg:y1="6.308cm" svg:x2="11.41cm" svg:y2="14.249cm">
          <text:p/>
        </draw:line>
        <draw:custom-shape draw:style-name="gr562" draw:text-style-name="P225"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1.5707963267949) translate (9.497cm 11.7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9.629cm" svg:y="6.308cm">
          <draw:text-box>
            <text:p><text:span text:style-name="T165">A</text:span></text:p>
          </draw:text-box>
        </draw:frame>
        <draw:frame draw:style-name="gr561" draw:text-style-name="P224" draw:layer="layout" svg:width="1.408cm" svg:height="1.733cm" svg:x="11.706cm" svg:y="6.308cm">
          <draw:text-box>
            <text:p><text:span text:style-name="T165">B</text:span></text:p>
          </draw:text-box>
        </draw:frame>
        <draw:line draw:style-name="gr555" draw:text-style-name="P2" draw:layer="layout" svg:x1="21.44cm" svg:y1="4.277cm" svg:x2="29.381cm" svg:y2="4.277cm">
          <text:p/>
        </draw:line>
        <draw:custom-shape draw:style-name="gr562" draw:text-style-name="P225" draw:layer="layout" svg:width="2.625cm" svg:height="1.259cm" draw:transform="rotate (-1.5707963267949) translate (25.75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1.5707963267949) translate (26.24cm 4.6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21.519cm" svg:y="4.405cm">
          <draw:text-box>
            <text:p><text:span text:style-name="T165">A</text:span></text:p>
          </draw:text-box>
        </draw:frame>
        <draw:frame draw:style-name="gr561" draw:text-style-name="P224" draw:layer="layout" svg:width="1.408cm" svg:height="1.733cm" svg:x="21.602cm" svg:y="2.611cm">
          <draw:text-box>
            <text:p><text:span text:style-name="T165">B</text:span></text:p>
          </draw:text-box>
        </draw:frame>
        <draw:line draw:style-name="gr555" draw:text-style-name="P2" draw:layer="layout" svg:x1="21.441cm" svg:y1="12.277cm" svg:x2="29.382cm" svg:y2="12.277cm">
          <text:p/>
        </draw:line>
        <draw:custom-shape draw:style-name="gr562" draw:text-style-name="P225" draw:layer="layout" svg:width="2.625cm" svg:height="1.259cm" draw:transform="rotate (-1.5707963267949) translate (25.758cm 9.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21.52cm" svg:y="12.405cm">
          <draw:text-box>
            <text:p><text:span text:style-name="T165">A</text:span></text:p>
          </draw:text-box>
        </draw:frame>
        <draw:frame draw:style-name="gr561" draw:text-style-name="P224" draw:layer="layout" svg:width="1.408cm" svg:height="1.733cm" svg:x="21.603cm" svg:y="10.611cm">
          <draw:text-box>
            <text:p><text:span text:style-name="T165">B</text:span></text:p>
          </draw:text-box>
        </draw:frame>
        <draw:line draw:style-name="gr555" draw:text-style-name="P2" draw:layer="layout" svg:x1="13.442cm" svg:y1="17.277cm" svg:x2="21.383cm" svg:y2="17.277cm">
          <text:p/>
        </draw:line>
        <draw:custom-shape draw:style-name="gr562" draw:text-style-name="P225" draw:layer="layout" svg:width="2.625cm" svg:height="1.259cm" draw:transform="rotate (-3.14159265358979) translate (18.441cm 16.6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13.521cm" svg:y="17.405cm">
          <draw:text-box>
            <text:p><text:span text:style-name="T165">A</text:span></text:p>
          </draw:text-box>
        </draw:frame>
        <draw:frame draw:style-name="gr561" draw:text-style-name="P224" draw:layer="layout" svg:width="1.408cm" svg:height="1.733cm" svg:x="13.604cm" svg:y="15.611cm">
          <draw:text-box>
            <text:p><text:span text:style-name="T165">B</text:span></text:p>
          </draw:text-box>
        </draw:frame>
        <presentation:notes draw:style-name="dp2">
          <draw:page-thumbnail draw:style-name="gr1" draw:layer="layout" svg:width="21.219cm" svg:height="10.476cm" svg:x="0.185cm" svg:y="2.123cm" draw:page-number="125" presentation:class="page"/>
          <draw:frame presentation:style-name="pr1" draw:text-style-name="P1" draw:layer="layout" svg:width="16.771cm" svg:height="12.572cm" svg:x="2.409cm" svg:y="13.271cm" presentation:class="notes" presentation:placeholder="true">
            <draw:text-box/>
          </draw:frame>
        </presentation:notes>
      </draw:page>
      <draw:page draw:name="page126" draw:style-name="dp1" draw:master-page-name="Default">
        <draw:line draw:style-name="gr555" draw:text-style-name="P2" draw:layer="layout" svg:x1="5.41cm" svg:y1="0.306cm" svg:x2="5.41cm" svg:y2="8.247cm">
          <text:p/>
        </draw:line>
        <draw:custom-shape draw:style-name="gr562" draw:text-style-name="P225" draw:layer="layout" svg:width="2.625cm" svg:height="1.259cm" svg:x="5.81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svg:x="2.298cm" svg:y="3.7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3.629cm" svg:y="0.306cm">
          <draw:text-box>
            <text:p><text:span text:style-name="T165">A</text:span></text:p>
          </draw:text-box>
        </draw:frame>
        <draw:frame draw:style-name="gr561" draw:text-style-name="P224" draw:layer="layout" svg:width="1.408cm" svg:height="1.733cm" svg:x="5.706cm" svg:y="0.306cm">
          <draw:text-box>
            <text:p><text:span text:style-name="T165">B</text:span></text:p>
          </draw:text-box>
        </draw:frame>
        <draw:line draw:style-name="gr555" draw:text-style-name="P2" draw:layer="layout" svg:x1="5.41cm" svg:y1="11.307cm" svg:x2="5.41cm" svg:y2="19.248cm">
          <text:p/>
        </draw:line>
        <draw:custom-shape draw:style-name="gr562" draw:text-style-name="P225"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svg:x="2.214cm" svg:y="14.7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3.629cm" svg:y="11.307cm">
          <draw:text-box>
            <text:p><text:span text:style-name="T165">A</text:span></text:p>
          </draw:text-box>
        </draw:frame>
        <draw:frame draw:style-name="gr561" draw:text-style-name="P224" draw:layer="layout" svg:width="1.408cm" svg:height="1.733cm" svg:x="5.706cm" svg:y="11.307cm">
          <draw:text-box>
            <text:p><text:span text:style-name="T165">B</text:span></text:p>
          </draw:text-box>
        </draw:frame>
        <draw:line draw:style-name="gr555" draw:text-style-name="P2" draw:layer="layout" svg:x1="11.41cm" svg:y1="6.308cm" svg:x2="11.41cm" svg:y2="14.249cm">
          <text:p/>
        </draw:line>
        <draw:custom-shape draw:style-name="gr562" draw:text-style-name="P225"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1.5707963267949) translate (9.497cm 11.7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9.629cm" svg:y="6.308cm">
          <draw:text-box>
            <text:p><text:span text:style-name="T165">A</text:span></text:p>
          </draw:text-box>
        </draw:frame>
        <draw:frame draw:style-name="gr561" draw:text-style-name="P224" draw:layer="layout" svg:width="1.408cm" svg:height="1.733cm" svg:x="11.706cm" svg:y="6.308cm">
          <draw:text-box>
            <text:p><text:span text:style-name="T165">B</text:span></text:p>
          </draw:text-box>
        </draw:frame>
        <draw:line draw:style-name="gr555" draw:text-style-name="P2" draw:layer="layout" svg:x1="21.44cm" svg:y1="4.277cm" svg:x2="29.381cm" svg:y2="4.277cm">
          <text:p/>
        </draw:line>
        <draw:custom-shape draw:style-name="gr562" draw:text-style-name="P225" draw:layer="layout" svg:width="2.625cm" svg:height="1.259cm" draw:transform="rotate (-1.5707963267949) translate (25.75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1.5707963267949) translate (26.24cm 4.6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21.519cm" svg:y="4.405cm">
          <draw:text-box>
            <text:p><text:span text:style-name="T165">A</text:span></text:p>
          </draw:text-box>
        </draw:frame>
        <draw:frame draw:style-name="gr561" draw:text-style-name="P224" draw:layer="layout" svg:width="1.408cm" svg:height="1.733cm" svg:x="21.602cm" svg:y="2.611cm">
          <draw:text-box>
            <text:p><text:span text:style-name="T165">B</text:span></text:p>
          </draw:text-box>
        </draw:frame>
        <draw:line draw:style-name="gr555" draw:text-style-name="P2" draw:layer="layout" svg:x1="21.441cm" svg:y1="12.277cm" svg:x2="29.382cm" svg:y2="12.277cm">
          <text:p/>
        </draw:line>
        <draw:custom-shape draw:style-name="gr562" draw:text-style-name="P225" draw:layer="layout" svg:width="2.625cm" svg:height="1.259cm" draw:transform="rotate (-1.5707963267949) translate (25.758cm 9.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21.52cm" svg:y="12.405cm">
          <draw:text-box>
            <text:p><text:span text:style-name="T165">A</text:span></text:p>
          </draw:text-box>
        </draw:frame>
        <draw:frame draw:style-name="gr561" draw:text-style-name="P224" draw:layer="layout" svg:width="1.408cm" svg:height="1.733cm" svg:x="21.603cm" svg:y="10.611cm">
          <draw:text-box>
            <text:p><text:span text:style-name="T165">B</text:span></text:p>
          </draw:text-box>
        </draw:frame>
        <draw:line draw:style-name="gr555" draw:text-style-name="P2" draw:layer="layout" svg:x1="13.442cm" svg:y1="17.277cm" svg:x2="21.383cm" svg:y2="17.277cm">
          <text:p/>
        </draw:line>
        <draw:custom-shape draw:style-name="gr562" draw:text-style-name="P225" draw:layer="layout" svg:width="2.625cm" svg:height="1.259cm" draw:transform="rotate (-3.14159265358979) translate (18.441cm 16.6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13.521cm" svg:y="17.405cm">
          <draw:text-box>
            <text:p><text:span text:style-name="T165">A</text:span></text:p>
          </draw:text-box>
        </draw:frame>
        <draw:frame draw:style-name="gr561" draw:text-style-name="P224" draw:layer="layout" svg:width="1.408cm" svg:height="1.733cm" svg:x="13.604cm" svg:y="15.611cm">
          <draw:text-box>
            <text:p><text:span text:style-name="T165">B</text:span></text:p>
          </draw:text-box>
        </draw:frame>
        <presentation:notes draw:style-name="dp2">
          <draw:page-thumbnail draw:style-name="gr1" draw:layer="layout" svg:width="21.219cm" svg:height="10.476cm" svg:x="0.185cm" svg:y="2.123cm" draw:page-number="126" presentation:class="page"/>
          <draw:frame presentation:style-name="pr1" draw:text-style-name="P1" draw:layer="layout" svg:width="16.771cm" svg:height="12.572cm" svg:x="2.409cm" svg:y="13.271cm" presentation:class="notes" presentation:placeholder="true">
            <draw:text-box/>
          </draw:frame>
        </presentation:notes>
      </draw:page>
      <draw:page draw:name="page127" draw:style-name="dp1" draw:master-page-name="Default">
        <draw:line draw:style-name="gr555" draw:text-style-name="P2" draw:layer="layout" svg:x1="3.374cm" svg:y1="7.701cm" svg:x2="7.345cm" svg:y2="0.824cm">
          <text:p/>
        </draw:line>
        <draw:custom-shape draw:style-name="gr562" draw:text-style-name="P225" draw:layer="layout" svg:width="2.624cm" svg:height="1.258cm" draw:transform="rotate (-2.61799387799149) translate (8.375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5" draw:text-style-name="P227" draw:layer="layout" svg:width="1.319cm" svg:height="1.381cm" svg:x="5.729cm" svg:y="0.407cm">
          <draw:text-box>
            <text:p><text:span text:style-name="T166">A</text:span></text:p>
          </draw:text-box>
        </draw:frame>
        <draw:frame draw:style-name="gr566" draw:text-style-name="P227" draw:layer="layout" svg:width="1.192cm" svg:height="1.381cm" svg:x="7.106cm" svg:y="1.107cm">
          <draw:text-box>
            <text:p><text:span text:style-name="T166">B</text:span></text:p>
          </draw:text-box>
        </draw:frame>
        <draw:path draw:style-name="gr537" draw:text-style-name="P17" draw:layer="layout" svg:width="3.144cm" svg:height="0.36cm" draw:transform="rotate (2.61799387799149) translate (5.30965151712763cm 7.52558643876868cm)" svg:viewBox="0 0 3145 361" svg:d="M3145 181c-664-4-518-184-1052-181-478-3-534 361-1063 361-518 0-372-165-1030-173">
          <text:p/>
        </draw:path>
        <draw:path draw:style-name="gr537" draw:text-style-name="P17" draw:layer="layout" svg:width="3.144cm" svg:height="0.36cm" draw:transform="rotate (2.61799387799149) translate (7.86965151712759cm 3.03858643876868cm)" svg:viewBox="0 0 3145 361" svg:d="M3145 181c-664-4-518-184-1052-181-478-3-534 361-1063 361-518 0-372-165-1030-173">
          <text:p/>
        </draw:path>
        <draw:line draw:style-name="gr555" draw:text-style-name="P2" draw:layer="layout" svg:x1="3.316cm" svg:y1="17.754cm" svg:x2="7.287cm" svg:y2="10.877cm">
          <text:p/>
        </draw:line>
        <draw:frame draw:style-name="gr565" draw:text-style-name="P227" draw:layer="layout" svg:width="1.319cm" svg:height="1.381cm" svg:x="5.671cm" svg:y="10.46cm">
          <draw:text-box>
            <text:p><text:span text:style-name="T166">A</text:span></text:p>
          </draw:text-box>
        </draw:frame>
        <draw:frame draw:style-name="gr566" draw:text-style-name="P227" draw:layer="layout" svg:width="1.192cm" svg:height="1.381cm" svg:x="7.048cm" svg:y="11.16cm">
          <draw:text-box>
            <text:p><text:span text:style-name="T166">B</text:span></text:p>
          </draw:text-box>
        </draw:frame>
        <draw:path draw:style-name="gr537" draw:text-style-name="P17" draw:layer="layout" svg:width="3.144cm" svg:height="0.36cm" draw:transform="rotate (-0.523424242673099) translate (2.71213640394835cm 15.6857154726842cm)" svg:viewBox="0 0 3145 361" svg:d="M3145 181c-664-4-517-184-1052-181-478-3-534 361-1063 361-518-1-372-165-1030-174">
          <text:p/>
        </draw:path>
        <draw:path draw:style-name="gr537" draw:text-style-name="P17" draw:layer="layout" svg:width="3.144cm" svg:height="0.36cm" draw:transform="rotate (-0.523424242673099) translate (5.27213640394835cm 11.1987154726842cm)" svg:viewBox="0 0 3145 361" svg:d="M3145 181c-664-4-517-184-1052-181-478-3-534 361-1063 361-518-1-372-165-1030-174">
          <text:p/>
        </draw:path>
        <draw:custom-shape draw:style-name="gr567" draw:text-style-name="P225" draw:layer="layout" svg:width="2.624cm" svg:height="1.258cm" draw:transform="rotate (-2.61799387799149) translate (5.178cm 13.26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55" draw:text-style-name="P2" draw:layer="layout" svg:x1="12.327cm" svg:y1="7.707cm" svg:x2="16.298cm" svg:y2="0.83cm">
          <text:p/>
        </draw:line>
        <draw:custom-shape draw:style-name="gr562" draw:text-style-name="P225" draw:layer="layout" svg:width="2.624cm" svg:height="1.258cm" draw:transform="rotate (-2.61799387799149) translate (17.352cm 5.13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5" draw:text-style-name="P227" draw:layer="layout" svg:width="1.319cm" svg:height="1.381cm" svg:x="14.682cm" svg:y="0.413cm">
          <draw:text-box>
            <text:p><text:span text:style-name="T166">A</text:span></text:p>
          </draw:text-box>
        </draw:frame>
        <draw:frame draw:style-name="gr566" draw:text-style-name="P227" draw:layer="layout" svg:width="1.192cm" svg:height="1.381cm" svg:x="16.059cm" svg:y="1.113cm">
          <draw:text-box>
            <text:p><text:span text:style-name="T166">B</text:span></text:p>
          </draw:text-box>
        </draw:frame>
        <draw:path draw:style-name="gr537" draw:text-style-name="P17" draw:layer="layout" svg:width="3.144cm" svg:height="0.36cm" draw:transform="rotate (2.61799387799149) translate (14.2626515171275cm 7.53158643876868cm)" svg:viewBox="0 0 3145 361" svg:d="M3145 181c-664-4-518-184-1052-181-478-3-534 361-1063 361-518 0-372-165-1030-173">
          <text:p/>
        </draw:path>
        <draw:path draw:style-name="gr537" draw:text-style-name="P17" draw:layer="layout" svg:width="3.144cm" svg:height="0.36cm" draw:transform="rotate (2.61799387799149) translate (16.8226515171275cm 3.04458643876868cm)" svg:viewBox="0 0 3145 361" svg:d="M3145 181c-664-4-518-184-1052-181-478-3-534 361-1063 361-518 0-372-165-1030-173">
          <text:p/>
        </draw:path>
        <draw:line draw:style-name="gr555" draw:text-style-name="P2" draw:layer="layout" svg:x1="12.269cm" svg:y1="17.76cm" svg:x2="16.24cm" svg:y2="10.883cm">
          <text:p/>
        </draw:line>
        <draw:frame draw:style-name="gr565" draw:text-style-name="P227" draw:layer="layout" svg:width="1.319cm" svg:height="1.381cm" svg:x="14.624cm" svg:y="10.466cm">
          <draw:text-box>
            <text:p><text:span text:style-name="T166">A</text:span></text:p>
          </draw:text-box>
        </draw:frame>
        <draw:frame draw:style-name="gr566" draw:text-style-name="P227" draw:layer="layout" svg:width="1.192cm" svg:height="1.381cm" svg:x="16.001cm" svg:y="11.166cm">
          <draw:text-box>
            <text:p><text:span text:style-name="T166">B</text:span></text:p>
          </draw:text-box>
        </draw:frame>
        <draw:path draw:style-name="gr537" draw:text-style-name="P17" draw:layer="layout" svg:width="3.144cm" svg:height="0.36cm" draw:transform="rotate (-0.523424242673099) translate (11.6651364039483cm 15.6917154726842cm)" svg:viewBox="0 0 3145 361" svg:d="M3145 181c-664-4-517-184-1052-181-478-3-534 361-1063 361-518-1-372-165-1030-174">
          <text:p/>
        </draw:path>
        <draw:path draw:style-name="gr537" draw:text-style-name="P17" draw:layer="layout" svg:width="3.144cm" svg:height="0.36cm" draw:transform="rotate (-0.523424242673099) translate (14.2251364039483cm 11.2047154726842cm)" svg:viewBox="0 0 3145 361" svg:d="M3145 181c-664-4-517-184-1052-181-478-3-534 361-1063 361-518-1-372-165-1030-174">
          <text:p/>
        </draw:path>
        <draw:custom-shape draw:style-name="gr567" draw:text-style-name="P225" draw:layer="layout" svg:width="2.624cm" svg:height="1.258cm" draw:transform="rotate (-2.61799387799149) translate (14.107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55" draw:text-style-name="P2" draw:layer="layout" svg:x1="22.281cm" svg:y1="7.737cm" svg:x2="26.252cm" svg:y2="0.86cm">
          <text:p/>
        </draw:line>
        <draw:custom-shape draw:style-name="gr567" draw:text-style-name="P225" draw:layer="layout" svg:width="2.624cm" svg:height="1.258cm" draw:transform="rotate (-1.0471975511966) translate (25.744cm 3.8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5" draw:text-style-name="P227" draw:layer="layout" svg:width="1.319cm" svg:height="1.381cm" svg:x="24.636cm" svg:y="0.443cm">
          <draw:text-box>
            <text:p><text:span text:style-name="T166">A</text:span></text:p>
          </draw:text-box>
        </draw:frame>
        <draw:frame draw:style-name="gr566" draw:text-style-name="P227" draw:layer="layout" svg:width="1.192cm" svg:height="1.381cm" svg:x="26.013cm" svg:y="1.143cm">
          <draw:text-box>
            <text:p><text:span text:style-name="T166">B</text:span></text:p>
          </draw:text-box>
        </draw:frame>
        <draw:path draw:style-name="gr537" draw:text-style-name="P17" draw:layer="layout" svg:width="3.144cm" svg:height="0.36cm" draw:transform="rotate (2.61799387799149) translate (24.2166515171275cm 7.56158643876876cm)" svg:viewBox="0 0 3145 361" svg:d="M3145 181c-664-4-518-184-1052-181-478-3-534 361-1063 361-518 0-372-165-1030-173">
          <text:p/>
        </draw:path>
        <draw:path draw:style-name="gr537" draw:text-style-name="P17" draw:layer="layout" svg:width="3.144cm" svg:height="0.36cm" draw:transform="rotate (2.61799387799149) translate (26.7766515171275cm 3.07458643876869cm)" svg:viewBox="0 0 3145 361" svg:d="M3145 181c-664-4-518-184-1052-181-478-3-534 361-1063 361-518 0-372-165-1030-173">
          <text:p/>
        </draw:path>
        <draw:line draw:style-name="gr555" draw:text-style-name="P2" draw:layer="layout" svg:x1="22.223cm" svg:y1="17.79cm" svg:x2="26.194cm" svg:y2="10.913cm">
          <text:p/>
        </draw:line>
        <draw:frame draw:style-name="gr565" draw:text-style-name="P227" draw:layer="layout" svg:width="1.319cm" svg:height="1.381cm" svg:x="24.578cm" svg:y="10.496cm">
          <draw:text-box>
            <text:p><text:span text:style-name="T166">A</text:span></text:p>
          </draw:text-box>
        </draw:frame>
        <draw:frame draw:style-name="gr566" draw:text-style-name="P227" draw:layer="layout" svg:width="1.192cm" svg:height="1.381cm" svg:x="25.955cm" svg:y="11.196cm">
          <draw:text-box>
            <text:p><text:span text:style-name="T166">B</text:span></text:p>
          </draw:text-box>
        </draw:frame>
        <draw:path draw:style-name="gr537" draw:text-style-name="P17" draw:layer="layout" svg:width="3.144cm" svg:height="0.36cm" draw:transform="rotate (-0.523424242673099) translate (21.6191364039483cm 15.7217154726842cm)" svg:viewBox="0 0 3145 361" svg:d="M3145 181c-664-4-517-184-1052-181-478-3-534 361-1063 361-518-1-372-165-1030-174">
          <text:p/>
        </draw:path>
        <draw:path draw:style-name="gr537" draw:text-style-name="P17" draw:layer="layout" svg:width="3.144cm" svg:height="0.36cm" draw:transform="rotate (-0.523424242673099) translate (24.1791364039484cm 11.2347154726842cm)" svg:viewBox="0 0 3145 361" svg:d="M3145 181c-664-4-517-184-1052-181-478-3-534 361-1063 361-518-1-372-165-1030-174">
          <text:p/>
        </draw:path>
        <draw:custom-shape draw:style-name="gr567" draw:text-style-name="P225" draw:layer="layout" svg:width="2.624cm" svg:height="1.258cm" draw:transform="rotate (-1.0471975511966) translate (22.497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27" presentation:class="page"/>
          <draw:frame presentation:style-name="pr1" draw:text-style-name="P1" draw:layer="layout" svg:width="16.771cm" svg:height="12.572cm" svg:x="2.409cm" svg:y="13.271cm" presentation:class="notes" presentation:placeholder="true">
            <draw:text-box/>
          </draw:frame>
        </presentation:notes>
      </draw:page>
      <draw:page draw:name="page128" draw:style-name="dp1" draw:master-page-name="Default">
        <draw:line draw:style-name="gr30" draw:text-style-name="P2" draw:layer="layout" svg:x1="2.552cm" svg:y1="3.995cm" svg:x2="9.692cm" svg:y2="3.995cm">
          <text:p/>
        </draw:line>
        <draw:line draw:style-name="gr483" draw:text-style-name="P10" draw:layer="layout" svg:x1="5.65cm" svg:y1="6.665cm" svg:x2="7.996cm" svg:y2="4.32cm">
          <text:p/>
        </draw:line>
        <draw:line draw:style-name="gr489" draw:text-style-name="P10" draw:layer="layout" svg:x1="6.696cm" svg:y1="1.249cm" svg:x2="4.35cm" svg:y2="3.594cm">
          <text:p/>
        </draw:line>
        <draw:g draw:style-name="gr23">
          <draw:line draw:style-name="gr471" draw:text-style-name="P141" draw:layer="layout" svg:x1="1.693cm" svg:y1="7.668cm" svg:x2="3.442cm" svg:y2="7.668cm">
            <text:p/>
          </draw:line>
          <draw:line draw:style-name="gr472" draw:text-style-name="P141" draw:layer="layout" svg:x1="1.693cm" svg:y1="7.668cm" svg:x2="1.693cm" svg:y2="5.919cm">
            <text:p/>
          </draw:line>
          <draw:frame draw:style-name="gr473" draw:text-style-name="P196" draw:layer="layout" svg:width="0.559cm" svg:height="0.958cm" svg:x="0.899cm" svg:y="5.686cm">
            <draw:text-box>
              <text:p><text:span text:style-name="T150">y</text:span></text:p>
            </draw:text-box>
          </draw:frame>
          <draw:frame draw:style-name="gr474" draw:text-style-name="P196" draw:layer="layout" svg:width="0.559cm" svg:height="0.958cm" svg:x="2.774cm" svg:y="7.631cm">
            <draw:text-box>
              <text:p><text:span text:style-name="T150">x</text:span></text:p>
            </draw:text-box>
          </draw:frame>
        </draw:g>
        <draw:frame draw:style-name="gr568" draw:text-style-name="P197" draw:layer="layout" svg:width="1.954cm" svg:height="0.992cm" svg:x="2.888cm" svg:y="2.053cm">
          <draw:text-box>
            <text:p><text:span text:style-name="T151">10 N</text:span></text:p>
          </draw:text-box>
        </draw:frame>
        <draw:frame draw:style-name="gr568" draw:text-style-name="P197" draw:layer="layout" svg:width="1.954cm" svg:height="0.992cm" svg:x="7.488cm" svg:y="5.019cm">
          <draw:text-box>
            <text:p><text:span text:style-name="T151">10 N</text:span></text:p>
          </draw:text-box>
        </draw:frame>
        <draw:line draw:style-name="gr30" draw:text-style-name="P2" draw:layer="layout" svg:x1="17.593cm" svg:y1="11.969cm" svg:x2="24.733cm" svg:y2="11.969cm">
          <text:p/>
        </draw:line>
        <draw:line draw:style-name="gr483" draw:text-style-name="P10" draw:layer="layout" svg:x1="22.822cm" svg:y1="13.466cm" svg:x2="19.505cm" svg:y2="13.466cm">
          <text:p/>
        </draw:line>
        <draw:line draw:style-name="gr489" draw:text-style-name="P10" draw:layer="layout" svg:x1="19.505cm" svg:y1="10.395cm" svg:x2="22.822cm" svg:y2="10.395cm">
          <text:p/>
        </draw:line>
        <draw:g draw:style-name="gr23">
          <draw:line draw:style-name="gr471" draw:text-style-name="P141" draw:layer="layout" svg:x1="16.734cm" svg:y1="15.642cm" svg:x2="18.483cm" svg:y2="15.642cm">
            <text:p/>
          </draw:line>
          <draw:line draw:style-name="gr472" draw:text-style-name="P141" draw:layer="layout" svg:x1="16.734cm" svg:y1="15.642cm" svg:x2="16.734cm" svg:y2="13.893cm">
            <text:p/>
          </draw:line>
          <draw:frame draw:style-name="gr473" draw:text-style-name="P196" draw:layer="layout" svg:width="0.559cm" svg:height="0.958cm" svg:x="15.94cm" svg:y="13.66cm">
            <draw:text-box>
              <text:p><text:span text:style-name="T150">y</text:span></text:p>
            </draw:text-box>
          </draw:frame>
          <draw:frame draw:style-name="gr474" draw:text-style-name="P196" draw:layer="layout" svg:width="0.559cm" svg:height="0.958cm" svg:x="17.815cm" svg:y="15.605cm">
            <draw:text-box>
              <text:p><text:span text:style-name="T150">x</text:span></text:p>
            </draw:text-box>
          </draw:frame>
        </draw:g>
        <draw:frame draw:style-name="gr569" draw:text-style-name="P197" draw:layer="layout" svg:width="1.582cm" svg:height="0.992cm" svg:x="20.372cm" svg:y="9.274cm">
          <draw:text-box>
            <text:p><text:span text:style-name="T151">3 N</text:span></text:p>
          </draw:text-box>
        </draw:frame>
        <draw:frame draw:style-name="gr569" draw:text-style-name="P197" draw:layer="layout" svg:width="1.582cm" svg:height="0.992cm" svg:x="20.372cm" svg:y="13.745cm">
          <draw:text-box>
            <text:p><text:span text:style-name="T151">3 N</text:span></text:p>
          </draw:text-box>
        </draw:frame>
        <draw:line draw:style-name="gr570" draw:text-style-name="P228" draw:layer="layout" svg:x1="2.622cm" svg:y1="18.797cm" svg:x2="4.972cm" svg:y2="18.797cm">
          <text:p/>
        </draw:line>
        <draw:line draw:style-name="gr571" draw:text-style-name="P228" draw:layer="layout" svg:x1="2.622cm" svg:y1="18.797cm" svg:x2="2.622cm" svg:y2="16.447cm">
          <text:p/>
        </draw:line>
        <draw:frame draw:style-name="gr572" draw:text-style-name="P229" draw:layer="layout" svg:width="0.751cm" svg:height="1.381cm" svg:x="1.655cm" svg:y="16.034cm">
          <draw:text-box>
            <text:p><text:span text:style-name="T167">z</text:span></text:p>
          </draw:text-box>
        </draw:frame>
        <draw:frame draw:style-name="gr573" draw:text-style-name="P229" draw:layer="layout" svg:width="0.752cm" svg:height="1.381cm" svg:x="4.174cm" svg:y="18.648cm">
          <draw:text-box>
            <text:p><text:span text:style-name="T167">x</text:span></text:p>
          </draw:text-box>
        </draw:frame>
        <draw:line draw:style-name="gr570" draw:text-style-name="P228" draw:layer="layout" svg:x1="2.622cm" svg:y1="18.797cm" svg:x2="3.622cm" svg:y2="17.797cm">
          <text:p/>
        </draw:line>
        <draw:frame draw:style-name="gr573" draw:text-style-name="P229" draw:layer="layout" svg:width="0.752cm" svg:height="1.381cm" svg:x="3.396cm" svg:y="16.849cm">
          <draw:text-box>
            <text:p><text:span text:style-name="T167">y</text:span></text:p>
          </draw:text-box>
        </draw:frame>
        <presentation:notes draw:style-name="dp2">
          <draw:page-thumbnail draw:style-name="gr1" draw:layer="layout" svg:width="21.219cm" svg:height="10.476cm" svg:x="0.185cm" svg:y="2.123cm" draw:page-number="128" presentation:class="page"/>
          <draw:frame presentation:style-name="pr1" draw:text-style-name="P1" draw:layer="layout" svg:width="16.771cm" svg:height="12.572cm" svg:x="2.409cm" svg:y="13.271cm" presentation:class="notes" presentation:placeholder="true">
            <draw:text-box/>
          </draw:frame>
        </presentation:notes>
      </draw:page>
      <draw:page draw:name="page129" draw:style-name="dp4" draw:master-page-name="Default">
        <draw:frame draw:style-name="gr41" draw:text-style-name="P2" draw:layer="layout" svg:width="12.036cm" svg:height="6.771cm" svg:x="1.5cm" svg:y="3.438cm">
          <draw:image xlink:href="Pictures/10000001000001C700000100EE74E754.png" xlink:type="simple" xlink:show="embed" xlink:actuate="onLoad" draw:mime-type="image/png">
            <text:p/>
          </draw:image>
        </draw:frame>
        <draw:line draw:style-name="gr574" draw:text-style-name="P230" draw:layer="layout" svg:x1="7.574cm" svg:y1="4.276cm" svg:x2="7.427cm" svg:y2="9.373cm">
          <text:p/>
        </draw:line>
        <draw:custom-shape draw:style-name="gr575" draw:text-style-name="P231"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6" draw:text-style-name="P232" draw:layer="layout" svg:width="0.932cm" svg:height="3.107cm" draw:transform="rotate (1.5995942594528) translate (7.96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45">
          <draw:frame draw:style-name="gr41" draw:text-style-name="P2" draw:layer="layout" svg:width="5.909cm" svg:height="3.324cm" svg:x="3.826cm" svg:y="12.665cm">
            <draw:image xlink:href="Pictures/10000001000001C700000100EE74E754.png" xlink:type="simple" xlink:show="embed" xlink:actuate="onLoad" draw:mime-type="image/png">
              <text:p/>
            </draw:image>
          </draw:frame>
          <draw:line draw:style-name="gr574" draw:text-style-name="P230" draw:layer="layout" svg:x1="6.808cm" svg:y1="13.076cm" svg:x2="6.736cm" svg:y2="15.578cm">
            <text:p/>
          </draw:line>
          <draw:custom-shape draw:style-name="gr577" draw:text-style-name="P231" draw:layer="layout" svg:width="0.458cm" svg:height="1.15cm" draw:transform="skewX (-0.015707963267949) rotate (0.0218166156499291) translate (6.031cm 13.60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8" draw:text-style-name="P232" draw:layer="layout" svg:width="0.457cm" svg:height="1.149cm" draw:transform="skewX (-0.0139626340159546) rotate (0.0240855436775217) translate (6.98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45">
          <draw:frame draw:style-name="gr41" draw:text-style-name="P2" draw:layer="layout" svg:width="5.909cm" svg:height="3.325cm" svg:x="10.8cm" svg:y="16.76cm">
            <draw:image xlink:href="Pictures/10000001000001C700000100EE74E754.png" xlink:type="simple" xlink:show="embed" xlink:actuate="onLoad" draw:mime-type="image/png">
              <text:p/>
            </draw:image>
          </draw:frame>
          <draw:line draw:style-name="gr574" draw:text-style-name="P230" draw:layer="layout" svg:x1="13.782cm" svg:y1="17.172cm" svg:x2="13.71cm" svg:y2="19.674cm">
            <text:p/>
          </draw:line>
          <draw:custom-shape draw:style-name="gr579" draw:text-style-name="P231" draw:layer="layout" svg:width="0.458cm" svg:height="1.526cm" draw:transform="skewX (-0.000698131700797645) rotate (0.899717229403077) translate (12.042cm 18.00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2"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23">
          <draw:line draw:style-name="gr581" draw:text-style-name="P230" draw:layer="layout" svg:x1="4.011cm" svg:y1="12.211cm" svg:x2="9.431cm" svg:y2="16.276cm">
            <text:p/>
          </draw:line>
          <draw:line draw:style-name="gr581" draw:text-style-name="P230" draw:layer="layout" svg:x1="3.365cm" svg:y1="15.782cm" svg:x2="10.399cm" svg:y2="12.921cm">
            <text:p/>
          </draw:line>
        </draw:g>
        <draw:g draw:style-name="gr23">
          <draw:line draw:style-name="gr581" draw:text-style-name="P230" draw:layer="layout" svg:x1="16.653cm" svg:y1="20.376cm" svg:x2="11.233cm" svg:y2="16.311cm">
            <text:p/>
          </draw:line>
          <draw:line draw:style-name="gr581" draw:text-style-name="P230" draw:layer="layout" svg:x1="17.299cm" svg:y1="16.805cm" svg:x2="10.265cm" svg:y2="19.666cm">
            <text:p/>
          </draw:line>
        </draw:g>
        <draw:g draw:style-name="gr45">
          <draw:frame draw:style-name="gr41" draw:text-style-name="P2" draw:layer="layout" svg:width="5.909cm" svg:height="3.324cm" svg:x="20.826cm" svg:y="15.666cm">
            <draw:image xlink:href="Pictures/10000001000001C700000100EE74E754.png" xlink:type="simple" xlink:show="embed" xlink:actuate="onLoad" draw:mime-type="image/png">
              <text:p/>
            </draw:image>
          </draw:frame>
          <draw:line draw:style-name="gr574" draw:text-style-name="P230" draw:layer="layout" svg:x1="23.808cm" svg:y1="16.077cm" svg:x2="23.736cm" svg:y2="18.579cm">
            <text:p/>
          </draw:line>
          <draw:custom-shape draw:style-name="gr577" draw:text-style-name="P231" draw:layer="layout" svg:width="0.458cm" svg:height="1.15cm" draw:transform="skewX (-0.015707963267949) rotate (1.59261294244483) translate (22.305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8" draw:text-style-name="P232" draw:layer="layout" svg:width="0.457cm" svg:height="1.149cm" draw:transform="skewX (-0.0139626340159546) rotate (1.59488187047242) translate (24.024cm 17.48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23">
          <draw:line draw:style-name="gr581" draw:text-style-name="P230" draw:layer="layout" svg:x1="21.011cm" svg:y1="15.212cm" svg:x2="26.431cm" svg:y2="19.277cm">
            <text:p/>
          </draw:line>
          <draw:line draw:style-name="gr581" draw:text-style-name="P230" draw:layer="layout" svg:x1="20.365cm" svg:y1="18.783cm" svg:x2="27.399cm" svg:y2="15.922cm">
            <text:p/>
          </draw:line>
        </draw:g>
        <draw:frame draw:style-name="gr41"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82" draw:text-style-name="P17" draw:layer="layout" svg:width="9.051cm" svg:height="9.202cm" svg:x="24.333cm" svg:y="3.85cm" draw:kind="arc" draw:start-angle="163.09" draw:end-angle="180">
          <text:p/>
        </draw:ellipse>
        <draw:line draw:style-name="gr574" draw:text-style-name="P230" draw:layer="layout" svg:x1="22.763cm" svg:y1="3.748cm" svg:x2="20.44cm" svg:y2="8.287cm">
          <text:p/>
        </draw:line>
        <draw:custom-shape draw:style-name="gr583" draw:text-style-name="P232"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4" draw:text-style-name="P233"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5" draw:text-style-name="P233"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6" draw:text-style-name="P234" draw:layer="layout" svg:width="4.329cm" svg:height="0.886cm" svg:x="20.026cm" svg:y="7.418cm">
          <draw:text-box>
            <text:p text:style-name="P7"><text:span text:style-name="T168">0.12 rad ≈ 6.9°</text:span></text:p>
          </draw:text-box>
        </draw:frame>
        <draw:g draw:style-name="gr23">
          <svg:title>TexMaths</svg:title>
          <svg:desc>28§latex§$$(\yF_{\text{left}})_x$$§svg§600§TRUE§</svg:desc>
          <draw:path draw:style-name="gr140" draw:text-style-name="P69" draw:layer="layout" svg:width="0.291cm" svg:height="1.107cm" svg:x="22.392cm" svg:y="8.625cm" svg:viewBox="0 0 292 1108" svg:d="M282 0c-177 115-282 308-282 554 0 226 108 439 276 554 5-7 11-13 16-20-161-138-187-272-187-537 0-266 30-407 187-531-3-7-6-13-10-20z">
            <text:p/>
          </draw:path>
          <draw:path draw:style-name="gr140" draw:text-style-name="P6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40" draw:text-style-name="P6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40" draw:text-style-name="P6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40" draw:text-style-name="P6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40" draw:text-style-name="P6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40" draw:text-style-name="P69" draw:layer="layout" svg:width="0.291cm" svg:height="1.107cm" svg:x="24.689cm" svg:y="8.625cm" svg:viewBox="0 0 292 1108" svg:d="M13 0c-4 7-9 13-13 20 158 124 187 265 187 531 0 265-26 399-187 537 5 7 11 13 16 20 168-115 276-328 276-554 0-246-105-439-279-554z">
            <text:p/>
          </draw:path>
          <draw:path draw:style-name="gr140" draw:text-style-name="P6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23">
          <svg:title>TexMaths</svg:title>
          <svg:desc>28§latex§$$(\yF_{\text{left}})_z$$§svg§600§TRUE§</svg:desc>
          <draw:path draw:style-name="gr140" draw:text-style-name="P69" draw:layer="layout" svg:width="0.291cm" svg:height="1.107cm" svg:x="23.788cm" svg:y="4.647cm" svg:viewBox="0 0 292 1108" svg:d="M282 0c-177 115-282 308-282 554 0 226 108 439 279 554 4-7 9-13 13-20-161-138-187-272-187-537 0-266 30-407 187-531-3-7-7-13-10-20z">
            <text:p/>
          </draw:path>
          <draw:path draw:style-name="gr140" draw:text-style-name="P6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40" draw:text-style-name="P6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40" draw:text-style-name="P6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40" draw:text-style-name="P6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40" draw:text-style-name="P6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40" draw:text-style-name="P69" draw:layer="layout" svg:width="0.288cm" svg:height="1.107cm" svg:x="26.088cm" svg:y="4.647cm" svg:viewBox="0 0 289 1108" svg:d="M10 0c-3 7-7 13-10 20 154 124 187 265 187 531 0 265-30 399-187 537 4 7 9 13 13 20 167-115 276-328 276-554 0-246-105-439-279-554z">
            <text:p/>
          </draw:path>
          <draw:path draw:style-name="gr140" draw:text-style-name="P6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29" presentation:class="page"/>
          <draw:frame presentation:style-name="pr1" draw:text-style-name="P1" draw:layer="layout" svg:width="16.771cm" svg:height="12.572cm" svg:x="2.409cm" svg:y="13.271cm" presentation:class="notes" presentation:placeholder="true">
            <draw:text-box/>
          </draw:frame>
        </presentation:notes>
      </draw:page>
      <draw:page draw:name="page130" draw:style-name="dp4" draw:master-page-name="Default">
        <draw:frame draw:style-name="gr41" draw:text-style-name="P2" draw:layer="layout" svg:width="12.036cm" svg:height="6.771cm" svg:x="1.5cm" svg:y="3.438cm">
          <draw:image xlink:href="Pictures/10000001000001C700000100EE74E754.png" xlink:type="simple" xlink:show="embed" xlink:actuate="onLoad" draw:mime-type="image/png">
            <text:p/>
          </draw:image>
        </draw:frame>
        <draw:line draw:style-name="gr574" draw:text-style-name="P230" draw:layer="layout" svg:x1="7.574cm" svg:y1="4.276cm" svg:x2="7.427cm" svg:y2="9.373cm">
          <text:p/>
        </draw:line>
        <draw:custom-shape draw:style-name="gr576" draw:text-style-name="P232" draw:layer="layout" svg:width="0.932cm" svg:height="3.107cm" draw:transform="rotate (1.5995942594528) translate (7.96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45">
          <draw:frame draw:style-name="gr41" draw:text-style-name="P2" draw:layer="layout" svg:width="5.909cm" svg:height="3.324cm" svg:x="3.826cm" svg:y="12.665cm">
            <draw:image xlink:href="Pictures/10000001000001C700000100EE74E754.png" xlink:type="simple" xlink:show="embed" xlink:actuate="onLoad" draw:mime-type="image/png">
              <text:p/>
            </draw:image>
          </draw:frame>
          <draw:line draw:style-name="gr574" draw:text-style-name="P230" draw:layer="layout" svg:x1="6.808cm" svg:y1="13.076cm" svg:x2="6.736cm" svg:y2="15.578cm">
            <text:p/>
          </draw:line>
          <draw:custom-shape draw:style-name="gr578" draw:text-style-name="P232" draw:layer="layout" svg:width="0.457cm" svg:height="1.149cm" draw:transform="skewX (-0.0139626340159546) rotate (0.0240855436775217) translate (6.98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87" draw:text-style-name="P17" draw:layer="layout" svg:width="1.548cm" svg:height="0.177cm" draw:transform="rotate (0.0289724655831059) translate (5.99637519973176cm 13.2547626787013cm)" svg:viewBox="0 0 1549 178" svg:d="M0 89c327-2 255-91 518-89 236-1 263 178 524 178 255 0 183-81 507-86">
            <text:p/>
          </draw:path>
          <draw:path draw:style-name="gr587" draw:text-style-name="P17" draw:layer="layout" svg:width="1.548cm" svg:height="0.177cm" draw:transform="rotate (0.0289724655831059) translate (5.92737519973176cm 15.2607626787013cm)" svg:viewBox="0 0 1549 178" svg:d="M0 89c327-2 255-91 518-89 236-1 263 178 524 178 255 0 183-81 507-86">
            <text:p/>
          </draw:path>
        </draw:g>
        <draw:g draw:style-name="gr45">
          <draw:frame draw:style-name="gr41" draw:text-style-name="P2" draw:layer="layout" svg:width="5.909cm" svg:height="3.325cm" svg:x="10.8cm" svg:y="16.76cm">
            <draw:image xlink:href="Pictures/10000001000001C700000100EE74E754.png" xlink:type="simple" xlink:show="embed" xlink:actuate="onLoad" draw:mime-type="image/png">
              <text:p/>
            </draw:image>
          </draw:frame>
          <draw:line draw:style-name="gr574" draw:text-style-name="P230" draw:layer="layout" svg:x1="13.782cm" svg:y1="17.172cm" svg:x2="13.71cm" svg:y2="19.674cm">
            <text:p/>
          </draw:line>
          <draw:custom-shape draw:style-name="gr580" draw:text-style-name="P232"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87" draw:text-style-name="P17" draw:layer="layout" svg:width="1.548cm" svg:height="0.177cm" draw:transform="rotate (0.0289724655831059) translate (13.0683751997318cm 17.3547626787013cm)" svg:viewBox="0 0 1549 178" svg:d="M0 89c327-2 255-91 518-89 236-1 263 178 524 178 255 0 183-81 507-86">
            <text:p/>
          </draw:path>
          <draw:path draw:style-name="gr587" draw:text-style-name="P17" draw:layer="layout" svg:width="1.548cm" svg:height="0.177cm" draw:transform="rotate (0.0289724655831059) translate (12.9993751997318cm 19.3607626787013cm)" svg:viewBox="0 0 1549 178" svg:d="M0 89c327-2 255-91 518-89 236-1 263 178 524 178 255 0 183-81 507-86">
            <text:p/>
          </draw:path>
        </draw:g>
        <draw:g draw:style-name="gr45">
          <draw:frame draw:style-name="gr41" draw:text-style-name="P2" draw:layer="layout" svg:width="5.909cm" svg:height="3.324cm" svg:x="20.826cm" svg:y="15.666cm">
            <draw:image xlink:href="Pictures/10000001000001C700000100EE74E754.png" xlink:type="simple" xlink:show="embed" xlink:actuate="onLoad" draw:mime-type="image/png">
              <text:p/>
            </draw:image>
          </draw:frame>
          <draw:line draw:style-name="gr574" draw:text-style-name="P230" draw:layer="layout" svg:x1="23.808cm" svg:y1="16.077cm" svg:x2="23.736cm" svg:y2="18.579cm">
            <text:p/>
          </draw:line>
          <draw:custom-shape draw:style-name="gr578" draw:text-style-name="P232" draw:layer="layout" svg:width="0.457cm" svg:height="1.149cm" draw:transform="skewX (-0.0139626340159546) rotate (1.59488187047242) translate (24.024cm 17.48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87" draw:text-style-name="P17" draw:layer="layout" svg:width="1.548cm" svg:height="0.177cm" draw:transform="rotate (0.0289724655831059) translate (23.0223751997318cm 16.2807626787013cm)" svg:viewBox="0 0 1549 178" svg:d="M0 89c327-2 255-91 518-89 236-1 263 178 524 178 255 0 183-81 507-86">
            <text:p/>
          </draw:path>
          <draw:path draw:style-name="gr587" draw:text-style-name="P17" draw:layer="layout" svg:width="1.548cm" svg:height="0.177cm" draw:transform="rotate (0.0289724655831059) translate (22.9533751997318cm 18.2867626787013cm)" svg:viewBox="0 0 1549 178" svg:d="M0 89c327-2 255-91 518-89 236-1 263 178 524 178 255 0 183-81 507-86">
            <text:p/>
          </draw:path>
        </draw:g>
        <draw:frame draw:style-name="gr41"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82" draw:text-style-name="P17" draw:layer="layout" svg:width="9.051cm" svg:height="9.202cm" svg:x="24.333cm" svg:y="3.85cm" draw:kind="arc" draw:start-angle="163.09" draw:end-angle="180">
          <text:p/>
        </draw:ellipse>
        <draw:line draw:style-name="gr574" draw:text-style-name="P230" draw:layer="layout" svg:x1="22.763cm" svg:y1="3.748cm" svg:x2="20.44cm" svg:y2="8.287cm">
          <text:p/>
        </draw:line>
        <draw:custom-shape draw:style-name="gr588" draw:text-style-name="P232"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9" draw:text-style-name="P233"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0" draw:text-style-name="P233"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6" draw:text-style-name="P234" draw:layer="layout" svg:width="4.329cm" svg:height="0.886cm" svg:x="20.026cm" svg:y="7.418cm">
          <draw:text-box>
            <text:p text:style-name="P7"><text:span text:style-name="T168">0.12 rad ≈ 6.9°</text:span></text:p>
          </draw:text-box>
        </draw:frame>
        <draw:g draw:style-name="gr23">
          <svg:title>TexMaths</svg:title>
          <svg:desc>28§latex§$$(\yF_{\text{left}})_x$$§svg§600§TRUE§</svg:desc>
          <draw:path draw:style-name="gr140" draw:text-style-name="P69" draw:layer="layout" svg:width="0.291cm" svg:height="1.107cm" svg:x="22.392cm" svg:y="8.625cm" svg:viewBox="0 0 292 1108" svg:d="M282 0c-177 115-282 308-282 554 0 226 108 439 276 554 5-7 11-13 16-20-161-138-187-272-187-537 0-266 30-407 187-531-3-7-6-13-10-20z">
            <text:p/>
          </draw:path>
          <draw:path draw:style-name="gr140" draw:text-style-name="P6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40" draw:text-style-name="P6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40" draw:text-style-name="P6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40" draw:text-style-name="P6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40" draw:text-style-name="P6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40" draw:text-style-name="P69" draw:layer="layout" svg:width="0.291cm" svg:height="1.107cm" svg:x="24.689cm" svg:y="8.625cm" svg:viewBox="0 0 292 1108" svg:d="M13 0c-4 7-9 13-13 20 158 124 187 265 187 531 0 265-26 399-187 537 5 7 11 13 16 20 168-115 276-328 276-554 0-246-105-439-279-554z">
            <text:p/>
          </draw:path>
          <draw:path draw:style-name="gr140" draw:text-style-name="P6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23">
          <svg:title>TexMaths</svg:title>
          <svg:desc>28§latex§$$(\yF_{\text{left}})_z$$§svg§600§TRUE§</svg:desc>
          <draw:path draw:style-name="gr140" draw:text-style-name="P69" draw:layer="layout" svg:width="0.291cm" svg:height="1.107cm" svg:x="23.788cm" svg:y="4.647cm" svg:viewBox="0 0 292 1108" svg:d="M282 0c-177 115-282 308-282 554 0 226 108 439 279 554 4-7 9-13 13-20-161-138-187-272-187-537 0-266 30-407 187-531-3-7-7-13-10-20z">
            <text:p/>
          </draw:path>
          <draw:path draw:style-name="gr140" draw:text-style-name="P6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40" draw:text-style-name="P6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40" draw:text-style-name="P6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40" draw:text-style-name="P6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40" draw:text-style-name="P6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40" draw:text-style-name="P69" draw:layer="layout" svg:width="0.288cm" svg:height="1.107cm" svg:x="26.088cm" svg:y="4.647cm" svg:viewBox="0 0 289 1108" svg:d="M10 0c-3 7-7 13-10 20 154 124 187 265 187 531 0 265-30 399-187 537 4 7 9 13 13 20 167-115 276-328 276-554 0-246-105-439-279-554z">
            <text:p/>
          </draw:path>
          <draw:path draw:style-name="gr140" draw:text-style-name="P6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591" draw:text-style-name="P17" draw:layer="layout" svg:width="3.144cm" svg:height="0.36cm" draw:transform="rotate (0.0289724655831059) translate (5.98067245187647cm 4.89355833559513cm)" svg:viewBox="0 0 3145 361" svg:d="M0 181c664-4 517-184 1052-181 478-3 534 361 1063 361 518-1 372-165 1030-174">
          <text:p/>
        </draw:path>
        <draw:path draw:style-name="gr591" draw:text-style-name="P17" draw:layer="layout" svg:width="3.144cm" svg:height="0.36cm" draw:transform="rotate (0.0289724655831059) translate (5.88567245187647cm 8.53455833559513cm)" svg:viewBox="0 0 3145 361" svg:d="M0 181c664-4 517-184 1052-181 478-3 534 361 1063 361 518-1 372-165 1030-174">
          <text:p/>
        </draw:path>
        <draw:g draw:style-name="gr23">
          <draw:line draw:style-name="gr581" draw:text-style-name="P230" draw:layer="layout" svg:x1="4.011cm" svg:y1="12.211cm" svg:x2="9.431cm" svg:y2="16.276cm">
            <text:p/>
          </draw:line>
          <draw:line draw:style-name="gr581" draw:text-style-name="P230" draw:layer="layout" svg:x1="3.365cm" svg:y1="15.782cm" svg:x2="10.399cm" svg:y2="12.921cm">
            <text:p/>
          </draw:line>
        </draw:g>
        <draw:g draw:style-name="gr23">
          <draw:line draw:style-name="gr581" draw:text-style-name="P230" draw:layer="layout" svg:x1="16.653cm" svg:y1="20.376cm" svg:x2="11.233cm" svg:y2="16.311cm">
            <text:p/>
          </draw:line>
          <draw:line draw:style-name="gr581" draw:text-style-name="P230" draw:layer="layout" svg:x1="17.299cm" svg:y1="16.805cm" svg:x2="10.265cm" svg:y2="19.666cm">
            <text:p/>
          </draw:line>
        </draw:g>
        <draw:g draw:style-name="gr23">
          <draw:line draw:style-name="gr581" draw:text-style-name="P230" draw:layer="layout" svg:x1="21.011cm" svg:y1="15.212cm" svg:x2="26.431cm" svg:y2="19.277cm">
            <text:p/>
          </draw:line>
          <draw:line draw:style-name="gr581" draw:text-style-name="P230" draw:layer="layout" svg:x1="20.365cm" svg:y1="18.783cm" svg:x2="27.399cm" svg:y2="15.922cm">
            <text:p/>
          </draw:line>
        </draw:g>
        <presentation:notes draw:style-name="dp2">
          <draw:page-thumbnail draw:style-name="gr1" draw:layer="layout" svg:width="21.219cm" svg:height="10.476cm" svg:x="0.185cm" svg:y="2.123cm" draw:page-number="130" presentation:class="page"/>
          <draw:frame presentation:style-name="pr1" draw:text-style-name="P1" draw:layer="layout" svg:width="16.771cm" svg:height="12.572cm" svg:x="2.409cm" svg:y="13.271cm" presentation:class="notes" presentation:placeholder="true">
            <draw:text-box/>
          </draw:frame>
        </presentation:notes>
      </draw:page>
      <draw:page draw:name="page131" draw:style-name="dp4" draw:master-page-name="Default">
        <draw:frame draw:style-name="gr205" draw:text-style-name="P2"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582" draw:text-style-name="P17" draw:layer="layout" svg:width="9.051cm" svg:height="9.202cm" svg:x="4.789cm" svg:y="8.182cm" draw:kind="arc" draw:start-angle="0" draw:end-angle="16.89">
          <text:p/>
        </draw:ellipse>
        <draw:line draw:style-name="gr574" draw:text-style-name="P230" draw:layer="layout" svg:x1="15.239cm" svg:y1="7.748cm" svg:x2="17.562cm" svg:y2="12.287cm">
          <text:p/>
        </draw:line>
        <draw:custom-shape draw:style-name="gr588" draw:text-style-name="P232"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9" draw:text-style-name="P233"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0" draw:text-style-name="P233"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6" draw:text-style-name="P234" draw:layer="layout" svg:width="4.329cm" svg:height="0.886cm" svg:x="13.826cm" svg:y="11.718cm">
          <draw:text-box>
            <text:p text:style-name="P7"><text:span text:style-name="T168">0.12 rad ≈ 6.9°</text:span></text:p>
          </draw:text-box>
        </draw:frame>
        <draw:g draw:style-name="gr23">
          <svg:title>TexMaths</svg:title>
          <svg:desc>28§latex§$$(\yF_{\text{right}})_z$$§svg§600§TRUE§</svg:desc>
          <draw:path draw:style-name="gr140" draw:text-style-name="P69" draw:layer="layout" svg:width="0.248cm" svg:height="0.946cm" svg:x="10.384cm" svg:y="9.066cm" svg:viewBox="0 0 249 947" svg:d="M241 0c-151 98-241 265-241 475 0 190 92 374 235 472 5-6 9-12 14-17-137-117-159-233-159-461 0-227 25-343 159-452-3-6-6-11-8-17z">
            <text:p/>
          </draw:path>
          <draw:path draw:style-name="gr140" draw:text-style-name="P69"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140" draw:text-style-name="P69"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140" draw:text-style-name="P69"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140" draw:text-style-name="P69"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140" draw:text-style-name="P69"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140" draw:text-style-name="P69"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140" draw:text-style-name="P69" draw:layer="layout" svg:width="0.245cm" svg:height="0.946cm" svg:x="12.854cm" svg:y="9.066cm" svg:viewBox="0 0 246 947" svg:d="M8 0c-2 6-5 11-8 17 131 109 159 225 159 452 0 228-25 344-159 461 4 5 7 11 11 17 143-98 235-282 235-472 0-210-89-377-238-475z">
            <text:p/>
          </draw:path>
          <draw:path draw:style-name="gr140" draw:text-style-name="P69"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23">
          <svg:title>TexMaths</svg:title>
          <svg:desc>28§latex§$$(\yF_{\text{right}})_x$$§svg§600§TRUE§</svg:desc>
          <draw:path draw:style-name="gr140" draw:text-style-name="P69" draw:layer="layout" svg:width="0.248cm" svg:height="0.946cm" svg:x="12.612cm" svg:y="13.043cm" svg:viewBox="0 0 249 947" svg:d="M241 0c-151 98-241 265-241 475 0 190 92 374 238 472 4-6 7-12 11-17-137-117-159-233-159-461 0-227 27-343 159-452-3-6-6-11-8-17z">
            <text:p/>
          </draw:path>
          <draw:path draw:style-name="gr140" draw:text-style-name="P69"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140" draw:text-style-name="P69"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140" draw:text-style-name="P69"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140" draw:text-style-name="P69"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140" draw:text-style-name="P69"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140" draw:text-style-name="P69"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140" draw:text-style-name="P69" draw:layer="layout" svg:width="0.248cm" svg:height="0.946cm" svg:x="15.082cm" svg:y="13.043cm" svg:viewBox="0 0 249 947" svg:d="M11 0c-4 6-7 11-11 17 134 109 159 225 159 452 0 228-22 344-159 461 5 5 9 11 14 17 143-98 235-282 235-472 0-210-90-377-238-475z">
            <text:p/>
          </draw:path>
          <draw:path draw:style-name="gr140" draw:text-style-name="P69"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31" presentation:class="page"/>
          <draw:frame presentation:style-name="pr1" draw:text-style-name="P1" draw:layer="layout" svg:width="16.771cm" svg:height="12.572cm" svg:x="2.409cm" svg:y="13.271cm" presentation:class="notes" presentation:placeholder="true">
            <draw:text-box/>
          </draw:frame>
        </presentation:notes>
      </draw:page>
      <draw:page draw:name="page132" draw:style-name="dp1" draw:master-page-name="Default">
        <draw:frame draw:style-name="gr41" draw:text-style-name="P2" draw:layer="layout" svg:width="18.293cm" svg:height="14.277cm" svg:x="5.704cm" svg:y="6.247cm">
          <draw:image xlink:href="Pictures/10000000000002900000020031AF1E84.jpg" xlink:type="simple" xlink:show="embed" xlink:actuate="onLoad" draw:mime-type="image/jpeg">
            <text:p/>
          </draw:image>
        </draw:frame>
        <draw:polygon draw:style-name="gr592" draw:text-style-name="P2" draw:layer="layout" svg:width="12.265cm" svg:height="16.589cm" draw:transform="skewX (-3.66134598916496E-017) rotate (-1.84481301935801) translate (24.1995158092514cm 8.04436012415811cm)" svg:viewBox="0 0 12266 16590" draw:points="7429,13210 11538,13209 12266,10848 9846,1396 8232,0 4596,2278 4939,3743 2783,4349 1455,1077 0,1620 4453,16590 6255,16240 5332,12204 7061,11718 7458,13184">
          <text:p/>
        </draw:polygon>
        <draw:g draw:style-name="gr23">
          <draw:frame draw:style-name="gr41" draw:text-style-name="P2" draw:layer="layout" svg:width="11.681cm" svg:height="6.571cm" svg:x="1.307cm" svg:y="0.141cm">
            <draw:image xlink:href="Pictures/10000001000001C700000100EE74E754.png" xlink:type="simple" xlink:show="embed" xlink:actuate="onLoad" draw:mime-type="image/png">
              <text:p/>
            </draw:image>
          </draw:frame>
          <draw:line draw:style-name="gr574" draw:text-style-name="P230" draw:layer="layout" svg:x1="7.202cm" svg:y1="0.954cm" svg:x2="7.059cm" svg:y2="5.901cm">
            <text:p/>
          </draw:line>
        </draw:g>
        <draw:g draw:style-name="gr23">
          <draw:frame draw:style-name="gr593" draw:text-style-name="P2" draw:layer="layout" svg:width="11.681cm" svg:height="6.571cm" svg:x="16.607cm" svg:y="0.142cm">
            <draw:image xlink:href="Pictures/10000001000001C700000100EE74E754.png" xlink:type="simple" xlink:show="embed" xlink:actuate="onLoad" draw:mime-type="image/png">
              <text:p/>
            </draw:image>
          </draw:frame>
          <draw:line draw:style-name="gr574" draw:text-style-name="P230" draw:layer="layout" svg:x1="22.393cm" svg:y1="0.955cm" svg:x2="22.536cm" svg:y2="5.902cm">
            <text:p/>
          </draw:line>
        </draw:g>
        <draw:polygon draw:style-name="gr594" draw:text-style-name="P136" draw:layer="layout" svg:width="11.6cm" svg:height="2.622cm" svg:x="1.387cm" svg:y="6.712cm" svg:viewBox="0 0 11601 2623" draw:points="0,0 5486,2623 11601,0">
          <text:p/>
        </draw:polygon>
        <draw:polygon draw:style-name="gr594" draw:text-style-name="P136" draw:layer="layout" svg:width="11.6cm" svg:height="2.127cm" svg:x="16.632cm" svg:y="6.713cm" svg:viewBox="0 0 11601 2128" draw:points="0,0 6137,2128 11601,0">
          <text:p/>
        </draw:polygon>
        <draw:frame draw:style-name="gr595" draw:text-style-name="P235" draw:layer="layout" svg:width="2.195cm" svg:height="1.945cm" svg:x="5.938cm" svg:y="8.413cm">
          <draw:text-box>
            <text:p><text:span text:style-name="T169"></text:span></text:p>
          </draw:text-box>
        </draw:frame>
        <draw:frame draw:style-name="gr595" draw:text-style-name="P235" draw:layer="layout" svg:width="2.195cm" svg:height="1.945cm" svg:x="21.783cm" svg:y="7.836cm">
          <draw:text-box>
            <text:p><text:span text:style-name="T169"></text:span></text:p>
          </draw:text-box>
        </draw:frame>
        <draw:g draw:style-name="gr23">
          <draw:line draw:style-name="gr471" draw:text-style-name="P141" draw:layer="layout" svg:x1="2.621cm" svg:y1="18.796cm" svg:x2="4.971cm" svg:y2="18.796cm">
            <text:p/>
          </draw:line>
          <draw:line draw:style-name="gr472" draw:text-style-name="P141" draw:layer="layout" svg:x1="2.621cm" svg:y1="18.796cm" svg:x2="2.621cm" svg:y2="16.446cm">
            <text:p/>
          </draw:line>
          <draw:frame draw:style-name="gr596" draw:text-style-name="P236" draw:layer="layout" svg:width="0.751cm" svg:height="1.381cm" svg:x="1.654cm" svg:y="16.033cm">
            <draw:text-box>
              <text:p><text:span text:style-name="T170">z</text:span></text:p>
            </draw:text-box>
          </draw:frame>
          <draw:frame draw:style-name="gr597" draw:text-style-name="P236" draw:layer="layout" svg:width="0.752cm" svg:height="1.381cm" svg:x="4.173cm" svg:y="18.647cm">
            <draw:text-box>
              <text:p><text:span text:style-name="T170">x</text:span></text:p>
            </draw:text-box>
          </draw:frame>
        </draw:g>
        <presentation:notes draw:style-name="dp2">
          <draw:page-thumbnail draw:style-name="gr1" draw:layer="layout" svg:width="21.219cm" svg:height="10.476cm" svg:x="0.185cm" svg:y="2.123cm" draw:page-number="132" presentation:class="page"/>
          <draw:frame presentation:style-name="pr1" draw:text-style-name="P1" draw:layer="layout" svg:width="16.771cm" svg:height="12.572cm" svg:x="2.409cm" svg:y="13.271cm" presentation:class="notes" presentation:placeholder="true">
            <draw:text-box/>
          </draw:frame>
        </presentation:notes>
      </draw:page>
      <draw:page draw:name="page133" draw:style-name="dp1" draw:master-page-name="Default">
        <draw:frame draw:style-name="gr41" draw:text-style-name="P2" draw:layer="layout" svg:width="12.237cm" svg:height="6.884cm" svg:x="1.393cm" svg:y="1.333cm">
          <draw:image xlink:href="Pictures/10000001000001C700000100EE74E754.png" xlink:type="simple" xlink:show="embed" xlink:actuate="onLoad" draw:mime-type="image/png">
            <text:p/>
          </draw:image>
        </draw:frame>
        <draw:line draw:style-name="gr598" draw:text-style-name="P230" draw:layer="layout" svg:x1="7.568cm" svg:y1="2.185cm" svg:x2="7.419cm" svg:y2="7.367cm">
          <text:p/>
        </draw:line>
        <draw:custom-shape draw:style-name="gr599" draw:text-style-name="P232"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2" draw:layer="layout" svg:width="12.237cm" svg:height="6.884cm" svg:x="1.394cm" svg:y="9.333cm">
          <draw:image xlink:href="Pictures/10000001000001C700000100EE74E754.png" xlink:type="simple" xlink:show="embed" xlink:actuate="onLoad" draw:mime-type="image/png">
            <text:p/>
          </draw:image>
        </draw:frame>
        <draw:line draw:style-name="gr600" draw:text-style-name="P230" draw:layer="layout" svg:x1="7.583cm" svg:y1="11.094cm" svg:x2="7.489cm" svg:y2="14.389cm">
          <text:p/>
        </draw:line>
        <draw:custom-shape draw:style-name="gr599" draw:text-style-name="P232" draw:layer="layout" svg:width="0.948cm" svg:height="3.159cm" draw:transform="skewX (0.000698131700797732) translate (8.18cm 9.74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33" presentation:class="page"/>
          <draw:frame presentation:style-name="pr1" draw:text-style-name="P1" draw:layer="layout" svg:width="16.771cm" svg:height="12.572cm" svg:x="2.409cm" svg:y="13.271cm" presentation:class="notes" presentation:placeholder="true">
            <draw:text-box/>
          </draw:frame>
        </presentation:notes>
      </draw:page>
      <draw:page draw:name="page134" draw:style-name="dp1" draw:master-page-name="Default">
        <draw:frame draw:style-name="gr41"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01" draw:text-style-name="P238" draw:layer="layout" svg:x1="16.493cm" svg:y1="5.291cm" svg:x2="13.993cm" svg:y2="5.291cm">
          <text:p text:style-name="P237"><text:span text:style-name="T171">Δ</text:span><text:span text:style-name="T172">l</text:span><text:span text:style-name="T173"> </text:span><text:span text:style-name="T174">&lt; 0</text:span></text:p>
        </draw:measure>
        <draw:measure draw:style-name="gr602" draw:text-style-name="P238" draw:layer="layout" svg:x1="16.708cm" svg:y1="9.045cm" svg:x2="19.715cm" svg:y2="9.045cm">
          <text:p text:style-name="P237"><text:span text:style-name="T171">Δ</text:span><text:span text:style-name="T172">l</text:span><text:span text:style-name="T173"> </text:span><text:span text:style-name="T174">&gt; 0</text:span></text:p>
        </draw:measure>
        <draw:frame draw:style-name="gr41"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03" draw:text-style-name="P239" draw:layer="layout" svg:width="0.604cm" svg:height="3.159cm" draw:transform="skewX (0.000698131700797732) rotate (-1.5707963267949) translate (6.84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60" draw:text-style-name="P240" draw:layer="layout" svg:width="1.209cm" svg:height="1.521cm" svg:x="21.016cm" svg:y="8.649cm">
          <draw:text-box>
            <text:p><text:span text:style-name="T175">F</text:span></text:p>
          </draw:text-box>
        </draw:frame>
        <draw:frame draw:style-name="gr360" draw:text-style-name="P240" draw:layer="layout" svg:width="1.209cm" svg:height="1.521cm" svg:x="15.365cm" svg:y="2.648cm">
          <draw:text-box>
            <text:p><text:span text:style-name="T175">F</text:span></text:p>
          </draw:text-box>
        </draw:frame>
        <draw:frame draw:style-name="gr360" draw:text-style-name="P240" draw:layer="layout" svg:width="1.209cm" svg:height="1.521cm" svg:x="4.646cm" svg:y="2.649cm">
          <draw:text-box>
            <text:p><text:span text:style-name="T175">F</text:span></text:p>
          </draw:text-box>
        </draw:frame>
        <draw:frame draw:style-name="gr360" draw:text-style-name="P240" draw:layer="layout" svg:width="1.209cm" svg:height="1.521cm" svg:x="4.718cm" svg:y="8.649cm">
          <draw:text-box>
            <text:p><text:span text:style-name="T175">F</text:span></text:p>
          </draw:text-box>
        </draw:frame>
        <draw:custom-shape draw:style-name="gr604" draw:text-style-name="P2" draw:layer="layout" svg:width="6.779cm" svg:height="1.527cm" svg:x="7.131cm" svg:y="3.394cm">
          <text:p/>
          <draw:enhanced-geometry svg:viewBox="0 0 21600 21600" draw:type="rectangle" draw:enhanced-path="M 0 0 L 21600 0 21600 21600 0 21600 0 0 Z N"/>
        </draw:custom-shape>
        <draw:custom-shape draw:style-name="gr605" draw:text-style-name="P2" draw:layer="layout" svg:width="12.612cm" svg:height="1.527cm" svg:x="7.131cm" svg:y="9.367cm">
          <text:p/>
          <draw:enhanced-geometry svg:viewBox="0 0 21600 21600" draw:type="rectangle" draw:enhanced-path="M 0 0 L 21600 0 21600 21600 0 21600 0 0 Z N"/>
        </draw:custom-shape>
        <draw:custom-shape draw:style-name="gr603" draw:text-style-name="P239"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9cm" draw:transform="skewX (0.000698131700797732) rotate (-1.5707963267949) translate (17.48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06" draw:text-style-name="P241" draw:layer="layout" svg:x1="7.281cm" svg:y1="7.27cm" svg:x2="16.402cm" svg:y2="7.27cm">
          <text:p/>
        </draw:line>
        <draw:frame draw:style-name="gr607" draw:text-style-name="P242" draw:layer="layout" svg:width="1.413cm" svg:height="1.733cm" svg:x="10.163cm" svg:y="5.833cm">
          <draw:text-box>
            <text:p><text:span text:style-name="T176">l</text:span><text:span text:style-name="T177">n</text:span></text:p>
          </draw:text-box>
        </draw:frame>
        <presentation:notes draw:style-name="dp2">
          <draw:page-thumbnail draw:style-name="gr1" draw:layer="layout" svg:width="21.219cm" svg:height="10.476cm" svg:x="0.185cm" svg:y="2.123cm" draw:page-number="134" presentation:class="page"/>
          <draw:frame presentation:style-name="pr1" draw:text-style-name="P1" draw:layer="layout" svg:width="16.771cm" svg:height="12.572cm" svg:x="2.409cm" svg:y="13.271cm" presentation:class="notes" presentation:placeholder="true">
            <draw:text-box/>
          </draw:frame>
        </presentation:notes>
      </draw:page>
      <draw:page draw:name="page135" draw:style-name="dp1" draw:master-page-name="Default">
        <draw:frame draw:style-name="gr41"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08" draw:text-style-name="P238" draw:layer="layout" svg:x1="16.493cm" svg:y1="5.291cm" svg:x2="13.993cm" svg:y2="5.291cm">
          <text:p text:style-name="P237"><text:span text:style-name="T171">Δ</text:span><text:span text:style-name="T172">l</text:span><text:span text:style-name="T173"> </text:span><text:span text:style-name="T174">&lt; 0</text:span></text:p>
        </draw:measure>
        <draw:measure draw:style-name="gr609" draw:text-style-name="P238" draw:layer="layout" svg:x1="16.708cm" svg:y1="9.045cm" svg:x2="19.715cm" svg:y2="9.045cm">
          <text:p text:style-name="P237"><text:span text:style-name="T171">Δ</text:span><text:span text:style-name="T172">l</text:span><text:span text:style-name="T173"> </text:span><text:span text:style-name="T174">&gt; 0</text:span></text:p>
        </draw:measure>
        <draw:frame draw:style-name="gr41"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03" draw:text-style-name="P239" draw:layer="layout" svg:width="0.604cm" svg:height="3.159cm" draw:transform="skewX (0.000698131700797732) rotate (-1.5707963267949) translate (6.84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610" draw:text-style-name="P240" draw:layer="layout" svg:width="1.56cm" svg:height="1.521cm" svg:x="21.016cm" svg:y="8.649cm">
          <draw:text-box>
            <text:p text:style-name="P7"><text:span text:style-name="T178">F</text:span><text:span text:style-name="T179">e</text:span></text:p>
          </draw:text-box>
        </draw:frame>
        <draw:frame draw:style-name="gr610" draw:text-style-name="P240" draw:layer="layout" svg:width="1.56cm" svg:height="1.521cm" svg:x="15.365cm" svg:y="2.648cm">
          <draw:text-box>
            <text:p text:style-name="P7"><text:span text:style-name="T178">F</text:span><text:span text:style-name="T179">e</text:span></text:p>
          </draw:text-box>
        </draw:frame>
        <draw:custom-shape draw:style-name="gr604" draw:text-style-name="P2" draw:layer="layout" svg:width="6.779cm" svg:height="1.527cm" svg:x="7.131cm" svg:y="3.394cm">
          <text:p/>
          <draw:enhanced-geometry svg:viewBox="0 0 21600 21600" draw:type="rectangle" draw:enhanced-path="M 0 0 L 21600 0 21600 21600 0 21600 0 0 Z N"/>
        </draw:custom-shape>
        <draw:custom-shape draw:style-name="gr605" draw:text-style-name="P2" draw:layer="layout" svg:width="12.612cm" svg:height="1.527cm" svg:x="7.131cm" svg:y="9.367cm">
          <text:p/>
          <draw:enhanced-geometry svg:viewBox="0 0 21600 21600" draw:type="rectangle" draw:enhanced-path="M 0 0 L 21600 0 21600 21600 0 21600 0 0 Z N"/>
        </draw:custom-shape>
        <draw:custom-shape draw:style-name="gr603" draw:text-style-name="P239"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9cm" draw:transform="skewX (0.000698131700797732) rotate (-1.5707963267949) translate (17.38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06" draw:text-style-name="P241" draw:layer="layout" svg:x1="7.281cm" svg:y1="7.27cm" svg:x2="16.402cm" svg:y2="7.27cm">
          <text:p/>
        </draw:line>
        <draw:frame draw:style-name="gr607" draw:text-style-name="P242" draw:layer="layout" svg:width="1.413cm" svg:height="1.733cm" svg:x="10.163cm" svg:y="5.833cm">
          <draw:text-box>
            <text:p><text:span text:style-name="T176">l</text:span><text:span text:style-name="T177">n</text:span></text:p>
          </draw:text-box>
        </draw:frame>
        <presentation:notes draw:style-name="dp2">
          <draw:page-thumbnail draw:style-name="gr1" draw:layer="layout" svg:width="21.219cm" svg:height="10.476cm" svg:x="0.185cm" svg:y="2.123cm" draw:page-number="135" presentation:class="page"/>
          <draw:frame presentation:style-name="pr1" draw:text-style-name="P1" draw:layer="layout" svg:width="16.771cm" svg:height="12.572cm" svg:x="2.409cm" svg:y="13.271cm" presentation:class="notes" presentation:placeholder="true">
            <draw:text-box/>
          </draw:frame>
        </presentation:notes>
      </draw:page>
      <draw:page draw:name="page136" draw:style-name="dp1" draw:master-page-name="Default">
        <draw:g draw:style-name="gr45">
          <draw:frame draw:style-name="gr41" draw:text-style-name="P2"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611" draw:text-style-name="P244" draw:layer="layout" svg:x1="13.353cm" svg:y1="6.288cm" svg:x2="12.305cm" svg:y2="8.558cm">
            <text:p text:style-name="P243"><text:span text:style-name="T180">l &lt;</text:span><text:span text:style-name="T181"> </text:span><text:span text:style-name="T180">l</text:span><text:span text:style-name="T182">n</text:span></text:p>
          </draw:measure>
          <draw:measure draw:style-name="gr612" draw:text-style-name="P244" draw:layer="layout" svg:x1="16.776cm" svg:y1="7.83cm" svg:x2="18.113cm" svg:y2="4.938cm">
            <text:p text:style-name="P243"><text:span text:style-name="T180">l </text:span><text:span text:style-name="T181">&gt; </text:span><text:span text:style-name="T180">l</text:span><text:span text:style-name="T182">n</text:span></text:p>
          </draw:measure>
          <draw:frame draw:style-name="gr41" draw:text-style-name="P2"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603" draw:text-style-name="P239" draw:layer="layout" svg:width="0.604cm" svg:height="3.159cm" draw:transform="skewX (0.000872664625997143) rotate (-0.432841654494594) translate (13.389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2"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613" draw:text-style-name="P245" draw:layer="layout" svg:width="1.56cm" svg:height="1.521cm" draw:transform="rotate (1.1379546723003) translate (18.299cm 3.59cm)">
            <draw:text-box>
              <text:p text:style-name="P7"><text:span text:style-name="T178">F</text:span><text:span text:style-name="T179">e</text:span></text:p>
            </draw:text-box>
          </draw:frame>
          <draw:frame draw:style-name="gr614" draw:text-style-name="P245" draw:layer="layout" svg:width="1.56cm" svg:height="1.521cm" draw:transform="rotate (1.1379546723003) translate (10.481cm 6.203cm)">
            <draw:text-box>
              <text:p text:style-name="P7"><text:span text:style-name="T178">F</text:span><text:span text:style-name="T179">e</text:span></text:p>
            </draw:text-box>
          </draw:frame>
          <draw:custom-shape draw:style-name="gr604" draw:text-style-name="P2"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605" draw:text-style-name="P2"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603" draw:text-style-name="P239" draw:layer="layout" svg:width="0.604cm" svg:height="3.157cm" draw:transform="rotate (-2.7087509990952) translate (20.832cm 4.91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7cm" draw:transform="rotate (-2.7087509990952) translate (8.544cm 17.26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9cm" draw:transform="skewX (0.000872664625997143) rotate (-0.432841654494594) translate (12.391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06" draw:text-style-name="P241" draw:layer="layout" svg:x1="11.224cm" svg:y1="15.616cm" svg:x2="15.168cm" svg:y2="7.077cm">
            <text:p/>
          </draw:line>
          <draw:frame draw:style-name="gr615" draw:text-style-name="P242" draw:layer="layout" svg:width="1.413cm" svg:height="1.733cm" draw:transform="rotate (1.1379546723003) translate (11.19cm 12.261cm)">
            <draw:text-box>
              <text:p><text:span text:style-name="T176">l</text:span><text:span text:style-name="T177">n</text:span></text:p>
            </draw:text-box>
          </draw:frame>
        </draw:g>
        <presentation:notes draw:style-name="dp2">
          <draw:page-thumbnail draw:style-name="gr1" draw:layer="layout" svg:width="21.219cm" svg:height="10.476cm" svg:x="0.185cm" svg:y="2.123cm" draw:page-number="136" presentation:class="page"/>
          <draw:frame presentation:style-name="pr1" draw:text-style-name="P1" draw:layer="layout" svg:width="16.771cm" svg:height="12.572cm" svg:x="2.409cm" svg:y="13.271cm" presentation:class="notes" presentation:placeholder="true">
            <draw:text-box/>
          </draw:frame>
        </presentation:notes>
      </draw:page>
      <draw:page draw:name="page137" draw:style-name="dp1" draw:master-page-name="Default">
        <draw:g draw:style-name="gr45">
          <draw:frame draw:style-name="gr41" draw:text-style-name="P2"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616" draw:text-style-name="P244" draw:layer="layout" svg:x1="17.58cm" svg:y1="8.183cm" svg:x2="15.101cm" svg:y2="8.503cm">
            <text:p text:style-name="P243"><text:span text:style-name="T180">l &lt;</text:span><text:span text:style-name="T181"> </text:span><text:span text:style-name="T180">l</text:span><text:span text:style-name="T182">n</text:span></text:p>
          </draw:measure>
          <draw:measure draw:style-name="gr617" draw:text-style-name="P244" draw:layer="layout" svg:x1="18.096cm" svg:y1="11.901cm" svg:x2="21.256cm" svg:y2="11.495cm">
            <text:p text:style-name="P243"><text:span text:style-name="T180">l </text:span><text:span text:style-name="T181">&gt; </text:span><text:span text:style-name="T180">l</text:span><text:span text:style-name="T182">n</text:span></text:p>
          </draw:measure>
          <draw:frame draw:style-name="gr41" draw:text-style-name="P2"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603" draw:text-style-name="P239"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2"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618" draw:text-style-name="P245" draw:layer="layout" svg:width="1.56cm" svg:height="1.521cm" draw:transform="rotate (0.128281700021583) translate (22.496cm 10.935cm)">
            <draw:text-box>
              <text:p text:style-name="P7"><text:span text:style-name="T178">F</text:span><text:span text:style-name="T179">e</text:span></text:p>
            </draw:text-box>
          </draw:frame>
          <draw:frame draw:style-name="gr619" draw:text-style-name="P245" draw:layer="layout" svg:width="1.56cm" svg:height="1.521cm" draw:transform="rotate (0.128281700021583) translate (16.124cm 5.706cm)">
            <draw:text-box>
              <text:p text:style-name="P7"><text:span text:style-name="T178">F</text:span><text:span text:style-name="T179">e</text:span></text:p>
            </draw:text-box>
          </draw:frame>
          <draw:custom-shape draw:style-name="gr604" draw:text-style-name="P2"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605" draw:text-style-name="P2"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603" draw:text-style-name="P239" draw:layer="layout" svg:width="0.604cm" svg:height="3.164cm" draw:transform="skewX (0.0101229096615671) rotate (-1.69907802681648) translate (24.889cm 12.19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64cm" draw:transform="skewX (0.0101229096615671) rotate (-1.69907802681648) translate (7.89cm 8.36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06" draw:text-style-name="P241" draw:layer="layout" svg:x1="8.549cm" svg:y1="11.344cm" svg:x2="17.877cm" svg:y2="10.139cm">
            <text:p/>
          </draw:line>
          <draw:frame draw:style-name="gr615" draw:text-style-name="P242" draw:layer="layout" svg:width="1.413cm" svg:height="1.733cm" draw:transform="rotate (0.128281700021583) translate (11.372cm 9.53cm)">
            <draw:text-box>
              <text:p><text:span text:style-name="T176">l</text:span><text:span text:style-name="T177">n</text:span></text:p>
            </draw:text-box>
          </draw:frame>
        </draw:g>
        <presentation:notes draw:style-name="dp2">
          <draw:page-thumbnail draw:style-name="gr1" draw:layer="layout" svg:width="21.219cm" svg:height="10.476cm" svg:x="0.185cm" svg:y="2.123cm" draw:page-number="137" presentation:class="page"/>
          <draw:frame presentation:style-name="pr1" draw:text-style-name="P1" draw:layer="layout" svg:width="16.771cm" svg:height="12.572cm" svg:x="2.409cm" svg:y="13.271cm" presentation:class="notes" presentation:placeholder="true">
            <draw:text-box/>
          </draw:frame>
        </presentation:notes>
      </draw:page>
      <draw:page draw:name="page138" draw:style-name="dp1" draw:master-page-name="Default">
        <draw:frame draw:style-name="gr41" draw:text-style-name="P2"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620" draw:text-style-name="P238" draw:layer="layout" svg:x1="13.567cm" svg:y1="6.046cm" svg:x2="12.824cm" svg:y2="8.433cm">
          <text:p text:style-name="P237"><text:span text:style-name="T171">Δ</text:span><text:span text:style-name="T172">l</text:span><text:span text:style-name="T173"> </text:span><text:span text:style-name="T174">&lt; 0</text:span></text:p>
        </draw:measure>
        <draw:measure draw:style-name="gr621" draw:text-style-name="P238" draw:layer="layout" svg:x1="17.214cm" svg:y1="6.956cm" svg:x2="18.109cm" svg:y2="4.085cm">
          <text:p text:style-name="P237"><text:span text:style-name="T171">Δ</text:span><text:span text:style-name="T172">l</text:span><text:span text:style-name="T173"> </text:span><text:span text:style-name="T174">&gt; 0</text:span></text:p>
        </draw:measure>
        <draw:frame draw:style-name="gr41" draw:text-style-name="P2"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603" draw:text-style-name="P239" draw:layer="layout" svg:width="0.604cm" svg:height="3.169cm" draw:transform="skewX (0.0230383461263252) rotate (-0.30159289474462) translate (15.032cm 16.52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2"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610" draw:text-style-name="P240" draw:layer="layout" svg:width="1.56cm" svg:height="1.521cm" draw:transform="rotate (1.26920343205028) translate (18.116cm 2.725cm)">
          <draw:text-box>
            <text:p><text:span text:style-name="T175">F</text:span><text:span text:style-name="T179">e</text:span></text:p>
          </draw:text-box>
        </draw:frame>
        <draw:frame draw:style-name="gr610" draw:text-style-name="P240" draw:layer="layout" svg:width="1.56cm" svg:height="1.521cm" draw:transform="rotate (1.26920343205028) translate (10.708cm 6.338cm)">
          <draw:text-box>
            <text:p text:style-name="P7"><text:span text:style-name="T178">F</text:span><text:span text:style-name="T179">e</text:span></text:p>
          </draw:text-box>
        </draw:frame>
        <draw:custom-shape draw:style-name="gr604" draw:text-style-name="P2"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605" draw:text-style-name="P2"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603" draw:text-style-name="P239"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69cm" draw:transform="skewX (0.0230383461263252) rotate (-0.30159289474462) translate (12.49cm 4.58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06" draw:text-style-name="P241" draw:layer="layout" svg:x1="12.72cm" svg:y1="15.43cm" svg:x2="15.429cm" svg:y2="6.721cm">
          <text:p/>
        </draw:line>
        <draw:frame draw:style-name="gr607" draw:text-style-name="P242" draw:layer="layout" svg:width="1.413cm" svg:height="1.733cm" draw:transform="rotate (1.26920343205028) translate (12.203cm 12.252cm)">
          <draw:text-box>
            <text:p><text:span text:style-name="T176">l</text:span><text:span text:style-name="T177">n</text:span></text:p>
          </draw:text-box>
        </draw:frame>
        <presentation:notes draw:style-name="dp2">
          <draw:page-thumbnail draw:style-name="gr1" draw:layer="layout" svg:width="21.219cm" svg:height="10.476cm" svg:x="0.185cm" svg:y="2.123cm" draw:page-number="138" presentation:class="page"/>
          <draw:frame presentation:style-name="pr1" draw:text-style-name="P1" draw:layer="layout" svg:width="16.771cm" svg:height="12.572cm" svg:x="2.409cm" svg:y="13.271cm" presentation:class="notes" presentation:placeholder="true">
            <draw:text-box/>
          </draw:frame>
        </presentation:notes>
      </draw:page>
      <draw:page draw:name="page139" draw:style-name="dp1" draw:master-page-name="Default">
        <draw:frame draw:style-name="gr41" draw:text-style-name="P2" draw:layer="layout" svg:width="1.62cm" svg:height="9.551cm" svg:x="27.103cm" svg:y="6.281cm">
          <draw:image xlink:href="Pictures/10000001000000160000007EDC6C60E4.png" xlink:type="simple" xlink:show="embed" xlink:actuate="onLoad" draw:mime-type="image/png">
            <text:p/>
          </draw:image>
        </draw:frame>
        <draw:frame draw:style-name="gr41" draw:text-style-name="P2" draw:layer="layout" svg:width="1.62cm" svg:height="9.3cm" svg:x="13.209cm" svg:y="6.375cm">
          <draw:image xlink:href="Pictures/10000001000000160000007EDC6C60E4.png" xlink:type="simple" xlink:show="embed" xlink:actuate="onLoad" draw:mime-type="image/png">
            <text:p/>
          </draw:image>
        </draw:frame>
        <draw:frame draw:style-name="gr41" draw:text-style-name="P2" draw:layer="layout" svg:width="1.623cm" svg:height="9.302cm" svg:x="2.091cm" svg:y="3.217cm">
          <draw:image xlink:href="Pictures/10000000000000160000007E449197A3.png" xlink:type="simple" xlink:show="embed" xlink:actuate="onLoad" draw:mime-type="image/png">
            <text:p/>
          </draw:image>
        </draw:frame>
        <draw:custom-shape draw:style-name="gr622" draw:text-style-name="P247" draw:layer="layout" svg:width="1.635cm" svg:height="1.635cm" svg:x="13.194cm" svg:y="15.75cm">
          <text:p text:style-name="P246"><text:span text:style-name="T18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2" draw:text-style-name="P247" draw:layer="layout" svg:width="1.635cm" svg:height="1.635cm" svg:x="13.194cm" svg:y="4.739cm">
          <text:p text:style-name="P246"><text:span text:style-name="T18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3" draw:text-style-name="P2" draw:layer="layout" svg:width="1.74cm" svg:height="12.777cm" svg:x="13.141cm" svg:y="4.668cm">
          <text:p/>
          <draw:enhanced-geometry svg:viewBox="0 0 21600 21600" draw:type="rectangle" draw:enhanced-path="M 0 0 L 21600 0 21600 21600 0 21600 0 0 Z N"/>
        </draw:custom-shape>
        <draw:line draw:style-name="gr624" draw:text-style-name="P2" draw:layer="layout" svg:x1="13.141cm" svg:y1="6.455cm" svg:x2="14.881cm" svg:y2="6.455cm">
          <text:p/>
        </draw:line>
        <draw:line draw:style-name="gr625" draw:text-style-name="P2" draw:layer="layout" svg:x1="13.141cm" svg:y1="15.657cm" svg:x2="14.881cm" svg:y2="15.657cm">
          <text:p/>
        </draw:line>
        <draw:custom-shape draw:style-name="gr626" draw:text-style-name="P239"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7" draw:text-style-name="P248" draw:layer="layout" svg:width="2.107cm" svg:height="1.733cm" svg:x="15.284cm" svg:y="5.233cm">
          <draw:text-box>
            <text:p><text:span text:style-name="T67">F</text:span><text:span text:style-name="T185">bs</text:span></text:p>
          </draw:text-box>
        </draw:frame>
        <draw:custom-shape draw:style-name="gr626" draw:text-style-name="P239"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7" draw:text-style-name="P248" draw:layer="layout" svg:width="2.107cm" svg:height="1.733cm" svg:x="15.285cm" svg:y="15.566cm">
          <draw:text-box>
            <text:p><text:span text:style-name="T67">F</text:span><text:span text:style-name="T185">as</text:span></text:p>
          </draw:text-box>
        </draw:frame>
        <draw:frame draw:style-name="gr41" draw:text-style-name="P2" draw:layer="layout" svg:width="1.62cm" svg:height="9.3cm" svg:x="20.157cm" svg:y="6.375cm">
          <draw:image xlink:href="Pictures/10000001000000160000007EDC6C60E4.png" xlink:type="simple" xlink:show="embed" xlink:actuate="onLoad" draw:mime-type="image/png">
            <text:p/>
          </draw:image>
        </draw:frame>
        <draw:custom-shape draw:style-name="gr622" draw:text-style-name="P247" draw:layer="layout" svg:width="1.635cm" svg:height="1.635cm" svg:x="20.142cm" svg:y="15.75cm">
          <text:p text:style-name="P246"><text:span text:style-name="T18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2" draw:text-style-name="P247" draw:layer="layout" svg:width="1.635cm" svg:height="1.635cm" svg:x="20.142cm" svg:y="4.739cm">
          <text:p text:style-name="P246"><text:span text:style-name="T18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3" draw:text-style-name="P2" draw:layer="layout" svg:width="1.74cm" svg:height="12.777cm" svg:x="20.089cm" svg:y="4.668cm">
          <text:p/>
          <draw:enhanced-geometry svg:viewBox="0 0 21600 21600" draw:type="rectangle" draw:enhanced-path="M 0 0 L 21600 0 21600 21600 0 21600 0 0 Z N"/>
        </draw:custom-shape>
        <draw:line draw:style-name="gr628" draw:text-style-name="P2" draw:layer="layout" svg:x1="20.089cm" svg:y1="6.4cm" svg:x2="21.829cm" svg:y2="6.4cm">
          <text:p/>
        </draw:line>
        <draw:line draw:style-name="gr628" draw:text-style-name="P2" draw:layer="layout" svg:x1="20.089cm" svg:y1="15.8cm" svg:x2="21.829cm" svg:y2="15.8cm">
          <text:p/>
        </draw:line>
        <draw:custom-shape draw:style-name="gr603" draw:text-style-name="P239" draw:layer="layout" svg:width="0.604cm" svg:height="3.159cm" draw:transform="skewX (0.0015707963267949) rotate (-3.14159265358979) translate (22.493cm 8.5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9" draw:text-style-name="P248" draw:layer="layout" svg:width="1.726cm" svg:height="1.733cm" svg:x="22.232cm" svg:y="6.133cm">
          <draw:text-box>
            <text:p><text:span text:style-name="T67">F</text:span><text:span text:style-name="T185">b</text:span></text:p>
          </draw:text-box>
        </draw:frame>
        <draw:custom-shape draw:style-name="gr630" draw:text-style-name="P239" draw:layer="layout" svg:width="0.263cm" svg:height="1.019cm" draw:transform="skewX (0.00191986217719376) rotate (-3.14159265358979) translate (21.50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1" draw:text-style-name="P248" draw:layer="layout" svg:width="1.709cm" svg:height="1.733cm" svg:x="22.233cm" svg:y="14.632cm">
          <draw:text-box>
            <text:p><text:span text:style-name="T67">F</text:span><text:span text:style-name="T185">a</text:span></text:p>
          </draw:text-box>
        </draw:frame>
        <draw:frame draw:style-name="gr632" draw:text-style-name="P248" draw:layer="layout" svg:width="3.034cm" svg:height="1.733cm" svg:x="9.644cm" svg:y="7.233cm">
          <draw:text-box>
            <text:p><text:span text:style-name="T186">– </text:span><text:span text:style-name="T67">F</text:span><text:span text:style-name="T185">bs</text:span></text:p>
          </draw:text-box>
        </draw:frame>
        <draw:custom-shape draw:style-name="gr626" draw:text-style-name="P239"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6" draw:text-style-name="P239"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2" draw:text-style-name="P248" draw:layer="layout" svg:width="3.034cm" svg:height="1.733cm" svg:x="9.652cm" svg:y="13.467cm">
          <draw:text-box>
            <text:p><text:span text:style-name="T186">– </text:span><text:span text:style-name="T67">F</text:span><text:span text:style-name="T185">as</text:span></text:p>
          </draw:text-box>
        </draw:frame>
        <draw:custom-shape draw:style-name="gr622" draw:text-style-name="P247" draw:layer="layout" svg:width="1.635cm" svg:height="1.635cm" svg:x="27.088cm" svg:y="15.75cm">
          <text:p text:style-name="P246"><text:span text:style-name="T18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2" draw:text-style-name="P247" draw:layer="layout" svg:width="1.635cm" svg:height="1.635cm" svg:x="27.088cm" svg:y="4.739cm">
          <text:p text:style-name="P246"><text:span text:style-name="T18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0" draw:text-style-name="P239" draw:layer="layout" svg:width="0.263cm" svg:height="1.019cm" draw:transform="skewX (0.00191986217719376) rotate (-3.14159265358979) translate (28.44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3" draw:text-style-name="P2" draw:layer="layout" svg:width="1.74cm" svg:height="12.777cm" svg:x="27.035cm" svg:y="4.668cm">
          <text:p/>
          <draw:enhanced-geometry svg:viewBox="0 0 21600 21600" draw:type="rectangle" draw:enhanced-path="M 0 0 L 21600 0 21600 21600 0 21600 0 0 Z N"/>
        </draw:custom-shape>
        <draw:frame draw:style-name="gr41" draw:text-style-name="P2"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622" draw:text-style-name="P247" draw:layer="layout" svg:width="1.635cm" svg:height="1.635cm" svg:x="14.771cm" svg:y="18.433cm">
          <text:p text:style-name="P246"><text:span text:style-name="T18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2" draw:text-style-name="P247" draw:layer="layout" svg:width="1.635cm" svg:height="1.635cm" svg:x="3.76cm" svg:y="18.433cm">
          <text:p text:style-name="P246"><text:span text:style-name="T18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3" draw:text-style-name="P2"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39" presentation:class="page"/>
          <draw:frame presentation:style-name="pr1" draw:text-style-name="P1" draw:layer="layout" svg:width="16.771cm" svg:height="12.572cm" svg:x="2.409cm" svg:y="13.271cm" presentation:class="notes" presentation:placeholder="true">
            <draw:text-box/>
          </draw:frame>
        </presentation:notes>
      </draw:page>
      <draw:page draw:name="page140" draw:style-name="dp1" draw:master-page-name="Default">
        <draw:line draw:style-name="gr471" draw:text-style-name="P141" draw:layer="layout" svg:x1="7.615cm" svg:y1="12.937cm" svg:x2="15.262cm" svg:y2="12.937cm">
          <text:p/>
        </draw:line>
        <draw:line draw:style-name="gr472" draw:text-style-name="P141" draw:layer="layout" svg:x1="7.615cm" svg:y1="12.964cm" svg:x2="7.615cm" svg:y2="5.317cm">
          <text:p/>
        </draw:line>
        <draw:frame draw:style-name="gr634" draw:text-style-name="P249" draw:layer="layout" svg:width="2.233cm" svg:height="0.958cm" svg:x="13.042cm" svg:y="12.94cm">
          <draw:text-box>
            <text:p><text:span text:style-name="T187">space</text:span></text:p>
          </draw:text-box>
        </draw:frame>
        <draw:frame draw:style-name="gr635" draw:text-style-name="P249" draw:layer="layout" svg:width="1.899cm" svg:height="0.958cm" draw:transform="rotate (1.5707963267949) translate (6.513cm 7.368cm)">
          <draw:text-box>
            <text:p><text:span text:style-name="T187">time</text:span></text:p>
          </draw:text-box>
        </draw:frame>
        <draw:line draw:style-name="gr636" draw:text-style-name="P141" draw:layer="layout" svg:x1="8.615cm" svg:y1="12.963cm" svg:x2="8.615cm" svg:y2="5.792cm">
          <text:p/>
        </draw:line>
        <draw:line draw:style-name="gr636" draw:text-style-name="P141" draw:layer="layout" svg:x1="9.615cm" svg:y1="12.963cm" svg:x2="9.615cm" svg:y2="5.792cm">
          <text:p/>
        </draw:line>
        <draw:line draw:style-name="gr636" draw:text-style-name="P141" draw:layer="layout" svg:x1="10.615cm" svg:y1="12.963cm" svg:x2="10.615cm" svg:y2="5.792cm">
          <text:p/>
        </draw:line>
        <draw:line draw:style-name="gr636" draw:text-style-name="P141" draw:layer="layout" svg:x1="11.615cm" svg:y1="12.963cm" svg:x2="11.615cm" svg:y2="5.792cm">
          <text:p/>
        </draw:line>
        <draw:line draw:style-name="gr636" draw:text-style-name="P141" draw:layer="layout" svg:x1="12.615cm" svg:y1="12.963cm" svg:x2="12.615cm" svg:y2="5.792cm">
          <text:p/>
        </draw:line>
        <draw:line draw:style-name="gr636" draw:text-style-name="P141" draw:layer="layout" svg:x1="13.615cm" svg:y1="12.963cm" svg:x2="13.615cm" svg:y2="5.792cm">
          <text:p/>
        </draw:line>
        <draw:line draw:style-name="gr636" draw:text-style-name="P141" draw:layer="layout" svg:x1="14.615cm" svg:y1="12.963cm" svg:x2="14.615cm" svg:y2="5.792cm">
          <text:p/>
        </draw:line>
        <draw:line draw:style-name="gr636" draw:text-style-name="P141" draw:layer="layout" svg:x1="7.629cm" svg:y1="5.978cm" svg:x2="14.8cm" svg:y2="5.978cm">
          <text:p/>
        </draw:line>
        <draw:line draw:style-name="gr636" draw:text-style-name="P141" draw:layer="layout" svg:x1="7.629cm" svg:y1="6.972cm" svg:x2="14.8cm" svg:y2="6.972cm">
          <text:p/>
        </draw:line>
        <draw:line draw:style-name="gr636" draw:text-style-name="P141" draw:layer="layout" svg:x1="7.629cm" svg:y1="7.966cm" svg:x2="14.8cm" svg:y2="7.966cm">
          <text:p/>
        </draw:line>
        <draw:line draw:style-name="gr636" draw:text-style-name="P141" draw:layer="layout" svg:x1="7.629cm" svg:y1="8.96cm" svg:x2="14.8cm" svg:y2="8.96cm">
          <text:p/>
        </draw:line>
        <draw:line draw:style-name="gr636" draw:text-style-name="P141" draw:layer="layout" svg:x1="7.629cm" svg:y1="9.955cm" svg:x2="14.8cm" svg:y2="9.955cm">
          <text:p/>
        </draw:line>
        <draw:line draw:style-name="gr636" draw:text-style-name="P141" draw:layer="layout" svg:x1="7.629cm" svg:y1="10.949cm" svg:x2="14.8cm" svg:y2="10.949cm">
          <text:p/>
        </draw:line>
        <draw:line draw:style-name="gr636" draw:text-style-name="P141" draw:layer="layout" svg:x1="7.629cm" svg:y1="11.943cm" svg:x2="14.8cm" svg:y2="11.943cm">
          <text:p/>
        </draw:line>
        <draw:line draw:style-name="gr637" draw:text-style-name="P2" draw:layer="layout" svg:x1="7.615cm" svg:y1="12.937cm" svg:x2="11.615cm" svg:y2="7.034cm">
          <text:p/>
        </draw:line>
        <presentation:notes draw:style-name="dp2">
          <draw:page-thumbnail draw:style-name="gr1" draw:layer="layout" svg:width="21.219cm" svg:height="10.476cm" svg:x="0.185cm" svg:y="2.123cm" draw:page-number="140" presentation:class="page"/>
          <draw:frame presentation:style-name="pr1" draw:text-style-name="P1" draw:layer="layout" svg:width="16.771cm" svg:height="12.572cm" svg:x="2.409cm" svg:y="13.271cm" presentation:class="notes" presentation:placeholder="true">
            <draw:text-box/>
          </draw:frame>
        </presentation:notes>
      </draw:page>
      <draw:page draw:name="page141" draw:style-name="dp1" draw:master-page-name="Default">
        <draw:frame draw:style-name="gr638" draw:text-style-name="P250" draw:layer="layout" svg:width="5.472cm" svg:height="1.733cm" svg:x="4.809cm" svg:y="0.92cm">
          <draw:text-box>
            <text:p text:style-name="P10"><text:span text:style-name="T188">matter content:</text:span></text:p>
            <text:p text:style-name="P10"><text:span text:style-name="T188">20 mol</text:span></text:p>
          </draw:text-box>
        </draw:frame>
        <draw:frame draw:style-name="gr638" draw:text-style-name="P250" draw:layer="layout" svg:width="5.472cm" svg:height="1.733cm" svg:x="4.809cm" svg:y="7.621cm">
          <draw:text-box>
            <text:p text:style-name="P10"><text:span text:style-name="T188">matter content:</text:span></text:p>
            <text:p text:style-name="P10"><text:span text:style-name="T188">23 mol</text:span></text:p>
          </draw:text-box>
        </draw:frame>
        <draw:frame draw:style-name="gr639" draw:text-style-name="P251" draw:layer="layout" svg:width="3.762cm" svg:height="2.156cm" svg:x="10.707cm" svg:y="3.976cm">
          <draw:text-box>
            <text:p text:style-name="P10"><text:span text:style-name="T189">integrated</text:span></text:p>
            <text:p text:style-name="P10"><text:span text:style-name="T189">matter flux:</text:span></text:p>
            <text:p text:style-name="P10"><text:span text:style-name="T189">3 mol</text:span></text:p>
          </draw:text-box>
        </draw:frame>
        <draw:path draw:style-name="gr640" draw:text-style-name="P2" draw:layer="layout" svg:width="2.13cm" svg:height="6.712cm" svg:x="2.483cm" svg:y="1.757cm" svg:viewBox="0 0 2131 6713" svg:d="M2131 0c-375 0-742 155-1066 450s-593 718-779 1228c-188 511-286 1089-286 1678v1c0 589 99 1167 286 1678s455 933 779 1228 691 450 1065 450">
          <text:p/>
        </draw:path>
        <draw:path draw:style-name="gr640" draw:text-style-name="P2"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639" draw:text-style-name="P252" draw:layer="layout" svg:width="3.762cm" svg:height="2.156cm" svg:x="0.607cm" svg:y="3.976cm">
          <draw:text-box>
            <text:p text:style-name="P10"><text:span text:style-name="T190">integrated</text:span></text:p>
            <text:p text:style-name="P10"><text:span text:style-name="T190">matter flux:</text:span></text:p>
            <text:p text:style-name="P10"><text:span text:style-name="T190">– </text:span><text:span text:style-name="T190">3 mol</text:span></text:p>
          </draw:text-box>
        </draw:frame>
        <draw:frame draw:style-name="gr641" draw:text-style-name="P250" draw:layer="layout" svg:width="5.883cm" svg:height="1.733cm" svg:x="18.605cm" svg:y="7.42cm">
          <draw:text-box>
            <text:p text:style-name="P10"><text:span text:style-name="T188">entropy content:</text:span></text:p>
            <text:p text:style-name="P10"><text:span text:style-name="T188">20 J/K</text:span></text:p>
          </draw:text-box>
        </draw:frame>
        <draw:frame draw:style-name="gr641" draw:text-style-name="P250" draw:layer="layout" svg:width="5.883cm" svg:height="1.733cm" svg:x="18.605cm" svg:y="17.621cm">
          <draw:text-box>
            <text:p text:style-name="P10"><text:span text:style-name="T188">entropy content:</text:span></text:p>
            <text:p text:style-name="P10"><text:span text:style-name="T191">&gt;</text:span><text:span text:style-name="T188"> 23 J/K</text:span></text:p>
          </draw:text-box>
        </draw:frame>
        <draw:frame draw:style-name="gr642" draw:text-style-name="P251" draw:layer="layout" svg:width="4.117cm" svg:height="2.156cm" svg:x="24.53cm" svg:y="12.376cm">
          <draw:text-box>
            <text:p text:style-name="P10"><text:span text:style-name="T189">integrated</text:span></text:p>
            <text:p text:style-name="P10"><text:span text:style-name="T189">entropy flux:</text:span></text:p>
            <text:p text:style-name="P10"><text:span text:style-name="T189">3 J/K</text:span></text:p>
          </draw:text-box>
        </draw:frame>
        <draw:path draw:style-name="gr640" draw:text-style-name="P2" draw:layer="layout" svg:width="2.13cm" svg:height="6.712cm" svg:x="16.483cm" svg:y="11.757cm" svg:viewBox="0 0 2131 6713" svg:d="M2131 0c-375 0-742 155-1066 450s-593 718-779 1228c-188 511-286 1089-286 1678v1c0 589 99 1167 286 1678s455 933 779 1228 691 450 1065 450">
          <text:p/>
        </draw:path>
        <draw:path draw:style-name="gr640" draw:text-style-name="P2"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642" draw:text-style-name="P252" draw:layer="layout" svg:width="4.117cm" svg:height="2.156cm" svg:x="14.43cm" svg:y="14.076cm">
          <draw:text-box>
            <text:p text:style-name="P10"><text:span text:style-name="T190">integrated</text:span></text:p>
            <text:p text:style-name="P10"><text:span text:style-name="T190">entropy flux:</text:span></text:p>
            <text:p text:style-name="P10"><text:span text:style-name="T190">– </text:span><text:span text:style-name="T190">3 J/K</text:span></text:p>
          </draw:text-box>
        </draw:frame>
        <draw:frame draw:style-name="gr641" draw:text-style-name="P250" draw:layer="layout" svg:width="5.883cm" svg:height="1.733cm" svg:x="18.606cm" svg:y="10.921cm">
          <draw:text-box>
            <text:p text:style-name="P10"><text:span text:style-name="T188">entropy content:</text:span></text:p>
            <text:p text:style-name="P10"><text:span text:style-name="T191">&gt;</text:span><text:span text:style-name="T188"> 20 J/K</text:span></text:p>
          </draw:text-box>
        </draw:frame>
        <presentation:notes draw:style-name="dp2">
          <draw:page-thumbnail draw:style-name="gr1" draw:layer="layout" svg:width="21.219cm" svg:height="10.476cm" svg:x="0.185cm" svg:y="2.123cm" draw:page-number="141" presentation:class="page"/>
          <draw:frame presentation:style-name="pr1" draw:text-style-name="P1" draw:layer="layout" svg:width="16.771cm" svg:height="12.572cm" svg:x="2.409cm" svg:y="13.271cm" presentation:class="notes" presentation:placeholder="true">
            <draw:text-box/>
          </draw:frame>
        </presentation:notes>
      </draw:page>
      <draw:page draw:name="page142" draw:style-name="dp1" draw:master-page-name="Default">
        <draw:path draw:style-name="gr643" draw:text-style-name="P253" draw:layer="layout" svg:width="14.342cm" svg:height="16.603cm" draw:transform="rotate (-0.725358837128844) translate (14.552740706173cm 0.702012263343184cm)" svg:viewBox="0 0 14343 16604" svg:d="M10463 8530c172-1862 4107-6118 2191-7284s-9737-2722-10004 1700c-267 4423 1386 2747-1526 6045-2913 3298 329 5214 4120 6756 3790 1540 4900 1054 8257-1867 3057-2329-3207-3491-3038-5350z">
          <text:p/>
        </draw:path>
        <draw:polyline draw:style-name="gr644" draw:text-style-name="P254" draw:layer="layout" svg:width="2.656cm" svg:height="5.503cm" svg:x="6.672cm" svg:y="12.639cm" svg:viewBox="0 0 2657 5504" draw:points="0,0 198,635 719,1959 1358,3325 2016,4551 2336,5059 2657,5504">
          <text:p/>
        </draw:polyline>
        <draw:polyline draw:style-name="gr645" draw:text-style-name="P254" draw:layer="layout" svg:width="4.934cm" svg:height="2.131cm" svg:x="17.884cm" svg:y="11.234cm" svg:viewBox="0 0 4935 2132" draw:points="0,2132 519,1929 2835,1118 3913,664 4378,414 4770,144 4935,0">
          <text:p/>
        </draw:polyline>
        <draw:g draw:style-name="gr23">
          <svg:title>TexMaths</svg:title>
          <svg:desc>28§latex§$$\yQ^+$$§svg§600§TRUE§</svg:desc>
          <draw:path draw:style-name="gr340" draw:text-style-name="P14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40" draw:text-style-name="P14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23">
          <svg:title>TexMaths</svg:title>
          <svg:desc>28§latex§$$\yte^+$$§svg§600§TRUE§</svg:desc>
          <draw:path draw:style-name="gr340" draw:text-style-name="P14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40" draw:text-style-name="P14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46" draw:text-style-name="P255" draw:layer="layout" svg:width="2.662cm" svg:height="0.305cm" draw:transform="rotate (-2.73144027937113) translate (9.02789709415397cm 14.926868945393cm)" svg:viewBox="0 0 2663 306" svg:d="M0 153c562-3 438-156 891-153 405-2 452 306 900 306 439 0 315-139 872-146">
          <text:p/>
        </draw:path>
        <draw:path draw:style-name="gr647" draw:text-style-name="P255"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23">
          <svg:title>TexMaths</svg:title>
          <svg:desc>28§latex§$$\yF\cdot\yv$$§svg§600§TRUE§</svg:desc>
          <draw:path draw:style-name="gr28" draw:text-style-name="P1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8" draw:text-style-name="P13" draw:layer="layout" svg:width="0.114cm" svg:height="0.113cm" svg:x="28.305cm" svg:y="1cm" svg:viewBox="0 0 115 114" svg:d="M115 56c0-28-28-56-59-56-28 0-56 26-56 56 0 29 25 58 56 58s59-28 59-58z">
            <text:p/>
          </draw:path>
          <draw:path draw:style-name="gr28" draw:text-style-name="P1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23">
          <svg:title>TexMaths</svg:title>
          <svg:desc>28§latex§$$-\yF\cdot\yv$$§svg§600§TRUE§</svg:desc>
          <draw:path draw:style-name="gr28" draw:text-style-name="P13" draw:layer="layout" svg:width="0.525cm" svg:height="0.058cm" svg:x="26.485cm" svg:y="17.633cm" svg:viewBox="0 0 526 59" svg:d="M526 59c0-20 0-39 0-59-175 0-351 0-526 0 0 20 0 39 0 59 175 0 351 0 526 0z">
            <text:p/>
          </draw:path>
          <draw:path draw:style-name="gr28" draw:text-style-name="P13"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28" draw:text-style-name="P13" draw:layer="layout" svg:width="0.114cm" svg:height="0.113cm" svg:x="28.012cm" svg:y="17.605cm" svg:viewBox="0 0 115 114" svg:d="M115 56c0-28-28-56-59-56-28 0-56 26-56 56 0 29 25 58 56 58s59-28 59-58z">
            <text:p/>
          </draw:path>
          <draw:path draw:style-name="gr28" draw:text-style-name="P13"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648" draw:text-style-name="P256" draw:layer="layout" svg:width="3.921cm" svg:height="1.09cm" svg:x="8.674cm" svg:y="7.221cm" svg:viewBox="0 0 3922 1091" draw:points="3922,0 3795,174 3727,249 3653,317 3571,379 3479,435 3255,535 2963,621 2103,779 756,955 0,1091">
          <text:p/>
        </draw:polyline>
        <draw:g draw:style-name="gr23">
          <svg:title>TexMaths</svg:title>
          <svg:desc>28§latex§$$\yQ^-$$§svg§600§TRUE§</svg:desc>
          <draw:path draw:style-name="gr27" draw:text-style-name="P12"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27" draw:text-style-name="P12" draw:layer="layout" svg:width="0.382cm" svg:height="0.041cm" svg:x="2.671cm" svg:y="2.074cm" svg:viewBox="0 0 383 42" svg:d="M0 0c128 0 255 0 383 0 0 14 0 28 0 42-128 0-255 0-383 0 0-14 0-28 0-42z">
            <text:p/>
          </draw:path>
        </draw:g>
        <draw:g draw:style-name="gr23">
          <svg:title>TexMaths</svg:title>
          <svg:desc>28§latex§$$\yte^-$$§svg§600§TRUE§</svg:desc>
          <draw:path draw:style-name="gr27" draw:text-style-name="P12"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27" draw:text-style-name="P12" draw:layer="layout" svg:width="0.384cm" svg:height="0.041cm" svg:x="1.956cm" svg:y="2.945cm" svg:viewBox="0 0 385 42" svg:d="M0 0c128 0 257 0 385 0 0 14 0 28 0 42-128 0-257 0-385 0 0-14 0-28 0-42z">
            <text:p/>
          </draw:path>
        </draw:g>
        <draw:path draw:style-name="gr649" draw:text-style-name="P255"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650" draw:text-style-name="P258" draw:layer="layout" svg:width="3.317cm" svg:height="2.185cm" svg:x="5.18cm" svg:y="16.049cm">
          <draw:text-box>
            <text:p text:style-name="P10"><text:span text:style-name="T189">heat flux</text:span></text:p>
            <text:p text:style-name="P257"><text:span text:style-name="T192">10 J/s</text:span></text:p>
          </draw:text-box>
        </draw:frame>
        <draw:frame draw:style-name="gr651" draw:text-style-name="P259" draw:layer="layout" svg:width="3.148cm" svg:height="2.511cm" svg:x="7.167cm" svg:y="13.33cm">
          <draw:text-box>
            <text:p><text:span text:style-name="T192">100 K</text:span></text:p>
          </draw:text-box>
        </draw:frame>
        <draw:frame draw:style-name="gr652" draw:text-style-name="P260" draw:layer="layout" svg:width="3.868cm" svg:height="3.484cm" svg:x="15.685cm" svg:y="5.874cm">
          <draw:text-box>
            <text:p text:style-name="P10"><text:span text:style-name="T190">heat flux</text:span></text:p>
            <text:p text:style-name="P257"><text:span text:style-name="T65">200 J/s</text:span></text:p>
          </draw:text-box>
        </draw:frame>
        <draw:frame draw:style-name="gr651" draw:text-style-name="P261" draw:layer="layout" svg:width="3.148cm" svg:height="2.511cm" svg:x="16.353cm" svg:y="2.646cm">
          <draw:text-box>
            <text:p><text:span text:style-name="T65">400 K</text:span></text:p>
          </draw:text-box>
        </draw:frame>
        <draw:frame draw:style-name="gr653" draw:text-style-name="P262" draw:layer="layout" svg:width="4.151cm" svg:height="2.185cm" svg:x="16.144cm" svg:y="10.12cm">
          <draw:text-box>
            <text:p text:style-name="P10"><text:span text:style-name="T193">mech. power</text:span></text:p>
            <text:p text:style-name="P257"><text:span text:style-name="T194">30 J/s</text:span></text:p>
          </draw:text-box>
        </draw:frame>
        <draw:frame draw:style-name="gr651" draw:text-style-name="P168" draw:layer="layout" svg:width="3.148cm" svg:height="2.511cm" svg:x="20.584cm" svg:y="12.289cm">
          <draw:text-box>
            <text:p><text:span text:style-name="T194">100 K</text:span></text:p>
          </draw:text-box>
        </draw:frame>
        <draw:polyline draw:style-name="gr654" draw:text-style-name="P213" draw:layer="layout" svg:width="3.61cm" svg:height="2.116cm" svg:x="16.788cm" svg:y="3.83cm" svg:viewBox="0 0 3611 2117" draw:points="3611,2117 2997,1541 2354,1026 1691,593 1016,261 677,140 338,52 0,0">
          <text:p/>
        </draw:polyline>
        <draw:path draw:style-name="gr655" draw:text-style-name="P255"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651" draw:text-style-name="P263" draw:layer="layout" svg:width="3.148cm" svg:height="2.511cm" svg:x="10.489cm" svg:y="7.943cm">
          <draw:text-box>
            <text:p><text:span text:style-name="T195">150 K</text:span></text:p>
          </draw:text-box>
        </draw:frame>
        <draw:frame draw:style-name="gr650" draw:text-style-name="P264" draw:layer="layout" svg:width="3.317cm" svg:height="2.185cm" svg:x="9.859cm" svg:y="4.771cm">
          <draw:text-box>
            <text:p text:style-name="P10"><text:span text:style-name="T196">heat flux</text:span></text:p>
            <text:p text:style-name="P257"><text:span text:style-name="T195">40 J/s</text:span></text:p>
          </draw:text-box>
        </draw:frame>
        <draw:frame draw:style-name="gr653" draw:text-style-name="P264" draw:layer="layout" svg:width="4.151cm" svg:height="2.185cm" svg:x="5.686cm" svg:y="4.771cm">
          <draw:text-box>
            <text:p text:style-name="P10"><text:span text:style-name="T196">mech. power</text:span></text:p>
            <text:p text:style-name="P257"><text:span text:style-name="T195">50 J/s</text:span></text:p>
          </draw:text-box>
        </draw:frame>
        <presentation:notes draw:style-name="dp2">
          <draw:page-thumbnail draw:style-name="gr1" draw:layer="layout" svg:width="21.219cm" svg:height="10.476cm" svg:x="0.185cm" svg:y="2.123cm" draw:page-number="142" presentation:class="page"/>
          <draw:frame presentation:style-name="pr1" draw:text-style-name="P1" draw:layer="layout" svg:width="16.771cm" svg:height="12.572cm" svg:x="2.409cm" svg:y="13.271cm" presentation:class="notes" presentation:placeholder="true">
            <draw:text-box/>
          </draw:frame>
        </presentation:notes>
      </draw:page>
      <draw:page draw:name="page143" draw:style-name="dp1" draw:master-page-name="Default">
        <draw:path draw:style-name="gr643" draw:text-style-name="P253" draw:layer="layout" svg:width="14.342cm" svg:height="16.603cm" draw:transform="rotate (-0.725358837128844) translate (14.552740706173cm 0.702012263343184cm)" svg:viewBox="0 0 14343 16604" svg:d="M10463 8530c172-1862 4107-6118 2191-7284s-9737-2722-10004 1700c-267 4423 1386 2747-1526 6045-2913 3298 329 5214 4120 6756 3790 1540 4900 1054 8257-1867 3057-2329-3207-3491-3038-5350z">
          <text:p/>
        </draw:path>
        <draw:polyline draw:style-name="gr656" draw:text-style-name="P254" draw:layer="layout" svg:width="4.934cm" svg:height="2.131cm" svg:x="17.884cm" svg:y="11.234cm" svg:viewBox="0 0 4935 2132" draw:points="0,2132 519,1929 2835,1118 3913,664 4378,414 4770,144 4935,0">
          <text:p/>
        </draw:polyline>
        <draw:g draw:style-name="gr23">
          <svg:title>TexMaths</svg:title>
          <svg:desc>28§latex§$$\yQ^+$$§svg§600§TRUE§</svg:desc>
          <draw:path draw:style-name="gr340" draw:text-style-name="P14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40" draw:text-style-name="P14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23">
          <svg:title>TexMaths</svg:title>
          <svg:desc>28§latex§$$\yte^+$$§svg§600§TRUE§</svg:desc>
          <draw:path draw:style-name="gr340" draw:text-style-name="P14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40" draw:text-style-name="P14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57" draw:text-style-name="P255"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23">
          <svg:title>TexMaths</svg:title>
          <svg:desc>28§latex§$$\yF\cdot\yv$$§svg§600§TRUE§</svg:desc>
          <draw:path draw:style-name="gr28" draw:text-style-name="P1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8" draw:text-style-name="P13" draw:layer="layout" svg:width="0.114cm" svg:height="0.113cm" svg:x="28.305cm" svg:y="1cm" svg:viewBox="0 0 115 114" svg:d="M115 56c0-28-28-56-59-56-28 0-56 26-56 56 0 29 25 58 56 58s59-28 59-58z">
            <text:p/>
          </draw:path>
          <draw:path draw:style-name="gr28" draw:text-style-name="P1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23">
          <svg:title>TexMaths</svg:title>
          <svg:desc>44§latex§$$-\yF\cdot\yv$$§svg§600§TRUE§</svg:desc>
          <draw:path draw:style-name="gr97" draw:text-style-name="P58" draw:layer="layout" svg:width="1.274cm" svg:height="0.141cm" svg:x="17.314cm" svg:y="14.716cm" svg:viewBox="0 0 1275 142" svg:d="M1275 142c0-47 0-95 0-142-425 0-850 0-1275 0 0 47 0 95 0 142 425 0 850 0 1275 0z">
            <text:p/>
          </draw:path>
          <draw:path draw:style-name="gr97" draw:text-style-name="P58"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97" draw:text-style-name="P58" draw:layer="layout" svg:width="0.277cm" svg:height="0.276cm" svg:x="21.016cm" svg:y="14.648cm" svg:viewBox="0 0 278 277" svg:d="M278 135c0-67-68-135-142-135-68 0-136 64-136 135s61 142 136 142c74 0 142-67 142-142z">
            <text:p/>
          </draw:path>
          <draw:path draw:style-name="gr97" draw:text-style-name="P58"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54" draw:text-style-name="P256" draw:layer="layout" svg:width="3.921cm" svg:height="1.09cm" svg:x="8.674cm" svg:y="7.221cm" svg:viewBox="0 0 3922 1091" draw:points="3922,0 3795,174 3727,249 3653,317 3571,379 3479,435 3255,535 2963,621 2103,779 756,955 0,1091">
          <text:p/>
        </draw:polyline>
        <draw:g draw:style-name="gr23">
          <svg:title>TexMaths</svg:title>
          <svg:desc>28§latex§$$\yQ^-$$§svg§600§TRUE§</svg:desc>
          <draw:path draw:style-name="gr27" draw:text-style-name="P12"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27" draw:text-style-name="P12" draw:layer="layout" svg:width="0.382cm" svg:height="0.041cm" svg:x="2.671cm" svg:y="2.074cm" svg:viewBox="0 0 383 42" svg:d="M0 0c128 0 255 0 383 0 0 14 0 28 0 42-128 0-255 0-383 0 0-14 0-28 0-42z">
            <text:p/>
          </draw:path>
        </draw:g>
        <draw:g draw:style-name="gr23">
          <svg:title>TexMaths</svg:title>
          <svg:desc>28§latex§$$\yte^-$$§svg§600§TRUE§</svg:desc>
          <draw:path draw:style-name="gr27" draw:text-style-name="P12"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27" draw:text-style-name="P12" draw:layer="layout" svg:width="0.384cm" svg:height="0.041cm" svg:x="1.956cm" svg:y="2.945cm" svg:viewBox="0 0 385 42" svg:d="M0 0c128 0 257 0 385 0 0 14 0 28 0 42-128 0-257 0-385 0 0-14 0-28 0-42z">
            <text:p/>
          </draw:path>
        </draw:g>
        <draw:path draw:style-name="gr658" draw:text-style-name="P255"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59" draw:text-style-name="P265" draw:layer="layout" svg:width="8.605cm" svg:height="1.661cm" svg:x="16.789cm" svg:y="15.591cm">
          <draw:text-box>
            <text:p text:style-name="P10"><text:span text:style-name="T5">mech. power</text:span></text:p>
          </draw:text-box>
        </draw:frame>
        <draw:frame draw:style-name="gr660" draw:text-style-name="P266" draw:layer="layout" svg:width="5.955cm" svg:height="1.661cm" svg:x="8.81cm" svg:y="11.899cm">
          <draw:text-box>
            <text:p text:style-name="P10"><text:span text:style-name="T197">heat flux</text:span></text:p>
          </draw:text-box>
        </draw:frame>
        <draw:g draw:style-name="gr23">
          <svg:title>TexMaths</svg:title>
          <svg:desc>44§latex§$$\yQ$$§svg§600§TRUE§</svg:desc>
          <draw:path draw:style-name="gr340" draw:text-style-name="P140"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23">
          <svg:title>TexMaths</svg:title>
          <svg:desc>44§latex§$$\yte$$§svg§600§TRUE§</svg:desc>
          <draw:path draw:style-name="gr340" draw:text-style-name="P140"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43" presentation:class="page"/>
          <draw:frame presentation:style-name="pr1" draw:text-style-name="P1" draw:layer="layout" svg:width="16.771cm" svg:height="12.572cm" svg:x="2.409cm" svg:y="13.271cm" presentation:class="notes" presentation:placeholder="true">
            <draw:text-box/>
          </draw:frame>
        </presentation:notes>
      </draw:page>
      <draw:page draw:name="page144" draw:style-name="dp1" draw:master-page-name="Default">
        <draw:path draw:style-name="gr643" draw:text-style-name="P253" draw:layer="layout" svg:width="14.342cm" svg:height="16.603cm" draw:transform="rotate (-0.725358837128844) translate (14.552740706173cm 0.702012263343184cm)" svg:viewBox="0 0 14343 16604" svg:d="M10463 8530c172-1862 4107-6118 2191-7284s-9737-2722-10004 1700c-267 4423 1386 2747-1526 6045-2913 3298 329 5214 4120 6756 3790 1540 4900 1054 8257-1867 3057-2329-3207-3491-3038-5350z">
          <text:p/>
        </draw:path>
        <draw:polyline draw:style-name="gr656" draw:text-style-name="P254" draw:layer="layout" svg:width="4.934cm" svg:height="2.131cm" svg:x="17.884cm" svg:y="11.234cm" svg:viewBox="0 0 4935 2132" draw:points="0,2132 519,1929 2835,1118 3913,664 4378,414 4770,144 4935,0">
          <text:p/>
        </draw:polyline>
        <draw:g draw:style-name="gr23">
          <svg:title>TexMaths</svg:title>
          <svg:desc>28§latex§$$\yQ^+$$§svg§600§TRUE§</svg:desc>
          <draw:path draw:style-name="gr340" draw:text-style-name="P14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40" draw:text-style-name="P14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23">
          <svg:title>TexMaths</svg:title>
          <svg:desc>28§latex§$$\yte^+$$§svg§600§TRUE§</svg:desc>
          <draw:path draw:style-name="gr340" draw:text-style-name="P14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40" draw:text-style-name="P14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57" draw:text-style-name="P255"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23">
          <svg:title>TexMaths</svg:title>
          <svg:desc>28§latex§$$\yF\cdot\yv$$§svg§600§TRUE§</svg:desc>
          <draw:path draw:style-name="gr28" draw:text-style-name="P1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8" draw:text-style-name="P13" draw:layer="layout" svg:width="0.114cm" svg:height="0.113cm" svg:x="28.305cm" svg:y="1cm" svg:viewBox="0 0 115 114" svg:d="M115 56c0-28-28-56-59-56-28 0-56 26-56 56 0 29 25 58 56 58s59-28 59-58z">
            <text:p/>
          </draw:path>
          <draw:path draw:style-name="gr28" draw:text-style-name="P1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23">
          <svg:title>TexMaths</svg:title>
          <svg:desc>44§latex§$$-\yF\cdot\yv$$§svg§600§TRUE§</svg:desc>
          <draw:path draw:style-name="gr97" draw:text-style-name="P58" draw:layer="layout" svg:width="1.274cm" svg:height="0.141cm" svg:x="17.314cm" svg:y="14.716cm" svg:viewBox="0 0 1275 142" svg:d="M1275 142c0-47 0-95 0-142-425 0-850 0-1275 0 0 47 0 95 0 142 425 0 850 0 1275 0z">
            <text:p/>
          </draw:path>
          <draw:path draw:style-name="gr97" draw:text-style-name="P58"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97" draw:text-style-name="P58" draw:layer="layout" svg:width="0.277cm" svg:height="0.276cm" svg:x="21.016cm" svg:y="14.648cm" svg:viewBox="0 0 278 277" svg:d="M278 135c0-67-68-135-142-135-68 0-136 64-136 135s61 142 136 142c74 0 142-67 142-142z">
            <text:p/>
          </draw:path>
          <draw:path draw:style-name="gr97" draw:text-style-name="P58"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54" draw:text-style-name="P256" draw:layer="layout" svg:width="3.921cm" svg:height="1.09cm" svg:x="8.674cm" svg:y="7.221cm" svg:viewBox="0 0 3922 1091" draw:points="3922,0 3795,174 3727,249 3653,317 3571,379 3479,435 3255,535 2963,621 2103,779 756,955 0,1091">
          <text:p/>
        </draw:polyline>
        <draw:g draw:style-name="gr23">
          <svg:title>TexMaths</svg:title>
          <svg:desc>28§latex§$$\yQ^-$$§svg§600§TRUE§</svg:desc>
          <draw:path draw:style-name="gr27" draw:text-style-name="P12"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27" draw:text-style-name="P12" draw:layer="layout" svg:width="0.382cm" svg:height="0.041cm" svg:x="2.671cm" svg:y="2.074cm" svg:viewBox="0 0 383 42" svg:d="M0 0c128 0 255 0 383 0 0 14 0 28 0 42-128 0-255 0-383 0 0-14 0-28 0-42z">
            <text:p/>
          </draw:path>
        </draw:g>
        <draw:g draw:style-name="gr23">
          <svg:title>TexMaths</svg:title>
          <svg:desc>28§latex§$$\yte^-$$§svg§600§TRUE§</svg:desc>
          <draw:path draw:style-name="gr27" draw:text-style-name="P12"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27" draw:text-style-name="P12" draw:layer="layout" svg:width="0.384cm" svg:height="0.041cm" svg:x="1.956cm" svg:y="2.945cm" svg:viewBox="0 0 385 42" svg:d="M0 0c128 0 257 0 385 0 0 14 0 28 0 42-128 0-257 0-385 0 0-14 0-28 0-42z">
            <text:p/>
          </draw:path>
        </draw:g>
        <draw:path draw:style-name="gr658" draw:text-style-name="P255"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59" draw:text-style-name="P265" draw:layer="layout" svg:width="8.605cm" svg:height="1.661cm" svg:x="20.789cm" svg:y="17.591cm">
          <draw:text-box>
            <text:p text:style-name="P10"><text:span text:style-name="T5">mech. power</text:span></text:p>
          </draw:text-box>
        </draw:frame>
        <draw:frame draw:style-name="gr660" draw:text-style-name="P266" draw:layer="layout" svg:width="5.955cm" svg:height="1.661cm" svg:x="9.41cm" svg:y="0.599cm">
          <draw:text-box>
            <text:p text:style-name="P10"><text:span text:style-name="T197">heat flux</text:span></text:p>
          </draw:text-box>
        </draw:frame>
        <draw:g draw:style-name="gr23">
          <svg:title>TexMaths</svg:title>
          <svg:desc>44§latex§$$\yQ$$§svg§600§TRUE§</svg:desc>
          <draw:path draw:style-name="gr340" draw:text-style-name="P140"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23">
          <svg:title>TexMaths</svg:title>
          <svg:desc>44§latex§$$\yte$$§svg§600§TRUE§</svg:desc>
          <draw:path draw:style-name="gr340" draw:text-style-name="P140"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661" draw:text-style-name="P213" draw:layer="layout" svg:width="3.61cm" svg:height="2.116cm" svg:x="16.789cm" svg:y="3.841cm" svg:viewBox="0 0 3611 2117" draw:points="3611,2117 2997,1541 2354,1026 1691,593 1016,261 677,140 338,52 0,0">
          <text:p/>
        </draw:polyline>
        <draw:path draw:style-name="gr662" draw:text-style-name="P255"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23">
          <svg:title>TexMaths</svg:title>
          <svg:desc>44§latex§$$\yQ^+$$§svg§600§TRUE§</svg:desc>
          <draw:path draw:style-name="gr340" draw:text-style-name="P140"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340" draw:text-style-name="P140"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23">
          <svg:title>TexMaths</svg:title>
          <svg:desc>44§latex§$$\yQ^-$$§svg§600§TRUE§</svg:desc>
          <draw:path draw:style-name="gr27" draw:text-style-name="P12"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27" draw:text-style-name="P12" draw:layer="layout" svg:width="0.922cm" svg:height="0.1cm" svg:x="18.168cm" svg:y="6.486cm" svg:viewBox="0 0 923 101" svg:d="M0 0c308 0 615 0 923 0 0 34 0 68 0 101-308 0-615 0-923 0 0-33 0-67 0-101z">
            <text:p/>
          </draw:path>
        </draw:g>
        <draw:g draw:style-name="gr23">
          <svg:title>TexMaths</svg:title>
          <svg:desc>44§latex§$$\yte^-$$§svg§600§TRUE§</svg:desc>
          <draw:path draw:style-name="gr27" draw:text-style-name="P12"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27" draw:text-style-name="P12" draw:layer="layout" svg:width="0.934cm" svg:height="0.101cm" svg:x="16.983cm" svg:y="4.553cm" svg:viewBox="0 0 935 102" svg:d="M0 0c312 0 623 0 935 0 0 34 0 68 0 102-312 0-623 0-935 0 0-34 0-68 0-102z">
            <text:p/>
          </draw:path>
        </draw:g>
        <draw:g draw:style-name="gr23">
          <svg:title>TexMaths</svg:title>
          <svg:desc>44§latex§$$\yte^+$$§svg§600§TRUE§</svg:desc>
          <draw:path draw:style-name="gr340" draw:text-style-name="P140"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340" draw:text-style-name="P140"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44" presentation:class="page"/>
          <draw:frame presentation:style-name="pr1" draw:text-style-name="P1" draw:layer="layout" svg:width="16.771cm" svg:height="12.572cm" svg:x="2.409cm" svg:y="13.271cm" presentation:class="notes" presentation:placeholder="true">
            <draw:text-box/>
          </draw:frame>
        </presentation:notes>
      </draw:page>
      <draw:page draw:name="page145" draw:style-name="dp5" draw:master-page-name="Default">
        <draw:frame draw:style-name="gr41" draw:text-style-name="P2" draw:layer="layout" svg:width="15.202cm" svg:height="11.52cm" svg:x="3.78cm" svg:y="5.554cm">
          <draw:image xlink:href="Pictures/100000000000003E0000002F334227EA.png" xlink:type="simple" xlink:show="embed" xlink:actuate="onLoad" draw:mime-type="image/png">
            <text:p/>
          </draw:image>
        </draw:frame>
        <draw:line draw:style-name="gr663" draw:text-style-name="P10" draw:layer="layout" svg:x1="24.368cm" svg:y1="3.781cm" svg:x2="26.047cm" svg:y2="3.781cm">
          <text:p/>
        </draw:line>
        <draw:g draw:style-name="gr45">
          <draw:custom-shape draw:style-name="gr527" draw:text-style-name="P17"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0.354cm" svg:y="8.321cm" svg:viewBox="0 0 6920 464" svg:d="M0 464c0 0 709-464 3059-464 2349 0 3861 427 3861 427">
          <text:p/>
        </draw:path>
        <draw:g draw:style-name="gr45">
          <draw:custom-shape draw:style-name="gr529" draw:text-style-name="P54" draw:layer="layout" svg:width="2.625cm" svg:height="1.259cm" svg:x="9.417cm" svg:y="11.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2.417cm" svg:y="11.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5.417cm" svg:y="11.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45" presentation:class="page"/>
          <draw:frame presentation:style-name="pr1" draw:text-style-name="P1" draw:layer="layout" svg:width="16.771cm" svg:height="12.572cm" svg:x="2.409cm" svg:y="13.271cm" presentation:class="notes" presentation:placeholder="true">
            <draw:text-box/>
          </draw:frame>
        </presentation:notes>
      </draw:page>
      <draw:page draw:name="page146" draw:style-name="dp5" draw:master-page-name="Default">
        <draw:custom-shape draw:style-name="gr664" draw:text-style-name="P10" draw:layer="layout" svg:width="4.996cm" svg:height="3.387cm" svg:x="4.657cm" svg:y="5.728cm">
          <text:p/>
          <draw:enhanced-geometry svg:viewBox="0 0 21600 21600" draw:type="rectangle" draw:enhanced-path="M 0 0 L 21600 0 21600 21600 0 21600 0 0 Z N"/>
        </draw:custom-shape>
        <draw:custom-shape draw:style-name="gr665" draw:text-style-name="P23" draw:layer="layout" svg:width="6.095cm" svg:height="3.55cm" svg:x="7.431cm" svg:y="6.713cm">
          <text:p/>
          <draw:enhanced-geometry svg:viewBox="0 0 21600 21600" draw:type="rectangle" draw:enhanced-path="M 0 0 L 21600 0 21600 21600 0 21600 0 0 Z N"/>
        </draw:custom-shape>
        <draw:line draw:style-name="gr666" draw:text-style-name="P10" draw:layer="layout" svg:x1="23.089cm" svg:y1="3.991cm" svg:x2="25.538cm" svg:y2="3.991cm">
          <text:p/>
        </draw:line>
        <draw:custom-shape draw:style-name="gr667" draw:text-style-name="P10"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68" draw:text-style-name="P267"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669" draw:text-style-name="P2"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670" draw:text-style-name="P22"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71" draw:text-style-name="P10" draw:layer="layout" svg:x1="23.081cm" svg:y1="4.891cm" svg:x2="25.53cm" svg:y2="4.891cm">
          <text:p/>
        </draw:line>
        <draw:line draw:style-name="gr672" draw:text-style-name="P10" draw:layer="layout" svg:x1="23.08cm" svg:y1="7.963cm" svg:x2="25.529cm" svg:y2="7.963cm">
          <text:p/>
        </draw:line>
        <draw:frame draw:style-name="gr673" draw:text-style-name="P268" draw:layer="layout" svg:width="2.737cm" svg:height="1.111cm" svg:x="26.648cm" svg:y="1.386cm">
          <draw:text-box>
            <text:p text:style-name="P7"><text:span text:style-name="T198">✓</text:span><text:span text:style-name="T199">✔✗✘</text:span></text:p>
          </draw:text-box>
        </draw:frame>
        <draw:path draw:style-name="gr674" draw:text-style-name="P10" draw:layer="layout" svg:width="3.27cm" svg:height="0.382cm" draw:transform="skewX (-0.976511716490828) rotate (0.493055513688398) translate (13.3757920331826cm 18.1080085706411cm)" svg:viewBox="0 0 3271 383" svg:d="M0 382c2 5 1480-404 2307-381 695 19 716 307 964 382">
          <text:p/>
        </draw:path>
        <draw:ellipse draw:style-name="gr156" draw:text-style-name="P17" draw:layer="layout" svg:width="4.397cm" svg:height="0.947cm" draw:transform="skewX (-0.20315632493214) rotate (0.0757472895365539) translate (22.954cm 5.361cm)" draw:kind="arc" draw:start-angle="218.6" draw:end-angle="318.08">
          <text:p/>
        </draw:ellipse>
        <draw:polyline draw:style-name="gr675" draw:text-style-name="P2"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379" draw:text-style-name="P2" draw:layer="layout" svg:x1="11.829cm" svg:y1="12.152cm" svg:x2="14.307cm" svg:y2="12.152cm">
          <text:p/>
        </draw:line>
        <draw:custom-shape draw:style-name="gr676" draw:text-style-name="P23" draw:layer="layout" svg:width="0.507cm" svg:height="0.51cm" draw:transform="rotate (-1.5707963267949) translate (16.101cm 11.841cm)">
          <text:p/>
          <draw:enhanced-geometry svg:viewBox="0 0 21600 21600" draw:mirror-vertical="true" draw:type="rectangle" draw:enhanced-path="M 0 0 L 21600 0 21600 21600 0 21600 0 0 Z N"/>
        </draw:custom-shape>
        <draw:line draw:style-name="gr380" draw:text-style-name="P2" draw:layer="layout" svg:x1="14.748cm" svg:y1="12.152cm" svg:x2="18.096cm" svg:y2="12.152cm">
          <text:p/>
        </draw:line>
        <draw:g draw:style-name="gr23">
          <draw:line draw:style-name="gr581" draw:text-style-name="P230" draw:layer="layout" svg:x1="12.482cm" svg:y1="4.597cm" svg:x2="17.902cm" svg:y2="8.662cm">
            <text:p/>
          </draw:line>
          <draw:line draw:style-name="gr581" draw:text-style-name="P230" draw:layer="layout" svg:x1="11.836cm" svg:y1="8.168cm" svg:x2="18.87cm" svg:y2="5.307cm">
            <text:p/>
          </draw:line>
        </draw:g>
        <draw:path draw:style-name="gr677" draw:text-style-name="P72" draw:layer="layout" svg:width="2.661cm" svg:height="1.46cm" svg:x="13.606cm" svg:y="8.254cm" svg:viewBox="0 0 2662 1461" svg:d="M0 1461v-1312c0 0 428-137 867-149 448-13 504 293 909 280 453-11 324-160 886-179v5 1355z">
          <text:p/>
        </draw:path>
        <draw:path draw:style-name="gr314" draw:text-style-name="P17"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678" draw:text-style-name="P17"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9" draw:text-style-name="P54"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3" draw:text-style-name="P2" draw:layer="layout" svg:x1="23.165cm" svg:y1="3.003cm" svg:x2="27.04cm" svg:y2="3.077cm">
          <text:p/>
        </draw:line>
        <draw:custom-shape draw:style-name="gr680" draw:text-style-name="P17"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681" draw:text-style-name="P10" draw:layer="layout" svg:width="6.919cm" svg:height="0.463cm" svg:x="21.354cm" svg:y="9.281cm" svg:viewBox="0 0 6920 464" svg:d="M0 464c0 0 709-464 3059-464 2349 0 3861 427 3861 427">
          <text:p/>
        </draw:path>
        <draw:path draw:style-name="gr682" draw:text-style-name="P29" draw:layer="layout" svg:width="3.014cm" svg:height="0.43cm" svg:x="10.548cm" svg:y="19.204cm" svg:viewBox="0 0 3015 431" svg:d="M0 246v-31-30h2442v30 31zM2447 386l26-53 18-59 4-61-6-61-18-57-25-52-33-43 602 215-602 216z">
          <text:p/>
        </draw:path>
        <draw:path draw:style-name="gr683" draw:text-style-name="P29" draw:layer="layout" svg:width="0.43cm" svg:height="3.014cm" svg:x="10.332cm" svg:y="16.404cm" svg:viewBox="0 0 431 3015" svg:d="M246 3015h-31-30v-2442h30 31zM386 568l-53-26-59-17-61-5-61 6-57 18-52 26-43 32 215-602 216 602z">
          <text:p/>
        </draw:path>
        <draw:path draw:style-name="gr684" draw:text-style-name="P30"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685" draw:text-style-name="P30"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86" draw:text-style-name="P269" draw:layer="layout" svg:width="1.549cm" svg:height="1.43cm" svg:x="0.876cm" svg:y="5.857cm">
          <draw:text-box>
            <text:p><text:span text:style-name="T200">🚀</text:span></text:p>
          </draw:text-box>
        </draw:frame>
        <draw:path draw:style-name="gr687" draw:text-style-name="P10" draw:layer="layout" svg:width="10.748cm" svg:height="0.839cm" draw:transform="skewX (-1.21893794959284) rotate (2.9860838172371) translate (13.0769156201671cm 10.8078087454519cm)" svg:viewBox="0 0 10749 840" svg:d="M0 835c4214-463 13444-1624 9991 5">
          <text:p/>
        </draw:path>
        <draw:path draw:style-name="gr688" draw:text-style-name="P2" draw:layer="layout" svg:width="3.356cm" svg:height="6.712cm" svg:x="13.046cm" svg:y="13.797cm" svg:viewBox="0 0 3357 6713" svg:d="M3357 0c-590 0-1168 155-1679 450s-934 718-1228 1228c-295 511-450 1089-450 1678v1c0 589 155 1167 450 1678s717 933 1228 1228 1089 450 1678 450">
          <text:p/>
        </draw:path>
        <draw:path draw:style-name="gr689" draw:text-style-name="P2" draw:layer="layout" svg:width="6.882cm" svg:height="0.752cm" svg:x="3.475cm" svg:y="10.203cm" svg:viewBox="0 0 6883 753" svg:d="M0 380c1119 430 2345 559 3399 0s2344-452 3484 0">
          <text:p/>
        </draw:path>
        <draw:line draw:style-name="gr265" draw:text-style-name="P2" draw:layer="layout" svg:x1="1.535cm" svg:y1="11.471cm" svg:x2="1.535cm" svg:y2="13.309cm">
          <text:p/>
        </draw:line>
        <draw:line draw:style-name="gr265" draw:text-style-name="P2" draw:layer="layout" svg:x1="1.802cm" svg:y1="12.03cm" svg:x2="1.802cm" svg:y2="13.308cm">
          <text:p/>
        </draw:line>
        <draw:line draw:style-name="gr265" draw:text-style-name="P2" draw:layer="layout" svg:x1="2.068cm" svg:y1="12.637cm" svg:x2="2.068cm" svg:y2="13.308cm">
          <text:p/>
        </draw:line>
        <draw:frame draw:style-name="gr690" draw:text-style-name="P270" draw:layer="layout" svg:width="28.049cm" svg:height="4.715cm" svg:x="0.401cm" svg:y="0.687cm">
          <draw:text-box>
            <text:p text:style-name="P7"><text:span text:style-name="T201"></text:span><text:span text:style-name="T202"></text:span><text:span text:style-name="T203"></text:span><text:span text:style-name="T202"></text:span><text:span text:style-name="T203"></text:span><text:span text:style-name="T202"></text:span><text:span text:style-name="T202">?  +</text:span></text:p>
            <text:p text:style-name="P7"><text:span text:style-name="T202"/></text:p>
            <text:p text:style-name="P7"><text:span text:style-name="T202"></text:span><text:span text:style-name="T202">$</text:span><text:span text:style-name="T203"></text:span><text:span text:style-name="T202"></text:span></text:p>
            <text:p text:style-name="P7"><text:span text:style-name="T202"/></text:p>
            <text:p text:style-name="P7"><text:span text:style-name="T202"></text:span><text:span text:style-name="T204"></text:span><text:span text:style-name="T202"></text:span><text:span text:style-name="T204"></text:span><text:span text:style-name="T202"></text:span><text:span text:style-name="T204"></text:span></text:p>
            <text:p text:style-name="P7"><text:span text:style-name="T202"/></text:p>
            <text:p text:style-name="P7"><text:span text:style-name="T202"></text:span><text:span text:style-name="T203"></text:span><text:span text:style-name="T202"></text:span></text:p>
            <text:p text:style-name="P7"><text:span text:style-name="T202"/></text:p>
            <text:p text:style-name="P7"><text:span text:style-name="T202"></text:span><text:span text:style-name="T203"></text:span><text:span text:style-name="T202"> </text:span></text:p>
          </draw:text-box>
        </draw:frame>
        <draw:g draw:style-name="gr23">
          <draw:line draw:style-name="gr36" draw:text-style-name="P2" draw:layer="layout" svg:x1="27.398cm" svg:y1="18.636cm" svg:x2="28.887cm" svg:y2="18.819cm">
            <text:p/>
          </draw:line>
          <draw:line draw:style-name="gr36" draw:text-style-name="P2" draw:layer="layout" svg:x1="27.714cm" svg:y1="19.753cm" svg:x2="28.888cm" svg:y2="18.819cm">
            <text:p/>
          </draw:line>
        </draw:g>
        <presentation:notes draw:style-name="dp2">
          <draw:page-thumbnail draw:style-name="gr1" draw:layer="layout" svg:width="21.219cm" svg:height="10.476cm" svg:x="0.185cm" svg:y="2.123cm" draw:page-number="146"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face style:name="Font Awesome 6 Free Regular4" svg:font-family="'Font Awesome 6 Free Regular'" style:font-adornments="Regular" style:font-pitch="variable"/>
    <style:font-face style:name="Font Awesome 6 Free Regular5"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adornments="Regular"/>
    <style:font-face style:name="Font Awesome 6 Free Solid4" svg:font-family="'Font Awesome 6 Free Solid'" style:font-adornments="Regular"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TeX Gyre Pagella1" svg:font-family="'TeX Gyre Pagella'"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ainted_20_White" draw:display-name="Painted White" xlink:href="Pictures/100000000000020000000200FF54F853.jpg" xlink:type="simple" xlink:show="embed" xlink:actuate="onLoad"/>
    <draw:fill-image draw:name="Paper_20_Texture" draw:display-name="Paper Texture" xlink:href="Pictures/1000000000000200000002006D79B285.jpg" xlink:type="simple" xlink:show="embed" xlink:actuate="onLoad"/>
    <draw:fill-image draw:name="Pool" xlink:href="Pictures/100000000000005E0000005ED8643444.jpg" xlink:type="simple" xlink:show="embed" xlink:actuate="onLoad"/>
    <draw:fill-image draw:name="Stone" xlink:href="Pictures/100000000000020000000200A668F30C.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22" draw:display-name="Arrowheads 22" svg:viewBox="0 0 20 30" svg:d="M10 30l-10-30h20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1"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1"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10DT12H40M51S</meta:editing-duration>
    <meta:editing-cycles>261</meta:editing-cycles>
    <meta:generator>LibreOffice/7.6.7.2$Linux_X86_64 LibreOffice_project/60$Build-2</meta:generator>
    <dc:title>pglpm_A4L_palatino</dc:title>
    <dc:date>2025-01-10T13:49:42.686227002</dc:date>
    <meta:document-statistic meta:object-count="3573"/>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